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394in" svg:x="66.4669in" svg:y="0.778in">
            <draw:object draw:notify-on-update-of-ranges="Sheet1.CY1:Sheet1.CY89 Sheet1.CZ1:Sheet1.CZ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5788000">
            <text:p>5788000</text:p>
          </table:table-cell>
          <table:table-cell office:value-type="float" office:value="5699000">
            <text:p>5699000</text:p>
          </table:table-cell>
          <table:table-cell office:value-type="float" office:value="5698000">
            <text:p>5698000</text:p>
          </table:table-cell>
          <table:table-cell office:value-type="float" office:value="5868000">
            <text:p>5868000</text:p>
          </table:table-cell>
          <table:table-cell office:value-type="float" office:value="5696000">
            <text:p>5696000</text:p>
          </table:table-cell>
          <table:table-cell office:value-type="float" office:value="5727000">
            <text:p>5727000</text:p>
          </table:table-cell>
          <table:table-cell office:value-type="float" office:value="6185000">
            <text:p>6185000</text:p>
          </table:table-cell>
          <table:table-cell office:value-type="float" office:value="5870000">
            <text:p>5870000</text:p>
          </table:table-cell>
          <table:table-cell office:value-type="float" office:value="5837000">
            <text:p>5837000</text:p>
          </table:table-cell>
          <table:table-cell office:value-type="float" office:value="5743000">
            <text:p>5743000</text:p>
          </table:table-cell>
          <table:table-cell office:value-type="float" office:value="5799000">
            <text:p>5799000</text:p>
          </table:table-cell>
          <table:table-cell office:value-type="float" office:value="5794000">
            <text:p>5794000</text:p>
          </table:table-cell>
          <table:table-cell office:value-type="float" office:value="5725000">
            <text:p>5725000</text:p>
          </table:table-cell>
          <table:table-cell office:value-type="float" office:value="5751000">
            <text:p>5751000</text:p>
          </table:table-cell>
          <table:table-cell office:value-type="float" office:value="5701000">
            <text:p>5701000</text:p>
          </table:table-cell>
          <table:table-cell office:value-type="float" office:value="5810000">
            <text:p>5810000</text:p>
          </table:table-cell>
          <table:table-cell office:value-type="float" office:value="5667000">
            <text:p>5667000</text:p>
          </table:table-cell>
          <table:table-cell office:value-type="float" office:value="5701000">
            <text:p>5701000</text:p>
          </table:table-cell>
          <table:table-cell office:value-type="float" office:value="5682000">
            <text:p>5682000</text:p>
          </table:table-cell>
          <table:table-cell office:value-type="float" office:value="5770000">
            <text:p>5770000</text:p>
          </table:table-cell>
          <table:table-cell office:value-type="float" office:value="5995000">
            <text:p>5995000</text:p>
          </table:table-cell>
          <table:table-cell office:value-type="float" office:value="5899000">
            <text:p>5899000</text:p>
          </table:table-cell>
          <table:table-cell office:value-type="float" office:value="5906000">
            <text:p>5906000</text:p>
          </table:table-cell>
          <table:table-cell office:value-type="float" office:value="5846000">
            <text:p>5846000</text:p>
          </table:table-cell>
          <table:table-cell office:value-type="float" office:value="5957000">
            <text:p>5957000</text:p>
          </table:table-cell>
          <table:table-cell office:value-type="float" office:value="4720000">
            <text:p>4720000</text:p>
          </table:table-cell>
          <table:table-cell office:value-type="float" office:value="5946000">
            <text:p>5946000</text:p>
          </table:table-cell>
          <table:table-cell office:value-type="float" office:value="5908000">
            <text:p>5908000</text:p>
          </table:table-cell>
          <table:table-cell office:value-type="float" office:value="6016000">
            <text:p>6016000</text:p>
          </table:table-cell>
          <table:table-cell office:value-type="float" office:value="5861000">
            <text:p>5861000</text:p>
          </table:table-cell>
          <table:table-cell office:value-type="float" office:value="5925000">
            <text:p>5925000</text:p>
          </table:table-cell>
          <table:table-cell office:value-type="float" office:value="5923000">
            <text:p>5923000</text:p>
          </table:table-cell>
          <table:table-cell office:value-type="float" office:value="5976000">
            <text:p>5976000</text:p>
          </table:table-cell>
          <table:table-cell office:value-type="float" office:value="5986000">
            <text:p>5986000</text:p>
          </table:table-cell>
          <table:table-cell office:value-type="float" office:value="5990000">
            <text:p>5990000</text:p>
          </table:table-cell>
          <table:table-cell office:value-type="float" office:value="5712000">
            <text:p>5712000</text:p>
          </table:table-cell>
          <table:table-cell office:value-type="float" office:value="5994000">
            <text:p>5994000</text:p>
          </table:table-cell>
          <table:table-cell office:value-type="float" office:value="5857000">
            <text:p>5857000</text:p>
          </table:table-cell>
          <table:table-cell office:value-type="float" office:value="5720000">
            <text:p>5720000</text:p>
          </table:table-cell>
          <table:table-cell office:value-type="float" office:value="5811000">
            <text:p>5811000</text:p>
          </table:table-cell>
          <table:table-cell office:value-type="float" office:value="5804000">
            <text:p>5804000</text:p>
          </table:table-cell>
          <table:table-cell office:value-type="float" office:value="5852000">
            <text:p>5852000</text:p>
          </table:table-cell>
          <table:table-cell office:value-type="float" office:value="5828000">
            <text:p>5828000</text:p>
          </table:table-cell>
          <table:table-cell office:value-type="float" office:value="5854000">
            <text:p>5854000</text:p>
          </table:table-cell>
          <table:table-cell office:value-type="float" office:value="5784000">
            <text:p>5784000</text:p>
          </table:table-cell>
          <table:table-cell office:value-type="float" office:value="5803000">
            <text:p>5803000</text:p>
          </table:table-cell>
          <table:table-cell office:value-type="float" office:value="5835000">
            <text:p>5835000</text:p>
          </table:table-cell>
          <table:table-cell office:value-type="float" office:value="5747000">
            <text:p>5747000</text:p>
          </table:table-cell>
          <table:table-cell office:value-type="float" office:value="5817000">
            <text:p>5817000</text:p>
          </table:table-cell>
          <table:table-cell office:value-type="float" office:value="5866000">
            <text:p>5866000</text:p>
          </table:table-cell>
          <table:table-cell office:value-type="float" office:value="5981000">
            <text:p>5981000</text:p>
          </table:table-cell>
          <table:table-cell office:value-type="float" office:value="6064000">
            <text:p>6064000</text:p>
          </table:table-cell>
          <table:table-cell office:value-type="float" office:value="5893000">
            <text:p>5893000</text:p>
          </table:table-cell>
          <table:table-cell office:value-type="float" office:value="5828000">
            <text:p>5828000</text:p>
          </table:table-cell>
          <table:table-cell office:value-type="float" office:value="5993000">
            <text:p>5993000</text:p>
          </table:table-cell>
          <table:table-cell office:value-type="float" office:value="6002000">
            <text:p>6002000</text:p>
          </table:table-cell>
          <table:table-cell office:value-type="float" office:value="5996000">
            <text:p>5996000</text:p>
          </table:table-cell>
          <table:table-cell office:value-type="float" office:value="5944000">
            <text:p>5944000</text:p>
          </table:table-cell>
          <table:table-cell office:value-type="float" office:value="6201000">
            <text:p>6201000</text:p>
          </table:table-cell>
          <table:table-cell office:value-type="float" office:value="5932000">
            <text:p>5932000</text:p>
          </table:table-cell>
          <table:table-cell office:value-type="float" office:value="5975000">
            <text:p>5975000</text:p>
          </table:table-cell>
          <table:table-cell office:value-type="float" office:value="6250000">
            <text:p>6250000</text:p>
          </table:table-cell>
          <table:table-cell office:value-type="float" office:value="6032000">
            <text:p>6032000</text:p>
          </table:table-cell>
          <table:table-cell office:value-type="float" office:value="5827000">
            <text:p>5827000</text:p>
          </table:table-cell>
          <table:table-cell office:value-type="float" office:value="5991000">
            <text:p>5991000</text:p>
          </table:table-cell>
          <table:table-cell office:value-type="float" office:value="5972000">
            <text:p>5972000</text:p>
          </table:table-cell>
          <table:table-cell office:value-type="float" office:value="5889000">
            <text:p>5889000</text:p>
          </table:table-cell>
          <table:table-cell office:value-type="float" office:value="5880000">
            <text:p>5880000</text:p>
          </table:table-cell>
          <table:table-cell office:value-type="float" office:value="5878000">
            <text:p>5878000</text:p>
          </table:table-cell>
          <table:table-cell office:value-type="float" office:value="5818000">
            <text:p>5818000</text:p>
          </table:table-cell>
          <table:table-cell office:value-type="float" office:value="5865000">
            <text:p>5865000</text:p>
          </table:table-cell>
          <table:table-cell office:value-type="float" office:value="5882000">
            <text:p>5882000</text:p>
          </table:table-cell>
          <table:table-cell office:value-type="float" office:value="5967000">
            <text:p>5967000</text:p>
          </table:table-cell>
          <table:table-cell office:value-type="float" office:value="5771000">
            <text:p>5771000</text:p>
          </table:table-cell>
          <table:table-cell office:value-type="float" office:value="5884000">
            <text:p>5884000</text:p>
          </table:table-cell>
          <table:table-cell office:value-type="float" office:value="5812000">
            <text:p>5812000</text:p>
          </table:table-cell>
          <table:table-cell office:value-type="float" office:value="5811000">
            <text:p>5811000</text:p>
          </table:table-cell>
          <table:table-cell office:value-type="float" office:value="5796000">
            <text:p>5796000</text:p>
          </table:table-cell>
          <table:table-cell office:value-type="float" office:value="5813000">
            <text:p>5813000</text:p>
          </table:table-cell>
          <table:table-cell office:value-type="float" office:value="5847000">
            <text:p>5847000</text:p>
          </table:table-cell>
          <table:table-cell office:value-type="float" office:value="5719000">
            <text:p>5719000</text:p>
          </table:table-cell>
          <table:table-cell office:value-type="float" office:value="5778000">
            <text:p>5778000</text:p>
          </table:table-cell>
          <table:table-cell office:value-type="float" office:value="5656000">
            <text:p>5656000</text:p>
          </table:table-cell>
          <table:table-cell office:value-type="float" office:value="5681000">
            <text:p>5681000</text:p>
          </table:table-cell>
          <table:table-cell office:value-type="float" office:value="5645000">
            <text:p>5645000</text:p>
          </table:table-cell>
          <table:table-cell office:value-type="float" office:value="5705000">
            <text:p>5705000</text:p>
          </table:table-cell>
          <table:table-cell office:value-type="float" office:value="5880000">
            <text:p>5880000</text:p>
          </table:table-cell>
          <table:table-cell office:value-type="float" office:value="5702000">
            <text:p>5702000</text:p>
          </table:table-cell>
          <table:table-cell office:value-type="float" office:value="5870000">
            <text:p>5870000</text:p>
          </table:table-cell>
          <table:table-cell office:value-type="float" office:value="5685000">
            <text:p>5685000</text:p>
          </table:table-cell>
          <table:table-cell office:value-type="float" office:value="5698000">
            <text:p>5698000</text:p>
          </table:table-cell>
          <table:table-cell office:value-type="float" office:value="3743000">
            <text:p>3743000</text:p>
          </table:table-cell>
          <table:table-cell office:value-type="float" office:value="5688000">
            <text:p>5688000</text:p>
          </table:table-cell>
          <table:table-cell office:value-type="float" office:value="5795000">
            <text:p>5795000</text:p>
          </table:table-cell>
          <table:table-cell office:value-type="float" office:value="5845000">
            <text:p>5845000</text:p>
          </table:table-cell>
          <table:table-cell office:value-type="float" office:value="5854000">
            <text:p>5854000</text:p>
          </table:table-cell>
          <table:table-cell office:value-type="float" office:value="3861000">
            <text:p>3861000</text:p>
          </table:table-cell>
          <table:table-cell office:value-type="float" office:value="5755000">
            <text:p>5755000</text:p>
          </table:table-cell>
          <table:table-cell office:value-type="float" office:value="5836000">
            <text:p>5836000</text:p>
          </table:table-cell>
          <table:table-cell office:value-type="float" office:value="5878000">
            <text:p>5878000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AVERAGE([.A1:.CV1])" office:value-type="float" office:value="5797170">
            <text:p>5797170</text:p>
          </table:table-cell>
        </table:table-row>
        <table:table-row table:style-name="ro1">
          <table:table-cell office:value-type="float" office:value="6017000">
            <text:p>6017000</text:p>
          </table:table-cell>
          <table:table-cell office:value-type="float" office:value="3988000">
            <text:p>3988000</text:p>
          </table:table-cell>
          <table:table-cell office:value-type="float" office:value="5984000">
            <text:p>5984000</text:p>
          </table:table-cell>
          <table:table-cell office:value-type="float" office:value="5972000">
            <text:p>5972000</text:p>
          </table:table-cell>
          <table:table-cell office:value-type="float" office:value="5964000">
            <text:p>5964000</text:p>
          </table:table-cell>
          <table:table-cell office:value-type="float" office:value="5993000">
            <text:p>5993000</text:p>
          </table:table-cell>
          <table:table-cell office:value-type="float" office:value="6009000">
            <text:p>6009000</text:p>
          </table:table-cell>
          <table:table-cell office:value-type="float" office:value="5987000">
            <text:p>5987000</text:p>
          </table:table-cell>
          <table:table-cell office:value-type="float" office:value="5901000">
            <text:p>5901000</text:p>
          </table:table-cell>
          <table:table-cell office:value-type="float" office:value="6007000">
            <text:p>6007000</text:p>
          </table:table-cell>
          <table:table-cell office:value-type="float" office:value="6063000">
            <text:p>6063000</text:p>
          </table:table-cell>
          <table:table-cell office:value-type="float" office:value="6031000">
            <text:p>6031000</text:p>
          </table:table-cell>
          <table:table-cell office:value-type="float" office:value="6032000">
            <text:p>6032000</text:p>
          </table:table-cell>
          <table:table-cell office:value-type="float" office:value="6217000">
            <text:p>6217000</text:p>
          </table:table-cell>
          <table:table-cell office:value-type="float" office:value="6154000">
            <text:p>6154000</text:p>
          </table:table-cell>
          <table:table-cell office:value-type="float" office:value="5924000">
            <text:p>5924000</text:p>
          </table:table-cell>
          <table:table-cell office:value-type="float" office:value="5980000">
            <text:p>5980000</text:p>
          </table:table-cell>
          <table:table-cell office:value-type="float" office:value="6039000">
            <text:p>6039000</text:p>
          </table:table-cell>
          <table:table-cell office:value-type="float" office:value="5948000">
            <text:p>5948000</text:p>
          </table:table-cell>
          <table:table-cell office:value-type="float" office:value="6042000">
            <text:p>6042000</text:p>
          </table:table-cell>
          <table:table-cell office:value-type="float" office:value="6008000">
            <text:p>6008000</text:p>
          </table:table-cell>
          <table:table-cell office:value-type="float" office:value="6055000">
            <text:p>6055000</text:p>
          </table:table-cell>
          <table:table-cell office:value-type="float" office:value="6034000">
            <text:p>6034000</text:p>
          </table:table-cell>
          <table:table-cell office:value-type="float" office:value="6019000">
            <text:p>6019000</text:p>
          </table:table-cell>
          <table:table-cell office:value-type="float" office:value="6081000">
            <text:p>6081000</text:p>
          </table:table-cell>
          <table:table-cell office:value-type="float" office:value="6315000">
            <text:p>6315000</text:p>
          </table:table-cell>
          <table:table-cell office:value-type="float" office:value="6053000">
            <text:p>6053000</text:p>
          </table:table-cell>
          <table:table-cell office:value-type="float" office:value="6173000">
            <text:p>6173000</text:p>
          </table:table-cell>
          <table:table-cell office:value-type="float" office:value="6160000">
            <text:p>6160000</text:p>
          </table:table-cell>
          <table:table-cell office:value-type="float" office:value="6068000">
            <text:p>6068000</text:p>
          </table:table-cell>
          <table:table-cell office:value-type="float" office:value="6153000">
            <text:p>6153000</text:p>
          </table:table-cell>
          <table:table-cell office:value-type="float" office:value="6222000">
            <text:p>6222000</text:p>
          </table:table-cell>
          <table:table-cell office:value-type="float" office:value="6225000">
            <text:p>6225000</text:p>
          </table:table-cell>
          <table:table-cell office:value-type="float" office:value="6171000">
            <text:p>6171000</text:p>
          </table:table-cell>
          <table:table-cell office:value-type="float" office:value="6152000">
            <text:p>6152000</text:p>
          </table:table-cell>
          <table:table-cell office:value-type="float" office:value="6307000">
            <text:p>6307000</text:p>
          </table:table-cell>
          <table:table-cell office:value-type="float" office:value="6158000">
            <text:p>6158000</text:p>
          </table:table-cell>
          <table:table-cell office:value-type="float" office:value="6171000">
            <text:p>6171000</text:p>
          </table:table-cell>
          <table:table-cell office:value-type="float" office:value="6080000">
            <text:p>6080000</text:p>
          </table:table-cell>
          <table:table-cell office:value-type="float" office:value="5847000">
            <text:p>5847000</text:p>
          </table:table-cell>
          <table:table-cell office:value-type="float" office:value="5977000">
            <text:p>5977000</text:p>
          </table:table-cell>
          <table:table-cell office:value-type="float" office:value="5889000">
            <text:p>5889000</text:p>
          </table:table-cell>
          <table:table-cell office:value-type="float" office:value="5978000">
            <text:p>5978000</text:p>
          </table:table-cell>
          <table:table-cell office:value-type="float" office:value="6040000">
            <text:p>6040000</text:p>
          </table:table-cell>
          <table:table-cell office:value-type="float" office:value="6078000">
            <text:p>6078000</text:p>
          </table:table-cell>
          <table:table-cell office:value-type="float" office:value="5956000">
            <text:p>5956000</text:p>
          </table:table-cell>
          <table:table-cell office:value-type="float" office:value="5980000">
            <text:p>5980000</text:p>
          </table:table-cell>
          <table:table-cell office:value-type="float" office:value="6126000">
            <text:p>6126000</text:p>
          </table:table-cell>
          <table:table-cell office:value-type="float" office:value="6038000">
            <text:p>6038000</text:p>
          </table:table-cell>
          <table:table-cell office:value-type="float" office:value="5974000">
            <text:p>5974000</text:p>
          </table:table-cell>
          <table:table-cell office:value-type="float" office:value="6035000">
            <text:p>6035000</text:p>
          </table:table-cell>
          <table:table-cell office:value-type="float" office:value="5992000">
            <text:p>5992000</text:p>
          </table:table-cell>
          <table:table-cell office:value-type="float" office:value="5987000">
            <text:p>5987000</text:p>
          </table:table-cell>
          <table:table-cell office:value-type="float" office:value="5960000">
            <text:p>5960000</text:p>
          </table:table-cell>
          <table:table-cell office:value-type="float" office:value="5933000">
            <text:p>5933000</text:p>
          </table:table-cell>
          <table:table-cell office:value-type="float" office:value="6078000">
            <text:p>6078000</text:p>
          </table:table-cell>
          <table:table-cell office:value-type="float" office:value="6241000">
            <text:p>6241000</text:p>
          </table:table-cell>
          <table:table-cell office:value-type="float" office:value="5967000">
            <text:p>5967000</text:p>
          </table:table-cell>
          <table:table-cell office:value-type="float" office:value="6070000">
            <text:p>6070000</text:p>
          </table:table-cell>
          <table:table-cell office:value-type="float" office:value="6026000">
            <text:p>6026000</text:p>
          </table:table-cell>
          <table:table-cell office:value-type="float" office:value="6022000">
            <text:p>6022000</text:p>
          </table:table-cell>
          <table:table-cell office:value-type="float" office:value="6029000">
            <text:p>6029000</text:p>
          </table:table-cell>
          <table:table-cell office:value-type="float" office:value="6052000">
            <text:p>6052000</text:p>
          </table:table-cell>
          <table:table-cell office:value-type="float" office:value="5983000">
            <text:p>5983000</text:p>
          </table:table-cell>
          <table:table-cell office:value-type="float" office:value="6110000">
            <text:p>6110000</text:p>
          </table:table-cell>
          <table:table-cell office:value-type="float" office:value="5995000">
            <text:p>5995000</text:p>
          </table:table-cell>
          <table:table-cell office:value-type="float" office:value="6032000">
            <text:p>6032000</text:p>
          </table:table-cell>
          <table:table-cell office:value-type="float" office:value="6093000">
            <text:p>6093000</text:p>
          </table:table-cell>
          <table:table-cell office:value-type="float" office:value="6047000">
            <text:p>6047000</text:p>
          </table:table-cell>
          <table:table-cell office:value-type="float" office:value="5956000">
            <text:p>5956000</text:p>
          </table:table-cell>
          <table:table-cell office:value-type="float" office:value="5919000">
            <text:p>5919000</text:p>
          </table:table-cell>
          <table:table-cell office:value-type="float" office:value="6006000">
            <text:p>6006000</text:p>
          </table:table-cell>
          <table:table-cell office:value-type="float" office:value="5957000">
            <text:p>5957000</text:p>
          </table:table-cell>
          <table:table-cell office:value-type="float" office:value="6043000">
            <text:p>6043000</text:p>
          </table:table-cell>
          <table:table-cell office:value-type="float" office:value="5992000">
            <text:p>5992000</text:p>
          </table:table-cell>
          <table:table-cell office:value-type="float" office:value="5960000">
            <text:p>5960000</text:p>
          </table:table-cell>
          <table:table-cell office:value-type="float" office:value="6042000">
            <text:p>6042000</text:p>
          </table:table-cell>
          <table:table-cell office:value-type="float" office:value="6076000">
            <text:p>6076000</text:p>
          </table:table-cell>
          <table:table-cell office:value-type="float" office:value="6018000">
            <text:p>6018000</text:p>
          </table:table-cell>
          <table:table-cell office:value-type="float" office:value="6014000">
            <text:p>6014000</text:p>
          </table:table-cell>
          <table:table-cell office:value-type="float" office:value="5902000">
            <text:p>5902000</text:p>
          </table:table-cell>
          <table:table-cell office:value-type="float" office:value="6119000">
            <text:p>6119000</text:p>
          </table:table-cell>
          <table:table-cell office:value-type="float" office:value="6121000">
            <text:p>6121000</text:p>
          </table:table-cell>
          <table:table-cell office:value-type="float" office:value="6218000">
            <text:p>6218000</text:p>
          </table:table-cell>
          <table:table-cell office:value-type="float" office:value="6209000">
            <text:p>6209000</text:p>
          </table:table-cell>
          <table:table-cell office:value-type="float" office:value="6111000">
            <text:p>6111000</text:p>
          </table:table-cell>
          <table:table-cell office:value-type="float" office:value="5914000">
            <text:p>5914000</text:p>
          </table:table-cell>
          <table:table-cell office:value-type="float" office:value="5861000">
            <text:p>5861000</text:p>
          </table:table-cell>
          <table:table-cell office:value-type="float" office:value="6162000">
            <text:p>6162000</text:p>
          </table:table-cell>
          <table:table-cell office:value-type="float" office:value="5855000">
            <text:p>5855000</text:p>
          </table:table-cell>
          <table:table-cell office:value-type="float" office:value="5859000">
            <text:p>5859000</text:p>
          </table:table-cell>
          <table:table-cell office:value-type="float" office:value="5837000">
            <text:p>5837000</text:p>
          </table:table-cell>
          <table:table-cell office:value-type="float" office:value="5930000">
            <text:p>5930000</text:p>
          </table:table-cell>
          <table:table-cell office:value-type="float" office:value="5883000">
            <text:p>5883000</text:p>
          </table:table-cell>
          <table:table-cell office:value-type="float" office:value="5878000">
            <text:p>5878000</text:p>
          </table:table-cell>
          <table:table-cell office:value-type="float" office:value="5765000">
            <text:p>5765000</text:p>
          </table:table-cell>
          <table:table-cell office:value-type="float" office:value="3903000">
            <text:p>3903000</text:p>
          </table:table-cell>
          <table:table-cell office:value-type="float" office:value="3910000">
            <text:p>3910000</text:p>
          </table:table-cell>
          <table:table-cell office:value-type="float" office:value="5959000">
            <text:p>5959000</text:p>
          </table:table-cell>
          <table:table-cell office:value-type="float" office:value="5996000">
            <text:p>5996000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AVERAGE([.A2:.CV2])" office:value-type="float" office:value="5967670">
            <text:p>5967670</text:p>
          </table:table-cell>
        </table:table-row>
        <table:table-row table:style-name="ro1">
          <table:table-cell office:value-type="float" office:value="6588000">
            <text:p>6588000</text:p>
          </table:table-cell>
          <table:table-cell office:value-type="float" office:value="6520000">
            <text:p>6520000</text:p>
          </table:table-cell>
          <table:table-cell office:value-type="float" office:value="6493000">
            <text:p>6493000</text:p>
          </table:table-cell>
          <table:table-cell office:value-type="float" office:value="6447000">
            <text:p>6447000</text:p>
          </table:table-cell>
          <table:table-cell office:value-type="float" office:value="6517000">
            <text:p>6517000</text:p>
          </table:table-cell>
          <table:table-cell office:value-type="float" office:value="6576000">
            <text:p>6576000</text:p>
          </table:table-cell>
          <table:table-cell office:value-type="float" office:value="6529000">
            <text:p>6529000</text:p>
          </table:table-cell>
          <table:table-cell office:value-type="float" office:value="6497000">
            <text:p>6497000</text:p>
          </table:table-cell>
          <table:table-cell office:value-type="float" office:value="6397000">
            <text:p>6397000</text:p>
          </table:table-cell>
          <table:table-cell office:value-type="float" office:value="6701000">
            <text:p>6701000</text:p>
          </table:table-cell>
          <table:table-cell office:value-type="float" office:value="6235000">
            <text:p>6235000</text:p>
          </table:table-cell>
          <table:table-cell office:value-type="float" office:value="6524000">
            <text:p>6524000</text:p>
          </table:table-cell>
          <table:table-cell office:value-type="float" office:value="6285000">
            <text:p>6285000</text:p>
          </table:table-cell>
          <table:table-cell office:value-type="float" office:value="6212000">
            <text:p>6212000</text:p>
          </table:table-cell>
          <table:table-cell office:value-type="float" office:value="6261000">
            <text:p>6261000</text:p>
          </table:table-cell>
          <table:table-cell office:value-type="float" office:value="6293000">
            <text:p>6293000</text:p>
          </table:table-cell>
          <table:table-cell office:value-type="float" office:value="6218000">
            <text:p>6218000</text:p>
          </table:table-cell>
          <table:table-cell office:value-type="float" office:value="6255000">
            <text:p>6255000</text:p>
          </table:table-cell>
          <table:table-cell office:value-type="float" office:value="6322000">
            <text:p>6322000</text:p>
          </table:table-cell>
          <table:table-cell office:value-type="float" office:value="6237000">
            <text:p>6237000</text:p>
          </table:table-cell>
          <table:table-cell office:value-type="float" office:value="6306000">
            <text:p>6306000</text:p>
          </table:table-cell>
          <table:table-cell office:value-type="float" office:value="6204000">
            <text:p>6204000</text:p>
          </table:table-cell>
          <table:table-cell office:value-type="float" office:value="6200000">
            <text:p>6200000</text:p>
          </table:table-cell>
          <table:table-cell office:value-type="float" office:value="6274000">
            <text:p>6274000</text:p>
          </table:table-cell>
          <table:table-cell office:value-type="float" office:value="6347000">
            <text:p>6347000</text:p>
          </table:table-cell>
          <table:table-cell office:value-type="float" office:value="6223000">
            <text:p>6223000</text:p>
          </table:table-cell>
          <table:table-cell office:value-type="float" office:value="6208000">
            <text:p>6208000</text:p>
          </table:table-cell>
          <table:table-cell office:value-type="float" office:value="6237000">
            <text:p>6237000</text:p>
          </table:table-cell>
          <table:table-cell office:value-type="float" office:value="6257000">
            <text:p>6257000</text:p>
          </table:table-cell>
          <table:table-cell office:value-type="float" office:value="6200000">
            <text:p>6200000</text:p>
          </table:table-cell>
          <table:table-cell office:value-type="float" office:value="6227000">
            <text:p>6227000</text:p>
          </table:table-cell>
          <table:table-cell office:value-type="float" office:value="6220000">
            <text:p>6220000</text:p>
          </table:table-cell>
          <table:table-cell office:value-type="float" office:value="6207000">
            <text:p>6207000</text:p>
          </table:table-cell>
          <table:table-cell office:value-type="float" office:value="6295000">
            <text:p>6295000</text:p>
          </table:table-cell>
          <table:table-cell office:value-type="float" office:value="6191000">
            <text:p>6191000</text:p>
          </table:table-cell>
          <table:table-cell office:value-type="float" office:value="6274000">
            <text:p>6274000</text:p>
          </table:table-cell>
          <table:table-cell office:value-type="float" office:value="6293000">
            <text:p>6293000</text:p>
          </table:table-cell>
          <table:table-cell office:value-type="float" office:value="6304000">
            <text:p>6304000</text:p>
          </table:table-cell>
          <table:table-cell office:value-type="float" office:value="6172000">
            <text:p>6172000</text:p>
          </table:table-cell>
          <table:table-cell office:value-type="float" office:value="6244000">
            <text:p>6244000</text:p>
          </table:table-cell>
          <table:table-cell office:value-type="float" office:value="6276000">
            <text:p>6276000</text:p>
          </table:table-cell>
          <table:table-cell office:value-type="float" office:value="6279000">
            <text:p>6279000</text:p>
          </table:table-cell>
          <table:table-cell office:value-type="float" office:value="6207000">
            <text:p>6207000</text:p>
          </table:table-cell>
          <table:table-cell office:value-type="float" office:value="6251000">
            <text:p>6251000</text:p>
          </table:table-cell>
          <table:table-cell office:value-type="float" office:value="6400000">
            <text:p>6400000</text:p>
          </table:table-cell>
          <table:table-cell office:value-type="float" office:value="6195000">
            <text:p>6195000</text:p>
          </table:table-cell>
          <table:table-cell office:value-type="float" office:value="6281000">
            <text:p>6281000</text:p>
          </table:table-cell>
          <table:table-cell office:value-type="float" office:value="6214000">
            <text:p>6214000</text:p>
          </table:table-cell>
          <table:table-cell office:value-type="float" office:value="6167000">
            <text:p>6167000</text:p>
          </table:table-cell>
          <table:table-cell office:value-type="float" office:value="6291000">
            <text:p>6291000</text:p>
          </table:table-cell>
          <table:table-cell office:value-type="float" office:value="6165000">
            <text:p>6165000</text:p>
          </table:table-cell>
          <table:table-cell office:value-type="float" office:value="6190000">
            <text:p>6190000</text:p>
          </table:table-cell>
          <table:table-cell office:value-type="float" office:value="6310000">
            <text:p>6310000</text:p>
          </table:table-cell>
          <table:table-cell office:value-type="float" office:value="6297000">
            <text:p>6297000</text:p>
          </table:table-cell>
          <table:table-cell office:value-type="float" office:value="6361000">
            <text:p>6361000</text:p>
          </table:table-cell>
          <table:table-cell office:value-type="float" office:value="6307000">
            <text:p>6307000</text:p>
          </table:table-cell>
          <table:table-cell office:value-type="float" office:value="6348000">
            <text:p>6348000</text:p>
          </table:table-cell>
          <table:table-cell office:value-type="float" office:value="6366000">
            <text:p>6366000</text:p>
          </table:table-cell>
          <table:table-cell office:value-type="float" office:value="6282000">
            <text:p>6282000</text:p>
          </table:table-cell>
          <table:table-cell office:value-type="float" office:value="6307000">
            <text:p>6307000</text:p>
          </table:table-cell>
          <table:table-cell office:value-type="float" office:value="6336000">
            <text:p>6336000</text:p>
          </table:table-cell>
          <table:table-cell office:value-type="float" office:value="6295000">
            <text:p>6295000</text:p>
          </table:table-cell>
          <table:table-cell office:value-type="float" office:value="6340000">
            <text:p>6340000</text:p>
          </table:table-cell>
          <table:table-cell office:value-type="float" office:value="6253000">
            <text:p>6253000</text:p>
          </table:table-cell>
          <table:table-cell office:value-type="float" office:value="6267000">
            <text:p>6267000</text:p>
          </table:table-cell>
          <table:table-cell office:value-type="float" office:value="6230000">
            <text:p>6230000</text:p>
          </table:table-cell>
          <table:table-cell office:value-type="float" office:value="6254000">
            <text:p>6254000</text:p>
          </table:table-cell>
          <table:table-cell office:value-type="float" office:value="6483000">
            <text:p>6483000</text:p>
          </table:table-cell>
          <table:table-cell office:value-type="float" office:value="6322000">
            <text:p>6322000</text:p>
          </table:table-cell>
          <table:table-cell office:value-type="float" office:value="4146000">
            <text:p>4146000</text:p>
          </table:table-cell>
          <table:table-cell office:value-type="float" office:value="6275000">
            <text:p>6275000</text:p>
          </table:table-cell>
          <table:table-cell office:value-type="float" office:value="6209000">
            <text:p>6209000</text:p>
          </table:table-cell>
          <table:table-cell office:value-type="float" office:value="6276000">
            <text:p>6276000</text:p>
          </table:table-cell>
          <table:table-cell office:value-type="float" office:value="6334000">
            <text:p>6334000</text:p>
          </table:table-cell>
          <table:table-cell office:value-type="float" office:value="6276000">
            <text:p>6276000</text:p>
          </table:table-cell>
          <table:table-cell office:value-type="float" office:value="6242000">
            <text:p>6242000</text:p>
          </table:table-cell>
          <table:table-cell office:value-type="float" office:value="6209000">
            <text:p>6209000</text:p>
          </table:table-cell>
          <table:table-cell office:value-type="float" office:value="6236000">
            <text:p>6236000</text:p>
          </table:table-cell>
          <table:table-cell office:value-type="float" office:value="6327000">
            <text:p>6327000</text:p>
          </table:table-cell>
          <table:table-cell office:value-type="float" office:value="6386000">
            <text:p>6386000</text:p>
          </table:table-cell>
          <table:table-cell office:value-type="float" office:value="6402000">
            <text:p>6402000</text:p>
          </table:table-cell>
          <table:table-cell office:value-type="float" office:value="6375000">
            <text:p>6375000</text:p>
          </table:table-cell>
          <table:table-cell office:value-type="float" office:value="6388000">
            <text:p>6388000</text:p>
          </table:table-cell>
          <table:table-cell office:value-type="float" office:value="6361000">
            <text:p>6361000</text:p>
          </table:table-cell>
          <table:table-cell office:value-type="float" office:value="6440000">
            <text:p>6440000</text:p>
          </table:table-cell>
          <table:table-cell office:value-type="float" office:value="6423000">
            <text:p>6423000</text:p>
          </table:table-cell>
          <table:table-cell office:value-type="float" office:value="6463000">
            <text:p>6463000</text:p>
          </table:table-cell>
          <table:table-cell office:value-type="float" office:value="6365000">
            <text:p>6365000</text:p>
          </table:table-cell>
          <table:table-cell office:value-type="float" office:value="6503000">
            <text:p>6503000</text:p>
          </table:table-cell>
          <table:table-cell office:value-type="float" office:value="6341000">
            <text:p>6341000</text:p>
          </table:table-cell>
          <table:table-cell office:value-type="float" office:value="6397000">
            <text:p>6397000</text:p>
          </table:table-cell>
          <table:table-cell office:value-type="float" office:value="6505000">
            <text:p>6505000</text:p>
          </table:table-cell>
          <table:table-cell office:value-type="float" office:value="6406000">
            <text:p>6406000</text:p>
          </table:table-cell>
          <table:table-cell office:value-type="float" office:value="6302000">
            <text:p>6302000</text:p>
          </table:table-cell>
          <table:table-cell office:value-type="float" office:value="6339000">
            <text:p>6339000</text:p>
          </table:table-cell>
          <table:table-cell office:value-type="float" office:value="6395000">
            <text:p>6395000</text:p>
          </table:table-cell>
          <table:table-cell office:value-type="float" office:value="6286000">
            <text:p>6286000</text:p>
          </table:table-cell>
          <table:table-cell office:value-type="float" office:value="6306000">
            <text:p>6306000</text:p>
          </table:table-cell>
          <table:table-cell office:value-type="float" office:value="6298000">
            <text:p>6298000</text:p>
          </table:table-cell>
          <table:table-cell office:value-type="float" office:value="6321000">
            <text:p>6321000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AVERAGE([.A3:.CV3])" office:value-type="float" office:value="6297960">
            <text:p>6297960</text:p>
          </table:table-cell>
        </table:table-row>
        <table:table-row table:style-name="ro1">
          <table:table-cell office:value-type="float" office:value="6100000">
            <text:p>6100000</text:p>
          </table:table-cell>
          <table:table-cell office:value-type="float" office:value="6127000">
            <text:p>6127000</text:p>
          </table:table-cell>
          <table:table-cell office:value-type="float" office:value="6211000">
            <text:p>6211000</text:p>
          </table:table-cell>
          <table:table-cell office:value-type="float" office:value="6326000">
            <text:p>6326000</text:p>
          </table:table-cell>
          <table:table-cell office:value-type="float" office:value="6322000">
            <text:p>6322000</text:p>
          </table:table-cell>
          <table:table-cell office:value-type="float" office:value="6085000">
            <text:p>6085000</text:p>
          </table:table-cell>
          <table:table-cell office:value-type="float" office:value="6323000">
            <text:p>6323000</text:p>
          </table:table-cell>
          <table:table-cell office:value-type="float" office:value="6080000">
            <text:p>6080000</text:p>
          </table:table-cell>
          <table:table-cell office:value-type="float" office:value="6113000">
            <text:p>6113000</text:p>
          </table:table-cell>
          <table:table-cell office:value-type="float" office:value="6111000">
            <text:p>6111000</text:p>
          </table:table-cell>
          <table:table-cell office:value-type="float" office:value="6274000">
            <text:p>6274000</text:p>
          </table:table-cell>
          <table:table-cell office:value-type="float" office:value="6314000">
            <text:p>6314000</text:p>
          </table:table-cell>
          <table:table-cell office:value-type="float" office:value="6422000">
            <text:p>6422000</text:p>
          </table:table-cell>
          <table:table-cell office:value-type="float" office:value="6279000">
            <text:p>6279000</text:p>
          </table:table-cell>
          <table:table-cell office:value-type="float" office:value="6360000">
            <text:p>6360000</text:p>
          </table:table-cell>
          <table:table-cell office:value-type="float" office:value="6319000">
            <text:p>6319000</text:p>
          </table:table-cell>
          <table:table-cell office:value-type="float" office:value="6324000">
            <text:p>6324000</text:p>
          </table:table-cell>
          <table:table-cell office:value-type="float" office:value="6256000">
            <text:p>6256000</text:p>
          </table:table-cell>
          <table:table-cell office:value-type="float" office:value="6496000">
            <text:p>6496000</text:p>
          </table:table-cell>
          <table:table-cell office:value-type="float" office:value="6238000">
            <text:p>6238000</text:p>
          </table:table-cell>
          <table:table-cell office:value-type="float" office:value="6339000">
            <text:p>6339000</text:p>
          </table:table-cell>
          <table:table-cell office:value-type="float" office:value="6257000">
            <text:p>6257000</text:p>
          </table:table-cell>
          <table:table-cell office:value-type="float" office:value="6283000">
            <text:p>6283000</text:p>
          </table:table-cell>
          <table:table-cell table:number-columns-repeated="2" office:value-type="float" office:value="6323000">
            <text:p>6323000</text:p>
          </table:table-cell>
          <table:table-cell office:value-type="float" office:value="6330000">
            <text:p>6330000</text:p>
          </table:table-cell>
          <table:table-cell office:value-type="float" office:value="6327000">
            <text:p>6327000</text:p>
          </table:table-cell>
          <table:table-cell office:value-type="float" office:value="6208000">
            <text:p>6208000</text:p>
          </table:table-cell>
          <table:table-cell office:value-type="float" office:value="6282000">
            <text:p>6282000</text:p>
          </table:table-cell>
          <table:table-cell office:value-type="float" office:value="6321000">
            <text:p>6321000</text:p>
          </table:table-cell>
          <table:table-cell office:value-type="float" office:value="6443000">
            <text:p>6443000</text:p>
          </table:table-cell>
          <table:table-cell office:value-type="float" office:value="6354000">
            <text:p>6354000</text:p>
          </table:table-cell>
          <table:table-cell office:value-type="float" office:value="6453000">
            <text:p>6453000</text:p>
          </table:table-cell>
          <table:table-cell office:value-type="float" office:value="6273000">
            <text:p>6273000</text:p>
          </table:table-cell>
          <table:table-cell office:value-type="float" office:value="6530000">
            <text:p>6530000</text:p>
          </table:table-cell>
          <table:table-cell office:value-type="float" office:value="6394000">
            <text:p>6394000</text:p>
          </table:table-cell>
          <table:table-cell office:value-type="float" office:value="6399000">
            <text:p>6399000</text:p>
          </table:table-cell>
          <table:table-cell office:value-type="float" office:value="6403000">
            <text:p>6403000</text:p>
          </table:table-cell>
          <table:table-cell office:value-type="float" office:value="6415000">
            <text:p>6415000</text:p>
          </table:table-cell>
          <table:table-cell office:value-type="float" office:value="6371000">
            <text:p>6371000</text:p>
          </table:table-cell>
          <table:table-cell office:value-type="float" office:value="6457000">
            <text:p>6457000</text:p>
          </table:table-cell>
          <table:table-cell office:value-type="float" office:value="6455000">
            <text:p>6455000</text:p>
          </table:table-cell>
          <table:table-cell office:value-type="float" office:value="6492000">
            <text:p>6492000</text:p>
          </table:table-cell>
          <table:table-cell office:value-type="float" office:value="6465000">
            <text:p>6465000</text:p>
          </table:table-cell>
          <table:table-cell office:value-type="float" office:value="6443000">
            <text:p>6443000</text:p>
          </table:table-cell>
          <table:table-cell office:value-type="float" office:value="6476000">
            <text:p>6476000</text:p>
          </table:table-cell>
          <table:table-cell office:value-type="float" office:value="6413000">
            <text:p>6413000</text:p>
          </table:table-cell>
          <table:table-cell office:value-type="float" office:value="6495000">
            <text:p>6495000</text:p>
          </table:table-cell>
          <table:table-cell office:value-type="float" office:value="6626000">
            <text:p>6626000</text:p>
          </table:table-cell>
          <table:table-cell office:value-type="float" office:value="6569000">
            <text:p>6569000</text:p>
          </table:table-cell>
          <table:table-cell office:value-type="float" office:value="6613000">
            <text:p>6613000</text:p>
          </table:table-cell>
          <table:table-cell office:value-type="float" office:value="6491000">
            <text:p>6491000</text:p>
          </table:table-cell>
          <table:table-cell office:value-type="float" office:value="6437000">
            <text:p>6437000</text:p>
          </table:table-cell>
          <table:table-cell office:value-type="float" office:value="6518000">
            <text:p>6518000</text:p>
          </table:table-cell>
          <table:table-cell office:value-type="float" office:value="6562000">
            <text:p>6562000</text:p>
          </table:table-cell>
          <table:table-cell office:value-type="float" office:value="6521000">
            <text:p>6521000</text:p>
          </table:table-cell>
          <table:table-cell office:value-type="float" office:value="6457000">
            <text:p>6457000</text:p>
          </table:table-cell>
          <table:table-cell office:value-type="float" office:value="4462000">
            <text:p>4462000</text:p>
          </table:table-cell>
          <table:table-cell office:value-type="float" office:value="6615000">
            <text:p>6615000</text:p>
          </table:table-cell>
          <table:table-cell office:value-type="float" office:value="6524000">
            <text:p>6524000</text:p>
          </table:table-cell>
          <table:table-cell office:value-type="float" office:value="6569000">
            <text:p>6569000</text:p>
          </table:table-cell>
          <table:table-cell office:value-type="float" office:value="6458000">
            <text:p>6458000</text:p>
          </table:table-cell>
          <table:table-cell office:value-type="float" office:value="6419000">
            <text:p>6419000</text:p>
          </table:table-cell>
          <table:table-cell office:value-type="float" office:value="6514000">
            <text:p>6514000</text:p>
          </table:table-cell>
          <table:table-cell office:value-type="float" office:value="4291000">
            <text:p>4291000</text:p>
          </table:table-cell>
          <table:table-cell office:value-type="float" office:value="4277000">
            <text:p>4277000</text:p>
          </table:table-cell>
          <table:table-cell office:value-type="float" office:value="6278000">
            <text:p>6278000</text:p>
          </table:table-cell>
          <table:table-cell office:value-type="float" office:value="6286000">
            <text:p>6286000</text:p>
          </table:table-cell>
          <table:table-cell office:value-type="float" office:value="6273000">
            <text:p>6273000</text:p>
          </table:table-cell>
          <table:table-cell office:value-type="float" office:value="6219000">
            <text:p>6219000</text:p>
          </table:table-cell>
          <table:table-cell office:value-type="float" office:value="6338000">
            <text:p>6338000</text:p>
          </table:table-cell>
          <table:table-cell office:value-type="float" office:value="6314000">
            <text:p>6314000</text:p>
          </table:table-cell>
          <table:table-cell office:value-type="float" office:value="6147000">
            <text:p>6147000</text:p>
          </table:table-cell>
          <table:table-cell office:value-type="float" office:value="6226000">
            <text:p>6226000</text:p>
          </table:table-cell>
          <table:table-cell office:value-type="float" office:value="6274000">
            <text:p>6274000</text:p>
          </table:table-cell>
          <table:table-cell office:value-type="float" office:value="6342000">
            <text:p>6342000</text:p>
          </table:table-cell>
          <table:table-cell office:value-type="float" office:value="6217000">
            <text:p>6217000</text:p>
          </table:table-cell>
          <table:table-cell office:value-type="float" office:value="6254000">
            <text:p>6254000</text:p>
          </table:table-cell>
          <table:table-cell office:value-type="float" office:value="6248000">
            <text:p>6248000</text:p>
          </table:table-cell>
          <table:table-cell office:value-type="float" office:value="6199000">
            <text:p>6199000</text:p>
          </table:table-cell>
          <table:table-cell office:value-type="float" office:value="6160000">
            <text:p>6160000</text:p>
          </table:table-cell>
          <table:table-cell office:value-type="float" office:value="6222000">
            <text:p>6222000</text:p>
          </table:table-cell>
          <table:table-cell office:value-type="float" office:value="6147000">
            <text:p>6147000</text:p>
          </table:table-cell>
          <table:table-cell office:value-type="float" office:value="6152000">
            <text:p>6152000</text:p>
          </table:table-cell>
          <table:table-cell office:value-type="float" office:value="6111000">
            <text:p>6111000</text:p>
          </table:table-cell>
          <table:table-cell office:value-type="float" office:value="6291000">
            <text:p>6291000</text:p>
          </table:table-cell>
          <table:table-cell office:value-type="float" office:value="6161000">
            <text:p>6161000</text:p>
          </table:table-cell>
          <table:table-cell office:value-type="float" office:value="6193000">
            <text:p>6193000</text:p>
          </table:table-cell>
          <table:table-cell office:value-type="float" office:value="6141000">
            <text:p>6141000</text:p>
          </table:table-cell>
          <table:table-cell office:value-type="float" office:value="6119000">
            <text:p>6119000</text:p>
          </table:table-cell>
          <table:table-cell office:value-type="float" office:value="6242000">
            <text:p>6242000</text:p>
          </table:table-cell>
          <table:table-cell office:value-type="float" office:value="6243000">
            <text:p>6243000</text:p>
          </table:table-cell>
          <table:table-cell office:value-type="float" office:value="6230000">
            <text:p>6230000</text:p>
          </table:table-cell>
          <table:table-cell office:value-type="float" office:value="6218000">
            <text:p>6218000</text:p>
          </table:table-cell>
          <table:table-cell office:value-type="float" office:value="6198000">
            <text:p>6198000</text:p>
          </table:table-cell>
          <table:table-cell office:value-type="float" office:value="6231000">
            <text:p>6231000</text:p>
          </table:table-cell>
          <table:table-cell office:value-type="float" office:value="6478000">
            <text:p>6478000</text:p>
          </table:table-cell>
          <table:table-cell office:value-type="float" office:value="6385000">
            <text:p>6385000</text:p>
          </table:table-cell>
          <table:table-cell office:value-type="float" office:value="6540000">
            <text:p>6540000</text:p>
          </table:table-cell>
          <table:table-cell office:value-type="float" office:value="6374000">
            <text:p>6374000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AVERAGE([.A4:.CV4])" office:value-type="float" office:value="6271780">
            <text:p>6271780</text:p>
          </table:table-cell>
        </table:table-row>
        <table:table-row table:style-name="ro1">
          <table:table-cell office:value-type="float" office:value="6559000">
            <text:p>6559000</text:p>
          </table:table-cell>
          <table:table-cell office:value-type="float" office:value="6565000">
            <text:p>6565000</text:p>
          </table:table-cell>
          <table:table-cell office:value-type="float" office:value="6616000">
            <text:p>6616000</text:p>
          </table:table-cell>
          <table:table-cell office:value-type="float" office:value="6601000">
            <text:p>6601000</text:p>
          </table:table-cell>
          <table:table-cell office:value-type="float" office:value="6678000">
            <text:p>6678000</text:p>
          </table:table-cell>
          <table:table-cell office:value-type="float" office:value="6586000">
            <text:p>6586000</text:p>
          </table:table-cell>
          <table:table-cell office:value-type="float" office:value="6573000">
            <text:p>6573000</text:p>
          </table:table-cell>
          <table:table-cell office:value-type="float" office:value="6576000">
            <text:p>6576000</text:p>
          </table:table-cell>
          <table:table-cell office:value-type="float" office:value="6611000">
            <text:p>6611000</text:p>
          </table:table-cell>
          <table:table-cell office:value-type="float" office:value="6633000">
            <text:p>6633000</text:p>
          </table:table-cell>
          <table:table-cell office:value-type="float" office:value="6638000">
            <text:p>6638000</text:p>
          </table:table-cell>
          <table:table-cell office:value-type="float" office:value="6669000">
            <text:p>6669000</text:p>
          </table:table-cell>
          <table:table-cell office:value-type="float" office:value="6582000">
            <text:p>6582000</text:p>
          </table:table-cell>
          <table:table-cell office:value-type="float" office:value="6698000">
            <text:p>6698000</text:p>
          </table:table-cell>
          <table:table-cell office:value-type="float" office:value="6631000">
            <text:p>6631000</text:p>
          </table:table-cell>
          <table:table-cell office:value-type="float" office:value="6620000">
            <text:p>6620000</text:p>
          </table:table-cell>
          <table:table-cell office:value-type="float" office:value="6740000">
            <text:p>6740000</text:p>
          </table:table-cell>
          <table:table-cell office:value-type="float" office:value="6581000">
            <text:p>6581000</text:p>
          </table:table-cell>
          <table:table-cell office:value-type="float" office:value="6683000">
            <text:p>6683000</text:p>
          </table:table-cell>
          <table:table-cell office:value-type="float" office:value="6651000">
            <text:p>6651000</text:p>
          </table:table-cell>
          <table:table-cell office:value-type="float" office:value="6617000">
            <text:p>6617000</text:p>
          </table:table-cell>
          <table:table-cell office:value-type="float" office:value="6676000">
            <text:p>6676000</text:p>
          </table:table-cell>
          <table:table-cell office:value-type="float" office:value="6657000">
            <text:p>6657000</text:p>
          </table:table-cell>
          <table:table-cell office:value-type="float" office:value="6666000">
            <text:p>6666000</text:p>
          </table:table-cell>
          <table:table-cell office:value-type="float" office:value="6710000">
            <text:p>6710000</text:p>
          </table:table-cell>
          <table:table-cell office:value-type="float" office:value="6784000">
            <text:p>6784000</text:p>
          </table:table-cell>
          <table:table-cell office:value-type="float" office:value="6604000">
            <text:p>6604000</text:p>
          </table:table-cell>
          <table:table-cell office:value-type="float" office:value="6670000">
            <text:p>6670000</text:p>
          </table:table-cell>
          <table:table-cell office:value-type="float" office:value="6631000">
            <text:p>6631000</text:p>
          </table:table-cell>
          <table:table-cell office:value-type="float" office:value="6819000">
            <text:p>6819000</text:p>
          </table:table-cell>
          <table:table-cell office:value-type="float" office:value="6633000">
            <text:p>6633000</text:p>
          </table:table-cell>
          <table:table-cell office:value-type="float" office:value="6674000">
            <text:p>6674000</text:p>
          </table:table-cell>
          <table:table-cell office:value-type="float" office:value="6917000">
            <text:p>6917000</text:p>
          </table:table-cell>
          <table:table-cell office:value-type="float" office:value="6702000">
            <text:p>6702000</text:p>
          </table:table-cell>
          <table:table-cell office:value-type="float" office:value="4415000">
            <text:p>4415000</text:p>
          </table:table-cell>
          <table:table-cell office:value-type="float" office:value="6592000">
            <text:p>6592000</text:p>
          </table:table-cell>
          <table:table-cell office:value-type="float" office:value="6766000">
            <text:p>6766000</text:p>
          </table:table-cell>
          <table:table-cell office:value-type="float" office:value="6622000">
            <text:p>6622000</text:p>
          </table:table-cell>
          <table:table-cell office:value-type="float" office:value="6600000">
            <text:p>6600000</text:p>
          </table:table-cell>
          <table:table-cell office:value-type="float" office:value="6568000">
            <text:p>6568000</text:p>
          </table:table-cell>
          <table:table-cell office:value-type="float" office:value="6647000">
            <text:p>6647000</text:p>
          </table:table-cell>
          <table:table-cell office:value-type="float" office:value="6779000">
            <text:p>6779000</text:p>
          </table:table-cell>
          <table:table-cell office:value-type="float" office:value="6664000">
            <text:p>6664000</text:p>
          </table:table-cell>
          <table:table-cell office:value-type="float" office:value="6762000">
            <text:p>6762000</text:p>
          </table:table-cell>
          <table:table-cell office:value-type="float" office:value="6602000">
            <text:p>6602000</text:p>
          </table:table-cell>
          <table:table-cell office:value-type="float" office:value="6686000">
            <text:p>6686000</text:p>
          </table:table-cell>
          <table:table-cell office:value-type="float" office:value="6592000">
            <text:p>6592000</text:p>
          </table:table-cell>
          <table:table-cell office:value-type="float" office:value="6678000">
            <text:p>6678000</text:p>
          </table:table-cell>
          <table:table-cell office:value-type="float" office:value="6652000">
            <text:p>6652000</text:p>
          </table:table-cell>
          <table:table-cell office:value-type="float" office:value="6580000">
            <text:p>6580000</text:p>
          </table:table-cell>
          <table:table-cell office:value-type="float" office:value="6815000">
            <text:p>6815000</text:p>
          </table:table-cell>
          <table:table-cell office:value-type="float" office:value="6597000">
            <text:p>6597000</text:p>
          </table:table-cell>
          <table:table-cell office:value-type="float" office:value="6638000">
            <text:p>6638000</text:p>
          </table:table-cell>
          <table:table-cell office:value-type="float" office:value="6625000">
            <text:p>6625000</text:p>
          </table:table-cell>
          <table:table-cell office:value-type="float" office:value="6639000">
            <text:p>6639000</text:p>
          </table:table-cell>
          <table:table-cell office:value-type="float" office:value="4444000">
            <text:p>4444000</text:p>
          </table:table-cell>
          <table:table-cell office:value-type="float" office:value="6616000">
            <text:p>6616000</text:p>
          </table:table-cell>
          <table:table-cell office:value-type="float" office:value="6605000">
            <text:p>6605000</text:p>
          </table:table-cell>
          <table:table-cell office:value-type="float" office:value="6622000">
            <text:p>6622000</text:p>
          </table:table-cell>
          <table:table-cell office:value-type="float" office:value="6687000">
            <text:p>6687000</text:p>
          </table:table-cell>
          <table:table-cell office:value-type="float" office:value="6624000">
            <text:p>6624000</text:p>
          </table:table-cell>
          <table:table-cell office:value-type="float" office:value="6605000">
            <text:p>6605000</text:p>
          </table:table-cell>
          <table:table-cell office:value-type="float" office:value="6595000">
            <text:p>6595000</text:p>
          </table:table-cell>
          <table:table-cell office:value-type="float" office:value="6592000">
            <text:p>6592000</text:p>
          </table:table-cell>
          <table:table-cell office:value-type="float" office:value="6619000">
            <text:p>6619000</text:p>
          </table:table-cell>
          <table:table-cell office:value-type="float" office:value="6738000">
            <text:p>6738000</text:p>
          </table:table-cell>
          <table:table-cell office:value-type="float" office:value="6697000">
            <text:p>6697000</text:p>
          </table:table-cell>
          <table:table-cell office:value-type="float" office:value="6753000">
            <text:p>6753000</text:p>
          </table:table-cell>
          <table:table-cell office:value-type="float" office:value="6641000">
            <text:p>6641000</text:p>
          </table:table-cell>
          <table:table-cell office:value-type="float" office:value="6682000">
            <text:p>6682000</text:p>
          </table:table-cell>
          <table:table-cell office:value-type="float" office:value="6681000">
            <text:p>6681000</text:p>
          </table:table-cell>
          <table:table-cell table:number-columns-repeated="2" office:value-type="float" office:value="6777000">
            <text:p>6777000</text:p>
          </table:table-cell>
          <table:table-cell office:value-type="float" office:value="6674000">
            <text:p>6674000</text:p>
          </table:table-cell>
          <table:table-cell office:value-type="float" office:value="6744000">
            <text:p>6744000</text:p>
          </table:table-cell>
          <table:table-cell office:value-type="float" office:value="6770000">
            <text:p>6770000</text:p>
          </table:table-cell>
          <table:table-cell office:value-type="float" office:value="6676000">
            <text:p>6676000</text:p>
          </table:table-cell>
          <table:table-cell office:value-type="float" office:value="6677000">
            <text:p>6677000</text:p>
          </table:table-cell>
          <table:table-cell office:value-type="float" office:value="6598000">
            <text:p>6598000</text:p>
          </table:table-cell>
          <table:table-cell office:value-type="float" office:value="6563000">
            <text:p>6563000</text:p>
          </table:table-cell>
          <table:table-cell office:value-type="float" office:value="6666000">
            <text:p>6666000</text:p>
          </table:table-cell>
          <table:table-cell office:value-type="float" office:value="6628000">
            <text:p>6628000</text:p>
          </table:table-cell>
          <table:table-cell office:value-type="float" office:value="6803000">
            <text:p>6803000</text:p>
          </table:table-cell>
          <table:table-cell office:value-type="float" office:value="6570000">
            <text:p>6570000</text:p>
          </table:table-cell>
          <table:table-cell office:value-type="float" office:value="6515000">
            <text:p>6515000</text:p>
          </table:table-cell>
          <table:table-cell office:value-type="float" office:value="6557000">
            <text:p>6557000</text:p>
          </table:table-cell>
          <table:table-cell office:value-type="float" office:value="6537000">
            <text:p>6537000</text:p>
          </table:table-cell>
          <table:table-cell office:value-type="float" office:value="6631000">
            <text:p>6631000</text:p>
          </table:table-cell>
          <table:table-cell office:value-type="float" office:value="6603000">
            <text:p>6603000</text:p>
          </table:table-cell>
          <table:table-cell office:value-type="float" office:value="6594000">
            <text:p>6594000</text:p>
          </table:table-cell>
          <table:table-cell office:value-type="float" office:value="6655000">
            <text:p>6655000</text:p>
          </table:table-cell>
          <table:table-cell office:value-type="float" office:value="6552000">
            <text:p>6552000</text:p>
          </table:table-cell>
          <table:table-cell office:value-type="float" office:value="4424000">
            <text:p>4424000</text:p>
          </table:table-cell>
          <table:table-cell office:value-type="float" office:value="6548000">
            <text:p>6548000</text:p>
          </table:table-cell>
          <table:table-cell office:value-type="float" office:value="6585000">
            <text:p>6585000</text:p>
          </table:table-cell>
          <table:table-cell office:value-type="float" office:value="6633000">
            <text:p>6633000</text:p>
          </table:table-cell>
          <table:table-cell office:value-type="float" office:value="6686000">
            <text:p>6686000</text:p>
          </table:table-cell>
          <table:table-cell office:value-type="float" office:value="6607000">
            <text:p>6607000</text:p>
          </table:table-cell>
          <table:table-cell office:value-type="float" office:value="6582000">
            <text:p>6582000</text:p>
          </table:table-cell>
          <table:table-cell office:value-type="float" office:value="6513000">
            <text:p>6513000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AVERAGE([.A5:.CV5])" office:value-type="float" office:value="6581160">
            <text:p>6581160</text:p>
          </table:table-cell>
        </table:table-row>
        <table:table-row table:style-name="ro1">
          <table:table-cell office:value-type="float" office:value="4631000">
            <text:p>4631000</text:p>
          </table:table-cell>
          <table:table-cell office:value-type="float" office:value="6851000">
            <text:p>6851000</text:p>
          </table:table-cell>
          <table:table-cell office:value-type="float" office:value="6919000">
            <text:p>6919000</text:p>
          </table:table-cell>
          <table:table-cell office:value-type="float" office:value="7008000">
            <text:p>7008000</text:p>
          </table:table-cell>
          <table:table-cell office:value-type="float" office:value="6903000">
            <text:p>6903000</text:p>
          </table:table-cell>
          <table:table-cell office:value-type="float" office:value="7787000">
            <text:p>7787000</text:p>
          </table:table-cell>
          <table:table-cell office:value-type="float" office:value="7775000">
            <text:p>7775000</text:p>
          </table:table-cell>
          <table:table-cell office:value-type="float" office:value="7787000">
            <text:p>7787000</text:p>
          </table:table-cell>
          <table:table-cell office:value-type="float" office:value="7944000">
            <text:p>7944000</text:p>
          </table:table-cell>
          <table:table-cell office:value-type="float" office:value="7734000">
            <text:p>7734000</text:p>
          </table:table-cell>
          <table:table-cell office:value-type="float" office:value="7773000">
            <text:p>7773000</text:p>
          </table:table-cell>
          <table:table-cell office:value-type="float" office:value="7777000">
            <text:p>7777000</text:p>
          </table:table-cell>
          <table:table-cell office:value-type="float" office:value="7784000">
            <text:p>7784000</text:p>
          </table:table-cell>
          <table:table-cell office:value-type="float" office:value="7865000">
            <text:p>7865000</text:p>
          </table:table-cell>
          <table:table-cell office:value-type="float" office:value="7806000">
            <text:p>7806000</text:p>
          </table:table-cell>
          <table:table-cell office:value-type="float" office:value="7798000">
            <text:p>7798000</text:p>
          </table:table-cell>
          <table:table-cell office:value-type="float" office:value="7811000">
            <text:p>7811000</text:p>
          </table:table-cell>
          <table:table-cell office:value-type="float" office:value="7744000">
            <text:p>7744000</text:p>
          </table:table-cell>
          <table:table-cell office:value-type="float" office:value="7711000">
            <text:p>7711000</text:p>
          </table:table-cell>
          <table:table-cell office:value-type="float" office:value="6800000">
            <text:p>6800000</text:p>
          </table:table-cell>
          <table:table-cell office:value-type="float" office:value="6735000">
            <text:p>6735000</text:p>
          </table:table-cell>
          <table:table-cell office:value-type="float" office:value="6864000">
            <text:p>6864000</text:p>
          </table:table-cell>
          <table:table-cell office:value-type="float" office:value="6842000">
            <text:p>6842000</text:p>
          </table:table-cell>
          <table:table-cell office:value-type="float" office:value="6861000">
            <text:p>6861000</text:p>
          </table:table-cell>
          <table:table-cell office:value-type="float" office:value="6811000">
            <text:p>6811000</text:p>
          </table:table-cell>
          <table:table-cell office:value-type="float" office:value="6957000">
            <text:p>6957000</text:p>
          </table:table-cell>
          <table:table-cell office:value-type="float" office:value="6779000">
            <text:p>6779000</text:p>
          </table:table-cell>
          <table:table-cell office:value-type="float" office:value="6830000">
            <text:p>6830000</text:p>
          </table:table-cell>
          <table:table-cell office:value-type="float" office:value="6916000">
            <text:p>6916000</text:p>
          </table:table-cell>
          <table:table-cell office:value-type="float" office:value="6791000">
            <text:p>6791000</text:p>
          </table:table-cell>
          <table:table-cell office:value-type="float" office:value="6924000">
            <text:p>6924000</text:p>
          </table:table-cell>
          <table:table-cell office:value-type="float" office:value="6876000">
            <text:p>6876000</text:p>
          </table:table-cell>
          <table:table-cell office:value-type="float" office:value="6868000">
            <text:p>6868000</text:p>
          </table:table-cell>
          <table:table-cell table:number-columns-repeated="2" office:value-type="float" office:value="6827000">
            <text:p>6827000</text:p>
          </table:table-cell>
          <table:table-cell office:value-type="float" office:value="6852000">
            <text:p>6852000</text:p>
          </table:table-cell>
          <table:table-cell office:value-type="float" office:value="6874000">
            <text:p>6874000</text:p>
          </table:table-cell>
          <table:table-cell office:value-type="float" office:value="6774000">
            <text:p>6774000</text:p>
          </table:table-cell>
          <table:table-cell office:value-type="float" office:value="6775000">
            <text:p>6775000</text:p>
          </table:table-cell>
          <table:table-cell office:value-type="float" office:value="6743000">
            <text:p>6743000</text:p>
          </table:table-cell>
          <table:table-cell office:value-type="float" office:value="6870000">
            <text:p>6870000</text:p>
          </table:table-cell>
          <table:table-cell office:value-type="float" office:value="6810000">
            <text:p>6810000</text:p>
          </table:table-cell>
          <table:table-cell office:value-type="float" office:value="6633000">
            <text:p>6633000</text:p>
          </table:table-cell>
          <table:table-cell office:value-type="float" office:value="6702000">
            <text:p>6702000</text:p>
          </table:table-cell>
          <table:table-cell office:value-type="float" office:value="6514000">
            <text:p>6514000</text:p>
          </table:table-cell>
          <table:table-cell office:value-type="float" office:value="6540000">
            <text:p>6540000</text:p>
          </table:table-cell>
          <table:table-cell office:value-type="float" office:value="6646000">
            <text:p>6646000</text:p>
          </table:table-cell>
          <table:table-cell office:value-type="float" office:value="6536000">
            <text:p>6536000</text:p>
          </table:table-cell>
          <table:table-cell office:value-type="float" office:value="4366000">
            <text:p>4366000</text:p>
          </table:table-cell>
          <table:table-cell office:value-type="float" office:value="6761000">
            <text:p>6761000</text:p>
          </table:table-cell>
          <table:table-cell office:value-type="float" office:value="6558000">
            <text:p>6558000</text:p>
          </table:table-cell>
          <table:table-cell office:value-type="float" office:value="6561000">
            <text:p>6561000</text:p>
          </table:table-cell>
          <table:table-cell office:value-type="float" office:value="6604000">
            <text:p>6604000</text:p>
          </table:table-cell>
          <table:table-cell office:value-type="float" office:value="6805000">
            <text:p>6805000</text:p>
          </table:table-cell>
          <table:table-cell office:value-type="float" office:value="6613000">
            <text:p>6613000</text:p>
          </table:table-cell>
          <table:table-cell office:value-type="float" office:value="6620000">
            <text:p>6620000</text:p>
          </table:table-cell>
          <table:table-cell office:value-type="float" office:value="6739000">
            <text:p>6739000</text:p>
          </table:table-cell>
          <table:table-cell office:value-type="float" office:value="7106000">
            <text:p>7106000</text:p>
          </table:table-cell>
          <table:table-cell office:value-type="float" office:value="6576000">
            <text:p>6576000</text:p>
          </table:table-cell>
          <table:table-cell office:value-type="float" office:value="6853000">
            <text:p>6853000</text:p>
          </table:table-cell>
          <table:table-cell office:value-type="float" office:value="6585000">
            <text:p>6585000</text:p>
          </table:table-cell>
          <table:table-cell office:value-type="float" office:value="6593000">
            <text:p>6593000</text:p>
          </table:table-cell>
          <table:table-cell office:value-type="float" office:value="6690000">
            <text:p>6690000</text:p>
          </table:table-cell>
          <table:table-cell office:value-type="float" office:value="6733000">
            <text:p>6733000</text:p>
          </table:table-cell>
          <table:table-cell office:value-type="float" office:value="6707000">
            <text:p>6707000</text:p>
          </table:table-cell>
          <table:table-cell office:value-type="float" office:value="6688000">
            <text:p>6688000</text:p>
          </table:table-cell>
          <table:table-cell office:value-type="float" office:value="6569000">
            <text:p>6569000</text:p>
          </table:table-cell>
          <table:table-cell office:value-type="float" office:value="6690000">
            <text:p>6690000</text:p>
          </table:table-cell>
          <table:table-cell office:value-type="float" office:value="6693000">
            <text:p>6693000</text:p>
          </table:table-cell>
          <table:table-cell office:value-type="float" office:value="6590000">
            <text:p>6590000</text:p>
          </table:table-cell>
          <table:table-cell office:value-type="float" office:value="6643000">
            <text:p>6643000</text:p>
          </table:table-cell>
          <table:table-cell office:value-type="float" office:value="6933000">
            <text:p>6933000</text:p>
          </table:table-cell>
          <table:table-cell office:value-type="float" office:value="6885000">
            <text:p>6885000</text:p>
          </table:table-cell>
          <table:table-cell office:value-type="float" office:value="6927000">
            <text:p>6927000</text:p>
          </table:table-cell>
          <table:table-cell office:value-type="float" office:value="6929000">
            <text:p>6929000</text:p>
          </table:table-cell>
          <table:table-cell office:value-type="float" office:value="6874000">
            <text:p>6874000</text:p>
          </table:table-cell>
          <table:table-cell office:value-type="float" office:value="6941000">
            <text:p>6941000</text:p>
          </table:table-cell>
          <table:table-cell office:value-type="float" office:value="6873000">
            <text:p>6873000</text:p>
          </table:table-cell>
          <table:table-cell office:value-type="float" office:value="6920000">
            <text:p>6920000</text:p>
          </table:table-cell>
          <table:table-cell office:value-type="float" office:value="7010000">
            <text:p>7010000</text:p>
          </table:table-cell>
          <table:table-cell office:value-type="float" office:value="7037000">
            <text:p>7037000</text:p>
          </table:table-cell>
          <table:table-cell office:value-type="float" office:value="6916000">
            <text:p>6916000</text:p>
          </table:table-cell>
          <table:table-cell office:value-type="float" office:value="6972000">
            <text:p>6972000</text:p>
          </table:table-cell>
          <table:table-cell office:value-type="float" office:value="6971000">
            <text:p>6971000</text:p>
          </table:table-cell>
          <table:table-cell office:value-type="float" office:value="4584000">
            <text:p>4584000</text:p>
          </table:table-cell>
          <table:table-cell office:value-type="float" office:value="6746000">
            <text:p>6746000</text:p>
          </table:table-cell>
          <table:table-cell office:value-type="float" office:value="6797000">
            <text:p>6797000</text:p>
          </table:table-cell>
          <table:table-cell office:value-type="float" office:value="6810000">
            <text:p>6810000</text:p>
          </table:table-cell>
          <table:table-cell office:value-type="float" office:value="6891000">
            <text:p>6891000</text:p>
          </table:table-cell>
          <table:table-cell office:value-type="float" office:value="6758000">
            <text:p>6758000</text:p>
          </table:table-cell>
          <table:table-cell office:value-type="float" office:value="6764000">
            <text:p>6764000</text:p>
          </table:table-cell>
          <table:table-cell office:value-type="float" office:value="6810000">
            <text:p>6810000</text:p>
          </table:table-cell>
          <table:table-cell office:value-type="float" office:value="6744000">
            <text:p>6744000</text:p>
          </table:table-cell>
          <table:table-cell office:value-type="float" office:value="6806000">
            <text:p>6806000</text:p>
          </table:table-cell>
          <table:table-cell office:value-type="float" office:value="6787000">
            <text:p>6787000</text:p>
          </table:table-cell>
          <table:table-cell office:value-type="float" office:value="6849000">
            <text:p>6849000</text:p>
          </table:table-cell>
          <table:table-cell office:value-type="float" office:value="6852000">
            <text:p>6852000</text:p>
          </table:table-cell>
          <table:table-cell office:value-type="float" office:value="6662000">
            <text:p>6662000</text:p>
          </table:table-cell>
          <table:table-cell office:value-type="float" office:value="6812000">
            <text:p>6812000</text:p>
          </table:table-cell>
          <table:table-cell office:value-type="float" office:value="6856000">
            <text:p>685600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AVERAGE([.A6:.CV6])" office:value-type="float" office:value="6862440">
            <text:p>6862440</text:p>
          </table:table-cell>
        </table:table-row>
        <table:table-row table:style-name="ro1">
          <table:table-cell office:value-type="float" office:value="7045000">
            <text:p>7045000</text:p>
          </table:table-cell>
          <table:table-cell office:value-type="float" office:value="6955000">
            <text:p>6955000</text:p>
          </table:table-cell>
          <table:table-cell office:value-type="float" office:value="7057000">
            <text:p>7057000</text:p>
          </table:table-cell>
          <table:table-cell office:value-type="float" office:value="7029000">
            <text:p>7029000</text:p>
          </table:table-cell>
          <table:table-cell office:value-type="float" office:value="7114000">
            <text:p>7114000</text:p>
          </table:table-cell>
          <table:table-cell office:value-type="float" office:value="4650000">
            <text:p>4650000</text:p>
          </table:table-cell>
          <table:table-cell office:value-type="float" office:value="6987000">
            <text:p>6987000</text:p>
          </table:table-cell>
          <table:table-cell office:value-type="float" office:value="7048000">
            <text:p>7048000</text:p>
          </table:table-cell>
          <table:table-cell office:value-type="float" office:value="7141000">
            <text:p>7141000</text:p>
          </table:table-cell>
          <table:table-cell office:value-type="float" office:value="7036000">
            <text:p>7036000</text:p>
          </table:table-cell>
          <table:table-cell office:value-type="float" office:value="7079000">
            <text:p>7079000</text:p>
          </table:table-cell>
          <table:table-cell office:value-type="float" office:value="7329000">
            <text:p>7329000</text:p>
          </table:table-cell>
          <table:table-cell office:value-type="float" office:value="7963000">
            <text:p>7963000</text:p>
          </table:table-cell>
          <table:table-cell office:value-type="float" office:value="7982000">
            <text:p>7982000</text:p>
          </table:table-cell>
          <table:table-cell office:value-type="float" office:value="8019000">
            <text:p>8019000</text:p>
          </table:table-cell>
          <table:table-cell office:value-type="float" office:value="7873000">
            <text:p>7873000</text:p>
          </table:table-cell>
          <table:table-cell office:value-type="float" office:value="7870000">
            <text:p>7870000</text:p>
          </table:table-cell>
          <table:table-cell office:value-type="float" office:value="7957000">
            <text:p>7957000</text:p>
          </table:table-cell>
          <table:table-cell office:value-type="float" office:value="8020000">
            <text:p>8020000</text:p>
          </table:table-cell>
          <table:table-cell office:value-type="float" office:value="8117000">
            <text:p>8117000</text:p>
          </table:table-cell>
          <table:table-cell office:value-type="float" office:value="8020000">
            <text:p>8020000</text:p>
          </table:table-cell>
          <table:table-cell office:value-type="float" office:value="8098000">
            <text:p>8098000</text:p>
          </table:table-cell>
          <table:table-cell office:value-type="float" office:value="8044000">
            <text:p>8044000</text:p>
          </table:table-cell>
          <table:table-cell office:value-type="float" office:value="7994000">
            <text:p>7994000</text:p>
          </table:table-cell>
          <table:table-cell office:value-type="float" office:value="8214000">
            <text:p>8214000</text:p>
          </table:table-cell>
          <table:table-cell office:value-type="float" office:value="7187000">
            <text:p>7187000</text:p>
          </table:table-cell>
          <table:table-cell office:value-type="float" office:value="7064000">
            <text:p>7064000</text:p>
          </table:table-cell>
          <table:table-cell office:value-type="float" office:value="7171000">
            <text:p>7171000</text:p>
          </table:table-cell>
          <table:table-cell office:value-type="float" office:value="7126000">
            <text:p>7126000</text:p>
          </table:table-cell>
          <table:table-cell office:value-type="float" office:value="7284000">
            <text:p>7284000</text:p>
          </table:table-cell>
          <table:table-cell office:value-type="float" office:value="7145000">
            <text:p>7145000</text:p>
          </table:table-cell>
          <table:table-cell office:value-type="float" office:value="7106000">
            <text:p>7106000</text:p>
          </table:table-cell>
          <table:table-cell office:value-type="float" office:value="7260000">
            <text:p>7260000</text:p>
          </table:table-cell>
          <table:table-cell office:value-type="float" office:value="7177000">
            <text:p>7177000</text:p>
          </table:table-cell>
          <table:table-cell office:value-type="float" office:value="7108000">
            <text:p>7108000</text:p>
          </table:table-cell>
          <table:table-cell office:value-type="float" office:value="7088000">
            <text:p>7088000</text:p>
          </table:table-cell>
          <table:table-cell office:value-type="float" office:value="7122000">
            <text:p>7122000</text:p>
          </table:table-cell>
          <table:table-cell office:value-type="float" office:value="7098000">
            <text:p>7098000</text:p>
          </table:table-cell>
          <table:table-cell office:value-type="float" office:value="6982000">
            <text:p>6982000</text:p>
          </table:table-cell>
          <table:table-cell office:value-type="float" office:value="7097000">
            <text:p>7097000</text:p>
          </table:table-cell>
          <table:table-cell office:value-type="float" office:value="7063000">
            <text:p>7063000</text:p>
          </table:table-cell>
          <table:table-cell office:value-type="float" office:value="7020000">
            <text:p>7020000</text:p>
          </table:table-cell>
          <table:table-cell office:value-type="float" office:value="7078000">
            <text:p>7078000</text:p>
          </table:table-cell>
          <table:table-cell office:value-type="float" office:value="7067000">
            <text:p>7067000</text:p>
          </table:table-cell>
          <table:table-cell office:value-type="float" office:value="7622000">
            <text:p>7622000</text:p>
          </table:table-cell>
          <table:table-cell office:value-type="float" office:value="7652000">
            <text:p>7652000</text:p>
          </table:table-cell>
          <table:table-cell office:value-type="float" office:value="7640000">
            <text:p>7640000</text:p>
          </table:table-cell>
          <table:table-cell office:value-type="float" office:value="7765000">
            <text:p>7765000</text:p>
          </table:table-cell>
          <table:table-cell office:value-type="float" office:value="7539000">
            <text:p>7539000</text:p>
          </table:table-cell>
          <table:table-cell office:value-type="float" office:value="7616000">
            <text:p>7616000</text:p>
          </table:table-cell>
          <table:table-cell office:value-type="float" office:value="7530000">
            <text:p>7530000</text:p>
          </table:table-cell>
          <table:table-cell office:value-type="float" office:value="7688000">
            <text:p>7688000</text:p>
          </table:table-cell>
          <table:table-cell office:value-type="float" office:value="7636000">
            <text:p>7636000</text:p>
          </table:table-cell>
          <table:table-cell office:value-type="float" office:value="7551000">
            <text:p>7551000</text:p>
          </table:table-cell>
          <table:table-cell office:value-type="float" office:value="7607000">
            <text:p>7607000</text:p>
          </table:table-cell>
          <table:table-cell office:value-type="float" office:value="7591000">
            <text:p>7591000</text:p>
          </table:table-cell>
          <table:table-cell office:value-type="float" office:value="7808000">
            <text:p>7808000</text:p>
          </table:table-cell>
          <table:table-cell office:value-type="float" office:value="7241000">
            <text:p>7241000</text:p>
          </table:table-cell>
          <table:table-cell office:value-type="float" office:value="7603000">
            <text:p>7603000</text:p>
          </table:table-cell>
          <table:table-cell office:value-type="float" office:value="7331000">
            <text:p>7331000</text:p>
          </table:table-cell>
          <table:table-cell office:value-type="float" office:value="7197000">
            <text:p>7197000</text:p>
          </table:table-cell>
          <table:table-cell office:value-type="float" office:value="7173000">
            <text:p>7173000</text:p>
          </table:table-cell>
          <table:table-cell office:value-type="float" office:value="4755000">
            <text:p>4755000</text:p>
          </table:table-cell>
          <table:table-cell office:value-type="float" office:value="7130000">
            <text:p>7130000</text:p>
          </table:table-cell>
          <table:table-cell office:value-type="float" office:value="7115000">
            <text:p>7115000</text:p>
          </table:table-cell>
          <table:table-cell office:value-type="float" office:value="7139000">
            <text:p>7139000</text:p>
          </table:table-cell>
          <table:table-cell office:value-type="float" office:value="7180000">
            <text:p>7180000</text:p>
          </table:table-cell>
          <table:table-cell office:value-type="float" office:value="7294000">
            <text:p>7294000</text:p>
          </table:table-cell>
          <table:table-cell office:value-type="float" office:value="7210000">
            <text:p>7210000</text:p>
          </table:table-cell>
          <table:table-cell office:value-type="float" office:value="7195000">
            <text:p>7195000</text:p>
          </table:table-cell>
          <table:table-cell office:value-type="float" office:value="7158000">
            <text:p>7158000</text:p>
          </table:table-cell>
          <table:table-cell office:value-type="float" office:value="7051000">
            <text:p>7051000</text:p>
          </table:table-cell>
          <table:table-cell office:value-type="float" office:value="7173000">
            <text:p>7173000</text:p>
          </table:table-cell>
          <table:table-cell office:value-type="float" office:value="7223000">
            <text:p>7223000</text:p>
          </table:table-cell>
          <table:table-cell office:value-type="float" office:value="7139000">
            <text:p>7139000</text:p>
          </table:table-cell>
          <table:table-cell office:value-type="float" office:value="7070000">
            <text:p>7070000</text:p>
          </table:table-cell>
          <table:table-cell office:value-type="float" office:value="7337000">
            <text:p>7337000</text:p>
          </table:table-cell>
          <table:table-cell office:value-type="float" office:value="7062000">
            <text:p>7062000</text:p>
          </table:table-cell>
          <table:table-cell office:value-type="float" office:value="6976000">
            <text:p>6976000</text:p>
          </table:table-cell>
          <table:table-cell office:value-type="float" office:value="7147000">
            <text:p>7147000</text:p>
          </table:table-cell>
          <table:table-cell office:value-type="float" office:value="7169000">
            <text:p>7169000</text:p>
          </table:table-cell>
          <table:table-cell office:value-type="float" office:value="7082000">
            <text:p>7082000</text:p>
          </table:table-cell>
          <table:table-cell office:value-type="float" office:value="7117000">
            <text:p>7117000</text:p>
          </table:table-cell>
          <table:table-cell office:value-type="float" office:value="4755000">
            <text:p>4755000</text:p>
          </table:table-cell>
          <table:table-cell office:value-type="float" office:value="6994000">
            <text:p>6994000</text:p>
          </table:table-cell>
          <table:table-cell office:value-type="float" office:value="7016000">
            <text:p>7016000</text:p>
          </table:table-cell>
          <table:table-cell office:value-type="float" office:value="6924000">
            <text:p>6924000</text:p>
          </table:table-cell>
          <table:table-cell office:value-type="float" office:value="6936000">
            <text:p>6936000</text:p>
          </table:table-cell>
          <table:table-cell office:value-type="float" office:value="7032000">
            <text:p>7032000</text:p>
          </table:table-cell>
          <table:table-cell office:value-type="float" office:value="7295000">
            <text:p>7295000</text:p>
          </table:table-cell>
          <table:table-cell office:value-type="float" office:value="7699000">
            <text:p>7699000</text:p>
          </table:table-cell>
          <table:table-cell office:value-type="float" office:value="7689000">
            <text:p>7689000</text:p>
          </table:table-cell>
          <table:table-cell office:value-type="float" office:value="7845000">
            <text:p>7845000</text:p>
          </table:table-cell>
          <table:table-cell office:value-type="float" office:value="7634000">
            <text:p>7634000</text:p>
          </table:table-cell>
          <table:table-cell office:value-type="float" office:value="7713000">
            <text:p>7713000</text:p>
          </table:table-cell>
          <table:table-cell office:value-type="float" office:value="7672000">
            <text:p>7672000</text:p>
          </table:table-cell>
          <table:table-cell office:value-type="float" office:value="7723000">
            <text:p>7723000</text:p>
          </table:table-cell>
          <table:table-cell office:value-type="float" office:value="7775000">
            <text:p>7775000</text:p>
          </table:table-cell>
          <table:table-cell office:value-type="float" office:value="7791000">
            <text:p>7791000</text:p>
          </table:table-cell>
          <table:table-cell office:value-type="float" office:value="7746000">
            <text:p>7746000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AVERAGE([.A7:.CV7])" office:value-type="float" office:value="7296350">
            <text:p>7296350</text:p>
          </table:table-cell>
        </table:table-row>
        <table:table-row table:style-name="ro1">
          <table:table-cell office:value-type="float" office:value="7056000">
            <text:p>7056000</text:p>
          </table:table-cell>
          <table:table-cell office:value-type="float" office:value="7041000">
            <text:p>7041000</text:p>
          </table:table-cell>
          <table:table-cell office:value-type="float" office:value="8436000">
            <text:p>8436000</text:p>
          </table:table-cell>
          <table:table-cell office:value-type="float" office:value="8432000">
            <text:p>8432000</text:p>
          </table:table-cell>
          <table:table-cell office:value-type="float" office:value="8468000">
            <text:p>8468000</text:p>
          </table:table-cell>
          <table:table-cell office:value-type="float" office:value="8400000">
            <text:p>8400000</text:p>
          </table:table-cell>
          <table:table-cell office:value-type="float" office:value="8456000">
            <text:p>8456000</text:p>
          </table:table-cell>
          <table:table-cell office:value-type="float" office:value="8550000">
            <text:p>8550000</text:p>
          </table:table-cell>
          <table:table-cell office:value-type="float" office:value="8387000">
            <text:p>8387000</text:p>
          </table:table-cell>
          <table:table-cell office:value-type="float" office:value="8346000">
            <text:p>8346000</text:p>
          </table:table-cell>
          <table:table-cell office:value-type="float" office:value="8482000">
            <text:p>8482000</text:p>
          </table:table-cell>
          <table:table-cell office:value-type="float" office:value="8429000">
            <text:p>8429000</text:p>
          </table:table-cell>
          <table:table-cell office:value-type="float" office:value="8503000">
            <text:p>8503000</text:p>
          </table:table-cell>
          <table:table-cell office:value-type="float" office:value="8408000">
            <text:p>8408000</text:p>
          </table:table-cell>
          <table:table-cell office:value-type="float" office:value="8445000">
            <text:p>8445000</text:p>
          </table:table-cell>
          <table:table-cell office:value-type="float" office:value="7200000">
            <text:p>7200000</text:p>
          </table:table-cell>
          <table:table-cell office:value-type="float" office:value="7159000">
            <text:p>7159000</text:p>
          </table:table-cell>
          <table:table-cell office:value-type="float" office:value="7125000">
            <text:p>7125000</text:p>
          </table:table-cell>
          <table:table-cell office:value-type="float" office:value="7190000">
            <text:p>7190000</text:p>
          </table:table-cell>
          <table:table-cell office:value-type="float" office:value="7155000">
            <text:p>7155000</text:p>
          </table:table-cell>
          <table:table-cell office:value-type="float" office:value="7061000">
            <text:p>7061000</text:p>
          </table:table-cell>
          <table:table-cell office:value-type="float" office:value="7088000">
            <text:p>7088000</text:p>
          </table:table-cell>
          <table:table-cell office:value-type="float" office:value="7098000">
            <text:p>7098000</text:p>
          </table:table-cell>
          <table:table-cell office:value-type="float" office:value="7057000">
            <text:p>7057000</text:p>
          </table:table-cell>
          <table:table-cell office:value-type="float" office:value="7182000">
            <text:p>7182000</text:p>
          </table:table-cell>
          <table:table-cell office:value-type="float" office:value="7059000">
            <text:p>7059000</text:p>
          </table:table-cell>
          <table:table-cell office:value-type="float" office:value="7097000">
            <text:p>7097000</text:p>
          </table:table-cell>
          <table:table-cell office:value-type="float" office:value="7184000">
            <text:p>7184000</text:p>
          </table:table-cell>
          <table:table-cell office:value-type="float" office:value="7631000">
            <text:p>7631000</text:p>
          </table:table-cell>
          <table:table-cell office:value-type="float" office:value="5094000">
            <text:p>5094000</text:p>
          </table:table-cell>
          <table:table-cell office:value-type="float" office:value="7614000">
            <text:p>7614000</text:p>
          </table:table-cell>
          <table:table-cell office:value-type="float" office:value="7696000">
            <text:p>7696000</text:p>
          </table:table-cell>
          <table:table-cell office:value-type="float" office:value="7756000">
            <text:p>7756000</text:p>
          </table:table-cell>
          <table:table-cell office:value-type="float" office:value="7698000">
            <text:p>7698000</text:p>
          </table:table-cell>
          <table:table-cell office:value-type="float" office:value="7784000">
            <text:p>7784000</text:p>
          </table:table-cell>
          <table:table-cell office:value-type="float" office:value="7735000">
            <text:p>7735000</text:p>
          </table:table-cell>
          <table:table-cell office:value-type="float" office:value="7637000">
            <text:p>7637000</text:p>
          </table:table-cell>
          <table:table-cell office:value-type="float" office:value="7650000">
            <text:p>7650000</text:p>
          </table:table-cell>
          <table:table-cell office:value-type="float" office:value="7682000">
            <text:p>7682000</text:p>
          </table:table-cell>
          <table:table-cell office:value-type="float" office:value="7729000">
            <text:p>7729000</text:p>
          </table:table-cell>
          <table:table-cell office:value-type="float" office:value="7644000">
            <text:p>7644000</text:p>
          </table:table-cell>
          <table:table-cell office:value-type="float" office:value="7683000">
            <text:p>7683000</text:p>
          </table:table-cell>
          <table:table-cell office:value-type="float" office:value="7564000">
            <text:p>7564000</text:p>
          </table:table-cell>
          <table:table-cell office:value-type="float" office:value="7618000">
            <text:p>7618000</text:p>
          </table:table-cell>
          <table:table-cell office:value-type="float" office:value="7537000">
            <text:p>7537000</text:p>
          </table:table-cell>
          <table:table-cell office:value-type="float" office:value="7530000">
            <text:p>7530000</text:p>
          </table:table-cell>
          <table:table-cell office:value-type="float" office:value="7646000">
            <text:p>7646000</text:p>
          </table:table-cell>
          <table:table-cell office:value-type="float" office:value="7745000">
            <text:p>7745000</text:p>
          </table:table-cell>
          <table:table-cell office:value-type="float" office:value="7738000">
            <text:p>7738000</text:p>
          </table:table-cell>
          <table:table-cell office:value-type="float" office:value="7714000">
            <text:p>7714000</text:p>
          </table:table-cell>
          <table:table-cell office:value-type="float" office:value="7752000">
            <text:p>7752000</text:p>
          </table:table-cell>
          <table:table-cell office:value-type="float" office:value="7677000">
            <text:p>7677000</text:p>
          </table:table-cell>
          <table:table-cell office:value-type="float" office:value="7668000">
            <text:p>7668000</text:p>
          </table:table-cell>
          <table:table-cell office:value-type="float" office:value="7747000">
            <text:p>7747000</text:p>
          </table:table-cell>
          <table:table-cell office:value-type="float" office:value="7647000">
            <text:p>7647000</text:p>
          </table:table-cell>
          <table:table-cell office:value-type="float" office:value="7882000">
            <text:p>7882000</text:p>
          </table:table-cell>
          <table:table-cell office:value-type="float" office:value="7674000">
            <text:p>7674000</text:p>
          </table:table-cell>
          <table:table-cell office:value-type="float" office:value="7859000">
            <text:p>7859000</text:p>
          </table:table-cell>
          <table:table-cell office:value-type="float" office:value="7224000">
            <text:p>7224000</text:p>
          </table:table-cell>
          <table:table-cell office:value-type="float" office:value="7458000">
            <text:p>7458000</text:p>
          </table:table-cell>
          <table:table-cell office:value-type="float" office:value="7396000">
            <text:p>7396000</text:p>
          </table:table-cell>
          <table:table-cell office:value-type="float" office:value="7474000">
            <text:p>7474000</text:p>
          </table:table-cell>
          <table:table-cell office:value-type="float" office:value="7304000">
            <text:p>7304000</text:p>
          </table:table-cell>
          <table:table-cell office:value-type="float" office:value="4832000">
            <text:p>4832000</text:p>
          </table:table-cell>
          <table:table-cell office:value-type="float" office:value="7372000">
            <text:p>7372000</text:p>
          </table:table-cell>
          <table:table-cell office:value-type="float" office:value="7289000">
            <text:p>7289000</text:p>
          </table:table-cell>
          <table:table-cell office:value-type="float" office:value="7269000">
            <text:p>7269000</text:p>
          </table:table-cell>
          <table:table-cell office:value-type="float" office:value="7280000">
            <text:p>7280000</text:p>
          </table:table-cell>
          <table:table-cell office:value-type="float" office:value="4842000">
            <text:p>4842000</text:p>
          </table:table-cell>
          <table:table-cell office:value-type="float" office:value="7246000">
            <text:p>7246000</text:p>
          </table:table-cell>
          <table:table-cell office:value-type="float" office:value="7261000">
            <text:p>7261000</text:p>
          </table:table-cell>
          <table:table-cell office:value-type="float" office:value="8616000">
            <text:p>8616000</text:p>
          </table:table-cell>
          <table:table-cell office:value-type="float" office:value="8652000">
            <text:p>8652000</text:p>
          </table:table-cell>
          <table:table-cell office:value-type="float" office:value="8621000">
            <text:p>8621000</text:p>
          </table:table-cell>
          <table:table-cell office:value-type="float" office:value="8596000">
            <text:p>8596000</text:p>
          </table:table-cell>
          <table:table-cell office:value-type="float" office:value="8516000">
            <text:p>8516000</text:p>
          </table:table-cell>
          <table:table-cell office:value-type="float" office:value="8604000">
            <text:p>8604000</text:p>
          </table:table-cell>
          <table:table-cell office:value-type="float" office:value="8638000">
            <text:p>8638000</text:p>
          </table:table-cell>
          <table:table-cell office:value-type="float" office:value="8599000">
            <text:p>8599000</text:p>
          </table:table-cell>
          <table:table-cell office:value-type="float" office:value="8670000">
            <text:p>8670000</text:p>
          </table:table-cell>
          <table:table-cell office:value-type="float" office:value="8687000">
            <text:p>8687000</text:p>
          </table:table-cell>
          <table:table-cell office:value-type="float" office:value="8551000">
            <text:p>8551000</text:p>
          </table:table-cell>
          <table:table-cell office:value-type="float" office:value="8586000">
            <text:p>8586000</text:p>
          </table:table-cell>
          <table:table-cell office:value-type="float" office:value="8775000">
            <text:p>8775000</text:p>
          </table:table-cell>
          <table:table-cell office:value-type="float" office:value="7082000">
            <text:p>7082000</text:p>
          </table:table-cell>
          <table:table-cell office:value-type="float" office:value="6988000">
            <text:p>6988000</text:p>
          </table:table-cell>
          <table:table-cell office:value-type="float" office:value="7179000">
            <text:p>7179000</text:p>
          </table:table-cell>
          <table:table-cell office:value-type="float" office:value="7023000">
            <text:p>7023000</text:p>
          </table:table-cell>
          <table:table-cell office:value-type="float" office:value="7075000">
            <text:p>7075000</text:p>
          </table:table-cell>
          <table:table-cell office:value-type="float" office:value="7087000">
            <text:p>7087000</text:p>
          </table:table-cell>
          <table:table-cell office:value-type="float" office:value="7094000">
            <text:p>7094000</text:p>
          </table:table-cell>
          <table:table-cell office:value-type="float" office:value="7056000">
            <text:p>7056000</text:p>
          </table:table-cell>
          <table:table-cell office:value-type="float" office:value="6971000">
            <text:p>6971000</text:p>
          </table:table-cell>
          <table:table-cell office:value-type="float" office:value="7128000">
            <text:p>7128000</text:p>
          </table:table-cell>
          <table:table-cell office:value-type="float" office:value="7038000">
            <text:p>7038000</text:p>
          </table:table-cell>
          <table:table-cell office:value-type="float" office:value="7170000">
            <text:p>7170000</text:p>
          </table:table-cell>
          <table:table-cell office:value-type="float" office:value="6335000">
            <text:p>6335000</text:p>
          </table:table-cell>
          <table:table-cell office:value-type="float" office:value="8227000">
            <text:p>8227000</text:p>
          </table:table-cell>
          <table:table-cell office:value-type="float" office:value="8577000">
            <text:p>8577000</text:p>
          </table:table-cell>
          <table:table-cell office:value-type="float" office:value="8245000">
            <text:p>82450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AVERAGE([.A8:.CV8])" office:value-type="float" office:value="7631580">
            <text:p>7631580</text:p>
          </table:table-cell>
        </table:table-row>
        <table:table-row table:style-name="ro1">
          <table:table-cell office:value-type="float" office:value="8797000">
            <text:p>8797000</text:p>
          </table:table-cell>
          <table:table-cell office:value-type="float" office:value="6368000">
            <text:p>6368000</text:p>
          </table:table-cell>
          <table:table-cell office:value-type="float" office:value="9021000">
            <text:p>9021000</text:p>
          </table:table-cell>
          <table:table-cell office:value-type="float" office:value="9282000">
            <text:p>9282000</text:p>
          </table:table-cell>
          <table:table-cell office:value-type="float" office:value="6103000">
            <text:p>6103000</text:p>
          </table:table-cell>
          <table:table-cell office:value-type="float" office:value="9109000">
            <text:p>9109000</text:p>
          </table:table-cell>
          <table:table-cell office:value-type="float" office:value="9043000">
            <text:p>9043000</text:p>
          </table:table-cell>
          <table:table-cell office:value-type="float" office:value="9157000">
            <text:p>9157000</text:p>
          </table:table-cell>
          <table:table-cell office:value-type="float" office:value="9130000">
            <text:p>9130000</text:p>
          </table:table-cell>
          <table:table-cell office:value-type="float" office:value="9133000">
            <text:p>9133000</text:p>
          </table:table-cell>
          <table:table-cell office:value-type="float" office:value="9048000">
            <text:p>9048000</text:p>
          </table:table-cell>
          <table:table-cell office:value-type="float" office:value="8984000">
            <text:p>8984000</text:p>
          </table:table-cell>
          <table:table-cell office:value-type="float" office:value="9044000">
            <text:p>9044000</text:p>
          </table:table-cell>
          <table:table-cell office:value-type="float" office:value="5936000">
            <text:p>5936000</text:p>
          </table:table-cell>
          <table:table-cell office:value-type="float" office:value="9079000">
            <text:p>9079000</text:p>
          </table:table-cell>
          <table:table-cell office:value-type="float" office:value="9065000">
            <text:p>9065000</text:p>
          </table:table-cell>
          <table:table-cell office:value-type="float" office:value="8916000">
            <text:p>8916000</text:p>
          </table:table-cell>
          <table:table-cell office:value-type="float" office:value="8990000">
            <text:p>8990000</text:p>
          </table:table-cell>
          <table:table-cell office:value-type="float" office:value="8960000">
            <text:p>8960000</text:p>
          </table:table-cell>
          <table:table-cell office:value-type="float" office:value="9053000">
            <text:p>9053000</text:p>
          </table:table-cell>
          <table:table-cell office:value-type="float" office:value="8927000">
            <text:p>8927000</text:p>
          </table:table-cell>
          <table:table-cell office:value-type="float" office:value="9045000">
            <text:p>9045000</text:p>
          </table:table-cell>
          <table:table-cell office:value-type="float" office:value="8897000">
            <text:p>8897000</text:p>
          </table:table-cell>
          <table:table-cell office:value-type="float" office:value="8883000">
            <text:p>8883000</text:p>
          </table:table-cell>
          <table:table-cell office:value-type="float" office:value="8846000">
            <text:p>8846000</text:p>
          </table:table-cell>
          <table:table-cell office:value-type="float" office:value="8880000">
            <text:p>8880000</text:p>
          </table:table-cell>
          <table:table-cell office:value-type="float" office:value="8917000">
            <text:p>8917000</text:p>
          </table:table-cell>
          <table:table-cell office:value-type="float" office:value="9125000">
            <text:p>9125000</text:p>
          </table:table-cell>
          <table:table-cell office:value-type="float" office:value="9042000">
            <text:p>9042000</text:p>
          </table:table-cell>
          <table:table-cell office:value-type="float" office:value="8937000">
            <text:p>8937000</text:p>
          </table:table-cell>
          <table:table-cell office:value-type="float" office:value="8929000">
            <text:p>8929000</text:p>
          </table:table-cell>
          <table:table-cell office:value-type="float" office:value="8931000">
            <text:p>8931000</text:p>
          </table:table-cell>
          <table:table-cell office:value-type="float" office:value="8857000">
            <text:p>8857000</text:p>
          </table:table-cell>
          <table:table-cell office:value-type="float" office:value="9062000">
            <text:p>9062000</text:p>
          </table:table-cell>
          <table:table-cell office:value-type="float" office:value="8897000">
            <text:p>8897000</text:p>
          </table:table-cell>
          <table:table-cell office:value-type="float" office:value="8937000">
            <text:p>8937000</text:p>
          </table:table-cell>
          <table:table-cell office:value-type="float" office:value="5951000">
            <text:p>5951000</text:p>
          </table:table-cell>
          <table:table-cell office:value-type="float" office:value="8898000">
            <text:p>8898000</text:p>
          </table:table-cell>
          <table:table-cell office:value-type="float" office:value="8959000">
            <text:p>8959000</text:p>
          </table:table-cell>
          <table:table-cell office:value-type="float" office:value="8897000">
            <text:p>8897000</text:p>
          </table:table-cell>
          <table:table-cell office:value-type="float" office:value="9033000">
            <text:p>9033000</text:p>
          </table:table-cell>
          <table:table-cell office:value-type="float" office:value="9208000">
            <text:p>9208000</text:p>
          </table:table-cell>
          <table:table-cell office:value-type="float" office:value="8889000">
            <text:p>8889000</text:p>
          </table:table-cell>
          <table:table-cell office:value-type="float" office:value="8928000">
            <text:p>8928000</text:p>
          </table:table-cell>
          <table:table-cell office:value-type="float" office:value="8974000">
            <text:p>8974000</text:p>
          </table:table-cell>
          <table:table-cell office:value-type="float" office:value="8927000">
            <text:p>8927000</text:p>
          </table:table-cell>
          <table:table-cell office:value-type="float" office:value="8872000">
            <text:p>8872000</text:p>
          </table:table-cell>
          <table:table-cell office:value-type="float" office:value="8951000">
            <text:p>8951000</text:p>
          </table:table-cell>
          <table:table-cell office:value-type="float" office:value="8880000">
            <text:p>8880000</text:p>
          </table:table-cell>
          <table:table-cell office:value-type="float" office:value="8970000">
            <text:p>8970000</text:p>
          </table:table-cell>
          <table:table-cell office:value-type="float" office:value="8963000">
            <text:p>8963000</text:p>
          </table:table-cell>
          <table:table-cell office:value-type="float" office:value="5950000">
            <text:p>5950000</text:p>
          </table:table-cell>
          <table:table-cell office:value-type="float" office:value="8889000">
            <text:p>8889000</text:p>
          </table:table-cell>
          <table:table-cell office:value-type="float" office:value="9010000">
            <text:p>9010000</text:p>
          </table:table-cell>
          <table:table-cell office:value-type="float" office:value="9037000">
            <text:p>9037000</text:p>
          </table:table-cell>
          <table:table-cell office:value-type="float" office:value="9042000">
            <text:p>9042000</text:p>
          </table:table-cell>
          <table:table-cell office:value-type="float" office:value="8959000">
            <text:p>8959000</text:p>
          </table:table-cell>
          <table:table-cell office:value-type="float" office:value="8992000">
            <text:p>8992000</text:p>
          </table:table-cell>
          <table:table-cell office:value-type="float" office:value="8989000">
            <text:p>8989000</text:p>
          </table:table-cell>
          <table:table-cell office:value-type="float" office:value="9166000">
            <text:p>9166000</text:p>
          </table:table-cell>
          <table:table-cell office:value-type="float" office:value="8998000">
            <text:p>8998000</text:p>
          </table:table-cell>
          <table:table-cell office:value-type="float" office:value="8933000">
            <text:p>8933000</text:p>
          </table:table-cell>
          <table:table-cell office:value-type="float" office:value="8973000">
            <text:p>8973000</text:p>
          </table:table-cell>
          <table:table-cell office:value-type="float" office:value="8978000">
            <text:p>8978000</text:p>
          </table:table-cell>
          <table:table-cell office:value-type="float" office:value="8966000">
            <text:p>8966000</text:p>
          </table:table-cell>
          <table:table-cell office:value-type="float" office:value="6100000">
            <text:p>6100000</text:p>
          </table:table-cell>
          <table:table-cell office:value-type="float" office:value="9031000">
            <text:p>9031000</text:p>
          </table:table-cell>
          <table:table-cell office:value-type="float" office:value="9129000">
            <text:p>9129000</text:p>
          </table:table-cell>
          <table:table-cell office:value-type="float" office:value="6058000">
            <text:p>6058000</text:p>
          </table:table-cell>
          <table:table-cell office:value-type="float" office:value="6197000">
            <text:p>6197000</text:p>
          </table:table-cell>
          <table:table-cell office:value-type="float" office:value="5972000">
            <text:p>5972000</text:p>
          </table:table-cell>
          <table:table-cell office:value-type="float" office:value="6894000">
            <text:p>6894000</text:p>
          </table:table-cell>
          <table:table-cell office:value-type="float" office:value="6026000">
            <text:p>6026000</text:p>
          </table:table-cell>
          <table:table-cell office:value-type="float" office:value="6127000">
            <text:p>6127000</text:p>
          </table:table-cell>
          <table:table-cell office:value-type="float" office:value="6081000">
            <text:p>6081000</text:p>
          </table:table-cell>
          <table:table-cell office:value-type="float" office:value="9387000">
            <text:p>9387000</text:p>
          </table:table-cell>
          <table:table-cell office:value-type="float" office:value="9974000">
            <text:p>9974000</text:p>
          </table:table-cell>
          <table:table-cell office:value-type="float" office:value="6116000">
            <text:p>6116000</text:p>
          </table:table-cell>
          <table:table-cell office:value-type="float" office:value="8766000">
            <text:p>8766000</text:p>
          </table:table-cell>
          <table:table-cell office:value-type="float" office:value="8934000">
            <text:p>8934000</text:p>
          </table:table-cell>
          <table:table-cell office:value-type="float" office:value="9064000">
            <text:p>9064000</text:p>
          </table:table-cell>
          <table:table-cell office:value-type="float" office:value="9066000">
            <text:p>9066000</text:p>
          </table:table-cell>
          <table:table-cell office:value-type="float" office:value="5955000">
            <text:p>5955000</text:p>
          </table:table-cell>
          <table:table-cell office:value-type="float" office:value="8945000">
            <text:p>8945000</text:p>
          </table:table-cell>
          <table:table-cell office:value-type="float" office:value="8972000">
            <text:p>8972000</text:p>
          </table:table-cell>
          <table:table-cell office:value-type="float" office:value="8959000">
            <text:p>8959000</text:p>
          </table:table-cell>
          <table:table-cell office:value-type="float" office:value="9218000">
            <text:p>9218000</text:p>
          </table:table-cell>
          <table:table-cell office:value-type="float" office:value="9039000">
            <text:p>9039000</text:p>
          </table:table-cell>
          <table:table-cell office:value-type="float" office:value="9173000">
            <text:p>9173000</text:p>
          </table:table-cell>
          <table:table-cell office:value-type="float" office:value="8986000">
            <text:p>8986000</text:p>
          </table:table-cell>
          <table:table-cell office:value-type="float" office:value="5985000">
            <text:p>5985000</text:p>
          </table:table-cell>
          <table:table-cell office:value-type="float" office:value="5976000">
            <text:p>5976000</text:p>
          </table:table-cell>
          <table:table-cell office:value-type="float" office:value="5946000">
            <text:p>5946000</text:p>
          </table:table-cell>
          <table:table-cell office:value-type="float" office:value="8964000">
            <text:p>8964000</text:p>
          </table:table-cell>
          <table:table-cell office:value-type="float" office:value="9150000">
            <text:p>9150000</text:p>
          </table:table-cell>
          <table:table-cell office:value-type="float" office:value="9024000">
            <text:p>9024000</text:p>
          </table:table-cell>
          <table:table-cell office:value-type="float" office:value="8928000">
            <text:p>8928000</text:p>
          </table:table-cell>
          <table:table-cell office:value-type="float" office:value="8903000">
            <text:p>8903000</text:p>
          </table:table-cell>
          <table:table-cell office:value-type="float" office:value="9112000">
            <text:p>9112000</text:p>
          </table:table-cell>
          <table:table-cell office:value-type="float" office:value="5962000">
            <text:p>5962000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AVERAGE([.A9:.CV9])" office:value-type="float" office:value="8456310">
            <text:p>8456310</text:p>
          </table:table-cell>
        </table:table-row>
        <table:table-row table:style-name="ro1">
          <table:table-cell office:value-type="float" office:value="9086000">
            <text:p>9086000</text:p>
          </table:table-cell>
          <table:table-cell office:value-type="float" office:value="6118000">
            <text:p>6118000</text:p>
          </table:table-cell>
          <table:table-cell office:value-type="float" office:value="8970000">
            <text:p>8970000</text:p>
          </table:table-cell>
          <table:table-cell office:value-type="float" office:value="5956000">
            <text:p>5956000</text:p>
          </table:table-cell>
          <table:table-cell office:value-type="float" office:value="5972000">
            <text:p>5972000</text:p>
          </table:table-cell>
          <table:table-cell office:value-type="float" office:value="6268000">
            <text:p>6268000</text:p>
          </table:table-cell>
          <table:table-cell office:value-type="float" office:value="6013000">
            <text:p>6013000</text:p>
          </table:table-cell>
          <table:table-cell office:value-type="float" office:value="6009000">
            <text:p>6009000</text:p>
          </table:table-cell>
          <table:table-cell office:value-type="float" office:value="8936000">
            <text:p>8936000</text:p>
          </table:table-cell>
          <table:table-cell office:value-type="float" office:value="7670000">
            <text:p>7670000</text:p>
          </table:table-cell>
          <table:table-cell office:value-type="float" office:value="9040000">
            <text:p>9040000</text:p>
          </table:table-cell>
          <table:table-cell office:value-type="float" office:value="9091000">
            <text:p>9091000</text:p>
          </table:table-cell>
          <table:table-cell office:value-type="float" office:value="6105000">
            <text:p>6105000</text:p>
          </table:table-cell>
          <table:table-cell office:value-type="float" office:value="6079000">
            <text:p>6079000</text:p>
          </table:table-cell>
          <table:table-cell office:value-type="float" office:value="9245000">
            <text:p>9245000</text:p>
          </table:table-cell>
          <table:table-cell office:value-type="float" office:value="9043000">
            <text:p>9043000</text:p>
          </table:table-cell>
          <table:table-cell office:value-type="float" office:value="9062000">
            <text:p>9062000</text:p>
          </table:table-cell>
          <table:table-cell office:value-type="float" office:value="8951000">
            <text:p>8951000</text:p>
          </table:table-cell>
          <table:table-cell office:value-type="float" office:value="6071000">
            <text:p>6071000</text:p>
          </table:table-cell>
          <table:table-cell office:value-type="float" office:value="9088000">
            <text:p>9088000</text:p>
          </table:table-cell>
          <table:table-cell office:value-type="float" office:value="5943000">
            <text:p>5943000</text:p>
          </table:table-cell>
          <table:table-cell table:number-columns-repeated="2" office:value-type="float" office:value="9079000">
            <text:p>9079000</text:p>
          </table:table-cell>
          <table:table-cell office:value-type="float" office:value="9061000">
            <text:p>9061000</text:p>
          </table:table-cell>
          <table:table-cell office:value-type="float" office:value="9235000">
            <text:p>9235000</text:p>
          </table:table-cell>
          <table:table-cell office:value-type="float" office:value="9219000">
            <text:p>9219000</text:p>
          </table:table-cell>
          <table:table-cell office:value-type="float" office:value="9165000">
            <text:p>9165000</text:p>
          </table:table-cell>
          <table:table-cell office:value-type="float" office:value="6155000">
            <text:p>6155000</text:p>
          </table:table-cell>
          <table:table-cell office:value-type="float" office:value="6090000">
            <text:p>6090000</text:p>
          </table:table-cell>
          <table:table-cell office:value-type="float" office:value="9252000">
            <text:p>9252000</text:p>
          </table:table-cell>
          <table:table-cell office:value-type="float" office:value="9183000">
            <text:p>9183000</text:p>
          </table:table-cell>
          <table:table-cell office:value-type="float" office:value="9153000">
            <text:p>9153000</text:p>
          </table:table-cell>
          <table:table-cell office:value-type="float" office:value="9210000">
            <text:p>9210000</text:p>
          </table:table-cell>
          <table:table-cell office:value-type="float" office:value="9136000">
            <text:p>9136000</text:p>
          </table:table-cell>
          <table:table-cell office:value-type="float" office:value="9129000">
            <text:p>9129000</text:p>
          </table:table-cell>
          <table:table-cell office:value-type="float" office:value="9167000">
            <text:p>9167000</text:p>
          </table:table-cell>
          <table:table-cell office:value-type="float" office:value="9150000">
            <text:p>9150000</text:p>
          </table:table-cell>
          <table:table-cell office:value-type="float" office:value="9211000">
            <text:p>9211000</text:p>
          </table:table-cell>
          <table:table-cell office:value-type="float" office:value="9163000">
            <text:p>9163000</text:p>
          </table:table-cell>
          <table:table-cell office:value-type="float" office:value="6158000">
            <text:p>6158000</text:p>
          </table:table-cell>
          <table:table-cell office:value-type="float" office:value="9073000">
            <text:p>9073000</text:p>
          </table:table-cell>
          <table:table-cell office:value-type="float" office:value="9377000">
            <text:p>9377000</text:p>
          </table:table-cell>
          <table:table-cell office:value-type="float" office:value="9157000">
            <text:p>9157000</text:p>
          </table:table-cell>
          <table:table-cell office:value-type="float" office:value="6460000">
            <text:p>6460000</text:p>
          </table:table-cell>
          <table:table-cell office:value-type="float" office:value="6106000">
            <text:p>6106000</text:p>
          </table:table-cell>
          <table:table-cell office:value-type="float" office:value="9440000">
            <text:p>9440000</text:p>
          </table:table-cell>
          <table:table-cell office:value-type="float" office:value="9092000">
            <text:p>9092000</text:p>
          </table:table-cell>
          <table:table-cell office:value-type="float" office:value="9248000">
            <text:p>9248000</text:p>
          </table:table-cell>
          <table:table-cell office:value-type="float" office:value="9413000">
            <text:p>9413000</text:p>
          </table:table-cell>
          <table:table-cell office:value-type="float" office:value="9375000">
            <text:p>9375000</text:p>
          </table:table-cell>
          <table:table-cell office:value-type="float" office:value="9326000">
            <text:p>9326000</text:p>
          </table:table-cell>
          <table:table-cell office:value-type="float" office:value="9403000">
            <text:p>9403000</text:p>
          </table:table-cell>
          <table:table-cell office:value-type="float" office:value="9449000">
            <text:p>9449000</text:p>
          </table:table-cell>
          <table:table-cell office:value-type="float" office:value="9251000">
            <text:p>9251000</text:p>
          </table:table-cell>
          <table:table-cell office:value-type="float" office:value="9421000">
            <text:p>9421000</text:p>
          </table:table-cell>
          <table:table-cell office:value-type="float" office:value="9485000">
            <text:p>9485000</text:p>
          </table:table-cell>
          <table:table-cell office:value-type="float" office:value="9370000">
            <text:p>9370000</text:p>
          </table:table-cell>
          <table:table-cell office:value-type="float" office:value="9427000">
            <text:p>9427000</text:p>
          </table:table-cell>
          <table:table-cell office:value-type="float" office:value="6200000">
            <text:p>6200000</text:p>
          </table:table-cell>
          <table:table-cell office:value-type="float" office:value="6160000">
            <text:p>6160000</text:p>
          </table:table-cell>
          <table:table-cell office:value-type="float" office:value="9033000">
            <text:p>9033000</text:p>
          </table:table-cell>
          <table:table-cell office:value-type="float" office:value="9197000">
            <text:p>9197000</text:p>
          </table:table-cell>
          <table:table-cell office:value-type="float" office:value="6212000">
            <text:p>6212000</text:p>
          </table:table-cell>
          <table:table-cell office:value-type="float" office:value="9163000">
            <text:p>9163000</text:p>
          </table:table-cell>
          <table:table-cell office:value-type="float" office:value="9125000">
            <text:p>9125000</text:p>
          </table:table-cell>
          <table:table-cell office:value-type="float" office:value="9616000">
            <text:p>9616000</text:p>
          </table:table-cell>
          <table:table-cell office:value-type="float" office:value="9108000">
            <text:p>9108000</text:p>
          </table:table-cell>
          <table:table-cell office:value-type="float" office:value="6132000">
            <text:p>6132000</text:p>
          </table:table-cell>
          <table:table-cell office:value-type="float" office:value="9256000">
            <text:p>9256000</text:p>
          </table:table-cell>
          <table:table-cell office:value-type="float" office:value="6091000">
            <text:p>6091000</text:p>
          </table:table-cell>
          <table:table-cell office:value-type="float" office:value="9106000">
            <text:p>9106000</text:p>
          </table:table-cell>
          <table:table-cell office:value-type="float" office:value="9137000">
            <text:p>9137000</text:p>
          </table:table-cell>
          <table:table-cell office:value-type="float" office:value="9059000">
            <text:p>9059000</text:p>
          </table:table-cell>
          <table:table-cell office:value-type="float" office:value="9164000">
            <text:p>9164000</text:p>
          </table:table-cell>
          <table:table-cell office:value-type="float" office:value="8946000">
            <text:p>8946000</text:p>
          </table:table-cell>
          <table:table-cell office:value-type="float" office:value="6052000">
            <text:p>6052000</text:p>
          </table:table-cell>
          <table:table-cell office:value-type="float" office:value="6039000">
            <text:p>6039000</text:p>
          </table:table-cell>
          <table:table-cell office:value-type="float" office:value="9011000">
            <text:p>9011000</text:p>
          </table:table-cell>
          <table:table-cell office:value-type="float" office:value="8987000">
            <text:p>8987000</text:p>
          </table:table-cell>
          <table:table-cell office:value-type="float" office:value="9016000">
            <text:p>9016000</text:p>
          </table:table-cell>
          <table:table-cell office:value-type="float" office:value="8947000">
            <text:p>8947000</text:p>
          </table:table-cell>
          <table:table-cell office:value-type="float" office:value="9020000">
            <text:p>9020000</text:p>
          </table:table-cell>
          <table:table-cell office:value-type="float" office:value="8907000">
            <text:p>8907000</text:p>
          </table:table-cell>
          <table:table-cell office:value-type="float" office:value="9011000">
            <text:p>9011000</text:p>
          </table:table-cell>
          <table:table-cell office:value-type="float" office:value="9259000">
            <text:p>9259000</text:p>
          </table:table-cell>
          <table:table-cell office:value-type="float" office:value="9205000">
            <text:p>9205000</text:p>
          </table:table-cell>
          <table:table-cell office:value-type="float" office:value="6828000">
            <text:p>6828000</text:p>
          </table:table-cell>
          <table:table-cell office:value-type="float" office:value="9340000">
            <text:p>9340000</text:p>
          </table:table-cell>
          <table:table-cell office:value-type="float" office:value="9165000">
            <text:p>9165000</text:p>
          </table:table-cell>
          <table:table-cell office:value-type="float" office:value="9217000">
            <text:p>9217000</text:p>
          </table:table-cell>
          <table:table-cell office:value-type="float" office:value="9207000">
            <text:p>9207000</text:p>
          </table:table-cell>
          <table:table-cell office:value-type="float" office:value="9267000">
            <text:p>9267000</text:p>
          </table:table-cell>
          <table:table-cell office:value-type="float" office:value="6145000">
            <text:p>6145000</text:p>
          </table:table-cell>
          <table:table-cell office:value-type="float" office:value="6181000">
            <text:p>6181000</text:p>
          </table:table-cell>
          <table:table-cell office:value-type="float" office:value="9438000">
            <text:p>9438000</text:p>
          </table:table-cell>
          <table:table-cell office:value-type="float" office:value="9211000">
            <text:p>9211000</text:p>
          </table:table-cell>
          <table:table-cell office:value-type="float" office:value="9238000">
            <text:p>9238000</text:p>
          </table:table-cell>
          <table:table-cell office:value-type="float" office:value="9197000">
            <text:p>9197000</text:p>
          </table:table-cell>
          <table:table-cell office:value-type="float" office:value="9169000">
            <text:p>9169000</text:p>
          </table:table-cell>
          <table:table-cell office:value-type="float" office:value="9176000">
            <text:p>9176000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AVERAGE([.A10:.CV10])" office:value-type="float" office:value="8405220">
            <text:p>8405220</text:p>
          </table:table-cell>
        </table:table-row>
        <table:table-row table:style-name="ro1">
          <table:table-cell office:value-type="float" office:value="6441000">
            <text:p>6441000</text:p>
          </table:table-cell>
          <table:table-cell office:value-type="float" office:value="9620000">
            <text:p>9620000</text:p>
          </table:table-cell>
          <table:table-cell office:value-type="float" office:value="9753000">
            <text:p>9753000</text:p>
          </table:table-cell>
          <table:table-cell office:value-type="float" office:value="9652000">
            <text:p>9652000</text:p>
          </table:table-cell>
          <table:table-cell office:value-type="float" office:value="7657000">
            <text:p>7657000</text:p>
          </table:table-cell>
          <table:table-cell office:value-type="float" office:value="9844000">
            <text:p>9844000</text:p>
          </table:table-cell>
          <table:table-cell office:value-type="float" office:value="9666000">
            <text:p>9666000</text:p>
          </table:table-cell>
          <table:table-cell office:value-type="float" office:value="9717000">
            <text:p>9717000</text:p>
          </table:table-cell>
          <table:table-cell office:value-type="float" office:value="9282000">
            <text:p>9282000</text:p>
          </table:table-cell>
          <table:table-cell office:value-type="float" office:value="9324000">
            <text:p>9324000</text:p>
          </table:table-cell>
          <table:table-cell office:value-type="float" office:value="9332000">
            <text:p>9332000</text:p>
          </table:table-cell>
          <table:table-cell office:value-type="float" office:value="9538000">
            <text:p>9538000</text:p>
          </table:table-cell>
          <table:table-cell office:value-type="float" office:value="9377000">
            <text:p>9377000</text:p>
          </table:table-cell>
          <table:table-cell office:value-type="float" office:value="9349000">
            <text:p>9349000</text:p>
          </table:table-cell>
          <table:table-cell office:value-type="float" office:value="9455000">
            <text:p>9455000</text:p>
          </table:table-cell>
          <table:table-cell office:value-type="float" office:value="9447000">
            <text:p>9447000</text:p>
          </table:table-cell>
          <table:table-cell office:value-type="float" office:value="6360000">
            <text:p>6360000</text:p>
          </table:table-cell>
          <table:table-cell office:value-type="float" office:value="9430000">
            <text:p>9430000</text:p>
          </table:table-cell>
          <table:table-cell office:value-type="float" office:value="9202000">
            <text:p>9202000</text:p>
          </table:table-cell>
          <table:table-cell office:value-type="float" office:value="9360000">
            <text:p>9360000</text:p>
          </table:table-cell>
          <table:table-cell office:value-type="float" office:value="9203000">
            <text:p>9203000</text:p>
          </table:table-cell>
          <table:table-cell office:value-type="float" office:value="9153000">
            <text:p>9153000</text:p>
          </table:table-cell>
          <table:table-cell office:value-type="float" office:value="9353000">
            <text:p>9353000</text:p>
          </table:table-cell>
          <table:table-cell office:value-type="float" office:value="9251000">
            <text:p>9251000</text:p>
          </table:table-cell>
          <table:table-cell office:value-type="float" office:value="9267000">
            <text:p>9267000</text:p>
          </table:table-cell>
          <table:table-cell office:value-type="float" office:value="9243000">
            <text:p>9243000</text:p>
          </table:table-cell>
          <table:table-cell office:value-type="float" office:value="9200000">
            <text:p>9200000</text:p>
          </table:table-cell>
          <table:table-cell office:value-type="float" office:value="9137000">
            <text:p>9137000</text:p>
          </table:table-cell>
          <table:table-cell office:value-type="float" office:value="9541000">
            <text:p>9541000</text:p>
          </table:table-cell>
          <table:table-cell office:value-type="float" office:value="9391000">
            <text:p>9391000</text:p>
          </table:table-cell>
          <table:table-cell office:value-type="float" office:value="9506000">
            <text:p>9506000</text:p>
          </table:table-cell>
          <table:table-cell office:value-type="float" office:value="9452000">
            <text:p>9452000</text:p>
          </table:table-cell>
          <table:table-cell office:value-type="float" office:value="9486000">
            <text:p>9486000</text:p>
          </table:table-cell>
          <table:table-cell office:value-type="float" office:value="9286000">
            <text:p>9286000</text:p>
          </table:table-cell>
          <table:table-cell office:value-type="float" office:value="6327000">
            <text:p>6327000</text:p>
          </table:table-cell>
          <table:table-cell office:value-type="float" office:value="9482000">
            <text:p>9482000</text:p>
          </table:table-cell>
          <table:table-cell office:value-type="float" office:value="9445000">
            <text:p>9445000</text:p>
          </table:table-cell>
          <table:table-cell office:value-type="float" office:value="9363000">
            <text:p>9363000</text:p>
          </table:table-cell>
          <table:table-cell office:value-type="float" office:value="9301000">
            <text:p>9301000</text:p>
          </table:table-cell>
          <table:table-cell office:value-type="float" office:value="6118000">
            <text:p>6118000</text:p>
          </table:table-cell>
          <table:table-cell office:value-type="float" office:value="9320000">
            <text:p>9320000</text:p>
          </table:table-cell>
          <table:table-cell office:value-type="float" office:value="9391000">
            <text:p>9391000</text:p>
          </table:table-cell>
          <table:table-cell office:value-type="float" office:value="9552000">
            <text:p>9552000</text:p>
          </table:table-cell>
          <table:table-cell office:value-type="float" office:value="6193000">
            <text:p>6193000</text:p>
          </table:table-cell>
          <table:table-cell office:value-type="float" office:value="9296000">
            <text:p>9296000</text:p>
          </table:table-cell>
          <table:table-cell office:value-type="float" office:value="9399000">
            <text:p>9399000</text:p>
          </table:table-cell>
          <table:table-cell office:value-type="float" office:value="9250000">
            <text:p>9250000</text:p>
          </table:table-cell>
          <table:table-cell office:value-type="float" office:value="6225000">
            <text:p>6225000</text:p>
          </table:table-cell>
          <table:table-cell office:value-type="float" office:value="9748000">
            <text:p>9748000</text:p>
          </table:table-cell>
          <table:table-cell office:value-type="float" office:value="6222000">
            <text:p>6222000</text:p>
          </table:table-cell>
          <table:table-cell office:value-type="float" office:value="9324000">
            <text:p>9324000</text:p>
          </table:table-cell>
          <table:table-cell office:value-type="float" office:value="9455000">
            <text:p>9455000</text:p>
          </table:table-cell>
          <table:table-cell office:value-type="float" office:value="9350000">
            <text:p>9350000</text:p>
          </table:table-cell>
          <table:table-cell office:value-type="float" office:value="9344000">
            <text:p>9344000</text:p>
          </table:table-cell>
          <table:table-cell office:value-type="float" office:value="9447000">
            <text:p>9447000</text:p>
          </table:table-cell>
          <table:table-cell office:value-type="float" office:value="9376000">
            <text:p>9376000</text:p>
          </table:table-cell>
          <table:table-cell office:value-type="float" office:value="9446000">
            <text:p>9446000</text:p>
          </table:table-cell>
          <table:table-cell office:value-type="float" office:value="9287000">
            <text:p>9287000</text:p>
          </table:table-cell>
          <table:table-cell office:value-type="float" office:value="9274000">
            <text:p>9274000</text:p>
          </table:table-cell>
          <table:table-cell office:value-type="float" office:value="9196000">
            <text:p>9196000</text:p>
          </table:table-cell>
          <table:table-cell office:value-type="float" office:value="9267000">
            <text:p>9267000</text:p>
          </table:table-cell>
          <table:table-cell office:value-type="float" office:value="9217000">
            <text:p>9217000</text:p>
          </table:table-cell>
          <table:table-cell office:value-type="float" office:value="9249000">
            <text:p>9249000</text:p>
          </table:table-cell>
          <table:table-cell office:value-type="float" office:value="6142000">
            <text:p>6142000</text:p>
          </table:table-cell>
          <table:table-cell office:value-type="float" office:value="9487000">
            <text:p>9487000</text:p>
          </table:table-cell>
          <table:table-cell office:value-type="float" office:value="9322000">
            <text:p>9322000</text:p>
          </table:table-cell>
          <table:table-cell office:value-type="float" office:value="6313000">
            <text:p>6313000</text:p>
          </table:table-cell>
          <table:table-cell office:value-type="float" office:value="9369000">
            <text:p>9369000</text:p>
          </table:table-cell>
          <table:table-cell office:value-type="float" office:value="8298000">
            <text:p>8298000</text:p>
          </table:table-cell>
          <table:table-cell office:value-type="float" office:value="9401000">
            <text:p>9401000</text:p>
          </table:table-cell>
          <table:table-cell office:value-type="float" office:value="9450000">
            <text:p>9450000</text:p>
          </table:table-cell>
          <table:table-cell office:value-type="float" office:value="9363000">
            <text:p>9363000</text:p>
          </table:table-cell>
          <table:table-cell office:value-type="float" office:value="9457000">
            <text:p>9457000</text:p>
          </table:table-cell>
          <table:table-cell office:value-type="float" office:value="9579000">
            <text:p>9579000</text:p>
          </table:table-cell>
          <table:table-cell office:value-type="float" office:value="9543000">
            <text:p>9543000</text:p>
          </table:table-cell>
          <table:table-cell office:value-type="float" office:value="9500000">
            <text:p>9500000</text:p>
          </table:table-cell>
          <table:table-cell office:value-type="float" office:value="9434000">
            <text:p>9434000</text:p>
          </table:table-cell>
          <table:table-cell office:value-type="float" office:value="9340000">
            <text:p>9340000</text:p>
          </table:table-cell>
          <table:table-cell office:value-type="float" office:value="9263000">
            <text:p>9263000</text:p>
          </table:table-cell>
          <table:table-cell office:value-type="float" office:value="9306000">
            <text:p>9306000</text:p>
          </table:table-cell>
          <table:table-cell office:value-type="float" office:value="9317000">
            <text:p>9317000</text:p>
          </table:table-cell>
          <table:table-cell office:value-type="float" office:value="9291000">
            <text:p>9291000</text:p>
          </table:table-cell>
          <table:table-cell office:value-type="float" office:value="9309000">
            <text:p>9309000</text:p>
          </table:table-cell>
          <table:table-cell office:value-type="float" office:value="9318000">
            <text:p>9318000</text:p>
          </table:table-cell>
          <table:table-cell office:value-type="float" office:value="9301000">
            <text:p>9301000</text:p>
          </table:table-cell>
          <table:table-cell office:value-type="float" office:value="6221000">
            <text:p>6221000</text:p>
          </table:table-cell>
          <table:table-cell office:value-type="float" office:value="9323000">
            <text:p>9323000</text:p>
          </table:table-cell>
          <table:table-cell office:value-type="float" office:value="6283000">
            <text:p>6283000</text:p>
          </table:table-cell>
          <table:table-cell office:value-type="float" office:value="9445000">
            <text:p>9445000</text:p>
          </table:table-cell>
          <table:table-cell office:value-type="float" office:value="9378000">
            <text:p>9378000</text:p>
          </table:table-cell>
          <table:table-cell office:value-type="float" office:value="9415000">
            <text:p>9415000</text:p>
          </table:table-cell>
          <table:table-cell office:value-type="float" office:value="9511000">
            <text:p>9511000</text:p>
          </table:table-cell>
          <table:table-cell office:value-type="float" office:value="9438000">
            <text:p>9438000</text:p>
          </table:table-cell>
          <table:table-cell office:value-type="float" office:value="9384000">
            <text:p>9384000</text:p>
          </table:table-cell>
          <table:table-cell office:value-type="float" office:value="6330000">
            <text:p>6330000</text:p>
          </table:table-cell>
          <table:table-cell office:value-type="float" office:value="9414000">
            <text:p>9414000</text:p>
          </table:table-cell>
          <table:table-cell office:value-type="float" office:value="9413000">
            <text:p>9413000</text:p>
          </table:table-cell>
          <table:table-cell office:value-type="float" office:value="9393000">
            <text:p>9393000</text:p>
          </table:table-cell>
          <table:table-cell office:value-type="float" office:value="9319000">
            <text:p>9319000</text:p>
          </table:table-cell>
          <table:table-cell office:value-type="float" office:value="9446000">
            <text:p>944600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AVERAGE([.A11:.CV11])" office:value-type="float" office:value="8989550">
            <text:p>8989550</text:p>
          </table:table-cell>
        </table:table-row>
        <table:table-row table:style-name="ro1">
          <table:table-cell office:value-type="float" office:value="9850000">
            <text:p>9850000</text:p>
          </table:table-cell>
          <table:table-cell office:value-type="float" office:value="9742000">
            <text:p>9742000</text:p>
          </table:table-cell>
          <table:table-cell office:value-type="float" office:value="9836000">
            <text:p>9836000</text:p>
          </table:table-cell>
          <table:table-cell office:value-type="float" office:value="9647000">
            <text:p>9647000</text:p>
          </table:table-cell>
          <table:table-cell office:value-type="float" office:value="9681000">
            <text:p>9681000</text:p>
          </table:table-cell>
          <table:table-cell office:value-type="float" office:value="6535000">
            <text:p>6535000</text:p>
          </table:table-cell>
          <table:table-cell office:value-type="float" office:value="9584000">
            <text:p>9584000</text:p>
          </table:table-cell>
          <table:table-cell office:value-type="float" office:value="9717000">
            <text:p>9717000</text:p>
          </table:table-cell>
          <table:table-cell office:value-type="float" office:value="9757000">
            <text:p>9757000</text:p>
          </table:table-cell>
          <table:table-cell office:value-type="float" office:value="9805000">
            <text:p>9805000</text:p>
          </table:table-cell>
          <table:table-cell office:value-type="float" office:value="9997000">
            <text:p>9997000</text:p>
          </table:table-cell>
          <table:table-cell office:value-type="float" office:value="9780000">
            <text:p>9780000</text:p>
          </table:table-cell>
          <table:table-cell office:value-type="float" office:value="9693000">
            <text:p>9693000</text:p>
          </table:table-cell>
          <table:table-cell office:value-type="float" office:value="9527000">
            <text:p>9527000</text:p>
          </table:table-cell>
          <table:table-cell office:value-type="float" office:value="9681000">
            <text:p>9681000</text:p>
          </table:table-cell>
          <table:table-cell office:value-type="float" office:value="9689000">
            <text:p>9689000</text:p>
          </table:table-cell>
          <table:table-cell office:value-type="float" office:value="9767000">
            <text:p>9767000</text:p>
          </table:table-cell>
          <table:table-cell office:value-type="float" office:value="9667000">
            <text:p>9667000</text:p>
          </table:table-cell>
          <table:table-cell office:value-type="float" office:value="9684000">
            <text:p>9684000</text:p>
          </table:table-cell>
          <table:table-cell office:value-type="float" office:value="9818000">
            <text:p>9818000</text:p>
          </table:table-cell>
          <table:table-cell office:value-type="float" office:value="6497000">
            <text:p>6497000</text:p>
          </table:table-cell>
          <table:table-cell office:value-type="float" office:value="9694000">
            <text:p>9694000</text:p>
          </table:table-cell>
          <table:table-cell office:value-type="float" office:value="9779000">
            <text:p>9779000</text:p>
          </table:table-cell>
          <table:table-cell office:value-type="float" office:value="9295000">
            <text:p>9295000</text:p>
          </table:table-cell>
          <table:table-cell office:value-type="float" office:value="9398000">
            <text:p>9398000</text:p>
          </table:table-cell>
          <table:table-cell office:value-type="float" office:value="9319000">
            <text:p>9319000</text:p>
          </table:table-cell>
          <table:table-cell office:value-type="float" office:value="9391000">
            <text:p>9391000</text:p>
          </table:table-cell>
          <table:table-cell office:value-type="float" office:value="9283000">
            <text:p>9283000</text:p>
          </table:table-cell>
          <table:table-cell office:value-type="float" office:value="9495000">
            <text:p>9495000</text:p>
          </table:table-cell>
          <table:table-cell office:value-type="float" office:value="9587000">
            <text:p>9587000</text:p>
          </table:table-cell>
          <table:table-cell office:value-type="float" office:value="9554000">
            <text:p>9554000</text:p>
          </table:table-cell>
          <table:table-cell office:value-type="float" office:value="9275000">
            <text:p>9275000</text:p>
          </table:table-cell>
          <table:table-cell office:value-type="float" office:value="9342000">
            <text:p>9342000</text:p>
          </table:table-cell>
          <table:table-cell office:value-type="float" office:value="9332000">
            <text:p>9332000</text:p>
          </table:table-cell>
          <table:table-cell office:value-type="float" office:value="9278000">
            <text:p>9278000</text:p>
          </table:table-cell>
          <table:table-cell office:value-type="float" office:value="9330000">
            <text:p>9330000</text:p>
          </table:table-cell>
          <table:table-cell office:value-type="float" office:value="9291000">
            <text:p>9291000</text:p>
          </table:table-cell>
          <table:table-cell office:value-type="float" office:value="9344000">
            <text:p>9344000</text:p>
          </table:table-cell>
          <table:table-cell office:value-type="float" office:value="9588000">
            <text:p>9588000</text:p>
          </table:table-cell>
          <table:table-cell office:value-type="float" office:value="9309000">
            <text:p>9309000</text:p>
          </table:table-cell>
          <table:table-cell office:value-type="float" office:value="9282000">
            <text:p>9282000</text:p>
          </table:table-cell>
          <table:table-cell office:value-type="float" office:value="9267000">
            <text:p>9267000</text:p>
          </table:table-cell>
          <table:table-cell office:value-type="float" office:value="9398000">
            <text:p>9398000</text:p>
          </table:table-cell>
          <table:table-cell office:value-type="float" office:value="9293000">
            <text:p>9293000</text:p>
          </table:table-cell>
          <table:table-cell office:value-type="float" office:value="9258000">
            <text:p>9258000</text:p>
          </table:table-cell>
          <table:table-cell office:value-type="float" office:value="9601000">
            <text:p>9601000</text:p>
          </table:table-cell>
          <table:table-cell office:value-type="float" office:value="9753000">
            <text:p>9753000</text:p>
          </table:table-cell>
          <table:table-cell office:value-type="float" office:value="9811000">
            <text:p>9811000</text:p>
          </table:table-cell>
          <table:table-cell office:value-type="float" office:value="9791000">
            <text:p>9791000</text:p>
          </table:table-cell>
          <table:table-cell office:value-type="float" office:value="9701000">
            <text:p>9701000</text:p>
          </table:table-cell>
          <table:table-cell office:value-type="float" office:value="9787000">
            <text:p>9787000</text:p>
          </table:table-cell>
          <table:table-cell office:value-type="float" office:value="9687000">
            <text:p>9687000</text:p>
          </table:table-cell>
          <table:table-cell office:value-type="float" office:value="10081000">
            <text:p>10081000</text:p>
          </table:table-cell>
          <table:table-cell office:value-type="float" office:value="9571000">
            <text:p>9571000</text:p>
          </table:table-cell>
          <table:table-cell office:value-type="float" office:value="9686000">
            <text:p>9686000</text:p>
          </table:table-cell>
          <table:table-cell office:value-type="float" office:value="9726000">
            <text:p>9726000</text:p>
          </table:table-cell>
          <table:table-cell office:value-type="float" office:value="9554000">
            <text:p>9554000</text:p>
          </table:table-cell>
          <table:table-cell office:value-type="float" office:value="9837000">
            <text:p>9837000</text:p>
          </table:table-cell>
          <table:table-cell office:value-type="float" office:value="9955000">
            <text:p>9955000</text:p>
          </table:table-cell>
          <table:table-cell office:value-type="float" office:value="9823000">
            <text:p>9823000</text:p>
          </table:table-cell>
          <table:table-cell office:value-type="float" office:value="9795000">
            <text:p>9795000</text:p>
          </table:table-cell>
          <table:table-cell office:value-type="float" office:value="9838000">
            <text:p>9838000</text:p>
          </table:table-cell>
          <table:table-cell office:value-type="float" office:value="9831000">
            <text:p>9831000</text:p>
          </table:table-cell>
          <table:table-cell office:value-type="float" office:value="9746000">
            <text:p>9746000</text:p>
          </table:table-cell>
          <table:table-cell office:value-type="float" office:value="9825000">
            <text:p>9825000</text:p>
          </table:table-cell>
          <table:table-cell office:value-type="float" office:value="9871000">
            <text:p>9871000</text:p>
          </table:table-cell>
          <table:table-cell office:value-type="float" office:value="9824000">
            <text:p>9824000</text:p>
          </table:table-cell>
          <table:table-cell office:value-type="float" office:value="9893000">
            <text:p>9893000</text:p>
          </table:table-cell>
          <table:table-cell office:value-type="float" office:value="9663000">
            <text:p>9663000</text:p>
          </table:table-cell>
          <table:table-cell office:value-type="float" office:value="9799000">
            <text:p>9799000</text:p>
          </table:table-cell>
          <table:table-cell office:value-type="float" office:value="9750000">
            <text:p>9750000</text:p>
          </table:table-cell>
          <table:table-cell office:value-type="float" office:value="9794000">
            <text:p>9794000</text:p>
          </table:table-cell>
          <table:table-cell office:value-type="float" office:value="9839000">
            <text:p>9839000</text:p>
          </table:table-cell>
          <table:table-cell office:value-type="float" office:value="9752000">
            <text:p>9752000</text:p>
          </table:table-cell>
          <table:table-cell office:value-type="float" office:value="9624000">
            <text:p>9624000</text:p>
          </table:table-cell>
          <table:table-cell office:value-type="float" office:value="9808000">
            <text:p>9808000</text:p>
          </table:table-cell>
          <table:table-cell office:value-type="float" office:value="9689000">
            <text:p>9689000</text:p>
          </table:table-cell>
          <table:table-cell office:value-type="float" office:value="9740000">
            <text:p>9740000</text:p>
          </table:table-cell>
          <table:table-cell office:value-type="float" office:value="9765000">
            <text:p>9765000</text:p>
          </table:table-cell>
          <table:table-cell office:value-type="float" office:value="6533000">
            <text:p>6533000</text:p>
          </table:table-cell>
          <table:table-cell office:value-type="float" office:value="9445000">
            <text:p>9445000</text:p>
          </table:table-cell>
          <table:table-cell office:value-type="float" office:value="9385000">
            <text:p>9385000</text:p>
          </table:table-cell>
          <table:table-cell office:value-type="float" office:value="9457000">
            <text:p>9457000</text:p>
          </table:table-cell>
          <table:table-cell office:value-type="float" office:value="9379000">
            <text:p>9379000</text:p>
          </table:table-cell>
          <table:table-cell office:value-type="float" office:value="9453000">
            <text:p>9453000</text:p>
          </table:table-cell>
          <table:table-cell office:value-type="float" office:value="9382000">
            <text:p>9382000</text:p>
          </table:table-cell>
          <table:table-cell office:value-type="float" office:value="9376000">
            <text:p>9376000</text:p>
          </table:table-cell>
          <table:table-cell office:value-type="float" office:value="9448000">
            <text:p>9448000</text:p>
          </table:table-cell>
          <table:table-cell office:value-type="float" office:value="9340000">
            <text:p>9340000</text:p>
          </table:table-cell>
          <table:table-cell office:value-type="float" office:value="9443000">
            <text:p>9443000</text:p>
          </table:table-cell>
          <table:table-cell office:value-type="float" office:value="9414000">
            <text:p>9414000</text:p>
          </table:table-cell>
          <table:table-cell office:value-type="float" office:value="9599000">
            <text:p>9599000</text:p>
          </table:table-cell>
          <table:table-cell office:value-type="float" office:value="9607000">
            <text:p>9607000</text:p>
          </table:table-cell>
          <table:table-cell office:value-type="float" office:value="9359000">
            <text:p>9359000</text:p>
          </table:table-cell>
          <table:table-cell office:value-type="float" office:value="9515000">
            <text:p>9515000</text:p>
          </table:table-cell>
          <table:table-cell office:value-type="float" office:value="9652000">
            <text:p>9652000</text:p>
          </table:table-cell>
          <table:table-cell office:value-type="float" office:value="9352000">
            <text:p>9352000</text:p>
          </table:table-cell>
          <table:table-cell office:value-type="float" office:value="9488000">
            <text:p>9488000</text:p>
          </table:table-cell>
          <table:table-cell office:value-type="float" office:value="9615000">
            <text:p>9615000</text:p>
          </table:table-cell>
          <table:table-cell office:value-type="float" office:value="9504000">
            <text:p>9504000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AVERAGE([.A12:.CV12])" office:value-type="float" office:value="9512920">
            <text:p>9512920</text:p>
          </table:table-cell>
        </table:table-row>
        <table:table-row table:style-name="ro1">
          <table:table-cell office:value-type="float" office:value="9882000">
            <text:p>9882000</text:p>
          </table:table-cell>
          <table:table-cell office:value-type="float" office:value="9982000">
            <text:p>9982000</text:p>
          </table:table-cell>
          <table:table-cell office:value-type="float" office:value="9856000">
            <text:p>9856000</text:p>
          </table:table-cell>
          <table:table-cell office:value-type="float" office:value="10100000">
            <text:p>10100000</text:p>
          </table:table-cell>
          <table:table-cell office:value-type="float" office:value="9977000">
            <text:p>9977000</text:p>
          </table:table-cell>
          <table:table-cell office:value-type="float" office:value="10080000">
            <text:p>10080000</text:p>
          </table:table-cell>
          <table:table-cell office:value-type="float" office:value="9833000">
            <text:p>9833000</text:p>
          </table:table-cell>
          <table:table-cell office:value-type="float" office:value="9943000">
            <text:p>9943000</text:p>
          </table:table-cell>
          <table:table-cell office:value-type="float" office:value="10100000">
            <text:p>10100000</text:p>
          </table:table-cell>
          <table:table-cell office:value-type="float" office:value="9906000">
            <text:p>9906000</text:p>
          </table:table-cell>
          <table:table-cell office:value-type="float" office:value="10069000">
            <text:p>10069000</text:p>
          </table:table-cell>
          <table:table-cell office:value-type="float" office:value="10032000">
            <text:p>10032000</text:p>
          </table:table-cell>
          <table:table-cell office:value-type="float" office:value="9904000">
            <text:p>9904000</text:p>
          </table:table-cell>
          <table:table-cell office:value-type="float" office:value="9930000">
            <text:p>9930000</text:p>
          </table:table-cell>
          <table:table-cell office:value-type="float" office:value="10158000">
            <text:p>10158000</text:p>
          </table:table-cell>
          <table:table-cell office:value-type="float" office:value="9956000">
            <text:p>9956000</text:p>
          </table:table-cell>
          <table:table-cell office:value-type="float" office:value="9843000">
            <text:p>9843000</text:p>
          </table:table-cell>
          <table:table-cell office:value-type="float" office:value="9921000">
            <text:p>9921000</text:p>
          </table:table-cell>
          <table:table-cell office:value-type="float" office:value="9941000">
            <text:p>9941000</text:p>
          </table:table-cell>
          <table:table-cell office:value-type="float" office:value="6563000">
            <text:p>6563000</text:p>
          </table:table-cell>
          <table:table-cell office:value-type="float" office:value="9953000">
            <text:p>9953000</text:p>
          </table:table-cell>
          <table:table-cell office:value-type="float" office:value="9950000">
            <text:p>9950000</text:p>
          </table:table-cell>
          <table:table-cell office:value-type="float" office:value="9820000">
            <text:p>9820000</text:p>
          </table:table-cell>
          <table:table-cell office:value-type="float" office:value="9835000">
            <text:p>9835000</text:p>
          </table:table-cell>
          <table:table-cell office:value-type="float" office:value="9936000">
            <text:p>9936000</text:p>
          </table:table-cell>
          <table:table-cell office:value-type="float" office:value="9747000">
            <text:p>9747000</text:p>
          </table:table-cell>
          <table:table-cell office:value-type="float" office:value="10196000">
            <text:p>10196000</text:p>
          </table:table-cell>
          <table:table-cell office:value-type="float" office:value="9860000">
            <text:p>9860000</text:p>
          </table:table-cell>
          <table:table-cell office:value-type="float" office:value="9829000">
            <text:p>9829000</text:p>
          </table:table-cell>
          <table:table-cell office:value-type="float" office:value="9819000">
            <text:p>9819000</text:p>
          </table:table-cell>
          <table:table-cell office:value-type="float" office:value="9825000">
            <text:p>9825000</text:p>
          </table:table-cell>
          <table:table-cell office:value-type="float" office:value="9729000">
            <text:p>9729000</text:p>
          </table:table-cell>
          <table:table-cell office:value-type="float" office:value="9808000">
            <text:p>9808000</text:p>
          </table:table-cell>
          <table:table-cell office:value-type="float" office:value="9638000">
            <text:p>9638000</text:p>
          </table:table-cell>
          <table:table-cell office:value-type="float" office:value="9834000">
            <text:p>9834000</text:p>
          </table:table-cell>
          <table:table-cell office:value-type="float" office:value="9679000">
            <text:p>9679000</text:p>
          </table:table-cell>
          <table:table-cell office:value-type="float" office:value="9829000">
            <text:p>9829000</text:p>
          </table:table-cell>
          <table:table-cell office:value-type="float" office:value="9802000">
            <text:p>9802000</text:p>
          </table:table-cell>
          <table:table-cell office:value-type="float" office:value="9752000">
            <text:p>9752000</text:p>
          </table:table-cell>
          <table:table-cell office:value-type="float" office:value="9854000">
            <text:p>9854000</text:p>
          </table:table-cell>
          <table:table-cell office:value-type="float" office:value="9729000">
            <text:p>9729000</text:p>
          </table:table-cell>
          <table:table-cell office:value-type="float" office:value="9759000">
            <text:p>9759000</text:p>
          </table:table-cell>
          <table:table-cell office:value-type="float" office:value="9912000">
            <text:p>9912000</text:p>
          </table:table-cell>
          <table:table-cell office:value-type="float" office:value="9840000">
            <text:p>9840000</text:p>
          </table:table-cell>
          <table:table-cell office:value-type="float" office:value="9718000">
            <text:p>9718000</text:p>
          </table:table-cell>
          <table:table-cell office:value-type="float" office:value="9827000">
            <text:p>9827000</text:p>
          </table:table-cell>
          <table:table-cell office:value-type="float" office:value="9880000">
            <text:p>9880000</text:p>
          </table:table-cell>
          <table:table-cell office:value-type="float" office:value="9921000">
            <text:p>9921000</text:p>
          </table:table-cell>
          <table:table-cell office:value-type="float" office:value="9880000">
            <text:p>9880000</text:p>
          </table:table-cell>
          <table:table-cell office:value-type="float" office:value="6664000">
            <text:p>6664000</text:p>
          </table:table-cell>
          <table:table-cell office:value-type="float" office:value="9783000">
            <text:p>9783000</text:p>
          </table:table-cell>
          <table:table-cell office:value-type="float" office:value="9960000">
            <text:p>9960000</text:p>
          </table:table-cell>
          <table:table-cell office:value-type="float" office:value="9836000">
            <text:p>9836000</text:p>
          </table:table-cell>
          <table:table-cell office:value-type="float" office:value="10158000">
            <text:p>10158000</text:p>
          </table:table-cell>
          <table:table-cell office:value-type="float" office:value="9813000">
            <text:p>9813000</text:p>
          </table:table-cell>
          <table:table-cell office:value-type="float" office:value="9882000">
            <text:p>9882000</text:p>
          </table:table-cell>
          <table:table-cell office:value-type="float" office:value="9918000">
            <text:p>9918000</text:p>
          </table:table-cell>
          <table:table-cell office:value-type="float" office:value="10251000">
            <text:p>10251000</text:p>
          </table:table-cell>
          <table:table-cell office:value-type="float" office:value="10019000">
            <text:p>10019000</text:p>
          </table:table-cell>
          <table:table-cell office:value-type="float" office:value="10023000">
            <text:p>10023000</text:p>
          </table:table-cell>
          <table:table-cell office:value-type="float" office:value="10060000">
            <text:p>10060000</text:p>
          </table:table-cell>
          <table:table-cell office:value-type="float" office:value="10113000">
            <text:p>10113000</text:p>
          </table:table-cell>
          <table:table-cell office:value-type="float" office:value="9984000">
            <text:p>9984000</text:p>
          </table:table-cell>
          <table:table-cell office:value-type="float" office:value="10036000">
            <text:p>10036000</text:p>
          </table:table-cell>
          <table:table-cell office:value-type="float" office:value="9962000">
            <text:p>9962000</text:p>
          </table:table-cell>
          <table:table-cell office:value-type="float" office:value="9928000">
            <text:p>9928000</text:p>
          </table:table-cell>
          <table:table-cell office:value-type="float" office:value="10270000">
            <text:p>10270000</text:p>
          </table:table-cell>
          <table:table-cell office:value-type="float" office:value="9954000">
            <text:p>9954000</text:p>
          </table:table-cell>
          <table:table-cell office:value-type="float" office:value="9889000">
            <text:p>9889000</text:p>
          </table:table-cell>
          <table:table-cell office:value-type="float" office:value="9894000">
            <text:p>9894000</text:p>
          </table:table-cell>
          <table:table-cell office:value-type="float" office:value="9999000">
            <text:p>9999000</text:p>
          </table:table-cell>
          <table:table-cell office:value-type="float" office:value="9913000">
            <text:p>9913000</text:p>
          </table:table-cell>
          <table:table-cell office:value-type="float" office:value="10057000">
            <text:p>10057000</text:p>
          </table:table-cell>
          <table:table-cell office:value-type="float" office:value="10111000">
            <text:p>10111000</text:p>
          </table:table-cell>
          <table:table-cell office:value-type="float" office:value="9921000">
            <text:p>9921000</text:p>
          </table:table-cell>
          <table:table-cell office:value-type="float" office:value="9911000">
            <text:p>9911000</text:p>
          </table:table-cell>
          <table:table-cell office:value-type="float" office:value="9842000">
            <text:p>9842000</text:p>
          </table:table-cell>
          <table:table-cell office:value-type="float" office:value="9783000">
            <text:p>9783000</text:p>
          </table:table-cell>
          <table:table-cell office:value-type="float" office:value="9766000">
            <text:p>9766000</text:p>
          </table:table-cell>
          <table:table-cell office:value-type="float" office:value="10101000">
            <text:p>10101000</text:p>
          </table:table-cell>
          <table:table-cell office:value-type="float" office:value="9986000">
            <text:p>9986000</text:p>
          </table:table-cell>
          <table:table-cell office:value-type="float" office:value="10038000">
            <text:p>10038000</text:p>
          </table:table-cell>
          <table:table-cell office:value-type="float" office:value="9958000">
            <text:p>9958000</text:p>
          </table:table-cell>
          <table:table-cell office:value-type="float" office:value="10246000">
            <text:p>10246000</text:p>
          </table:table-cell>
          <table:table-cell office:value-type="float" office:value="10218000">
            <text:p>10218000</text:p>
          </table:table-cell>
          <table:table-cell office:value-type="float" office:value="10210000">
            <text:p>10210000</text:p>
          </table:table-cell>
          <table:table-cell office:value-type="float" office:value="9806000">
            <text:p>9806000</text:p>
          </table:table-cell>
          <table:table-cell office:value-type="float" office:value="9631000">
            <text:p>9631000</text:p>
          </table:table-cell>
          <table:table-cell office:value-type="float" office:value="9767000">
            <text:p>9767000</text:p>
          </table:table-cell>
          <table:table-cell office:value-type="float" office:value="9726000">
            <text:p>9726000</text:p>
          </table:table-cell>
          <table:table-cell office:value-type="float" office:value="9884000">
            <text:p>9884000</text:p>
          </table:table-cell>
          <table:table-cell office:value-type="float" office:value="9825000">
            <text:p>9825000</text:p>
          </table:table-cell>
          <table:table-cell office:value-type="float" office:value="9857000">
            <text:p>9857000</text:p>
          </table:table-cell>
          <table:table-cell office:value-type="float" office:value="9833000">
            <text:p>9833000</text:p>
          </table:table-cell>
          <table:table-cell office:value-type="float" office:value="9736000">
            <text:p>9736000</text:p>
          </table:table-cell>
          <table:table-cell office:value-type="float" office:value="10291000">
            <text:p>10291000</text:p>
          </table:table-cell>
          <table:table-cell office:value-type="float" office:value="10019000">
            <text:p>10019000</text:p>
          </table:table-cell>
          <table:table-cell office:value-type="float" office:value="10035000">
            <text:p>10035000</text:p>
          </table:table-cell>
          <table:table-cell office:value-type="float" office:value="9881000">
            <text:p>9881000</text:p>
          </table:table-cell>
          <table:table-cell office:value-type="float" office:value="10186000">
            <text:p>10186000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AVERAGE([.A13:.CV13])" office:value-type="float" office:value="9860710">
            <text:p>9860710</text:p>
          </table:table-cell>
        </table:table-row>
        <table:table-row table:style-name="ro1">
          <table:table-cell office:value-type="float" office:value="10211000">
            <text:p>10211000</text:p>
          </table:table-cell>
          <table:table-cell office:value-type="float" office:value="10189000">
            <text:p>10189000</text:p>
          </table:table-cell>
          <table:table-cell office:value-type="float" office:value="10159000">
            <text:p>10159000</text:p>
          </table:table-cell>
          <table:table-cell office:value-type="float" office:value="10223000">
            <text:p>10223000</text:p>
          </table:table-cell>
          <table:table-cell office:value-type="float" office:value="10124000">
            <text:p>10124000</text:p>
          </table:table-cell>
          <table:table-cell office:value-type="float" office:value="10059000">
            <text:p>10059000</text:p>
          </table:table-cell>
          <table:table-cell office:value-type="float" office:value="10055000">
            <text:p>10055000</text:p>
          </table:table-cell>
          <table:table-cell office:value-type="float" office:value="9869000">
            <text:p>9869000</text:p>
          </table:table-cell>
          <table:table-cell office:value-type="float" office:value="9898000">
            <text:p>9898000</text:p>
          </table:table-cell>
          <table:table-cell office:value-type="float" office:value="9944000">
            <text:p>9944000</text:p>
          </table:table-cell>
          <table:table-cell office:value-type="float" office:value="10029000">
            <text:p>10029000</text:p>
          </table:table-cell>
          <table:table-cell office:value-type="float" office:value="9936000">
            <text:p>9936000</text:p>
          </table:table-cell>
          <table:table-cell office:value-type="float" office:value="9955000">
            <text:p>9955000</text:p>
          </table:table-cell>
          <table:table-cell office:value-type="float" office:value="10014000">
            <text:p>10014000</text:p>
          </table:table-cell>
          <table:table-cell office:value-type="float" office:value="9803000">
            <text:p>9803000</text:p>
          </table:table-cell>
          <table:table-cell office:value-type="float" office:value="9835000">
            <text:p>9835000</text:p>
          </table:table-cell>
          <table:table-cell office:value-type="float" office:value="9875000">
            <text:p>9875000</text:p>
          </table:table-cell>
          <table:table-cell office:value-type="float" office:value="9888000">
            <text:p>9888000</text:p>
          </table:table-cell>
          <table:table-cell office:value-type="float" office:value="10181000">
            <text:p>10181000</text:p>
          </table:table-cell>
          <table:table-cell office:value-type="float" office:value="9997000">
            <text:p>9997000</text:p>
          </table:table-cell>
          <table:table-cell office:value-type="float" office:value="9748000">
            <text:p>9748000</text:p>
          </table:table-cell>
          <table:table-cell office:value-type="float" office:value="10092000">
            <text:p>10092000</text:p>
          </table:table-cell>
          <table:table-cell office:value-type="float" office:value="9906000">
            <text:p>9906000</text:p>
          </table:table-cell>
          <table:table-cell office:value-type="float" office:value="10094000">
            <text:p>10094000</text:p>
          </table:table-cell>
          <table:table-cell office:value-type="float" office:value="9925000">
            <text:p>9925000</text:p>
          </table:table-cell>
          <table:table-cell office:value-type="float" office:value="9798000">
            <text:p>9798000</text:p>
          </table:table-cell>
          <table:table-cell office:value-type="float" office:value="9973000">
            <text:p>9973000</text:p>
          </table:table-cell>
          <table:table-cell office:value-type="float" office:value="9831000">
            <text:p>9831000</text:p>
          </table:table-cell>
          <table:table-cell office:value-type="float" office:value="9823000">
            <text:p>9823000</text:p>
          </table:table-cell>
          <table:table-cell office:value-type="float" office:value="9836000">
            <text:p>9836000</text:p>
          </table:table-cell>
          <table:table-cell office:value-type="float" office:value="9801000">
            <text:p>9801000</text:p>
          </table:table-cell>
          <table:table-cell office:value-type="float" office:value="9736000">
            <text:p>9736000</text:p>
          </table:table-cell>
          <table:table-cell office:value-type="float" office:value="9752000">
            <text:p>9752000</text:p>
          </table:table-cell>
          <table:table-cell office:value-type="float" office:value="9832000">
            <text:p>9832000</text:p>
          </table:table-cell>
          <table:table-cell office:value-type="float" office:value="9982000">
            <text:p>9982000</text:p>
          </table:table-cell>
          <table:table-cell office:value-type="float" office:value="10161000">
            <text:p>10161000</text:p>
          </table:table-cell>
          <table:table-cell office:value-type="float" office:value="10202000">
            <text:p>10202000</text:p>
          </table:table-cell>
          <table:table-cell office:value-type="float" office:value="10146000">
            <text:p>10146000</text:p>
          </table:table-cell>
          <table:table-cell office:value-type="float" office:value="10116000">
            <text:p>10116000</text:p>
          </table:table-cell>
          <table:table-cell office:value-type="float" office:value="10072000">
            <text:p>10072000</text:p>
          </table:table-cell>
          <table:table-cell office:value-type="float" office:value="10369000">
            <text:p>10369000</text:p>
          </table:table-cell>
          <table:table-cell office:value-type="float" office:value="10144000">
            <text:p>10144000</text:p>
          </table:table-cell>
          <table:table-cell office:value-type="float" office:value="10350000">
            <text:p>10350000</text:p>
          </table:table-cell>
          <table:table-cell office:value-type="float" office:value="10571000">
            <text:p>10571000</text:p>
          </table:table-cell>
          <table:table-cell office:value-type="float" office:value="10075000">
            <text:p>10075000</text:p>
          </table:table-cell>
          <table:table-cell office:value-type="float" office:value="10376000">
            <text:p>10376000</text:p>
          </table:table-cell>
          <table:table-cell office:value-type="float" office:value="9722000">
            <text:p>9722000</text:p>
          </table:table-cell>
          <table:table-cell office:value-type="float" office:value="9765000">
            <text:p>9765000</text:p>
          </table:table-cell>
          <table:table-cell office:value-type="float" office:value="9797000">
            <text:p>9797000</text:p>
          </table:table-cell>
          <table:table-cell office:value-type="float" office:value="9843000">
            <text:p>9843000</text:p>
          </table:table-cell>
          <table:table-cell office:value-type="float" office:value="9801000">
            <text:p>9801000</text:p>
          </table:table-cell>
          <table:table-cell office:value-type="float" office:value="9767000">
            <text:p>9767000</text:p>
          </table:table-cell>
          <table:table-cell office:value-type="float" office:value="9721000">
            <text:p>9721000</text:p>
          </table:table-cell>
          <table:table-cell office:value-type="float" office:value="9771000">
            <text:p>9771000</text:p>
          </table:table-cell>
          <table:table-cell office:value-type="float" office:value="9842000">
            <text:p>9842000</text:p>
          </table:table-cell>
          <table:table-cell office:value-type="float" office:value="9811000">
            <text:p>9811000</text:p>
          </table:table-cell>
          <table:table-cell office:value-type="float" office:value="9792000">
            <text:p>9792000</text:p>
          </table:table-cell>
          <table:table-cell office:value-type="float" office:value="9875000">
            <text:p>9875000</text:p>
          </table:table-cell>
          <table:table-cell office:value-type="float" office:value="9957000">
            <text:p>9957000</text:p>
          </table:table-cell>
          <table:table-cell office:value-type="float" office:value="9810000">
            <text:p>9810000</text:p>
          </table:table-cell>
          <table:table-cell office:value-type="float" office:value="9820000">
            <text:p>9820000</text:p>
          </table:table-cell>
          <table:table-cell office:value-type="float" office:value="6612000">
            <text:p>6612000</text:p>
          </table:table-cell>
          <table:table-cell office:value-type="float" office:value="10030000">
            <text:p>10030000</text:p>
          </table:table-cell>
          <table:table-cell office:value-type="float" office:value="9911000">
            <text:p>9911000</text:p>
          </table:table-cell>
          <table:table-cell office:value-type="float" office:value="9902000">
            <text:p>9902000</text:p>
          </table:table-cell>
          <table:table-cell office:value-type="float" office:value="9848000">
            <text:p>9848000</text:p>
          </table:table-cell>
          <table:table-cell office:value-type="float" office:value="9787000">
            <text:p>9787000</text:p>
          </table:table-cell>
          <table:table-cell office:value-type="float" office:value="9832000">
            <text:p>9832000</text:p>
          </table:table-cell>
          <table:table-cell office:value-type="float" office:value="10080000">
            <text:p>10080000</text:p>
          </table:table-cell>
          <table:table-cell office:value-type="float" office:value="10018000">
            <text:p>10018000</text:p>
          </table:table-cell>
          <table:table-cell office:value-type="float" office:value="10241000">
            <text:p>10241000</text:p>
          </table:table-cell>
          <table:table-cell office:value-type="float" office:value="10192000">
            <text:p>10192000</text:p>
          </table:table-cell>
          <table:table-cell office:value-type="float" office:value="10237000">
            <text:p>10237000</text:p>
          </table:table-cell>
          <table:table-cell office:value-type="float" office:value="10320000">
            <text:p>10320000</text:p>
          </table:table-cell>
          <table:table-cell office:value-type="float" office:value="10251000">
            <text:p>10251000</text:p>
          </table:table-cell>
          <table:table-cell office:value-type="float" office:value="10242000">
            <text:p>10242000</text:p>
          </table:table-cell>
          <table:table-cell office:value-type="float" office:value="6864000">
            <text:p>6864000</text:p>
          </table:table-cell>
          <table:table-cell office:value-type="float" office:value="10402000">
            <text:p>10402000</text:p>
          </table:table-cell>
          <table:table-cell office:value-type="float" office:value="10417000">
            <text:p>10417000</text:p>
          </table:table-cell>
          <table:table-cell office:value-type="float" office:value="10181000">
            <text:p>10181000</text:p>
          </table:table-cell>
          <table:table-cell office:value-type="float" office:value="10355000">
            <text:p>10355000</text:p>
          </table:table-cell>
          <table:table-cell office:value-type="float" office:value="10266000">
            <text:p>10266000</text:p>
          </table:table-cell>
          <table:table-cell office:value-type="float" office:value="10324000">
            <text:p>10324000</text:p>
          </table:table-cell>
          <table:table-cell office:value-type="float" office:value="10417000">
            <text:p>10417000</text:p>
          </table:table-cell>
          <table:table-cell office:value-type="float" office:value="10427000">
            <text:p>10427000</text:p>
          </table:table-cell>
          <table:table-cell office:value-type="float" office:value="10089000">
            <text:p>10089000</text:p>
          </table:table-cell>
          <table:table-cell office:value-type="float" office:value="10245000">
            <text:p>10245000</text:p>
          </table:table-cell>
          <table:table-cell office:value-type="float" office:value="10433000">
            <text:p>10433000</text:p>
          </table:table-cell>
          <table:table-cell office:value-type="float" office:value="10307000">
            <text:p>10307000</text:p>
          </table:table-cell>
          <table:table-cell office:value-type="float" office:value="10380000">
            <text:p>10380000</text:p>
          </table:table-cell>
          <table:table-cell office:value-type="float" office:value="10250000">
            <text:p>10250000</text:p>
          </table:table-cell>
          <table:table-cell office:value-type="float" office:value="10299000">
            <text:p>10299000</text:p>
          </table:table-cell>
          <table:table-cell office:value-type="float" office:value="10383000">
            <text:p>10383000</text:p>
          </table:table-cell>
          <table:table-cell office:value-type="float" office:value="10349000">
            <text:p>10349000</text:p>
          </table:table-cell>
          <table:table-cell office:value-type="float" office:value="9671000">
            <text:p>9671000</text:p>
          </table:table-cell>
          <table:table-cell office:value-type="float" office:value="9804000">
            <text:p>9804000</text:p>
          </table:table-cell>
          <table:table-cell office:value-type="float" office:value="9601000">
            <text:p>9601000</text:p>
          </table:table-cell>
          <table:table-cell office:value-type="float" office:value="9830000">
            <text:p>9830000</text:p>
          </table:table-cell>
          <table:table-cell office:value-type="float" office:value="9709000">
            <text:p>9709000</text:p>
          </table:table-cell>
          <table:table-cell office:value-type="float" office:value="9652000">
            <text:p>9652000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AVERAGE([.A14:.CV14])" office:value-type="float" office:value="9962070">
            <text:p>9962070</text:p>
          </table:table-cell>
        </table:table-row>
        <table:table-row table:style-name="ro1">
          <table:table-cell office:value-type="float" office:value="10463000">
            <text:p>10463000</text:p>
          </table:table-cell>
          <table:table-cell office:value-type="float" office:value="10575000">
            <text:p>10575000</text:p>
          </table:table-cell>
          <table:table-cell office:value-type="float" office:value="10417000">
            <text:p>10417000</text:p>
          </table:table-cell>
          <table:table-cell office:value-type="float" office:value="10493000">
            <text:p>10493000</text:p>
          </table:table-cell>
          <table:table-cell office:value-type="float" office:value="10326000">
            <text:p>10326000</text:p>
          </table:table-cell>
          <table:table-cell office:value-type="float" office:value="10428000">
            <text:p>10428000</text:p>
          </table:table-cell>
          <table:table-cell office:value-type="float" office:value="10434000">
            <text:p>10434000</text:p>
          </table:table-cell>
          <table:table-cell office:value-type="float" office:value="10652000">
            <text:p>10652000</text:p>
          </table:table-cell>
          <table:table-cell office:value-type="float" office:value="10400000">
            <text:p>10400000</text:p>
          </table:table-cell>
          <table:table-cell office:value-type="float" office:value="10305000">
            <text:p>10305000</text:p>
          </table:table-cell>
          <table:table-cell office:value-type="float" office:value="10378000">
            <text:p>10378000</text:p>
          </table:table-cell>
          <table:table-cell office:value-type="float" office:value="10409000">
            <text:p>10409000</text:p>
          </table:table-cell>
          <table:table-cell office:value-type="float" office:value="10424000">
            <text:p>10424000</text:p>
          </table:table-cell>
          <table:table-cell office:value-type="float" office:value="10356000">
            <text:p>10356000</text:p>
          </table:table-cell>
          <table:table-cell office:value-type="float" office:value="10423000">
            <text:p>10423000</text:p>
          </table:table-cell>
          <table:table-cell office:value-type="float" office:value="10574000">
            <text:p>10574000</text:p>
          </table:table-cell>
          <table:table-cell office:value-type="float" office:value="10337000">
            <text:p>10337000</text:p>
          </table:table-cell>
          <table:table-cell office:value-type="float" office:value="10489000">
            <text:p>10489000</text:p>
          </table:table-cell>
          <table:table-cell office:value-type="float" office:value="10374000">
            <text:p>10374000</text:p>
          </table:table-cell>
          <table:table-cell office:value-type="float" office:value="10470000">
            <text:p>10470000</text:p>
          </table:table-cell>
          <table:table-cell office:value-type="float" office:value="10370000">
            <text:p>10370000</text:p>
          </table:table-cell>
          <table:table-cell office:value-type="float" office:value="10416000">
            <text:p>10416000</text:p>
          </table:table-cell>
          <table:table-cell office:value-type="float" office:value="10541000">
            <text:p>10541000</text:p>
          </table:table-cell>
          <table:table-cell office:value-type="float" office:value="10450000">
            <text:p>10450000</text:p>
          </table:table-cell>
          <table:table-cell office:value-type="float" office:value="7028000">
            <text:p>7028000</text:p>
          </table:table-cell>
          <table:table-cell office:value-type="float" office:value="10503000">
            <text:p>10503000</text:p>
          </table:table-cell>
          <table:table-cell office:value-type="float" office:value="10434000">
            <text:p>10434000</text:p>
          </table:table-cell>
          <table:table-cell office:value-type="float" office:value="10547000">
            <text:p>10547000</text:p>
          </table:table-cell>
          <table:table-cell office:value-type="float" office:value="10485000">
            <text:p>10485000</text:p>
          </table:table-cell>
          <table:table-cell office:value-type="float" office:value="10656000">
            <text:p>10656000</text:p>
          </table:table-cell>
          <table:table-cell office:value-type="float" office:value="10155000">
            <text:p>10155000</text:p>
          </table:table-cell>
          <table:table-cell office:value-type="float" office:value="10681000">
            <text:p>10681000</text:p>
          </table:table-cell>
          <table:table-cell office:value-type="float" office:value="10386000">
            <text:p>10386000</text:p>
          </table:table-cell>
          <table:table-cell office:value-type="float" office:value="10369000">
            <text:p>10369000</text:p>
          </table:table-cell>
          <table:table-cell office:value-type="float" office:value="10426000">
            <text:p>10426000</text:p>
          </table:table-cell>
          <table:table-cell office:value-type="float" office:value="10379000">
            <text:p>10379000</text:p>
          </table:table-cell>
          <table:table-cell office:value-type="float" office:value="10344000">
            <text:p>10344000</text:p>
          </table:table-cell>
          <table:table-cell office:value-type="float" office:value="10353000">
            <text:p>10353000</text:p>
          </table:table-cell>
          <table:table-cell office:value-type="float" office:value="10419000">
            <text:p>10419000</text:p>
          </table:table-cell>
          <table:table-cell office:value-type="float" office:value="10269000">
            <text:p>10269000</text:p>
          </table:table-cell>
          <table:table-cell office:value-type="float" office:value="10466000">
            <text:p>10466000</text:p>
          </table:table-cell>
          <table:table-cell office:value-type="float" office:value="10416000">
            <text:p>10416000</text:p>
          </table:table-cell>
          <table:table-cell office:value-type="float" office:value="10220000">
            <text:p>10220000</text:p>
          </table:table-cell>
          <table:table-cell office:value-type="float" office:value="10134000">
            <text:p>10134000</text:p>
          </table:table-cell>
          <table:table-cell office:value-type="float" office:value="10156000">
            <text:p>10156000</text:p>
          </table:table-cell>
          <table:table-cell office:value-type="float" office:value="10158000">
            <text:p>10158000</text:p>
          </table:table-cell>
          <table:table-cell office:value-type="float" office:value="10354000">
            <text:p>10354000</text:p>
          </table:table-cell>
          <table:table-cell office:value-type="float" office:value="10153000">
            <text:p>10153000</text:p>
          </table:table-cell>
          <table:table-cell office:value-type="float" office:value="10177000">
            <text:p>10177000</text:p>
          </table:table-cell>
          <table:table-cell office:value-type="float" office:value="10323000">
            <text:p>10323000</text:p>
          </table:table-cell>
          <table:table-cell office:value-type="float" office:value="10190000">
            <text:p>10190000</text:p>
          </table:table-cell>
          <table:table-cell office:value-type="float" office:value="10174000">
            <text:p>10174000</text:p>
          </table:table-cell>
          <table:table-cell office:value-type="float" office:value="10469000">
            <text:p>10469000</text:p>
          </table:table-cell>
          <table:table-cell office:value-type="float" office:value="10488000">
            <text:p>10488000</text:p>
          </table:table-cell>
          <table:table-cell office:value-type="float" office:value="10473000">
            <text:p>10473000</text:p>
          </table:table-cell>
          <table:table-cell office:value-type="float" office:value="10412000">
            <text:p>10412000</text:p>
          </table:table-cell>
          <table:table-cell office:value-type="float" office:value="7493000">
            <text:p>7493000</text:p>
          </table:table-cell>
          <table:table-cell office:value-type="float" office:value="10458000">
            <text:p>10458000</text:p>
          </table:table-cell>
          <table:table-cell office:value-type="float" office:value="10596000">
            <text:p>10596000</text:p>
          </table:table-cell>
          <table:table-cell office:value-type="float" office:value="10756000">
            <text:p>10756000</text:p>
          </table:table-cell>
          <table:table-cell office:value-type="float" office:value="10555000">
            <text:p>10555000</text:p>
          </table:table-cell>
          <table:table-cell office:value-type="float" office:value="10471000">
            <text:p>10471000</text:p>
          </table:table-cell>
          <table:table-cell office:value-type="float" office:value="10433000">
            <text:p>10433000</text:p>
          </table:table-cell>
          <table:table-cell office:value-type="float" office:value="10342000">
            <text:p>10342000</text:p>
          </table:table-cell>
          <table:table-cell office:value-type="float" office:value="10457000">
            <text:p>10457000</text:p>
          </table:table-cell>
          <table:table-cell office:value-type="float" office:value="10408000">
            <text:p>10408000</text:p>
          </table:table-cell>
          <table:table-cell office:value-type="float" office:value="10465000">
            <text:p>10465000</text:p>
          </table:table-cell>
          <table:table-cell office:value-type="float" office:value="10390000">
            <text:p>10390000</text:p>
          </table:table-cell>
          <table:table-cell office:value-type="float" office:value="10151000">
            <text:p>10151000</text:p>
          </table:table-cell>
          <table:table-cell office:value-type="float" office:value="10415000">
            <text:p>10415000</text:p>
          </table:table-cell>
          <table:table-cell office:value-type="float" office:value="10322000">
            <text:p>10322000</text:p>
          </table:table-cell>
          <table:table-cell office:value-type="float" office:value="10340000">
            <text:p>10340000</text:p>
          </table:table-cell>
          <table:table-cell office:value-type="float" office:value="10317000">
            <text:p>10317000</text:p>
          </table:table-cell>
          <table:table-cell office:value-type="float" office:value="10231000">
            <text:p>10231000</text:p>
          </table:table-cell>
          <table:table-cell office:value-type="float" office:value="10554000">
            <text:p>10554000</text:p>
          </table:table-cell>
          <table:table-cell office:value-type="float" office:value="10438000">
            <text:p>10438000</text:p>
          </table:table-cell>
          <table:table-cell office:value-type="float" office:value="10250000">
            <text:p>10250000</text:p>
          </table:table-cell>
          <table:table-cell office:value-type="float" office:value="10233000">
            <text:p>10233000</text:p>
          </table:table-cell>
          <table:table-cell office:value-type="float" office:value="10805000">
            <text:p>10805000</text:p>
          </table:table-cell>
          <table:table-cell office:value-type="float" office:value="10718000">
            <text:p>10718000</text:p>
          </table:table-cell>
          <table:table-cell office:value-type="float" office:value="10953000">
            <text:p>10953000</text:p>
          </table:table-cell>
          <table:table-cell office:value-type="float" office:value="10694000">
            <text:p>10694000</text:p>
          </table:table-cell>
          <table:table-cell office:value-type="float" office:value="10713000">
            <text:p>10713000</text:p>
          </table:table-cell>
          <table:table-cell office:value-type="float" office:value="10967000">
            <text:p>10967000</text:p>
          </table:table-cell>
          <table:table-cell office:value-type="float" office:value="10898000">
            <text:p>10898000</text:p>
          </table:table-cell>
          <table:table-cell office:value-type="float" office:value="10903000">
            <text:p>10903000</text:p>
          </table:table-cell>
          <table:table-cell office:value-type="float" office:value="10772000">
            <text:p>10772000</text:p>
          </table:table-cell>
          <table:table-cell office:value-type="float" office:value="10494000">
            <text:p>10494000</text:p>
          </table:table-cell>
          <table:table-cell office:value-type="float" office:value="10410000">
            <text:p>10410000</text:p>
          </table:table-cell>
          <table:table-cell office:value-type="float" office:value="10534000">
            <text:p>10534000</text:p>
          </table:table-cell>
          <table:table-cell office:value-type="float" office:value="10287000">
            <text:p>10287000</text:p>
          </table:table-cell>
          <table:table-cell office:value-type="float" office:value="10406000">
            <text:p>10406000</text:p>
          </table:table-cell>
          <table:table-cell office:value-type="float" office:value="10368000">
            <text:p>10368000</text:p>
          </table:table-cell>
          <table:table-cell office:value-type="float" office:value="10401000">
            <text:p>10401000</text:p>
          </table:table-cell>
          <table:table-cell office:value-type="float" office:value="10454000">
            <text:p>10454000</text:p>
          </table:table-cell>
          <table:table-cell office:value-type="float" office:value="10183000">
            <text:p>10183000</text:p>
          </table:table-cell>
          <table:table-cell office:value-type="float" office:value="10497000">
            <text:p>10497000</text:p>
          </table:table-cell>
          <table:table-cell office:value-type="float" office:value="10412000">
            <text:p>10412000</text:p>
          </table:table-cell>
          <table:table-cell office:value-type="float" office:value="10587000">
            <text:p>10587000</text:p>
          </table:table-cell>
          <table:table-cell office:value-type="float" office:value="10412000">
            <text:p>10412000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AVERAGE([.A15:.CV15])" office:value-type="float" office:value="10376440">
            <text:p>10376440</text:p>
          </table:table-cell>
        </table:table-row>
        <table:table-row table:style-name="ro1">
          <table:table-cell office:value-type="float" office:value="10671000">
            <text:p>10671000</text:p>
          </table:table-cell>
          <table:table-cell office:value-type="float" office:value="10637000">
            <text:p>10637000</text:p>
          </table:table-cell>
          <table:table-cell office:value-type="float" office:value="10576000">
            <text:p>10576000</text:p>
          </table:table-cell>
          <table:table-cell office:value-type="float" office:value="10650000">
            <text:p>10650000</text:p>
          </table:table-cell>
          <table:table-cell office:value-type="float" office:value="10738000">
            <text:p>10738000</text:p>
          </table:table-cell>
          <table:table-cell office:value-type="float" office:value="10564000">
            <text:p>10564000</text:p>
          </table:table-cell>
          <table:table-cell office:value-type="float" office:value="10348000">
            <text:p>10348000</text:p>
          </table:table-cell>
          <table:table-cell office:value-type="float" office:value="10279000">
            <text:p>10279000</text:p>
          </table:table-cell>
          <table:table-cell office:value-type="float" office:value="10225000">
            <text:p>10225000</text:p>
          </table:table-cell>
          <table:table-cell office:value-type="float" office:value="6895000">
            <text:p>6895000</text:p>
          </table:table-cell>
          <table:table-cell office:value-type="float" office:value="10565000">
            <text:p>10565000</text:p>
          </table:table-cell>
          <table:table-cell office:value-type="float" office:value="10673000">
            <text:p>10673000</text:p>
          </table:table-cell>
          <table:table-cell office:value-type="float" office:value="10487000">
            <text:p>10487000</text:p>
          </table:table-cell>
          <table:table-cell office:value-type="float" office:value="10277000">
            <text:p>10277000</text:p>
          </table:table-cell>
          <table:table-cell office:value-type="float" office:value="10481000">
            <text:p>10481000</text:p>
          </table:table-cell>
          <table:table-cell office:value-type="float" office:value="10592000">
            <text:p>10592000</text:p>
          </table:table-cell>
          <table:table-cell office:value-type="float" office:value="10561000">
            <text:p>10561000</text:p>
          </table:table-cell>
          <table:table-cell office:value-type="float" office:value="10513000">
            <text:p>10513000</text:p>
          </table:table-cell>
          <table:table-cell office:value-type="float" office:value="10506000">
            <text:p>10506000</text:p>
          </table:table-cell>
          <table:table-cell office:value-type="float" office:value="10429000">
            <text:p>10429000</text:p>
          </table:table-cell>
          <table:table-cell office:value-type="float" office:value="10355000">
            <text:p>10355000</text:p>
          </table:table-cell>
          <table:table-cell office:value-type="float" office:value="10752000">
            <text:p>10752000</text:p>
          </table:table-cell>
          <table:table-cell office:value-type="float" office:value="10503000">
            <text:p>10503000</text:p>
          </table:table-cell>
          <table:table-cell office:value-type="float" office:value="10424000">
            <text:p>10424000</text:p>
          </table:table-cell>
          <table:table-cell office:value-type="float" office:value="10410000">
            <text:p>10410000</text:p>
          </table:table-cell>
          <table:table-cell office:value-type="float" office:value="10580000">
            <text:p>10580000</text:p>
          </table:table-cell>
          <table:table-cell office:value-type="float" office:value="10489000">
            <text:p>10489000</text:p>
          </table:table-cell>
          <table:table-cell office:value-type="float" office:value="10590000">
            <text:p>10590000</text:p>
          </table:table-cell>
          <table:table-cell office:value-type="float" office:value="10844000">
            <text:p>10844000</text:p>
          </table:table-cell>
          <table:table-cell office:value-type="float" office:value="7260000">
            <text:p>7260000</text:p>
          </table:table-cell>
          <table:table-cell office:value-type="float" office:value="10747000">
            <text:p>10747000</text:p>
          </table:table-cell>
          <table:table-cell office:value-type="float" office:value="10802000">
            <text:p>10802000</text:p>
          </table:table-cell>
          <table:table-cell office:value-type="float" office:value="10615000">
            <text:p>10615000</text:p>
          </table:table-cell>
          <table:table-cell office:value-type="float" office:value="10779000">
            <text:p>10779000</text:p>
          </table:table-cell>
          <table:table-cell office:value-type="float" office:value="10897000">
            <text:p>10897000</text:p>
          </table:table-cell>
          <table:table-cell office:value-type="float" office:value="10706000">
            <text:p>10706000</text:p>
          </table:table-cell>
          <table:table-cell office:value-type="float" office:value="10785000">
            <text:p>10785000</text:p>
          </table:table-cell>
          <table:table-cell office:value-type="float" office:value="10937000">
            <text:p>10937000</text:p>
          </table:table-cell>
          <table:table-cell office:value-type="float" office:value="10933000">
            <text:p>10933000</text:p>
          </table:table-cell>
          <table:table-cell office:value-type="float" office:value="10778000">
            <text:p>10778000</text:p>
          </table:table-cell>
          <table:table-cell office:value-type="float" office:value="11062000">
            <text:p>11062000</text:p>
          </table:table-cell>
          <table:table-cell office:value-type="float" office:value="10632000">
            <text:p>10632000</text:p>
          </table:table-cell>
          <table:table-cell office:value-type="float" office:value="10819000">
            <text:p>10819000</text:p>
          </table:table-cell>
          <table:table-cell office:value-type="float" office:value="10936000">
            <text:p>10936000</text:p>
          </table:table-cell>
          <table:table-cell office:value-type="float" office:value="10799000">
            <text:p>10799000</text:p>
          </table:table-cell>
          <table:table-cell office:value-type="float" office:value="10779000">
            <text:p>10779000</text:p>
          </table:table-cell>
          <table:table-cell office:value-type="float" office:value="7245000">
            <text:p>7245000</text:p>
          </table:table-cell>
          <table:table-cell office:value-type="float" office:value="11322000">
            <text:p>11322000</text:p>
          </table:table-cell>
          <table:table-cell office:value-type="float" office:value="10391000">
            <text:p>10391000</text:p>
          </table:table-cell>
          <table:table-cell office:value-type="float" office:value="10345000">
            <text:p>10345000</text:p>
          </table:table-cell>
          <table:table-cell office:value-type="float" office:value="10124000">
            <text:p>10124000</text:p>
          </table:table-cell>
          <table:table-cell office:value-type="float" office:value="10428000">
            <text:p>10428000</text:p>
          </table:table-cell>
          <table:table-cell office:value-type="float" office:value="10348000">
            <text:p>10348000</text:p>
          </table:table-cell>
          <table:table-cell office:value-type="float" office:value="10395000">
            <text:p>10395000</text:p>
          </table:table-cell>
          <table:table-cell office:value-type="float" office:value="10440000">
            <text:p>10440000</text:p>
          </table:table-cell>
          <table:table-cell office:value-type="float" office:value="10310000">
            <text:p>10310000</text:p>
          </table:table-cell>
          <table:table-cell office:value-type="float" office:value="10362000">
            <text:p>10362000</text:p>
          </table:table-cell>
          <table:table-cell office:value-type="float" office:value="10401000">
            <text:p>10401000</text:p>
          </table:table-cell>
          <table:table-cell office:value-type="float" office:value="10677000">
            <text:p>10677000</text:p>
          </table:table-cell>
          <table:table-cell office:value-type="float" office:value="10685000">
            <text:p>10685000</text:p>
          </table:table-cell>
          <table:table-cell office:value-type="float" office:value="10545000">
            <text:p>10545000</text:p>
          </table:table-cell>
          <table:table-cell office:value-type="float" office:value="10643000">
            <text:p>10643000</text:p>
          </table:table-cell>
          <table:table-cell office:value-type="float" office:value="7084000">
            <text:p>7084000</text:p>
          </table:table-cell>
          <table:table-cell office:value-type="float" office:value="7098000">
            <text:p>7098000</text:p>
          </table:table-cell>
          <table:table-cell office:value-type="float" office:value="10451000">
            <text:p>10451000</text:p>
          </table:table-cell>
          <table:table-cell office:value-type="float" office:value="10406000">
            <text:p>10406000</text:p>
          </table:table-cell>
          <table:table-cell office:value-type="float" office:value="10736000">
            <text:p>10736000</text:p>
          </table:table-cell>
          <table:table-cell office:value-type="float" office:value="10483000">
            <text:p>10483000</text:p>
          </table:table-cell>
          <table:table-cell office:value-type="float" office:value="10604000">
            <text:p>10604000</text:p>
          </table:table-cell>
          <table:table-cell office:value-type="float" office:value="10473000">
            <text:p>10473000</text:p>
          </table:table-cell>
          <table:table-cell office:value-type="float" office:value="10395000">
            <text:p>10395000</text:p>
          </table:table-cell>
          <table:table-cell office:value-type="float" office:value="10393000">
            <text:p>10393000</text:p>
          </table:table-cell>
          <table:table-cell office:value-type="float" office:value="11221000">
            <text:p>11221000</text:p>
          </table:table-cell>
          <table:table-cell office:value-type="float" office:value="10940000">
            <text:p>10940000</text:p>
          </table:table-cell>
          <table:table-cell office:value-type="float" office:value="10709000">
            <text:p>10709000</text:p>
          </table:table-cell>
          <table:table-cell office:value-type="float" office:value="10805000">
            <text:p>10805000</text:p>
          </table:table-cell>
          <table:table-cell office:value-type="float" office:value="10658000">
            <text:p>10658000</text:p>
          </table:table-cell>
          <table:table-cell office:value-type="float" office:value="10759000">
            <text:p>10759000</text:p>
          </table:table-cell>
          <table:table-cell office:value-type="float" office:value="7105000">
            <text:p>7105000</text:p>
          </table:table-cell>
          <table:table-cell office:value-type="float" office:value="10707000">
            <text:p>10707000</text:p>
          </table:table-cell>
          <table:table-cell office:value-type="float" office:value="10785000">
            <text:p>10785000</text:p>
          </table:table-cell>
          <table:table-cell office:value-type="float" office:value="10722000">
            <text:p>10722000</text:p>
          </table:table-cell>
          <table:table-cell office:value-type="float" office:value="10570000">
            <text:p>10570000</text:p>
          </table:table-cell>
          <table:table-cell office:value-type="float" office:value="10508000">
            <text:p>10508000</text:p>
          </table:table-cell>
          <table:table-cell office:value-type="float" office:value="10886000">
            <text:p>10886000</text:p>
          </table:table-cell>
          <table:table-cell office:value-type="float" office:value="10774000">
            <text:p>10774000</text:p>
          </table:table-cell>
          <table:table-cell office:value-type="float" office:value="10731000">
            <text:p>10731000</text:p>
          </table:table-cell>
          <table:table-cell office:value-type="float" office:value="10664000">
            <text:p>10664000</text:p>
          </table:table-cell>
          <table:table-cell office:value-type="float" office:value="11202000">
            <text:p>11202000</text:p>
          </table:table-cell>
          <table:table-cell office:value-type="float" office:value="10643000">
            <text:p>10643000</text:p>
          </table:table-cell>
          <table:table-cell office:value-type="float" office:value="10416000">
            <text:p>10416000</text:p>
          </table:table-cell>
          <table:table-cell office:value-type="float" office:value="10628000">
            <text:p>10628000</text:p>
          </table:table-cell>
          <table:table-cell office:value-type="float" office:value="10581000">
            <text:p>10581000</text:p>
          </table:table-cell>
          <table:table-cell office:value-type="float" office:value="10681000">
            <text:p>10681000</text:p>
          </table:table-cell>
          <table:table-cell office:value-type="float" office:value="10632000">
            <text:p>10632000</text:p>
          </table:table-cell>
          <table:table-cell office:value-type="float" office:value="10568000">
            <text:p>10568000</text:p>
          </table:table-cell>
          <table:table-cell office:value-type="float" office:value="10787000">
            <text:p>10787000</text:p>
          </table:table-cell>
          <table:table-cell office:value-type="float" office:value="10783000">
            <text:p>10783000</text:p>
          </table:table-cell>
          <table:table-cell office:value-type="float" office:value="10452000">
            <text:p>10452000</text:p>
          </table:table-cell>
          <table:table-cell office:value-type="float" office:value="10542000">
            <text:p>10542000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AVERAGE([.A16:.CV16])" office:value-type="float" office:value="10411230">
            <text:p>10411230</text:p>
          </table:table-cell>
        </table:table-row>
        <table:table-row table:style-name="ro1">
          <table:table-cell office:value-type="float" office:value="11054000">
            <text:p>11054000</text:p>
          </table:table-cell>
          <table:table-cell office:value-type="float" office:value="10967000">
            <text:p>10967000</text:p>
          </table:table-cell>
          <table:table-cell office:value-type="float" office:value="11145000">
            <text:p>11145000</text:p>
          </table:table-cell>
          <table:table-cell office:value-type="float" office:value="11508000">
            <text:p>11508000</text:p>
          </table:table-cell>
          <table:table-cell office:value-type="float" office:value="11150000">
            <text:p>11150000</text:p>
          </table:table-cell>
          <table:table-cell office:value-type="float" office:value="11060000">
            <text:p>11060000</text:p>
          </table:table-cell>
          <table:table-cell office:value-type="float" office:value="11273000">
            <text:p>11273000</text:p>
          </table:table-cell>
          <table:table-cell office:value-type="float" office:value="10855000">
            <text:p>10855000</text:p>
          </table:table-cell>
          <table:table-cell office:value-type="float" office:value="11279000">
            <text:p>11279000</text:p>
          </table:table-cell>
          <table:table-cell office:value-type="float" office:value="11081000">
            <text:p>11081000</text:p>
          </table:table-cell>
          <table:table-cell office:value-type="float" office:value="7507000">
            <text:p>7507000</text:p>
          </table:table-cell>
          <table:table-cell office:value-type="float" office:value="11094000">
            <text:p>11094000</text:p>
          </table:table-cell>
          <table:table-cell office:value-type="float" office:value="11050000">
            <text:p>11050000</text:p>
          </table:table-cell>
          <table:table-cell office:value-type="float" office:value="10982000">
            <text:p>10982000</text:p>
          </table:table-cell>
          <table:table-cell office:value-type="float" office:value="10966000">
            <text:p>10966000</text:p>
          </table:table-cell>
          <table:table-cell office:value-type="float" office:value="11061000">
            <text:p>11061000</text:p>
          </table:table-cell>
          <table:table-cell office:value-type="float" office:value="10920000">
            <text:p>10920000</text:p>
          </table:table-cell>
          <table:table-cell office:value-type="float" office:value="10787000">
            <text:p>10787000</text:p>
          </table:table-cell>
          <table:table-cell office:value-type="float" office:value="10953000">
            <text:p>10953000</text:p>
          </table:table-cell>
          <table:table-cell office:value-type="float" office:value="10952000">
            <text:p>10952000</text:p>
          </table:table-cell>
          <table:table-cell office:value-type="float" office:value="11068000">
            <text:p>11068000</text:p>
          </table:table-cell>
          <table:table-cell office:value-type="float" office:value="11014000">
            <text:p>11014000</text:p>
          </table:table-cell>
          <table:table-cell office:value-type="float" office:value="11186000">
            <text:p>11186000</text:p>
          </table:table-cell>
          <table:table-cell office:value-type="float" office:value="11119000">
            <text:p>11119000</text:p>
          </table:table-cell>
          <table:table-cell office:value-type="float" office:value="11124000">
            <text:p>11124000</text:p>
          </table:table-cell>
          <table:table-cell office:value-type="float" office:value="11233000">
            <text:p>11233000</text:p>
          </table:table-cell>
          <table:table-cell office:value-type="float" office:value="11087000">
            <text:p>11087000</text:p>
          </table:table-cell>
          <table:table-cell office:value-type="float" office:value="11275000">
            <text:p>11275000</text:p>
          </table:table-cell>
          <table:table-cell office:value-type="float" office:value="11323000">
            <text:p>11323000</text:p>
          </table:table-cell>
          <table:table-cell office:value-type="float" office:value="11181000">
            <text:p>11181000</text:p>
          </table:table-cell>
          <table:table-cell office:value-type="float" office:value="10890000">
            <text:p>10890000</text:p>
          </table:table-cell>
          <table:table-cell office:value-type="float" office:value="10913000">
            <text:p>10913000</text:p>
          </table:table-cell>
          <table:table-cell office:value-type="float" office:value="10869000">
            <text:p>10869000</text:p>
          </table:table-cell>
          <table:table-cell office:value-type="float" office:value="10970000">
            <text:p>10970000</text:p>
          </table:table-cell>
          <table:table-cell office:value-type="float" office:value="11002000">
            <text:p>11002000</text:p>
          </table:table-cell>
          <table:table-cell office:value-type="float" office:value="7250000">
            <text:p>7250000</text:p>
          </table:table-cell>
          <table:table-cell office:value-type="float" office:value="11002000">
            <text:p>11002000</text:p>
          </table:table-cell>
          <table:table-cell office:value-type="float" office:value="11125000">
            <text:p>11125000</text:p>
          </table:table-cell>
          <table:table-cell office:value-type="float" office:value="10990000">
            <text:p>10990000</text:p>
          </table:table-cell>
          <table:table-cell office:value-type="float" office:value="11066000">
            <text:p>11066000</text:p>
          </table:table-cell>
          <table:table-cell office:value-type="float" office:value="11018000">
            <text:p>11018000</text:p>
          </table:table-cell>
          <table:table-cell office:value-type="float" office:value="11087000">
            <text:p>11087000</text:p>
          </table:table-cell>
          <table:table-cell office:value-type="float" office:value="10861000">
            <text:p>10861000</text:p>
          </table:table-cell>
          <table:table-cell office:value-type="float" office:value="10972000">
            <text:p>10972000</text:p>
          </table:table-cell>
          <table:table-cell office:value-type="float" office:value="10949000">
            <text:p>10949000</text:p>
          </table:table-cell>
          <table:table-cell office:value-type="float" office:value="11100000">
            <text:p>11100000</text:p>
          </table:table-cell>
          <table:table-cell office:value-type="float" office:value="11049000">
            <text:p>11049000</text:p>
          </table:table-cell>
          <table:table-cell office:value-type="float" office:value="11057000">
            <text:p>11057000</text:p>
          </table:table-cell>
          <table:table-cell office:value-type="float" office:value="7303000">
            <text:p>7303000</text:p>
          </table:table-cell>
          <table:table-cell office:value-type="float" office:value="11348000">
            <text:p>11348000</text:p>
          </table:table-cell>
          <table:table-cell office:value-type="float" office:value="11197000">
            <text:p>11197000</text:p>
          </table:table-cell>
          <table:table-cell office:value-type="float" office:value="7478000">
            <text:p>7478000</text:p>
          </table:table-cell>
          <table:table-cell office:value-type="float" office:value="7458000">
            <text:p>7458000</text:p>
          </table:table-cell>
          <table:table-cell office:value-type="float" office:value="7470000">
            <text:p>7470000</text:p>
          </table:table-cell>
          <table:table-cell office:value-type="float" office:value="10023000">
            <text:p>10023000</text:p>
          </table:table-cell>
          <table:table-cell office:value-type="float" office:value="11226000">
            <text:p>11226000</text:p>
          </table:table-cell>
          <table:table-cell office:value-type="float" office:value="11181000">
            <text:p>11181000</text:p>
          </table:table-cell>
          <table:table-cell office:value-type="float" office:value="11262000">
            <text:p>11262000</text:p>
          </table:table-cell>
          <table:table-cell office:value-type="float" office:value="11181000">
            <text:p>11181000</text:p>
          </table:table-cell>
          <table:table-cell office:value-type="float" office:value="11026000">
            <text:p>11026000</text:p>
          </table:table-cell>
          <table:table-cell office:value-type="float" office:value="10977000">
            <text:p>10977000</text:p>
          </table:table-cell>
          <table:table-cell office:value-type="float" office:value="11055000">
            <text:p>11055000</text:p>
          </table:table-cell>
          <table:table-cell office:value-type="float" office:value="10892000">
            <text:p>10892000</text:p>
          </table:table-cell>
          <table:table-cell office:value-type="float" office:value="10976000">
            <text:p>10976000</text:p>
          </table:table-cell>
          <table:table-cell office:value-type="float" office:value="10725000">
            <text:p>10725000</text:p>
          </table:table-cell>
          <table:table-cell office:value-type="float" office:value="10677000">
            <text:p>10677000</text:p>
          </table:table-cell>
          <table:table-cell office:value-type="float" office:value="11032000">
            <text:p>11032000</text:p>
          </table:table-cell>
          <table:table-cell office:value-type="float" office:value="11137000">
            <text:p>11137000</text:p>
          </table:table-cell>
          <table:table-cell office:value-type="float" office:value="10989000">
            <text:p>10989000</text:p>
          </table:table-cell>
          <table:table-cell office:value-type="float" office:value="11082000">
            <text:p>11082000</text:p>
          </table:table-cell>
          <table:table-cell office:value-type="float" office:value="11011000">
            <text:p>11011000</text:p>
          </table:table-cell>
          <table:table-cell office:value-type="float" office:value="10675000">
            <text:p>10675000</text:p>
          </table:table-cell>
          <table:table-cell office:value-type="float" office:value="11012000">
            <text:p>11012000</text:p>
          </table:table-cell>
          <table:table-cell office:value-type="float" office:value="11029000">
            <text:p>11029000</text:p>
          </table:table-cell>
          <table:table-cell office:value-type="float" office:value="11070000">
            <text:p>11070000</text:p>
          </table:table-cell>
          <table:table-cell office:value-type="float" office:value="11287000">
            <text:p>11287000</text:p>
          </table:table-cell>
          <table:table-cell office:value-type="float" office:value="10929000">
            <text:p>10929000</text:p>
          </table:table-cell>
          <table:table-cell office:value-type="float" office:value="11160000">
            <text:p>11160000</text:p>
          </table:table-cell>
          <table:table-cell office:value-type="float" office:value="7328000">
            <text:p>7328000</text:p>
          </table:table-cell>
          <table:table-cell office:value-type="float" office:value="7308000">
            <text:p>7308000</text:p>
          </table:table-cell>
          <table:table-cell office:value-type="float" office:value="10729000">
            <text:p>10729000</text:p>
          </table:table-cell>
          <table:table-cell office:value-type="float" office:value="7295000">
            <text:p>7295000</text:p>
          </table:table-cell>
          <table:table-cell office:value-type="float" office:value="11042000">
            <text:p>11042000</text:p>
          </table:table-cell>
          <table:table-cell office:value-type="float" office:value="10598000">
            <text:p>10598000</text:p>
          </table:table-cell>
          <table:table-cell office:value-type="float" office:value="10928000">
            <text:p>10928000</text:p>
          </table:table-cell>
          <table:table-cell office:value-type="float" office:value="10913000">
            <text:p>10913000</text:p>
          </table:table-cell>
          <table:table-cell office:value-type="float" office:value="10946000">
            <text:p>10946000</text:p>
          </table:table-cell>
          <table:table-cell office:value-type="float" office:value="10985000">
            <text:p>10985000</text:p>
          </table:table-cell>
          <table:table-cell office:value-type="float" office:value="7353000">
            <text:p>7353000</text:p>
          </table:table-cell>
          <table:table-cell office:value-type="float" office:value="7309000">
            <text:p>7309000</text:p>
          </table:table-cell>
          <table:table-cell office:value-type="float" office:value="11002000">
            <text:p>11002000</text:p>
          </table:table-cell>
          <table:table-cell office:value-type="float" office:value="10967000">
            <text:p>10967000</text:p>
          </table:table-cell>
          <table:table-cell office:value-type="float" office:value="7242000">
            <text:p>7242000</text:p>
          </table:table-cell>
          <table:table-cell office:value-type="float" office:value="7275000">
            <text:p>7275000</text:p>
          </table:table-cell>
          <table:table-cell office:value-type="float" office:value="10824000">
            <text:p>10824000</text:p>
          </table:table-cell>
          <table:table-cell office:value-type="float" office:value="10823000">
            <text:p>10823000</text:p>
          </table:table-cell>
          <table:table-cell office:value-type="float" office:value="10882000">
            <text:p>10882000</text:p>
          </table:table-cell>
          <table:table-cell office:value-type="float" office:value="10905000">
            <text:p>10905000</text:p>
          </table:table-cell>
          <table:table-cell office:value-type="float" office:value="11176000">
            <text:p>11176000</text:p>
          </table:table-cell>
          <table:table-cell office:value-type="float" office:value="10955000">
            <text:p>10955000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AVERAGE([.A17:.CV17])" office:value-type="float" office:value="10540770">
            <text:p>10540770</text:p>
          </table:table-cell>
        </table:table-row>
        <table:table-row table:style-name="ro1">
          <table:table-cell office:value-type="float" office:value="10843000">
            <text:p>10843000</text:p>
          </table:table-cell>
          <table:table-cell office:value-type="float" office:value="7532000">
            <text:p>7532000</text:p>
          </table:table-cell>
          <table:table-cell office:value-type="float" office:value="7613000">
            <text:p>7613000</text:p>
          </table:table-cell>
          <table:table-cell office:value-type="float" office:value="11196000">
            <text:p>11196000</text:p>
          </table:table-cell>
          <table:table-cell office:value-type="float" office:value="7636000">
            <text:p>7636000</text:p>
          </table:table-cell>
          <table:table-cell office:value-type="float" office:value="11173000">
            <text:p>11173000</text:p>
          </table:table-cell>
          <table:table-cell office:value-type="float" office:value="11062000">
            <text:p>11062000</text:p>
          </table:table-cell>
          <table:table-cell office:value-type="float" office:value="11192000">
            <text:p>11192000</text:p>
          </table:table-cell>
          <table:table-cell office:value-type="float" office:value="7433000">
            <text:p>7433000</text:p>
          </table:table-cell>
          <table:table-cell office:value-type="float" office:value="11158000">
            <text:p>11158000</text:p>
          </table:table-cell>
          <table:table-cell office:value-type="float" office:value="11187000">
            <text:p>11187000</text:p>
          </table:table-cell>
          <table:table-cell office:value-type="float" office:value="11344000">
            <text:p>11344000</text:p>
          </table:table-cell>
          <table:table-cell office:value-type="float" office:value="11257000">
            <text:p>11257000</text:p>
          </table:table-cell>
          <table:table-cell office:value-type="float" office:value="11342000">
            <text:p>11342000</text:p>
          </table:table-cell>
          <table:table-cell office:value-type="float" office:value="11485000">
            <text:p>11485000</text:p>
          </table:table-cell>
          <table:table-cell office:value-type="float" office:value="11286000">
            <text:p>11286000</text:p>
          </table:table-cell>
          <table:table-cell office:value-type="float" office:value="7541000">
            <text:p>7541000</text:p>
          </table:table-cell>
          <table:table-cell office:value-type="float" office:value="11376000">
            <text:p>11376000</text:p>
          </table:table-cell>
          <table:table-cell office:value-type="float" office:value="11333000">
            <text:p>11333000</text:p>
          </table:table-cell>
          <table:table-cell office:value-type="float" office:value="11205000">
            <text:p>11205000</text:p>
          </table:table-cell>
          <table:table-cell office:value-type="float" office:value="11206000">
            <text:p>11206000</text:p>
          </table:table-cell>
          <table:table-cell office:value-type="float" office:value="10718000">
            <text:p>10718000</text:p>
          </table:table-cell>
          <table:table-cell office:value-type="float" office:value="10914000">
            <text:p>10914000</text:p>
          </table:table-cell>
          <table:table-cell office:value-type="float" office:value="10995000">
            <text:p>10995000</text:p>
          </table:table-cell>
          <table:table-cell office:value-type="float" office:value="11128000">
            <text:p>11128000</text:p>
          </table:table-cell>
          <table:table-cell office:value-type="float" office:value="10786000">
            <text:p>10786000</text:p>
          </table:table-cell>
          <table:table-cell office:value-type="float" office:value="10816000">
            <text:p>10816000</text:p>
          </table:table-cell>
          <table:table-cell office:value-type="float" office:value="10874000">
            <text:p>10874000</text:p>
          </table:table-cell>
          <table:table-cell office:value-type="float" office:value="10805000">
            <text:p>10805000</text:p>
          </table:table-cell>
          <table:table-cell office:value-type="float" office:value="10897000">
            <text:p>10897000</text:p>
          </table:table-cell>
          <table:table-cell office:value-type="float" office:value="10979000">
            <text:p>10979000</text:p>
          </table:table-cell>
          <table:table-cell office:value-type="float" office:value="11119000">
            <text:p>11119000</text:p>
          </table:table-cell>
          <table:table-cell office:value-type="float" office:value="10963000">
            <text:p>10963000</text:p>
          </table:table-cell>
          <table:table-cell office:value-type="float" office:value="10978000">
            <text:p>10978000</text:p>
          </table:table-cell>
          <table:table-cell office:value-type="float" office:value="10956000">
            <text:p>10956000</text:p>
          </table:table-cell>
          <table:table-cell office:value-type="float" office:value="10967000">
            <text:p>10967000</text:p>
          </table:table-cell>
          <table:table-cell office:value-type="float" office:value="11255000">
            <text:p>11255000</text:p>
          </table:table-cell>
          <table:table-cell office:value-type="float" office:value="10974000">
            <text:p>10974000</text:p>
          </table:table-cell>
          <table:table-cell office:value-type="float" office:value="11289000">
            <text:p>11289000</text:p>
          </table:table-cell>
          <table:table-cell office:value-type="float" office:value="11399000">
            <text:p>11399000</text:p>
          </table:table-cell>
          <table:table-cell office:value-type="float" office:value="11121000">
            <text:p>11121000</text:p>
          </table:table-cell>
          <table:table-cell office:value-type="float" office:value="11490000">
            <text:p>11490000</text:p>
          </table:table-cell>
          <table:table-cell office:value-type="float" office:value="10798000">
            <text:p>10798000</text:p>
          </table:table-cell>
          <table:table-cell office:value-type="float" office:value="11437000">
            <text:p>11437000</text:p>
          </table:table-cell>
          <table:table-cell office:value-type="float" office:value="11342000">
            <text:p>11342000</text:p>
          </table:table-cell>
          <table:table-cell office:value-type="float" office:value="11125000">
            <text:p>11125000</text:p>
          </table:table-cell>
          <table:table-cell office:value-type="float" office:value="11041000">
            <text:p>11041000</text:p>
          </table:table-cell>
          <table:table-cell office:value-type="float" office:value="10644000">
            <text:p>10644000</text:p>
          </table:table-cell>
          <table:table-cell office:value-type="float" office:value="11265000">
            <text:p>11265000</text:p>
          </table:table-cell>
          <table:table-cell office:value-type="float" office:value="11136000">
            <text:p>11136000</text:p>
          </table:table-cell>
          <table:table-cell office:value-type="float" office:value="11059000">
            <text:p>11059000</text:p>
          </table:table-cell>
          <table:table-cell office:value-type="float" office:value="11025000">
            <text:p>11025000</text:p>
          </table:table-cell>
          <table:table-cell office:value-type="float" office:value="11014000">
            <text:p>11014000</text:p>
          </table:table-cell>
          <table:table-cell office:value-type="float" office:value="11023000">
            <text:p>11023000</text:p>
          </table:table-cell>
          <table:table-cell office:value-type="float" office:value="11067000">
            <text:p>11067000</text:p>
          </table:table-cell>
          <table:table-cell office:value-type="float" office:value="11014000">
            <text:p>11014000</text:p>
          </table:table-cell>
          <table:table-cell office:value-type="float" office:value="11029000">
            <text:p>11029000</text:p>
          </table:table-cell>
          <table:table-cell office:value-type="float" office:value="11068000">
            <text:p>11068000</text:p>
          </table:table-cell>
          <table:table-cell office:value-type="float" office:value="11112000">
            <text:p>11112000</text:p>
          </table:table-cell>
          <table:table-cell office:value-type="float" office:value="11126000">
            <text:p>11126000</text:p>
          </table:table-cell>
          <table:table-cell office:value-type="float" office:value="11086000">
            <text:p>11086000</text:p>
          </table:table-cell>
          <table:table-cell office:value-type="float" office:value="11203000">
            <text:p>11203000</text:p>
          </table:table-cell>
          <table:table-cell office:value-type="float" office:value="11060000">
            <text:p>11060000</text:p>
          </table:table-cell>
          <table:table-cell office:value-type="float" office:value="11229000">
            <text:p>11229000</text:p>
          </table:table-cell>
          <table:table-cell office:value-type="float" office:value="11155000">
            <text:p>11155000</text:p>
          </table:table-cell>
          <table:table-cell office:value-type="float" office:value="11078000">
            <text:p>11078000</text:p>
          </table:table-cell>
          <table:table-cell office:value-type="float" office:value="11125000">
            <text:p>11125000</text:p>
          </table:table-cell>
          <table:table-cell office:value-type="float" office:value="11048000">
            <text:p>11048000</text:p>
          </table:table-cell>
          <table:table-cell office:value-type="float" office:value="11099000">
            <text:p>11099000</text:p>
          </table:table-cell>
          <table:table-cell office:value-type="float" office:value="10699000">
            <text:p>10699000</text:p>
          </table:table-cell>
          <table:table-cell office:value-type="float" office:value="10995000">
            <text:p>10995000</text:p>
          </table:table-cell>
          <table:table-cell office:value-type="float" office:value="10986000">
            <text:p>10986000</text:p>
          </table:table-cell>
          <table:table-cell office:value-type="float" office:value="11766000">
            <text:p>11766000</text:p>
          </table:table-cell>
          <table:table-cell office:value-type="float" office:value="10784000">
            <text:p>10784000</text:p>
          </table:table-cell>
          <table:table-cell office:value-type="float" office:value="10925000">
            <text:p>10925000</text:p>
          </table:table-cell>
          <table:table-cell office:value-type="float" office:value="10817000">
            <text:p>10817000</text:p>
          </table:table-cell>
          <table:table-cell office:value-type="float" office:value="11003000">
            <text:p>11003000</text:p>
          </table:table-cell>
          <table:table-cell office:value-type="float" office:value="11272000">
            <text:p>11272000</text:p>
          </table:table-cell>
          <table:table-cell office:value-type="float" office:value="10926000">
            <text:p>10926000</text:p>
          </table:table-cell>
          <table:table-cell office:value-type="float" office:value="11500000">
            <text:p>11500000</text:p>
          </table:table-cell>
          <table:table-cell office:value-type="float" office:value="11353000">
            <text:p>11353000</text:p>
          </table:table-cell>
          <table:table-cell office:value-type="float" office:value="10870000">
            <text:p>10870000</text:p>
          </table:table-cell>
          <table:table-cell office:value-type="float" office:value="10974000">
            <text:p>10974000</text:p>
          </table:table-cell>
          <table:table-cell office:value-type="float" office:value="10930000">
            <text:p>10930000</text:p>
          </table:table-cell>
          <table:table-cell office:value-type="float" office:value="11149000">
            <text:p>11149000</text:p>
          </table:table-cell>
          <table:table-cell office:value-type="float" office:value="11001000">
            <text:p>11001000</text:p>
          </table:table-cell>
          <table:table-cell office:value-type="float" office:value="10955000">
            <text:p>10955000</text:p>
          </table:table-cell>
          <table:table-cell office:value-type="float" office:value="11275000">
            <text:p>11275000</text:p>
          </table:table-cell>
          <table:table-cell office:value-type="float" office:value="7453000">
            <text:p>7453000</text:p>
          </table:table-cell>
          <table:table-cell office:value-type="float" office:value="11139000">
            <text:p>11139000</text:p>
          </table:table-cell>
          <table:table-cell office:value-type="float" office:value="7476000">
            <text:p>7476000</text:p>
          </table:table-cell>
          <table:table-cell office:value-type="float" office:value="11248000">
            <text:p>11248000</text:p>
          </table:table-cell>
          <table:table-cell office:value-type="float" office:value="10958000">
            <text:p>10958000</text:p>
          </table:table-cell>
          <table:table-cell office:value-type="float" office:value="7538000">
            <text:p>7538000</text:p>
          </table:table-cell>
          <table:table-cell office:value-type="float" office:value="7512000">
            <text:p>7512000</text:p>
          </table:table-cell>
          <table:table-cell office:value-type="float" office:value="7429000">
            <text:p>7429000</text:p>
          </table:table-cell>
          <table:table-cell office:value-type="float" office:value="11269000">
            <text:p>11269000</text:p>
          </table:table-cell>
          <table:table-cell office:value-type="float" office:value="11406000">
            <text:p>11406000</text:p>
          </table:table-cell>
          <table:table-cell office:value-type="float" office:value="7711000">
            <text:p>7711000</text:p>
          </table:table-cell>
          <table:table-cell office:value-type="float" office:value="11489000">
            <text:p>11489000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AVERAGE([.A18:.CV18])" office:value-type="float" office:value="10710390">
            <text:p>10710390</text:p>
          </table:table-cell>
        </table:table-row>
        <table:table-row table:style-name="ro1">
          <table:table-cell office:value-type="float" office:value="11403000">
            <text:p>11403000</text:p>
          </table:table-cell>
          <table:table-cell office:value-type="float" office:value="11381000">
            <text:p>11381000</text:p>
          </table:table-cell>
          <table:table-cell office:value-type="float" office:value="11337000">
            <text:p>11337000</text:p>
          </table:table-cell>
          <table:table-cell office:value-type="float" office:value="11493000">
            <text:p>11493000</text:p>
          </table:table-cell>
          <table:table-cell office:value-type="float" office:value="7749000">
            <text:p>7749000</text:p>
          </table:table-cell>
          <table:table-cell office:value-type="float" office:value="11475000">
            <text:p>11475000</text:p>
          </table:table-cell>
          <table:table-cell office:value-type="float" office:value="11971000">
            <text:p>11971000</text:p>
          </table:table-cell>
          <table:table-cell office:value-type="float" office:value="11805000">
            <text:p>11805000</text:p>
          </table:table-cell>
          <table:table-cell office:value-type="float" office:value="11520000">
            <text:p>11520000</text:p>
          </table:table-cell>
          <table:table-cell office:value-type="float" office:value="11585000">
            <text:p>11585000</text:p>
          </table:table-cell>
          <table:table-cell office:value-type="float" office:value="11683000">
            <text:p>11683000</text:p>
          </table:table-cell>
          <table:table-cell office:value-type="float" office:value="7715000">
            <text:p>7715000</text:p>
          </table:table-cell>
          <table:table-cell office:value-type="float" office:value="11675000">
            <text:p>11675000</text:p>
          </table:table-cell>
          <table:table-cell office:value-type="float" office:value="11786000">
            <text:p>11786000</text:p>
          </table:table-cell>
          <table:table-cell office:value-type="float" office:value="11839000">
            <text:p>11839000</text:p>
          </table:table-cell>
          <table:table-cell office:value-type="float" office:value="7801000">
            <text:p>7801000</text:p>
          </table:table-cell>
          <table:table-cell office:value-type="float" office:value="7860000">
            <text:p>7860000</text:p>
          </table:table-cell>
          <table:table-cell office:value-type="float" office:value="7879000">
            <text:p>7879000</text:p>
          </table:table-cell>
          <table:table-cell office:value-type="float" office:value="7781000">
            <text:p>7781000</text:p>
          </table:table-cell>
          <table:table-cell office:value-type="float" office:value="7769000">
            <text:p>7769000</text:p>
          </table:table-cell>
          <table:table-cell office:value-type="float" office:value="12057000">
            <text:p>12057000</text:p>
          </table:table-cell>
          <table:table-cell office:value-type="float" office:value="7780000">
            <text:p>7780000</text:p>
          </table:table-cell>
          <table:table-cell office:value-type="float" office:value="11751000">
            <text:p>11751000</text:p>
          </table:table-cell>
          <table:table-cell office:value-type="float" office:value="11929000">
            <text:p>11929000</text:p>
          </table:table-cell>
          <table:table-cell office:value-type="float" office:value="7750000">
            <text:p>7750000</text:p>
          </table:table-cell>
          <table:table-cell office:value-type="float" office:value="11589000">
            <text:p>11589000</text:p>
          </table:table-cell>
          <table:table-cell office:value-type="float" office:value="11707000">
            <text:p>11707000</text:p>
          </table:table-cell>
          <table:table-cell office:value-type="float" office:value="11517000">
            <text:p>11517000</text:p>
          </table:table-cell>
          <table:table-cell office:value-type="float" office:value="13159000">
            <text:p>13159000</text:p>
          </table:table-cell>
          <table:table-cell office:value-type="float" office:value="7704000">
            <text:p>7704000</text:p>
          </table:table-cell>
          <table:table-cell office:value-type="float" office:value="11575000">
            <text:p>11575000</text:p>
          </table:table-cell>
          <table:table-cell office:value-type="float" office:value="11655000">
            <text:p>11655000</text:p>
          </table:table-cell>
          <table:table-cell office:value-type="float" office:value="11685000">
            <text:p>11685000</text:p>
          </table:table-cell>
          <table:table-cell office:value-type="float" office:value="11691000">
            <text:p>11691000</text:p>
          </table:table-cell>
          <table:table-cell office:value-type="float" office:value="7781000">
            <text:p>7781000</text:p>
          </table:table-cell>
          <table:table-cell office:value-type="float" office:value="11649000">
            <text:p>11649000</text:p>
          </table:table-cell>
          <table:table-cell office:value-type="float" office:value="11583000">
            <text:p>11583000</text:p>
          </table:table-cell>
          <table:table-cell office:value-type="float" office:value="11617000">
            <text:p>11617000</text:p>
          </table:table-cell>
          <table:table-cell office:value-type="float" office:value="11671000">
            <text:p>11671000</text:p>
          </table:table-cell>
          <table:table-cell office:value-type="float" office:value="11643000">
            <text:p>11643000</text:p>
          </table:table-cell>
          <table:table-cell table:number-columns-repeated="2" office:value-type="float" office:value="10933000">
            <text:p>10933000</text:p>
          </table:table-cell>
          <table:table-cell office:value-type="float" office:value="11633000">
            <text:p>11633000</text:p>
          </table:table-cell>
          <table:table-cell office:value-type="float" office:value="7967000">
            <text:p>7967000</text:p>
          </table:table-cell>
          <table:table-cell office:value-type="float" office:value="11557000">
            <text:p>11557000</text:p>
          </table:table-cell>
          <table:table-cell office:value-type="float" office:value="11573000">
            <text:p>11573000</text:p>
          </table:table-cell>
          <table:table-cell office:value-type="float" office:value="11574000">
            <text:p>11574000</text:p>
          </table:table-cell>
          <table:table-cell office:value-type="float" office:value="11586000">
            <text:p>11586000</text:p>
          </table:table-cell>
          <table:table-cell office:value-type="float" office:value="11656000">
            <text:p>11656000</text:p>
          </table:table-cell>
          <table:table-cell office:value-type="float" office:value="11556000">
            <text:p>11556000</text:p>
          </table:table-cell>
          <table:table-cell office:value-type="float" office:value="11282000">
            <text:p>11282000</text:p>
          </table:table-cell>
          <table:table-cell office:value-type="float" office:value="11536000">
            <text:p>11536000</text:p>
          </table:table-cell>
          <table:table-cell office:value-type="float" office:value="11630000">
            <text:p>11630000</text:p>
          </table:table-cell>
          <table:table-cell office:value-type="float" office:value="11165000">
            <text:p>11165000</text:p>
          </table:table-cell>
          <table:table-cell office:value-type="float" office:value="11684000">
            <text:p>11684000</text:p>
          </table:table-cell>
          <table:table-cell office:value-type="float" office:value="11559000">
            <text:p>11559000</text:p>
          </table:table-cell>
          <table:table-cell office:value-type="float" office:value="11657000">
            <text:p>11657000</text:p>
          </table:table-cell>
          <table:table-cell office:value-type="float" office:value="10897000">
            <text:p>10897000</text:p>
          </table:table-cell>
          <table:table-cell office:value-type="float" office:value="11179000">
            <text:p>11179000</text:p>
          </table:table-cell>
          <table:table-cell office:value-type="float" office:value="11332000">
            <text:p>11332000</text:p>
          </table:table-cell>
          <table:table-cell office:value-type="float" office:value="11553000">
            <text:p>11553000</text:p>
          </table:table-cell>
          <table:table-cell office:value-type="float" office:value="11643000">
            <text:p>11643000</text:p>
          </table:table-cell>
          <table:table-cell office:value-type="float" office:value="11650000">
            <text:p>11650000</text:p>
          </table:table-cell>
          <table:table-cell office:value-type="float" office:value="11552000">
            <text:p>11552000</text:p>
          </table:table-cell>
          <table:table-cell office:value-type="float" office:value="11535000">
            <text:p>11535000</text:p>
          </table:table-cell>
          <table:table-cell office:value-type="float" office:value="11587000">
            <text:p>11587000</text:p>
          </table:table-cell>
          <table:table-cell office:value-type="float" office:value="11159000">
            <text:p>11159000</text:p>
          </table:table-cell>
          <table:table-cell office:value-type="float" office:value="7668000">
            <text:p>7668000</text:p>
          </table:table-cell>
          <table:table-cell office:value-type="float" office:value="11509000">
            <text:p>11509000</text:p>
          </table:table-cell>
          <table:table-cell office:value-type="float" office:value="11571000">
            <text:p>11571000</text:p>
          </table:table-cell>
          <table:table-cell office:value-type="float" office:value="11597000">
            <text:p>11597000</text:p>
          </table:table-cell>
          <table:table-cell office:value-type="float" office:value="11554000">
            <text:p>11554000</text:p>
          </table:table-cell>
          <table:table-cell office:value-type="float" office:value="11229000">
            <text:p>11229000</text:p>
          </table:table-cell>
          <table:table-cell office:value-type="float" office:value="11705000">
            <text:p>11705000</text:p>
          </table:table-cell>
          <table:table-cell office:value-type="float" office:value="11659000">
            <text:p>11659000</text:p>
          </table:table-cell>
          <table:table-cell office:value-type="float" office:value="11586000">
            <text:p>11586000</text:p>
          </table:table-cell>
          <table:table-cell office:value-type="float" office:value="11520000">
            <text:p>11520000</text:p>
          </table:table-cell>
          <table:table-cell office:value-type="float" office:value="9783000">
            <text:p>9783000</text:p>
          </table:table-cell>
          <table:table-cell office:value-type="float" office:value="7821000">
            <text:p>7821000</text:p>
          </table:table-cell>
          <table:table-cell office:value-type="float" office:value="11781000">
            <text:p>11781000</text:p>
          </table:table-cell>
          <table:table-cell office:value-type="float" office:value="11746000">
            <text:p>11746000</text:p>
          </table:table-cell>
          <table:table-cell office:value-type="float" office:value="10842000">
            <text:p>10842000</text:p>
          </table:table-cell>
          <table:table-cell office:value-type="float" office:value="11484000">
            <text:p>11484000</text:p>
          </table:table-cell>
          <table:table-cell office:value-type="float" office:value="11469000">
            <text:p>11469000</text:p>
          </table:table-cell>
          <table:table-cell office:value-type="float" office:value="11554000">
            <text:p>11554000</text:p>
          </table:table-cell>
          <table:table-cell office:value-type="float" office:value="11833000">
            <text:p>11833000</text:p>
          </table:table-cell>
          <table:table-cell office:value-type="float" office:value="11568000">
            <text:p>11568000</text:p>
          </table:table-cell>
          <table:table-cell office:value-type="float" office:value="11471000">
            <text:p>11471000</text:p>
          </table:table-cell>
          <table:table-cell office:value-type="float" office:value="11497000">
            <text:p>11497000</text:p>
          </table:table-cell>
          <table:table-cell office:value-type="float" office:value="11539000">
            <text:p>11539000</text:p>
          </table:table-cell>
          <table:table-cell office:value-type="float" office:value="11676000">
            <text:p>11676000</text:p>
          </table:table-cell>
          <table:table-cell office:value-type="float" office:value="11415000">
            <text:p>11415000</text:p>
          </table:table-cell>
          <table:table-cell office:value-type="float" office:value="11514000">
            <text:p>11514000</text:p>
          </table:table-cell>
          <table:table-cell office:value-type="float" office:value="11782000">
            <text:p>11782000</text:p>
          </table:table-cell>
          <table:table-cell office:value-type="float" office:value="11567000">
            <text:p>11567000</text:p>
          </table:table-cell>
          <table:table-cell office:value-type="float" office:value="11222000">
            <text:p>11222000</text:p>
          </table:table-cell>
          <table:table-cell office:value-type="float" office:value="11773000">
            <text:p>11773000</text:p>
          </table:table-cell>
          <table:table-cell office:value-type="float" office:value="11653000">
            <text:p>11653000</text:p>
          </table:table-cell>
          <table:table-cell office:value-type="float" office:value="10866000">
            <text:p>10866000</text:p>
          </table:table-cell>
          <table:table-cell office:value-type="float" office:value="11694000">
            <text:p>11694000</text:p>
          </table:table-cell>
          <table:table-cell table:number-columns-repeated="2"/>
          <table:table-cell office:value-type="float" office:value="43">
            <text:p>43</text:p>
          </table:table-cell>
          <table:table-cell table:formula="of:=AVERAGE([.A19:.CV19])" office:value-type="float" office:value="11017160">
            <text:p>11017160</text:p>
          </table:table-cell>
        </table:table-row>
        <table:table-row table:style-name="ro1">
          <table:table-cell office:value-type="float" office:value="12021000">
            <text:p>12021000</text:p>
          </table:table-cell>
          <table:table-cell office:value-type="float" office:value="12180000">
            <text:p>12180000</text:p>
          </table:table-cell>
          <table:table-cell office:value-type="float" office:value="12082000">
            <text:p>12082000</text:p>
          </table:table-cell>
          <table:table-cell office:value-type="float" office:value="12083000">
            <text:p>12083000</text:p>
          </table:table-cell>
          <table:table-cell office:value-type="float" office:value="12263000">
            <text:p>12263000</text:p>
          </table:table-cell>
          <table:table-cell office:value-type="float" office:value="12223000">
            <text:p>12223000</text:p>
          </table:table-cell>
          <table:table-cell office:value-type="float" office:value="12065000">
            <text:p>12065000</text:p>
          </table:table-cell>
          <table:table-cell office:value-type="float" office:value="12148000">
            <text:p>12148000</text:p>
          </table:table-cell>
          <table:table-cell office:value-type="float" office:value="12109000">
            <text:p>12109000</text:p>
          </table:table-cell>
          <table:table-cell office:value-type="float" office:value="12075000">
            <text:p>12075000</text:p>
          </table:table-cell>
          <table:table-cell office:value-type="float" office:value="11780000">
            <text:p>11780000</text:p>
          </table:table-cell>
          <table:table-cell office:value-type="float" office:value="11125000">
            <text:p>11125000</text:p>
          </table:table-cell>
          <table:table-cell office:value-type="float" office:value="11779000">
            <text:p>11779000</text:p>
          </table:table-cell>
          <table:table-cell office:value-type="float" office:value="11807000">
            <text:p>11807000</text:p>
          </table:table-cell>
          <table:table-cell office:value-type="float" office:value="11784000">
            <text:p>11784000</text:p>
          </table:table-cell>
          <table:table-cell office:value-type="float" office:value="11843000">
            <text:p>11843000</text:p>
          </table:table-cell>
          <table:table-cell office:value-type="float" office:value="11759000">
            <text:p>11759000</text:p>
          </table:table-cell>
          <table:table-cell office:value-type="float" office:value="10911000">
            <text:p>10911000</text:p>
          </table:table-cell>
          <table:table-cell office:value-type="float" office:value="11431000">
            <text:p>11431000</text:p>
          </table:table-cell>
          <table:table-cell office:value-type="float" office:value="11181000">
            <text:p>11181000</text:p>
          </table:table-cell>
          <table:table-cell office:value-type="float" office:value="11450000">
            <text:p>11450000</text:p>
          </table:table-cell>
          <table:table-cell office:value-type="float" office:value="7792000">
            <text:p>7792000</text:p>
          </table:table-cell>
          <table:table-cell office:value-type="float" office:value="11338000">
            <text:p>11338000</text:p>
          </table:table-cell>
          <table:table-cell office:value-type="float" office:value="10770000">
            <text:p>10770000</text:p>
          </table:table-cell>
          <table:table-cell office:value-type="float" office:value="11343000">
            <text:p>11343000</text:p>
          </table:table-cell>
          <table:table-cell office:value-type="float" office:value="11443000">
            <text:p>11443000</text:p>
          </table:table-cell>
          <table:table-cell office:value-type="float" office:value="11386000">
            <text:p>11386000</text:p>
          </table:table-cell>
          <table:table-cell office:value-type="float" office:value="11037000">
            <text:p>11037000</text:p>
          </table:table-cell>
          <table:table-cell office:value-type="float" office:value="11445000">
            <text:p>11445000</text:p>
          </table:table-cell>
          <table:table-cell office:value-type="float" office:value="11071000">
            <text:p>11071000</text:p>
          </table:table-cell>
          <table:table-cell office:value-type="float" office:value="11627000">
            <text:p>11627000</text:p>
          </table:table-cell>
          <table:table-cell office:value-type="float" office:value="11158000">
            <text:p>11158000</text:p>
          </table:table-cell>
          <table:table-cell office:value-type="float" office:value="11573000">
            <text:p>11573000</text:p>
          </table:table-cell>
          <table:table-cell office:value-type="float" office:value="11476000">
            <text:p>11476000</text:p>
          </table:table-cell>
          <table:table-cell office:value-type="float" office:value="11298000">
            <text:p>11298000</text:p>
          </table:table-cell>
          <table:table-cell office:value-type="float" office:value="11568000">
            <text:p>11568000</text:p>
          </table:table-cell>
          <table:table-cell office:value-type="float" office:value="11191000">
            <text:p>11191000</text:p>
          </table:table-cell>
          <table:table-cell office:value-type="float" office:value="11274000">
            <text:p>11274000</text:p>
          </table:table-cell>
          <table:table-cell office:value-type="float" office:value="11288000">
            <text:p>11288000</text:p>
          </table:table-cell>
          <table:table-cell office:value-type="float" office:value="11236000">
            <text:p>11236000</text:p>
          </table:table-cell>
          <table:table-cell office:value-type="float" office:value="11466000">
            <text:p>11466000</text:p>
          </table:table-cell>
          <table:table-cell office:value-type="float" office:value="11534000">
            <text:p>11534000</text:p>
          </table:table-cell>
          <table:table-cell office:value-type="float" office:value="11567000">
            <text:p>11567000</text:p>
          </table:table-cell>
          <table:table-cell office:value-type="float" office:value="11472000">
            <text:p>11472000</text:p>
          </table:table-cell>
          <table:table-cell office:value-type="float" office:value="10982000">
            <text:p>10982000</text:p>
          </table:table-cell>
          <table:table-cell office:value-type="float" office:value="11483000">
            <text:p>11483000</text:p>
          </table:table-cell>
          <table:table-cell office:value-type="float" office:value="11668000">
            <text:p>11668000</text:p>
          </table:table-cell>
          <table:table-cell office:value-type="float" office:value="11615000">
            <text:p>11615000</text:p>
          </table:table-cell>
          <table:table-cell office:value-type="float" office:value="11456000">
            <text:p>11456000</text:p>
          </table:table-cell>
          <table:table-cell office:value-type="float" office:value="12031000">
            <text:p>12031000</text:p>
          </table:table-cell>
          <table:table-cell office:value-type="float" office:value="12026000">
            <text:p>12026000</text:p>
          </table:table-cell>
          <table:table-cell office:value-type="float" office:value="11710000">
            <text:p>11710000</text:p>
          </table:table-cell>
          <table:table-cell office:value-type="float" office:value="11472000">
            <text:p>11472000</text:p>
          </table:table-cell>
          <table:table-cell office:value-type="float" office:value="12026000">
            <text:p>12026000</text:p>
          </table:table-cell>
          <table:table-cell office:value-type="float" office:value="12051000">
            <text:p>12051000</text:p>
          </table:table-cell>
          <table:table-cell office:value-type="float" office:value="11942000">
            <text:p>11942000</text:p>
          </table:table-cell>
          <table:table-cell office:value-type="float" office:value="11966000">
            <text:p>11966000</text:p>
          </table:table-cell>
          <table:table-cell office:value-type="float" office:value="12078000">
            <text:p>12078000</text:p>
          </table:table-cell>
          <table:table-cell office:value-type="float" office:value="11739000">
            <text:p>11739000</text:p>
          </table:table-cell>
          <table:table-cell office:value-type="float" office:value="11469000">
            <text:p>11469000</text:p>
          </table:table-cell>
          <table:table-cell office:value-type="float" office:value="11417000">
            <text:p>11417000</text:p>
          </table:table-cell>
          <table:table-cell office:value-type="float" office:value="11081000">
            <text:p>11081000</text:p>
          </table:table-cell>
          <table:table-cell office:value-type="float" office:value="10924000">
            <text:p>10924000</text:p>
          </table:table-cell>
          <table:table-cell office:value-type="float" office:value="11657000">
            <text:p>11657000</text:p>
          </table:table-cell>
          <table:table-cell office:value-type="float" office:value="11590000">
            <text:p>11590000</text:p>
          </table:table-cell>
          <table:table-cell office:value-type="float" office:value="11656000">
            <text:p>11656000</text:p>
          </table:table-cell>
          <table:table-cell office:value-type="float" office:value="11568000">
            <text:p>11568000</text:p>
          </table:table-cell>
          <table:table-cell office:value-type="float" office:value="11226000">
            <text:p>11226000</text:p>
          </table:table-cell>
          <table:table-cell office:value-type="float" office:value="11749000">
            <text:p>11749000</text:p>
          </table:table-cell>
          <table:table-cell office:value-type="float" office:value="11649000">
            <text:p>11649000</text:p>
          </table:table-cell>
          <table:table-cell office:value-type="float" office:value="11874000">
            <text:p>11874000</text:p>
          </table:table-cell>
          <table:table-cell office:value-type="float" office:value="11705000">
            <text:p>11705000</text:p>
          </table:table-cell>
          <table:table-cell office:value-type="float" office:value="11731000">
            <text:p>11731000</text:p>
          </table:table-cell>
          <table:table-cell office:value-type="float" office:value="11626000">
            <text:p>11626000</text:p>
          </table:table-cell>
          <table:table-cell office:value-type="float" office:value="11546000">
            <text:p>11546000</text:p>
          </table:table-cell>
          <table:table-cell office:value-type="float" office:value="11348000">
            <text:p>11348000</text:p>
          </table:table-cell>
          <table:table-cell office:value-type="float" office:value="11274000">
            <text:p>11274000</text:p>
          </table:table-cell>
          <table:table-cell office:value-type="float" office:value="11798000">
            <text:p>11798000</text:p>
          </table:table-cell>
          <table:table-cell office:value-type="float" office:value="11652000">
            <text:p>11652000</text:p>
          </table:table-cell>
          <table:table-cell office:value-type="float" office:value="11283000">
            <text:p>11283000</text:p>
          </table:table-cell>
          <table:table-cell office:value-type="float" office:value="11733000">
            <text:p>11733000</text:p>
          </table:table-cell>
          <table:table-cell office:value-type="float" office:value="11424000">
            <text:p>11424000</text:p>
          </table:table-cell>
          <table:table-cell office:value-type="float" office:value="11491000">
            <text:p>11491000</text:p>
          </table:table-cell>
          <table:table-cell office:value-type="float" office:value="11459000">
            <text:p>11459000</text:p>
          </table:table-cell>
          <table:table-cell office:value-type="float" office:value="11550000">
            <text:p>11550000</text:p>
          </table:table-cell>
          <table:table-cell office:value-type="float" office:value="11427000">
            <text:p>11427000</text:p>
          </table:table-cell>
          <table:table-cell office:value-type="float" office:value="10896000">
            <text:p>10896000</text:p>
          </table:table-cell>
          <table:table-cell office:value-type="float" office:value="12044000">
            <text:p>12044000</text:p>
          </table:table-cell>
          <table:table-cell office:value-type="float" office:value="12001000">
            <text:p>12001000</text:p>
          </table:table-cell>
          <table:table-cell office:value-type="float" office:value="12007000">
            <text:p>12007000</text:p>
          </table:table-cell>
          <table:table-cell office:value-type="float" office:value="11465000">
            <text:p>11465000</text:p>
          </table:table-cell>
          <table:table-cell office:value-type="float" office:value="11597000">
            <text:p>11597000</text:p>
          </table:table-cell>
          <table:table-cell office:value-type="float" office:value="11971000">
            <text:p>11971000</text:p>
          </table:table-cell>
          <table:table-cell office:value-type="float" office:value="11613000">
            <text:p>11613000</text:p>
          </table:table-cell>
          <table:table-cell office:value-type="float" office:value="12132000">
            <text:p>12132000</text:p>
          </table:table-cell>
          <table:table-cell office:value-type="float" office:value="12055000">
            <text:p>12055000</text:p>
          </table:table-cell>
          <table:table-cell office:value-type="float" office:value="12023000">
            <text:p>12023000</text:p>
          </table:table-cell>
          <table:table-cell office:value-type="float" office:value="11771000">
            <text:p>11771000</text:p>
          </table:table-cell>
          <table:table-cell office:value-type="float" office:value="11256000">
            <text:p>11256000</text:p>
          </table:table-cell>
          <table:table-cell office:value-type="float" office:value="11953000">
            <text:p>11953000</text:p>
          </table:table-cell>
          <table:table-cell table:number-columns-repeated="2"/>
          <table:table-cell office:value-type="float" office:value="44">
            <text:p>44</text:p>
          </table:table-cell>
          <table:table-cell table:formula="of:=AVERAGE([.A20:.CV20])" office:value-type="float" office:value="11573880">
            <text:p>11573880</text:p>
          </table:table-cell>
        </table:table-row>
        <table:table-row table:style-name="ro1">
          <table:table-cell office:value-type="float" office:value="11615000">
            <text:p>11615000</text:p>
          </table:table-cell>
          <table:table-cell office:value-type="float" office:value="12366000">
            <text:p>12366000</text:p>
          </table:table-cell>
          <table:table-cell office:value-type="float" office:value="12108000">
            <text:p>12108000</text:p>
          </table:table-cell>
          <table:table-cell office:value-type="float" office:value="12235000">
            <text:p>12235000</text:p>
          </table:table-cell>
          <table:table-cell office:value-type="float" office:value="11974000">
            <text:p>11974000</text:p>
          </table:table-cell>
          <table:table-cell office:value-type="float" office:value="11983000">
            <text:p>11983000</text:p>
          </table:table-cell>
          <table:table-cell office:value-type="float" office:value="8010000">
            <text:p>8010000</text:p>
          </table:table-cell>
          <table:table-cell office:value-type="float" office:value="12058000">
            <text:p>12058000</text:p>
          </table:table-cell>
          <table:table-cell office:value-type="float" office:value="11028000">
            <text:p>11028000</text:p>
          </table:table-cell>
          <table:table-cell office:value-type="float" office:value="12007000">
            <text:p>12007000</text:p>
          </table:table-cell>
          <table:table-cell office:value-type="float" office:value="11615000">
            <text:p>11615000</text:p>
          </table:table-cell>
          <table:table-cell office:value-type="float" office:value="12020000">
            <text:p>12020000</text:p>
          </table:table-cell>
          <table:table-cell office:value-type="float" office:value="11838000">
            <text:p>11838000</text:p>
          </table:table-cell>
          <table:table-cell office:value-type="float" office:value="11960000">
            <text:p>11960000</text:p>
          </table:table-cell>
          <table:table-cell office:value-type="float" office:value="12206000">
            <text:p>12206000</text:p>
          </table:table-cell>
          <table:table-cell office:value-type="float" office:value="11750000">
            <text:p>11750000</text:p>
          </table:table-cell>
          <table:table-cell office:value-type="float" office:value="12050000">
            <text:p>12050000</text:p>
          </table:table-cell>
          <table:table-cell office:value-type="float" office:value="11413000">
            <text:p>11413000</text:p>
          </table:table-cell>
          <table:table-cell office:value-type="float" office:value="11639000">
            <text:p>11639000</text:p>
          </table:table-cell>
          <table:table-cell office:value-type="float" office:value="11756000">
            <text:p>11756000</text:p>
          </table:table-cell>
          <table:table-cell office:value-type="float" office:value="11553000">
            <text:p>11553000</text:p>
          </table:table-cell>
          <table:table-cell office:value-type="float" office:value="11942000">
            <text:p>11942000</text:p>
          </table:table-cell>
          <table:table-cell office:value-type="float" office:value="12159000">
            <text:p>12159000</text:p>
          </table:table-cell>
          <table:table-cell office:value-type="float" office:value="12017000">
            <text:p>12017000</text:p>
          </table:table-cell>
          <table:table-cell office:value-type="float" office:value="11939000">
            <text:p>11939000</text:p>
          </table:table-cell>
          <table:table-cell office:value-type="float" office:value="11537000">
            <text:p>11537000</text:p>
          </table:table-cell>
          <table:table-cell office:value-type="float" office:value="11613000">
            <text:p>11613000</text:p>
          </table:table-cell>
          <table:table-cell office:value-type="float" office:value="12619000">
            <text:p>12619000</text:p>
          </table:table-cell>
          <table:table-cell office:value-type="float" office:value="11644000">
            <text:p>11644000</text:p>
          </table:table-cell>
          <table:table-cell office:value-type="float" office:value="12290000">
            <text:p>12290000</text:p>
          </table:table-cell>
          <table:table-cell office:value-type="float" office:value="12309000">
            <text:p>12309000</text:p>
          </table:table-cell>
          <table:table-cell office:value-type="float" office:value="12274000">
            <text:p>12274000</text:p>
          </table:table-cell>
          <table:table-cell office:value-type="float" office:value="12221000">
            <text:p>12221000</text:p>
          </table:table-cell>
          <table:table-cell office:value-type="float" office:value="12302000">
            <text:p>12302000</text:p>
          </table:table-cell>
          <table:table-cell office:value-type="float" office:value="12193000">
            <text:p>12193000</text:p>
          </table:table-cell>
          <table:table-cell office:value-type="float" office:value="12105000">
            <text:p>12105000</text:p>
          </table:table-cell>
          <table:table-cell office:value-type="float" office:value="12226000">
            <text:p>12226000</text:p>
          </table:table-cell>
          <table:table-cell office:value-type="float" office:value="12487000">
            <text:p>12487000</text:p>
          </table:table-cell>
          <table:table-cell office:value-type="float" office:value="12035000">
            <text:p>12035000</text:p>
          </table:table-cell>
          <table:table-cell office:value-type="float" office:value="12132000">
            <text:p>12132000</text:p>
          </table:table-cell>
          <table:table-cell office:value-type="float" office:value="11409000">
            <text:p>11409000</text:p>
          </table:table-cell>
          <table:table-cell office:value-type="float" office:value="11996000">
            <text:p>11996000</text:p>
          </table:table-cell>
          <table:table-cell office:value-type="float" office:value="11126000">
            <text:p>11126000</text:p>
          </table:table-cell>
          <table:table-cell office:value-type="float" office:value="12085000">
            <text:p>12085000</text:p>
          </table:table-cell>
          <table:table-cell office:value-type="float" office:value="11693000">
            <text:p>11693000</text:p>
          </table:table-cell>
          <table:table-cell office:value-type="float" office:value="11877000">
            <text:p>11877000</text:p>
          </table:table-cell>
          <table:table-cell office:value-type="float" office:value="11553000">
            <text:p>11553000</text:p>
          </table:table-cell>
          <table:table-cell office:value-type="float" office:value="11213000">
            <text:p>11213000</text:p>
          </table:table-cell>
          <table:table-cell office:value-type="float" office:value="11905000">
            <text:p>11905000</text:p>
          </table:table-cell>
          <table:table-cell office:value-type="float" office:value="8194000">
            <text:p>8194000</text:p>
          </table:table-cell>
          <table:table-cell office:value-type="float" office:value="12142000">
            <text:p>12142000</text:p>
          </table:table-cell>
          <table:table-cell office:value-type="float" office:value="12239000">
            <text:p>12239000</text:p>
          </table:table-cell>
          <table:table-cell office:value-type="float" office:value="12220000">
            <text:p>12220000</text:p>
          </table:table-cell>
          <table:table-cell office:value-type="float" office:value="12310000">
            <text:p>12310000</text:p>
          </table:table-cell>
          <table:table-cell office:value-type="float" office:value="12289000">
            <text:p>12289000</text:p>
          </table:table-cell>
          <table:table-cell office:value-type="float" office:value="11484000">
            <text:p>11484000</text:p>
          </table:table-cell>
          <table:table-cell office:value-type="float" office:value="12243000">
            <text:p>12243000</text:p>
          </table:table-cell>
          <table:table-cell office:value-type="float" office:value="12430000">
            <text:p>12430000</text:p>
          </table:table-cell>
          <table:table-cell office:value-type="float" office:value="12173000">
            <text:p>12173000</text:p>
          </table:table-cell>
          <table:table-cell office:value-type="float" office:value="12242000">
            <text:p>12242000</text:p>
          </table:table-cell>
          <table:table-cell office:value-type="float" office:value="11587000">
            <text:p>11587000</text:p>
          </table:table-cell>
          <table:table-cell office:value-type="float" office:value="11967000">
            <text:p>11967000</text:p>
          </table:table-cell>
          <table:table-cell office:value-type="float" office:value="11637000">
            <text:p>11637000</text:p>
          </table:table-cell>
          <table:table-cell office:value-type="float" office:value="11728000">
            <text:p>11728000</text:p>
          </table:table-cell>
          <table:table-cell office:value-type="float" office:value="11694000">
            <text:p>11694000</text:p>
          </table:table-cell>
          <table:table-cell office:value-type="float" office:value="11735000">
            <text:p>11735000</text:p>
          </table:table-cell>
          <table:table-cell office:value-type="float" office:value="12100000">
            <text:p>12100000</text:p>
          </table:table-cell>
          <table:table-cell office:value-type="float" office:value="11788000">
            <text:p>11788000</text:p>
          </table:table-cell>
          <table:table-cell office:value-type="float" office:value="11818000">
            <text:p>11818000</text:p>
          </table:table-cell>
          <table:table-cell office:value-type="float" office:value="11355000">
            <text:p>11355000</text:p>
          </table:table-cell>
          <table:table-cell office:value-type="float" office:value="12004000">
            <text:p>12004000</text:p>
          </table:table-cell>
          <table:table-cell office:value-type="float" office:value="12032000">
            <text:p>12032000</text:p>
          </table:table-cell>
          <table:table-cell office:value-type="float" office:value="12030000">
            <text:p>12030000</text:p>
          </table:table-cell>
          <table:table-cell office:value-type="float" office:value="12025000">
            <text:p>12025000</text:p>
          </table:table-cell>
          <table:table-cell office:value-type="float" office:value="12020000">
            <text:p>12020000</text:p>
          </table:table-cell>
          <table:table-cell office:value-type="float" office:value="12110000">
            <text:p>12110000</text:p>
          </table:table-cell>
          <table:table-cell office:value-type="float" office:value="12073000">
            <text:p>12073000</text:p>
          </table:table-cell>
          <table:table-cell office:value-type="float" office:value="11944000">
            <text:p>11944000</text:p>
          </table:table-cell>
          <table:table-cell office:value-type="float" office:value="7928000">
            <text:p>7928000</text:p>
          </table:table-cell>
          <table:table-cell office:value-type="float" office:value="11968000">
            <text:p>11968000</text:p>
          </table:table-cell>
          <table:table-cell office:value-type="float" office:value="11212000">
            <text:p>11212000</text:p>
          </table:table-cell>
          <table:table-cell office:value-type="float" office:value="12333000">
            <text:p>12333000</text:p>
          </table:table-cell>
          <table:table-cell office:value-type="float" office:value="12148000">
            <text:p>12148000</text:p>
          </table:table-cell>
          <table:table-cell office:value-type="float" office:value="11462000">
            <text:p>11462000</text:p>
          </table:table-cell>
          <table:table-cell office:value-type="float" office:value="12108000">
            <text:p>12108000</text:p>
          </table:table-cell>
          <table:table-cell office:value-type="float" office:value="12044000">
            <text:p>12044000</text:p>
          </table:table-cell>
          <table:table-cell office:value-type="float" office:value="11803000">
            <text:p>11803000</text:p>
          </table:table-cell>
          <table:table-cell office:value-type="float" office:value="12235000">
            <text:p>12235000</text:p>
          </table:table-cell>
          <table:table-cell office:value-type="float" office:value="11679000">
            <text:p>11679000</text:p>
          </table:table-cell>
          <table:table-cell office:value-type="float" office:value="12094000">
            <text:p>12094000</text:p>
          </table:table-cell>
          <table:table-cell office:value-type="float" office:value="11331000">
            <text:p>11331000</text:p>
          </table:table-cell>
          <table:table-cell office:value-type="float" office:value="11436000">
            <text:p>11436000</text:p>
          </table:table-cell>
          <table:table-cell office:value-type="float" office:value="11950000">
            <text:p>11950000</text:p>
          </table:table-cell>
          <table:table-cell office:value-type="float" office:value="12271000">
            <text:p>12271000</text:p>
          </table:table-cell>
          <table:table-cell office:value-type="float" office:value="11617000">
            <text:p>11617000</text:p>
          </table:table-cell>
          <table:table-cell office:value-type="float" office:value="11982000">
            <text:p>11982000</text:p>
          </table:table-cell>
          <table:table-cell office:value-type="float" office:value="11067000">
            <text:p>11067000</text:p>
          </table:table-cell>
          <table:table-cell office:value-type="float" office:value="12185000">
            <text:p>12185000</text:p>
          </table:table-cell>
          <table:table-cell office:value-type="float" office:value="11897000">
            <text:p>11897000</text:p>
          </table:table-cell>
          <table:table-cell office:value-type="float" office:value="11582000">
            <text:p>11582000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AVERAGE([.A21:.CV21])" office:value-type="float" office:value="11800300">
            <text:p>11800300</text:p>
          </table:table-cell>
        </table:table-row>
        <table:table-row table:style-name="ro1">
          <table:table-cell office:value-type="float" office:value="12408000">
            <text:p>12408000</text:p>
          </table:table-cell>
          <table:table-cell office:value-type="float" office:value="12449000">
            <text:p>12449000</text:p>
          </table:table-cell>
          <table:table-cell office:value-type="float" office:value="12494000">
            <text:p>12494000</text:p>
          </table:table-cell>
          <table:table-cell office:value-type="float" office:value="12489000">
            <text:p>12489000</text:p>
          </table:table-cell>
          <table:table-cell office:value-type="float" office:value="12406000">
            <text:p>12406000</text:p>
          </table:table-cell>
          <table:table-cell office:value-type="float" office:value="12746000">
            <text:p>12746000</text:p>
          </table:table-cell>
          <table:table-cell office:value-type="float" office:value="12395000">
            <text:p>12395000</text:p>
          </table:table-cell>
          <table:table-cell office:value-type="float" office:value="11988000">
            <text:p>11988000</text:p>
          </table:table-cell>
          <table:table-cell office:value-type="float" office:value="12047000">
            <text:p>12047000</text:p>
          </table:table-cell>
          <table:table-cell office:value-type="float" office:value="8060000">
            <text:p>8060000</text:p>
          </table:table-cell>
          <table:table-cell office:value-type="float" office:value="8021000">
            <text:p>8021000</text:p>
          </table:table-cell>
          <table:table-cell office:value-type="float" office:value="11618000">
            <text:p>11618000</text:p>
          </table:table-cell>
          <table:table-cell office:value-type="float" office:value="12077000">
            <text:p>12077000</text:p>
          </table:table-cell>
          <table:table-cell office:value-type="float" office:value="11986000">
            <text:p>11986000</text:p>
          </table:table-cell>
          <table:table-cell office:value-type="float" office:value="11914000">
            <text:p>11914000</text:p>
          </table:table-cell>
          <table:table-cell office:value-type="float" office:value="12065000">
            <text:p>12065000</text:p>
          </table:table-cell>
          <table:table-cell office:value-type="float" office:value="12044000">
            <text:p>12044000</text:p>
          </table:table-cell>
          <table:table-cell office:value-type="float" office:value="11998000">
            <text:p>11998000</text:p>
          </table:table-cell>
          <table:table-cell office:value-type="float" office:value="12360000">
            <text:p>12360000</text:p>
          </table:table-cell>
          <table:table-cell office:value-type="float" office:value="12269000">
            <text:p>12269000</text:p>
          </table:table-cell>
          <table:table-cell office:value-type="float" office:value="8179000">
            <text:p>8179000</text:p>
          </table:table-cell>
          <table:table-cell office:value-type="float" office:value="11204000">
            <text:p>11204000</text:p>
          </table:table-cell>
          <table:table-cell office:value-type="float" office:value="12170000">
            <text:p>12170000</text:p>
          </table:table-cell>
          <table:table-cell office:value-type="float" office:value="8175000">
            <text:p>8175000</text:p>
          </table:table-cell>
          <table:table-cell office:value-type="float" office:value="10854000">
            <text:p>10854000</text:p>
          </table:table-cell>
          <table:table-cell office:value-type="float" office:value="12238000">
            <text:p>12238000</text:p>
          </table:table-cell>
          <table:table-cell office:value-type="float" office:value="8167000">
            <text:p>8167000</text:p>
          </table:table-cell>
          <table:table-cell office:value-type="float" office:value="12178000">
            <text:p>12178000</text:p>
          </table:table-cell>
          <table:table-cell office:value-type="float" office:value="12255000">
            <text:p>12255000</text:p>
          </table:table-cell>
          <table:table-cell office:value-type="float" office:value="12454000">
            <text:p>12454000</text:p>
          </table:table-cell>
          <table:table-cell office:value-type="float" office:value="12477000">
            <text:p>12477000</text:p>
          </table:table-cell>
          <table:table-cell office:value-type="float" office:value="11936000">
            <text:p>11936000</text:p>
          </table:table-cell>
          <table:table-cell office:value-type="float" office:value="11219000">
            <text:p>11219000</text:p>
          </table:table-cell>
          <table:table-cell office:value-type="float" office:value="12139000">
            <text:p>12139000</text:p>
          </table:table-cell>
          <table:table-cell office:value-type="float" office:value="12052000">
            <text:p>12052000</text:p>
          </table:table-cell>
          <table:table-cell office:value-type="float" office:value="11596000">
            <text:p>11596000</text:p>
          </table:table-cell>
          <table:table-cell office:value-type="float" office:value="11815000">
            <text:p>11815000</text:p>
          </table:table-cell>
          <table:table-cell office:value-type="float" office:value="11874000">
            <text:p>11874000</text:p>
          </table:table-cell>
          <table:table-cell office:value-type="float" office:value="11706000">
            <text:p>11706000</text:p>
          </table:table-cell>
          <table:table-cell office:value-type="float" office:value="8083000">
            <text:p>8083000</text:p>
          </table:table-cell>
          <table:table-cell office:value-type="float" office:value="12110000">
            <text:p>12110000</text:p>
          </table:table-cell>
          <table:table-cell office:value-type="float" office:value="12163000">
            <text:p>12163000</text:p>
          </table:table-cell>
          <table:table-cell office:value-type="float" office:value="11556000">
            <text:p>11556000</text:p>
          </table:table-cell>
          <table:table-cell office:value-type="float" office:value="11406000">
            <text:p>11406000</text:p>
          </table:table-cell>
          <table:table-cell office:value-type="float" office:value="11387000">
            <text:p>11387000</text:p>
          </table:table-cell>
          <table:table-cell office:value-type="float" office:value="12197000">
            <text:p>12197000</text:p>
          </table:table-cell>
          <table:table-cell office:value-type="float" office:value="12114000">
            <text:p>12114000</text:p>
          </table:table-cell>
          <table:table-cell office:value-type="float" office:value="12239000">
            <text:p>12239000</text:p>
          </table:table-cell>
          <table:table-cell office:value-type="float" office:value="12220000">
            <text:p>12220000</text:p>
          </table:table-cell>
          <table:table-cell office:value-type="float" office:value="8165000">
            <text:p>8165000</text:p>
          </table:table-cell>
          <table:table-cell office:value-type="float" office:value="12315000">
            <text:p>12315000</text:p>
          </table:table-cell>
          <table:table-cell office:value-type="float" office:value="11341000">
            <text:p>11341000</text:p>
          </table:table-cell>
          <table:table-cell office:value-type="float" office:value="11494000">
            <text:p>11494000</text:p>
          </table:table-cell>
          <table:table-cell office:value-type="float" office:value="12184000">
            <text:p>12184000</text:p>
          </table:table-cell>
          <table:table-cell office:value-type="float" office:value="11932000">
            <text:p>11932000</text:p>
          </table:table-cell>
          <table:table-cell office:value-type="float" office:value="7985000">
            <text:p>7985000</text:p>
          </table:table-cell>
          <table:table-cell office:value-type="float" office:value="8359000">
            <text:p>8359000</text:p>
          </table:table-cell>
          <table:table-cell office:value-type="float" office:value="12575000">
            <text:p>12575000</text:p>
          </table:table-cell>
          <table:table-cell office:value-type="float" office:value="12456000">
            <text:p>12456000</text:p>
          </table:table-cell>
          <table:table-cell office:value-type="float" office:value="12485000">
            <text:p>12485000</text:p>
          </table:table-cell>
          <table:table-cell office:value-type="float" office:value="12522000">
            <text:p>12522000</text:p>
          </table:table-cell>
          <table:table-cell office:value-type="float" office:value="12318000">
            <text:p>12318000</text:p>
          </table:table-cell>
          <table:table-cell office:value-type="float" office:value="12408000">
            <text:p>12408000</text:p>
          </table:table-cell>
          <table:table-cell office:value-type="float" office:value="11530000">
            <text:p>11530000</text:p>
          </table:table-cell>
          <table:table-cell office:value-type="float" office:value="12399000">
            <text:p>12399000</text:p>
          </table:table-cell>
          <table:table-cell office:value-type="float" office:value="12336000">
            <text:p>12336000</text:p>
          </table:table-cell>
          <table:table-cell office:value-type="float" office:value="11870000">
            <text:p>11870000</text:p>
          </table:table-cell>
          <table:table-cell office:value-type="float" office:value="12195000">
            <text:p>12195000</text:p>
          </table:table-cell>
          <table:table-cell office:value-type="float" office:value="12033000">
            <text:p>12033000</text:p>
          </table:table-cell>
          <table:table-cell office:value-type="float" office:value="12051000">
            <text:p>12051000</text:p>
          </table:table-cell>
          <table:table-cell office:value-type="float" office:value="12050000">
            <text:p>12050000</text:p>
          </table:table-cell>
          <table:table-cell office:value-type="float" office:value="12295000">
            <text:p>12295000</text:p>
          </table:table-cell>
          <table:table-cell office:value-type="float" office:value="11994000">
            <text:p>11994000</text:p>
          </table:table-cell>
          <table:table-cell office:value-type="float" office:value="12140000">
            <text:p>12140000</text:p>
          </table:table-cell>
          <table:table-cell office:value-type="float" office:value="12340000">
            <text:p>12340000</text:p>
          </table:table-cell>
          <table:table-cell office:value-type="float" office:value="12673000">
            <text:p>12673000</text:p>
          </table:table-cell>
          <table:table-cell office:value-type="float" office:value="14004000">
            <text:p>14004000</text:p>
          </table:table-cell>
          <table:table-cell office:value-type="float" office:value="12069000">
            <text:p>12069000</text:p>
          </table:table-cell>
          <table:table-cell office:value-type="float" office:value="12070000">
            <text:p>12070000</text:p>
          </table:table-cell>
          <table:table-cell office:value-type="float" office:value="12010000">
            <text:p>12010000</text:p>
          </table:table-cell>
          <table:table-cell office:value-type="float" office:value="12281000">
            <text:p>12281000</text:p>
          </table:table-cell>
          <table:table-cell office:value-type="float" office:value="12116000">
            <text:p>12116000</text:p>
          </table:table-cell>
          <table:table-cell office:value-type="float" office:value="12077000">
            <text:p>12077000</text:p>
          </table:table-cell>
          <table:table-cell office:value-type="float" office:value="12208000">
            <text:p>12208000</text:p>
          </table:table-cell>
          <table:table-cell office:value-type="float" office:value="12389000">
            <text:p>12389000</text:p>
          </table:table-cell>
          <table:table-cell office:value-type="float" office:value="12457000">
            <text:p>12457000</text:p>
          </table:table-cell>
          <table:table-cell office:value-type="float" office:value="12271000">
            <text:p>12271000</text:p>
          </table:table-cell>
          <table:table-cell office:value-type="float" office:value="12260000">
            <text:p>12260000</text:p>
          </table:table-cell>
          <table:table-cell office:value-type="float" office:value="12426000">
            <text:p>12426000</text:p>
          </table:table-cell>
          <table:table-cell office:value-type="float" office:value="11297000">
            <text:p>11297000</text:p>
          </table:table-cell>
          <table:table-cell office:value-type="float" office:value="12431000">
            <text:p>12431000</text:p>
          </table:table-cell>
          <table:table-cell office:value-type="float" office:value="11811000">
            <text:p>11811000</text:p>
          </table:table-cell>
          <table:table-cell office:value-type="float" office:value="12769000">
            <text:p>12769000</text:p>
          </table:table-cell>
          <table:table-cell office:value-type="float" office:value="12680000">
            <text:p>12680000</text:p>
          </table:table-cell>
          <table:table-cell office:value-type="float" office:value="12694000">
            <text:p>12694000</text:p>
          </table:table-cell>
          <table:table-cell office:value-type="float" office:value="12722000">
            <text:p>12722000</text:p>
          </table:table-cell>
          <table:table-cell office:value-type="float" office:value="12249000">
            <text:p>12249000</text:p>
          </table:table-cell>
          <table:table-cell office:value-type="float" office:value="12739000">
            <text:p>12739000</text:p>
          </table:table-cell>
          <table:table-cell office:value-type="float" office:value="12530000">
            <text:p>12530000</text:p>
          </table:table-cell>
          <table:table-cell office:value-type="float" office:value="12326000">
            <text:p>12326000</text:p>
          </table:table-cell>
          <table:table-cell table:number-columns-repeated="2"/>
          <table:table-cell office:value-type="float" office:value="46">
            <text:p>46</text:p>
          </table:table-cell>
          <table:table-cell table:formula="of:=AVERAGE([.A22:.CV22])" office:value-type="float" office:value="11793280">
            <text:p>11793280</text:p>
          </table:table-cell>
        </table:table-row>
        <table:table-row table:style-name="ro1">
          <table:table-cell office:value-type="float" office:value="11737000">
            <text:p>11737000</text:p>
          </table:table-cell>
          <table:table-cell office:value-type="float" office:value="12791000">
            <text:p>12791000</text:p>
          </table:table-cell>
          <table:table-cell office:value-type="float" office:value="11914000">
            <text:p>11914000</text:p>
          </table:table-cell>
          <table:table-cell office:value-type="float" office:value="12947000">
            <text:p>12947000</text:p>
          </table:table-cell>
          <table:table-cell office:value-type="float" office:value="11757000">
            <text:p>11757000</text:p>
          </table:table-cell>
          <table:table-cell office:value-type="float" office:value="12987000">
            <text:p>12987000</text:p>
          </table:table-cell>
          <table:table-cell office:value-type="float" office:value="12885000">
            <text:p>12885000</text:p>
          </table:table-cell>
          <table:table-cell office:value-type="float" office:value="12721000">
            <text:p>12721000</text:p>
          </table:table-cell>
          <table:table-cell office:value-type="float" office:value="12815000">
            <text:p>12815000</text:p>
          </table:table-cell>
          <table:table-cell office:value-type="float" office:value="12854000">
            <text:p>12854000</text:p>
          </table:table-cell>
          <table:table-cell office:value-type="float" office:value="12931000">
            <text:p>12931000</text:p>
          </table:table-cell>
          <table:table-cell office:value-type="float" office:value="11953000">
            <text:p>11953000</text:p>
          </table:table-cell>
          <table:table-cell office:value-type="float" office:value="11667000">
            <text:p>11667000</text:p>
          </table:table-cell>
          <table:table-cell office:value-type="float" office:value="11499000">
            <text:p>11499000</text:p>
          </table:table-cell>
          <table:table-cell office:value-type="float" office:value="11754000">
            <text:p>11754000</text:p>
          </table:table-cell>
          <table:table-cell office:value-type="float" office:value="11739000">
            <text:p>11739000</text:p>
          </table:table-cell>
          <table:table-cell office:value-type="float" office:value="12574000">
            <text:p>12574000</text:p>
          </table:table-cell>
          <table:table-cell office:value-type="float" office:value="12537000">
            <text:p>12537000</text:p>
          </table:table-cell>
          <table:table-cell office:value-type="float" office:value="12463000">
            <text:p>12463000</text:p>
          </table:table-cell>
          <table:table-cell office:value-type="float" office:value="12653000">
            <text:p>12653000</text:p>
          </table:table-cell>
          <table:table-cell office:value-type="float" office:value="11480000">
            <text:p>11480000</text:p>
          </table:table-cell>
          <table:table-cell office:value-type="float" office:value="12606000">
            <text:p>12606000</text:p>
          </table:table-cell>
          <table:table-cell office:value-type="float" office:value="12673000">
            <text:p>12673000</text:p>
          </table:table-cell>
          <table:table-cell office:value-type="float" office:value="12735000">
            <text:p>12735000</text:p>
          </table:table-cell>
          <table:table-cell office:value-type="float" office:value="12537000">
            <text:p>12537000</text:p>
          </table:table-cell>
          <table:table-cell office:value-type="float" office:value="11606000">
            <text:p>11606000</text:p>
          </table:table-cell>
          <table:table-cell office:value-type="float" office:value="12854000">
            <text:p>12854000</text:p>
          </table:table-cell>
          <table:table-cell office:value-type="float" office:value="12945000">
            <text:p>12945000</text:p>
          </table:table-cell>
          <table:table-cell office:value-type="float" office:value="12823000">
            <text:p>12823000</text:p>
          </table:table-cell>
          <table:table-cell office:value-type="float" office:value="12433000">
            <text:p>12433000</text:p>
          </table:table-cell>
          <table:table-cell office:value-type="float" office:value="12482000">
            <text:p>12482000</text:p>
          </table:table-cell>
          <table:table-cell office:value-type="float" office:value="12987000">
            <text:p>12987000</text:p>
          </table:table-cell>
          <table:table-cell office:value-type="float" office:value="12425000">
            <text:p>12425000</text:p>
          </table:table-cell>
          <table:table-cell office:value-type="float" office:value="12477000">
            <text:p>12477000</text:p>
          </table:table-cell>
          <table:table-cell office:value-type="float" office:value="11648000">
            <text:p>11648000</text:p>
          </table:table-cell>
          <table:table-cell office:value-type="float" office:value="11691000">
            <text:p>11691000</text:p>
          </table:table-cell>
          <table:table-cell office:value-type="float" office:value="11612000">
            <text:p>11612000</text:p>
          </table:table-cell>
          <table:table-cell office:value-type="float" office:value="12292000">
            <text:p>12292000</text:p>
          </table:table-cell>
          <table:table-cell office:value-type="float" office:value="11957000">
            <text:p>11957000</text:p>
          </table:table-cell>
          <table:table-cell office:value-type="float" office:value="12193000">
            <text:p>12193000</text:p>
          </table:table-cell>
          <table:table-cell office:value-type="float" office:value="11914000">
            <text:p>11914000</text:p>
          </table:table-cell>
          <table:table-cell office:value-type="float" office:value="12336000">
            <text:p>12336000</text:p>
          </table:table-cell>
          <table:table-cell office:value-type="float" office:value="12599000">
            <text:p>12599000</text:p>
          </table:table-cell>
          <table:table-cell office:value-type="float" office:value="11630000">
            <text:p>11630000</text:p>
          </table:table-cell>
          <table:table-cell office:value-type="float" office:value="12767000">
            <text:p>12767000</text:p>
          </table:table-cell>
          <table:table-cell office:value-type="float" office:value="12690000">
            <text:p>12690000</text:p>
          </table:table-cell>
          <table:table-cell office:value-type="float" office:value="12715000">
            <text:p>12715000</text:p>
          </table:table-cell>
          <table:table-cell office:value-type="float" office:value="11476000">
            <text:p>11476000</text:p>
          </table:table-cell>
          <table:table-cell office:value-type="float" office:value="12818000">
            <text:p>12818000</text:p>
          </table:table-cell>
          <table:table-cell office:value-type="float" office:value="12063000">
            <text:p>12063000</text:p>
          </table:table-cell>
          <table:table-cell office:value-type="float" office:value="12625000">
            <text:p>12625000</text:p>
          </table:table-cell>
          <table:table-cell office:value-type="float" office:value="12411000">
            <text:p>12411000</text:p>
          </table:table-cell>
          <table:table-cell office:value-type="float" office:value="12573000">
            <text:p>12573000</text:p>
          </table:table-cell>
          <table:table-cell office:value-type="float" office:value="12134000">
            <text:p>12134000</text:p>
          </table:table-cell>
          <table:table-cell office:value-type="float" office:value="12634000">
            <text:p>12634000</text:p>
          </table:table-cell>
          <table:table-cell office:value-type="float" office:value="12213000">
            <text:p>12213000</text:p>
          </table:table-cell>
          <table:table-cell office:value-type="float" office:value="13688000">
            <text:p>13688000</text:p>
          </table:table-cell>
          <table:table-cell office:value-type="float" office:value="12135000">
            <text:p>12135000</text:p>
          </table:table-cell>
          <table:table-cell office:value-type="float" office:value="12882000">
            <text:p>12882000</text:p>
          </table:table-cell>
          <table:table-cell office:value-type="float" office:value="12638000">
            <text:p>12638000</text:p>
          </table:table-cell>
          <table:table-cell office:value-type="float" office:value="12603000">
            <text:p>12603000</text:p>
          </table:table-cell>
          <table:table-cell office:value-type="float" office:value="12684000">
            <text:p>12684000</text:p>
          </table:table-cell>
          <table:table-cell office:value-type="float" office:value="12545000">
            <text:p>12545000</text:p>
          </table:table-cell>
          <table:table-cell office:value-type="float" office:value="12611000">
            <text:p>12611000</text:p>
          </table:table-cell>
          <table:table-cell office:value-type="float" office:value="11934000">
            <text:p>11934000</text:p>
          </table:table-cell>
          <table:table-cell office:value-type="float" office:value="11985000">
            <text:p>11985000</text:p>
          </table:table-cell>
          <table:table-cell office:value-type="float" office:value="12395000">
            <text:p>12395000</text:p>
          </table:table-cell>
          <table:table-cell office:value-type="float" office:value="11926000">
            <text:p>11926000</text:p>
          </table:table-cell>
          <table:table-cell office:value-type="float" office:value="12786000">
            <text:p>12786000</text:p>
          </table:table-cell>
          <table:table-cell office:value-type="float" office:value="12564000">
            <text:p>12564000</text:p>
          </table:table-cell>
          <table:table-cell office:value-type="float" office:value="8438000">
            <text:p>8438000</text:p>
          </table:table-cell>
          <table:table-cell office:value-type="float" office:value="12321000">
            <text:p>12321000</text:p>
          </table:table-cell>
          <table:table-cell office:value-type="float" office:value="12656000">
            <text:p>12656000</text:p>
          </table:table-cell>
          <table:table-cell office:value-type="float" office:value="12678000">
            <text:p>12678000</text:p>
          </table:table-cell>
          <table:table-cell office:value-type="float" office:value="12673000">
            <text:p>12673000</text:p>
          </table:table-cell>
          <table:table-cell office:value-type="float" office:value="12333000">
            <text:p>12333000</text:p>
          </table:table-cell>
          <table:table-cell office:value-type="float" office:value="12556000">
            <text:p>12556000</text:p>
          </table:table-cell>
          <table:table-cell office:value-type="float" office:value="12844000">
            <text:p>12844000</text:p>
          </table:table-cell>
          <table:table-cell office:value-type="float" office:value="12906000">
            <text:p>12906000</text:p>
          </table:table-cell>
          <table:table-cell office:value-type="float" office:value="11358000">
            <text:p>11358000</text:p>
          </table:table-cell>
          <table:table-cell office:value-type="float" office:value="12566000">
            <text:p>12566000</text:p>
          </table:table-cell>
          <table:table-cell office:value-type="float" office:value="12515000">
            <text:p>12515000</text:p>
          </table:table-cell>
          <table:table-cell office:value-type="float" office:value="12789000">
            <text:p>12789000</text:p>
          </table:table-cell>
          <table:table-cell office:value-type="float" office:value="12564000">
            <text:p>12564000</text:p>
          </table:table-cell>
          <table:table-cell office:value-type="float" office:value="12421000">
            <text:p>12421000</text:p>
          </table:table-cell>
          <table:table-cell office:value-type="float" office:value="12457000">
            <text:p>12457000</text:p>
          </table:table-cell>
          <table:table-cell office:value-type="float" office:value="12646000">
            <text:p>12646000</text:p>
          </table:table-cell>
          <table:table-cell office:value-type="float" office:value="12730000">
            <text:p>12730000</text:p>
          </table:table-cell>
          <table:table-cell office:value-type="float" office:value="12614000">
            <text:p>12614000</text:p>
          </table:table-cell>
          <table:table-cell office:value-type="float" office:value="12588000">
            <text:p>12588000</text:p>
          </table:table-cell>
          <table:table-cell office:value-type="float" office:value="12560000">
            <text:p>12560000</text:p>
          </table:table-cell>
          <table:table-cell office:value-type="float" office:value="12664000">
            <text:p>12664000</text:p>
          </table:table-cell>
          <table:table-cell office:value-type="float" office:value="12853000">
            <text:p>12853000</text:p>
          </table:table-cell>
          <table:table-cell office:value-type="float" office:value="11774000">
            <text:p>11774000</text:p>
          </table:table-cell>
          <table:table-cell office:value-type="float" office:value="12702000">
            <text:p>12702000</text:p>
          </table:table-cell>
          <table:table-cell office:value-type="float" office:value="12634000">
            <text:p>12634000</text:p>
          </table:table-cell>
          <table:table-cell office:value-type="float" office:value="11809000">
            <text:p>11809000</text:p>
          </table:table-cell>
          <table:table-cell office:value-type="float" office:value="12582000">
            <text:p>12582000</text:p>
          </table:table-cell>
          <table:table-cell office:value-type="float" office:value="12617000">
            <text:p>12617000</text:p>
          </table:table-cell>
          <table:table-cell office:value-type="float" office:value="11965000">
            <text:p>11965000</text:p>
          </table:table-cell>
          <table:table-cell table:number-columns-repeated="2"/>
          <table:table-cell office:value-type="float" office:value="47">
            <text:p>47</text:p>
          </table:table-cell>
          <table:table-cell table:formula="of:=AVERAGE([.A23:.CV23])" office:value-type="float" office:value="12374210">
            <text:p>12374210</text:p>
          </table:table-cell>
        </table:table-row>
        <table:table-row table:style-name="ro1">
          <table:table-cell office:value-type="float" office:value="12532000">
            <text:p>12532000</text:p>
          </table:table-cell>
          <table:table-cell office:value-type="float" office:value="12518000">
            <text:p>12518000</text:p>
          </table:table-cell>
          <table:table-cell office:value-type="float" office:value="12488000">
            <text:p>12488000</text:p>
          </table:table-cell>
          <table:table-cell office:value-type="float" office:value="12447000">
            <text:p>12447000</text:p>
          </table:table-cell>
          <table:table-cell office:value-type="float" office:value="12482000">
            <text:p>12482000</text:p>
          </table:table-cell>
          <table:table-cell office:value-type="float" office:value="11846000">
            <text:p>11846000</text:p>
          </table:table-cell>
          <table:table-cell office:value-type="float" office:value="12579000">
            <text:p>12579000</text:p>
          </table:table-cell>
          <table:table-cell office:value-type="float" office:value="12609000">
            <text:p>12609000</text:p>
          </table:table-cell>
          <table:table-cell office:value-type="float" office:value="12604000">
            <text:p>12604000</text:p>
          </table:table-cell>
          <table:table-cell office:value-type="float" office:value="12582000">
            <text:p>12582000</text:p>
          </table:table-cell>
          <table:table-cell office:value-type="float" office:value="12687000">
            <text:p>12687000</text:p>
          </table:table-cell>
          <table:table-cell office:value-type="float" office:value="12682000">
            <text:p>12682000</text:p>
          </table:table-cell>
          <table:table-cell office:value-type="float" office:value="12611000">
            <text:p>12611000</text:p>
          </table:table-cell>
          <table:table-cell office:value-type="float" office:value="12925000">
            <text:p>12925000</text:p>
          </table:table-cell>
          <table:table-cell office:value-type="float" office:value="12712000">
            <text:p>12712000</text:p>
          </table:table-cell>
          <table:table-cell office:value-type="float" office:value="12945000">
            <text:p>12945000</text:p>
          </table:table-cell>
          <table:table-cell office:value-type="float" office:value="12798000">
            <text:p>12798000</text:p>
          </table:table-cell>
          <table:table-cell office:value-type="float" office:value="12338000">
            <text:p>12338000</text:p>
          </table:table-cell>
          <table:table-cell office:value-type="float" office:value="12918000">
            <text:p>12918000</text:p>
          </table:table-cell>
          <table:table-cell office:value-type="float" office:value="12119000">
            <text:p>12119000</text:p>
          </table:table-cell>
          <table:table-cell office:value-type="float" office:value="12685000">
            <text:p>12685000</text:p>
          </table:table-cell>
          <table:table-cell office:value-type="float" office:value="12110000">
            <text:p>12110000</text:p>
          </table:table-cell>
          <table:table-cell office:value-type="float" office:value="12577000">
            <text:p>12577000</text:p>
          </table:table-cell>
          <table:table-cell office:value-type="float" office:value="12818000">
            <text:p>12818000</text:p>
          </table:table-cell>
          <table:table-cell office:value-type="float" office:value="12673000">
            <text:p>12673000</text:p>
          </table:table-cell>
          <table:table-cell office:value-type="float" office:value="12583000">
            <text:p>12583000</text:p>
          </table:table-cell>
          <table:table-cell office:value-type="float" office:value="12601000">
            <text:p>12601000</text:p>
          </table:table-cell>
          <table:table-cell office:value-type="float" office:value="12587000">
            <text:p>12587000</text:p>
          </table:table-cell>
          <table:table-cell office:value-type="float" office:value="12650000">
            <text:p>12650000</text:p>
          </table:table-cell>
          <table:table-cell office:value-type="float" office:value="12148000">
            <text:p>12148000</text:p>
          </table:table-cell>
          <table:table-cell office:value-type="float" office:value="12668000">
            <text:p>12668000</text:p>
          </table:table-cell>
          <table:table-cell office:value-type="float" office:value="12625000">
            <text:p>12625000</text:p>
          </table:table-cell>
          <table:table-cell office:value-type="float" office:value="12516000">
            <text:p>12516000</text:p>
          </table:table-cell>
          <table:table-cell office:value-type="float" office:value="11480000">
            <text:p>11480000</text:p>
          </table:table-cell>
          <table:table-cell office:value-type="float" office:value="12644000">
            <text:p>12644000</text:p>
          </table:table-cell>
          <table:table-cell office:value-type="float" office:value="11595000">
            <text:p>11595000</text:p>
          </table:table-cell>
          <table:table-cell office:value-type="float" office:value="12725000">
            <text:p>12725000</text:p>
          </table:table-cell>
          <table:table-cell office:value-type="float" office:value="12571000">
            <text:p>12571000</text:p>
          </table:table-cell>
          <table:table-cell office:value-type="float" office:value="12375000">
            <text:p>12375000</text:p>
          </table:table-cell>
          <table:table-cell office:value-type="float" office:value="11709000">
            <text:p>11709000</text:p>
          </table:table-cell>
          <table:table-cell office:value-type="float" office:value="11634000">
            <text:p>11634000</text:p>
          </table:table-cell>
          <table:table-cell office:value-type="float" office:value="12458000">
            <text:p>12458000</text:p>
          </table:table-cell>
          <table:table-cell office:value-type="float" office:value="8735000">
            <text:p>8735000</text:p>
          </table:table-cell>
          <table:table-cell office:value-type="float" office:value="12695000">
            <text:p>12695000</text:p>
          </table:table-cell>
          <table:table-cell office:value-type="float" office:value="12820000">
            <text:p>12820000</text:p>
          </table:table-cell>
          <table:table-cell office:value-type="float" office:value="12557000">
            <text:p>12557000</text:p>
          </table:table-cell>
          <table:table-cell office:value-type="float" office:value="12108000">
            <text:p>12108000</text:p>
          </table:table-cell>
          <table:table-cell office:value-type="float" office:value="12606000">
            <text:p>12606000</text:p>
          </table:table-cell>
          <table:table-cell office:value-type="float" office:value="11529000">
            <text:p>11529000</text:p>
          </table:table-cell>
          <table:table-cell office:value-type="float" office:value="12544000">
            <text:p>12544000</text:p>
          </table:table-cell>
          <table:table-cell office:value-type="float" office:value="12603000">
            <text:p>12603000</text:p>
          </table:table-cell>
          <table:table-cell office:value-type="float" office:value="12481000">
            <text:p>12481000</text:p>
          </table:table-cell>
          <table:table-cell office:value-type="float" office:value="11909000">
            <text:p>11909000</text:p>
          </table:table-cell>
          <table:table-cell office:value-type="float" office:value="12541000">
            <text:p>12541000</text:p>
          </table:table-cell>
          <table:table-cell office:value-type="float" office:value="13022000">
            <text:p>13022000</text:p>
          </table:table-cell>
          <table:table-cell office:value-type="float" office:value="12693000">
            <text:p>12693000</text:p>
          </table:table-cell>
          <table:table-cell office:value-type="float" office:value="12841000">
            <text:p>12841000</text:p>
          </table:table-cell>
          <table:table-cell office:value-type="float" office:value="12689000">
            <text:p>12689000</text:p>
          </table:table-cell>
          <table:table-cell office:value-type="float" office:value="12828000">
            <text:p>12828000</text:p>
          </table:table-cell>
          <table:table-cell office:value-type="float" office:value="11857000">
            <text:p>11857000</text:p>
          </table:table-cell>
          <table:table-cell office:value-type="float" office:value="12949000">
            <text:p>12949000</text:p>
          </table:table-cell>
          <table:table-cell office:value-type="float" office:value="13120000">
            <text:p>13120000</text:p>
          </table:table-cell>
          <table:table-cell office:value-type="float" office:value="12896000">
            <text:p>12896000</text:p>
          </table:table-cell>
          <table:table-cell office:value-type="float" office:value="12649000">
            <text:p>12649000</text:p>
          </table:table-cell>
          <table:table-cell office:value-type="float" office:value="13048000">
            <text:p>13048000</text:p>
          </table:table-cell>
          <table:table-cell office:value-type="float" office:value="12458000">
            <text:p>12458000</text:p>
          </table:table-cell>
          <table:table-cell office:value-type="float" office:value="13096000">
            <text:p>13096000</text:p>
          </table:table-cell>
          <table:table-cell office:value-type="float" office:value="12377000">
            <text:p>12377000</text:p>
          </table:table-cell>
          <table:table-cell office:value-type="float" office:value="13106000">
            <text:p>13106000</text:p>
          </table:table-cell>
          <table:table-cell office:value-type="float" office:value="12841000">
            <text:p>12841000</text:p>
          </table:table-cell>
          <table:table-cell office:value-type="float" office:value="13048000">
            <text:p>13048000</text:p>
          </table:table-cell>
          <table:table-cell office:value-type="float" office:value="12720000">
            <text:p>12720000</text:p>
          </table:table-cell>
          <table:table-cell office:value-type="float" office:value="12413000">
            <text:p>12413000</text:p>
          </table:table-cell>
          <table:table-cell office:value-type="float" office:value="13204000">
            <text:p>13204000</text:p>
          </table:table-cell>
          <table:table-cell office:value-type="float" office:value="12878000">
            <text:p>12878000</text:p>
          </table:table-cell>
          <table:table-cell office:value-type="float" office:value="13356000">
            <text:p>13356000</text:p>
          </table:table-cell>
          <table:table-cell office:value-type="float" office:value="12941000">
            <text:p>12941000</text:p>
          </table:table-cell>
          <table:table-cell office:value-type="float" office:value="12108000">
            <text:p>12108000</text:p>
          </table:table-cell>
          <table:table-cell office:value-type="float" office:value="12644000">
            <text:p>12644000</text:p>
          </table:table-cell>
          <table:table-cell office:value-type="float" office:value="12096000">
            <text:p>12096000</text:p>
          </table:table-cell>
          <table:table-cell office:value-type="float" office:value="12256000">
            <text:p>12256000</text:p>
          </table:table-cell>
          <table:table-cell office:value-type="float" office:value="13078000">
            <text:p>13078000</text:p>
          </table:table-cell>
          <table:table-cell office:value-type="float" office:value="12473000">
            <text:p>12473000</text:p>
          </table:table-cell>
          <table:table-cell office:value-type="float" office:value="12456000">
            <text:p>12456000</text:p>
          </table:table-cell>
          <table:table-cell office:value-type="float" office:value="12449000">
            <text:p>12449000</text:p>
          </table:table-cell>
          <table:table-cell office:value-type="float" office:value="12178000">
            <text:p>12178000</text:p>
          </table:table-cell>
          <table:table-cell office:value-type="float" office:value="12768000">
            <text:p>12768000</text:p>
          </table:table-cell>
          <table:table-cell office:value-type="float" office:value="12832000">
            <text:p>12832000</text:p>
          </table:table-cell>
          <table:table-cell office:value-type="float" office:value="12833000">
            <text:p>12833000</text:p>
          </table:table-cell>
          <table:table-cell office:value-type="float" office:value="12829000">
            <text:p>12829000</text:p>
          </table:table-cell>
          <table:table-cell office:value-type="float" office:value="12986000">
            <text:p>12986000</text:p>
          </table:table-cell>
          <table:table-cell office:value-type="float" office:value="8521000">
            <text:p>8521000</text:p>
          </table:table-cell>
          <table:table-cell office:value-type="float" office:value="13045000">
            <text:p>13045000</text:p>
          </table:table-cell>
          <table:table-cell office:value-type="float" office:value="12944000">
            <text:p>12944000</text:p>
          </table:table-cell>
          <table:table-cell office:value-type="float" office:value="13096000">
            <text:p>13096000</text:p>
          </table:table-cell>
          <table:table-cell office:value-type="float" office:value="12899000">
            <text:p>12899000</text:p>
          </table:table-cell>
          <table:table-cell office:value-type="float" office:value="13195000">
            <text:p>13195000</text:p>
          </table:table-cell>
          <table:table-cell office:value-type="float" office:value="12979000">
            <text:p>12979000</text:p>
          </table:table-cell>
          <table:table-cell office:value-type="float" office:value="12930000">
            <text:p>12930000</text:p>
          </table:table-cell>
          <table:table-cell office:value-type="float" office:value="12805000">
            <text:p>12805000</text:p>
          </table:table-cell>
          <table:table-cell table:number-columns-repeated="2"/>
          <table:table-cell office:value-type="float" office:value="48">
            <text:p>48</text:p>
          </table:table-cell>
          <table:table-cell table:formula="of:=AVERAGE([.A24:.CV24])" office:value-type="float" office:value="12524120">
            <text:p>12524120</text:p>
          </table:table-cell>
        </table:table-row>
        <table:table-row table:style-name="ro1">
          <table:table-cell office:value-type="float" office:value="12949000">
            <text:p>12949000</text:p>
          </table:table-cell>
          <table:table-cell office:value-type="float" office:value="13221000">
            <text:p>13221000</text:p>
          </table:table-cell>
          <table:table-cell office:value-type="float" office:value="13108000">
            <text:p>13108000</text:p>
          </table:table-cell>
          <table:table-cell office:value-type="float" office:value="13319000">
            <text:p>13319000</text:p>
          </table:table-cell>
          <table:table-cell office:value-type="float" office:value="13230000">
            <text:p>13230000</text:p>
          </table:table-cell>
          <table:table-cell office:value-type="float" office:value="13186000">
            <text:p>13186000</text:p>
          </table:table-cell>
          <table:table-cell office:value-type="float" office:value="12332000">
            <text:p>12332000</text:p>
          </table:table-cell>
          <table:table-cell office:value-type="float" office:value="13045000">
            <text:p>13045000</text:p>
          </table:table-cell>
          <table:table-cell office:value-type="float" office:value="13093000">
            <text:p>13093000</text:p>
          </table:table-cell>
          <table:table-cell office:value-type="float" office:value="12968000">
            <text:p>12968000</text:p>
          </table:table-cell>
          <table:table-cell office:value-type="float" office:value="12078000">
            <text:p>12078000</text:p>
          </table:table-cell>
          <table:table-cell office:value-type="float" office:value="13047000">
            <text:p>13047000</text:p>
          </table:table-cell>
          <table:table-cell office:value-type="float" office:value="13142000">
            <text:p>13142000</text:p>
          </table:table-cell>
          <table:table-cell office:value-type="float" office:value="12869000">
            <text:p>12869000</text:p>
          </table:table-cell>
          <table:table-cell office:value-type="float" office:value="13542000">
            <text:p>13542000</text:p>
          </table:table-cell>
          <table:table-cell office:value-type="float" office:value="13560000">
            <text:p>13560000</text:p>
          </table:table-cell>
          <table:table-cell office:value-type="float" office:value="13728000">
            <text:p>13728000</text:p>
          </table:table-cell>
          <table:table-cell office:value-type="float" office:value="13334000">
            <text:p>13334000</text:p>
          </table:table-cell>
          <table:table-cell office:value-type="float" office:value="13556000">
            <text:p>13556000</text:p>
          </table:table-cell>
          <table:table-cell office:value-type="float" office:value="12169000">
            <text:p>12169000</text:p>
          </table:table-cell>
          <table:table-cell office:value-type="float" office:value="13708000">
            <text:p>13708000</text:p>
          </table:table-cell>
          <table:table-cell office:value-type="float" office:value="12864000">
            <text:p>12864000</text:p>
          </table:table-cell>
          <table:table-cell office:value-type="float" office:value="13067000">
            <text:p>13067000</text:p>
          </table:table-cell>
          <table:table-cell office:value-type="float" office:value="13412000">
            <text:p>13412000</text:p>
          </table:table-cell>
          <table:table-cell office:value-type="float" office:value="13291000">
            <text:p>13291000</text:p>
          </table:table-cell>
          <table:table-cell office:value-type="float" office:value="13373000">
            <text:p>13373000</text:p>
          </table:table-cell>
          <table:table-cell office:value-type="float" office:value="12901000">
            <text:p>12901000</text:p>
          </table:table-cell>
          <table:table-cell office:value-type="float" office:value="13360000">
            <text:p>13360000</text:p>
          </table:table-cell>
          <table:table-cell office:value-type="float" office:value="13157000">
            <text:p>13157000</text:p>
          </table:table-cell>
          <table:table-cell office:value-type="float" office:value="13376000">
            <text:p>13376000</text:p>
          </table:table-cell>
          <table:table-cell office:value-type="float" office:value="13379000">
            <text:p>13379000</text:p>
          </table:table-cell>
          <table:table-cell office:value-type="float" office:value="13459000">
            <text:p>13459000</text:p>
          </table:table-cell>
          <table:table-cell office:value-type="float" office:value="13370000">
            <text:p>13370000</text:p>
          </table:table-cell>
          <table:table-cell office:value-type="float" office:value="13446000">
            <text:p>13446000</text:p>
          </table:table-cell>
          <table:table-cell office:value-type="float" office:value="13424000">
            <text:p>13424000</text:p>
          </table:table-cell>
          <table:table-cell office:value-type="float" office:value="13503000">
            <text:p>13503000</text:p>
          </table:table-cell>
          <table:table-cell office:value-type="float" office:value="13224000">
            <text:p>13224000</text:p>
          </table:table-cell>
          <table:table-cell office:value-type="float" office:value="13168000">
            <text:p>13168000</text:p>
          </table:table-cell>
          <table:table-cell office:value-type="float" office:value="13031000">
            <text:p>13031000</text:p>
          </table:table-cell>
          <table:table-cell office:value-type="float" office:value="13446000">
            <text:p>13446000</text:p>
          </table:table-cell>
          <table:table-cell office:value-type="float" office:value="8755000">
            <text:p>8755000</text:p>
          </table:table-cell>
          <table:table-cell office:value-type="float" office:value="13331000">
            <text:p>13331000</text:p>
          </table:table-cell>
          <table:table-cell office:value-type="float" office:value="13183000">
            <text:p>13183000</text:p>
          </table:table-cell>
          <table:table-cell office:value-type="float" office:value="12636000">
            <text:p>12636000</text:p>
          </table:table-cell>
          <table:table-cell office:value-type="float" office:value="13144000">
            <text:p>13144000</text:p>
          </table:table-cell>
          <table:table-cell office:value-type="float" office:value="13146000">
            <text:p>13146000</text:p>
          </table:table-cell>
          <table:table-cell office:value-type="float" office:value="12511000">
            <text:p>12511000</text:p>
          </table:table-cell>
          <table:table-cell office:value-type="float" office:value="13200000">
            <text:p>13200000</text:p>
          </table:table-cell>
          <table:table-cell office:value-type="float" office:value="12847000">
            <text:p>12847000</text:p>
          </table:table-cell>
          <table:table-cell office:value-type="float" office:value="13192000">
            <text:p>13192000</text:p>
          </table:table-cell>
          <table:table-cell office:value-type="float" office:value="12887000">
            <text:p>12887000</text:p>
          </table:table-cell>
          <table:table-cell office:value-type="float" office:value="13425000">
            <text:p>13425000</text:p>
          </table:table-cell>
          <table:table-cell office:value-type="float" office:value="13335000">
            <text:p>13335000</text:p>
          </table:table-cell>
          <table:table-cell office:value-type="float" office:value="13184000">
            <text:p>13184000</text:p>
          </table:table-cell>
          <table:table-cell office:value-type="float" office:value="12405000">
            <text:p>12405000</text:p>
          </table:table-cell>
          <table:table-cell office:value-type="float" office:value="13462000">
            <text:p>13462000</text:p>
          </table:table-cell>
          <table:table-cell office:value-type="float" office:value="13343000">
            <text:p>13343000</text:p>
          </table:table-cell>
          <table:table-cell office:value-type="float" office:value="13524000">
            <text:p>13524000</text:p>
          </table:table-cell>
          <table:table-cell office:value-type="float" office:value="13572000">
            <text:p>13572000</text:p>
          </table:table-cell>
          <table:table-cell office:value-type="float" office:value="12114000">
            <text:p>12114000</text:p>
          </table:table-cell>
          <table:table-cell office:value-type="float" office:value="13191000">
            <text:p>13191000</text:p>
          </table:table-cell>
          <table:table-cell office:value-type="float" office:value="13093000">
            <text:p>13093000</text:p>
          </table:table-cell>
          <table:table-cell office:value-type="float" office:value="12747000">
            <text:p>12747000</text:p>
          </table:table-cell>
          <table:table-cell office:value-type="float" office:value="12238000">
            <text:p>12238000</text:p>
          </table:table-cell>
          <table:table-cell office:value-type="float" office:value="12152000">
            <text:p>12152000</text:p>
          </table:table-cell>
          <table:table-cell office:value-type="float" office:value="13220000">
            <text:p>13220000</text:p>
          </table:table-cell>
          <table:table-cell office:value-type="float" office:value="13570000">
            <text:p>13570000</text:p>
          </table:table-cell>
          <table:table-cell office:value-type="float" office:value="12564000">
            <text:p>12564000</text:p>
          </table:table-cell>
          <table:table-cell office:value-type="float" office:value="12607000">
            <text:p>12607000</text:p>
          </table:table-cell>
          <table:table-cell office:value-type="float" office:value="11986000">
            <text:p>11986000</text:p>
          </table:table-cell>
          <table:table-cell office:value-type="float" office:value="12881000">
            <text:p>12881000</text:p>
          </table:table-cell>
          <table:table-cell office:value-type="float" office:value="13124000">
            <text:p>13124000</text:p>
          </table:table-cell>
          <table:table-cell office:value-type="float" office:value="11697000">
            <text:p>11697000</text:p>
          </table:table-cell>
          <table:table-cell office:value-type="float" office:value="13377000">
            <text:p>13377000</text:p>
          </table:table-cell>
          <table:table-cell office:value-type="float" office:value="12914000">
            <text:p>12914000</text:p>
          </table:table-cell>
          <table:table-cell office:value-type="float" office:value="13328000">
            <text:p>13328000</text:p>
          </table:table-cell>
          <table:table-cell office:value-type="float" office:value="13393000">
            <text:p>13393000</text:p>
          </table:table-cell>
          <table:table-cell office:value-type="float" office:value="13306000">
            <text:p>13306000</text:p>
          </table:table-cell>
          <table:table-cell office:value-type="float" office:value="13294000">
            <text:p>13294000</text:p>
          </table:table-cell>
          <table:table-cell office:value-type="float" office:value="13134000">
            <text:p>13134000</text:p>
          </table:table-cell>
          <table:table-cell office:value-type="float" office:value="13083000">
            <text:p>13083000</text:p>
          </table:table-cell>
          <table:table-cell office:value-type="float" office:value="12910000">
            <text:p>12910000</text:p>
          </table:table-cell>
          <table:table-cell office:value-type="float" office:value="13197000">
            <text:p>13197000</text:p>
          </table:table-cell>
          <table:table-cell office:value-type="float" office:value="13082000">
            <text:p>13082000</text:p>
          </table:table-cell>
          <table:table-cell office:value-type="float" office:value="13433000">
            <text:p>13433000</text:p>
          </table:table-cell>
          <table:table-cell office:value-type="float" office:value="13428000">
            <text:p>13428000</text:p>
          </table:table-cell>
          <table:table-cell office:value-type="float" office:value="12086000">
            <text:p>12086000</text:p>
          </table:table-cell>
          <table:table-cell office:value-type="float" office:value="13529000">
            <text:p>13529000</text:p>
          </table:table-cell>
          <table:table-cell office:value-type="float" office:value="13367000">
            <text:p>13367000</text:p>
          </table:table-cell>
          <table:table-cell office:value-type="float" office:value="13603000">
            <text:p>13603000</text:p>
          </table:table-cell>
          <table:table-cell office:value-type="float" office:value="12196000">
            <text:p>12196000</text:p>
          </table:table-cell>
          <table:table-cell office:value-type="float" office:value="13568000">
            <text:p>13568000</text:p>
          </table:table-cell>
          <table:table-cell office:value-type="float" office:value="13143000">
            <text:p>13143000</text:p>
          </table:table-cell>
          <table:table-cell office:value-type="float" office:value="13104000">
            <text:p>13104000</text:p>
          </table:table-cell>
          <table:table-cell office:value-type="float" office:value="13153000">
            <text:p>13153000</text:p>
          </table:table-cell>
          <table:table-cell office:value-type="float" office:value="13054000">
            <text:p>13054000</text:p>
          </table:table-cell>
          <table:table-cell office:value-type="float" office:value="13080000">
            <text:p>13080000</text:p>
          </table:table-cell>
          <table:table-cell office:value-type="float" office:value="13206000">
            <text:p>13206000</text:p>
          </table:table-cell>
          <table:table-cell office:value-type="float" office:value="13259000">
            <text:p>13259000</text:p>
          </table:table-cell>
          <table:table-cell office:value-type="float" office:value="13364000">
            <text:p>13364000</text:p>
          </table:table-cell>
          <table:table-cell table:number-columns-repeated="2"/>
          <table:table-cell office:value-type="float" office:value="49">
            <text:p>49</text:p>
          </table:table-cell>
          <table:table-cell table:formula="of:=AVERAGE([.A25:.CV25])" office:value-type="float" office:value="13052920">
            <text:p>13052920</text:p>
          </table:table-cell>
        </table:table-row>
        <table:table-row table:style-name="ro1">
          <table:table-cell office:value-type="float" office:value="13137000">
            <text:p>13137000</text:p>
          </table:table-cell>
          <table:table-cell office:value-type="float" office:value="13271000">
            <text:p>13271000</text:p>
          </table:table-cell>
          <table:table-cell office:value-type="float" office:value="13505000">
            <text:p>13505000</text:p>
          </table:table-cell>
          <table:table-cell office:value-type="float" office:value="12401000">
            <text:p>12401000</text:p>
          </table:table-cell>
          <table:table-cell office:value-type="float" office:value="13333000">
            <text:p>13333000</text:p>
          </table:table-cell>
          <table:table-cell office:value-type="float" office:value="11894000">
            <text:p>11894000</text:p>
          </table:table-cell>
          <table:table-cell office:value-type="float" office:value="12223000">
            <text:p>12223000</text:p>
          </table:table-cell>
          <table:table-cell office:value-type="float" office:value="11889000">
            <text:p>11889000</text:p>
          </table:table-cell>
          <table:table-cell office:value-type="float" office:value="12372000">
            <text:p>12372000</text:p>
          </table:table-cell>
          <table:table-cell office:value-type="float" office:value="13120000">
            <text:p>13120000</text:p>
          </table:table-cell>
          <table:table-cell office:value-type="float" office:value="12611000">
            <text:p>12611000</text:p>
          </table:table-cell>
          <table:table-cell office:value-type="float" office:value="13475000">
            <text:p>13475000</text:p>
          </table:table-cell>
          <table:table-cell office:value-type="float" office:value="12304000">
            <text:p>12304000</text:p>
          </table:table-cell>
          <table:table-cell office:value-type="float" office:value="13216000">
            <text:p>13216000</text:p>
          </table:table-cell>
          <table:table-cell office:value-type="float" office:value="13186000">
            <text:p>13186000</text:p>
          </table:table-cell>
          <table:table-cell office:value-type="float" office:value="13319000">
            <text:p>13319000</text:p>
          </table:table-cell>
          <table:table-cell office:value-type="float" office:value="13188000">
            <text:p>13188000</text:p>
          </table:table-cell>
          <table:table-cell office:value-type="float" office:value="13275000">
            <text:p>13275000</text:p>
          </table:table-cell>
          <table:table-cell office:value-type="float" office:value="13223000">
            <text:p>13223000</text:p>
          </table:table-cell>
          <table:table-cell office:value-type="float" office:value="13042000">
            <text:p>13042000</text:p>
          </table:table-cell>
          <table:table-cell office:value-type="float" office:value="12607000">
            <text:p>12607000</text:p>
          </table:table-cell>
          <table:table-cell office:value-type="float" office:value="13462000">
            <text:p>13462000</text:p>
          </table:table-cell>
          <table:table-cell office:value-type="float" office:value="13536000">
            <text:p>13536000</text:p>
          </table:table-cell>
          <table:table-cell office:value-type="float" office:value="13508000">
            <text:p>13508000</text:p>
          </table:table-cell>
          <table:table-cell office:value-type="float" office:value="12038000">
            <text:p>12038000</text:p>
          </table:table-cell>
          <table:table-cell office:value-type="float" office:value="13451000">
            <text:p>13451000</text:p>
          </table:table-cell>
          <table:table-cell office:value-type="float" office:value="8954000">
            <text:p>8954000</text:p>
          </table:table-cell>
          <table:table-cell office:value-type="float" office:value="11922000">
            <text:p>11922000</text:p>
          </table:table-cell>
          <table:table-cell office:value-type="float" office:value="12072000">
            <text:p>12072000</text:p>
          </table:table-cell>
          <table:table-cell office:value-type="float" office:value="12836000">
            <text:p>12836000</text:p>
          </table:table-cell>
          <table:table-cell office:value-type="float" office:value="12347000">
            <text:p>12347000</text:p>
          </table:table-cell>
          <table:table-cell office:value-type="float" office:value="11929000">
            <text:p>11929000</text:p>
          </table:table-cell>
          <table:table-cell office:value-type="float" office:value="12125000">
            <text:p>12125000</text:p>
          </table:table-cell>
          <table:table-cell office:value-type="float" office:value="8835000">
            <text:p>8835000</text:p>
          </table:table-cell>
          <table:table-cell office:value-type="float" office:value="13284000">
            <text:p>13284000</text:p>
          </table:table-cell>
          <table:table-cell office:value-type="float" office:value="13467000">
            <text:p>13467000</text:p>
          </table:table-cell>
          <table:table-cell office:value-type="float" office:value="13276000">
            <text:p>13276000</text:p>
          </table:table-cell>
          <table:table-cell office:value-type="float" office:value="13383000">
            <text:p>13383000</text:p>
          </table:table-cell>
          <table:table-cell office:value-type="float" office:value="13333000">
            <text:p>13333000</text:p>
          </table:table-cell>
          <table:table-cell office:value-type="float" office:value="13212000">
            <text:p>13212000</text:p>
          </table:table-cell>
          <table:table-cell office:value-type="float" office:value="13159000">
            <text:p>13159000</text:p>
          </table:table-cell>
          <table:table-cell office:value-type="float" office:value="13361000">
            <text:p>13361000</text:p>
          </table:table-cell>
          <table:table-cell office:value-type="float" office:value="13277000">
            <text:p>13277000</text:p>
          </table:table-cell>
          <table:table-cell office:value-type="float" office:value="13140000">
            <text:p>13140000</text:p>
          </table:table-cell>
          <table:table-cell office:value-type="float" office:value="13315000">
            <text:p>13315000</text:p>
          </table:table-cell>
          <table:table-cell office:value-type="float" office:value="13292000">
            <text:p>13292000</text:p>
          </table:table-cell>
          <table:table-cell office:value-type="float" office:value="12964000">
            <text:p>12964000</text:p>
          </table:table-cell>
          <table:table-cell office:value-type="float" office:value="13074000">
            <text:p>13074000</text:p>
          </table:table-cell>
          <table:table-cell office:value-type="float" office:value="13110000">
            <text:p>13110000</text:p>
          </table:table-cell>
          <table:table-cell office:value-type="float" office:value="13332000">
            <text:p>13332000</text:p>
          </table:table-cell>
          <table:table-cell office:value-type="float" office:value="13460000">
            <text:p>13460000</text:p>
          </table:table-cell>
          <table:table-cell office:value-type="float" office:value="13189000">
            <text:p>13189000</text:p>
          </table:table-cell>
          <table:table-cell office:value-type="float" office:value="12081000">
            <text:p>12081000</text:p>
          </table:table-cell>
          <table:table-cell office:value-type="float" office:value="13632000">
            <text:p>13632000</text:p>
          </table:table-cell>
          <table:table-cell office:value-type="float" office:value="13454000">
            <text:p>13454000</text:p>
          </table:table-cell>
          <table:table-cell office:value-type="float" office:value="13710000">
            <text:p>13710000</text:p>
          </table:table-cell>
          <table:table-cell office:value-type="float" office:value="13212000">
            <text:p>13212000</text:p>
          </table:table-cell>
          <table:table-cell office:value-type="float" office:value="13204000">
            <text:p>13204000</text:p>
          </table:table-cell>
          <table:table-cell office:value-type="float" office:value="13601000">
            <text:p>13601000</text:p>
          </table:table-cell>
          <table:table-cell office:value-type="float" office:value="13427000">
            <text:p>13427000</text:p>
          </table:table-cell>
          <table:table-cell office:value-type="float" office:value="13454000">
            <text:p>13454000</text:p>
          </table:table-cell>
          <table:table-cell table:number-columns-repeated="2" office:value-type="float" office:value="13466000">
            <text:p>13466000</text:p>
          </table:table-cell>
          <table:table-cell office:value-type="float" office:value="13390000">
            <text:p>13390000</text:p>
          </table:table-cell>
          <table:table-cell office:value-type="float" office:value="13604000">
            <text:p>13604000</text:p>
          </table:table-cell>
          <table:table-cell office:value-type="float" office:value="12990000">
            <text:p>12990000</text:p>
          </table:table-cell>
          <table:table-cell office:value-type="float" office:value="13071000">
            <text:p>13071000</text:p>
          </table:table-cell>
          <table:table-cell office:value-type="float" office:value="13255000">
            <text:p>13255000</text:p>
          </table:table-cell>
          <table:table-cell office:value-type="float" office:value="13378000">
            <text:p>13378000</text:p>
          </table:table-cell>
          <table:table-cell office:value-type="float" office:value="12905000">
            <text:p>12905000</text:p>
          </table:table-cell>
          <table:table-cell office:value-type="float" office:value="13243000">
            <text:p>13243000</text:p>
          </table:table-cell>
          <table:table-cell office:value-type="float" office:value="13235000">
            <text:p>13235000</text:p>
          </table:table-cell>
          <table:table-cell office:value-type="float" office:value="13337000">
            <text:p>13337000</text:p>
          </table:table-cell>
          <table:table-cell office:value-type="float" office:value="13208000">
            <text:p>13208000</text:p>
          </table:table-cell>
          <table:table-cell office:value-type="float" office:value="13628000">
            <text:p>13628000</text:p>
          </table:table-cell>
          <table:table-cell office:value-type="float" office:value="13581000">
            <text:p>13581000</text:p>
          </table:table-cell>
          <table:table-cell office:value-type="float" office:value="13769000">
            <text:p>13769000</text:p>
          </table:table-cell>
          <table:table-cell office:value-type="float" office:value="13029000">
            <text:p>13029000</text:p>
          </table:table-cell>
          <table:table-cell office:value-type="float" office:value="9059000">
            <text:p>9059000</text:p>
          </table:table-cell>
          <table:table-cell office:value-type="float" office:value="13535000">
            <text:p>13535000</text:p>
          </table:table-cell>
          <table:table-cell office:value-type="float" office:value="12394000">
            <text:p>12394000</text:p>
          </table:table-cell>
          <table:table-cell office:value-type="float" office:value="12202000">
            <text:p>12202000</text:p>
          </table:table-cell>
          <table:table-cell office:value-type="float" office:value="13484000">
            <text:p>13484000</text:p>
          </table:table-cell>
          <table:table-cell office:value-type="float" office:value="13225000">
            <text:p>13225000</text:p>
          </table:table-cell>
          <table:table-cell office:value-type="float" office:value="13148000">
            <text:p>13148000</text:p>
          </table:table-cell>
          <table:table-cell office:value-type="float" office:value="13108000">
            <text:p>13108000</text:p>
          </table:table-cell>
          <table:table-cell office:value-type="float" office:value="8818000">
            <text:p>8818000</text:p>
          </table:table-cell>
          <table:table-cell office:value-type="float" office:value="12173000">
            <text:p>12173000</text:p>
          </table:table-cell>
          <table:table-cell office:value-type="float" office:value="12244000">
            <text:p>12244000</text:p>
          </table:table-cell>
          <table:table-cell office:value-type="float" office:value="12596000">
            <text:p>12596000</text:p>
          </table:table-cell>
          <table:table-cell office:value-type="float" office:value="13169000">
            <text:p>13169000</text:p>
          </table:table-cell>
          <table:table-cell office:value-type="float" office:value="8892000">
            <text:p>8892000</text:p>
          </table:table-cell>
          <table:table-cell office:value-type="float" office:value="12638000">
            <text:p>12638000</text:p>
          </table:table-cell>
          <table:table-cell office:value-type="float" office:value="13345000">
            <text:p>13345000</text:p>
          </table:table-cell>
          <table:table-cell office:value-type="float" office:value="13309000">
            <text:p>13309000</text:p>
          </table:table-cell>
          <table:table-cell office:value-type="float" office:value="13421000">
            <text:p>13421000</text:p>
          </table:table-cell>
          <table:table-cell office:value-type="float" office:value="12232000">
            <text:p>12232000</text:p>
          </table:table-cell>
          <table:table-cell office:value-type="float" office:value="13334000">
            <text:p>13334000</text:p>
          </table:table-cell>
          <table:table-cell office:value-type="float" office:value="12250000">
            <text:p>12250000</text:p>
          </table:table-cell>
          <table:table-cell office:value-type="float" office:value="13435000">
            <text:p>13435000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AVERAGE([.A26:.CV26])" office:value-type="float" office:value="12845750">
            <text:p>12845750</text:p>
          </table:table-cell>
        </table:table-row>
        <table:table-row table:style-name="ro1">
          <table:table-cell office:value-type="float" office:value="13961000">
            <text:p>13961000</text:p>
          </table:table-cell>
          <table:table-cell office:value-type="float" office:value="12245000">
            <text:p>12245000</text:p>
          </table:table-cell>
          <table:table-cell office:value-type="float" office:value="13079000">
            <text:p>13079000</text:p>
          </table:table-cell>
          <table:table-cell office:value-type="float" office:value="12432000">
            <text:p>12432000</text:p>
          </table:table-cell>
          <table:table-cell office:value-type="float" office:value="12429000">
            <text:p>12429000</text:p>
          </table:table-cell>
          <table:table-cell office:value-type="float" office:value="12884000">
            <text:p>12884000</text:p>
          </table:table-cell>
          <table:table-cell office:value-type="float" office:value="9217000">
            <text:p>9217000</text:p>
          </table:table-cell>
          <table:table-cell office:value-type="float" office:value="9230000">
            <text:p>9230000</text:p>
          </table:table-cell>
          <table:table-cell office:value-type="float" office:value="13717000">
            <text:p>13717000</text:p>
          </table:table-cell>
          <table:table-cell office:value-type="float" office:value="12350000">
            <text:p>12350000</text:p>
          </table:table-cell>
          <table:table-cell office:value-type="float" office:value="13761000">
            <text:p>13761000</text:p>
          </table:table-cell>
          <table:table-cell office:value-type="float" office:value="13777000">
            <text:p>13777000</text:p>
          </table:table-cell>
          <table:table-cell office:value-type="float" office:value="12450000">
            <text:p>12450000</text:p>
          </table:table-cell>
          <table:table-cell office:value-type="float" office:value="12463000">
            <text:p>12463000</text:p>
          </table:table-cell>
          <table:table-cell office:value-type="float" office:value="13493000">
            <text:p>13493000</text:p>
          </table:table-cell>
          <table:table-cell office:value-type="float" office:value="13401000">
            <text:p>13401000</text:p>
          </table:table-cell>
          <table:table-cell office:value-type="float" office:value="13690000">
            <text:p>13690000</text:p>
          </table:table-cell>
          <table:table-cell office:value-type="float" office:value="14051000">
            <text:p>14051000</text:p>
          </table:table-cell>
          <table:table-cell office:value-type="float" office:value="13401000">
            <text:p>13401000</text:p>
          </table:table-cell>
          <table:table-cell office:value-type="float" office:value="13598000">
            <text:p>13598000</text:p>
          </table:table-cell>
          <table:table-cell office:value-type="float" office:value="13792000">
            <text:p>13792000</text:p>
          </table:table-cell>
          <table:table-cell office:value-type="float" office:value="13467000">
            <text:p>13467000</text:p>
          </table:table-cell>
          <table:table-cell office:value-type="float" office:value="13681000">
            <text:p>13681000</text:p>
          </table:table-cell>
          <table:table-cell office:value-type="float" office:value="13800000">
            <text:p>13800000</text:p>
          </table:table-cell>
          <table:table-cell office:value-type="float" office:value="9312000">
            <text:p>9312000</text:p>
          </table:table-cell>
          <table:table-cell office:value-type="float" office:value="13882000">
            <text:p>13882000</text:p>
          </table:table-cell>
          <table:table-cell office:value-type="float" office:value="13998000">
            <text:p>13998000</text:p>
          </table:table-cell>
          <table:table-cell office:value-type="float" office:value="12383000">
            <text:p>12383000</text:p>
          </table:table-cell>
          <table:table-cell office:value-type="float" office:value="13044000">
            <text:p>13044000</text:p>
          </table:table-cell>
          <table:table-cell office:value-type="float" office:value="13381000">
            <text:p>13381000</text:p>
          </table:table-cell>
          <table:table-cell office:value-type="float" office:value="14079000">
            <text:p>14079000</text:p>
          </table:table-cell>
          <table:table-cell office:value-type="float" office:value="13912000">
            <text:p>13912000</text:p>
          </table:table-cell>
          <table:table-cell office:value-type="float" office:value="14068000">
            <text:p>14068000</text:p>
          </table:table-cell>
          <table:table-cell office:value-type="float" office:value="13362000">
            <text:p>13362000</text:p>
          </table:table-cell>
          <table:table-cell office:value-type="float" office:value="13730000">
            <text:p>13730000</text:p>
          </table:table-cell>
          <table:table-cell office:value-type="float" office:value="9298000">
            <text:p>9298000</text:p>
          </table:table-cell>
          <table:table-cell office:value-type="float" office:value="14001000">
            <text:p>14001000</text:p>
          </table:table-cell>
          <table:table-cell office:value-type="float" office:value="13831000">
            <text:p>13831000</text:p>
          </table:table-cell>
          <table:table-cell office:value-type="float" office:value="12320000">
            <text:p>12320000</text:p>
          </table:table-cell>
          <table:table-cell office:value-type="float" office:value="13477000">
            <text:p>13477000</text:p>
          </table:table-cell>
          <table:table-cell office:value-type="float" office:value="13693000">
            <text:p>13693000</text:p>
          </table:table-cell>
          <table:table-cell office:value-type="float" office:value="13506000">
            <text:p>13506000</text:p>
          </table:table-cell>
          <table:table-cell office:value-type="float" office:value="13497000">
            <text:p>13497000</text:p>
          </table:table-cell>
          <table:table-cell office:value-type="float" office:value="12987000">
            <text:p>12987000</text:p>
          </table:table-cell>
          <table:table-cell office:value-type="float" office:value="13067000">
            <text:p>13067000</text:p>
          </table:table-cell>
          <table:table-cell office:value-type="float" office:value="13527000">
            <text:p>13527000</text:p>
          </table:table-cell>
          <table:table-cell office:value-type="float" office:value="13757000">
            <text:p>13757000</text:p>
          </table:table-cell>
          <table:table-cell office:value-type="float" office:value="13710000">
            <text:p>13710000</text:p>
          </table:table-cell>
          <table:table-cell office:value-type="float" office:value="13775000">
            <text:p>13775000</text:p>
          </table:table-cell>
          <table:table-cell office:value-type="float" office:value="13722000">
            <text:p>13722000</text:p>
          </table:table-cell>
          <table:table-cell office:value-type="float" office:value="13693000">
            <text:p>13693000</text:p>
          </table:table-cell>
          <table:table-cell office:value-type="float" office:value="13317000">
            <text:p>13317000</text:p>
          </table:table-cell>
          <table:table-cell office:value-type="float" office:value="13694000">
            <text:p>13694000</text:p>
          </table:table-cell>
          <table:table-cell office:value-type="float" office:value="12222000">
            <text:p>12222000</text:p>
          </table:table-cell>
          <table:table-cell office:value-type="float" office:value="13814000">
            <text:p>13814000</text:p>
          </table:table-cell>
          <table:table-cell office:value-type="float" office:value="12261000">
            <text:p>12261000</text:p>
          </table:table-cell>
          <table:table-cell office:value-type="float" office:value="13693000">
            <text:p>13693000</text:p>
          </table:table-cell>
          <table:table-cell office:value-type="float" office:value="12488000">
            <text:p>12488000</text:p>
          </table:table-cell>
          <table:table-cell office:value-type="float" office:value="13793000">
            <text:p>13793000</text:p>
          </table:table-cell>
          <table:table-cell office:value-type="float" office:value="13656000">
            <text:p>13656000</text:p>
          </table:table-cell>
          <table:table-cell office:value-type="float" office:value="12632000">
            <text:p>12632000</text:p>
          </table:table-cell>
          <table:table-cell office:value-type="float" office:value="13417000">
            <text:p>13417000</text:p>
          </table:table-cell>
          <table:table-cell office:value-type="float" office:value="12004000">
            <text:p>12004000</text:p>
          </table:table-cell>
          <table:table-cell office:value-type="float" office:value="13593000">
            <text:p>13593000</text:p>
          </table:table-cell>
          <table:table-cell office:value-type="float" office:value="13701000">
            <text:p>13701000</text:p>
          </table:table-cell>
          <table:table-cell office:value-type="float" office:value="13611000">
            <text:p>13611000</text:p>
          </table:table-cell>
          <table:table-cell office:value-type="float" office:value="13629000">
            <text:p>13629000</text:p>
          </table:table-cell>
          <table:table-cell office:value-type="float" office:value="13650000">
            <text:p>13650000</text:p>
          </table:table-cell>
          <table:table-cell office:value-type="float" office:value="13726000">
            <text:p>13726000</text:p>
          </table:table-cell>
          <table:table-cell office:value-type="float" office:value="14111000">
            <text:p>14111000</text:p>
          </table:table-cell>
          <table:table-cell office:value-type="float" office:value="12637000">
            <text:p>12637000</text:p>
          </table:table-cell>
          <table:table-cell office:value-type="float" office:value="14260000">
            <text:p>14260000</text:p>
          </table:table-cell>
          <table:table-cell office:value-type="float" office:value="12909000">
            <text:p>12909000</text:p>
          </table:table-cell>
          <table:table-cell office:value-type="float" office:value="14238000">
            <text:p>14238000</text:p>
          </table:table-cell>
          <table:table-cell office:value-type="float" office:value="14061000">
            <text:p>14061000</text:p>
          </table:table-cell>
          <table:table-cell office:value-type="float" office:value="13440000">
            <text:p>13440000</text:p>
          </table:table-cell>
          <table:table-cell office:value-type="float" office:value="13935000">
            <text:p>13935000</text:p>
          </table:table-cell>
          <table:table-cell office:value-type="float" office:value="12373000">
            <text:p>12373000</text:p>
          </table:table-cell>
          <table:table-cell office:value-type="float" office:value="13481000">
            <text:p>13481000</text:p>
          </table:table-cell>
          <table:table-cell office:value-type="float" office:value="13579000">
            <text:p>13579000</text:p>
          </table:table-cell>
          <table:table-cell office:value-type="float" office:value="13917000">
            <text:p>13917000</text:p>
          </table:table-cell>
          <table:table-cell office:value-type="float" office:value="13951000">
            <text:p>13951000</text:p>
          </table:table-cell>
          <table:table-cell office:value-type="float" office:value="13634000">
            <text:p>13634000</text:p>
          </table:table-cell>
          <table:table-cell office:value-type="float" office:value="13771000">
            <text:p>13771000</text:p>
          </table:table-cell>
          <table:table-cell office:value-type="float" office:value="13665000">
            <text:p>13665000</text:p>
          </table:table-cell>
          <table:table-cell office:value-type="float" office:value="13651000">
            <text:p>13651000</text:p>
          </table:table-cell>
          <table:table-cell office:value-type="float" office:value="13568000">
            <text:p>13568000</text:p>
          </table:table-cell>
          <table:table-cell office:value-type="float" office:value="13654000">
            <text:p>13654000</text:p>
          </table:table-cell>
          <table:table-cell office:value-type="float" office:value="12936000">
            <text:p>12936000</text:p>
          </table:table-cell>
          <table:table-cell office:value-type="float" office:value="13590000">
            <text:p>13590000</text:p>
          </table:table-cell>
          <table:table-cell office:value-type="float" office:value="13598000">
            <text:p>13598000</text:p>
          </table:table-cell>
          <table:table-cell office:value-type="float" office:value="12923000">
            <text:p>12923000</text:p>
          </table:table-cell>
          <table:table-cell office:value-type="float" office:value="13049000">
            <text:p>13049000</text:p>
          </table:table-cell>
          <table:table-cell office:value-type="float" office:value="9231000">
            <text:p>9231000</text:p>
          </table:table-cell>
          <table:table-cell office:value-type="float" office:value="9239000">
            <text:p>9239000</text:p>
          </table:table-cell>
          <table:table-cell office:value-type="float" office:value="13911000">
            <text:p>13911000</text:p>
          </table:table-cell>
          <table:table-cell office:value-type="float" office:value="13099000">
            <text:p>13099000</text:p>
          </table:table-cell>
          <table:table-cell office:value-type="float" office:value="13432000">
            <text:p>13432000</text:p>
          </table:table-cell>
          <table:table-cell office:value-type="float" office:value="13391000">
            <text:p>13391000</text:p>
          </table:table-cell>
          <table:table-cell office:value-type="float" office:value="9294000">
            <text:p>9294000</text:p>
          </table:table-cell>
          <table:table-cell table:number-columns-repeated="2"/>
          <table:table-cell office:value-type="float" office:value="51">
            <text:p>51</text:p>
          </table:table-cell>
          <table:table-cell table:formula="of:=AVERAGE([.A27:.CV27])" office:value-type="float" office:value="13128100">
            <text:p>13128100</text:p>
          </table:table-cell>
        </table:table-row>
        <table:table-row table:style-name="ro1">
          <table:table-cell office:value-type="float" office:value="13797000">
            <text:p>13797000</text:p>
          </table:table-cell>
          <table:table-cell office:value-type="float" office:value="13760000">
            <text:p>13760000</text:p>
          </table:table-cell>
          <table:table-cell office:value-type="float" office:value="13722000">
            <text:p>13722000</text:p>
          </table:table-cell>
          <table:table-cell office:value-type="float" office:value="13798000">
            <text:p>13798000</text:p>
          </table:table-cell>
          <table:table-cell office:value-type="float" office:value="12910000">
            <text:p>12910000</text:p>
          </table:table-cell>
          <table:table-cell office:value-type="float" office:value="13677000">
            <text:p>13677000</text:p>
          </table:table-cell>
          <table:table-cell office:value-type="float" office:value="13847000">
            <text:p>13847000</text:p>
          </table:table-cell>
          <table:table-cell office:value-type="float" office:value="13745000">
            <text:p>13745000</text:p>
          </table:table-cell>
          <table:table-cell office:value-type="float" office:value="13076000">
            <text:p>13076000</text:p>
          </table:table-cell>
          <table:table-cell office:value-type="float" office:value="12948000">
            <text:p>12948000</text:p>
          </table:table-cell>
          <table:table-cell office:value-type="float" office:value="13467000">
            <text:p>13467000</text:p>
          </table:table-cell>
          <table:table-cell office:value-type="float" office:value="13800000">
            <text:p>13800000</text:p>
          </table:table-cell>
          <table:table-cell office:value-type="float" office:value="12037000">
            <text:p>12037000</text:p>
          </table:table-cell>
          <table:table-cell office:value-type="float" office:value="12307000">
            <text:p>12307000</text:p>
          </table:table-cell>
          <table:table-cell office:value-type="float" office:value="13724000">
            <text:p>13724000</text:p>
          </table:table-cell>
          <table:table-cell office:value-type="float" office:value="13425000">
            <text:p>13425000</text:p>
          </table:table-cell>
          <table:table-cell office:value-type="float" office:value="14005000">
            <text:p>14005000</text:p>
          </table:table-cell>
          <table:table-cell office:value-type="float" office:value="14134000">
            <text:p>14134000</text:p>
          </table:table-cell>
          <table:table-cell office:value-type="float" office:value="14149000">
            <text:p>14149000</text:p>
          </table:table-cell>
          <table:table-cell office:value-type="float" office:value="9393000">
            <text:p>9393000</text:p>
          </table:table-cell>
          <table:table-cell office:value-type="float" office:value="13719000">
            <text:p>13719000</text:p>
          </table:table-cell>
          <table:table-cell office:value-type="float" office:value="13673000">
            <text:p>13673000</text:p>
          </table:table-cell>
          <table:table-cell office:value-type="float" office:value="9121000">
            <text:p>9121000</text:p>
          </table:table-cell>
          <table:table-cell office:value-type="float" office:value="13843000">
            <text:p>13843000</text:p>
          </table:table-cell>
          <table:table-cell office:value-type="float" office:value="12979000">
            <text:p>12979000</text:p>
          </table:table-cell>
          <table:table-cell office:value-type="float" office:value="9451000">
            <text:p>9451000</text:p>
          </table:table-cell>
          <table:table-cell office:value-type="float" office:value="12776000">
            <text:p>12776000</text:p>
          </table:table-cell>
          <table:table-cell office:value-type="float" office:value="14142000">
            <text:p>14142000</text:p>
          </table:table-cell>
          <table:table-cell office:value-type="float" office:value="12787000">
            <text:p>12787000</text:p>
          </table:table-cell>
          <table:table-cell office:value-type="float" office:value="14035000">
            <text:p>14035000</text:p>
          </table:table-cell>
          <table:table-cell office:value-type="float" office:value="13741000">
            <text:p>13741000</text:p>
          </table:table-cell>
          <table:table-cell office:value-type="float" office:value="9260000">
            <text:p>9260000</text:p>
          </table:table-cell>
          <table:table-cell office:value-type="float" office:value="9146000">
            <text:p>9146000</text:p>
          </table:table-cell>
          <table:table-cell office:value-type="float" office:value="9113000">
            <text:p>9113000</text:p>
          </table:table-cell>
          <table:table-cell office:value-type="float" office:value="13842000">
            <text:p>13842000</text:p>
          </table:table-cell>
          <table:table-cell office:value-type="float" office:value="9322000">
            <text:p>9322000</text:p>
          </table:table-cell>
          <table:table-cell office:value-type="float" office:value="14017000">
            <text:p>14017000</text:p>
          </table:table-cell>
          <table:table-cell office:value-type="float" office:value="9405000">
            <text:p>9405000</text:p>
          </table:table-cell>
          <table:table-cell office:value-type="float" office:value="14056000">
            <text:p>14056000</text:p>
          </table:table-cell>
          <table:table-cell office:value-type="float" office:value="13960000">
            <text:p>13960000</text:p>
          </table:table-cell>
          <table:table-cell office:value-type="float" office:value="9270000">
            <text:p>9270000</text:p>
          </table:table-cell>
          <table:table-cell office:value-type="float" office:value="12351000">
            <text:p>12351000</text:p>
          </table:table-cell>
          <table:table-cell office:value-type="float" office:value="13837000">
            <text:p>13837000</text:p>
          </table:table-cell>
          <table:table-cell office:value-type="float" office:value="14014000">
            <text:p>14014000</text:p>
          </table:table-cell>
          <table:table-cell office:value-type="float" office:value="14041000">
            <text:p>14041000</text:p>
          </table:table-cell>
          <table:table-cell office:value-type="float" office:value="13818000">
            <text:p>13818000</text:p>
          </table:table-cell>
          <table:table-cell office:value-type="float" office:value="9194000">
            <text:p>9194000</text:p>
          </table:table-cell>
          <table:table-cell office:value-type="float" office:value="9121000">
            <text:p>9121000</text:p>
          </table:table-cell>
          <table:table-cell office:value-type="float" office:value="9148000">
            <text:p>9148000</text:p>
          </table:table-cell>
          <table:table-cell office:value-type="float" office:value="13747000">
            <text:p>13747000</text:p>
          </table:table-cell>
          <table:table-cell office:value-type="float" office:value="13675000">
            <text:p>13675000</text:p>
          </table:table-cell>
          <table:table-cell office:value-type="float" office:value="14118000">
            <text:p>14118000</text:p>
          </table:table-cell>
          <table:table-cell office:value-type="float" office:value="14067000">
            <text:p>14067000</text:p>
          </table:table-cell>
          <table:table-cell office:value-type="float" office:value="9398000">
            <text:p>9398000</text:p>
          </table:table-cell>
          <table:table-cell office:value-type="float" office:value="14038000">
            <text:p>14038000</text:p>
          </table:table-cell>
          <table:table-cell office:value-type="float" office:value="13549000">
            <text:p>13549000</text:p>
          </table:table-cell>
          <table:table-cell office:value-type="float" office:value="12835000">
            <text:p>12835000</text:p>
          </table:table-cell>
          <table:table-cell office:value-type="float" office:value="13033000">
            <text:p>13033000</text:p>
          </table:table-cell>
          <table:table-cell office:value-type="float" office:value="9454000">
            <text:p>9454000</text:p>
          </table:table-cell>
          <table:table-cell office:value-type="float" office:value="12774000">
            <text:p>12774000</text:p>
          </table:table-cell>
          <table:table-cell office:value-type="float" office:value="12676000">
            <text:p>12676000</text:p>
          </table:table-cell>
          <table:table-cell office:value-type="float" office:value="14117000">
            <text:p>14117000</text:p>
          </table:table-cell>
          <table:table-cell office:value-type="float" office:value="13009000">
            <text:p>13009000</text:p>
          </table:table-cell>
          <table:table-cell office:value-type="float" office:value="12693000">
            <text:p>12693000</text:p>
          </table:table-cell>
          <table:table-cell office:value-type="float" office:value="12685000">
            <text:p>12685000</text:p>
          </table:table-cell>
          <table:table-cell office:value-type="float" office:value="13651000">
            <text:p>13651000</text:p>
          </table:table-cell>
          <table:table-cell office:value-type="float" office:value="14343000">
            <text:p>14343000</text:p>
          </table:table-cell>
          <table:table-cell office:value-type="float" office:value="14427000">
            <text:p>14427000</text:p>
          </table:table-cell>
          <table:table-cell office:value-type="float" office:value="14285000">
            <text:p>14285000</text:p>
          </table:table-cell>
          <table:table-cell office:value-type="float" office:value="14386000">
            <text:p>14386000</text:p>
          </table:table-cell>
          <table:table-cell office:value-type="float" office:value="14844000">
            <text:p>14844000</text:p>
          </table:table-cell>
          <table:table-cell office:value-type="float" office:value="13820000">
            <text:p>13820000</text:p>
          </table:table-cell>
          <table:table-cell office:value-type="float" office:value="13930000">
            <text:p>13930000</text:p>
          </table:table-cell>
          <table:table-cell office:value-type="float" office:value="9338000">
            <text:p>9338000</text:p>
          </table:table-cell>
          <table:table-cell office:value-type="float" office:value="9451000">
            <text:p>9451000</text:p>
          </table:table-cell>
          <table:table-cell office:value-type="float" office:value="14506000">
            <text:p>14506000</text:p>
          </table:table-cell>
          <table:table-cell office:value-type="float" office:value="14254000">
            <text:p>14254000</text:p>
          </table:table-cell>
          <table:table-cell office:value-type="float" office:value="9809000">
            <text:p>9809000</text:p>
          </table:table-cell>
          <table:table-cell office:value-type="float" office:value="13891000">
            <text:p>13891000</text:p>
          </table:table-cell>
          <table:table-cell office:value-type="float" office:value="13913000">
            <text:p>13913000</text:p>
          </table:table-cell>
          <table:table-cell office:value-type="float" office:value="13713000">
            <text:p>13713000</text:p>
          </table:table-cell>
          <table:table-cell office:value-type="float" office:value="13299000">
            <text:p>13299000</text:p>
          </table:table-cell>
          <table:table-cell office:value-type="float" office:value="9239000">
            <text:p>9239000</text:p>
          </table:table-cell>
          <table:table-cell office:value-type="float" office:value="13259000">
            <text:p>13259000</text:p>
          </table:table-cell>
          <table:table-cell office:value-type="float" office:value="14069000">
            <text:p>14069000</text:p>
          </table:table-cell>
          <table:table-cell office:value-type="float" office:value="13769000">
            <text:p>13769000</text:p>
          </table:table-cell>
          <table:table-cell office:value-type="float" office:value="14226000">
            <text:p>14226000</text:p>
          </table:table-cell>
          <table:table-cell office:value-type="float" office:value="14076000">
            <text:p>14076000</text:p>
          </table:table-cell>
          <table:table-cell office:value-type="float" office:value="14281000">
            <text:p>14281000</text:p>
          </table:table-cell>
          <table:table-cell office:value-type="float" office:value="14184000">
            <text:p>14184000</text:p>
          </table:table-cell>
          <table:table-cell office:value-type="float" office:value="13422000">
            <text:p>13422000</text:p>
          </table:table-cell>
          <table:table-cell office:value-type="float" office:value="12047000">
            <text:p>12047000</text:p>
          </table:table-cell>
          <table:table-cell office:value-type="float" office:value="13480000">
            <text:p>13480000</text:p>
          </table:table-cell>
          <table:table-cell office:value-type="float" office:value="9057000">
            <text:p>9057000</text:p>
          </table:table-cell>
          <table:table-cell office:value-type="float" office:value="8963000">
            <text:p>8963000</text:p>
          </table:table-cell>
          <table:table-cell office:value-type="float" office:value="13505000">
            <text:p>13505000</text:p>
          </table:table-cell>
          <table:table-cell office:value-type="float" office:value="13834000">
            <text:p>13834000</text:p>
          </table:table-cell>
          <table:table-cell office:value-type="float" office:value="13763000">
            <text:p>13763000</text:p>
          </table:table-cell>
          <table:table-cell office:value-type="float" office:value="9244000">
            <text:p>9244000</text:p>
          </table:table-cell>
          <table:table-cell office:value-type="float" office:value="13188000">
            <text:p>13188000</text:p>
          </table:table-cell>
          <table:table-cell table:number-columns-repeated="2"/>
          <table:table-cell office:value-type="float" office:value="52">
            <text:p>52</text:p>
          </table:table-cell>
          <table:table-cell table:formula="of:=AVERAGE([.A28:.CV28])" office:value-type="float" office:value="12722370">
            <text:p>12722370</text:p>
          </table:table-cell>
        </table:table-row>
        <table:table-row table:style-name="ro1">
          <table:table-cell office:value-type="float" office:value="9645000">
            <text:p>9645000</text:p>
          </table:table-cell>
          <table:table-cell office:value-type="float" office:value="14297000">
            <text:p>14297000</text:p>
          </table:table-cell>
          <table:table-cell office:value-type="float" office:value="14279000">
            <text:p>14279000</text:p>
          </table:table-cell>
          <table:table-cell office:value-type="float" office:value="14113000">
            <text:p>14113000</text:p>
          </table:table-cell>
          <table:table-cell office:value-type="float" office:value="14114000">
            <text:p>14114000</text:p>
          </table:table-cell>
          <table:table-cell office:value-type="float" office:value="14402000">
            <text:p>14402000</text:p>
          </table:table-cell>
          <table:table-cell office:value-type="float" office:value="14180000">
            <text:p>14180000</text:p>
          </table:table-cell>
          <table:table-cell office:value-type="float" office:value="13025000">
            <text:p>13025000</text:p>
          </table:table-cell>
          <table:table-cell office:value-type="float" office:value="13009000">
            <text:p>13009000</text:p>
          </table:table-cell>
          <table:table-cell office:value-type="float" office:value="14203000">
            <text:p>14203000</text:p>
          </table:table-cell>
          <table:table-cell office:value-type="float" office:value="9635000">
            <text:p>9635000</text:p>
          </table:table-cell>
          <table:table-cell office:value-type="float" office:value="12796000">
            <text:p>12796000</text:p>
          </table:table-cell>
          <table:table-cell office:value-type="float" office:value="14163000">
            <text:p>14163000</text:p>
          </table:table-cell>
          <table:table-cell office:value-type="float" office:value="14133000">
            <text:p>14133000</text:p>
          </table:table-cell>
          <table:table-cell office:value-type="float" office:value="14344000">
            <text:p>14344000</text:p>
          </table:table-cell>
          <table:table-cell office:value-type="float" office:value="14371000">
            <text:p>14371000</text:p>
          </table:table-cell>
          <table:table-cell office:value-type="float" office:value="14337000">
            <text:p>14337000</text:p>
          </table:table-cell>
          <table:table-cell office:value-type="float" office:value="14419000">
            <text:p>14419000</text:p>
          </table:table-cell>
          <table:table-cell office:value-type="float" office:value="12871000">
            <text:p>12871000</text:p>
          </table:table-cell>
          <table:table-cell office:value-type="float" office:value="14248000">
            <text:p>14248000</text:p>
          </table:table-cell>
          <table:table-cell office:value-type="float" office:value="13409000">
            <text:p>13409000</text:p>
          </table:table-cell>
          <table:table-cell office:value-type="float" office:value="14295000">
            <text:p>14295000</text:p>
          </table:table-cell>
          <table:table-cell office:value-type="float" office:value="14552000">
            <text:p>14552000</text:p>
          </table:table-cell>
          <table:table-cell office:value-type="float" office:value="14321000">
            <text:p>14321000</text:p>
          </table:table-cell>
          <table:table-cell office:value-type="float" office:value="14373000">
            <text:p>14373000</text:p>
          </table:table-cell>
          <table:table-cell office:value-type="float" office:value="14285000">
            <text:p>14285000</text:p>
          </table:table-cell>
          <table:table-cell office:value-type="float" office:value="12600000">
            <text:p>12600000</text:p>
          </table:table-cell>
          <table:table-cell office:value-type="float" office:value="14239000">
            <text:p>14239000</text:p>
          </table:table-cell>
          <table:table-cell office:value-type="float" office:value="13323000">
            <text:p>13323000</text:p>
          </table:table-cell>
          <table:table-cell office:value-type="float" office:value="14457000">
            <text:p>14457000</text:p>
          </table:table-cell>
          <table:table-cell office:value-type="float" office:value="13555000">
            <text:p>13555000</text:p>
          </table:table-cell>
          <table:table-cell office:value-type="float" office:value="12943000">
            <text:p>12943000</text:p>
          </table:table-cell>
          <table:table-cell office:value-type="float" office:value="12585000">
            <text:p>12585000</text:p>
          </table:table-cell>
          <table:table-cell office:value-type="float" office:value="14320000">
            <text:p>14320000</text:p>
          </table:table-cell>
          <table:table-cell office:value-type="float" office:value="12398000">
            <text:p>12398000</text:p>
          </table:table-cell>
          <table:table-cell office:value-type="float" office:value="14122000">
            <text:p>14122000</text:p>
          </table:table-cell>
          <table:table-cell office:value-type="float" office:value="12462000">
            <text:p>12462000</text:p>
          </table:table-cell>
          <table:table-cell office:value-type="float" office:value="14040000">
            <text:p>14040000</text:p>
          </table:table-cell>
          <table:table-cell office:value-type="float" office:value="14346000">
            <text:p>14346000</text:p>
          </table:table-cell>
          <table:table-cell office:value-type="float" office:value="13690000">
            <text:p>13690000</text:p>
          </table:table-cell>
          <table:table-cell office:value-type="float" office:value="13027000">
            <text:p>13027000</text:p>
          </table:table-cell>
          <table:table-cell office:value-type="float" office:value="13495000">
            <text:p>13495000</text:p>
          </table:table-cell>
          <table:table-cell office:value-type="float" office:value="14079000">
            <text:p>14079000</text:p>
          </table:table-cell>
          <table:table-cell office:value-type="float" office:value="13389000">
            <text:p>13389000</text:p>
          </table:table-cell>
          <table:table-cell office:value-type="float" office:value="13947000">
            <text:p>13947000</text:p>
          </table:table-cell>
          <table:table-cell office:value-type="float" office:value="14522000">
            <text:p>14522000</text:p>
          </table:table-cell>
          <table:table-cell office:value-type="float" office:value="14468000">
            <text:p>14468000</text:p>
          </table:table-cell>
          <table:table-cell office:value-type="float" office:value="14375000">
            <text:p>14375000</text:p>
          </table:table-cell>
          <table:table-cell office:value-type="float" office:value="14551000">
            <text:p>14551000</text:p>
          </table:table-cell>
          <table:table-cell office:value-type="float" office:value="14505000">
            <text:p>14505000</text:p>
          </table:table-cell>
          <table:table-cell office:value-type="float" office:value="14614000">
            <text:p>14614000</text:p>
          </table:table-cell>
          <table:table-cell office:value-type="float" office:value="14454000">
            <text:p>14454000</text:p>
          </table:table-cell>
          <table:table-cell office:value-type="float" office:value="14047000">
            <text:p>14047000</text:p>
          </table:table-cell>
          <table:table-cell office:value-type="float" office:value="14636000">
            <text:p>14636000</text:p>
          </table:table-cell>
          <table:table-cell office:value-type="float" office:value="14327000">
            <text:p>14327000</text:p>
          </table:table-cell>
          <table:table-cell office:value-type="float" office:value="9672000">
            <text:p>9672000</text:p>
          </table:table-cell>
          <table:table-cell office:value-type="float" office:value="14294000">
            <text:p>14294000</text:p>
          </table:table-cell>
          <table:table-cell office:value-type="float" office:value="14305000">
            <text:p>14305000</text:p>
          </table:table-cell>
          <table:table-cell office:value-type="float" office:value="14341000">
            <text:p>14341000</text:p>
          </table:table-cell>
          <table:table-cell office:value-type="float" office:value="14273000">
            <text:p>14273000</text:p>
          </table:table-cell>
          <table:table-cell office:value-type="float" office:value="14371000">
            <text:p>14371000</text:p>
          </table:table-cell>
          <table:table-cell office:value-type="float" office:value="14342000">
            <text:p>14342000</text:p>
          </table:table-cell>
          <table:table-cell office:value-type="float" office:value="12713000">
            <text:p>12713000</text:p>
          </table:table-cell>
          <table:table-cell office:value-type="float" office:value="12866000">
            <text:p>12866000</text:p>
          </table:table-cell>
          <table:table-cell office:value-type="float" office:value="13337000">
            <text:p>13337000</text:p>
          </table:table-cell>
          <table:table-cell office:value-type="float" office:value="14331000">
            <text:p>14331000</text:p>
          </table:table-cell>
          <table:table-cell office:value-type="float" office:value="14467000">
            <text:p>14467000</text:p>
          </table:table-cell>
          <table:table-cell office:value-type="float" office:value="14076000">
            <text:p>14076000</text:p>
          </table:table-cell>
          <table:table-cell office:value-type="float" office:value="14374000">
            <text:p>14374000</text:p>
          </table:table-cell>
          <table:table-cell office:value-type="float" office:value="12600000">
            <text:p>12600000</text:p>
          </table:table-cell>
          <table:table-cell office:value-type="float" office:value="14255000">
            <text:p>14255000</text:p>
          </table:table-cell>
          <table:table-cell office:value-type="float" office:value="12310000">
            <text:p>12310000</text:p>
          </table:table-cell>
          <table:table-cell office:value-type="float" office:value="14172000">
            <text:p>14172000</text:p>
          </table:table-cell>
          <table:table-cell office:value-type="float" office:value="12763000">
            <text:p>12763000</text:p>
          </table:table-cell>
          <table:table-cell office:value-type="float" office:value="14582000">
            <text:p>14582000</text:p>
          </table:table-cell>
          <table:table-cell office:value-type="float" office:value="14528000">
            <text:p>14528000</text:p>
          </table:table-cell>
          <table:table-cell office:value-type="float" office:value="14578000">
            <text:p>14578000</text:p>
          </table:table-cell>
          <table:table-cell office:value-type="float" office:value="13633000">
            <text:p>13633000</text:p>
          </table:table-cell>
          <table:table-cell office:value-type="float" office:value="14625000">
            <text:p>14625000</text:p>
          </table:table-cell>
          <table:table-cell office:value-type="float" office:value="14285000">
            <text:p>14285000</text:p>
          </table:table-cell>
          <table:table-cell office:value-type="float" office:value="9499000">
            <text:p>9499000</text:p>
          </table:table-cell>
          <table:table-cell office:value-type="float" office:value="12627000">
            <text:p>12627000</text:p>
          </table:table-cell>
          <table:table-cell office:value-type="float" office:value="12639000">
            <text:p>12639000</text:p>
          </table:table-cell>
          <table:table-cell office:value-type="float" office:value="14063000">
            <text:p>14063000</text:p>
          </table:table-cell>
          <table:table-cell office:value-type="float" office:value="14349000">
            <text:p>14349000</text:p>
          </table:table-cell>
          <table:table-cell office:value-type="float" office:value="14203000">
            <text:p>14203000</text:p>
          </table:table-cell>
          <table:table-cell office:value-type="float" office:value="14179000">
            <text:p>14179000</text:p>
          </table:table-cell>
          <table:table-cell office:value-type="float" office:value="14209000">
            <text:p>14209000</text:p>
          </table:table-cell>
          <table:table-cell office:value-type="float" office:value="14256000">
            <text:p>14256000</text:p>
          </table:table-cell>
          <table:table-cell office:value-type="float" office:value="13649000">
            <text:p>13649000</text:p>
          </table:table-cell>
          <table:table-cell office:value-type="float" office:value="14595000">
            <text:p>14595000</text:p>
          </table:table-cell>
          <table:table-cell office:value-type="float" office:value="14583000">
            <text:p>14583000</text:p>
          </table:table-cell>
          <table:table-cell office:value-type="float" office:value="14545000">
            <text:p>14545000</text:p>
          </table:table-cell>
          <table:table-cell office:value-type="float" office:value="12861000">
            <text:p>12861000</text:p>
          </table:table-cell>
          <table:table-cell office:value-type="float" office:value="14377000">
            <text:p>14377000</text:p>
          </table:table-cell>
          <table:table-cell office:value-type="float" office:value="14227000">
            <text:p>14227000</text:p>
          </table:table-cell>
          <table:table-cell office:value-type="float" office:value="14336000">
            <text:p>14336000</text:p>
          </table:table-cell>
          <table:table-cell office:value-type="float" office:value="14218000">
            <text:p>14218000</text:p>
          </table:table-cell>
          <table:table-cell office:value-type="float" office:value="14412000">
            <text:p>14412000</text:p>
          </table:table-cell>
          <table:table-cell office:value-type="float" office:value="12787000">
            <text:p>12787000</text:p>
          </table:table-cell>
          <table:table-cell table:number-columns-repeated="2"/>
          <table:table-cell office:value-type="float" office:value="53">
            <text:p>53</text:p>
          </table:table-cell>
          <table:table-cell table:formula="of:=AVERAGE([.A29:.CV29])" office:value-type="float" office:value="13760420">
            <text:p>13760420</text:p>
          </table:table-cell>
        </table:table-row>
        <table:table-row table:style-name="ro1">
          <table:table-cell office:value-type="float" office:value="14253000">
            <text:p>14253000</text:p>
          </table:table-cell>
          <table:table-cell office:value-type="float" office:value="13601000">
            <text:p>13601000</text:p>
          </table:table-cell>
          <table:table-cell office:value-type="float" office:value="14244000">
            <text:p>14244000</text:p>
          </table:table-cell>
          <table:table-cell office:value-type="float" office:value="14341000">
            <text:p>14341000</text:p>
          </table:table-cell>
          <table:table-cell office:value-type="float" office:value="14689000">
            <text:p>14689000</text:p>
          </table:table-cell>
          <table:table-cell office:value-type="float" office:value="14741000">
            <text:p>14741000</text:p>
          </table:table-cell>
          <table:table-cell office:value-type="float" office:value="14772000">
            <text:p>14772000</text:p>
          </table:table-cell>
          <table:table-cell office:value-type="float" office:value="9822000">
            <text:p>9822000</text:p>
          </table:table-cell>
          <table:table-cell office:value-type="float" office:value="13292000">
            <text:p>13292000</text:p>
          </table:table-cell>
          <table:table-cell office:value-type="float" office:value="14905000">
            <text:p>14905000</text:p>
          </table:table-cell>
          <table:table-cell office:value-type="float" office:value="14780000">
            <text:p>14780000</text:p>
          </table:table-cell>
          <table:table-cell office:value-type="float" office:value="15162000">
            <text:p>15162000</text:p>
          </table:table-cell>
          <table:table-cell office:value-type="float" office:value="15058000">
            <text:p>15058000</text:p>
          </table:table-cell>
          <table:table-cell office:value-type="float" office:value="14639000">
            <text:p>14639000</text:p>
          </table:table-cell>
          <table:table-cell office:value-type="float" office:value="14773000">
            <text:p>14773000</text:p>
          </table:table-cell>
          <table:table-cell office:value-type="float" office:value="14905000">
            <text:p>14905000</text:p>
          </table:table-cell>
          <table:table-cell office:value-type="float" office:value="14712000">
            <text:p>14712000</text:p>
          </table:table-cell>
          <table:table-cell office:value-type="float" office:value="14090000">
            <text:p>14090000</text:p>
          </table:table-cell>
          <table:table-cell office:value-type="float" office:value="12890000">
            <text:p>12890000</text:p>
          </table:table-cell>
          <table:table-cell office:value-type="float" office:value="14123000">
            <text:p>14123000</text:p>
          </table:table-cell>
          <table:table-cell office:value-type="float" office:value="14229000">
            <text:p>14229000</text:p>
          </table:table-cell>
          <table:table-cell office:value-type="float" office:value="14375000">
            <text:p>14375000</text:p>
          </table:table-cell>
          <table:table-cell office:value-type="float" office:value="14312000">
            <text:p>14312000</text:p>
          </table:table-cell>
          <table:table-cell office:value-type="float" office:value="13727000">
            <text:p>13727000</text:p>
          </table:table-cell>
          <table:table-cell office:value-type="float" office:value="14242000">
            <text:p>14242000</text:p>
          </table:table-cell>
          <table:table-cell office:value-type="float" office:value="9594000">
            <text:p>9594000</text:p>
          </table:table-cell>
          <table:table-cell office:value-type="float" office:value="14394000">
            <text:p>14394000</text:p>
          </table:table-cell>
          <table:table-cell office:value-type="float" office:value="9554000">
            <text:p>9554000</text:p>
          </table:table-cell>
          <table:table-cell office:value-type="float" office:value="13298000">
            <text:p>13298000</text:p>
          </table:table-cell>
          <table:table-cell office:value-type="float" office:value="13806000">
            <text:p>13806000</text:p>
          </table:table-cell>
          <table:table-cell office:value-type="float" office:value="14627000">
            <text:p>14627000</text:p>
          </table:table-cell>
          <table:table-cell office:value-type="float" office:value="13884000">
            <text:p>13884000</text:p>
          </table:table-cell>
          <table:table-cell office:value-type="float" office:value="13330000">
            <text:p>13330000</text:p>
          </table:table-cell>
          <table:table-cell office:value-type="float" office:value="12867000">
            <text:p>12867000</text:p>
          </table:table-cell>
          <table:table-cell office:value-type="float" office:value="12939000">
            <text:p>12939000</text:p>
          </table:table-cell>
          <table:table-cell office:value-type="float" office:value="13097000">
            <text:p>13097000</text:p>
          </table:table-cell>
          <table:table-cell office:value-type="float" office:value="13107000">
            <text:p>13107000</text:p>
          </table:table-cell>
          <table:table-cell office:value-type="float" office:value="13106000">
            <text:p>13106000</text:p>
          </table:table-cell>
          <table:table-cell office:value-type="float" office:value="14705000">
            <text:p>14705000</text:p>
          </table:table-cell>
          <table:table-cell office:value-type="float" office:value="12943000">
            <text:p>12943000</text:p>
          </table:table-cell>
          <table:table-cell office:value-type="float" office:value="14788000">
            <text:p>14788000</text:p>
          </table:table-cell>
          <table:table-cell office:value-type="float" office:value="14866000">
            <text:p>14866000</text:p>
          </table:table-cell>
          <table:table-cell office:value-type="float" office:value="15122000">
            <text:p>15122000</text:p>
          </table:table-cell>
          <table:table-cell office:value-type="float" office:value="14568000">
            <text:p>14568000</text:p>
          </table:table-cell>
          <table:table-cell office:value-type="float" office:value="13317000">
            <text:p>13317000</text:p>
          </table:table-cell>
          <table:table-cell office:value-type="float" office:value="14464000">
            <text:p>14464000</text:p>
          </table:table-cell>
          <table:table-cell office:value-type="float" office:value="14427000">
            <text:p>14427000</text:p>
          </table:table-cell>
          <table:table-cell office:value-type="float" office:value="14679000">
            <text:p>14679000</text:p>
          </table:table-cell>
          <table:table-cell office:value-type="float" office:value="14909000">
            <text:p>14909000</text:p>
          </table:table-cell>
          <table:table-cell office:value-type="float" office:value="13268000">
            <text:p>13268000</text:p>
          </table:table-cell>
          <table:table-cell office:value-type="float" office:value="14524000">
            <text:p>14524000</text:p>
          </table:table-cell>
          <table:table-cell office:value-type="float" office:value="14543000">
            <text:p>14543000</text:p>
          </table:table-cell>
          <table:table-cell office:value-type="float" office:value="13962000">
            <text:p>13962000</text:p>
          </table:table-cell>
          <table:table-cell office:value-type="float" office:value="14127000">
            <text:p>14127000</text:p>
          </table:table-cell>
          <table:table-cell office:value-type="float" office:value="14645000">
            <text:p>14645000</text:p>
          </table:table-cell>
          <table:table-cell office:value-type="float" office:value="14847000">
            <text:p>14847000</text:p>
          </table:table-cell>
          <table:table-cell office:value-type="float" office:value="13552000">
            <text:p>13552000</text:p>
          </table:table-cell>
          <table:table-cell office:value-type="float" office:value="14085000">
            <text:p>14085000</text:p>
          </table:table-cell>
          <table:table-cell office:value-type="float" office:value="14156000">
            <text:p>14156000</text:p>
          </table:table-cell>
          <table:table-cell office:value-type="float" office:value="14817000">
            <text:p>14817000</text:p>
          </table:table-cell>
          <table:table-cell office:value-type="float" office:value="14769000">
            <text:p>14769000</text:p>
          </table:table-cell>
          <table:table-cell office:value-type="float" office:value="14874000">
            <text:p>14874000</text:p>
          </table:table-cell>
          <table:table-cell office:value-type="float" office:value="14845000">
            <text:p>14845000</text:p>
          </table:table-cell>
          <table:table-cell office:value-type="float" office:value="14850000">
            <text:p>14850000</text:p>
          </table:table-cell>
          <table:table-cell office:value-type="float" office:value="14768000">
            <text:p>14768000</text:p>
          </table:table-cell>
          <table:table-cell office:value-type="float" office:value="14596000">
            <text:p>14596000</text:p>
          </table:table-cell>
          <table:table-cell office:value-type="float" office:value="14194000">
            <text:p>14194000</text:p>
          </table:table-cell>
          <table:table-cell office:value-type="float" office:value="14377000">
            <text:p>14377000</text:p>
          </table:table-cell>
          <table:table-cell office:value-type="float" office:value="13481000">
            <text:p>13481000</text:p>
          </table:table-cell>
          <table:table-cell office:value-type="float" office:value="9779000">
            <text:p>9779000</text:p>
          </table:table-cell>
          <table:table-cell office:value-type="float" office:value="12554000">
            <text:p>12554000</text:p>
          </table:table-cell>
          <table:table-cell office:value-type="float" office:value="13702000">
            <text:p>13702000</text:p>
          </table:table-cell>
          <table:table-cell office:value-type="float" office:value="13692000">
            <text:p>13692000</text:p>
          </table:table-cell>
          <table:table-cell office:value-type="float" office:value="14182000">
            <text:p>14182000</text:p>
          </table:table-cell>
          <table:table-cell office:value-type="float" office:value="14386000">
            <text:p>14386000</text:p>
          </table:table-cell>
          <table:table-cell office:value-type="float" office:value="13533000">
            <text:p>13533000</text:p>
          </table:table-cell>
          <table:table-cell office:value-type="float" office:value="12864000">
            <text:p>12864000</text:p>
          </table:table-cell>
          <table:table-cell office:value-type="float" office:value="13594000">
            <text:p>13594000</text:p>
          </table:table-cell>
          <table:table-cell office:value-type="float" office:value="14137000">
            <text:p>14137000</text:p>
          </table:table-cell>
          <table:table-cell office:value-type="float" office:value="14200000">
            <text:p>14200000</text:p>
          </table:table-cell>
          <table:table-cell office:value-type="float" office:value="12842000">
            <text:p>12842000</text:p>
          </table:table-cell>
          <table:table-cell office:value-type="float" office:value="14519000">
            <text:p>14519000</text:p>
          </table:table-cell>
          <table:table-cell office:value-type="float" office:value="14321000">
            <text:p>14321000</text:p>
          </table:table-cell>
          <table:table-cell office:value-type="float" office:value="12932000">
            <text:p>12932000</text:p>
          </table:table-cell>
          <table:table-cell office:value-type="float" office:value="14777000">
            <text:p>14777000</text:p>
          </table:table-cell>
          <table:table-cell office:value-type="float" office:value="14796000">
            <text:p>14796000</text:p>
          </table:table-cell>
          <table:table-cell office:value-type="float" office:value="14912000">
            <text:p>14912000</text:p>
          </table:table-cell>
          <table:table-cell office:value-type="float" office:value="14207000">
            <text:p>14207000</text:p>
          </table:table-cell>
          <table:table-cell office:value-type="float" office:value="13969000">
            <text:p>13969000</text:p>
          </table:table-cell>
          <table:table-cell office:value-type="float" office:value="13643000">
            <text:p>13643000</text:p>
          </table:table-cell>
          <table:table-cell office:value-type="float" office:value="14747000">
            <text:p>14747000</text:p>
          </table:table-cell>
          <table:table-cell office:value-type="float" office:value="14463000">
            <text:p>14463000</text:p>
          </table:table-cell>
          <table:table-cell office:value-type="float" office:value="14593000">
            <text:p>14593000</text:p>
          </table:table-cell>
          <table:table-cell office:value-type="float" office:value="12739000">
            <text:p>12739000</text:p>
          </table:table-cell>
          <table:table-cell office:value-type="float" office:value="14546000">
            <text:p>14546000</text:p>
          </table:table-cell>
          <table:table-cell office:value-type="float" office:value="15067000">
            <text:p>15067000</text:p>
          </table:table-cell>
          <table:table-cell office:value-type="float" office:value="14815000">
            <text:p>14815000</text:p>
          </table:table-cell>
          <table:table-cell office:value-type="float" office:value="15266000">
            <text:p>15266000</text:p>
          </table:table-cell>
          <table:table-cell office:value-type="float" office:value="14891000">
            <text:p>14891000</text:p>
          </table:table-cell>
          <table:table-cell office:value-type="float" office:value="14264000">
            <text:p>14264000</text:p>
          </table:table-cell>
          <table:table-cell table:number-columns-repeated="2"/>
          <table:table-cell office:value-type="float" office:value="54">
            <text:p>54</text:p>
          </table:table-cell>
          <table:table-cell table:formula="of:=AVERAGE([.A30:.CV30])" office:value-type="float" office:value="14012800">
            <text:p>14012800</text:p>
          </table:table-cell>
        </table:table-row>
        <table:table-row table:style-name="ro1">
          <table:table-cell office:value-type="float" office:value="15130000">
            <text:p>15130000</text:p>
          </table:table-cell>
          <table:table-cell office:value-type="float" office:value="13751000">
            <text:p>13751000</text:p>
          </table:table-cell>
          <table:table-cell office:value-type="float" office:value="14388000">
            <text:p>14388000</text:p>
          </table:table-cell>
          <table:table-cell office:value-type="float" office:value="15062000">
            <text:p>15062000</text:p>
          </table:table-cell>
          <table:table-cell office:value-type="float" office:value="15091000">
            <text:p>15091000</text:p>
          </table:table-cell>
          <table:table-cell office:value-type="float" office:value="15102000">
            <text:p>15102000</text:p>
          </table:table-cell>
          <table:table-cell office:value-type="float" office:value="15103000">
            <text:p>15103000</text:p>
          </table:table-cell>
          <table:table-cell office:value-type="float" office:value="14673000">
            <text:p>14673000</text:p>
          </table:table-cell>
          <table:table-cell office:value-type="float" office:value="14922000">
            <text:p>14922000</text:p>
          </table:table-cell>
          <table:table-cell office:value-type="float" office:value="14042000">
            <text:p>14042000</text:p>
          </table:table-cell>
          <table:table-cell office:value-type="float" office:value="14615000">
            <text:p>14615000</text:p>
          </table:table-cell>
          <table:table-cell office:value-type="float" office:value="14762000">
            <text:p>14762000</text:p>
          </table:table-cell>
          <table:table-cell office:value-type="float" office:value="14749000">
            <text:p>14749000</text:p>
          </table:table-cell>
          <table:table-cell office:value-type="float" office:value="14644000">
            <text:p>14644000</text:p>
          </table:table-cell>
          <table:table-cell office:value-type="float" office:value="13778000">
            <text:p>13778000</text:p>
          </table:table-cell>
          <table:table-cell office:value-type="float" office:value="15083000">
            <text:p>15083000</text:p>
          </table:table-cell>
          <table:table-cell office:value-type="float" office:value="15236000">
            <text:p>15236000</text:p>
          </table:table-cell>
          <table:table-cell office:value-type="float" office:value="15227000">
            <text:p>15227000</text:p>
          </table:table-cell>
          <table:table-cell office:value-type="float" office:value="15237000">
            <text:p>15237000</text:p>
          </table:table-cell>
          <table:table-cell office:value-type="float" office:value="15220000">
            <text:p>15220000</text:p>
          </table:table-cell>
          <table:table-cell office:value-type="float" office:value="14481000">
            <text:p>14481000</text:p>
          </table:table-cell>
          <table:table-cell office:value-type="float" office:value="13371000">
            <text:p>13371000</text:p>
          </table:table-cell>
          <table:table-cell office:value-type="float" office:value="14913000">
            <text:p>14913000</text:p>
          </table:table-cell>
          <table:table-cell office:value-type="float" office:value="14874000">
            <text:p>14874000</text:p>
          </table:table-cell>
          <table:table-cell office:value-type="float" office:value="13879000">
            <text:p>13879000</text:p>
          </table:table-cell>
          <table:table-cell office:value-type="float" office:value="13272000">
            <text:p>13272000</text:p>
          </table:table-cell>
          <table:table-cell office:value-type="float" office:value="14979000">
            <text:p>14979000</text:p>
          </table:table-cell>
          <table:table-cell office:value-type="float" office:value="15065000">
            <text:p>15065000</text:p>
          </table:table-cell>
          <table:table-cell office:value-type="float" office:value="14804000">
            <text:p>14804000</text:p>
          </table:table-cell>
          <table:table-cell office:value-type="float" office:value="14925000">
            <text:p>14925000</text:p>
          </table:table-cell>
          <table:table-cell office:value-type="float" office:value="15426000">
            <text:p>15426000</text:p>
          </table:table-cell>
          <table:table-cell office:value-type="float" office:value="14953000">
            <text:p>14953000</text:p>
          </table:table-cell>
          <table:table-cell office:value-type="float" office:value="14874000">
            <text:p>14874000</text:p>
          </table:table-cell>
          <table:table-cell office:value-type="float" office:value="14916000">
            <text:p>14916000</text:p>
          </table:table-cell>
          <table:table-cell office:value-type="float" office:value="14949000">
            <text:p>14949000</text:p>
          </table:table-cell>
          <table:table-cell office:value-type="float" office:value="14765000">
            <text:p>14765000</text:p>
          </table:table-cell>
          <table:table-cell office:value-type="float" office:value="13962000">
            <text:p>13962000</text:p>
          </table:table-cell>
          <table:table-cell office:value-type="float" office:value="14215000">
            <text:p>14215000</text:p>
          </table:table-cell>
          <table:table-cell office:value-type="float" office:value="14513000">
            <text:p>14513000</text:p>
          </table:table-cell>
          <table:table-cell office:value-type="float" office:value="13362000">
            <text:p>13362000</text:p>
          </table:table-cell>
          <table:table-cell office:value-type="float" office:value="13093000">
            <text:p>13093000</text:p>
          </table:table-cell>
          <table:table-cell office:value-type="float" office:value="13465000">
            <text:p>13465000</text:p>
          </table:table-cell>
          <table:table-cell office:value-type="float" office:value="15215000">
            <text:p>15215000</text:p>
          </table:table-cell>
          <table:table-cell office:value-type="float" office:value="14425000">
            <text:p>14425000</text:p>
          </table:table-cell>
          <table:table-cell office:value-type="float" office:value="15122000">
            <text:p>15122000</text:p>
          </table:table-cell>
          <table:table-cell office:value-type="float" office:value="13781000">
            <text:p>13781000</text:p>
          </table:table-cell>
          <table:table-cell office:value-type="float" office:value="14988000">
            <text:p>14988000</text:p>
          </table:table-cell>
          <table:table-cell office:value-type="float" office:value="13436000">
            <text:p>13436000</text:p>
          </table:table-cell>
          <table:table-cell office:value-type="float" office:value="15092000">
            <text:p>15092000</text:p>
          </table:table-cell>
          <table:table-cell office:value-type="float" office:value="12987000">
            <text:p>12987000</text:p>
          </table:table-cell>
          <table:table-cell office:value-type="float" office:value="13226000">
            <text:p>13226000</text:p>
          </table:table-cell>
          <table:table-cell office:value-type="float" office:value="13658000">
            <text:p>13658000</text:p>
          </table:table-cell>
          <table:table-cell office:value-type="float" office:value="14901000">
            <text:p>14901000</text:p>
          </table:table-cell>
          <table:table-cell office:value-type="float" office:value="13098000">
            <text:p>13098000</text:p>
          </table:table-cell>
          <table:table-cell office:value-type="float" office:value="14786000">
            <text:p>14786000</text:p>
          </table:table-cell>
          <table:table-cell office:value-type="float" office:value="13281000">
            <text:p>13281000</text:p>
          </table:table-cell>
          <table:table-cell office:value-type="float" office:value="15112000">
            <text:p>15112000</text:p>
          </table:table-cell>
          <table:table-cell office:value-type="float" office:value="14967000">
            <text:p>14967000</text:p>
          </table:table-cell>
          <table:table-cell office:value-type="float" office:value="15120000">
            <text:p>15120000</text:p>
          </table:table-cell>
          <table:table-cell office:value-type="float" office:value="15012000">
            <text:p>15012000</text:p>
          </table:table-cell>
          <table:table-cell office:value-type="float" office:value="14905000">
            <text:p>14905000</text:p>
          </table:table-cell>
          <table:table-cell office:value-type="float" office:value="13192000">
            <text:p>13192000</text:p>
          </table:table-cell>
          <table:table-cell office:value-type="float" office:value="14442000">
            <text:p>14442000</text:p>
          </table:table-cell>
          <table:table-cell office:value-type="float" office:value="14361000">
            <text:p>14361000</text:p>
          </table:table-cell>
          <table:table-cell office:value-type="float" office:value="14381000">
            <text:p>14381000</text:p>
          </table:table-cell>
          <table:table-cell office:value-type="float" office:value="14033000">
            <text:p>14033000</text:p>
          </table:table-cell>
          <table:table-cell office:value-type="float" office:value="14266000">
            <text:p>14266000</text:p>
          </table:table-cell>
          <table:table-cell office:value-type="float" office:value="14884000">
            <text:p>14884000</text:p>
          </table:table-cell>
          <table:table-cell office:value-type="float" office:value="14166000">
            <text:p>14166000</text:p>
          </table:table-cell>
          <table:table-cell office:value-type="float" office:value="15121000">
            <text:p>15121000</text:p>
          </table:table-cell>
          <table:table-cell office:value-type="float" office:value="14777000">
            <text:p>14777000</text:p>
          </table:table-cell>
          <table:table-cell office:value-type="float" office:value="13452000">
            <text:p>13452000</text:p>
          </table:table-cell>
          <table:table-cell office:value-type="float" office:value="15008000">
            <text:p>15008000</text:p>
          </table:table-cell>
          <table:table-cell office:value-type="float" office:value="13626000">
            <text:p>13626000</text:p>
          </table:table-cell>
          <table:table-cell office:value-type="float" office:value="14493000">
            <text:p>14493000</text:p>
          </table:table-cell>
          <table:table-cell office:value-type="float" office:value="14407000">
            <text:p>14407000</text:p>
          </table:table-cell>
          <table:table-cell office:value-type="float" office:value="13630000">
            <text:p>13630000</text:p>
          </table:table-cell>
          <table:table-cell office:value-type="float" office:value="14274000">
            <text:p>14274000</text:p>
          </table:table-cell>
          <table:table-cell office:value-type="float" office:value="13298000">
            <text:p>13298000</text:p>
          </table:table-cell>
          <table:table-cell office:value-type="float" office:value="14806000">
            <text:p>14806000</text:p>
          </table:table-cell>
          <table:table-cell office:value-type="float" office:value="15005000">
            <text:p>15005000</text:p>
          </table:table-cell>
          <table:table-cell office:value-type="float" office:value="13571000">
            <text:p>13571000</text:p>
          </table:table-cell>
          <table:table-cell office:value-type="float" office:value="14881000">
            <text:p>14881000</text:p>
          </table:table-cell>
          <table:table-cell office:value-type="float" office:value="14890000">
            <text:p>14890000</text:p>
          </table:table-cell>
          <table:table-cell office:value-type="float" office:value="14910000">
            <text:p>14910000</text:p>
          </table:table-cell>
          <table:table-cell office:value-type="float" office:value="14820000">
            <text:p>14820000</text:p>
          </table:table-cell>
          <table:table-cell office:value-type="float" office:value="15035000">
            <text:p>15035000</text:p>
          </table:table-cell>
          <table:table-cell office:value-type="float" office:value="14692000">
            <text:p>14692000</text:p>
          </table:table-cell>
          <table:table-cell office:value-type="float" office:value="14644000">
            <text:p>14644000</text:p>
          </table:table-cell>
          <table:table-cell office:value-type="float" office:value="14679000">
            <text:p>14679000</text:p>
          </table:table-cell>
          <table:table-cell office:value-type="float" office:value="13236000">
            <text:p>13236000</text:p>
          </table:table-cell>
          <table:table-cell office:value-type="float" office:value="14648000">
            <text:p>14648000</text:p>
          </table:table-cell>
          <table:table-cell office:value-type="float" office:value="14537000">
            <text:p>14537000</text:p>
          </table:table-cell>
          <table:table-cell office:value-type="float" office:value="14234000">
            <text:p>14234000</text:p>
          </table:table-cell>
          <table:table-cell office:value-type="float" office:value="14872000">
            <text:p>14872000</text:p>
          </table:table-cell>
          <table:table-cell office:value-type="float" office:value="15020000">
            <text:p>15020000</text:p>
          </table:table-cell>
          <table:table-cell office:value-type="float" office:value="13138000">
            <text:p>13138000</text:p>
          </table:table-cell>
          <table:table-cell office:value-type="float" office:value="14588000">
            <text:p>14588000</text:p>
          </table:table-cell>
          <table:table-cell office:value-type="float" office:value="14955000">
            <text:p>14955000</text:p>
          </table:table-cell>
          <table:table-cell office:value-type="float" office:value="15052000">
            <text:p>15052000</text:p>
          </table:table-cell>
          <table:table-cell table:number-columns-repeated="2"/>
          <table:table-cell office:value-type="float" office:value="55">
            <text:p>55</text:p>
          </table:table-cell>
          <table:table-cell table:formula="of:=AVERAGE([.A31:.CV31])" office:value-type="float" office:value="14480070">
            <text:p>14480070</text:p>
          </table:table-cell>
        </table:table-row>
        <table:table-row table:style-name="ro1">
          <table:table-cell office:value-type="float" office:value="15253000">
            <text:p>15253000</text:p>
          </table:table-cell>
          <table:table-cell office:value-type="float" office:value="15172000">
            <text:p>15172000</text:p>
          </table:table-cell>
          <table:table-cell office:value-type="float" office:value="15409000">
            <text:p>15409000</text:p>
          </table:table-cell>
          <table:table-cell office:value-type="float" office:value="14974000">
            <text:p>14974000</text:p>
          </table:table-cell>
          <table:table-cell office:value-type="float" office:value="14996000">
            <text:p>14996000</text:p>
          </table:table-cell>
          <table:table-cell office:value-type="float" office:value="13057000">
            <text:p>13057000</text:p>
          </table:table-cell>
          <table:table-cell office:value-type="float" office:value="14818000">
            <text:p>14818000</text:p>
          </table:table-cell>
          <table:table-cell office:value-type="float" office:value="15306000">
            <text:p>15306000</text:p>
          </table:table-cell>
          <table:table-cell office:value-type="float" office:value="14039000">
            <text:p>14039000</text:p>
          </table:table-cell>
          <table:table-cell office:value-type="float" office:value="13613000">
            <text:p>13613000</text:p>
          </table:table-cell>
          <table:table-cell office:value-type="float" office:value="15610000">
            <text:p>15610000</text:p>
          </table:table-cell>
          <table:table-cell office:value-type="float" office:value="15496000">
            <text:p>15496000</text:p>
          </table:table-cell>
          <table:table-cell office:value-type="float" office:value="13089000">
            <text:p>13089000</text:p>
          </table:table-cell>
          <table:table-cell office:value-type="float" office:value="13797000">
            <text:p>13797000</text:p>
          </table:table-cell>
          <table:table-cell office:value-type="float" office:value="14343000">
            <text:p>14343000</text:p>
          </table:table-cell>
          <table:table-cell office:value-type="float" office:value="14081000">
            <text:p>14081000</text:p>
          </table:table-cell>
          <table:table-cell office:value-type="float" office:value="10272000">
            <text:p>10272000</text:p>
          </table:table-cell>
          <table:table-cell office:value-type="float" office:value="14416000">
            <text:p>14416000</text:p>
          </table:table-cell>
          <table:table-cell office:value-type="float" office:value="14947000">
            <text:p>14947000</text:p>
          </table:table-cell>
          <table:table-cell office:value-type="float" office:value="9932000">
            <text:p>9932000</text:p>
          </table:table-cell>
          <table:table-cell office:value-type="float" office:value="15233000">
            <text:p>15233000</text:p>
          </table:table-cell>
          <table:table-cell office:value-type="float" office:value="14870000">
            <text:p>14870000</text:p>
          </table:table-cell>
          <table:table-cell office:value-type="float" office:value="15221000">
            <text:p>15221000</text:p>
          </table:table-cell>
          <table:table-cell office:value-type="float" office:value="15008000">
            <text:p>15008000</text:p>
          </table:table-cell>
          <table:table-cell office:value-type="float" office:value="10132000">
            <text:p>10132000</text:p>
          </table:table-cell>
          <table:table-cell office:value-type="float" office:value="14828000">
            <text:p>14828000</text:p>
          </table:table-cell>
          <table:table-cell office:value-type="float" office:value="15330000">
            <text:p>15330000</text:p>
          </table:table-cell>
          <table:table-cell office:value-type="float" office:value="15408000">
            <text:p>15408000</text:p>
          </table:table-cell>
          <table:table-cell office:value-type="float" office:value="13795000">
            <text:p>13795000</text:p>
          </table:table-cell>
          <table:table-cell office:value-type="float" office:value="15127000">
            <text:p>15127000</text:p>
          </table:table-cell>
          <table:table-cell office:value-type="float" office:value="13257000">
            <text:p>13257000</text:p>
          </table:table-cell>
          <table:table-cell office:value-type="float" office:value="15150000">
            <text:p>15150000</text:p>
          </table:table-cell>
          <table:table-cell office:value-type="float" office:value="12723000">
            <text:p>12723000</text:p>
          </table:table-cell>
          <table:table-cell office:value-type="float" office:value="15353000">
            <text:p>15353000</text:p>
          </table:table-cell>
          <table:table-cell office:value-type="float" office:value="15342000">
            <text:p>15342000</text:p>
          </table:table-cell>
          <table:table-cell office:value-type="float" office:value="14000000">
            <text:p>14000000</text:p>
          </table:table-cell>
          <table:table-cell office:value-type="float" office:value="14994000">
            <text:p>14994000</text:p>
          </table:table-cell>
          <table:table-cell office:value-type="float" office:value="14520000">
            <text:p>14520000</text:p>
          </table:table-cell>
          <table:table-cell office:value-type="float" office:value="10117000">
            <text:p>10117000</text:p>
          </table:table-cell>
          <table:table-cell office:value-type="float" office:value="15205000">
            <text:p>15205000</text:p>
          </table:table-cell>
          <table:table-cell office:value-type="float" office:value="14892000">
            <text:p>14892000</text:p>
          </table:table-cell>
          <table:table-cell office:value-type="float" office:value="15506000">
            <text:p>15506000</text:p>
          </table:table-cell>
          <table:table-cell office:value-type="float" office:value="14396000">
            <text:p>14396000</text:p>
          </table:table-cell>
          <table:table-cell office:value-type="float" office:value="14325000">
            <text:p>14325000</text:p>
          </table:table-cell>
          <table:table-cell office:value-type="float" office:value="14216000">
            <text:p>14216000</text:p>
          </table:table-cell>
          <table:table-cell office:value-type="float" office:value="9927000">
            <text:p>9927000</text:p>
          </table:table-cell>
          <table:table-cell office:value-type="float" office:value="10043000">
            <text:p>10043000</text:p>
          </table:table-cell>
          <table:table-cell office:value-type="float" office:value="12972000">
            <text:p>12972000</text:p>
          </table:table-cell>
          <table:table-cell office:value-type="float" office:value="13470000">
            <text:p>13470000</text:p>
          </table:table-cell>
          <table:table-cell office:value-type="float" office:value="13186000">
            <text:p>13186000</text:p>
          </table:table-cell>
          <table:table-cell office:value-type="float" office:value="14587000">
            <text:p>14587000</text:p>
          </table:table-cell>
          <table:table-cell office:value-type="float" office:value="15172000">
            <text:p>15172000</text:p>
          </table:table-cell>
          <table:table-cell office:value-type="float" office:value="14915000">
            <text:p>14915000</text:p>
          </table:table-cell>
          <table:table-cell office:value-type="float" office:value="15425000">
            <text:p>15425000</text:p>
          </table:table-cell>
          <table:table-cell office:value-type="float" office:value="13780000">
            <text:p>13780000</text:p>
          </table:table-cell>
          <table:table-cell office:value-type="float" office:value="14948000">
            <text:p>14948000</text:p>
          </table:table-cell>
          <table:table-cell office:value-type="float" office:value="15223000">
            <text:p>15223000</text:p>
          </table:table-cell>
          <table:table-cell office:value-type="float" office:value="14595000">
            <text:p>14595000</text:p>
          </table:table-cell>
          <table:table-cell office:value-type="float" office:value="12995000">
            <text:p>12995000</text:p>
          </table:table-cell>
          <table:table-cell office:value-type="float" office:value="13605000">
            <text:p>13605000</text:p>
          </table:table-cell>
          <table:table-cell office:value-type="float" office:value="13894000">
            <text:p>13894000</text:p>
          </table:table-cell>
          <table:table-cell office:value-type="float" office:value="10424000">
            <text:p>10424000</text:p>
          </table:table-cell>
          <table:table-cell office:value-type="float" office:value="15152000">
            <text:p>15152000</text:p>
          </table:table-cell>
          <table:table-cell office:value-type="float" office:value="13286000">
            <text:p>13286000</text:p>
          </table:table-cell>
          <table:table-cell office:value-type="float" office:value="15535000">
            <text:p>15535000</text:p>
          </table:table-cell>
          <table:table-cell office:value-type="float" office:value="15464000">
            <text:p>15464000</text:p>
          </table:table-cell>
          <table:table-cell office:value-type="float" office:value="15233000">
            <text:p>15233000</text:p>
          </table:table-cell>
          <table:table-cell office:value-type="float" office:value="14115000">
            <text:p>14115000</text:p>
          </table:table-cell>
          <table:table-cell office:value-type="float" office:value="14689000">
            <text:p>14689000</text:p>
          </table:table-cell>
          <table:table-cell office:value-type="float" office:value="15384000">
            <text:p>15384000</text:p>
          </table:table-cell>
          <table:table-cell office:value-type="float" office:value="14981000">
            <text:p>14981000</text:p>
          </table:table-cell>
          <table:table-cell office:value-type="float" office:value="15501000">
            <text:p>15501000</text:p>
          </table:table-cell>
          <table:table-cell office:value-type="float" office:value="10244000">
            <text:p>10244000</text:p>
          </table:table-cell>
          <table:table-cell office:value-type="float" office:value="15166000">
            <text:p>15166000</text:p>
          </table:table-cell>
          <table:table-cell office:value-type="float" office:value="14272000">
            <text:p>14272000</text:p>
          </table:table-cell>
          <table:table-cell office:value-type="float" office:value="14290000">
            <text:p>14290000</text:p>
          </table:table-cell>
          <table:table-cell office:value-type="float" office:value="13396000">
            <text:p>13396000</text:p>
          </table:table-cell>
          <table:table-cell office:value-type="float" office:value="15089000">
            <text:p>15089000</text:p>
          </table:table-cell>
          <table:table-cell office:value-type="float" office:value="15281000">
            <text:p>15281000</text:p>
          </table:table-cell>
          <table:table-cell office:value-type="float" office:value="14801000">
            <text:p>14801000</text:p>
          </table:table-cell>
          <table:table-cell office:value-type="float" office:value="13350000">
            <text:p>13350000</text:p>
          </table:table-cell>
          <table:table-cell office:value-type="float" office:value="13595000">
            <text:p>13595000</text:p>
          </table:table-cell>
          <table:table-cell office:value-type="float" office:value="15510000">
            <text:p>15510000</text:p>
          </table:table-cell>
          <table:table-cell office:value-type="float" office:value="15488000">
            <text:p>15488000</text:p>
          </table:table-cell>
          <table:table-cell office:value-type="float" office:value="15622000">
            <text:p>15622000</text:p>
          </table:table-cell>
          <table:table-cell office:value-type="float" office:value="15012000">
            <text:p>15012000</text:p>
          </table:table-cell>
          <table:table-cell office:value-type="float" office:value="15581000">
            <text:p>15581000</text:p>
          </table:table-cell>
          <table:table-cell office:value-type="float" office:value="14237000">
            <text:p>14237000</text:p>
          </table:table-cell>
          <table:table-cell office:value-type="float" office:value="15586000">
            <text:p>15586000</text:p>
          </table:table-cell>
          <table:table-cell office:value-type="float" office:value="15475000">
            <text:p>15475000</text:p>
          </table:table-cell>
          <table:table-cell office:value-type="float" office:value="14923000">
            <text:p>14923000</text:p>
          </table:table-cell>
          <table:table-cell office:value-type="float" office:value="15115000">
            <text:p>15115000</text:p>
          </table:table-cell>
          <table:table-cell office:value-type="float" office:value="14226000">
            <text:p>14226000</text:p>
          </table:table-cell>
          <table:table-cell office:value-type="float" office:value="13606000">
            <text:p>13606000</text:p>
          </table:table-cell>
          <table:table-cell office:value-type="float" office:value="15454000">
            <text:p>15454000</text:p>
          </table:table-cell>
          <table:table-cell office:value-type="float" office:value="14897000">
            <text:p>14897000</text:p>
          </table:table-cell>
          <table:table-cell office:value-type="float" office:value="15379000">
            <text:p>15379000</text:p>
          </table:table-cell>
          <table:table-cell office:value-type="float" office:value="15560000">
            <text:p>15560000</text:p>
          </table:table-cell>
          <table:table-cell office:value-type="float" office:value="15694000">
            <text:p>15694000</text:p>
          </table:table-cell>
          <table:table-cell office:value-type="float" office:value="15559000">
            <text:p>15559000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AVERAGE([.A32:.CV32])" office:value-type="float" office:value="14324770">
            <text:p>14324770</text:p>
          </table:table-cell>
        </table:table-row>
        <table:table-row table:style-name="ro1">
          <table:table-cell office:value-type="float" office:value="10561000">
            <text:p>10561000</text:p>
          </table:table-cell>
          <table:table-cell office:value-type="float" office:value="13924000">
            <text:p>13924000</text:p>
          </table:table-cell>
          <table:table-cell office:value-type="float" office:value="15870000">
            <text:p>15870000</text:p>
          </table:table-cell>
          <table:table-cell office:value-type="float" office:value="14081000">
            <text:p>14081000</text:p>
          </table:table-cell>
          <table:table-cell office:value-type="float" office:value="15741000">
            <text:p>15741000</text:p>
          </table:table-cell>
          <table:table-cell office:value-type="float" office:value="13357000">
            <text:p>13357000</text:p>
          </table:table-cell>
          <table:table-cell office:value-type="float" office:value="15020000">
            <text:p>15020000</text:p>
          </table:table-cell>
          <table:table-cell office:value-type="float" office:value="14824000">
            <text:p>14824000</text:p>
          </table:table-cell>
          <table:table-cell office:value-type="float" office:value="14616000">
            <text:p>14616000</text:p>
          </table:table-cell>
          <table:table-cell office:value-type="float" office:value="15074000">
            <text:p>15074000</text:p>
          </table:table-cell>
          <table:table-cell office:value-type="float" office:value="15535000">
            <text:p>15535000</text:p>
          </table:table-cell>
          <table:table-cell office:value-type="float" office:value="14796000">
            <text:p>14796000</text:p>
          </table:table-cell>
          <table:table-cell office:value-type="float" office:value="15718000">
            <text:p>15718000</text:p>
          </table:table-cell>
          <table:table-cell office:value-type="float" office:value="15543000">
            <text:p>15543000</text:p>
          </table:table-cell>
          <table:table-cell office:value-type="float" office:value="15229000">
            <text:p>15229000</text:p>
          </table:table-cell>
          <table:table-cell office:value-type="float" office:value="15827000">
            <text:p>15827000</text:p>
          </table:table-cell>
          <table:table-cell office:value-type="float" office:value="16049000">
            <text:p>16049000</text:p>
          </table:table-cell>
          <table:table-cell office:value-type="float" office:value="16371000">
            <text:p>16371000</text:p>
          </table:table-cell>
          <table:table-cell office:value-type="float" office:value="14133000">
            <text:p>14133000</text:p>
          </table:table-cell>
          <table:table-cell office:value-type="float" office:value="15592000">
            <text:p>15592000</text:p>
          </table:table-cell>
          <table:table-cell office:value-type="float" office:value="13873000">
            <text:p>13873000</text:p>
          </table:table-cell>
          <table:table-cell office:value-type="float" office:value="13661000">
            <text:p>13661000</text:p>
          </table:table-cell>
          <table:table-cell office:value-type="float" office:value="15794000">
            <text:p>15794000</text:p>
          </table:table-cell>
          <table:table-cell office:value-type="float" office:value="15619000">
            <text:p>15619000</text:p>
          </table:table-cell>
          <table:table-cell office:value-type="float" office:value="13970000">
            <text:p>13970000</text:p>
          </table:table-cell>
          <table:table-cell office:value-type="float" office:value="10609000">
            <text:p>10609000</text:p>
          </table:table-cell>
          <table:table-cell office:value-type="float" office:value="14483000">
            <text:p>14483000</text:p>
          </table:table-cell>
          <table:table-cell office:value-type="float" office:value="15122000">
            <text:p>15122000</text:p>
          </table:table-cell>
          <table:table-cell office:value-type="float" office:value="15779000">
            <text:p>15779000</text:p>
          </table:table-cell>
          <table:table-cell office:value-type="float" office:value="14056000">
            <text:p>14056000</text:p>
          </table:table-cell>
          <table:table-cell office:value-type="float" office:value="15898000">
            <text:p>15898000</text:p>
          </table:table-cell>
          <table:table-cell office:value-type="float" office:value="10568000">
            <text:p>10568000</text:p>
          </table:table-cell>
          <table:table-cell office:value-type="float" office:value="15658000">
            <text:p>15658000</text:p>
          </table:table-cell>
          <table:table-cell office:value-type="float" office:value="15477000">
            <text:p>15477000</text:p>
          </table:table-cell>
          <table:table-cell office:value-type="float" office:value="15223000">
            <text:p>15223000</text:p>
          </table:table-cell>
          <table:table-cell office:value-type="float" office:value="15724000">
            <text:p>15724000</text:p>
          </table:table-cell>
          <table:table-cell office:value-type="float" office:value="16122000">
            <text:p>16122000</text:p>
          </table:table-cell>
          <table:table-cell office:value-type="float" office:value="15843000">
            <text:p>15843000</text:p>
          </table:table-cell>
          <table:table-cell office:value-type="float" office:value="14048000">
            <text:p>14048000</text:p>
          </table:table-cell>
          <table:table-cell office:value-type="float" office:value="15877000">
            <text:p>15877000</text:p>
          </table:table-cell>
          <table:table-cell office:value-type="float" office:value="15586000">
            <text:p>15586000</text:p>
          </table:table-cell>
          <table:table-cell office:value-type="float" office:value="13774000">
            <text:p>13774000</text:p>
          </table:table-cell>
          <table:table-cell office:value-type="float" office:value="15289000">
            <text:p>15289000</text:p>
          </table:table-cell>
          <table:table-cell office:value-type="float" office:value="15501000">
            <text:p>15501000</text:p>
          </table:table-cell>
          <table:table-cell office:value-type="float" office:value="14267000">
            <text:p>14267000</text:p>
          </table:table-cell>
          <table:table-cell office:value-type="float" office:value="14695000">
            <text:p>14695000</text:p>
          </table:table-cell>
          <table:table-cell office:value-type="float" office:value="15413000">
            <text:p>15413000</text:p>
          </table:table-cell>
          <table:table-cell office:value-type="float" office:value="13410000">
            <text:p>13410000</text:p>
          </table:table-cell>
          <table:table-cell office:value-type="float" office:value="10509000">
            <text:p>10509000</text:p>
          </table:table-cell>
          <table:table-cell office:value-type="float" office:value="11341000">
            <text:p>11341000</text:p>
          </table:table-cell>
          <table:table-cell office:value-type="float" office:value="13709000">
            <text:p>13709000</text:p>
          </table:table-cell>
          <table:table-cell office:value-type="float" office:value="16101000">
            <text:p>16101000</text:p>
          </table:table-cell>
          <table:table-cell office:value-type="float" office:value="14700000">
            <text:p>14700000</text:p>
          </table:table-cell>
          <table:table-cell office:value-type="float" office:value="14151000">
            <text:p>14151000</text:p>
          </table:table-cell>
          <table:table-cell office:value-type="float" office:value="15552000">
            <text:p>15552000</text:p>
          </table:table-cell>
          <table:table-cell office:value-type="float" office:value="15674000">
            <text:p>15674000</text:p>
          </table:table-cell>
          <table:table-cell office:value-type="float" office:value="15837000">
            <text:p>15837000</text:p>
          </table:table-cell>
          <table:table-cell office:value-type="float" office:value="15629000">
            <text:p>15629000</text:p>
          </table:table-cell>
          <table:table-cell office:value-type="float" office:value="15538000">
            <text:p>15538000</text:p>
          </table:table-cell>
          <table:table-cell office:value-type="float" office:value="15641000">
            <text:p>15641000</text:p>
          </table:table-cell>
          <table:table-cell office:value-type="float" office:value="13819000">
            <text:p>13819000</text:p>
          </table:table-cell>
          <table:table-cell office:value-type="float" office:value="14868000">
            <text:p>14868000</text:p>
          </table:table-cell>
          <table:table-cell office:value-type="float" office:value="15556000">
            <text:p>15556000</text:p>
          </table:table-cell>
          <table:table-cell office:value-type="float" office:value="15986000">
            <text:p>15986000</text:p>
          </table:table-cell>
          <table:table-cell office:value-type="float" office:value="15685000">
            <text:p>15685000</text:p>
          </table:table-cell>
          <table:table-cell office:value-type="float" office:value="15605000">
            <text:p>15605000</text:p>
          </table:table-cell>
          <table:table-cell office:value-type="float" office:value="15423000">
            <text:p>15423000</text:p>
          </table:table-cell>
          <table:table-cell office:value-type="float" office:value="14426000">
            <text:p>14426000</text:p>
          </table:table-cell>
          <table:table-cell office:value-type="float" office:value="15698000">
            <text:p>15698000</text:p>
          </table:table-cell>
          <table:table-cell office:value-type="float" office:value="15572000">
            <text:p>15572000</text:p>
          </table:table-cell>
          <table:table-cell office:value-type="float" office:value="15561000">
            <text:p>15561000</text:p>
          </table:table-cell>
          <table:table-cell office:value-type="float" office:value="15744000">
            <text:p>15744000</text:p>
          </table:table-cell>
          <table:table-cell office:value-type="float" office:value="14043000">
            <text:p>14043000</text:p>
          </table:table-cell>
          <table:table-cell office:value-type="float" office:value="15292000">
            <text:p>15292000</text:p>
          </table:table-cell>
          <table:table-cell office:value-type="float" office:value="15962000">
            <text:p>15962000</text:p>
          </table:table-cell>
          <table:table-cell office:value-type="float" office:value="15613000">
            <text:p>15613000</text:p>
          </table:table-cell>
          <table:table-cell office:value-type="float" office:value="15607000">
            <text:p>15607000</text:p>
          </table:table-cell>
          <table:table-cell office:value-type="float" office:value="13560000">
            <text:p>13560000</text:p>
          </table:table-cell>
          <table:table-cell office:value-type="float" office:value="15710000">
            <text:p>15710000</text:p>
          </table:table-cell>
          <table:table-cell office:value-type="float" office:value="13904000">
            <text:p>13904000</text:p>
          </table:table-cell>
          <table:table-cell office:value-type="float" office:value="15754000">
            <text:p>15754000</text:p>
          </table:table-cell>
          <table:table-cell office:value-type="float" office:value="15192000">
            <text:p>15192000</text:p>
          </table:table-cell>
          <table:table-cell office:value-type="float" office:value="13651000">
            <text:p>13651000</text:p>
          </table:table-cell>
          <table:table-cell office:value-type="float" office:value="15798000">
            <text:p>15798000</text:p>
          </table:table-cell>
          <table:table-cell office:value-type="float" office:value="15711000">
            <text:p>15711000</text:p>
          </table:table-cell>
          <table:table-cell office:value-type="float" office:value="15076000">
            <text:p>15076000</text:p>
          </table:table-cell>
          <table:table-cell office:value-type="float" office:value="15801000">
            <text:p>15801000</text:p>
          </table:table-cell>
          <table:table-cell office:value-type="float" office:value="13515000">
            <text:p>13515000</text:p>
          </table:table-cell>
          <table:table-cell office:value-type="float" office:value="15072000">
            <text:p>15072000</text:p>
          </table:table-cell>
          <table:table-cell office:value-type="float" office:value="15883000">
            <text:p>15883000</text:p>
          </table:table-cell>
          <table:table-cell office:value-type="float" office:value="13734000">
            <text:p>13734000</text:p>
          </table:table-cell>
          <table:table-cell office:value-type="float" office:value="13577000">
            <text:p>13577000</text:p>
          </table:table-cell>
          <table:table-cell office:value-type="float" office:value="13968000">
            <text:p>13968000</text:p>
          </table:table-cell>
          <table:table-cell office:value-type="float" office:value="15366000">
            <text:p>15366000</text:p>
          </table:table-cell>
          <table:table-cell office:value-type="float" office:value="15487000">
            <text:p>15487000</text:p>
          </table:table-cell>
          <table:table-cell office:value-type="float" office:value="14367000">
            <text:p>14367000</text:p>
          </table:table-cell>
          <table:table-cell office:value-type="float" office:value="15384000">
            <text:p>15384000</text:p>
          </table:table-cell>
          <table:table-cell office:value-type="float" office:value="15655000">
            <text:p>15655000</text:p>
          </table:table-cell>
          <table:table-cell office:value-type="float" office:value="14114000">
            <text:p>14114000</text:p>
          </table:table-cell>
          <table:table-cell office:value-type="float" office:value="15714000">
            <text:p>15714000</text:p>
          </table:table-cell>
          <table:table-cell table:number-columns-repeated="2"/>
          <table:table-cell office:value-type="float" office:value="57">
            <text:p>57</text:p>
          </table:table-cell>
          <table:table-cell table:formula="of:=AVERAGE([.A33:.CV33])" office:value-type="float" office:value="14860350">
            <text:p>14860350</text:p>
          </table:table-cell>
        </table:table-row>
        <table:table-row table:style-name="ro1">
          <table:table-cell office:value-type="float" office:value="15590000">
            <text:p>15590000</text:p>
          </table:table-cell>
          <table:table-cell office:value-type="float" office:value="15422000">
            <text:p>15422000</text:p>
          </table:table-cell>
          <table:table-cell office:value-type="float" office:value="14771000">
            <text:p>14771000</text:p>
          </table:table-cell>
          <table:table-cell office:value-type="float" office:value="15667000">
            <text:p>15667000</text:p>
          </table:table-cell>
          <table:table-cell office:value-type="float" office:value="15802000">
            <text:p>15802000</text:p>
          </table:table-cell>
          <table:table-cell office:value-type="float" office:value="15883000">
            <text:p>15883000</text:p>
          </table:table-cell>
          <table:table-cell office:value-type="float" office:value="15775000">
            <text:p>15775000</text:p>
          </table:table-cell>
          <table:table-cell office:value-type="float" office:value="15776000">
            <text:p>15776000</text:p>
          </table:table-cell>
          <table:table-cell office:value-type="float" office:value="15846000">
            <text:p>15846000</text:p>
          </table:table-cell>
          <table:table-cell office:value-type="float" office:value="14239000">
            <text:p>14239000</text:p>
          </table:table-cell>
          <table:table-cell office:value-type="float" office:value="14550000">
            <text:p>14550000</text:p>
          </table:table-cell>
          <table:table-cell office:value-type="float" office:value="14003000">
            <text:p>14003000</text:p>
          </table:table-cell>
          <table:table-cell office:value-type="float" office:value="16288000">
            <text:p>16288000</text:p>
          </table:table-cell>
          <table:table-cell office:value-type="float" office:value="15494000">
            <text:p>15494000</text:p>
          </table:table-cell>
          <table:table-cell office:value-type="float" office:value="14800000">
            <text:p>14800000</text:p>
          </table:table-cell>
          <table:table-cell office:value-type="float" office:value="14842000">
            <text:p>14842000</text:p>
          </table:table-cell>
          <table:table-cell office:value-type="float" office:value="13504000">
            <text:p>13504000</text:p>
          </table:table-cell>
          <table:table-cell office:value-type="float" office:value="13342000">
            <text:p>13342000</text:p>
          </table:table-cell>
          <table:table-cell office:value-type="float" office:value="16011000">
            <text:p>16011000</text:p>
          </table:table-cell>
          <table:table-cell office:value-type="float" office:value="16180000">
            <text:p>16180000</text:p>
          </table:table-cell>
          <table:table-cell office:value-type="float" office:value="15643000">
            <text:p>15643000</text:p>
          </table:table-cell>
          <table:table-cell office:value-type="float" office:value="16062000">
            <text:p>16062000</text:p>
          </table:table-cell>
          <table:table-cell office:value-type="float" office:value="16206000">
            <text:p>16206000</text:p>
          </table:table-cell>
          <table:table-cell office:value-type="float" office:value="15543000">
            <text:p>15543000</text:p>
          </table:table-cell>
          <table:table-cell office:value-type="float" office:value="14887000">
            <text:p>14887000</text:p>
          </table:table-cell>
          <table:table-cell office:value-type="float" office:value="13648000">
            <text:p>13648000</text:p>
          </table:table-cell>
          <table:table-cell office:value-type="float" office:value="14618000">
            <text:p>14618000</text:p>
          </table:table-cell>
          <table:table-cell office:value-type="float" office:value="14899000">
            <text:p>14899000</text:p>
          </table:table-cell>
          <table:table-cell office:value-type="float" office:value="14650000">
            <text:p>14650000</text:p>
          </table:table-cell>
          <table:table-cell office:value-type="float" office:value="15730000">
            <text:p>15730000</text:p>
          </table:table-cell>
          <table:table-cell office:value-type="float" office:value="10595000">
            <text:p>10595000</text:p>
          </table:table-cell>
          <table:table-cell office:value-type="float" office:value="15764000">
            <text:p>15764000</text:p>
          </table:table-cell>
          <table:table-cell office:value-type="float" office:value="15956000">
            <text:p>15956000</text:p>
          </table:table-cell>
          <table:table-cell office:value-type="float" office:value="15035000">
            <text:p>15035000</text:p>
          </table:table-cell>
          <table:table-cell office:value-type="float" office:value="14850000">
            <text:p>14850000</text:p>
          </table:table-cell>
          <table:table-cell office:value-type="float" office:value="13896000">
            <text:p>13896000</text:p>
          </table:table-cell>
          <table:table-cell office:value-type="float" office:value="13733000">
            <text:p>13733000</text:p>
          </table:table-cell>
          <table:table-cell office:value-type="float" office:value="15711000">
            <text:p>15711000</text:p>
          </table:table-cell>
          <table:table-cell office:value-type="float" office:value="16007000">
            <text:p>16007000</text:p>
          </table:table-cell>
          <table:table-cell office:value-type="float" office:value="15434000">
            <text:p>15434000</text:p>
          </table:table-cell>
          <table:table-cell office:value-type="float" office:value="13779000">
            <text:p>13779000</text:p>
          </table:table-cell>
          <table:table-cell office:value-type="float" office:value="15696000">
            <text:p>15696000</text:p>
          </table:table-cell>
          <table:table-cell office:value-type="float" office:value="15652000">
            <text:p>15652000</text:p>
          </table:table-cell>
          <table:table-cell office:value-type="float" office:value="14107000">
            <text:p>14107000</text:p>
          </table:table-cell>
          <table:table-cell office:value-type="float" office:value="13902000">
            <text:p>13902000</text:p>
          </table:table-cell>
          <table:table-cell office:value-type="float" office:value="15137000">
            <text:p>15137000</text:p>
          </table:table-cell>
          <table:table-cell office:value-type="float" office:value="15171000">
            <text:p>15171000</text:p>
          </table:table-cell>
          <table:table-cell office:value-type="float" office:value="16198000">
            <text:p>16198000</text:p>
          </table:table-cell>
          <table:table-cell office:value-type="float" office:value="16142000">
            <text:p>16142000</text:p>
          </table:table-cell>
          <table:table-cell office:value-type="float" office:value="15838000">
            <text:p>15838000</text:p>
          </table:table-cell>
          <table:table-cell office:value-type="float" office:value="15659000">
            <text:p>15659000</text:p>
          </table:table-cell>
          <table:table-cell office:value-type="float" office:value="15997000">
            <text:p>15997000</text:p>
          </table:table-cell>
          <table:table-cell office:value-type="float" office:value="15833000">
            <text:p>15833000</text:p>
          </table:table-cell>
          <table:table-cell office:value-type="float" office:value="15212000">
            <text:p>15212000</text:p>
          </table:table-cell>
          <table:table-cell office:value-type="float" office:value="15720000">
            <text:p>15720000</text:p>
          </table:table-cell>
          <table:table-cell office:value-type="float" office:value="15020000">
            <text:p>15020000</text:p>
          </table:table-cell>
          <table:table-cell office:value-type="float" office:value="15046000">
            <text:p>15046000</text:p>
          </table:table-cell>
          <table:table-cell office:value-type="float" office:value="15520000">
            <text:p>15520000</text:p>
          </table:table-cell>
          <table:table-cell office:value-type="float" office:value="15370000">
            <text:p>15370000</text:p>
          </table:table-cell>
          <table:table-cell office:value-type="float" office:value="13822000">
            <text:p>13822000</text:p>
          </table:table-cell>
          <table:table-cell office:value-type="float" office:value="10362000">
            <text:p>10362000</text:p>
          </table:table-cell>
          <table:table-cell office:value-type="float" office:value="14759000">
            <text:p>14759000</text:p>
          </table:table-cell>
          <table:table-cell office:value-type="float" office:value="15769000">
            <text:p>15769000</text:p>
          </table:table-cell>
          <table:table-cell office:value-type="float" office:value="16096000">
            <text:p>16096000</text:p>
          </table:table-cell>
          <table:table-cell office:value-type="float" office:value="16029000">
            <text:p>16029000</text:p>
          </table:table-cell>
          <table:table-cell office:value-type="float" office:value="15744000">
            <text:p>15744000</text:p>
          </table:table-cell>
          <table:table-cell office:value-type="float" office:value="15847000">
            <text:p>15847000</text:p>
          </table:table-cell>
          <table:table-cell office:value-type="float" office:value="13163000">
            <text:p>13163000</text:p>
          </table:table-cell>
          <table:table-cell office:value-type="float" office:value="15513000">
            <text:p>15513000</text:p>
          </table:table-cell>
          <table:table-cell office:value-type="float" office:value="13251000">
            <text:p>13251000</text:p>
          </table:table-cell>
          <table:table-cell table:number-columns-repeated="2" office:value-type="float" office:value="15586000">
            <text:p>15586000</text:p>
          </table:table-cell>
          <table:table-cell office:value-type="float" office:value="13202000">
            <text:p>13202000</text:p>
          </table:table-cell>
          <table:table-cell office:value-type="float" office:value="15456000">
            <text:p>15456000</text:p>
          </table:table-cell>
          <table:table-cell office:value-type="float" office:value="13568000">
            <text:p>13568000</text:p>
          </table:table-cell>
          <table:table-cell office:value-type="float" office:value="15512000">
            <text:p>15512000</text:p>
          </table:table-cell>
          <table:table-cell office:value-type="float" office:value="13630000">
            <text:p>13630000</text:p>
          </table:table-cell>
          <table:table-cell office:value-type="float" office:value="15613000">
            <text:p>15613000</text:p>
          </table:table-cell>
          <table:table-cell office:value-type="float" office:value="15739000">
            <text:p>15739000</text:p>
          </table:table-cell>
          <table:table-cell office:value-type="float" office:value="13958000">
            <text:p>13958000</text:p>
          </table:table-cell>
          <table:table-cell office:value-type="float" office:value="15752000">
            <text:p>15752000</text:p>
          </table:table-cell>
          <table:table-cell office:value-type="float" office:value="16234000">
            <text:p>16234000</text:p>
          </table:table-cell>
          <table:table-cell office:value-type="float" office:value="15973000">
            <text:p>15973000</text:p>
          </table:table-cell>
          <table:table-cell office:value-type="float" office:value="14167000">
            <text:p>14167000</text:p>
          </table:table-cell>
          <table:table-cell office:value-type="float" office:value="15532000">
            <text:p>15532000</text:p>
          </table:table-cell>
          <table:table-cell office:value-type="float" office:value="13642000">
            <text:p>13642000</text:p>
          </table:table-cell>
          <table:table-cell office:value-type="float" office:value="14433000">
            <text:p>14433000</text:p>
          </table:table-cell>
          <table:table-cell office:value-type="float" office:value="15872000">
            <text:p>15872000</text:p>
          </table:table-cell>
          <table:table-cell office:value-type="float" office:value="13767000">
            <text:p>13767000</text:p>
          </table:table-cell>
          <table:table-cell office:value-type="float" office:value="15771000">
            <text:p>15771000</text:p>
          </table:table-cell>
          <table:table-cell office:value-type="float" office:value="14133000">
            <text:p>14133000</text:p>
          </table:table-cell>
          <table:table-cell office:value-type="float" office:value="15560000">
            <text:p>15560000</text:p>
          </table:table-cell>
          <table:table-cell office:value-type="float" office:value="16021000">
            <text:p>16021000</text:p>
          </table:table-cell>
          <table:table-cell office:value-type="float" office:value="14587000">
            <text:p>14587000</text:p>
          </table:table-cell>
          <table:table-cell office:value-type="float" office:value="16194000">
            <text:p>16194000</text:p>
          </table:table-cell>
          <table:table-cell office:value-type="float" office:value="15970000">
            <text:p>15970000</text:p>
          </table:table-cell>
          <table:table-cell office:value-type="float" office:value="15915000">
            <text:p>15915000</text:p>
          </table:table-cell>
          <table:table-cell office:value-type="float" office:value="15756000">
            <text:p>15756000</text:p>
          </table:table-cell>
          <table:table-cell office:value-type="float" office:value="15989000">
            <text:p>15989000</text:p>
          </table:table-cell>
          <table:table-cell office:value-type="float" office:value="15471000">
            <text:p>15471000</text:p>
          </table:table-cell>
          <table:table-cell table:number-columns-repeated="2"/>
          <table:table-cell office:value-type="float" office:value="58">
            <text:p>58</text:p>
          </table:table-cell>
          <table:table-cell table:formula="of:=AVERAGE([.A34:.CV34])" office:value-type="float" office:value="15085950">
            <text:p>15085950</text:p>
          </table:table-cell>
        </table:table-row>
        <table:table-row table:style-name="ro1">
          <table:table-cell office:value-type="float" office:value="16371000">
            <text:p>16371000</text:p>
          </table:table-cell>
          <table:table-cell office:value-type="float" office:value="10981000">
            <text:p>10981000</text:p>
          </table:table-cell>
          <table:table-cell office:value-type="float" office:value="14782000">
            <text:p>14782000</text:p>
          </table:table-cell>
          <table:table-cell office:value-type="float" office:value="16342000">
            <text:p>16342000</text:p>
          </table:table-cell>
          <table:table-cell office:value-type="float" office:value="14311000">
            <text:p>14311000</text:p>
          </table:table-cell>
          <table:table-cell office:value-type="float" office:value="16130000">
            <text:p>16130000</text:p>
          </table:table-cell>
          <table:table-cell office:value-type="float" office:value="15936000">
            <text:p>15936000</text:p>
          </table:table-cell>
          <table:table-cell office:value-type="float" office:value="15578000">
            <text:p>15578000</text:p>
          </table:table-cell>
          <table:table-cell office:value-type="float" office:value="13721000">
            <text:p>13721000</text:p>
          </table:table-cell>
          <table:table-cell office:value-type="float" office:value="16291000">
            <text:p>16291000</text:p>
          </table:table-cell>
          <table:table-cell office:value-type="float" office:value="16067000">
            <text:p>16067000</text:p>
          </table:table-cell>
          <table:table-cell office:value-type="float" office:value="16300000">
            <text:p>16300000</text:p>
          </table:table-cell>
          <table:table-cell office:value-type="float" office:value="14671000">
            <text:p>14671000</text:p>
          </table:table-cell>
          <table:table-cell office:value-type="float" office:value="14325000">
            <text:p>14325000</text:p>
          </table:table-cell>
          <table:table-cell office:value-type="float" office:value="16423000">
            <text:p>16423000</text:p>
          </table:table-cell>
          <table:table-cell office:value-type="float" office:value="14669000">
            <text:p>14669000</text:p>
          </table:table-cell>
          <table:table-cell office:value-type="float" office:value="15134000">
            <text:p>15134000</text:p>
          </table:table-cell>
          <table:table-cell office:value-type="float" office:value="14001000">
            <text:p>14001000</text:p>
          </table:table-cell>
          <table:table-cell office:value-type="float" office:value="15636000">
            <text:p>15636000</text:p>
          </table:table-cell>
          <table:table-cell office:value-type="float" office:value="14985000">
            <text:p>14985000</text:p>
          </table:table-cell>
          <table:table-cell office:value-type="float" office:value="16334000">
            <text:p>16334000</text:p>
          </table:table-cell>
          <table:table-cell office:value-type="float" office:value="16006000">
            <text:p>16006000</text:p>
          </table:table-cell>
          <table:table-cell office:value-type="float" office:value="15038000">
            <text:p>15038000</text:p>
          </table:table-cell>
          <table:table-cell office:value-type="float" office:value="13803000">
            <text:p>13803000</text:p>
          </table:table-cell>
          <table:table-cell office:value-type="float" office:value="16431000">
            <text:p>16431000</text:p>
          </table:table-cell>
          <table:table-cell office:value-type="float" office:value="15508000">
            <text:p>15508000</text:p>
          </table:table-cell>
          <table:table-cell office:value-type="float" office:value="14792000">
            <text:p>14792000</text:p>
          </table:table-cell>
          <table:table-cell office:value-type="float" office:value="16031000">
            <text:p>16031000</text:p>
          </table:table-cell>
          <table:table-cell office:value-type="float" office:value="16237000">
            <text:p>16237000</text:p>
          </table:table-cell>
          <table:table-cell office:value-type="float" office:value="16393000">
            <text:p>16393000</text:p>
          </table:table-cell>
          <table:table-cell office:value-type="float" office:value="16218000">
            <text:p>16218000</text:p>
          </table:table-cell>
          <table:table-cell office:value-type="float" office:value="15664000">
            <text:p>15664000</text:p>
          </table:table-cell>
          <table:table-cell office:value-type="float" office:value="14675000">
            <text:p>14675000</text:p>
          </table:table-cell>
          <table:table-cell office:value-type="float" office:value="15372000">
            <text:p>15372000</text:p>
          </table:table-cell>
          <table:table-cell office:value-type="float" office:value="14351000">
            <text:p>14351000</text:p>
          </table:table-cell>
          <table:table-cell office:value-type="float" office:value="15129000">
            <text:p>15129000</text:p>
          </table:table-cell>
          <table:table-cell office:value-type="float" office:value="14969000">
            <text:p>14969000</text:p>
          </table:table-cell>
          <table:table-cell office:value-type="float" office:value="13656000">
            <text:p>13656000</text:p>
          </table:table-cell>
          <table:table-cell office:value-type="float" office:value="14796000">
            <text:p>14796000</text:p>
          </table:table-cell>
          <table:table-cell office:value-type="float" office:value="16238000">
            <text:p>16238000</text:p>
          </table:table-cell>
          <table:table-cell office:value-type="float" office:value="14184000">
            <text:p>14184000</text:p>
          </table:table-cell>
          <table:table-cell office:value-type="float" office:value="15270000">
            <text:p>15270000</text:p>
          </table:table-cell>
          <table:table-cell office:value-type="float" office:value="14504000">
            <text:p>14504000</text:p>
          </table:table-cell>
          <table:table-cell office:value-type="float" office:value="16328000">
            <text:p>16328000</text:p>
          </table:table-cell>
          <table:table-cell office:value-type="float" office:value="16226000">
            <text:p>16226000</text:p>
          </table:table-cell>
          <table:table-cell office:value-type="float" office:value="15464000">
            <text:p>15464000</text:p>
          </table:table-cell>
          <table:table-cell office:value-type="float" office:value="16371000">
            <text:p>16371000</text:p>
          </table:table-cell>
          <table:table-cell office:value-type="float" office:value="16524000">
            <text:p>16524000</text:p>
          </table:table-cell>
          <table:table-cell office:value-type="float" office:value="16567000">
            <text:p>16567000</text:p>
          </table:table-cell>
          <table:table-cell office:value-type="float" office:value="14334000">
            <text:p>14334000</text:p>
          </table:table-cell>
          <table:table-cell office:value-type="float" office:value="16472000">
            <text:p>16472000</text:p>
          </table:table-cell>
          <table:table-cell office:value-type="float" office:value="14434000">
            <text:p>14434000</text:p>
          </table:table-cell>
          <table:table-cell office:value-type="float" office:value="15580000">
            <text:p>15580000</text:p>
          </table:table-cell>
          <table:table-cell office:value-type="float" office:value="14308000">
            <text:p>14308000</text:p>
          </table:table-cell>
          <table:table-cell office:value-type="float" office:value="10969000">
            <text:p>10969000</text:p>
          </table:table-cell>
          <table:table-cell office:value-type="float" office:value="14831000">
            <text:p>14831000</text:p>
          </table:table-cell>
          <table:table-cell office:value-type="float" office:value="16479000">
            <text:p>16479000</text:p>
          </table:table-cell>
          <table:table-cell office:value-type="float" office:value="14521000">
            <text:p>14521000</text:p>
          </table:table-cell>
          <table:table-cell office:value-type="float" office:value="16560000">
            <text:p>16560000</text:p>
          </table:table-cell>
          <table:table-cell office:value-type="float" office:value="13979000">
            <text:p>13979000</text:p>
          </table:table-cell>
          <table:table-cell office:value-type="float" office:value="15084000">
            <text:p>15084000</text:p>
          </table:table-cell>
          <table:table-cell office:value-type="float" office:value="15725000">
            <text:p>15725000</text:p>
          </table:table-cell>
          <table:table-cell office:value-type="float" office:value="16642000">
            <text:p>16642000</text:p>
          </table:table-cell>
          <table:table-cell office:value-type="float" office:value="16117000">
            <text:p>16117000</text:p>
          </table:table-cell>
          <table:table-cell office:value-type="float" office:value="15199000">
            <text:p>15199000</text:p>
          </table:table-cell>
          <table:table-cell office:value-type="float" office:value="14563000">
            <text:p>14563000</text:p>
          </table:table-cell>
          <table:table-cell office:value-type="float" office:value="13876000">
            <text:p>13876000</text:p>
          </table:table-cell>
          <table:table-cell office:value-type="float" office:value="14497000">
            <text:p>14497000</text:p>
          </table:table-cell>
          <table:table-cell office:value-type="float" office:value="16223000">
            <text:p>16223000</text:p>
          </table:table-cell>
          <table:table-cell office:value-type="float" office:value="14832000">
            <text:p>14832000</text:p>
          </table:table-cell>
          <table:table-cell office:value-type="float" office:value="14623000">
            <text:p>14623000</text:p>
          </table:table-cell>
          <table:table-cell office:value-type="float" office:value="14863000">
            <text:p>14863000</text:p>
          </table:table-cell>
          <table:table-cell office:value-type="float" office:value="14049000">
            <text:p>14049000</text:p>
          </table:table-cell>
          <table:table-cell office:value-type="float" office:value="14029000">
            <text:p>14029000</text:p>
          </table:table-cell>
          <table:table-cell office:value-type="float" office:value="16329000">
            <text:p>16329000</text:p>
          </table:table-cell>
          <table:table-cell office:value-type="float" office:value="16075000">
            <text:p>16075000</text:p>
          </table:table-cell>
          <table:table-cell office:value-type="float" office:value="16160000">
            <text:p>16160000</text:p>
          </table:table-cell>
          <table:table-cell office:value-type="float" office:value="14335000">
            <text:p>14335000</text:p>
          </table:table-cell>
          <table:table-cell office:value-type="float" office:value="16370000">
            <text:p>16370000</text:p>
          </table:table-cell>
          <table:table-cell office:value-type="float" office:value="13749000">
            <text:p>13749000</text:p>
          </table:table-cell>
          <table:table-cell office:value-type="float" office:value="16170000">
            <text:p>16170000</text:p>
          </table:table-cell>
          <table:table-cell office:value-type="float" office:value="14104000">
            <text:p>14104000</text:p>
          </table:table-cell>
          <table:table-cell office:value-type="float" office:value="15446000">
            <text:p>15446000</text:p>
          </table:table-cell>
          <table:table-cell office:value-type="float" office:value="14016000">
            <text:p>14016000</text:p>
          </table:table-cell>
          <table:table-cell office:value-type="float" office:value="15023000">
            <text:p>15023000</text:p>
          </table:table-cell>
          <table:table-cell office:value-type="float" office:value="14965000">
            <text:p>14965000</text:p>
          </table:table-cell>
          <table:table-cell office:value-type="float" office:value="14288000">
            <text:p>14288000</text:p>
          </table:table-cell>
          <table:table-cell office:value-type="float" office:value="16510000">
            <text:p>16510000</text:p>
          </table:table-cell>
          <table:table-cell office:value-type="float" office:value="15735000">
            <text:p>15735000</text:p>
          </table:table-cell>
          <table:table-cell office:value-type="float" office:value="16738000">
            <text:p>16738000</text:p>
          </table:table-cell>
          <table:table-cell office:value-type="float" office:value="15303000">
            <text:p>15303000</text:p>
          </table:table-cell>
          <table:table-cell office:value-type="float" office:value="14050000">
            <text:p>14050000</text:p>
          </table:table-cell>
          <table:table-cell office:value-type="float" office:value="16488000">
            <text:p>16488000</text:p>
          </table:table-cell>
          <table:table-cell office:value-type="float" office:value="16544000">
            <text:p>16544000</text:p>
          </table:table-cell>
          <table:table-cell office:value-type="float" office:value="15294000">
            <text:p>15294000</text:p>
          </table:table-cell>
          <table:table-cell office:value-type="float" office:value="14119000">
            <text:p>14119000</text:p>
          </table:table-cell>
          <table:table-cell office:value-type="float" office:value="16358000">
            <text:p>16358000</text:p>
          </table:table-cell>
          <table:table-cell office:value-type="float" office:value="15164000">
            <text:p>15164000</text:p>
          </table:table-cell>
          <table:table-cell office:value-type="float" office:value="16350000">
            <text:p>16350000</text:p>
          </table:table-cell>
          <table:table-cell office:value-type="float" office:value="16105000">
            <text:p>16105000</text:p>
          </table:table-cell>
          <table:table-cell table:number-columns-repeated="2"/>
          <table:table-cell office:value-type="float" office:value="59">
            <text:p>59</text:p>
          </table:table-cell>
          <table:table-cell table:formula="of:=AVERAGE([.A35:.CV35])" office:value-type="float" office:value="15263100">
            <text:p>15263100</text:p>
          </table:table-cell>
        </table:table-row>
        <table:table-row table:style-name="ro1">
          <table:table-cell office:value-type="float" office:value="17043000">
            <text:p>17043000</text:p>
          </table:table-cell>
          <table:table-cell office:value-type="float" office:value="16975000">
            <text:p>16975000</text:p>
          </table:table-cell>
          <table:table-cell office:value-type="float" office:value="17121000">
            <text:p>17121000</text:p>
          </table:table-cell>
          <table:table-cell office:value-type="float" office:value="16792000">
            <text:p>16792000</text:p>
          </table:table-cell>
          <table:table-cell office:value-type="float" office:value="15641000">
            <text:p>15641000</text:p>
          </table:table-cell>
          <table:table-cell office:value-type="float" office:value="11156000">
            <text:p>11156000</text:p>
          </table:table-cell>
          <table:table-cell office:value-type="float" office:value="14714000">
            <text:p>14714000</text:p>
          </table:table-cell>
          <table:table-cell office:value-type="float" office:value="11021000">
            <text:p>11021000</text:p>
          </table:table-cell>
          <table:table-cell office:value-type="float" office:value="11063000">
            <text:p>11063000</text:p>
          </table:table-cell>
          <table:table-cell office:value-type="float" office:value="16657000">
            <text:p>16657000</text:p>
          </table:table-cell>
          <table:table-cell office:value-type="float" office:value="16077000">
            <text:p>16077000</text:p>
          </table:table-cell>
          <table:table-cell office:value-type="float" office:value="15545000">
            <text:p>15545000</text:p>
          </table:table-cell>
          <table:table-cell office:value-type="float" office:value="16561000">
            <text:p>16561000</text:p>
          </table:table-cell>
          <table:table-cell office:value-type="float" office:value="16442000">
            <text:p>16442000</text:p>
          </table:table-cell>
          <table:table-cell office:value-type="float" office:value="14529000">
            <text:p>14529000</text:p>
          </table:table-cell>
          <table:table-cell office:value-type="float" office:value="16226000">
            <text:p>16226000</text:p>
          </table:table-cell>
          <table:table-cell office:value-type="float" office:value="17105000">
            <text:p>17105000</text:p>
          </table:table-cell>
          <table:table-cell office:value-type="float" office:value="17079000">
            <text:p>17079000</text:p>
          </table:table-cell>
          <table:table-cell office:value-type="float" office:value="16601000">
            <text:p>16601000</text:p>
          </table:table-cell>
          <table:table-cell office:value-type="float" office:value="15611000">
            <text:p>15611000</text:p>
          </table:table-cell>
          <table:table-cell office:value-type="float" office:value="14416000">
            <text:p>14416000</text:p>
          </table:table-cell>
          <table:table-cell office:value-type="float" office:value="16592000">
            <text:p>16592000</text:p>
          </table:table-cell>
          <table:table-cell office:value-type="float" office:value="14878000">
            <text:p>14878000</text:p>
          </table:table-cell>
          <table:table-cell office:value-type="float" office:value="16480000">
            <text:p>16480000</text:p>
          </table:table-cell>
          <table:table-cell office:value-type="float" office:value="11157000">
            <text:p>11157000</text:p>
          </table:table-cell>
          <table:table-cell office:value-type="float" office:value="16460000">
            <text:p>16460000</text:p>
          </table:table-cell>
          <table:table-cell office:value-type="float" office:value="15938000">
            <text:p>15938000</text:p>
          </table:table-cell>
          <table:table-cell office:value-type="float" office:value="11047000">
            <text:p>11047000</text:p>
          </table:table-cell>
          <table:table-cell office:value-type="float" office:value="14148000">
            <text:p>14148000</text:p>
          </table:table-cell>
          <table:table-cell office:value-type="float" office:value="16253000">
            <text:p>16253000</text:p>
          </table:table-cell>
          <table:table-cell office:value-type="float" office:value="14924000">
            <text:p>14924000</text:p>
          </table:table-cell>
          <table:table-cell office:value-type="float" office:value="16069000">
            <text:p>16069000</text:p>
          </table:table-cell>
          <table:table-cell office:value-type="float" office:value="16045000">
            <text:p>16045000</text:p>
          </table:table-cell>
          <table:table-cell office:value-type="float" office:value="13776000">
            <text:p>13776000</text:p>
          </table:table-cell>
          <table:table-cell office:value-type="float" office:value="14117000">
            <text:p>14117000</text:p>
          </table:table-cell>
          <table:table-cell office:value-type="float" office:value="16422000">
            <text:p>16422000</text:p>
          </table:table-cell>
          <table:table-cell office:value-type="float" office:value="12936000">
            <text:p>12936000</text:p>
          </table:table-cell>
          <table:table-cell office:value-type="float" office:value="14527000">
            <text:p>14527000</text:p>
          </table:table-cell>
          <table:table-cell office:value-type="float" office:value="11003000">
            <text:p>11003000</text:p>
          </table:table-cell>
          <table:table-cell office:value-type="float" office:value="14292000">
            <text:p>14292000</text:p>
          </table:table-cell>
          <table:table-cell office:value-type="float" office:value="14134000">
            <text:p>14134000</text:p>
          </table:table-cell>
          <table:table-cell office:value-type="float" office:value="16886000">
            <text:p>16886000</text:p>
          </table:table-cell>
          <table:table-cell office:value-type="float" office:value="16747000">
            <text:p>16747000</text:p>
          </table:table-cell>
          <table:table-cell office:value-type="float" office:value="16944000">
            <text:p>16944000</text:p>
          </table:table-cell>
          <table:table-cell office:value-type="float" office:value="16614000">
            <text:p>16614000</text:p>
          </table:table-cell>
          <table:table-cell office:value-type="float" office:value="16908000">
            <text:p>16908000</text:p>
          </table:table-cell>
          <table:table-cell office:value-type="float" office:value="15689000">
            <text:p>15689000</text:p>
          </table:table-cell>
          <table:table-cell office:value-type="float" office:value="11085000">
            <text:p>11085000</text:p>
          </table:table-cell>
          <table:table-cell office:value-type="float" office:value="16539000">
            <text:p>16539000</text:p>
          </table:table-cell>
          <table:table-cell office:value-type="float" office:value="14363000">
            <text:p>14363000</text:p>
          </table:table-cell>
          <table:table-cell office:value-type="float" office:value="16749000">
            <text:p>16749000</text:p>
          </table:table-cell>
          <table:table-cell office:value-type="float" office:value="14974000">
            <text:p>14974000</text:p>
          </table:table-cell>
          <table:table-cell office:value-type="float" office:value="16130000">
            <text:p>16130000</text:p>
          </table:table-cell>
          <table:table-cell office:value-type="float" office:value="16060000">
            <text:p>16060000</text:p>
          </table:table-cell>
          <table:table-cell office:value-type="float" office:value="16125000">
            <text:p>16125000</text:p>
          </table:table-cell>
          <table:table-cell office:value-type="float" office:value="16169000">
            <text:p>16169000</text:p>
          </table:table-cell>
          <table:table-cell office:value-type="float" office:value="16154000">
            <text:p>16154000</text:p>
          </table:table-cell>
          <table:table-cell office:value-type="float" office:value="16207000">
            <text:p>16207000</text:p>
          </table:table-cell>
          <table:table-cell office:value-type="float" office:value="16351000">
            <text:p>16351000</text:p>
          </table:table-cell>
          <table:table-cell office:value-type="float" office:value="15687000">
            <text:p>15687000</text:p>
          </table:table-cell>
          <table:table-cell office:value-type="float" office:value="16098000">
            <text:p>16098000</text:p>
          </table:table-cell>
          <table:table-cell office:value-type="float" office:value="16130000">
            <text:p>16130000</text:p>
          </table:table-cell>
          <table:table-cell office:value-type="float" office:value="15852000">
            <text:p>15852000</text:p>
          </table:table-cell>
          <table:table-cell office:value-type="float" office:value="13835000">
            <text:p>13835000</text:p>
          </table:table-cell>
          <table:table-cell office:value-type="float" office:value="13883000">
            <text:p>13883000</text:p>
          </table:table-cell>
          <table:table-cell office:value-type="float" office:value="16441000">
            <text:p>16441000</text:p>
          </table:table-cell>
          <table:table-cell office:value-type="float" office:value="13889000">
            <text:p>13889000</text:p>
          </table:table-cell>
          <table:table-cell office:value-type="float" office:value="16842000">
            <text:p>16842000</text:p>
          </table:table-cell>
          <table:table-cell office:value-type="float" office:value="16458000">
            <text:p>16458000</text:p>
          </table:table-cell>
          <table:table-cell office:value-type="float" office:value="15072000">
            <text:p>15072000</text:p>
          </table:table-cell>
          <table:table-cell office:value-type="float" office:value="16267000">
            <text:p>16267000</text:p>
          </table:table-cell>
          <table:table-cell office:value-type="float" office:value="16272000">
            <text:p>16272000</text:p>
          </table:table-cell>
          <table:table-cell office:value-type="float" office:value="14657000">
            <text:p>14657000</text:p>
          </table:table-cell>
          <table:table-cell office:value-type="float" office:value="15553000">
            <text:p>15553000</text:p>
          </table:table-cell>
          <table:table-cell office:value-type="float" office:value="14475000">
            <text:p>14475000</text:p>
          </table:table-cell>
          <table:table-cell office:value-type="float" office:value="16763000">
            <text:p>16763000</text:p>
          </table:table-cell>
          <table:table-cell office:value-type="float" office:value="16371000">
            <text:p>16371000</text:p>
          </table:table-cell>
          <table:table-cell office:value-type="float" office:value="14841000">
            <text:p>14841000</text:p>
          </table:table-cell>
          <table:table-cell office:value-type="float" office:value="16740000">
            <text:p>16740000</text:p>
          </table:table-cell>
          <table:table-cell office:value-type="float" office:value="14085000">
            <text:p>14085000</text:p>
          </table:table-cell>
          <table:table-cell office:value-type="float" office:value="11017000">
            <text:p>11017000</text:p>
          </table:table-cell>
          <table:table-cell office:value-type="float" office:value="16407000">
            <text:p>16407000</text:p>
          </table:table-cell>
          <table:table-cell office:value-type="float" office:value="16494000">
            <text:p>16494000</text:p>
          </table:table-cell>
          <table:table-cell office:value-type="float" office:value="16365000">
            <text:p>16365000</text:p>
          </table:table-cell>
          <table:table-cell office:value-type="float" office:value="13937000">
            <text:p>13937000</text:p>
          </table:table-cell>
          <table:table-cell office:value-type="float" office:value="16304000">
            <text:p>16304000</text:p>
          </table:table-cell>
          <table:table-cell office:value-type="float" office:value="16495000">
            <text:p>16495000</text:p>
          </table:table-cell>
          <table:table-cell office:value-type="float" office:value="15267000">
            <text:p>15267000</text:p>
          </table:table-cell>
          <table:table-cell office:value-type="float" office:value="14249000">
            <text:p>14249000</text:p>
          </table:table-cell>
          <table:table-cell office:value-type="float" office:value="16283000">
            <text:p>16283000</text:p>
          </table:table-cell>
          <table:table-cell office:value-type="float" office:value="16395000">
            <text:p>16395000</text:p>
          </table:table-cell>
          <table:table-cell office:value-type="float" office:value="15573000">
            <text:p>15573000</text:p>
          </table:table-cell>
          <table:table-cell office:value-type="float" office:value="16817000">
            <text:p>16817000</text:p>
          </table:table-cell>
          <table:table-cell office:value-type="float" office:value="16015000">
            <text:p>16015000</text:p>
          </table:table-cell>
          <table:table-cell office:value-type="float" office:value="16605000">
            <text:p>16605000</text:p>
          </table:table-cell>
          <table:table-cell office:value-type="float" office:value="15313000">
            <text:p>15313000</text:p>
          </table:table-cell>
          <table:table-cell office:value-type="float" office:value="16481000">
            <text:p>16481000</text:p>
          </table:table-cell>
          <table:table-cell office:value-type="float" office:value="15755000">
            <text:p>15755000</text:p>
          </table:table-cell>
          <table:table-cell office:value-type="float" office:value="15651000">
            <text:p>15651000</text:p>
          </table:table-cell>
          <table:table-cell office:value-type="float" office:value="15648000">
            <text:p>15648000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AVERAGE([.A36:.CV36])" office:value-type="float" office:value="15415490">
            <text:p>15415490</text:p>
          </table:table-cell>
        </table:table-row>
        <table:table-row table:style-name="ro1">
          <table:table-cell office:value-type="float" office:value="16933000">
            <text:p>16933000</text:p>
          </table:table-cell>
          <table:table-cell office:value-type="float" office:value="16049000">
            <text:p>16049000</text:p>
          </table:table-cell>
          <table:table-cell office:value-type="float" office:value="14397000">
            <text:p>14397000</text:p>
          </table:table-cell>
          <table:table-cell office:value-type="float" office:value="16102000">
            <text:p>16102000</text:p>
          </table:table-cell>
          <table:table-cell office:value-type="float" office:value="17061000">
            <text:p>17061000</text:p>
          </table:table-cell>
          <table:table-cell office:value-type="float" office:value="14578000">
            <text:p>14578000</text:p>
          </table:table-cell>
          <table:table-cell office:value-type="float" office:value="16974000">
            <text:p>16974000</text:p>
          </table:table-cell>
          <table:table-cell office:value-type="float" office:value="15945000">
            <text:p>15945000</text:p>
          </table:table-cell>
          <table:table-cell office:value-type="float" office:value="15023000">
            <text:p>15023000</text:p>
          </table:table-cell>
          <table:table-cell office:value-type="float" office:value="16905000">
            <text:p>16905000</text:p>
          </table:table-cell>
          <table:table-cell office:value-type="float" office:value="16506000">
            <text:p>16506000</text:p>
          </table:table-cell>
          <table:table-cell office:value-type="float" office:value="16712000">
            <text:p>16712000</text:p>
          </table:table-cell>
          <table:table-cell office:value-type="float" office:value="16895000">
            <text:p>16895000</text:p>
          </table:table-cell>
          <table:table-cell office:value-type="float" office:value="15574000">
            <text:p>15574000</text:p>
          </table:table-cell>
          <table:table-cell office:value-type="float" office:value="15915000">
            <text:p>15915000</text:p>
          </table:table-cell>
          <table:table-cell office:value-type="float" office:value="15250000">
            <text:p>15250000</text:p>
          </table:table-cell>
          <table:table-cell office:value-type="float" office:value="16816000">
            <text:p>16816000</text:p>
          </table:table-cell>
          <table:table-cell office:value-type="float" office:value="15540000">
            <text:p>15540000</text:p>
          </table:table-cell>
          <table:table-cell office:value-type="float" office:value="16786000">
            <text:p>16786000</text:p>
          </table:table-cell>
          <table:table-cell office:value-type="float" office:value="14878000">
            <text:p>14878000</text:p>
          </table:table-cell>
          <table:table-cell office:value-type="float" office:value="14438000">
            <text:p>14438000</text:p>
          </table:table-cell>
          <table:table-cell office:value-type="float" office:value="17037000">
            <text:p>17037000</text:p>
          </table:table-cell>
          <table:table-cell office:value-type="float" office:value="16152000">
            <text:p>16152000</text:p>
          </table:table-cell>
          <table:table-cell office:value-type="float" office:value="16924000">
            <text:p>16924000</text:p>
          </table:table-cell>
          <table:table-cell office:value-type="float" office:value="11227000">
            <text:p>11227000</text:p>
          </table:table-cell>
          <table:table-cell office:value-type="float" office:value="16072000">
            <text:p>16072000</text:p>
          </table:table-cell>
          <table:table-cell office:value-type="float" office:value="17052000">
            <text:p>17052000</text:p>
          </table:table-cell>
          <table:table-cell office:value-type="float" office:value="16370000">
            <text:p>16370000</text:p>
          </table:table-cell>
          <table:table-cell office:value-type="float" office:value="17866000">
            <text:p>17866000</text:p>
          </table:table-cell>
          <table:table-cell office:value-type="float" office:value="17179000">
            <text:p>17179000</text:p>
          </table:table-cell>
          <table:table-cell office:value-type="float" office:value="17124000">
            <text:p>17124000</text:p>
          </table:table-cell>
          <table:table-cell office:value-type="float" office:value="14441000">
            <text:p>14441000</text:p>
          </table:table-cell>
          <table:table-cell office:value-type="float" office:value="14625000">
            <text:p>14625000</text:p>
          </table:table-cell>
          <table:table-cell office:value-type="float" office:value="14111000">
            <text:p>14111000</text:p>
          </table:table-cell>
          <table:table-cell office:value-type="float" office:value="16940000">
            <text:p>16940000</text:p>
          </table:table-cell>
          <table:table-cell office:value-type="float" office:value="14228000">
            <text:p>14228000</text:p>
          </table:table-cell>
          <table:table-cell office:value-type="float" office:value="17362000">
            <text:p>17362000</text:p>
          </table:table-cell>
          <table:table-cell office:value-type="float" office:value="17379000">
            <text:p>17379000</text:p>
          </table:table-cell>
          <table:table-cell office:value-type="float" office:value="17408000">
            <text:p>17408000</text:p>
          </table:table-cell>
          <table:table-cell office:value-type="float" office:value="15068000">
            <text:p>15068000</text:p>
          </table:table-cell>
          <table:table-cell office:value-type="float" office:value="17486000">
            <text:p>17486000</text:p>
          </table:table-cell>
          <table:table-cell office:value-type="float" office:value="14646000">
            <text:p>14646000</text:p>
          </table:table-cell>
          <table:table-cell office:value-type="float" office:value="16374000">
            <text:p>16374000</text:p>
          </table:table-cell>
          <table:table-cell office:value-type="float" office:value="16090000">
            <text:p>16090000</text:p>
          </table:table-cell>
          <table:table-cell office:value-type="float" office:value="17173000">
            <text:p>17173000</text:p>
          </table:table-cell>
          <table:table-cell office:value-type="float" office:value="14853000">
            <text:p>14853000</text:p>
          </table:table-cell>
          <table:table-cell office:value-type="float" office:value="17245000">
            <text:p>17245000</text:p>
          </table:table-cell>
          <table:table-cell office:value-type="float" office:value="17130000">
            <text:p>17130000</text:p>
          </table:table-cell>
          <table:table-cell office:value-type="float" office:value="14963000">
            <text:p>14963000</text:p>
          </table:table-cell>
          <table:table-cell office:value-type="float" office:value="16583000">
            <text:p>16583000</text:p>
          </table:table-cell>
          <table:table-cell office:value-type="float" office:value="16618000">
            <text:p>16618000</text:p>
          </table:table-cell>
          <table:table-cell office:value-type="float" office:value="17057000">
            <text:p>17057000</text:p>
          </table:table-cell>
          <table:table-cell office:value-type="float" office:value="17156000">
            <text:p>17156000</text:p>
          </table:table-cell>
          <table:table-cell office:value-type="float" office:value="16512000">
            <text:p>16512000</text:p>
          </table:table-cell>
          <table:table-cell office:value-type="float" office:value="14505000">
            <text:p>14505000</text:p>
          </table:table-cell>
          <table:table-cell office:value-type="float" office:value="13612000">
            <text:p>13612000</text:p>
          </table:table-cell>
          <table:table-cell office:value-type="float" office:value="14961000">
            <text:p>14961000</text:p>
          </table:table-cell>
          <table:table-cell office:value-type="float" office:value="14858000">
            <text:p>14858000</text:p>
          </table:table-cell>
          <table:table-cell office:value-type="float" office:value="17319000">
            <text:p>17319000</text:p>
          </table:table-cell>
          <table:table-cell office:value-type="float" office:value="16182000">
            <text:p>16182000</text:p>
          </table:table-cell>
          <table:table-cell office:value-type="float" office:value="16711000">
            <text:p>16711000</text:p>
          </table:table-cell>
          <table:table-cell office:value-type="float" office:value="15149000">
            <text:p>15149000</text:p>
          </table:table-cell>
          <table:table-cell office:value-type="float" office:value="16977000">
            <text:p>16977000</text:p>
          </table:table-cell>
          <table:table-cell office:value-type="float" office:value="16978000">
            <text:p>16978000</text:p>
          </table:table-cell>
          <table:table-cell office:value-type="float" office:value="16781000">
            <text:p>16781000</text:p>
          </table:table-cell>
          <table:table-cell office:value-type="float" office:value="15112000">
            <text:p>15112000</text:p>
          </table:table-cell>
          <table:table-cell office:value-type="float" office:value="15804000">
            <text:p>15804000</text:p>
          </table:table-cell>
          <table:table-cell office:value-type="float" office:value="16686000">
            <text:p>16686000</text:p>
          </table:table-cell>
          <table:table-cell office:value-type="float" office:value="16713000">
            <text:p>16713000</text:p>
          </table:table-cell>
          <table:table-cell office:value-type="float" office:value="16050000">
            <text:p>16050000</text:p>
          </table:table-cell>
          <table:table-cell office:value-type="float" office:value="16736000">
            <text:p>16736000</text:p>
          </table:table-cell>
          <table:table-cell office:value-type="float" office:value="16945000">
            <text:p>16945000</text:p>
          </table:table-cell>
          <table:table-cell office:value-type="float" office:value="16764000">
            <text:p>16764000</text:p>
          </table:table-cell>
          <table:table-cell office:value-type="float" office:value="16243000">
            <text:p>16243000</text:p>
          </table:table-cell>
          <table:table-cell office:value-type="float" office:value="14669000">
            <text:p>14669000</text:p>
          </table:table-cell>
          <table:table-cell office:value-type="float" office:value="14743000">
            <text:p>14743000</text:p>
          </table:table-cell>
          <table:table-cell office:value-type="float" office:value="17467000">
            <text:p>17467000</text:p>
          </table:table-cell>
          <table:table-cell office:value-type="float" office:value="17628000">
            <text:p>17628000</text:p>
          </table:table-cell>
          <table:table-cell office:value-type="float" office:value="17351000">
            <text:p>17351000</text:p>
          </table:table-cell>
          <table:table-cell office:value-type="float" office:value="15946000">
            <text:p>15946000</text:p>
          </table:table-cell>
          <table:table-cell office:value-type="float" office:value="16048000">
            <text:p>16048000</text:p>
          </table:table-cell>
          <table:table-cell office:value-type="float" office:value="16207000">
            <text:p>16207000</text:p>
          </table:table-cell>
          <table:table-cell office:value-type="float" office:value="11282000">
            <text:p>11282000</text:p>
          </table:table-cell>
          <table:table-cell office:value-type="float" office:value="16961000">
            <text:p>16961000</text:p>
          </table:table-cell>
          <table:table-cell office:value-type="float" office:value="16860000">
            <text:p>16860000</text:p>
          </table:table-cell>
          <table:table-cell office:value-type="float" office:value="14643000">
            <text:p>14643000</text:p>
          </table:table-cell>
          <table:table-cell office:value-type="float" office:value="15955000">
            <text:p>15955000</text:p>
          </table:table-cell>
          <table:table-cell office:value-type="float" office:value="17067000">
            <text:p>17067000</text:p>
          </table:table-cell>
          <table:table-cell office:value-type="float" office:value="16203000">
            <text:p>16203000</text:p>
          </table:table-cell>
          <table:table-cell office:value-type="float" office:value="15999000">
            <text:p>15999000</text:p>
          </table:table-cell>
          <table:table-cell office:value-type="float" office:value="15462000">
            <text:p>15462000</text:p>
          </table:table-cell>
          <table:table-cell office:value-type="float" office:value="15191000">
            <text:p>15191000</text:p>
          </table:table-cell>
          <table:table-cell office:value-type="float" office:value="11463000">
            <text:p>11463000</text:p>
          </table:table-cell>
          <table:table-cell office:value-type="float" office:value="17134000">
            <text:p>17134000</text:p>
          </table:table-cell>
          <table:table-cell office:value-type="float" office:value="15104000">
            <text:p>15104000</text:p>
          </table:table-cell>
          <table:table-cell office:value-type="float" office:value="17068000">
            <text:p>17068000</text:p>
          </table:table-cell>
          <table:table-cell office:value-type="float" office:value="15255000">
            <text:p>15255000</text:p>
          </table:table-cell>
          <table:table-cell office:value-type="float" office:value="14087000">
            <text:p>14087000</text:p>
          </table:table-cell>
          <table:table-cell office:value-type="float" office:value="15354000">
            <text:p>15354000</text:p>
          </table:table-cell>
          <table:table-cell office:value-type="float" office:value="16956000">
            <text:p>16956000</text:p>
          </table:table-cell>
          <table:table-cell table:number-columns-repeated="2"/>
          <table:table-cell office:value-type="float" office:value="61">
            <text:p>61</text:p>
          </table:table-cell>
          <table:table-cell table:formula="of:=AVERAGE([.A37:.CV37])" office:value-type="float" office:value="15989170">
            <text:p>15989170</text:p>
          </table:table-cell>
        </table:table-row>
        <table:table-row table:style-name="ro1">
          <table:table-cell office:value-type="float" office:value="14559000">
            <text:p>14559000</text:p>
          </table:table-cell>
          <table:table-cell office:value-type="float" office:value="17015000">
            <text:p>17015000</text:p>
          </table:table-cell>
          <table:table-cell office:value-type="float" office:value="15190000">
            <text:p>15190000</text:p>
          </table:table-cell>
          <table:table-cell office:value-type="float" office:value="17019000">
            <text:p>17019000</text:p>
          </table:table-cell>
          <table:table-cell office:value-type="float" office:value="15284000">
            <text:p>15284000</text:p>
          </table:table-cell>
          <table:table-cell office:value-type="float" office:value="14484000">
            <text:p>14484000</text:p>
          </table:table-cell>
          <table:table-cell office:value-type="float" office:value="11144000">
            <text:p>11144000</text:p>
          </table:table-cell>
          <table:table-cell office:value-type="float" office:value="16784000">
            <text:p>16784000</text:p>
          </table:table-cell>
          <table:table-cell office:value-type="float" office:value="17690000">
            <text:p>17690000</text:p>
          </table:table-cell>
          <table:table-cell office:value-type="float" office:value="17302000">
            <text:p>17302000</text:p>
          </table:table-cell>
          <table:table-cell office:value-type="float" office:value="16373000">
            <text:p>16373000</text:p>
          </table:table-cell>
          <table:table-cell office:value-type="float" office:value="17094000">
            <text:p>17094000</text:p>
          </table:table-cell>
          <table:table-cell office:value-type="float" office:value="11567000">
            <text:p>11567000</text:p>
          </table:table-cell>
          <table:table-cell office:value-type="float" office:value="15850000">
            <text:p>15850000</text:p>
          </table:table-cell>
          <table:table-cell office:value-type="float" office:value="11439000">
            <text:p>11439000</text:p>
          </table:table-cell>
          <table:table-cell office:value-type="float" office:value="16593000">
            <text:p>16593000</text:p>
          </table:table-cell>
          <table:table-cell office:value-type="float" office:value="15719000">
            <text:p>15719000</text:p>
          </table:table-cell>
          <table:table-cell office:value-type="float" office:value="17250000">
            <text:p>17250000</text:p>
          </table:table-cell>
          <table:table-cell office:value-type="float" office:value="17294000">
            <text:p>17294000</text:p>
          </table:table-cell>
          <table:table-cell office:value-type="float" office:value="16583000">
            <text:p>16583000</text:p>
          </table:table-cell>
          <table:table-cell office:value-type="float" office:value="16236000">
            <text:p>16236000</text:p>
          </table:table-cell>
          <table:table-cell office:value-type="float" office:value="15879000">
            <text:p>15879000</text:p>
          </table:table-cell>
          <table:table-cell office:value-type="float" office:value="15016000">
            <text:p>15016000</text:p>
          </table:table-cell>
          <table:table-cell office:value-type="float" office:value="16854000">
            <text:p>16854000</text:p>
          </table:table-cell>
          <table:table-cell office:value-type="float" office:value="16400000">
            <text:p>16400000</text:p>
          </table:table-cell>
          <table:table-cell office:value-type="float" office:value="16295000">
            <text:p>16295000</text:p>
          </table:table-cell>
          <table:table-cell office:value-type="float" office:value="17564000">
            <text:p>17564000</text:p>
          </table:table-cell>
          <table:table-cell office:value-type="float" office:value="15112000">
            <text:p>15112000</text:p>
          </table:table-cell>
          <table:table-cell office:value-type="float" office:value="15014000">
            <text:p>15014000</text:p>
          </table:table-cell>
          <table:table-cell office:value-type="float" office:value="16920000">
            <text:p>16920000</text:p>
          </table:table-cell>
          <table:table-cell office:value-type="float" office:value="14087000">
            <text:p>14087000</text:p>
          </table:table-cell>
          <table:table-cell office:value-type="float" office:value="16360000">
            <text:p>16360000</text:p>
          </table:table-cell>
          <table:table-cell office:value-type="float" office:value="14940000">
            <text:p>14940000</text:p>
          </table:table-cell>
          <table:table-cell office:value-type="float" office:value="17293000">
            <text:p>17293000</text:p>
          </table:table-cell>
          <table:table-cell office:value-type="float" office:value="15930000">
            <text:p>15930000</text:p>
          </table:table-cell>
          <table:table-cell office:value-type="float" office:value="16208000">
            <text:p>16208000</text:p>
          </table:table-cell>
          <table:table-cell office:value-type="float" office:value="17552000">
            <text:p>17552000</text:p>
          </table:table-cell>
          <table:table-cell office:value-type="float" office:value="14759000">
            <text:p>14759000</text:p>
          </table:table-cell>
          <table:table-cell office:value-type="float" office:value="16663000">
            <text:p>16663000</text:p>
          </table:table-cell>
          <table:table-cell office:value-type="float" office:value="17309000">
            <text:p>17309000</text:p>
          </table:table-cell>
          <table:table-cell office:value-type="float" office:value="16938000">
            <text:p>16938000</text:p>
          </table:table-cell>
          <table:table-cell office:value-type="float" office:value="15145000">
            <text:p>15145000</text:p>
          </table:table-cell>
          <table:table-cell office:value-type="float" office:value="17404000">
            <text:p>17404000</text:p>
          </table:table-cell>
          <table:table-cell office:value-type="float" office:value="17486000">
            <text:p>17486000</text:p>
          </table:table-cell>
          <table:table-cell office:value-type="float" office:value="15437000">
            <text:p>15437000</text:p>
          </table:table-cell>
          <table:table-cell office:value-type="float" office:value="16476000">
            <text:p>16476000</text:p>
          </table:table-cell>
          <table:table-cell office:value-type="float" office:value="15452000">
            <text:p>15452000</text:p>
          </table:table-cell>
          <table:table-cell office:value-type="float" office:value="17389000">
            <text:p>17389000</text:p>
          </table:table-cell>
          <table:table-cell office:value-type="float" office:value="14874000">
            <text:p>14874000</text:p>
          </table:table-cell>
          <table:table-cell office:value-type="float" office:value="16802000">
            <text:p>16802000</text:p>
          </table:table-cell>
          <table:table-cell office:value-type="float" office:value="16984000">
            <text:p>16984000</text:p>
          </table:table-cell>
          <table:table-cell office:value-type="float" office:value="15438000">
            <text:p>15438000</text:p>
          </table:table-cell>
          <table:table-cell office:value-type="float" office:value="16653000">
            <text:p>16653000</text:p>
          </table:table-cell>
          <table:table-cell office:value-type="float" office:value="17173000">
            <text:p>17173000</text:p>
          </table:table-cell>
          <table:table-cell office:value-type="float" office:value="16615000">
            <text:p>16615000</text:p>
          </table:table-cell>
          <table:table-cell office:value-type="float" office:value="15112000">
            <text:p>15112000</text:p>
          </table:table-cell>
          <table:table-cell office:value-type="float" office:value="16053000">
            <text:p>16053000</text:p>
          </table:table-cell>
          <table:table-cell office:value-type="float" office:value="16409000">
            <text:p>16409000</text:p>
          </table:table-cell>
          <table:table-cell office:value-type="float" office:value="16406000">
            <text:p>16406000</text:p>
          </table:table-cell>
          <table:table-cell office:value-type="float" office:value="15225000">
            <text:p>15225000</text:p>
          </table:table-cell>
          <table:table-cell office:value-type="float" office:value="15087000">
            <text:p>15087000</text:p>
          </table:table-cell>
          <table:table-cell office:value-type="float" office:value="15265000">
            <text:p>15265000</text:p>
          </table:table-cell>
          <table:table-cell office:value-type="float" office:value="11665000">
            <text:p>11665000</text:p>
          </table:table-cell>
          <table:table-cell office:value-type="float" office:value="17500000">
            <text:p>17500000</text:p>
          </table:table-cell>
          <table:table-cell office:value-type="float" office:value="15975000">
            <text:p>15975000</text:p>
          </table:table-cell>
          <table:table-cell office:value-type="float" office:value="15993000">
            <text:p>15993000</text:p>
          </table:table-cell>
          <table:table-cell office:value-type="float" office:value="15882000">
            <text:p>15882000</text:p>
          </table:table-cell>
          <table:table-cell office:value-type="float" office:value="15003000">
            <text:p>15003000</text:p>
          </table:table-cell>
          <table:table-cell office:value-type="float" office:value="17437000">
            <text:p>17437000</text:p>
          </table:table-cell>
          <table:table-cell office:value-type="float" office:value="15500000">
            <text:p>15500000</text:p>
          </table:table-cell>
          <table:table-cell office:value-type="float" office:value="16556000">
            <text:p>16556000</text:p>
          </table:table-cell>
          <table:table-cell office:value-type="float" office:value="16651000">
            <text:p>16651000</text:p>
          </table:table-cell>
          <table:table-cell office:value-type="float" office:value="15941000">
            <text:p>15941000</text:p>
          </table:table-cell>
          <table:table-cell office:value-type="float" office:value="15890000">
            <text:p>15890000</text:p>
          </table:table-cell>
          <table:table-cell office:value-type="float" office:value="16346000">
            <text:p>16346000</text:p>
          </table:table-cell>
          <table:table-cell office:value-type="float" office:value="11621000">
            <text:p>11621000</text:p>
          </table:table-cell>
          <table:table-cell office:value-type="float" office:value="15729000">
            <text:p>15729000</text:p>
          </table:table-cell>
          <table:table-cell office:value-type="float" office:value="14476000">
            <text:p>14476000</text:p>
          </table:table-cell>
          <table:table-cell office:value-type="float" office:value="14992000">
            <text:p>14992000</text:p>
          </table:table-cell>
          <table:table-cell office:value-type="float" office:value="16700000">
            <text:p>16700000</text:p>
          </table:table-cell>
          <table:table-cell office:value-type="float" office:value="11623000">
            <text:p>11623000</text:p>
          </table:table-cell>
          <table:table-cell office:value-type="float" office:value="16702000">
            <text:p>16702000</text:p>
          </table:table-cell>
          <table:table-cell office:value-type="float" office:value="16885000">
            <text:p>16885000</text:p>
          </table:table-cell>
          <table:table-cell office:value-type="float" office:value="15483000">
            <text:p>15483000</text:p>
          </table:table-cell>
          <table:table-cell office:value-type="float" office:value="17070000">
            <text:p>17070000</text:p>
          </table:table-cell>
          <table:table-cell office:value-type="float" office:value="16648000">
            <text:p>16648000</text:p>
          </table:table-cell>
          <table:table-cell office:value-type="float" office:value="15658000">
            <text:p>15658000</text:p>
          </table:table-cell>
          <table:table-cell office:value-type="float" office:value="15567000">
            <text:p>15567000</text:p>
          </table:table-cell>
          <table:table-cell office:value-type="float" office:value="15897000">
            <text:p>15897000</text:p>
          </table:table-cell>
          <table:table-cell office:value-type="float" office:value="16072000">
            <text:p>16072000</text:p>
          </table:table-cell>
          <table:table-cell office:value-type="float" office:value="17227000">
            <text:p>17227000</text:p>
          </table:table-cell>
          <table:table-cell office:value-type="float" office:value="16335000">
            <text:p>16335000</text:p>
          </table:table-cell>
          <table:table-cell office:value-type="float" office:value="11593000">
            <text:p>11593000</text:p>
          </table:table-cell>
          <table:table-cell office:value-type="float" office:value="16161000">
            <text:p>16161000</text:p>
          </table:table-cell>
          <table:table-cell office:value-type="float" office:value="15910000">
            <text:p>15910000</text:p>
          </table:table-cell>
          <table:table-cell office:value-type="float" office:value="15288000">
            <text:p>15288000</text:p>
          </table:table-cell>
          <table:table-cell office:value-type="float" office:value="14648000">
            <text:p>14648000</text:p>
          </table:table-cell>
          <table:table-cell office:value-type="float" office:value="17457000">
            <text:p>17457000</text:p>
          </table:table-cell>
          <table:table-cell office:value-type="float" office:value="17344000">
            <text:p>17344000</text:p>
          </table:table-cell>
          <table:table-cell office:value-type="float" office:value="15960000">
            <text:p>15960000</text:p>
          </table:table-cell>
          <table:table-cell table:number-columns-repeated="2"/>
          <table:table-cell office:value-type="float" office:value="62">
            <text:p>62</text:p>
          </table:table-cell>
          <table:table-cell table:formula="of:=AVERAGE([.A38:.CV38])" office:value-type="float" office:value="15858320">
            <text:p>15858320</text:p>
          </table:table-cell>
        </table:table-row>
        <table:table-row table:style-name="ro1">
          <table:table-cell office:value-type="float" office:value="14901000">
            <text:p>14901000</text:p>
          </table:table-cell>
          <table:table-cell office:value-type="float" office:value="16605000">
            <text:p>16605000</text:p>
          </table:table-cell>
          <table:table-cell office:value-type="float" office:value="17350000">
            <text:p>17350000</text:p>
          </table:table-cell>
          <table:table-cell office:value-type="float" office:value="16545000">
            <text:p>16545000</text:p>
          </table:table-cell>
          <table:table-cell office:value-type="float" office:value="15179000">
            <text:p>15179000</text:p>
          </table:table-cell>
          <table:table-cell office:value-type="float" office:value="17332000">
            <text:p>17332000</text:p>
          </table:table-cell>
          <table:table-cell office:value-type="float" office:value="18155000">
            <text:p>18155000</text:p>
          </table:table-cell>
          <table:table-cell office:value-type="float" office:value="17359000">
            <text:p>17359000</text:p>
          </table:table-cell>
          <table:table-cell office:value-type="float" office:value="16062000">
            <text:p>16062000</text:p>
          </table:table-cell>
          <table:table-cell office:value-type="float" office:value="15420000">
            <text:p>15420000</text:p>
          </table:table-cell>
          <table:table-cell office:value-type="float" office:value="17493000">
            <text:p>17493000</text:p>
          </table:table-cell>
          <table:table-cell office:value-type="float" office:value="15672000">
            <text:p>15672000</text:p>
          </table:table-cell>
          <table:table-cell office:value-type="float" office:value="16423000">
            <text:p>16423000</text:p>
          </table:table-cell>
          <table:table-cell office:value-type="float" office:value="17664000">
            <text:p>17664000</text:p>
          </table:table-cell>
          <table:table-cell office:value-type="float" office:value="16547000">
            <text:p>16547000</text:p>
          </table:table-cell>
          <table:table-cell office:value-type="float" office:value="15393000">
            <text:p>15393000</text:p>
          </table:table-cell>
          <table:table-cell office:value-type="float" office:value="16958000">
            <text:p>16958000</text:p>
          </table:table-cell>
          <table:table-cell office:value-type="float" office:value="16101000">
            <text:p>16101000</text:p>
          </table:table-cell>
          <table:table-cell office:value-type="float" office:value="15937000">
            <text:p>15937000</text:p>
          </table:table-cell>
          <table:table-cell office:value-type="float" office:value="17098000">
            <text:p>17098000</text:p>
          </table:table-cell>
          <table:table-cell office:value-type="float" office:value="16623000">
            <text:p>16623000</text:p>
          </table:table-cell>
          <table:table-cell office:value-type="float" office:value="15678000">
            <text:p>15678000</text:p>
          </table:table-cell>
          <table:table-cell office:value-type="float" office:value="17829000">
            <text:p>17829000</text:p>
          </table:table-cell>
          <table:table-cell office:value-type="float" office:value="15377000">
            <text:p>15377000</text:p>
          </table:table-cell>
          <table:table-cell office:value-type="float" office:value="17301000">
            <text:p>17301000</text:p>
          </table:table-cell>
          <table:table-cell office:value-type="float" office:value="16262000">
            <text:p>16262000</text:p>
          </table:table-cell>
          <table:table-cell office:value-type="float" office:value="16644000">
            <text:p>16644000</text:p>
          </table:table-cell>
          <table:table-cell office:value-type="float" office:value="16120000">
            <text:p>16120000</text:p>
          </table:table-cell>
          <table:table-cell office:value-type="float" office:value="16386000">
            <text:p>16386000</text:p>
          </table:table-cell>
          <table:table-cell office:value-type="float" office:value="17604000">
            <text:p>17604000</text:p>
          </table:table-cell>
          <table:table-cell office:value-type="float" office:value="14758000">
            <text:p>14758000</text:p>
          </table:table-cell>
          <table:table-cell office:value-type="float" office:value="17047000">
            <text:p>17047000</text:p>
          </table:table-cell>
          <table:table-cell office:value-type="float" office:value="17338000">
            <text:p>17338000</text:p>
          </table:table-cell>
          <table:table-cell office:value-type="float" office:value="17706000">
            <text:p>17706000</text:p>
          </table:table-cell>
          <table:table-cell office:value-type="float" office:value="15376000">
            <text:p>15376000</text:p>
          </table:table-cell>
          <table:table-cell office:value-type="float" office:value="11914000">
            <text:p>11914000</text:p>
          </table:table-cell>
          <table:table-cell office:value-type="float" office:value="16534000">
            <text:p>16534000</text:p>
          </table:table-cell>
          <table:table-cell office:value-type="float" office:value="18118000">
            <text:p>18118000</text:p>
          </table:table-cell>
          <table:table-cell office:value-type="float" office:value="17611000">
            <text:p>17611000</text:p>
          </table:table-cell>
          <table:table-cell office:value-type="float" office:value="17840000">
            <text:p>17840000</text:p>
          </table:table-cell>
          <table:table-cell office:value-type="float" office:value="15884000">
            <text:p>15884000</text:p>
          </table:table-cell>
          <table:table-cell office:value-type="float" office:value="16392000">
            <text:p>16392000</text:p>
          </table:table-cell>
          <table:table-cell office:value-type="float" office:value="17996000">
            <text:p>17996000</text:p>
          </table:table-cell>
          <table:table-cell office:value-type="float" office:value="16302000">
            <text:p>16302000</text:p>
          </table:table-cell>
          <table:table-cell office:value-type="float" office:value="17317000">
            <text:p>17317000</text:p>
          </table:table-cell>
          <table:table-cell office:value-type="float" office:value="17823000">
            <text:p>17823000</text:p>
          </table:table-cell>
          <table:table-cell office:value-type="float" office:value="17373000">
            <text:p>17373000</text:p>
          </table:table-cell>
          <table:table-cell office:value-type="float" office:value="14810000">
            <text:p>14810000</text:p>
          </table:table-cell>
          <table:table-cell office:value-type="float" office:value="16701000">
            <text:p>16701000</text:p>
          </table:table-cell>
          <table:table-cell office:value-type="float" office:value="15382000">
            <text:p>15382000</text:p>
          </table:table-cell>
          <table:table-cell office:value-type="float" office:value="17753000">
            <text:p>17753000</text:p>
          </table:table-cell>
          <table:table-cell office:value-type="float" office:value="17200000">
            <text:p>17200000</text:p>
          </table:table-cell>
          <table:table-cell office:value-type="float" office:value="15430000">
            <text:p>15430000</text:p>
          </table:table-cell>
          <table:table-cell office:value-type="float" office:value="16470000">
            <text:p>16470000</text:p>
          </table:table-cell>
          <table:table-cell office:value-type="float" office:value="17429000">
            <text:p>17429000</text:p>
          </table:table-cell>
          <table:table-cell office:value-type="float" office:value="15242000">
            <text:p>15242000</text:p>
          </table:table-cell>
          <table:table-cell office:value-type="float" office:value="16655000">
            <text:p>16655000</text:p>
          </table:table-cell>
          <table:table-cell office:value-type="float" office:value="17478000">
            <text:p>17478000</text:p>
          </table:table-cell>
          <table:table-cell office:value-type="float" office:value="16361000">
            <text:p>16361000</text:p>
          </table:table-cell>
          <table:table-cell office:value-type="float" office:value="17043000">
            <text:p>17043000</text:p>
          </table:table-cell>
          <table:table-cell office:value-type="float" office:value="14789000">
            <text:p>14789000</text:p>
          </table:table-cell>
          <table:table-cell office:value-type="float" office:value="15212000">
            <text:p>15212000</text:p>
          </table:table-cell>
          <table:table-cell office:value-type="float" office:value="17178000">
            <text:p>17178000</text:p>
          </table:table-cell>
          <table:table-cell office:value-type="float" office:value="16271000">
            <text:p>16271000</text:p>
          </table:table-cell>
          <table:table-cell office:value-type="float" office:value="11868000">
            <text:p>11868000</text:p>
          </table:table-cell>
          <table:table-cell office:value-type="float" office:value="14693000">
            <text:p>14693000</text:p>
          </table:table-cell>
          <table:table-cell office:value-type="float" office:value="16427000">
            <text:p>16427000</text:p>
          </table:table-cell>
          <table:table-cell office:value-type="float" office:value="17742000">
            <text:p>17742000</text:p>
          </table:table-cell>
          <table:table-cell office:value-type="float" office:value="15020000">
            <text:p>15020000</text:p>
          </table:table-cell>
          <table:table-cell office:value-type="float" office:value="17203000">
            <text:p>17203000</text:p>
          </table:table-cell>
          <table:table-cell office:value-type="float" office:value="18250000">
            <text:p>18250000</text:p>
          </table:table-cell>
          <table:table-cell office:value-type="float" office:value="16403000">
            <text:p>16403000</text:p>
          </table:table-cell>
          <table:table-cell office:value-type="float" office:value="15878000">
            <text:p>15878000</text:p>
          </table:table-cell>
          <table:table-cell office:value-type="float" office:value="15664000">
            <text:p>15664000</text:p>
          </table:table-cell>
          <table:table-cell office:value-type="float" office:value="16193000">
            <text:p>16193000</text:p>
          </table:table-cell>
          <table:table-cell office:value-type="float" office:value="16675000">
            <text:p>16675000</text:p>
          </table:table-cell>
          <table:table-cell office:value-type="float" office:value="15683000">
            <text:p>15683000</text:p>
          </table:table-cell>
          <table:table-cell office:value-type="float" office:value="16980000">
            <text:p>16980000</text:p>
          </table:table-cell>
          <table:table-cell office:value-type="float" office:value="17161000">
            <text:p>17161000</text:p>
          </table:table-cell>
          <table:table-cell office:value-type="float" office:value="16076000">
            <text:p>16076000</text:p>
          </table:table-cell>
          <table:table-cell office:value-type="float" office:value="17549000">
            <text:p>17549000</text:p>
          </table:table-cell>
          <table:table-cell office:value-type="float" office:value="14549000">
            <text:p>14549000</text:p>
          </table:table-cell>
          <table:table-cell office:value-type="float" office:value="17344000">
            <text:p>17344000</text:p>
          </table:table-cell>
          <table:table-cell office:value-type="float" office:value="16895000">
            <text:p>16895000</text:p>
          </table:table-cell>
          <table:table-cell office:value-type="float" office:value="17906000">
            <text:p>17906000</text:p>
          </table:table-cell>
          <table:table-cell office:value-type="float" office:value="17520000">
            <text:p>17520000</text:p>
          </table:table-cell>
          <table:table-cell office:value-type="float" office:value="17608000">
            <text:p>17608000</text:p>
          </table:table-cell>
          <table:table-cell office:value-type="float" office:value="14767000">
            <text:p>14767000</text:p>
          </table:table-cell>
          <table:table-cell office:value-type="float" office:value="17333000">
            <text:p>17333000</text:p>
          </table:table-cell>
          <table:table-cell office:value-type="float" office:value="15273000">
            <text:p>15273000</text:p>
          </table:table-cell>
          <table:table-cell office:value-type="float" office:value="17534000">
            <text:p>17534000</text:p>
          </table:table-cell>
          <table:table-cell office:value-type="float" office:value="16036000">
            <text:p>16036000</text:p>
          </table:table-cell>
          <table:table-cell office:value-type="float" office:value="17554000">
            <text:p>17554000</text:p>
          </table:table-cell>
          <table:table-cell office:value-type="float" office:value="16618000">
            <text:p>16618000</text:p>
          </table:table-cell>
          <table:table-cell office:value-type="float" office:value="15578000">
            <text:p>15578000</text:p>
          </table:table-cell>
          <table:table-cell office:value-type="float" office:value="16966000">
            <text:p>16966000</text:p>
          </table:table-cell>
          <table:table-cell office:value-type="float" office:value="16400000">
            <text:p>16400000</text:p>
          </table:table-cell>
          <table:table-cell office:value-type="float" office:value="16563000">
            <text:p>16563000</text:p>
          </table:table-cell>
          <table:table-cell office:value-type="float" office:value="17825000">
            <text:p>17825000</text:p>
          </table:table-cell>
          <table:table-cell office:value-type="float" office:value="17429000">
            <text:p>17429000</text:p>
          </table:table-cell>
          <table:table-cell table:number-columns-repeated="2"/>
          <table:table-cell office:value-type="float" office:value="63">
            <text:p>63</text:p>
          </table:table-cell>
          <table:table-cell table:formula="of:=AVERAGE([.A39:.CV39])" office:value-type="float" office:value="16499140">
            <text:p>16499140</text:p>
          </table:table-cell>
        </table:table-row>
        <table:table-row table:style-name="ro1">
          <table:table-cell office:value-type="float" office:value="16890000">
            <text:p>16890000</text:p>
          </table:table-cell>
          <table:table-cell office:value-type="float" office:value="16139000">
            <text:p>16139000</text:p>
          </table:table-cell>
          <table:table-cell office:value-type="float" office:value="17861000">
            <text:p>17861000</text:p>
          </table:table-cell>
          <table:table-cell office:value-type="float" office:value="11955000">
            <text:p>11955000</text:p>
          </table:table-cell>
          <table:table-cell office:value-type="float" office:value="16966000">
            <text:p>16966000</text:p>
          </table:table-cell>
          <table:table-cell office:value-type="float" office:value="17338000">
            <text:p>17338000</text:p>
          </table:table-cell>
          <table:table-cell office:value-type="float" office:value="16775000">
            <text:p>16775000</text:p>
          </table:table-cell>
          <table:table-cell office:value-type="float" office:value="16438000">
            <text:p>16438000</text:p>
          </table:table-cell>
          <table:table-cell office:value-type="float" office:value="17484000">
            <text:p>17484000</text:p>
          </table:table-cell>
          <table:table-cell office:value-type="float" office:value="16676000">
            <text:p>16676000</text:p>
          </table:table-cell>
          <table:table-cell office:value-type="float" office:value="17223000">
            <text:p>17223000</text:p>
          </table:table-cell>
          <table:table-cell office:value-type="float" office:value="12331000">
            <text:p>12331000</text:p>
          </table:table-cell>
          <table:table-cell office:value-type="float" office:value="17429000">
            <text:p>17429000</text:p>
          </table:table-cell>
          <table:table-cell office:value-type="float" office:value="17072000">
            <text:p>17072000</text:p>
          </table:table-cell>
          <table:table-cell office:value-type="float" office:value="16213000">
            <text:p>16213000</text:p>
          </table:table-cell>
          <table:table-cell office:value-type="float" office:value="17580000">
            <text:p>17580000</text:p>
          </table:table-cell>
          <table:table-cell office:value-type="float" office:value="16917000">
            <text:p>16917000</text:p>
          </table:table-cell>
          <table:table-cell office:value-type="float" office:value="15639000">
            <text:p>15639000</text:p>
          </table:table-cell>
          <table:table-cell office:value-type="float" office:value="16857000">
            <text:p>16857000</text:p>
          </table:table-cell>
          <table:table-cell office:value-type="float" office:value="15937000">
            <text:p>15937000</text:p>
          </table:table-cell>
          <table:table-cell office:value-type="float" office:value="17993000">
            <text:p>17993000</text:p>
          </table:table-cell>
          <table:table-cell office:value-type="float" office:value="15293000">
            <text:p>15293000</text:p>
          </table:table-cell>
          <table:table-cell office:value-type="float" office:value="16738000">
            <text:p>16738000</text:p>
          </table:table-cell>
          <table:table-cell office:value-type="float" office:value="17024000">
            <text:p>17024000</text:p>
          </table:table-cell>
          <table:table-cell office:value-type="float" office:value="17578000">
            <text:p>17578000</text:p>
          </table:table-cell>
          <table:table-cell office:value-type="float" office:value="15668000">
            <text:p>15668000</text:p>
          </table:table-cell>
          <table:table-cell office:value-type="float" office:value="11728000">
            <text:p>11728000</text:p>
          </table:table-cell>
          <table:table-cell office:value-type="float" office:value="15572000">
            <text:p>15572000</text:p>
          </table:table-cell>
          <table:table-cell office:value-type="float" office:value="16435000">
            <text:p>16435000</text:p>
          </table:table-cell>
          <table:table-cell office:value-type="float" office:value="11674000">
            <text:p>11674000</text:p>
          </table:table-cell>
          <table:table-cell office:value-type="float" office:value="15237000">
            <text:p>15237000</text:p>
          </table:table-cell>
          <table:table-cell office:value-type="float" office:value="17327000">
            <text:p>17327000</text:p>
          </table:table-cell>
          <table:table-cell office:value-type="float" office:value="16600000">
            <text:p>16600000</text:p>
          </table:table-cell>
          <table:table-cell office:value-type="float" office:value="16343000">
            <text:p>16343000</text:p>
          </table:table-cell>
          <table:table-cell office:value-type="float" office:value="17004000">
            <text:p>17004000</text:p>
          </table:table-cell>
          <table:table-cell office:value-type="float" office:value="18362000">
            <text:p>18362000</text:p>
          </table:table-cell>
          <table:table-cell office:value-type="float" office:value="15061000">
            <text:p>15061000</text:p>
          </table:table-cell>
          <table:table-cell office:value-type="float" office:value="17412000">
            <text:p>17412000</text:p>
          </table:table-cell>
          <table:table-cell office:value-type="float" office:value="12058000">
            <text:p>12058000</text:p>
          </table:table-cell>
          <table:table-cell office:value-type="float" office:value="12116000">
            <text:p>12116000</text:p>
          </table:table-cell>
          <table:table-cell office:value-type="float" office:value="18101000">
            <text:p>18101000</text:p>
          </table:table-cell>
          <table:table-cell office:value-type="float" office:value="17514000">
            <text:p>17514000</text:p>
          </table:table-cell>
          <table:table-cell office:value-type="float" office:value="18242000">
            <text:p>18242000</text:p>
          </table:table-cell>
          <table:table-cell office:value-type="float" office:value="12267000">
            <text:p>12267000</text:p>
          </table:table-cell>
          <table:table-cell office:value-type="float" office:value="16751000">
            <text:p>16751000</text:p>
          </table:table-cell>
          <table:table-cell office:value-type="float" office:value="17793000">
            <text:p>17793000</text:p>
          </table:table-cell>
          <table:table-cell office:value-type="float" office:value="11919000">
            <text:p>11919000</text:p>
          </table:table-cell>
          <table:table-cell office:value-type="float" office:value="12052000">
            <text:p>12052000</text:p>
          </table:table-cell>
          <table:table-cell office:value-type="float" office:value="11996000">
            <text:p>11996000</text:p>
          </table:table-cell>
          <table:table-cell office:value-type="float" office:value="17757000">
            <text:p>17757000</text:p>
          </table:table-cell>
          <table:table-cell office:value-type="float" office:value="17311000">
            <text:p>17311000</text:p>
          </table:table-cell>
          <table:table-cell office:value-type="float" office:value="11880000">
            <text:p>11880000</text:p>
          </table:table-cell>
          <table:table-cell office:value-type="float" office:value="14929000">
            <text:p>14929000</text:p>
          </table:table-cell>
          <table:table-cell office:value-type="float" office:value="16100000">
            <text:p>16100000</text:p>
          </table:table-cell>
          <table:table-cell office:value-type="float" office:value="17575000">
            <text:p>17575000</text:p>
          </table:table-cell>
          <table:table-cell office:value-type="float" office:value="14978000">
            <text:p>14978000</text:p>
          </table:table-cell>
          <table:table-cell office:value-type="float" office:value="16108000">
            <text:p>16108000</text:p>
          </table:table-cell>
          <table:table-cell office:value-type="float" office:value="15109000">
            <text:p>15109000</text:p>
          </table:table-cell>
          <table:table-cell office:value-type="float" office:value="15682000">
            <text:p>15682000</text:p>
          </table:table-cell>
          <table:table-cell office:value-type="float" office:value="16736000">
            <text:p>16736000</text:p>
          </table:table-cell>
          <table:table-cell office:value-type="float" office:value="17174000">
            <text:p>17174000</text:p>
          </table:table-cell>
          <table:table-cell office:value-type="float" office:value="16758000">
            <text:p>16758000</text:p>
          </table:table-cell>
          <table:table-cell office:value-type="float" office:value="17079000">
            <text:p>17079000</text:p>
          </table:table-cell>
          <table:table-cell office:value-type="float" office:value="17608000">
            <text:p>17608000</text:p>
          </table:table-cell>
          <table:table-cell office:value-type="float" office:value="17905000">
            <text:p>17905000</text:p>
          </table:table-cell>
          <table:table-cell office:value-type="float" office:value="18202000">
            <text:p>18202000</text:p>
          </table:table-cell>
          <table:table-cell office:value-type="float" office:value="15357000">
            <text:p>15357000</text:p>
          </table:table-cell>
          <table:table-cell office:value-type="float" office:value="16576000">
            <text:p>16576000</text:p>
          </table:table-cell>
          <table:table-cell office:value-type="float" office:value="16346000">
            <text:p>16346000</text:p>
          </table:table-cell>
          <table:table-cell office:value-type="float" office:value="17951000">
            <text:p>17951000</text:p>
          </table:table-cell>
          <table:table-cell office:value-type="float" office:value="15213000">
            <text:p>15213000</text:p>
          </table:table-cell>
          <table:table-cell office:value-type="float" office:value="16176000">
            <text:p>16176000</text:p>
          </table:table-cell>
          <table:table-cell office:value-type="float" office:value="18098000">
            <text:p>18098000</text:p>
          </table:table-cell>
          <table:table-cell office:value-type="float" office:value="12105000">
            <text:p>12105000</text:p>
          </table:table-cell>
          <table:table-cell office:value-type="float" office:value="18182000">
            <text:p>18182000</text:p>
          </table:table-cell>
          <table:table-cell office:value-type="float" office:value="15885000">
            <text:p>15885000</text:p>
          </table:table-cell>
          <table:table-cell office:value-type="float" office:value="17881000">
            <text:p>17881000</text:p>
          </table:table-cell>
          <table:table-cell office:value-type="float" office:value="16868000">
            <text:p>16868000</text:p>
          </table:table-cell>
          <table:table-cell office:value-type="float" office:value="18364000">
            <text:p>18364000</text:p>
          </table:table-cell>
          <table:table-cell office:value-type="float" office:value="14951000">
            <text:p>14951000</text:p>
          </table:table-cell>
          <table:table-cell office:value-type="float" office:value="15201000">
            <text:p>15201000</text:p>
          </table:table-cell>
          <table:table-cell office:value-type="float" office:value="16017000">
            <text:p>16017000</text:p>
          </table:table-cell>
          <table:table-cell office:value-type="float" office:value="16402000">
            <text:p>16402000</text:p>
          </table:table-cell>
          <table:table-cell office:value-type="float" office:value="16568000">
            <text:p>16568000</text:p>
          </table:table-cell>
          <table:table-cell office:value-type="float" office:value="14747000">
            <text:p>14747000</text:p>
          </table:table-cell>
          <table:table-cell office:value-type="float" office:value="17749000">
            <text:p>17749000</text:p>
          </table:table-cell>
          <table:table-cell office:value-type="float" office:value="15260000">
            <text:p>15260000</text:p>
          </table:table-cell>
          <table:table-cell office:value-type="float" office:value="18425000">
            <text:p>18425000</text:p>
          </table:table-cell>
          <table:table-cell office:value-type="float" office:value="17185000">
            <text:p>17185000</text:p>
          </table:table-cell>
          <table:table-cell office:value-type="float" office:value="16808000">
            <text:p>16808000</text:p>
          </table:table-cell>
          <table:table-cell office:value-type="float" office:value="15630000">
            <text:p>15630000</text:p>
          </table:table-cell>
          <table:table-cell office:value-type="float" office:value="16429000">
            <text:p>16429000</text:p>
          </table:table-cell>
          <table:table-cell office:value-type="float" office:value="16496000">
            <text:p>16496000</text:p>
          </table:table-cell>
          <table:table-cell office:value-type="float" office:value="15914000">
            <text:p>15914000</text:p>
          </table:table-cell>
          <table:table-cell office:value-type="float" office:value="16168000">
            <text:p>16168000</text:p>
          </table:table-cell>
          <table:table-cell office:value-type="float" office:value="16669000">
            <text:p>16669000</text:p>
          </table:table-cell>
          <table:table-cell office:value-type="float" office:value="17206000">
            <text:p>17206000</text:p>
          </table:table-cell>
          <table:table-cell office:value-type="float" office:value="16382000">
            <text:p>16382000</text:p>
          </table:table-cell>
          <table:table-cell office:value-type="float" office:value="15162000">
            <text:p>15162000</text:p>
          </table:table-cell>
          <table:table-cell office:value-type="float" office:value="11841000">
            <text:p>11841000</text:p>
          </table:table-cell>
          <table:table-cell table:number-columns-repeated="2"/>
          <table:table-cell office:value-type="float" office:value="64">
            <text:p>64</text:p>
          </table:table-cell>
          <table:table-cell table:formula="of:=AVERAGE([.A40:.CV40])" office:value-type="float" office:value="16086810">
            <text:p>16086810</text:p>
          </table:table-cell>
        </table:table-row>
        <table:table-row table:style-name="ro1">
          <table:table-cell office:value-type="float" office:value="19012000">
            <text:p>19012000</text:p>
          </table:table-cell>
          <table:table-cell office:value-type="float" office:value="16656000">
            <text:p>16656000</text:p>
          </table:table-cell>
          <table:table-cell office:value-type="float" office:value="17811000">
            <text:p>17811000</text:p>
          </table:table-cell>
          <table:table-cell office:value-type="float" office:value="16368000">
            <text:p>16368000</text:p>
          </table:table-cell>
          <table:table-cell office:value-type="float" office:value="15846000">
            <text:p>15846000</text:p>
          </table:table-cell>
          <table:table-cell office:value-type="float" office:value="17511000">
            <text:p>17511000</text:p>
          </table:table-cell>
          <table:table-cell office:value-type="float" office:value="16911000">
            <text:p>16911000</text:p>
          </table:table-cell>
          <table:table-cell office:value-type="float" office:value="18551000">
            <text:p>18551000</text:p>
          </table:table-cell>
          <table:table-cell office:value-type="float" office:value="12725000">
            <text:p>12725000</text:p>
          </table:table-cell>
          <table:table-cell office:value-type="float" office:value="16669000">
            <text:p>16669000</text:p>
          </table:table-cell>
          <table:table-cell office:value-type="float" office:value="16617000">
            <text:p>16617000</text:p>
          </table:table-cell>
          <table:table-cell office:value-type="float" office:value="16264000">
            <text:p>16264000</text:p>
          </table:table-cell>
          <table:table-cell office:value-type="float" office:value="18042000">
            <text:p>18042000</text:p>
          </table:table-cell>
          <table:table-cell office:value-type="float" office:value="17149000">
            <text:p>17149000</text:p>
          </table:table-cell>
          <table:table-cell office:value-type="float" office:value="17914000">
            <text:p>17914000</text:p>
          </table:table-cell>
          <table:table-cell office:value-type="float" office:value="15361000">
            <text:p>15361000</text:p>
          </table:table-cell>
          <table:table-cell office:value-type="float" office:value="17541000">
            <text:p>17541000</text:p>
          </table:table-cell>
          <table:table-cell office:value-type="float" office:value="18292000">
            <text:p>18292000</text:p>
          </table:table-cell>
          <table:table-cell office:value-type="float" office:value="16610000">
            <text:p>16610000</text:p>
          </table:table-cell>
          <table:table-cell office:value-type="float" office:value="16601000">
            <text:p>16601000</text:p>
          </table:table-cell>
          <table:table-cell office:value-type="float" office:value="17242000">
            <text:p>17242000</text:p>
          </table:table-cell>
          <table:table-cell office:value-type="float" office:value="19009000">
            <text:p>19009000</text:p>
          </table:table-cell>
          <table:table-cell office:value-type="float" office:value="18796000">
            <text:p>18796000</text:p>
          </table:table-cell>
          <table:table-cell office:value-type="float" office:value="16556000">
            <text:p>16556000</text:p>
          </table:table-cell>
          <table:table-cell office:value-type="float" office:value="16684000">
            <text:p>16684000</text:p>
          </table:table-cell>
          <table:table-cell office:value-type="float" office:value="15265000">
            <text:p>15265000</text:p>
          </table:table-cell>
          <table:table-cell office:value-type="float" office:value="17567000">
            <text:p>17567000</text:p>
          </table:table-cell>
          <table:table-cell office:value-type="float" office:value="17061000">
            <text:p>17061000</text:p>
          </table:table-cell>
          <table:table-cell office:value-type="float" office:value="17850000">
            <text:p>17850000</text:p>
          </table:table-cell>
          <table:table-cell office:value-type="float" office:value="12649000">
            <text:p>12649000</text:p>
          </table:table-cell>
          <table:table-cell office:value-type="float" office:value="16784000">
            <text:p>16784000</text:p>
          </table:table-cell>
          <table:table-cell office:value-type="float" office:value="18787000">
            <text:p>18787000</text:p>
          </table:table-cell>
          <table:table-cell office:value-type="float" office:value="17724000">
            <text:p>17724000</text:p>
          </table:table-cell>
          <table:table-cell office:value-type="float" office:value="18683000">
            <text:p>18683000</text:p>
          </table:table-cell>
          <table:table-cell office:value-type="float" office:value="15712000">
            <text:p>15712000</text:p>
          </table:table-cell>
          <table:table-cell office:value-type="float" office:value="15927000">
            <text:p>15927000</text:p>
          </table:table-cell>
          <table:table-cell office:value-type="float" office:value="16585000">
            <text:p>16585000</text:p>
          </table:table-cell>
          <table:table-cell office:value-type="float" office:value="17095000">
            <text:p>17095000</text:p>
          </table:table-cell>
          <table:table-cell office:value-type="float" office:value="17706000">
            <text:p>17706000</text:p>
          </table:table-cell>
          <table:table-cell office:value-type="float" office:value="16096000">
            <text:p>16096000</text:p>
          </table:table-cell>
          <table:table-cell office:value-type="float" office:value="15538000">
            <text:p>15538000</text:p>
          </table:table-cell>
          <table:table-cell office:value-type="float" office:value="16922000">
            <text:p>16922000</text:p>
          </table:table-cell>
          <table:table-cell office:value-type="float" office:value="18425000">
            <text:p>18425000</text:p>
          </table:table-cell>
          <table:table-cell office:value-type="float" office:value="16111000">
            <text:p>16111000</text:p>
          </table:table-cell>
          <table:table-cell office:value-type="float" office:value="16133000">
            <text:p>16133000</text:p>
          </table:table-cell>
          <table:table-cell office:value-type="float" office:value="19031000">
            <text:p>19031000</text:p>
          </table:table-cell>
          <table:table-cell office:value-type="float" office:value="19020000">
            <text:p>19020000</text:p>
          </table:table-cell>
          <table:table-cell office:value-type="float" office:value="18613000">
            <text:p>18613000</text:p>
          </table:table-cell>
          <table:table-cell office:value-type="float" office:value="18070000">
            <text:p>18070000</text:p>
          </table:table-cell>
          <table:table-cell office:value-type="float" office:value="16478000">
            <text:p>16478000</text:p>
          </table:table-cell>
          <table:table-cell office:value-type="float" office:value="16991000">
            <text:p>16991000</text:p>
          </table:table-cell>
          <table:table-cell office:value-type="float" office:value="16459000">
            <text:p>16459000</text:p>
          </table:table-cell>
          <table:table-cell office:value-type="float" office:value="17855000">
            <text:p>17855000</text:p>
          </table:table-cell>
          <table:table-cell office:value-type="float" office:value="17577000">
            <text:p>17577000</text:p>
          </table:table-cell>
          <table:table-cell office:value-type="float" office:value="17825000">
            <text:p>17825000</text:p>
          </table:table-cell>
          <table:table-cell office:value-type="float" office:value="17627000">
            <text:p>17627000</text:p>
          </table:table-cell>
          <table:table-cell office:value-type="float" office:value="18276000">
            <text:p>18276000</text:p>
          </table:table-cell>
          <table:table-cell office:value-type="float" office:value="19181000">
            <text:p>19181000</text:p>
          </table:table-cell>
          <table:table-cell office:value-type="float" office:value="16262000">
            <text:p>16262000</text:p>
          </table:table-cell>
          <table:table-cell office:value-type="float" office:value="16776000">
            <text:p>16776000</text:p>
          </table:table-cell>
          <table:table-cell office:value-type="float" office:value="17787000">
            <text:p>17787000</text:p>
          </table:table-cell>
          <table:table-cell office:value-type="float" office:value="17638000">
            <text:p>17638000</text:p>
          </table:table-cell>
          <table:table-cell office:value-type="float" office:value="18232000">
            <text:p>18232000</text:p>
          </table:table-cell>
          <table:table-cell office:value-type="float" office:value="18339000">
            <text:p>18339000</text:p>
          </table:table-cell>
          <table:table-cell office:value-type="float" office:value="18783000">
            <text:p>18783000</text:p>
          </table:table-cell>
          <table:table-cell office:value-type="float" office:value="17267000">
            <text:p>17267000</text:p>
          </table:table-cell>
          <table:table-cell office:value-type="float" office:value="18351000">
            <text:p>18351000</text:p>
          </table:table-cell>
          <table:table-cell office:value-type="float" office:value="18635000">
            <text:p>18635000</text:p>
          </table:table-cell>
          <table:table-cell office:value-type="float" office:value="16929000">
            <text:p>16929000</text:p>
          </table:table-cell>
          <table:table-cell office:value-type="float" office:value="15772000">
            <text:p>15772000</text:p>
          </table:table-cell>
          <table:table-cell office:value-type="float" office:value="18509000">
            <text:p>18509000</text:p>
          </table:table-cell>
          <table:table-cell office:value-type="float" office:value="18044000">
            <text:p>18044000</text:p>
          </table:table-cell>
          <table:table-cell office:value-type="float" office:value="15981000">
            <text:p>15981000</text:p>
          </table:table-cell>
          <table:table-cell office:value-type="float" office:value="18952000">
            <text:p>18952000</text:p>
          </table:table-cell>
          <table:table-cell office:value-type="float" office:value="18485000">
            <text:p>18485000</text:p>
          </table:table-cell>
          <table:table-cell office:value-type="float" office:value="17732000">
            <text:p>17732000</text:p>
          </table:table-cell>
          <table:table-cell office:value-type="float" office:value="16454000">
            <text:p>16454000</text:p>
          </table:table-cell>
          <table:table-cell office:value-type="float" office:value="18730000">
            <text:p>18730000</text:p>
          </table:table-cell>
          <table:table-cell office:value-type="float" office:value="18813000">
            <text:p>18813000</text:p>
          </table:table-cell>
          <table:table-cell office:value-type="float" office:value="16626000">
            <text:p>16626000</text:p>
          </table:table-cell>
          <table:table-cell office:value-type="float" office:value="18428000">
            <text:p>18428000</text:p>
          </table:table-cell>
          <table:table-cell office:value-type="float" office:value="18510000">
            <text:p>18510000</text:p>
          </table:table-cell>
          <table:table-cell office:value-type="float" office:value="15652000">
            <text:p>15652000</text:p>
          </table:table-cell>
          <table:table-cell office:value-type="float" office:value="17735000">
            <text:p>17735000</text:p>
          </table:table-cell>
          <table:table-cell office:value-type="float" office:value="19162000">
            <text:p>19162000</text:p>
          </table:table-cell>
          <table:table-cell office:value-type="float" office:value="18791000">
            <text:p>18791000</text:p>
          </table:table-cell>
          <table:table-cell office:value-type="float" office:value="16552000">
            <text:p>16552000</text:p>
          </table:table-cell>
          <table:table-cell office:value-type="float" office:value="18295000">
            <text:p>18295000</text:p>
          </table:table-cell>
          <table:table-cell office:value-type="float" office:value="16564000">
            <text:p>16564000</text:p>
          </table:table-cell>
          <table:table-cell office:value-type="float" office:value="18793000">
            <text:p>18793000</text:p>
          </table:table-cell>
          <table:table-cell office:value-type="float" office:value="17282000">
            <text:p>17282000</text:p>
          </table:table-cell>
          <table:table-cell office:value-type="float" office:value="17992000">
            <text:p>17992000</text:p>
          </table:table-cell>
          <table:table-cell office:value-type="float" office:value="18956000">
            <text:p>18956000</text:p>
          </table:table-cell>
          <table:table-cell office:value-type="float" office:value="17112000">
            <text:p>17112000</text:p>
          </table:table-cell>
          <table:table-cell office:value-type="float" office:value="18140000">
            <text:p>18140000</text:p>
          </table:table-cell>
          <table:table-cell office:value-type="float" office:value="17770000">
            <text:p>17770000</text:p>
          </table:table-cell>
          <table:table-cell office:value-type="float" office:value="15883000">
            <text:p>15883000</text:p>
          </table:table-cell>
          <table:table-cell office:value-type="float" office:value="16688000">
            <text:p>16688000</text:p>
          </table:table-cell>
          <table:table-cell office:value-type="float" office:value="18554000">
            <text:p>18554000</text:p>
          </table:table-cell>
          <table:table-cell office:value-type="float" office:value="15608000">
            <text:p>15608000</text:p>
          </table:table-cell>
          <table:table-cell table:number-columns-repeated="2"/>
          <table:table-cell office:value-type="float" office:value="65">
            <text:p>65</text:p>
          </table:table-cell>
          <table:table-cell table:formula="of:=AVERAGE([.A41:.CV41])" office:value-type="float" office:value="17359250">
            <text:p>17359250</text:p>
          </table:table-cell>
        </table:table-row>
        <table:table-row table:style-name="ro1">
          <table:table-cell office:value-type="float" office:value="17629000">
            <text:p>17629000</text:p>
          </table:table-cell>
          <table:table-cell office:value-type="float" office:value="17048000">
            <text:p>17048000</text:p>
          </table:table-cell>
          <table:table-cell office:value-type="float" office:value="17458000">
            <text:p>17458000</text:p>
          </table:table-cell>
          <table:table-cell office:value-type="float" office:value="18590000">
            <text:p>18590000</text:p>
          </table:table-cell>
          <table:table-cell office:value-type="float" office:value="17510000">
            <text:p>17510000</text:p>
          </table:table-cell>
          <table:table-cell office:value-type="float" office:value="19372000">
            <text:p>19372000</text:p>
          </table:table-cell>
          <table:table-cell office:value-type="float" office:value="17180000">
            <text:p>17180000</text:p>
          </table:table-cell>
          <table:table-cell office:value-type="float" office:value="17987000">
            <text:p>17987000</text:p>
          </table:table-cell>
          <table:table-cell office:value-type="float" office:value="18421000">
            <text:p>18421000</text:p>
          </table:table-cell>
          <table:table-cell office:value-type="float" office:value="19449000">
            <text:p>19449000</text:p>
          </table:table-cell>
          <table:table-cell office:value-type="float" office:value="15855000">
            <text:p>15855000</text:p>
          </table:table-cell>
          <table:table-cell office:value-type="float" office:value="15729000">
            <text:p>15729000</text:p>
          </table:table-cell>
          <table:table-cell office:value-type="float" office:value="16067000">
            <text:p>16067000</text:p>
          </table:table-cell>
          <table:table-cell office:value-type="float" office:value="18089000">
            <text:p>18089000</text:p>
          </table:table-cell>
          <table:table-cell office:value-type="float" office:value="18647000">
            <text:p>18647000</text:p>
          </table:table-cell>
          <table:table-cell office:value-type="float" office:value="19711000">
            <text:p>19711000</text:p>
          </table:table-cell>
          <table:table-cell office:value-type="float" office:value="18819000">
            <text:p>18819000</text:p>
          </table:table-cell>
          <table:table-cell office:value-type="float" office:value="16386000">
            <text:p>16386000</text:p>
          </table:table-cell>
          <table:table-cell office:value-type="float" office:value="19180000">
            <text:p>19180000</text:p>
          </table:table-cell>
          <table:table-cell office:value-type="float" office:value="17239000">
            <text:p>17239000</text:p>
          </table:table-cell>
          <table:table-cell office:value-type="float" office:value="16227000">
            <text:p>16227000</text:p>
          </table:table-cell>
          <table:table-cell office:value-type="float" office:value="15930000">
            <text:p>15930000</text:p>
          </table:table-cell>
          <table:table-cell office:value-type="float" office:value="18127000">
            <text:p>18127000</text:p>
          </table:table-cell>
          <table:table-cell office:value-type="float" office:value="18002000">
            <text:p>18002000</text:p>
          </table:table-cell>
          <table:table-cell office:value-type="float" office:value="18404000">
            <text:p>18404000</text:p>
          </table:table-cell>
          <table:table-cell office:value-type="float" office:value="17937000">
            <text:p>17937000</text:p>
          </table:table-cell>
          <table:table-cell office:value-type="float" office:value="17246000">
            <text:p>17246000</text:p>
          </table:table-cell>
          <table:table-cell office:value-type="float" office:value="19318000">
            <text:p>19318000</text:p>
          </table:table-cell>
          <table:table-cell office:value-type="float" office:value="17251000">
            <text:p>17251000</text:p>
          </table:table-cell>
          <table:table-cell office:value-type="float" office:value="17313000">
            <text:p>17313000</text:p>
          </table:table-cell>
          <table:table-cell office:value-type="float" office:value="17056000">
            <text:p>17056000</text:p>
          </table:table-cell>
          <table:table-cell office:value-type="float" office:value="17872000">
            <text:p>17872000</text:p>
          </table:table-cell>
          <table:table-cell office:value-type="float" office:value="18453000">
            <text:p>18453000</text:p>
          </table:table-cell>
          <table:table-cell office:value-type="float" office:value="18568000">
            <text:p>18568000</text:p>
          </table:table-cell>
          <table:table-cell office:value-type="float" office:value="19384000">
            <text:p>19384000</text:p>
          </table:table-cell>
          <table:table-cell office:value-type="float" office:value="16818000">
            <text:p>16818000</text:p>
          </table:table-cell>
          <table:table-cell office:value-type="float" office:value="16827000">
            <text:p>16827000</text:p>
          </table:table-cell>
          <table:table-cell office:value-type="float" office:value="18629000">
            <text:p>18629000</text:p>
          </table:table-cell>
          <table:table-cell office:value-type="float" office:value="17173000">
            <text:p>17173000</text:p>
          </table:table-cell>
          <table:table-cell office:value-type="float" office:value="12942000">
            <text:p>12942000</text:p>
          </table:table-cell>
          <table:table-cell office:value-type="float" office:value="17230000">
            <text:p>17230000</text:p>
          </table:table-cell>
          <table:table-cell office:value-type="float" office:value="18019000">
            <text:p>18019000</text:p>
          </table:table-cell>
          <table:table-cell office:value-type="float" office:value="17610000">
            <text:p>17610000</text:p>
          </table:table-cell>
          <table:table-cell office:value-type="float" office:value="19035000">
            <text:p>19035000</text:p>
          </table:table-cell>
          <table:table-cell office:value-type="float" office:value="18651000">
            <text:p>18651000</text:p>
          </table:table-cell>
          <table:table-cell office:value-type="float" office:value="17231000">
            <text:p>17231000</text:p>
          </table:table-cell>
          <table:table-cell office:value-type="float" office:value="19246000">
            <text:p>19246000</text:p>
          </table:table-cell>
          <table:table-cell office:value-type="float" office:value="19607000">
            <text:p>19607000</text:p>
          </table:table-cell>
          <table:table-cell office:value-type="float" office:value="15469000">
            <text:p>15469000</text:p>
          </table:table-cell>
          <table:table-cell office:value-type="float" office:value="16212000">
            <text:p>16212000</text:p>
          </table:table-cell>
          <table:table-cell office:value-type="float" office:value="15954000">
            <text:p>15954000</text:p>
          </table:table-cell>
          <table:table-cell office:value-type="float" office:value="18032000">
            <text:p>18032000</text:p>
          </table:table-cell>
          <table:table-cell office:value-type="float" office:value="18221000">
            <text:p>18221000</text:p>
          </table:table-cell>
          <table:table-cell office:value-type="float" office:value="18749000">
            <text:p>18749000</text:p>
          </table:table-cell>
          <table:table-cell office:value-type="float" office:value="17271000">
            <text:p>17271000</text:p>
          </table:table-cell>
          <table:table-cell office:value-type="float" office:value="18614000">
            <text:p>18614000</text:p>
          </table:table-cell>
          <table:table-cell office:value-type="float" office:value="19389000">
            <text:p>19389000</text:p>
          </table:table-cell>
          <table:table-cell office:value-type="float" office:value="18010000">
            <text:p>18010000</text:p>
          </table:table-cell>
          <table:table-cell office:value-type="float" office:value="19455000">
            <text:p>19455000</text:p>
          </table:table-cell>
          <table:table-cell office:value-type="float" office:value="17806000">
            <text:p>17806000</text:p>
          </table:table-cell>
          <table:table-cell office:value-type="float" office:value="18018000">
            <text:p>18018000</text:p>
          </table:table-cell>
          <table:table-cell office:value-type="float" office:value="17113000">
            <text:p>17113000</text:p>
          </table:table-cell>
          <table:table-cell office:value-type="float" office:value="18733000">
            <text:p>18733000</text:p>
          </table:table-cell>
          <table:table-cell office:value-type="float" office:value="17491000">
            <text:p>17491000</text:p>
          </table:table-cell>
          <table:table-cell office:value-type="float" office:value="16792000">
            <text:p>16792000</text:p>
          </table:table-cell>
          <table:table-cell office:value-type="float" office:value="15952000">
            <text:p>15952000</text:p>
          </table:table-cell>
          <table:table-cell office:value-type="float" office:value="18692000">
            <text:p>18692000</text:p>
          </table:table-cell>
          <table:table-cell office:value-type="float" office:value="12991000">
            <text:p>12991000</text:p>
          </table:table-cell>
          <table:table-cell office:value-type="float" office:value="18612000">
            <text:p>18612000</text:p>
          </table:table-cell>
          <table:table-cell office:value-type="float" office:value="16360000">
            <text:p>16360000</text:p>
          </table:table-cell>
          <table:table-cell office:value-type="float" office:value="18059000">
            <text:p>18059000</text:p>
          </table:table-cell>
          <table:table-cell office:value-type="float" office:value="15531000">
            <text:p>15531000</text:p>
          </table:table-cell>
          <table:table-cell office:value-type="float" office:value="15781000">
            <text:p>15781000</text:p>
          </table:table-cell>
          <table:table-cell office:value-type="float" office:value="16101000">
            <text:p>16101000</text:p>
          </table:table-cell>
          <table:table-cell office:value-type="float" office:value="12897000">
            <text:p>12897000</text:p>
          </table:table-cell>
          <table:table-cell office:value-type="float" office:value="16305000">
            <text:p>16305000</text:p>
          </table:table-cell>
          <table:table-cell office:value-type="float" office:value="17459000">
            <text:p>17459000</text:p>
          </table:table-cell>
          <table:table-cell office:value-type="float" office:value="16839000">
            <text:p>16839000</text:p>
          </table:table-cell>
          <table:table-cell office:value-type="float" office:value="17505000">
            <text:p>17505000</text:p>
          </table:table-cell>
          <table:table-cell office:value-type="float" office:value="19247000">
            <text:p>19247000</text:p>
          </table:table-cell>
          <table:table-cell office:value-type="float" office:value="16298000">
            <text:p>16298000</text:p>
          </table:table-cell>
          <table:table-cell office:value-type="float" office:value="17164000">
            <text:p>17164000</text:p>
          </table:table-cell>
          <table:table-cell office:value-type="float" office:value="18416000">
            <text:p>18416000</text:p>
          </table:table-cell>
          <table:table-cell office:value-type="float" office:value="17974000">
            <text:p>17974000</text:p>
          </table:table-cell>
          <table:table-cell office:value-type="float" office:value="19140000">
            <text:p>19140000</text:p>
          </table:table-cell>
          <table:table-cell office:value-type="float" office:value="15947000">
            <text:p>15947000</text:p>
          </table:table-cell>
          <table:table-cell office:value-type="float" office:value="15857000">
            <text:p>15857000</text:p>
          </table:table-cell>
          <table:table-cell office:value-type="float" office:value="17928000">
            <text:p>17928000</text:p>
          </table:table-cell>
          <table:table-cell office:value-type="float" office:value="12931000">
            <text:p>12931000</text:p>
          </table:table-cell>
          <table:table-cell office:value-type="float" office:value="14385000">
            <text:p>14385000</text:p>
          </table:table-cell>
          <table:table-cell office:value-type="float" office:value="15719000">
            <text:p>15719000</text:p>
          </table:table-cell>
          <table:table-cell office:value-type="float" office:value="17968000">
            <text:p>17968000</text:p>
          </table:table-cell>
          <table:table-cell office:value-type="float" office:value="16451000">
            <text:p>16451000</text:p>
          </table:table-cell>
          <table:table-cell office:value-type="float" office:value="16683000">
            <text:p>16683000</text:p>
          </table:table-cell>
          <table:table-cell office:value-type="float" office:value="18015000">
            <text:p>18015000</text:p>
          </table:table-cell>
          <table:table-cell office:value-type="float" office:value="17824000">
            <text:p>17824000</text:p>
          </table:table-cell>
          <table:table-cell office:value-type="float" office:value="17700000">
            <text:p>17700000</text:p>
          </table:table-cell>
          <table:table-cell office:value-type="float" office:value="17991000">
            <text:p>17991000</text:p>
          </table:table-cell>
          <table:table-cell office:value-type="float" office:value="17805000">
            <text:p>17805000</text:p>
          </table:table-cell>
          <table:table-cell office:value-type="float" office:value="19177000">
            <text:p>19177000</text:p>
          </table:table-cell>
          <table:table-cell table:number-columns-repeated="2"/>
          <table:table-cell office:value-type="float" office:value="66">
            <text:p>66</text:p>
          </table:table-cell>
          <table:table-cell table:formula="of:=AVERAGE([.A42:.CV42])" office:value-type="float" office:value="17435050">
            <text:p>17435050</text:p>
          </table:table-cell>
        </table:table-row>
        <table:table-row table:style-name="ro1">
          <table:table-cell office:value-type="float" office:value="16257000">
            <text:p>16257000</text:p>
          </table:table-cell>
          <table:table-cell office:value-type="float" office:value="16561000">
            <text:p>16561000</text:p>
          </table:table-cell>
          <table:table-cell office:value-type="float" office:value="17054000">
            <text:p>17054000</text:p>
          </table:table-cell>
          <table:table-cell office:value-type="float" office:value="13178000">
            <text:p>13178000</text:p>
          </table:table-cell>
          <table:table-cell office:value-type="float" office:value="17784000">
            <text:p>17784000</text:p>
          </table:table-cell>
          <table:table-cell office:value-type="float" office:value="13316000">
            <text:p>13316000</text:p>
          </table:table-cell>
          <table:table-cell office:value-type="float" office:value="17472000">
            <text:p>17472000</text:p>
          </table:table-cell>
          <table:table-cell office:value-type="float" office:value="17806000">
            <text:p>17806000</text:p>
          </table:table-cell>
          <table:table-cell office:value-type="float" office:value="16500000">
            <text:p>16500000</text:p>
          </table:table-cell>
          <table:table-cell office:value-type="float" office:value="17270000">
            <text:p>17270000</text:p>
          </table:table-cell>
          <table:table-cell office:value-type="float" office:value="16456000">
            <text:p>16456000</text:p>
          </table:table-cell>
          <table:table-cell office:value-type="float" office:value="17029000">
            <text:p>17029000</text:p>
          </table:table-cell>
          <table:table-cell office:value-type="float" office:value="19329000">
            <text:p>19329000</text:p>
          </table:table-cell>
          <table:table-cell office:value-type="float" office:value="17747000">
            <text:p>17747000</text:p>
          </table:table-cell>
          <table:table-cell office:value-type="float" office:value="13192000">
            <text:p>13192000</text:p>
          </table:table-cell>
          <table:table-cell office:value-type="float" office:value="13348000">
            <text:p>13348000</text:p>
          </table:table-cell>
          <table:table-cell office:value-type="float" office:value="16659000">
            <text:p>16659000</text:p>
          </table:table-cell>
          <table:table-cell office:value-type="float" office:value="13516000">
            <text:p>13516000</text:p>
          </table:table-cell>
          <table:table-cell office:value-type="float" office:value="16326000">
            <text:p>16326000</text:p>
          </table:table-cell>
          <table:table-cell office:value-type="float" office:value="17834000">
            <text:p>17834000</text:p>
          </table:table-cell>
          <table:table-cell office:value-type="float" office:value="17619000">
            <text:p>17619000</text:p>
          </table:table-cell>
          <table:table-cell office:value-type="float" office:value="19040000">
            <text:p>19040000</text:p>
          </table:table-cell>
          <table:table-cell office:value-type="float" office:value="18845000">
            <text:p>18845000</text:p>
          </table:table-cell>
          <table:table-cell office:value-type="float" office:value="17285000">
            <text:p>17285000</text:p>
          </table:table-cell>
          <table:table-cell office:value-type="float" office:value="19073000">
            <text:p>19073000</text:p>
          </table:table-cell>
          <table:table-cell office:value-type="float" office:value="17630000">
            <text:p>17630000</text:p>
          </table:table-cell>
          <table:table-cell office:value-type="float" office:value="19072000">
            <text:p>19072000</text:p>
          </table:table-cell>
          <table:table-cell office:value-type="float" office:value="13087000">
            <text:p>13087000</text:p>
          </table:table-cell>
          <table:table-cell office:value-type="float" office:value="13164000">
            <text:p>13164000</text:p>
          </table:table-cell>
          <table:table-cell office:value-type="float" office:value="16598000">
            <text:p>16598000</text:p>
          </table:table-cell>
          <table:table-cell office:value-type="float" office:value="17576000">
            <text:p>17576000</text:p>
          </table:table-cell>
          <table:table-cell office:value-type="float" office:value="17453000">
            <text:p>17453000</text:p>
          </table:table-cell>
          <table:table-cell office:value-type="float" office:value="18143000">
            <text:p>18143000</text:p>
          </table:table-cell>
          <table:table-cell office:value-type="float" office:value="13267000">
            <text:p>13267000</text:p>
          </table:table-cell>
          <table:table-cell office:value-type="float" office:value="16931000">
            <text:p>16931000</text:p>
          </table:table-cell>
          <table:table-cell office:value-type="float" office:value="17593000">
            <text:p>17593000</text:p>
          </table:table-cell>
          <table:table-cell office:value-type="float" office:value="16080000">
            <text:p>16080000</text:p>
          </table:table-cell>
          <table:table-cell office:value-type="float" office:value="13234000">
            <text:p>13234000</text:p>
          </table:table-cell>
          <table:table-cell office:value-type="float" office:value="18085000">
            <text:p>18085000</text:p>
          </table:table-cell>
          <table:table-cell office:value-type="float" office:value="14664000">
            <text:p>14664000</text:p>
          </table:table-cell>
          <table:table-cell office:value-type="float" office:value="18632000">
            <text:p>18632000</text:p>
          </table:table-cell>
          <table:table-cell office:value-type="float" office:value="16442000">
            <text:p>16442000</text:p>
          </table:table-cell>
          <table:table-cell office:value-type="float" office:value="18317000">
            <text:p>18317000</text:p>
          </table:table-cell>
          <table:table-cell office:value-type="float" office:value="13258000">
            <text:p>13258000</text:p>
          </table:table-cell>
          <table:table-cell office:value-type="float" office:value="18747000">
            <text:p>18747000</text:p>
          </table:table-cell>
          <table:table-cell office:value-type="float" office:value="18812000">
            <text:p>18812000</text:p>
          </table:table-cell>
          <table:table-cell office:value-type="float" office:value="18557000">
            <text:p>18557000</text:p>
          </table:table-cell>
          <table:table-cell office:value-type="float" office:value="18664000">
            <text:p>18664000</text:p>
          </table:table-cell>
          <table:table-cell office:value-type="float" office:value="18628000">
            <text:p>18628000</text:p>
          </table:table-cell>
          <table:table-cell office:value-type="float" office:value="19817000">
            <text:p>19817000</text:p>
          </table:table-cell>
          <table:table-cell office:value-type="float" office:value="19472000">
            <text:p>19472000</text:p>
          </table:table-cell>
          <table:table-cell office:value-type="float" office:value="19386000">
            <text:p>19386000</text:p>
          </table:table-cell>
          <table:table-cell office:value-type="float" office:value="18984000">
            <text:p>18984000</text:p>
          </table:table-cell>
          <table:table-cell office:value-type="float" office:value="18809000">
            <text:p>18809000</text:p>
          </table:table-cell>
          <table:table-cell office:value-type="float" office:value="18070000">
            <text:p>18070000</text:p>
          </table:table-cell>
          <table:table-cell office:value-type="float" office:value="19976000">
            <text:p>19976000</text:p>
          </table:table-cell>
          <table:table-cell office:value-type="float" office:value="15976000">
            <text:p>15976000</text:p>
          </table:table-cell>
          <table:table-cell office:value-type="float" office:value="19051000">
            <text:p>19051000</text:p>
          </table:table-cell>
          <table:table-cell office:value-type="float" office:value="18767000">
            <text:p>18767000</text:p>
          </table:table-cell>
          <table:table-cell office:value-type="float" office:value="19330000">
            <text:p>19330000</text:p>
          </table:table-cell>
          <table:table-cell office:value-type="float" office:value="15814000">
            <text:p>15814000</text:p>
          </table:table-cell>
          <table:table-cell office:value-type="float" office:value="16971000">
            <text:p>16971000</text:p>
          </table:table-cell>
          <table:table-cell office:value-type="float" office:value="19661000">
            <text:p>19661000</text:p>
          </table:table-cell>
          <table:table-cell office:value-type="float" office:value="19318000">
            <text:p>19318000</text:p>
          </table:table-cell>
          <table:table-cell office:value-type="float" office:value="13184000">
            <text:p>13184000</text:p>
          </table:table-cell>
          <table:table-cell office:value-type="float" office:value="17482000">
            <text:p>17482000</text:p>
          </table:table-cell>
          <table:table-cell office:value-type="float" office:value="16626000">
            <text:p>16626000</text:p>
          </table:table-cell>
          <table:table-cell office:value-type="float" office:value="19534000">
            <text:p>19534000</text:p>
          </table:table-cell>
          <table:table-cell office:value-type="float" office:value="13249000">
            <text:p>13249000</text:p>
          </table:table-cell>
          <table:table-cell office:value-type="float" office:value="19218000">
            <text:p>19218000</text:p>
          </table:table-cell>
          <table:table-cell office:value-type="float" office:value="13186000">
            <text:p>13186000</text:p>
          </table:table-cell>
          <table:table-cell office:value-type="float" office:value="17037000">
            <text:p>17037000</text:p>
          </table:table-cell>
          <table:table-cell office:value-type="float" office:value="17994000">
            <text:p>17994000</text:p>
          </table:table-cell>
          <table:table-cell office:value-type="float" office:value="13166000">
            <text:p>13166000</text:p>
          </table:table-cell>
          <table:table-cell office:value-type="float" office:value="19513000">
            <text:p>19513000</text:p>
          </table:table-cell>
          <table:table-cell office:value-type="float" office:value="16096000">
            <text:p>16096000</text:p>
          </table:table-cell>
          <table:table-cell office:value-type="float" office:value="17356000">
            <text:p>17356000</text:p>
          </table:table-cell>
          <table:table-cell office:value-type="float" office:value="16057000">
            <text:p>16057000</text:p>
          </table:table-cell>
          <table:table-cell office:value-type="float" office:value="12940000">
            <text:p>12940000</text:p>
          </table:table-cell>
          <table:table-cell office:value-type="float" office:value="19361000">
            <text:p>19361000</text:p>
          </table:table-cell>
          <table:table-cell office:value-type="float" office:value="13116000">
            <text:p>13116000</text:p>
          </table:table-cell>
          <table:table-cell office:value-type="float" office:value="13113000">
            <text:p>13113000</text:p>
          </table:table-cell>
          <table:table-cell office:value-type="float" office:value="16311000">
            <text:p>16311000</text:p>
          </table:table-cell>
          <table:table-cell office:value-type="float" office:value="16307000">
            <text:p>16307000</text:p>
          </table:table-cell>
          <table:table-cell office:value-type="float" office:value="17247000">
            <text:p>17247000</text:p>
          </table:table-cell>
          <table:table-cell office:value-type="float" office:value="17362000">
            <text:p>17362000</text:p>
          </table:table-cell>
          <table:table-cell office:value-type="float" office:value="18659000">
            <text:p>18659000</text:p>
          </table:table-cell>
          <table:table-cell office:value-type="float" office:value="15866000">
            <text:p>15866000</text:p>
          </table:table-cell>
          <table:table-cell office:value-type="float" office:value="17991000">
            <text:p>17991000</text:p>
          </table:table-cell>
          <table:table-cell office:value-type="float" office:value="13286000">
            <text:p>13286000</text:p>
          </table:table-cell>
          <table:table-cell office:value-type="float" office:value="18638000">
            <text:p>18638000</text:p>
          </table:table-cell>
          <table:table-cell office:value-type="float" office:value="19538000">
            <text:p>19538000</text:p>
          </table:table-cell>
          <table:table-cell office:value-type="float" office:value="16777000">
            <text:p>16777000</text:p>
          </table:table-cell>
          <table:table-cell office:value-type="float" office:value="17025000">
            <text:p>17025000</text:p>
          </table:table-cell>
          <table:table-cell office:value-type="float" office:value="19243000">
            <text:p>19243000</text:p>
          </table:table-cell>
          <table:table-cell office:value-type="float" office:value="16094000">
            <text:p>16094000</text:p>
          </table:table-cell>
          <table:table-cell office:value-type="float" office:value="16098000">
            <text:p>16098000</text:p>
          </table:table-cell>
          <table:table-cell office:value-type="float" office:value="16223000">
            <text:p>16223000</text:p>
          </table:table-cell>
          <table:table-cell office:value-type="float" office:value="18875000">
            <text:p>18875000</text:p>
          </table:table-cell>
          <table:table-cell office:value-type="float" office:value="16956000">
            <text:p>16956000</text:p>
          </table:table-cell>
          <table:table-cell table:number-columns-repeated="2"/>
          <table:table-cell office:value-type="float" office:value="67">
            <text:p>67</text:p>
          </table:table-cell>
          <table:table-cell table:formula="of:=AVERAGE([.A43:.CV43])" office:value-type="float" office:value="16952560">
            <text:p>16952560</text:p>
          </table:table-cell>
        </table:table-row>
        <table:table-row table:style-name="ro1">
          <table:table-cell office:value-type="float" office:value="19498000">
            <text:p>19498000</text:p>
          </table:table-cell>
          <table:table-cell office:value-type="float" office:value="16995000">
            <text:p>16995000</text:p>
          </table:table-cell>
          <table:table-cell office:value-type="float" office:value="16526000">
            <text:p>16526000</text:p>
          </table:table-cell>
          <table:table-cell office:value-type="float" office:value="18636000">
            <text:p>18636000</text:p>
          </table:table-cell>
          <table:table-cell office:value-type="float" office:value="19436000">
            <text:p>19436000</text:p>
          </table:table-cell>
          <table:table-cell office:value-type="float" office:value="19202000">
            <text:p>19202000</text:p>
          </table:table-cell>
          <table:table-cell office:value-type="float" office:value="13248000">
            <text:p>13248000</text:p>
          </table:table-cell>
          <table:table-cell office:value-type="float" office:value="16431000">
            <text:p>16431000</text:p>
          </table:table-cell>
          <table:table-cell office:value-type="float" office:value="16017000">
            <text:p>16017000</text:p>
          </table:table-cell>
          <table:table-cell office:value-type="float" office:value="19995000">
            <text:p>19995000</text:p>
          </table:table-cell>
          <table:table-cell office:value-type="float" office:value="13207000">
            <text:p>13207000</text:p>
          </table:table-cell>
          <table:table-cell office:value-type="float" office:value="16736000">
            <text:p>16736000</text:p>
          </table:table-cell>
          <table:table-cell office:value-type="float" office:value="19802000">
            <text:p>19802000</text:p>
          </table:table-cell>
          <table:table-cell office:value-type="float" office:value="19654000">
            <text:p>19654000</text:p>
          </table:table-cell>
          <table:table-cell office:value-type="float" office:value="17833000">
            <text:p>17833000</text:p>
          </table:table-cell>
          <table:table-cell office:value-type="float" office:value="17855000">
            <text:p>17855000</text:p>
          </table:table-cell>
          <table:table-cell office:value-type="float" office:value="13506000">
            <text:p>13506000</text:p>
          </table:table-cell>
          <table:table-cell office:value-type="float" office:value="16782000">
            <text:p>16782000</text:p>
          </table:table-cell>
          <table:table-cell office:value-type="float" office:value="18523000">
            <text:p>18523000</text:p>
          </table:table-cell>
          <table:table-cell office:value-type="float" office:value="17985000">
            <text:p>17985000</text:p>
          </table:table-cell>
          <table:table-cell office:value-type="float" office:value="13631000">
            <text:p>13631000</text:p>
          </table:table-cell>
          <table:table-cell office:value-type="float" office:value="18639000">
            <text:p>18639000</text:p>
          </table:table-cell>
          <table:table-cell office:value-type="float" office:value="19505000">
            <text:p>19505000</text:p>
          </table:table-cell>
          <table:table-cell office:value-type="float" office:value="18964000">
            <text:p>18964000</text:p>
          </table:table-cell>
          <table:table-cell office:value-type="float" office:value="18190000">
            <text:p>18190000</text:p>
          </table:table-cell>
          <table:table-cell office:value-type="float" office:value="19237000">
            <text:p>19237000</text:p>
          </table:table-cell>
          <table:table-cell office:value-type="float" office:value="17933000">
            <text:p>17933000</text:p>
          </table:table-cell>
          <table:table-cell office:value-type="float" office:value="13354000">
            <text:p>13354000</text:p>
          </table:table-cell>
          <table:table-cell office:value-type="float" office:value="19402000">
            <text:p>19402000</text:p>
          </table:table-cell>
          <table:table-cell office:value-type="float" office:value="18801000">
            <text:p>18801000</text:p>
          </table:table-cell>
          <table:table-cell office:value-type="float" office:value="16866000">
            <text:p>16866000</text:p>
          </table:table-cell>
          <table:table-cell office:value-type="float" office:value="19429000">
            <text:p>19429000</text:p>
          </table:table-cell>
          <table:table-cell office:value-type="float" office:value="13536000">
            <text:p>13536000</text:p>
          </table:table-cell>
          <table:table-cell office:value-type="float" office:value="18942000">
            <text:p>18942000</text:p>
          </table:table-cell>
          <table:table-cell office:value-type="float" office:value="19799000">
            <text:p>19799000</text:p>
          </table:table-cell>
          <table:table-cell office:value-type="float" office:value="13858000">
            <text:p>13858000</text:p>
          </table:table-cell>
          <table:table-cell office:value-type="float" office:value="20053000">
            <text:p>20053000</text:p>
          </table:table-cell>
          <table:table-cell office:value-type="float" office:value="13560000">
            <text:p>13560000</text:p>
          </table:table-cell>
          <table:table-cell office:value-type="float" office:value="17656000">
            <text:p>17656000</text:p>
          </table:table-cell>
          <table:table-cell office:value-type="float" office:value="16925000">
            <text:p>16925000</text:p>
          </table:table-cell>
          <table:table-cell office:value-type="float" office:value="13177000">
            <text:p>13177000</text:p>
          </table:table-cell>
          <table:table-cell office:value-type="float" office:value="18163000">
            <text:p>18163000</text:p>
          </table:table-cell>
          <table:table-cell office:value-type="float" office:value="19456000">
            <text:p>19456000</text:p>
          </table:table-cell>
          <table:table-cell office:value-type="float" office:value="13407000">
            <text:p>13407000</text:p>
          </table:table-cell>
          <table:table-cell office:value-type="float" office:value="16346000">
            <text:p>16346000</text:p>
          </table:table-cell>
          <table:table-cell office:value-type="float" office:value="18240000">
            <text:p>18240000</text:p>
          </table:table-cell>
          <table:table-cell office:value-type="float" office:value="18352000">
            <text:p>18352000</text:p>
          </table:table-cell>
          <table:table-cell office:value-type="float" office:value="17889000">
            <text:p>17889000</text:p>
          </table:table-cell>
          <table:table-cell office:value-type="float" office:value="19150000">
            <text:p>19150000</text:p>
          </table:table-cell>
          <table:table-cell office:value-type="float" office:value="19802000">
            <text:p>19802000</text:p>
          </table:table-cell>
          <table:table-cell office:value-type="float" office:value="16553000">
            <text:p>16553000</text:p>
          </table:table-cell>
          <table:table-cell office:value-type="float" office:value="18853000">
            <text:p>18853000</text:p>
          </table:table-cell>
          <table:table-cell office:value-type="float" office:value="19782000">
            <text:p>19782000</text:p>
          </table:table-cell>
          <table:table-cell office:value-type="float" office:value="13631000">
            <text:p>13631000</text:p>
          </table:table-cell>
          <table:table-cell office:value-type="float" office:value="18204000">
            <text:p>18204000</text:p>
          </table:table-cell>
          <table:table-cell office:value-type="float" office:value="18073000">
            <text:p>18073000</text:p>
          </table:table-cell>
          <table:table-cell office:value-type="float" office:value="18113000">
            <text:p>18113000</text:p>
          </table:table-cell>
          <table:table-cell office:value-type="float" office:value="19535000">
            <text:p>19535000</text:p>
          </table:table-cell>
          <table:table-cell office:value-type="float" office:value="15938000">
            <text:p>15938000</text:p>
          </table:table-cell>
          <table:table-cell office:value-type="float" office:value="13571000">
            <text:p>13571000</text:p>
          </table:table-cell>
          <table:table-cell office:value-type="float" office:value="19432000">
            <text:p>19432000</text:p>
          </table:table-cell>
          <table:table-cell office:value-type="float" office:value="18441000">
            <text:p>18441000</text:p>
          </table:table-cell>
          <table:table-cell office:value-type="float" office:value="13806000">
            <text:p>13806000</text:p>
          </table:table-cell>
          <table:table-cell office:value-type="float" office:value="19385000">
            <text:p>19385000</text:p>
          </table:table-cell>
          <table:table-cell office:value-type="float" office:value="18418000">
            <text:p>18418000</text:p>
          </table:table-cell>
          <table:table-cell office:value-type="float" office:value="19328000">
            <text:p>19328000</text:p>
          </table:table-cell>
          <table:table-cell office:value-type="float" office:value="18378000">
            <text:p>18378000</text:p>
          </table:table-cell>
          <table:table-cell office:value-type="float" office:value="13672000">
            <text:p>13672000</text:p>
          </table:table-cell>
          <table:table-cell office:value-type="float" office:value="17777000">
            <text:p>17777000</text:p>
          </table:table-cell>
          <table:table-cell office:value-type="float" office:value="16189000">
            <text:p>16189000</text:p>
          </table:table-cell>
          <table:table-cell office:value-type="float" office:value="13194000">
            <text:p>13194000</text:p>
          </table:table-cell>
          <table:table-cell office:value-type="float" office:value="18556000">
            <text:p>18556000</text:p>
          </table:table-cell>
          <table:table-cell office:value-type="float" office:value="18616000">
            <text:p>18616000</text:p>
          </table:table-cell>
          <table:table-cell office:value-type="float" office:value="16988000">
            <text:p>16988000</text:p>
          </table:table-cell>
          <table:table-cell office:value-type="float" office:value="13761000">
            <text:p>13761000</text:p>
          </table:table-cell>
          <table:table-cell office:value-type="float" office:value="19560000">
            <text:p>19560000</text:p>
          </table:table-cell>
          <table:table-cell office:value-type="float" office:value="18572000">
            <text:p>18572000</text:p>
          </table:table-cell>
          <table:table-cell office:value-type="float" office:value="17665000">
            <text:p>17665000</text:p>
          </table:table-cell>
          <table:table-cell office:value-type="float" office:value="17557000">
            <text:p>17557000</text:p>
          </table:table-cell>
          <table:table-cell office:value-type="float" office:value="19486000">
            <text:p>19486000</text:p>
          </table:table-cell>
          <table:table-cell office:value-type="float" office:value="19784000">
            <text:p>19784000</text:p>
          </table:table-cell>
          <table:table-cell office:value-type="float" office:value="13350000">
            <text:p>13350000</text:p>
          </table:table-cell>
          <table:table-cell office:value-type="float" office:value="16956000">
            <text:p>16956000</text:p>
          </table:table-cell>
          <table:table-cell office:value-type="float" office:value="13764000">
            <text:p>13764000</text:p>
          </table:table-cell>
          <table:table-cell office:value-type="float" office:value="16294000">
            <text:p>16294000</text:p>
          </table:table-cell>
          <table:table-cell office:value-type="float" office:value="20081000">
            <text:p>20081000</text:p>
          </table:table-cell>
          <table:table-cell office:value-type="float" office:value="13395000">
            <text:p>13395000</text:p>
          </table:table-cell>
          <table:table-cell office:value-type="float" office:value="18318000">
            <text:p>18318000</text:p>
          </table:table-cell>
          <table:table-cell office:value-type="float" office:value="19827000">
            <text:p>19827000</text:p>
          </table:table-cell>
          <table:table-cell office:value-type="float" office:value="20078000">
            <text:p>20078000</text:p>
          </table:table-cell>
          <table:table-cell office:value-type="float" office:value="17405000">
            <text:p>17405000</text:p>
          </table:table-cell>
          <table:table-cell office:value-type="float" office:value="18826000">
            <text:p>18826000</text:p>
          </table:table-cell>
          <table:table-cell office:value-type="float" office:value="17937000">
            <text:p>17937000</text:p>
          </table:table-cell>
          <table:table-cell office:value-type="float" office:value="16811000">
            <text:p>16811000</text:p>
          </table:table-cell>
          <table:table-cell office:value-type="float" office:value="17175000">
            <text:p>17175000</text:p>
          </table:table-cell>
          <table:table-cell office:value-type="float" office:value="13519000">
            <text:p>13519000</text:p>
          </table:table-cell>
          <table:table-cell office:value-type="float" office:value="16399000">
            <text:p>16399000</text:p>
          </table:table-cell>
          <table:table-cell office:value-type="float" office:value="13486000">
            <text:p>13486000</text:p>
          </table:table-cell>
          <table:table-cell office:value-type="float" office:value="16980000">
            <text:p>16980000</text:p>
          </table:table-cell>
          <table:table-cell office:value-type="float" office:value="13771000">
            <text:p>13771000</text:p>
          </table:table-cell>
          <table:table-cell table:number-columns-repeated="2"/>
          <table:table-cell office:value-type="float" office:value="68">
            <text:p>68</text:p>
          </table:table-cell>
          <table:table-cell table:formula="of:=AVERAGE([.A44:.CV44])" office:value-type="float" office:value="17253190">
            <text:p>17253190</text:p>
          </table:table-cell>
        </table:table-row>
        <table:table-row table:style-name="ro1">
          <table:table-cell office:value-type="float" office:value="17562000">
            <text:p>17562000</text:p>
          </table:table-cell>
          <table:table-cell office:value-type="float" office:value="17913000">
            <text:p>17913000</text:p>
          </table:table-cell>
          <table:table-cell office:value-type="float" office:value="19734000">
            <text:p>19734000</text:p>
          </table:table-cell>
          <table:table-cell office:value-type="float" office:value="18717000">
            <text:p>18717000</text:p>
          </table:table-cell>
          <table:table-cell office:value-type="float" office:value="17338000">
            <text:p>17338000</text:p>
          </table:table-cell>
          <table:table-cell office:value-type="float" office:value="20235000">
            <text:p>20235000</text:p>
          </table:table-cell>
          <table:table-cell office:value-type="float" office:value="16849000">
            <text:p>16849000</text:p>
          </table:table-cell>
          <table:table-cell office:value-type="float" office:value="19181000">
            <text:p>19181000</text:p>
          </table:table-cell>
          <table:table-cell office:value-type="float" office:value="19425000">
            <text:p>19425000</text:p>
          </table:table-cell>
          <table:table-cell office:value-type="float" office:value="13876000">
            <text:p>13876000</text:p>
          </table:table-cell>
          <table:table-cell office:value-type="float" office:value="18258000">
            <text:p>18258000</text:p>
          </table:table-cell>
          <table:table-cell office:value-type="float" office:value="18302000">
            <text:p>18302000</text:p>
          </table:table-cell>
          <table:table-cell office:value-type="float" office:value="17200000">
            <text:p>17200000</text:p>
          </table:table-cell>
          <table:table-cell office:value-type="float" office:value="16699000">
            <text:p>16699000</text:p>
          </table:table-cell>
          <table:table-cell office:value-type="float" office:value="18001000">
            <text:p>18001000</text:p>
          </table:table-cell>
          <table:table-cell office:value-type="float" office:value="16824000">
            <text:p>16824000</text:p>
          </table:table-cell>
          <table:table-cell office:value-type="float" office:value="19739000">
            <text:p>19739000</text:p>
          </table:table-cell>
          <table:table-cell office:value-type="float" office:value="14004000">
            <text:p>14004000</text:p>
          </table:table-cell>
          <table:table-cell office:value-type="float" office:value="19275000">
            <text:p>19275000</text:p>
          </table:table-cell>
          <table:table-cell office:value-type="float" office:value="18655000">
            <text:p>18655000</text:p>
          </table:table-cell>
          <table:table-cell office:value-type="float" office:value="17133000">
            <text:p>17133000</text:p>
          </table:table-cell>
          <table:table-cell office:value-type="float" office:value="17583000">
            <text:p>17583000</text:p>
          </table:table-cell>
          <table:table-cell office:value-type="float" office:value="19957000">
            <text:p>19957000</text:p>
          </table:table-cell>
          <table:table-cell office:value-type="float" office:value="19115000">
            <text:p>19115000</text:p>
          </table:table-cell>
          <table:table-cell office:value-type="float" office:value="17133000">
            <text:p>17133000</text:p>
          </table:table-cell>
          <table:table-cell office:value-type="float" office:value="17797000">
            <text:p>17797000</text:p>
          </table:table-cell>
          <table:table-cell office:value-type="float" office:value="20289000">
            <text:p>20289000</text:p>
          </table:table-cell>
          <table:table-cell office:value-type="float" office:value="20047000">
            <text:p>20047000</text:p>
          </table:table-cell>
          <table:table-cell office:value-type="float" office:value="13822000">
            <text:p>13822000</text:p>
          </table:table-cell>
          <table:table-cell office:value-type="float" office:value="13808000">
            <text:p>13808000</text:p>
          </table:table-cell>
          <table:table-cell office:value-type="float" office:value="17060000">
            <text:p>17060000</text:p>
          </table:table-cell>
          <table:table-cell office:value-type="float" office:value="20075000">
            <text:p>20075000</text:p>
          </table:table-cell>
          <table:table-cell office:value-type="float" office:value="13957000">
            <text:p>13957000</text:p>
          </table:table-cell>
          <table:table-cell office:value-type="float" office:value="20714000">
            <text:p>20714000</text:p>
          </table:table-cell>
          <table:table-cell office:value-type="float" office:value="19336000">
            <text:p>19336000</text:p>
          </table:table-cell>
          <table:table-cell office:value-type="float" office:value="17049000">
            <text:p>17049000</text:p>
          </table:table-cell>
          <table:table-cell office:value-type="float" office:value="13838000">
            <text:p>13838000</text:p>
          </table:table-cell>
          <table:table-cell office:value-type="float" office:value="13819000">
            <text:p>13819000</text:p>
          </table:table-cell>
          <table:table-cell office:value-type="float" office:value="19858000">
            <text:p>19858000</text:p>
          </table:table-cell>
          <table:table-cell office:value-type="float" office:value="13999000">
            <text:p>13999000</text:p>
          </table:table-cell>
          <table:table-cell office:value-type="float" office:value="20094000">
            <text:p>20094000</text:p>
          </table:table-cell>
          <table:table-cell office:value-type="float" office:value="19436000">
            <text:p>19436000</text:p>
          </table:table-cell>
          <table:table-cell office:value-type="float" office:value="13801000">
            <text:p>13801000</text:p>
          </table:table-cell>
          <table:table-cell office:value-type="float" office:value="19288000">
            <text:p>19288000</text:p>
          </table:table-cell>
          <table:table-cell office:value-type="float" office:value="19851000">
            <text:p>19851000</text:p>
          </table:table-cell>
          <table:table-cell office:value-type="float" office:value="17900000">
            <text:p>17900000</text:p>
          </table:table-cell>
          <table:table-cell office:value-type="float" office:value="19722000">
            <text:p>19722000</text:p>
          </table:table-cell>
          <table:table-cell office:value-type="float" office:value="17475000">
            <text:p>17475000</text:p>
          </table:table-cell>
          <table:table-cell office:value-type="float" office:value="16754000">
            <text:p>16754000</text:p>
          </table:table-cell>
          <table:table-cell office:value-type="float" office:value="19860000">
            <text:p>19860000</text:p>
          </table:table-cell>
          <table:table-cell office:value-type="float" office:value="19612000">
            <text:p>19612000</text:p>
          </table:table-cell>
          <table:table-cell office:value-type="float" office:value="18327000">
            <text:p>18327000</text:p>
          </table:table-cell>
          <table:table-cell office:value-type="float" office:value="16703000">
            <text:p>16703000</text:p>
          </table:table-cell>
          <table:table-cell office:value-type="float" office:value="18622000">
            <text:p>18622000</text:p>
          </table:table-cell>
          <table:table-cell office:value-type="float" office:value="18381000">
            <text:p>18381000</text:p>
          </table:table-cell>
          <table:table-cell office:value-type="float" office:value="17760000">
            <text:p>17760000</text:p>
          </table:table-cell>
          <table:table-cell office:value-type="float" office:value="17839000">
            <text:p>17839000</text:p>
          </table:table-cell>
          <table:table-cell office:value-type="float" office:value="16907000">
            <text:p>16907000</text:p>
          </table:table-cell>
          <table:table-cell office:value-type="float" office:value="19976000">
            <text:p>19976000</text:p>
          </table:table-cell>
          <table:table-cell office:value-type="float" office:value="14218000">
            <text:p>14218000</text:p>
          </table:table-cell>
          <table:table-cell office:value-type="float" office:value="17124000">
            <text:p>17124000</text:p>
          </table:table-cell>
          <table:table-cell office:value-type="float" office:value="19293000">
            <text:p>19293000</text:p>
          </table:table-cell>
          <table:table-cell office:value-type="float" office:value="16789000">
            <text:p>16789000</text:p>
          </table:table-cell>
          <table:table-cell office:value-type="float" office:value="16485000">
            <text:p>16485000</text:p>
          </table:table-cell>
          <table:table-cell office:value-type="float" office:value="20309000">
            <text:p>20309000</text:p>
          </table:table-cell>
          <table:table-cell office:value-type="float" office:value="16938000">
            <text:p>16938000</text:p>
          </table:table-cell>
          <table:table-cell office:value-type="float" office:value="17159000">
            <text:p>17159000</text:p>
          </table:table-cell>
          <table:table-cell office:value-type="float" office:value="19198000">
            <text:p>19198000</text:p>
          </table:table-cell>
          <table:table-cell office:value-type="float" office:value="13794000">
            <text:p>13794000</text:p>
          </table:table-cell>
          <table:table-cell office:value-type="float" office:value="19982000">
            <text:p>19982000</text:p>
          </table:table-cell>
          <table:table-cell office:value-type="float" office:value="18631000">
            <text:p>18631000</text:p>
          </table:table-cell>
          <table:table-cell office:value-type="float" office:value="14036000">
            <text:p>14036000</text:p>
          </table:table-cell>
          <table:table-cell office:value-type="float" office:value="14027000">
            <text:p>14027000</text:p>
          </table:table-cell>
          <table:table-cell office:value-type="float" office:value="20277000">
            <text:p>20277000</text:p>
          </table:table-cell>
          <table:table-cell office:value-type="float" office:value="17753000">
            <text:p>17753000</text:p>
          </table:table-cell>
          <table:table-cell office:value-type="float" office:value="18448000">
            <text:p>18448000</text:p>
          </table:table-cell>
          <table:table-cell office:value-type="float" office:value="20119000">
            <text:p>20119000</text:p>
          </table:table-cell>
          <table:table-cell office:value-type="float" office:value="18631000">
            <text:p>18631000</text:p>
          </table:table-cell>
          <table:table-cell office:value-type="float" office:value="18730000">
            <text:p>18730000</text:p>
          </table:table-cell>
          <table:table-cell office:value-type="float" office:value="20394000">
            <text:p>20394000</text:p>
          </table:table-cell>
          <table:table-cell office:value-type="float" office:value="14078000">
            <text:p>14078000</text:p>
          </table:table-cell>
          <table:table-cell office:value-type="float" office:value="17272000">
            <text:p>17272000</text:p>
          </table:table-cell>
          <table:table-cell office:value-type="float" office:value="18553000">
            <text:p>18553000</text:p>
          </table:table-cell>
          <table:table-cell office:value-type="float" office:value="18329000">
            <text:p>18329000</text:p>
          </table:table-cell>
          <table:table-cell office:value-type="float" office:value="18252000">
            <text:p>18252000</text:p>
          </table:table-cell>
          <table:table-cell office:value-type="float" office:value="13927000">
            <text:p>13927000</text:p>
          </table:table-cell>
          <table:table-cell office:value-type="float" office:value="19889000">
            <text:p>19889000</text:p>
          </table:table-cell>
          <table:table-cell office:value-type="float" office:value="19236000">
            <text:p>19236000</text:p>
          </table:table-cell>
          <table:table-cell office:value-type="float" office:value="16993000">
            <text:p>16993000</text:p>
          </table:table-cell>
          <table:table-cell office:value-type="float" office:value="19226000">
            <text:p>19226000</text:p>
          </table:table-cell>
          <table:table-cell office:value-type="float" office:value="19596000">
            <text:p>19596000</text:p>
          </table:table-cell>
          <table:table-cell office:value-type="float" office:value="17176000">
            <text:p>17176000</text:p>
          </table:table-cell>
          <table:table-cell office:value-type="float" office:value="20222000">
            <text:p>20222000</text:p>
          </table:table-cell>
          <table:table-cell office:value-type="float" office:value="19674000">
            <text:p>19674000</text:p>
          </table:table-cell>
          <table:table-cell office:value-type="float" office:value="19744000">
            <text:p>19744000</text:p>
          </table:table-cell>
          <table:table-cell office:value-type="float" office:value="17255000">
            <text:p>17255000</text:p>
          </table:table-cell>
          <table:table-cell office:value-type="float" office:value="18968000">
            <text:p>18968000</text:p>
          </table:table-cell>
          <table:table-cell office:value-type="float" office:value="19999000">
            <text:p>19999000</text:p>
          </table:table-cell>
          <table:table-cell office:value-type="float" office:value="17506000">
            <text:p>17506000</text:p>
          </table:table-cell>
          <table:table-cell office:value-type="float" office:value="19889000">
            <text:p>19889000</text:p>
          </table:table-cell>
          <table:table-cell table:number-columns-repeated="2"/>
          <table:table-cell office:value-type="float" office:value="69">
            <text:p>69</text:p>
          </table:table-cell>
          <table:table-cell table:formula="of:=AVERAGE([.A45:.CV45])" office:value-type="float" office:value="17906030">
            <text:p>17906030</text:p>
          </table:table-cell>
        </table:table-row>
        <table:table-row table:style-name="ro1">
          <table:table-cell office:value-type="float" office:value="17314000">
            <text:p>17314000</text:p>
          </table:table-cell>
          <table:table-cell office:value-type="float" office:value="18389000">
            <text:p>18389000</text:p>
          </table:table-cell>
          <table:table-cell office:value-type="float" office:value="19990000">
            <text:p>19990000</text:p>
          </table:table-cell>
          <table:table-cell office:value-type="float" office:value="19617000">
            <text:p>19617000</text:p>
          </table:table-cell>
          <table:table-cell office:value-type="float" office:value="13875000">
            <text:p>13875000</text:p>
          </table:table-cell>
          <table:table-cell office:value-type="float" office:value="20272000">
            <text:p>20272000</text:p>
          </table:table-cell>
          <table:table-cell office:value-type="float" office:value="19938000">
            <text:p>19938000</text:p>
          </table:table-cell>
          <table:table-cell office:value-type="float" office:value="18817000">
            <text:p>18817000</text:p>
          </table:table-cell>
          <table:table-cell office:value-type="float" office:value="18954000">
            <text:p>18954000</text:p>
          </table:table-cell>
          <table:table-cell office:value-type="float" office:value="18528000">
            <text:p>18528000</text:p>
          </table:table-cell>
          <table:table-cell office:value-type="float" office:value="18592000">
            <text:p>18592000</text:p>
          </table:table-cell>
          <table:table-cell office:value-type="float" office:value="20176000">
            <text:p>20176000</text:p>
          </table:table-cell>
          <table:table-cell office:value-type="float" office:value="20259000">
            <text:p>20259000</text:p>
          </table:table-cell>
          <table:table-cell office:value-type="float" office:value="17519000">
            <text:p>17519000</text:p>
          </table:table-cell>
          <table:table-cell office:value-type="float" office:value="17473000">
            <text:p>17473000</text:p>
          </table:table-cell>
          <table:table-cell office:value-type="float" office:value="19504000">
            <text:p>19504000</text:p>
          </table:table-cell>
          <table:table-cell office:value-type="float" office:value="17192000">
            <text:p>17192000</text:p>
          </table:table-cell>
          <table:table-cell office:value-type="float" office:value="13983000">
            <text:p>13983000</text:p>
          </table:table-cell>
          <table:table-cell office:value-type="float" office:value="19396000">
            <text:p>19396000</text:p>
          </table:table-cell>
          <table:table-cell office:value-type="float" office:value="18010000">
            <text:p>18010000</text:p>
          </table:table-cell>
          <table:table-cell office:value-type="float" office:value="20104000">
            <text:p>20104000</text:p>
          </table:table-cell>
          <table:table-cell office:value-type="float" office:value="18993000">
            <text:p>18993000</text:p>
          </table:table-cell>
          <table:table-cell office:value-type="float" office:value="16726000">
            <text:p>16726000</text:p>
          </table:table-cell>
          <table:table-cell office:value-type="float" office:value="18854000">
            <text:p>18854000</text:p>
          </table:table-cell>
          <table:table-cell office:value-type="float" office:value="17387000">
            <text:p>17387000</text:p>
          </table:table-cell>
          <table:table-cell office:value-type="float" office:value="20302000">
            <text:p>20302000</text:p>
          </table:table-cell>
          <table:table-cell office:value-type="float" office:value="20446000">
            <text:p>20446000</text:p>
          </table:table-cell>
          <table:table-cell office:value-type="float" office:value="17980000">
            <text:p>17980000</text:p>
          </table:table-cell>
          <table:table-cell office:value-type="float" office:value="17297000">
            <text:p>17297000</text:p>
          </table:table-cell>
          <table:table-cell office:value-type="float" office:value="16473000">
            <text:p>16473000</text:p>
          </table:table-cell>
          <table:table-cell office:value-type="float" office:value="18697000">
            <text:p>18697000</text:p>
          </table:table-cell>
          <table:table-cell office:value-type="float" office:value="18220000">
            <text:p>18220000</text:p>
          </table:table-cell>
          <table:table-cell office:value-type="float" office:value="17064000">
            <text:p>17064000</text:p>
          </table:table-cell>
          <table:table-cell office:value-type="float" office:value="14292000">
            <text:p>14292000</text:p>
          </table:table-cell>
          <table:table-cell office:value-type="float" office:value="17135000">
            <text:p>17135000</text:p>
          </table:table-cell>
          <table:table-cell office:value-type="float" office:value="16916000">
            <text:p>16916000</text:p>
          </table:table-cell>
          <table:table-cell office:value-type="float" office:value="18763000">
            <text:p>18763000</text:p>
          </table:table-cell>
          <table:table-cell office:value-type="float" office:value="14326000">
            <text:p>14326000</text:p>
          </table:table-cell>
          <table:table-cell office:value-type="float" office:value="14403000">
            <text:p>14403000</text:p>
          </table:table-cell>
          <table:table-cell office:value-type="float" office:value="16709000">
            <text:p>16709000</text:p>
          </table:table-cell>
          <table:table-cell office:value-type="float" office:value="17096000">
            <text:p>17096000</text:p>
          </table:table-cell>
          <table:table-cell office:value-type="float" office:value="19300000">
            <text:p>19300000</text:p>
          </table:table-cell>
          <table:table-cell office:value-type="float" office:value="20062000">
            <text:p>20062000</text:p>
          </table:table-cell>
          <table:table-cell office:value-type="float" office:value="19427000">
            <text:p>19427000</text:p>
          </table:table-cell>
          <table:table-cell office:value-type="float" office:value="14320000">
            <text:p>14320000</text:p>
          </table:table-cell>
          <table:table-cell office:value-type="float" office:value="19515000">
            <text:p>19515000</text:p>
          </table:table-cell>
          <table:table-cell office:value-type="float" office:value="19632000">
            <text:p>19632000</text:p>
          </table:table-cell>
          <table:table-cell office:value-type="float" office:value="18549000">
            <text:p>18549000</text:p>
          </table:table-cell>
          <table:table-cell office:value-type="float" office:value="18592000">
            <text:p>18592000</text:p>
          </table:table-cell>
          <table:table-cell office:value-type="float" office:value="18992000">
            <text:p>18992000</text:p>
          </table:table-cell>
          <table:table-cell office:value-type="float" office:value="17391000">
            <text:p>17391000</text:p>
          </table:table-cell>
          <table:table-cell office:value-type="float" office:value="16870000">
            <text:p>16870000</text:p>
          </table:table-cell>
          <table:table-cell office:value-type="float" office:value="19048000">
            <text:p>19048000</text:p>
          </table:table-cell>
          <table:table-cell office:value-type="float" office:value="19738000">
            <text:p>19738000</text:p>
          </table:table-cell>
          <table:table-cell office:value-type="float" office:value="17714000">
            <text:p>17714000</text:p>
          </table:table-cell>
          <table:table-cell office:value-type="float" office:value="19140000">
            <text:p>19140000</text:p>
          </table:table-cell>
          <table:table-cell office:value-type="float" office:value="16997000">
            <text:p>16997000</text:p>
          </table:table-cell>
          <table:table-cell office:value-type="float" office:value="18817000">
            <text:p>18817000</text:p>
          </table:table-cell>
          <table:table-cell office:value-type="float" office:value="17315000">
            <text:p>17315000</text:p>
          </table:table-cell>
          <table:table-cell office:value-type="float" office:value="19724000">
            <text:p>19724000</text:p>
          </table:table-cell>
          <table:table-cell office:value-type="float" office:value="20892000">
            <text:p>20892000</text:p>
          </table:table-cell>
          <table:table-cell office:value-type="float" office:value="18193000">
            <text:p>18193000</text:p>
          </table:table-cell>
          <table:table-cell office:value-type="float" office:value="16898000">
            <text:p>16898000</text:p>
          </table:table-cell>
          <table:table-cell office:value-type="float" office:value="20254000">
            <text:p>20254000</text:p>
          </table:table-cell>
          <table:table-cell office:value-type="float" office:value="17964000">
            <text:p>17964000</text:p>
          </table:table-cell>
          <table:table-cell office:value-type="float" office:value="16889000">
            <text:p>16889000</text:p>
          </table:table-cell>
          <table:table-cell office:value-type="float" office:value="19066000">
            <text:p>19066000</text:p>
          </table:table-cell>
          <table:table-cell office:value-type="float" office:value="17804000">
            <text:p>17804000</text:p>
          </table:table-cell>
          <table:table-cell office:value-type="float" office:value="19983000">
            <text:p>19983000</text:p>
          </table:table-cell>
          <table:table-cell office:value-type="float" office:value="17843000">
            <text:p>17843000</text:p>
          </table:table-cell>
          <table:table-cell office:value-type="float" office:value="17966000">
            <text:p>17966000</text:p>
          </table:table-cell>
          <table:table-cell office:value-type="float" office:value="17641000">
            <text:p>17641000</text:p>
          </table:table-cell>
          <table:table-cell office:value-type="float" office:value="19186000">
            <text:p>19186000</text:p>
          </table:table-cell>
          <table:table-cell office:value-type="float" office:value="18318000">
            <text:p>18318000</text:p>
          </table:table-cell>
          <table:table-cell office:value-type="float" office:value="14260000">
            <text:p>14260000</text:p>
          </table:table-cell>
          <table:table-cell office:value-type="float" office:value="14270000">
            <text:p>14270000</text:p>
          </table:table-cell>
          <table:table-cell office:value-type="float" office:value="17117000">
            <text:p>17117000</text:p>
          </table:table-cell>
          <table:table-cell office:value-type="float" office:value="14256000">
            <text:p>14256000</text:p>
          </table:table-cell>
          <table:table-cell office:value-type="float" office:value="19109000">
            <text:p>19109000</text:p>
          </table:table-cell>
          <table:table-cell office:value-type="float" office:value="16564000">
            <text:p>16564000</text:p>
          </table:table-cell>
          <table:table-cell office:value-type="float" office:value="19606000">
            <text:p>19606000</text:p>
          </table:table-cell>
          <table:table-cell office:value-type="float" office:value="19089000">
            <text:p>19089000</text:p>
          </table:table-cell>
          <table:table-cell office:value-type="float" office:value="17693000">
            <text:p>17693000</text:p>
          </table:table-cell>
          <table:table-cell office:value-type="float" office:value="19828000">
            <text:p>19828000</text:p>
          </table:table-cell>
          <table:table-cell office:value-type="float" office:value="16673000">
            <text:p>16673000</text:p>
          </table:table-cell>
          <table:table-cell office:value-type="float" office:value="13885000">
            <text:p>13885000</text:p>
          </table:table-cell>
          <table:table-cell office:value-type="float" office:value="18954000">
            <text:p>18954000</text:p>
          </table:table-cell>
          <table:table-cell office:value-type="float" office:value="19731000">
            <text:p>19731000</text:p>
          </table:table-cell>
          <table:table-cell office:value-type="float" office:value="18877000">
            <text:p>18877000</text:p>
          </table:table-cell>
          <table:table-cell office:value-type="float" office:value="19194000">
            <text:p>19194000</text:p>
          </table:table-cell>
          <table:table-cell office:value-type="float" office:value="18036000">
            <text:p>18036000</text:p>
          </table:table-cell>
          <table:table-cell office:value-type="float" office:value="18802000">
            <text:p>18802000</text:p>
          </table:table-cell>
          <table:table-cell office:value-type="float" office:value="19590000">
            <text:p>19590000</text:p>
          </table:table-cell>
          <table:table-cell office:value-type="float" office:value="13830000">
            <text:p>13830000</text:p>
          </table:table-cell>
          <table:table-cell office:value-type="float" office:value="19674000">
            <text:p>19674000</text:p>
          </table:table-cell>
          <table:table-cell office:value-type="float" office:value="19381000">
            <text:p>19381000</text:p>
          </table:table-cell>
          <table:table-cell office:value-type="float" office:value="16884000">
            <text:p>16884000</text:p>
          </table:table-cell>
          <table:table-cell office:value-type="float" office:value="18363000">
            <text:p>18363000</text:p>
          </table:table-cell>
          <table:table-cell office:value-type="float" office:value="14236000">
            <text:p>14236000</text:p>
          </table:table-cell>
          <table:table-cell office:value-type="float" office:value="19580000">
            <text:p>19580000</text:p>
          </table:table-cell>
          <table:table-cell table:number-columns-repeated="2"/>
          <table:table-cell office:value-type="float" office:value="70">
            <text:p>70</text:p>
          </table:table-cell>
          <table:table-cell table:formula="of:=AVERAGE([.A46:.CV46])" office:value-type="float" office:value="18035030">
            <text:p>18035030</text:p>
          </table:table-cell>
        </table:table-row>
        <table:table-row table:style-name="ro1">
          <table:table-cell office:value-type="float" office:value="14464000">
            <text:p>14464000</text:p>
          </table:table-cell>
          <table:table-cell office:value-type="float" office:value="20819000">
            <text:p>20819000</text:p>
          </table:table-cell>
          <table:table-cell office:value-type="float" office:value="17573000">
            <text:p>17573000</text:p>
          </table:table-cell>
          <table:table-cell office:value-type="float" office:value="19713000">
            <text:p>19713000</text:p>
          </table:table-cell>
          <table:table-cell office:value-type="float" office:value="19799000">
            <text:p>19799000</text:p>
          </table:table-cell>
          <table:table-cell office:value-type="float" office:value="19754000">
            <text:p>19754000</text:p>
          </table:table-cell>
          <table:table-cell office:value-type="float" office:value="16906000">
            <text:p>16906000</text:p>
          </table:table-cell>
          <table:table-cell office:value-type="float" office:value="18192000">
            <text:p>18192000</text:p>
          </table:table-cell>
          <table:table-cell office:value-type="float" office:value="19434000">
            <text:p>19434000</text:p>
          </table:table-cell>
          <table:table-cell office:value-type="float" office:value="14428000">
            <text:p>14428000</text:p>
          </table:table-cell>
          <table:table-cell office:value-type="float" office:value="14241000">
            <text:p>14241000</text:p>
          </table:table-cell>
          <table:table-cell office:value-type="float" office:value="14279000">
            <text:p>14279000</text:p>
          </table:table-cell>
          <table:table-cell office:value-type="float" office:value="14245000">
            <text:p>14245000</text:p>
          </table:table-cell>
          <table:table-cell office:value-type="float" office:value="14496000">
            <text:p>14496000</text:p>
          </table:table-cell>
          <table:table-cell office:value-type="float" office:value="14648000">
            <text:p>14648000</text:p>
          </table:table-cell>
          <table:table-cell office:value-type="float" office:value="14703000">
            <text:p>14703000</text:p>
          </table:table-cell>
          <table:table-cell office:value-type="float" office:value="20805000">
            <text:p>20805000</text:p>
          </table:table-cell>
          <table:table-cell office:value-type="float" office:value="17188000">
            <text:p>17188000</text:p>
          </table:table-cell>
          <table:table-cell office:value-type="float" office:value="20277000">
            <text:p>20277000</text:p>
          </table:table-cell>
          <table:table-cell office:value-type="float" office:value="19550000">
            <text:p>19550000</text:p>
          </table:table-cell>
          <table:table-cell office:value-type="float" office:value="14743000">
            <text:p>14743000</text:p>
          </table:table-cell>
          <table:table-cell office:value-type="float" office:value="14805000">
            <text:p>14805000</text:p>
          </table:table-cell>
          <table:table-cell office:value-type="float" office:value="19414000">
            <text:p>19414000</text:p>
          </table:table-cell>
          <table:table-cell office:value-type="float" office:value="18257000">
            <text:p>18257000</text:p>
          </table:table-cell>
          <table:table-cell office:value-type="float" office:value="17453000">
            <text:p>17453000</text:p>
          </table:table-cell>
          <table:table-cell office:value-type="float" office:value="19534000">
            <text:p>19534000</text:p>
          </table:table-cell>
          <table:table-cell office:value-type="float" office:value="19737000">
            <text:p>19737000</text:p>
          </table:table-cell>
          <table:table-cell office:value-type="float" office:value="19390000">
            <text:p>19390000</text:p>
          </table:table-cell>
          <table:table-cell office:value-type="float" office:value="17467000">
            <text:p>17467000</text:p>
          </table:table-cell>
          <table:table-cell office:value-type="float" office:value="17667000">
            <text:p>17667000</text:p>
          </table:table-cell>
          <table:table-cell office:value-type="float" office:value="20126000">
            <text:p>20126000</text:p>
          </table:table-cell>
          <table:table-cell office:value-type="float" office:value="20706000">
            <text:p>20706000</text:p>
          </table:table-cell>
          <table:table-cell office:value-type="float" office:value="18930000">
            <text:p>18930000</text:p>
          </table:table-cell>
          <table:table-cell office:value-type="float" office:value="18607000">
            <text:p>18607000</text:p>
          </table:table-cell>
          <table:table-cell office:value-type="float" office:value="17116000">
            <text:p>17116000</text:p>
          </table:table-cell>
          <table:table-cell office:value-type="float" office:value="17941000">
            <text:p>17941000</text:p>
          </table:table-cell>
          <table:table-cell office:value-type="float" office:value="17240000">
            <text:p>17240000</text:p>
          </table:table-cell>
          <table:table-cell office:value-type="float" office:value="20682000">
            <text:p>20682000</text:p>
          </table:table-cell>
          <table:table-cell office:value-type="float" office:value="17292000">
            <text:p>17292000</text:p>
          </table:table-cell>
          <table:table-cell office:value-type="float" office:value="17197000">
            <text:p>17197000</text:p>
          </table:table-cell>
          <table:table-cell office:value-type="float" office:value="18796000">
            <text:p>18796000</text:p>
          </table:table-cell>
          <table:table-cell office:value-type="float" office:value="20234000">
            <text:p>20234000</text:p>
          </table:table-cell>
          <table:table-cell office:value-type="float" office:value="20489000">
            <text:p>20489000</text:p>
          </table:table-cell>
          <table:table-cell office:value-type="float" office:value="18511000">
            <text:p>18511000</text:p>
          </table:table-cell>
          <table:table-cell office:value-type="float" office:value="20299000">
            <text:p>20299000</text:p>
          </table:table-cell>
          <table:table-cell office:value-type="float" office:value="18533000">
            <text:p>18533000</text:p>
          </table:table-cell>
          <table:table-cell office:value-type="float" office:value="18899000">
            <text:p>18899000</text:p>
          </table:table-cell>
          <table:table-cell office:value-type="float" office:value="16947000">
            <text:p>16947000</text:p>
          </table:table-cell>
          <table:table-cell office:value-type="float" office:value="18706000">
            <text:p>18706000</text:p>
          </table:table-cell>
          <table:table-cell office:value-type="float" office:value="19057000">
            <text:p>19057000</text:p>
          </table:table-cell>
          <table:table-cell office:value-type="float" office:value="17211000">
            <text:p>17211000</text:p>
          </table:table-cell>
          <table:table-cell office:value-type="float" office:value="17083000">
            <text:p>17083000</text:p>
          </table:table-cell>
          <table:table-cell office:value-type="float" office:value="19570000">
            <text:p>19570000</text:p>
          </table:table-cell>
          <table:table-cell office:value-type="float" office:value="20819000">
            <text:p>20819000</text:p>
          </table:table-cell>
          <table:table-cell office:value-type="float" office:value="20679000">
            <text:p>20679000</text:p>
          </table:table-cell>
          <table:table-cell office:value-type="float" office:value="19895000">
            <text:p>19895000</text:p>
          </table:table-cell>
          <table:table-cell office:value-type="float" office:value="17308000">
            <text:p>17308000</text:p>
          </table:table-cell>
          <table:table-cell office:value-type="float" office:value="20308000">
            <text:p>20308000</text:p>
          </table:table-cell>
          <table:table-cell office:value-type="float" office:value="20614000">
            <text:p>20614000</text:p>
          </table:table-cell>
          <table:table-cell office:value-type="float" office:value="20063000">
            <text:p>20063000</text:p>
          </table:table-cell>
          <table:table-cell office:value-type="float" office:value="17285000">
            <text:p>17285000</text:p>
          </table:table-cell>
          <table:table-cell office:value-type="float" office:value="19582000">
            <text:p>19582000</text:p>
          </table:table-cell>
          <table:table-cell office:value-type="float" office:value="19602000">
            <text:p>19602000</text:p>
          </table:table-cell>
          <table:table-cell office:value-type="float" office:value="17498000">
            <text:p>17498000</text:p>
          </table:table-cell>
          <table:table-cell office:value-type="float" office:value="19121000">
            <text:p>19121000</text:p>
          </table:table-cell>
          <table:table-cell office:value-type="float" office:value="17102000">
            <text:p>17102000</text:p>
          </table:table-cell>
          <table:table-cell office:value-type="float" office:value="20110000">
            <text:p>20110000</text:p>
          </table:table-cell>
          <table:table-cell office:value-type="float" office:value="14252000">
            <text:p>14252000</text:p>
          </table:table-cell>
          <table:table-cell office:value-type="float" office:value="17700000">
            <text:p>17700000</text:p>
          </table:table-cell>
          <table:table-cell office:value-type="float" office:value="17791000">
            <text:p>17791000</text:p>
          </table:table-cell>
          <table:table-cell office:value-type="float" office:value="18152000">
            <text:p>18152000</text:p>
          </table:table-cell>
          <table:table-cell office:value-type="float" office:value="18874000">
            <text:p>18874000</text:p>
          </table:table-cell>
          <table:table-cell office:value-type="float" office:value="17148000">
            <text:p>17148000</text:p>
          </table:table-cell>
          <table:table-cell office:value-type="float" office:value="14573000">
            <text:p>14573000</text:p>
          </table:table-cell>
          <table:table-cell office:value-type="float" office:value="14527000">
            <text:p>14527000</text:p>
          </table:table-cell>
          <table:table-cell office:value-type="float" office:value="18646000">
            <text:p>18646000</text:p>
          </table:table-cell>
          <table:table-cell office:value-type="float" office:value="19245000">
            <text:p>19245000</text:p>
          </table:table-cell>
          <table:table-cell office:value-type="float" office:value="18257000">
            <text:p>18257000</text:p>
          </table:table-cell>
          <table:table-cell office:value-type="float" office:value="17247000">
            <text:p>17247000</text:p>
          </table:table-cell>
          <table:table-cell office:value-type="float" office:value="17555000">
            <text:p>17555000</text:p>
          </table:table-cell>
          <table:table-cell office:value-type="float" office:value="20745000">
            <text:p>20745000</text:p>
          </table:table-cell>
          <table:table-cell office:value-type="float" office:value="17962000">
            <text:p>17962000</text:p>
          </table:table-cell>
          <table:table-cell office:value-type="float" office:value="17376000">
            <text:p>17376000</text:p>
          </table:table-cell>
          <table:table-cell office:value-type="float" office:value="18642000">
            <text:p>18642000</text:p>
          </table:table-cell>
          <table:table-cell office:value-type="float" office:value="18434000">
            <text:p>18434000</text:p>
          </table:table-cell>
          <table:table-cell office:value-type="float" office:value="21042000">
            <text:p>21042000</text:p>
          </table:table-cell>
          <table:table-cell office:value-type="float" office:value="17387000">
            <text:p>17387000</text:p>
          </table:table-cell>
          <table:table-cell office:value-type="float" office:value="21067000">
            <text:p>21067000</text:p>
          </table:table-cell>
          <table:table-cell office:value-type="float" office:value="20626000">
            <text:p>20626000</text:p>
          </table:table-cell>
          <table:table-cell office:value-type="float" office:value="19067000">
            <text:p>19067000</text:p>
          </table:table-cell>
          <table:table-cell office:value-type="float" office:value="19083000">
            <text:p>19083000</text:p>
          </table:table-cell>
          <table:table-cell office:value-type="float" office:value="20536000">
            <text:p>20536000</text:p>
          </table:table-cell>
          <table:table-cell office:value-type="float" office:value="20164000">
            <text:p>20164000</text:p>
          </table:table-cell>
          <table:table-cell office:value-type="float" office:value="14361000">
            <text:p>14361000</text:p>
          </table:table-cell>
          <table:table-cell office:value-type="float" office:value="18846000">
            <text:p>18846000</text:p>
          </table:table-cell>
          <table:table-cell office:value-type="float" office:value="20344000">
            <text:p>20344000</text:p>
          </table:table-cell>
          <table:table-cell office:value-type="float" office:value="20387000">
            <text:p>20387000</text:p>
          </table:table-cell>
          <table:table-cell office:value-type="float" office:value="17391000">
            <text:p>17391000</text:p>
          </table:table-cell>
          <table:table-cell office:value-type="float" office:value="18060000">
            <text:p>18060000</text:p>
          </table:table-cell>
          <table:table-cell office:value-type="float" office:value="18418000">
            <text:p>18418000</text:p>
          </table:table-cell>
          <table:table-cell table:number-columns-repeated="2"/>
          <table:table-cell office:value-type="float" office:value="71">
            <text:p>71</text:p>
          </table:table-cell>
          <table:table-cell table:formula="of:=AVERAGE([.A47:.CV47])" office:value-type="float" office:value="18280440">
            <text:p>18280440</text:p>
          </table:table-cell>
        </table:table-row>
        <table:table-row table:style-name="ro1">
          <table:table-cell office:value-type="float" office:value="18203000">
            <text:p>18203000</text:p>
          </table:table-cell>
          <table:table-cell office:value-type="float" office:value="17647000">
            <text:p>17647000</text:p>
          </table:table-cell>
          <table:table-cell office:value-type="float" office:value="17228000">
            <text:p>17228000</text:p>
          </table:table-cell>
          <table:table-cell office:value-type="float" office:value="18160000">
            <text:p>18160000</text:p>
          </table:table-cell>
          <table:table-cell office:value-type="float" office:value="17235000">
            <text:p>17235000</text:p>
          </table:table-cell>
          <table:table-cell office:value-type="float" office:value="19775000">
            <text:p>19775000</text:p>
          </table:table-cell>
          <table:table-cell office:value-type="float" office:value="18631000">
            <text:p>18631000</text:p>
          </table:table-cell>
          <table:table-cell office:value-type="float" office:value="16778000">
            <text:p>16778000</text:p>
          </table:table-cell>
          <table:table-cell office:value-type="float" office:value="20866000">
            <text:p>20866000</text:p>
          </table:table-cell>
          <table:table-cell office:value-type="float" office:value="18299000">
            <text:p>18299000</text:p>
          </table:table-cell>
          <table:table-cell office:value-type="float" office:value="20111000">
            <text:p>20111000</text:p>
          </table:table-cell>
          <table:table-cell office:value-type="float" office:value="18581000">
            <text:p>18581000</text:p>
          </table:table-cell>
          <table:table-cell office:value-type="float" office:value="20299000">
            <text:p>20299000</text:p>
          </table:table-cell>
          <table:table-cell office:value-type="float" office:value="18842000">
            <text:p>18842000</text:p>
          </table:table-cell>
          <table:table-cell office:value-type="float" office:value="20357000">
            <text:p>20357000</text:p>
          </table:table-cell>
          <table:table-cell office:value-type="float" office:value="19676000">
            <text:p>19676000</text:p>
          </table:table-cell>
          <table:table-cell office:value-type="float" office:value="14680000">
            <text:p>14680000</text:p>
          </table:table-cell>
          <table:table-cell office:value-type="float" office:value="18069000">
            <text:p>18069000</text:p>
          </table:table-cell>
          <table:table-cell office:value-type="float" office:value="14920000">
            <text:p>14920000</text:p>
          </table:table-cell>
          <table:table-cell office:value-type="float" office:value="14684000">
            <text:p>14684000</text:p>
          </table:table-cell>
          <table:table-cell office:value-type="float" office:value="14744000">
            <text:p>14744000</text:p>
          </table:table-cell>
          <table:table-cell office:value-type="float" office:value="18006000">
            <text:p>18006000</text:p>
          </table:table-cell>
          <table:table-cell office:value-type="float" office:value="18561000">
            <text:p>18561000</text:p>
          </table:table-cell>
          <table:table-cell office:value-type="float" office:value="19895000">
            <text:p>19895000</text:p>
          </table:table-cell>
          <table:table-cell office:value-type="float" office:value="20124000">
            <text:p>20124000</text:p>
          </table:table-cell>
          <table:table-cell office:value-type="float" office:value="17314000">
            <text:p>17314000</text:p>
          </table:table-cell>
          <table:table-cell office:value-type="float" office:value="19760000">
            <text:p>19760000</text:p>
          </table:table-cell>
          <table:table-cell office:value-type="float" office:value="14331000">
            <text:p>14331000</text:p>
          </table:table-cell>
          <table:table-cell office:value-type="float" office:value="20909000">
            <text:p>20909000</text:p>
          </table:table-cell>
          <table:table-cell office:value-type="float" office:value="18898000">
            <text:p>18898000</text:p>
          </table:table-cell>
          <table:table-cell office:value-type="float" office:value="17739000">
            <text:p>17739000</text:p>
          </table:table-cell>
          <table:table-cell office:value-type="float" office:value="17917000">
            <text:p>17917000</text:p>
          </table:table-cell>
          <table:table-cell office:value-type="float" office:value="20950000">
            <text:p>20950000</text:p>
          </table:table-cell>
          <table:table-cell office:value-type="float" office:value="14449000">
            <text:p>14449000</text:p>
          </table:table-cell>
          <table:table-cell office:value-type="float" office:value="14366000">
            <text:p>14366000</text:p>
          </table:table-cell>
          <table:table-cell office:value-type="float" office:value="14352000">
            <text:p>14352000</text:p>
          </table:table-cell>
          <table:table-cell office:value-type="float" office:value="14333000">
            <text:p>14333000</text:p>
          </table:table-cell>
          <table:table-cell office:value-type="float" office:value="19763000">
            <text:p>19763000</text:p>
          </table:table-cell>
          <table:table-cell office:value-type="float" office:value="19608000">
            <text:p>19608000</text:p>
          </table:table-cell>
          <table:table-cell office:value-type="float" office:value="14496000">
            <text:p>14496000</text:p>
          </table:table-cell>
          <table:table-cell office:value-type="float" office:value="14342000">
            <text:p>14342000</text:p>
          </table:table-cell>
          <table:table-cell office:value-type="float" office:value="20129000">
            <text:p>20129000</text:p>
          </table:table-cell>
          <table:table-cell office:value-type="float" office:value="14271000">
            <text:p>14271000</text:p>
          </table:table-cell>
          <table:table-cell office:value-type="float" office:value="18607000">
            <text:p>18607000</text:p>
          </table:table-cell>
          <table:table-cell office:value-type="float" office:value="19339000">
            <text:p>19339000</text:p>
          </table:table-cell>
          <table:table-cell office:value-type="float" office:value="20128000">
            <text:p>20128000</text:p>
          </table:table-cell>
          <table:table-cell office:value-type="float" office:value="20624000">
            <text:p>20624000</text:p>
          </table:table-cell>
          <table:table-cell office:value-type="float" office:value="14533000">
            <text:p>14533000</text:p>
          </table:table-cell>
          <table:table-cell office:value-type="float" office:value="19830000">
            <text:p>19830000</text:p>
          </table:table-cell>
          <table:table-cell office:value-type="float" office:value="14452000">
            <text:p>14452000</text:p>
          </table:table-cell>
          <table:table-cell office:value-type="float" office:value="18693000">
            <text:p>18693000</text:p>
          </table:table-cell>
          <table:table-cell office:value-type="float" office:value="14957000">
            <text:p>14957000</text:p>
          </table:table-cell>
          <table:table-cell office:value-type="float" office:value="17534000">
            <text:p>17534000</text:p>
          </table:table-cell>
          <table:table-cell office:value-type="float" office:value="20855000">
            <text:p>20855000</text:p>
          </table:table-cell>
          <table:table-cell office:value-type="float" office:value="18309000">
            <text:p>18309000</text:p>
          </table:table-cell>
          <table:table-cell office:value-type="float" office:value="19248000">
            <text:p>19248000</text:p>
          </table:table-cell>
          <table:table-cell office:value-type="float" office:value="19768000">
            <text:p>19768000</text:p>
          </table:table-cell>
          <table:table-cell office:value-type="float" office:value="20534000">
            <text:p>20534000</text:p>
          </table:table-cell>
          <table:table-cell office:value-type="float" office:value="17965000">
            <text:p>17965000</text:p>
          </table:table-cell>
          <table:table-cell office:value-type="float" office:value="20945000">
            <text:p>20945000</text:p>
          </table:table-cell>
          <table:table-cell office:value-type="float" office:value="14406000">
            <text:p>14406000</text:p>
          </table:table-cell>
          <table:table-cell office:value-type="float" office:value="20455000">
            <text:p>20455000</text:p>
          </table:table-cell>
          <table:table-cell office:value-type="float" office:value="20105000">
            <text:p>20105000</text:p>
          </table:table-cell>
          <table:table-cell office:value-type="float" office:value="20776000">
            <text:p>20776000</text:p>
          </table:table-cell>
          <table:table-cell office:value-type="float" office:value="14910000">
            <text:p>14910000</text:p>
          </table:table-cell>
          <table:table-cell office:value-type="float" office:value="14815000">
            <text:p>14815000</text:p>
          </table:table-cell>
          <table:table-cell office:value-type="float" office:value="17845000">
            <text:p>17845000</text:p>
          </table:table-cell>
          <table:table-cell office:value-type="float" office:value="14416000">
            <text:p>14416000</text:p>
          </table:table-cell>
          <table:table-cell office:value-type="float" office:value="20586000">
            <text:p>20586000</text:p>
          </table:table-cell>
          <table:table-cell office:value-type="float" office:value="20637000">
            <text:p>20637000</text:p>
          </table:table-cell>
          <table:table-cell office:value-type="float" office:value="20031000">
            <text:p>20031000</text:p>
          </table:table-cell>
          <table:table-cell office:value-type="float" office:value="17779000">
            <text:p>17779000</text:p>
          </table:table-cell>
          <table:table-cell office:value-type="float" office:value="19402000">
            <text:p>19402000</text:p>
          </table:table-cell>
          <table:table-cell office:value-type="float" office:value="18466000">
            <text:p>18466000</text:p>
          </table:table-cell>
          <table:table-cell office:value-type="float" office:value="14356000">
            <text:p>14356000</text:p>
          </table:table-cell>
          <table:table-cell office:value-type="float" office:value="14475000">
            <text:p>14475000</text:p>
          </table:table-cell>
          <table:table-cell office:value-type="float" office:value="19046000">
            <text:p>19046000</text:p>
          </table:table-cell>
          <table:table-cell office:value-type="float" office:value="17353000">
            <text:p>17353000</text:p>
          </table:table-cell>
          <table:table-cell office:value-type="float" office:value="19284000">
            <text:p>19284000</text:p>
          </table:table-cell>
          <table:table-cell office:value-type="float" office:value="17336000">
            <text:p>17336000</text:p>
          </table:table-cell>
          <table:table-cell office:value-type="float" office:value="20480000">
            <text:p>20480000</text:p>
          </table:table-cell>
          <table:table-cell office:value-type="float" office:value="18305000">
            <text:p>18305000</text:p>
          </table:table-cell>
          <table:table-cell office:value-type="float" office:value="17764000">
            <text:p>17764000</text:p>
          </table:table-cell>
          <table:table-cell office:value-type="float" office:value="20668000">
            <text:p>20668000</text:p>
          </table:table-cell>
          <table:table-cell office:value-type="float" office:value="17499000">
            <text:p>17499000</text:p>
          </table:table-cell>
          <table:table-cell office:value-type="float" office:value="18691000">
            <text:p>18691000</text:p>
          </table:table-cell>
          <table:table-cell office:value-type="float" office:value="21062000">
            <text:p>21062000</text:p>
          </table:table-cell>
          <table:table-cell office:value-type="float" office:value="18711000">
            <text:p>18711000</text:p>
          </table:table-cell>
          <table:table-cell office:value-type="float" office:value="17465000">
            <text:p>17465000</text:p>
          </table:table-cell>
          <table:table-cell office:value-type="float" office:value="18164000">
            <text:p>18164000</text:p>
          </table:table-cell>
          <table:table-cell office:value-type="float" office:value="18043000">
            <text:p>18043000</text:p>
          </table:table-cell>
          <table:table-cell office:value-type="float" office:value="19996000">
            <text:p>19996000</text:p>
          </table:table-cell>
          <table:table-cell office:value-type="float" office:value="20001000">
            <text:p>20001000</text:p>
          </table:table-cell>
          <table:table-cell office:value-type="float" office:value="21198000">
            <text:p>21198000</text:p>
          </table:table-cell>
          <table:table-cell office:value-type="float" office:value="17238000">
            <text:p>17238000</text:p>
          </table:table-cell>
          <table:table-cell office:value-type="float" office:value="20210000">
            <text:p>20210000</text:p>
          </table:table-cell>
          <table:table-cell office:value-type="float" office:value="17311000">
            <text:p>17311000</text:p>
          </table:table-cell>
          <table:table-cell office:value-type="float" office:value="19664000">
            <text:p>19664000</text:p>
          </table:table-cell>
          <table:table-cell office:value-type="float" office:value="17383000">
            <text:p>17383000</text:p>
          </table:table-cell>
          <table:table-cell office:value-type="float" office:value="19769000">
            <text:p>19769000</text:p>
          </table:table-cell>
          <table:table-cell table:number-columns-repeated="2"/>
          <table:table-cell office:value-type="float" office:value="72">
            <text:p>72</text:p>
          </table:table-cell>
          <table:table-cell table:formula="of:=AVERAGE([.A48:.CV48])" office:value-type="float" office:value="18147200">
            <text:p>18147200</text:p>
          </table:table-cell>
        </table:table-row>
        <table:table-row table:style-name="ro1">
          <table:table-cell office:value-type="float" office:value="21289000">
            <text:p>21289000</text:p>
          </table:table-cell>
          <table:table-cell office:value-type="float" office:value="19002000">
            <text:p>19002000</text:p>
          </table:table-cell>
          <table:table-cell office:value-type="float" office:value="21214000">
            <text:p>21214000</text:p>
          </table:table-cell>
          <table:table-cell office:value-type="float" office:value="21032000">
            <text:p>21032000</text:p>
          </table:table-cell>
          <table:table-cell office:value-type="float" office:value="20549000">
            <text:p>20549000</text:p>
          </table:table-cell>
          <table:table-cell office:value-type="float" office:value="18315000">
            <text:p>18315000</text:p>
          </table:table-cell>
          <table:table-cell office:value-type="float" office:value="20816000">
            <text:p>20816000</text:p>
          </table:table-cell>
          <table:table-cell office:value-type="float" office:value="19928000">
            <text:p>19928000</text:p>
          </table:table-cell>
          <table:table-cell office:value-type="float" office:value="19556000">
            <text:p>19556000</text:p>
          </table:table-cell>
          <table:table-cell office:value-type="float" office:value="19923000">
            <text:p>19923000</text:p>
          </table:table-cell>
          <table:table-cell office:value-type="float" office:value="17306000">
            <text:p>17306000</text:p>
          </table:table-cell>
          <table:table-cell office:value-type="float" office:value="18815000">
            <text:p>18815000</text:p>
          </table:table-cell>
          <table:table-cell office:value-type="float" office:value="19416000">
            <text:p>19416000</text:p>
          </table:table-cell>
          <table:table-cell office:value-type="float" office:value="18671000">
            <text:p>18671000</text:p>
          </table:table-cell>
          <table:table-cell office:value-type="float" office:value="18567000">
            <text:p>18567000</text:p>
          </table:table-cell>
          <table:table-cell office:value-type="float" office:value="19655000">
            <text:p>19655000</text:p>
          </table:table-cell>
          <table:table-cell office:value-type="float" office:value="18352000">
            <text:p>18352000</text:p>
          </table:table-cell>
          <table:table-cell office:value-type="float" office:value="18511000">
            <text:p>18511000</text:p>
          </table:table-cell>
          <table:table-cell office:value-type="float" office:value="20067000">
            <text:p>20067000</text:p>
          </table:table-cell>
          <table:table-cell office:value-type="float" office:value="17759000">
            <text:p>17759000</text:p>
          </table:table-cell>
          <table:table-cell office:value-type="float" office:value="20537000">
            <text:p>20537000</text:p>
          </table:table-cell>
          <table:table-cell office:value-type="float" office:value="20778000">
            <text:p>20778000</text:p>
          </table:table-cell>
          <table:table-cell office:value-type="float" office:value="20677000">
            <text:p>20677000</text:p>
          </table:table-cell>
          <table:table-cell office:value-type="float" office:value="19682000">
            <text:p>19682000</text:p>
          </table:table-cell>
          <table:table-cell office:value-type="float" office:value="18625000">
            <text:p>18625000</text:p>
          </table:table-cell>
          <table:table-cell office:value-type="float" office:value="18291000">
            <text:p>18291000</text:p>
          </table:table-cell>
          <table:table-cell office:value-type="float" office:value="18470000">
            <text:p>18470000</text:p>
          </table:table-cell>
          <table:table-cell office:value-type="float" office:value="19999000">
            <text:p>19999000</text:p>
          </table:table-cell>
          <table:table-cell office:value-type="float" office:value="15185000">
            <text:p>15185000</text:p>
          </table:table-cell>
          <table:table-cell office:value-type="float" office:value="18848000">
            <text:p>18848000</text:p>
          </table:table-cell>
          <table:table-cell office:value-type="float" office:value="17856000">
            <text:p>17856000</text:p>
          </table:table-cell>
          <table:table-cell office:value-type="float" office:value="17832000">
            <text:p>17832000</text:p>
          </table:table-cell>
          <table:table-cell office:value-type="float" office:value="17787000">
            <text:p>17787000</text:p>
          </table:table-cell>
          <table:table-cell office:value-type="float" office:value="19088000">
            <text:p>19088000</text:p>
          </table:table-cell>
          <table:table-cell office:value-type="float" office:value="21327000">
            <text:p>21327000</text:p>
          </table:table-cell>
          <table:table-cell office:value-type="float" office:value="20306000">
            <text:p>20306000</text:p>
          </table:table-cell>
          <table:table-cell office:value-type="float" office:value="17541000">
            <text:p>17541000</text:p>
          </table:table-cell>
          <table:table-cell office:value-type="float" office:value="17781000">
            <text:p>17781000</text:p>
          </table:table-cell>
          <table:table-cell office:value-type="float" office:value="19112000">
            <text:p>19112000</text:p>
          </table:table-cell>
          <table:table-cell office:value-type="float" office:value="19100000">
            <text:p>19100000</text:p>
          </table:table-cell>
          <table:table-cell office:value-type="float" office:value="20907000">
            <text:p>20907000</text:p>
          </table:table-cell>
          <table:table-cell office:value-type="float" office:value="19760000">
            <text:p>19760000</text:p>
          </table:table-cell>
          <table:table-cell office:value-type="float" office:value="17794000">
            <text:p>17794000</text:p>
          </table:table-cell>
          <table:table-cell office:value-type="float" office:value="17736000">
            <text:p>17736000</text:p>
          </table:table-cell>
          <table:table-cell office:value-type="float" office:value="19850000">
            <text:p>19850000</text:p>
          </table:table-cell>
          <table:table-cell office:value-type="float" office:value="19774000">
            <text:p>19774000</text:p>
          </table:table-cell>
          <table:table-cell office:value-type="float" office:value="21413000">
            <text:p>21413000</text:p>
          </table:table-cell>
          <table:table-cell office:value-type="float" office:value="19457000">
            <text:p>19457000</text:p>
          </table:table-cell>
          <table:table-cell office:value-type="float" office:value="20808000">
            <text:p>20808000</text:p>
          </table:table-cell>
          <table:table-cell office:value-type="float" office:value="19261000">
            <text:p>19261000</text:p>
          </table:table-cell>
          <table:table-cell office:value-type="float" office:value="17338000">
            <text:p>17338000</text:p>
          </table:table-cell>
          <table:table-cell office:value-type="float" office:value="18248000">
            <text:p>18248000</text:p>
          </table:table-cell>
          <table:table-cell office:value-type="float" office:value="17817000">
            <text:p>17817000</text:p>
          </table:table-cell>
          <table:table-cell office:value-type="float" office:value="20445000">
            <text:p>20445000</text:p>
          </table:table-cell>
          <table:table-cell office:value-type="float" office:value="20085000">
            <text:p>20085000</text:p>
          </table:table-cell>
          <table:table-cell office:value-type="float" office:value="19770000">
            <text:p>19770000</text:p>
          </table:table-cell>
          <table:table-cell office:value-type="float" office:value="18223000">
            <text:p>18223000</text:p>
          </table:table-cell>
          <table:table-cell office:value-type="float" office:value="15059000">
            <text:p>15059000</text:p>
          </table:table-cell>
          <table:table-cell office:value-type="float" office:value="18520000">
            <text:p>18520000</text:p>
          </table:table-cell>
          <table:table-cell office:value-type="float" office:value="15279000">
            <text:p>15279000</text:p>
          </table:table-cell>
          <table:table-cell office:value-type="float" office:value="20195000">
            <text:p>20195000</text:p>
          </table:table-cell>
          <table:table-cell office:value-type="float" office:value="17388000">
            <text:p>17388000</text:p>
          </table:table-cell>
          <table:table-cell office:value-type="float" office:value="19084000">
            <text:p>19084000</text:p>
          </table:table-cell>
          <table:table-cell office:value-type="float" office:value="14863000">
            <text:p>14863000</text:p>
          </table:table-cell>
          <table:table-cell office:value-type="float" office:value="17666000">
            <text:p>17666000</text:p>
          </table:table-cell>
          <table:table-cell office:value-type="float" office:value="19062000">
            <text:p>19062000</text:p>
          </table:table-cell>
          <table:table-cell office:value-type="float" office:value="19573000">
            <text:p>19573000</text:p>
          </table:table-cell>
          <table:table-cell office:value-type="float" office:value="14995000">
            <text:p>14995000</text:p>
          </table:table-cell>
          <table:table-cell office:value-type="float" office:value="17528000">
            <text:p>17528000</text:p>
          </table:table-cell>
          <table:table-cell office:value-type="float" office:value="20823000">
            <text:p>20823000</text:p>
          </table:table-cell>
          <table:table-cell office:value-type="float" office:value="21186000">
            <text:p>21186000</text:p>
          </table:table-cell>
          <table:table-cell office:value-type="float" office:value="21248000">
            <text:p>21248000</text:p>
          </table:table-cell>
          <table:table-cell office:value-type="float" office:value="21407000">
            <text:p>21407000</text:p>
          </table:table-cell>
          <table:table-cell office:value-type="float" office:value="20036000">
            <text:p>20036000</text:p>
          </table:table-cell>
          <table:table-cell office:value-type="float" office:value="20281000">
            <text:p>20281000</text:p>
          </table:table-cell>
          <table:table-cell office:value-type="float" office:value="15147000">
            <text:p>15147000</text:p>
          </table:table-cell>
          <table:table-cell office:value-type="float" office:value="21105000">
            <text:p>21105000</text:p>
          </table:table-cell>
          <table:table-cell office:value-type="float" office:value="21091000">
            <text:p>21091000</text:p>
          </table:table-cell>
          <table:table-cell office:value-type="float" office:value="19926000">
            <text:p>19926000</text:p>
          </table:table-cell>
          <table:table-cell office:value-type="float" office:value="14940000">
            <text:p>14940000</text:p>
          </table:table-cell>
          <table:table-cell office:value-type="float" office:value="19751000">
            <text:p>19751000</text:p>
          </table:table-cell>
          <table:table-cell office:value-type="float" office:value="19255000">
            <text:p>19255000</text:p>
          </table:table-cell>
          <table:table-cell office:value-type="float" office:value="20061000">
            <text:p>20061000</text:p>
          </table:table-cell>
          <table:table-cell office:value-type="float" office:value="20515000">
            <text:p>20515000</text:p>
          </table:table-cell>
          <table:table-cell office:value-type="float" office:value="20548000">
            <text:p>20548000</text:p>
          </table:table-cell>
          <table:table-cell office:value-type="float" office:value="19008000">
            <text:p>19008000</text:p>
          </table:table-cell>
          <table:table-cell office:value-type="float" office:value="18205000">
            <text:p>18205000</text:p>
          </table:table-cell>
          <table:table-cell office:value-type="float" office:value="20211000">
            <text:p>20211000</text:p>
          </table:table-cell>
          <table:table-cell office:value-type="float" office:value="17875000">
            <text:p>17875000</text:p>
          </table:table-cell>
          <table:table-cell office:value-type="float" office:value="19739000">
            <text:p>19739000</text:p>
          </table:table-cell>
          <table:table-cell office:value-type="float" office:value="19135000">
            <text:p>19135000</text:p>
          </table:table-cell>
          <table:table-cell office:value-type="float" office:value="19692000">
            <text:p>19692000</text:p>
          </table:table-cell>
          <table:table-cell office:value-type="float" office:value="14584000">
            <text:p>14584000</text:p>
          </table:table-cell>
          <table:table-cell office:value-type="float" office:value="14695000">
            <text:p>14695000</text:p>
          </table:table-cell>
          <table:table-cell office:value-type="float" office:value="20255000">
            <text:p>20255000</text:p>
          </table:table-cell>
          <table:table-cell office:value-type="float" office:value="19710000">
            <text:p>19710000</text:p>
          </table:table-cell>
          <table:table-cell office:value-type="float" office:value="15266000">
            <text:p>15266000</text:p>
          </table:table-cell>
          <table:table-cell office:value-type="float" office:value="19504000">
            <text:p>19504000</text:p>
          </table:table-cell>
          <table:table-cell office:value-type="float" office:value="18499000">
            <text:p>18499000</text:p>
          </table:table-cell>
          <table:table-cell office:value-type="float" office:value="17532000">
            <text:p>17532000</text:p>
          </table:table-cell>
          <table:table-cell table:number-columns-repeated="2"/>
          <table:table-cell office:value-type="float" office:value="73">
            <text:p>73</text:p>
          </table:table-cell>
          <table:table-cell table:formula="of:=AVERAGE([.A49:.CV49])" office:value-type="float" office:value="18966930">
            <text:p>18966930</text:p>
          </table:table-cell>
        </table:table-row>
        <table:table-row table:style-name="ro1">
          <table:table-cell office:value-type="float" office:value="15398000">
            <text:p>15398000</text:p>
          </table:table-cell>
          <table:table-cell office:value-type="float" office:value="15058000">
            <text:p>15058000</text:p>
          </table:table-cell>
          <table:table-cell office:value-type="float" office:value="15886000">
            <text:p>15886000</text:p>
          </table:table-cell>
          <table:table-cell office:value-type="float" office:value="15348000">
            <text:p>15348000</text:p>
          </table:table-cell>
          <table:table-cell office:value-type="float" office:value="19672000">
            <text:p>19672000</text:p>
          </table:table-cell>
          <table:table-cell office:value-type="float" office:value="21074000">
            <text:p>21074000</text:p>
          </table:table-cell>
          <table:table-cell office:value-type="float" office:value="20217000">
            <text:p>20217000</text:p>
          </table:table-cell>
          <table:table-cell office:value-type="float" office:value="20111000">
            <text:p>20111000</text:p>
          </table:table-cell>
          <table:table-cell office:value-type="float" office:value="21629000">
            <text:p>21629000</text:p>
          </table:table-cell>
          <table:table-cell office:value-type="float" office:value="18480000">
            <text:p>18480000</text:p>
          </table:table-cell>
          <table:table-cell office:value-type="float" office:value="15409000">
            <text:p>15409000</text:p>
          </table:table-cell>
          <table:table-cell office:value-type="float" office:value="18555000">
            <text:p>18555000</text:p>
          </table:table-cell>
          <table:table-cell office:value-type="float" office:value="14931000">
            <text:p>14931000</text:p>
          </table:table-cell>
          <table:table-cell office:value-type="float" office:value="15089000">
            <text:p>15089000</text:p>
          </table:table-cell>
          <table:table-cell office:value-type="float" office:value="19570000">
            <text:p>19570000</text:p>
          </table:table-cell>
          <table:table-cell office:value-type="float" office:value="17939000">
            <text:p>17939000</text:p>
          </table:table-cell>
          <table:table-cell office:value-type="float" office:value="14904000">
            <text:p>14904000</text:p>
          </table:table-cell>
          <table:table-cell office:value-type="float" office:value="21022000">
            <text:p>21022000</text:p>
          </table:table-cell>
          <table:table-cell office:value-type="float" office:value="20651000">
            <text:p>20651000</text:p>
          </table:table-cell>
          <table:table-cell office:value-type="float" office:value="18390000">
            <text:p>18390000</text:p>
          </table:table-cell>
          <table:table-cell office:value-type="float" office:value="18000000">
            <text:p>18000000</text:p>
          </table:table-cell>
          <table:table-cell office:value-type="float" office:value="21134000">
            <text:p>21134000</text:p>
          </table:table-cell>
          <table:table-cell office:value-type="float" office:value="18628000">
            <text:p>18628000</text:p>
          </table:table-cell>
          <table:table-cell office:value-type="float" office:value="20897000">
            <text:p>20897000</text:p>
          </table:table-cell>
          <table:table-cell office:value-type="float" office:value="17570000">
            <text:p>17570000</text:p>
          </table:table-cell>
          <table:table-cell office:value-type="float" office:value="18521000">
            <text:p>18521000</text:p>
          </table:table-cell>
          <table:table-cell office:value-type="float" office:value="21117000">
            <text:p>21117000</text:p>
          </table:table-cell>
          <table:table-cell office:value-type="float" office:value="20911000">
            <text:p>20911000</text:p>
          </table:table-cell>
          <table:table-cell office:value-type="float" office:value="19735000">
            <text:p>19735000</text:p>
          </table:table-cell>
          <table:table-cell office:value-type="float" office:value="21505000">
            <text:p>21505000</text:p>
          </table:table-cell>
          <table:table-cell office:value-type="float" office:value="18112000">
            <text:p>18112000</text:p>
          </table:table-cell>
          <table:table-cell office:value-type="float" office:value="18861000">
            <text:p>18861000</text:p>
          </table:table-cell>
          <table:table-cell office:value-type="float" office:value="19671000">
            <text:p>19671000</text:p>
          </table:table-cell>
          <table:table-cell office:value-type="float" office:value="15397000">
            <text:p>15397000</text:p>
          </table:table-cell>
          <table:table-cell office:value-type="float" office:value="20328000">
            <text:p>20328000</text:p>
          </table:table-cell>
          <table:table-cell office:value-type="float" office:value="15277000">
            <text:p>15277000</text:p>
          </table:table-cell>
          <table:table-cell office:value-type="float" office:value="18340000">
            <text:p>18340000</text:p>
          </table:table-cell>
          <table:table-cell office:value-type="float" office:value="17205000">
            <text:p>17205000</text:p>
          </table:table-cell>
          <table:table-cell office:value-type="float" office:value="21425000">
            <text:p>21425000</text:p>
          </table:table-cell>
          <table:table-cell office:value-type="float" office:value="19071000">
            <text:p>19071000</text:p>
          </table:table-cell>
          <table:table-cell office:value-type="float" office:value="18924000">
            <text:p>18924000</text:p>
          </table:table-cell>
          <table:table-cell office:value-type="float" office:value="18745000">
            <text:p>18745000</text:p>
          </table:table-cell>
          <table:table-cell office:value-type="float" office:value="15128000">
            <text:p>15128000</text:p>
          </table:table-cell>
          <table:table-cell office:value-type="float" office:value="21029000">
            <text:p>21029000</text:p>
          </table:table-cell>
          <table:table-cell office:value-type="float" office:value="20105000">
            <text:p>20105000</text:p>
          </table:table-cell>
          <table:table-cell office:value-type="float" office:value="19149000">
            <text:p>19149000</text:p>
          </table:table-cell>
          <table:table-cell office:value-type="float" office:value="19776000">
            <text:p>19776000</text:p>
          </table:table-cell>
          <table:table-cell office:value-type="float" office:value="14823000">
            <text:p>14823000</text:p>
          </table:table-cell>
          <table:table-cell office:value-type="float" office:value="14868000">
            <text:p>14868000</text:p>
          </table:table-cell>
          <table:table-cell office:value-type="float" office:value="19091000">
            <text:p>19091000</text:p>
          </table:table-cell>
          <table:table-cell office:value-type="float" office:value="21413000">
            <text:p>21413000</text:p>
          </table:table-cell>
          <table:table-cell office:value-type="float" office:value="20756000">
            <text:p>20756000</text:p>
          </table:table-cell>
          <table:table-cell office:value-type="float" office:value="19530000">
            <text:p>19530000</text:p>
          </table:table-cell>
          <table:table-cell office:value-type="float" office:value="20088000">
            <text:p>20088000</text:p>
          </table:table-cell>
          <table:table-cell office:value-type="float" office:value="18841000">
            <text:p>18841000</text:p>
          </table:table-cell>
          <table:table-cell office:value-type="float" office:value="20397000">
            <text:p>20397000</text:p>
          </table:table-cell>
          <table:table-cell office:value-type="float" office:value="18371000">
            <text:p>18371000</text:p>
          </table:table-cell>
          <table:table-cell office:value-type="float" office:value="21221000">
            <text:p>21221000</text:p>
          </table:table-cell>
          <table:table-cell office:value-type="float" office:value="19115000">
            <text:p>19115000</text:p>
          </table:table-cell>
          <table:table-cell office:value-type="float" office:value="19838000">
            <text:p>19838000</text:p>
          </table:table-cell>
          <table:table-cell office:value-type="float" office:value="18873000">
            <text:p>18873000</text:p>
          </table:table-cell>
          <table:table-cell office:value-type="float" office:value="19217000">
            <text:p>19217000</text:p>
          </table:table-cell>
          <table:table-cell office:value-type="float" office:value="18532000">
            <text:p>18532000</text:p>
          </table:table-cell>
          <table:table-cell office:value-type="float" office:value="20243000">
            <text:p>20243000</text:p>
          </table:table-cell>
          <table:table-cell office:value-type="float" office:value="20251000">
            <text:p>20251000</text:p>
          </table:table-cell>
          <table:table-cell office:value-type="float" office:value="18063000">
            <text:p>18063000</text:p>
          </table:table-cell>
          <table:table-cell office:value-type="float" office:value="17860000">
            <text:p>17860000</text:p>
          </table:table-cell>
          <table:table-cell office:value-type="float" office:value="18372000">
            <text:p>18372000</text:p>
          </table:table-cell>
          <table:table-cell office:value-type="float" office:value="18229000">
            <text:p>18229000</text:p>
          </table:table-cell>
          <table:table-cell office:value-type="float" office:value="20179000">
            <text:p>20179000</text:p>
          </table:table-cell>
          <table:table-cell office:value-type="float" office:value="21587000">
            <text:p>21587000</text:p>
          </table:table-cell>
          <table:table-cell office:value-type="float" office:value="19651000">
            <text:p>19651000</text:p>
          </table:table-cell>
          <table:table-cell office:value-type="float" office:value="18869000">
            <text:p>18869000</text:p>
          </table:table-cell>
          <table:table-cell office:value-type="float" office:value="21007000">
            <text:p>21007000</text:p>
          </table:table-cell>
          <table:table-cell office:value-type="float" office:value="18695000">
            <text:p>18695000</text:p>
          </table:table-cell>
          <table:table-cell office:value-type="float" office:value="15125000">
            <text:p>15125000</text:p>
          </table:table-cell>
          <table:table-cell office:value-type="float" office:value="21114000">
            <text:p>21114000</text:p>
          </table:table-cell>
          <table:table-cell office:value-type="float" office:value="18107000">
            <text:p>18107000</text:p>
          </table:table-cell>
          <table:table-cell office:value-type="float" office:value="18672000">
            <text:p>18672000</text:p>
          </table:table-cell>
          <table:table-cell office:value-type="float" office:value="17777000">
            <text:p>17777000</text:p>
          </table:table-cell>
          <table:table-cell office:value-type="float" office:value="21443000">
            <text:p>21443000</text:p>
          </table:table-cell>
          <table:table-cell office:value-type="float" office:value="20519000">
            <text:p>20519000</text:p>
          </table:table-cell>
          <table:table-cell office:value-type="float" office:value="19262000">
            <text:p>19262000</text:p>
          </table:table-cell>
          <table:table-cell office:value-type="float" office:value="18746000">
            <text:p>18746000</text:p>
          </table:table-cell>
          <table:table-cell office:value-type="float" office:value="17454000">
            <text:p>17454000</text:p>
          </table:table-cell>
          <table:table-cell office:value-type="float" office:value="17788000">
            <text:p>17788000</text:p>
          </table:table-cell>
          <table:table-cell office:value-type="float" office:value="20498000">
            <text:p>20498000</text:p>
          </table:table-cell>
          <table:table-cell office:value-type="float" office:value="19437000">
            <text:p>19437000</text:p>
          </table:table-cell>
          <table:table-cell office:value-type="float" office:value="21090000">
            <text:p>21090000</text:p>
          </table:table-cell>
          <table:table-cell office:value-type="float" office:value="19782000">
            <text:p>19782000</text:p>
          </table:table-cell>
          <table:table-cell office:value-type="float" office:value="21435000">
            <text:p>21435000</text:p>
          </table:table-cell>
          <table:table-cell office:value-type="float" office:value="20483000">
            <text:p>20483000</text:p>
          </table:table-cell>
          <table:table-cell office:value-type="float" office:value="19053000">
            <text:p>19053000</text:p>
          </table:table-cell>
          <table:table-cell office:value-type="float" office:value="19041000">
            <text:p>19041000</text:p>
          </table:table-cell>
          <table:table-cell office:value-type="float" office:value="15190000">
            <text:p>15190000</text:p>
          </table:table-cell>
          <table:table-cell office:value-type="float" office:value="19324000">
            <text:p>19324000</text:p>
          </table:table-cell>
          <table:table-cell office:value-type="float" office:value="19887000">
            <text:p>19887000</text:p>
          </table:table-cell>
          <table:table-cell office:value-type="float" office:value="17906000">
            <text:p>17906000</text:p>
          </table:table-cell>
          <table:table-cell office:value-type="float" office:value="19152000">
            <text:p>19152000</text:p>
          </table:table-cell>
          <table:table-cell office:value-type="float" office:value="21237000">
            <text:p>21237000</text:p>
          </table:table-cell>
          <table:table-cell table:number-columns-repeated="2"/>
          <table:table-cell office:value-type="float" office:value="74">
            <text:p>74</text:p>
          </table:table-cell>
          <table:table-cell table:formula="of:=AVERAGE([.A50:.CV50])" office:value-type="float" office:value="18913960">
            <text:p>18913960</text:p>
          </table:table-cell>
        </table:table-row>
        <table:table-row table:style-name="ro1">
          <table:table-cell office:value-type="float" office:value="15442000">
            <text:p>15442000</text:p>
          </table:table-cell>
          <table:table-cell office:value-type="float" office:value="21584000">
            <text:p>21584000</text:p>
          </table:table-cell>
          <table:table-cell office:value-type="float" office:value="19317000">
            <text:p>19317000</text:p>
          </table:table-cell>
          <table:table-cell office:value-type="float" office:value="15607000">
            <text:p>15607000</text:p>
          </table:table-cell>
          <table:table-cell office:value-type="float" office:value="20347000">
            <text:p>20347000</text:p>
          </table:table-cell>
          <table:table-cell office:value-type="float" office:value="20713000">
            <text:p>20713000</text:p>
          </table:table-cell>
          <table:table-cell office:value-type="float" office:value="20807000">
            <text:p>20807000</text:p>
          </table:table-cell>
          <table:table-cell office:value-type="float" office:value="21203000">
            <text:p>21203000</text:p>
          </table:table-cell>
          <table:table-cell office:value-type="float" office:value="20325000">
            <text:p>20325000</text:p>
          </table:table-cell>
          <table:table-cell office:value-type="float" office:value="21472000">
            <text:p>21472000</text:p>
          </table:table-cell>
          <table:table-cell office:value-type="float" office:value="20895000">
            <text:p>20895000</text:p>
          </table:table-cell>
          <table:table-cell office:value-type="float" office:value="21534000">
            <text:p>21534000</text:p>
          </table:table-cell>
          <table:table-cell office:value-type="float" office:value="18723000">
            <text:p>18723000</text:p>
          </table:table-cell>
          <table:table-cell office:value-type="float" office:value="20056000">
            <text:p>20056000</text:p>
          </table:table-cell>
          <table:table-cell office:value-type="float" office:value="22050000">
            <text:p>22050000</text:p>
          </table:table-cell>
          <table:table-cell office:value-type="float" office:value="18565000">
            <text:p>18565000</text:p>
          </table:table-cell>
          <table:table-cell office:value-type="float" office:value="20579000">
            <text:p>20579000</text:p>
          </table:table-cell>
          <table:table-cell office:value-type="float" office:value="18953000">
            <text:p>18953000</text:p>
          </table:table-cell>
          <table:table-cell office:value-type="float" office:value="19013000">
            <text:p>19013000</text:p>
          </table:table-cell>
          <table:table-cell office:value-type="float" office:value="21905000">
            <text:p>21905000</text:p>
          </table:table-cell>
          <table:table-cell office:value-type="float" office:value="21165000">
            <text:p>21165000</text:p>
          </table:table-cell>
          <table:table-cell office:value-type="float" office:value="19331000">
            <text:p>19331000</text:p>
          </table:table-cell>
          <table:table-cell office:value-type="float" office:value="17905000">
            <text:p>17905000</text:p>
          </table:table-cell>
          <table:table-cell office:value-type="float" office:value="19106000">
            <text:p>19106000</text:p>
          </table:table-cell>
          <table:table-cell office:value-type="float" office:value="15629000">
            <text:p>15629000</text:p>
          </table:table-cell>
          <table:table-cell office:value-type="float" office:value="21104000">
            <text:p>21104000</text:p>
          </table:table-cell>
          <table:table-cell office:value-type="float" office:value="21829000">
            <text:p>21829000</text:p>
          </table:table-cell>
          <table:table-cell office:value-type="float" office:value="20486000">
            <text:p>20486000</text:p>
          </table:table-cell>
          <table:table-cell office:value-type="float" office:value="19696000">
            <text:p>19696000</text:p>
          </table:table-cell>
          <table:table-cell office:value-type="float" office:value="18936000">
            <text:p>18936000</text:p>
          </table:table-cell>
          <table:table-cell office:value-type="float" office:value="19426000">
            <text:p>19426000</text:p>
          </table:table-cell>
          <table:table-cell office:value-type="float" office:value="20818000">
            <text:p>20818000</text:p>
          </table:table-cell>
          <table:table-cell office:value-type="float" office:value="19791000">
            <text:p>19791000</text:p>
          </table:table-cell>
          <table:table-cell office:value-type="float" office:value="21331000">
            <text:p>21331000</text:p>
          </table:table-cell>
          <table:table-cell office:value-type="float" office:value="15432000">
            <text:p>15432000</text:p>
          </table:table-cell>
          <table:table-cell office:value-type="float" office:value="20791000">
            <text:p>20791000</text:p>
          </table:table-cell>
          <table:table-cell office:value-type="float" office:value="21083000">
            <text:p>21083000</text:p>
          </table:table-cell>
          <table:table-cell office:value-type="float" office:value="17985000">
            <text:p>17985000</text:p>
          </table:table-cell>
          <table:table-cell office:value-type="float" office:value="19183000">
            <text:p>19183000</text:p>
          </table:table-cell>
          <table:table-cell office:value-type="float" office:value="19255000">
            <text:p>19255000</text:p>
          </table:table-cell>
          <table:table-cell office:value-type="float" office:value="20354000">
            <text:p>20354000</text:p>
          </table:table-cell>
          <table:table-cell office:value-type="float" office:value="19227000">
            <text:p>19227000</text:p>
          </table:table-cell>
          <table:table-cell office:value-type="float" office:value="15686000">
            <text:p>15686000</text:p>
          </table:table-cell>
          <table:table-cell office:value-type="float" office:value="21274000">
            <text:p>21274000</text:p>
          </table:table-cell>
          <table:table-cell office:value-type="float" office:value="20211000">
            <text:p>20211000</text:p>
          </table:table-cell>
          <table:table-cell office:value-type="float" office:value="18787000">
            <text:p>18787000</text:p>
          </table:table-cell>
          <table:table-cell office:value-type="float" office:value="21902000">
            <text:p>21902000</text:p>
          </table:table-cell>
          <table:table-cell office:value-type="float" office:value="20344000">
            <text:p>20344000</text:p>
          </table:table-cell>
          <table:table-cell office:value-type="float" office:value="20147000">
            <text:p>20147000</text:p>
          </table:table-cell>
          <table:table-cell office:value-type="float" office:value="19311000">
            <text:p>19311000</text:p>
          </table:table-cell>
          <table:table-cell office:value-type="float" office:value="21848000">
            <text:p>21848000</text:p>
          </table:table-cell>
          <table:table-cell office:value-type="float" office:value="19653000">
            <text:p>19653000</text:p>
          </table:table-cell>
          <table:table-cell office:value-type="float" office:value="20133000">
            <text:p>20133000</text:p>
          </table:table-cell>
          <table:table-cell office:value-type="float" office:value="20240000">
            <text:p>20240000</text:p>
          </table:table-cell>
          <table:table-cell office:value-type="float" office:value="21306000">
            <text:p>21306000</text:p>
          </table:table-cell>
          <table:table-cell office:value-type="float" office:value="19383000">
            <text:p>19383000</text:p>
          </table:table-cell>
          <table:table-cell office:value-type="float" office:value="20496000">
            <text:p>20496000</text:p>
          </table:table-cell>
          <table:table-cell office:value-type="float" office:value="19698000">
            <text:p>19698000</text:p>
          </table:table-cell>
          <table:table-cell office:value-type="float" office:value="19351000">
            <text:p>19351000</text:p>
          </table:table-cell>
          <table:table-cell office:value-type="float" office:value="18504000">
            <text:p>18504000</text:p>
          </table:table-cell>
          <table:table-cell office:value-type="float" office:value="19831000">
            <text:p>19831000</text:p>
          </table:table-cell>
          <table:table-cell office:value-type="float" office:value="18647000">
            <text:p>18647000</text:p>
          </table:table-cell>
          <table:table-cell office:value-type="float" office:value="22037000">
            <text:p>22037000</text:p>
          </table:table-cell>
          <table:table-cell office:value-type="float" office:value="19770000">
            <text:p>19770000</text:p>
          </table:table-cell>
          <table:table-cell office:value-type="float" office:value="18822000">
            <text:p>18822000</text:p>
          </table:table-cell>
          <table:table-cell office:value-type="float" office:value="19486000">
            <text:p>19486000</text:p>
          </table:table-cell>
          <table:table-cell office:value-type="float" office:value="18988000">
            <text:p>18988000</text:p>
          </table:table-cell>
          <table:table-cell office:value-type="float" office:value="19241000">
            <text:p>19241000</text:p>
          </table:table-cell>
          <table:table-cell office:value-type="float" office:value="21205000">
            <text:p>21205000</text:p>
          </table:table-cell>
          <table:table-cell office:value-type="float" office:value="18363000">
            <text:p>18363000</text:p>
          </table:table-cell>
          <table:table-cell office:value-type="float" office:value="20976000">
            <text:p>20976000</text:p>
          </table:table-cell>
          <table:table-cell office:value-type="float" office:value="21374000">
            <text:p>21374000</text:p>
          </table:table-cell>
          <table:table-cell office:value-type="float" office:value="20327000">
            <text:p>20327000</text:p>
          </table:table-cell>
          <table:table-cell office:value-type="float" office:value="21703000">
            <text:p>21703000</text:p>
          </table:table-cell>
          <table:table-cell office:value-type="float" office:value="19994000">
            <text:p>19994000</text:p>
          </table:table-cell>
          <table:table-cell office:value-type="float" office:value="18141000">
            <text:p>18141000</text:p>
          </table:table-cell>
          <table:table-cell office:value-type="float" office:value="21341000">
            <text:p>21341000</text:p>
          </table:table-cell>
          <table:table-cell office:value-type="float" office:value="20727000">
            <text:p>20727000</text:p>
          </table:table-cell>
          <table:table-cell office:value-type="float" office:value="20736000">
            <text:p>20736000</text:p>
          </table:table-cell>
          <table:table-cell office:value-type="float" office:value="19026000">
            <text:p>19026000</text:p>
          </table:table-cell>
          <table:table-cell office:value-type="float" office:value="15343000">
            <text:p>15343000</text:p>
          </table:table-cell>
          <table:table-cell office:value-type="float" office:value="20016000">
            <text:p>20016000</text:p>
          </table:table-cell>
          <table:table-cell office:value-type="float" office:value="20548000">
            <text:p>20548000</text:p>
          </table:table-cell>
          <table:table-cell office:value-type="float" office:value="20103000">
            <text:p>20103000</text:p>
          </table:table-cell>
          <table:table-cell office:value-type="float" office:value="19240000">
            <text:p>19240000</text:p>
          </table:table-cell>
          <table:table-cell office:value-type="float" office:value="20547000">
            <text:p>20547000</text:p>
          </table:table-cell>
          <table:table-cell office:value-type="float" office:value="19116000">
            <text:p>19116000</text:p>
          </table:table-cell>
          <table:table-cell office:value-type="float" office:value="20739000">
            <text:p>20739000</text:p>
          </table:table-cell>
          <table:table-cell office:value-type="float" office:value="20661000">
            <text:p>20661000</text:p>
          </table:table-cell>
          <table:table-cell office:value-type="float" office:value="20382000">
            <text:p>20382000</text:p>
          </table:table-cell>
          <table:table-cell office:value-type="float" office:value="19956000">
            <text:p>19956000</text:p>
          </table:table-cell>
          <table:table-cell office:value-type="float" office:value="15684000">
            <text:p>15684000</text:p>
          </table:table-cell>
          <table:table-cell office:value-type="float" office:value="20867000">
            <text:p>20867000</text:p>
          </table:table-cell>
          <table:table-cell office:value-type="float" office:value="19677000">
            <text:p>19677000</text:p>
          </table:table-cell>
          <table:table-cell office:value-type="float" office:value="19446000">
            <text:p>19446000</text:p>
          </table:table-cell>
          <table:table-cell office:value-type="float" office:value="18012000">
            <text:p>18012000</text:p>
          </table:table-cell>
          <table:table-cell office:value-type="float" office:value="19806000">
            <text:p>19806000</text:p>
          </table:table-cell>
          <table:table-cell office:value-type="float" office:value="21630000">
            <text:p>21630000</text:p>
          </table:table-cell>
          <table:table-cell office:value-type="float" office:value="20247000">
            <text:p>20247000</text:p>
          </table:table-cell>
          <table:table-cell office:value-type="float" office:value="19293000">
            <text:p>19293000</text:p>
          </table:table-cell>
          <table:table-cell table:number-columns-repeated="2"/>
          <table:table-cell office:value-type="float" office:value="75">
            <text:p>75</text:p>
          </table:table-cell>
          <table:table-cell table:formula="of:=AVERAGE([.A51:.CV51])" office:value-type="float" office:value="19792750">
            <text:p>19792750</text:p>
          </table:table-cell>
        </table:table-row>
        <table:table-row table:style-name="ro1">
          <table:table-cell office:value-type="float" office:value="20089000">
            <text:p>20089000</text:p>
          </table:table-cell>
          <table:table-cell office:value-type="float" office:value="21535000">
            <text:p>21535000</text:p>
          </table:table-cell>
          <table:table-cell office:value-type="float" office:value="19746000">
            <text:p>19746000</text:p>
          </table:table-cell>
          <table:table-cell office:value-type="float" office:value="21420000">
            <text:p>21420000</text:p>
          </table:table-cell>
          <table:table-cell office:value-type="float" office:value="19152000">
            <text:p>19152000</text:p>
          </table:table-cell>
          <table:table-cell office:value-type="float" office:value="20095000">
            <text:p>20095000</text:p>
          </table:table-cell>
          <table:table-cell office:value-type="float" office:value="15706000">
            <text:p>15706000</text:p>
          </table:table-cell>
          <table:table-cell office:value-type="float" office:value="18424000">
            <text:p>18424000</text:p>
          </table:table-cell>
          <table:table-cell office:value-type="float" office:value="19848000">
            <text:p>19848000</text:p>
          </table:table-cell>
          <table:table-cell office:value-type="float" office:value="18903000">
            <text:p>18903000</text:p>
          </table:table-cell>
          <table:table-cell office:value-type="float" office:value="18099000">
            <text:p>18099000</text:p>
          </table:table-cell>
          <table:table-cell office:value-type="float" office:value="18558000">
            <text:p>18558000</text:p>
          </table:table-cell>
          <table:table-cell office:value-type="float" office:value="21150000">
            <text:p>21150000</text:p>
          </table:table-cell>
          <table:table-cell office:value-type="float" office:value="20053000">
            <text:p>20053000</text:p>
          </table:table-cell>
          <table:table-cell office:value-type="float" office:value="15540000">
            <text:p>15540000</text:p>
          </table:table-cell>
          <table:table-cell office:value-type="float" office:value="20945000">
            <text:p>20945000</text:p>
          </table:table-cell>
          <table:table-cell office:value-type="float" office:value="15640000">
            <text:p>15640000</text:p>
          </table:table-cell>
          <table:table-cell office:value-type="float" office:value="15750000">
            <text:p>15750000</text:p>
          </table:table-cell>
          <table:table-cell office:value-type="float" office:value="18191000">
            <text:p>18191000</text:p>
          </table:table-cell>
          <table:table-cell office:value-type="float" office:value="20479000">
            <text:p>20479000</text:p>
          </table:table-cell>
          <table:table-cell office:value-type="float" office:value="15944000">
            <text:p>15944000</text:p>
          </table:table-cell>
          <table:table-cell office:value-type="float" office:value="21943000">
            <text:p>21943000</text:p>
          </table:table-cell>
          <table:table-cell office:value-type="float" office:value="21723000">
            <text:p>21723000</text:p>
          </table:table-cell>
          <table:table-cell office:value-type="float" office:value="15667000">
            <text:p>15667000</text:p>
          </table:table-cell>
          <table:table-cell office:value-type="float" office:value="19360000">
            <text:p>19360000</text:p>
          </table:table-cell>
          <table:table-cell office:value-type="float" office:value="20534000">
            <text:p>20534000</text:p>
          </table:table-cell>
          <table:table-cell office:value-type="float" office:value="15854000">
            <text:p>15854000</text:p>
          </table:table-cell>
          <table:table-cell office:value-type="float" office:value="15834000">
            <text:p>15834000</text:p>
          </table:table-cell>
          <table:table-cell office:value-type="float" office:value="18573000">
            <text:p>18573000</text:p>
          </table:table-cell>
          <table:table-cell office:value-type="float" office:value="18448000">
            <text:p>18448000</text:p>
          </table:table-cell>
          <table:table-cell office:value-type="float" office:value="21038000">
            <text:p>21038000</text:p>
          </table:table-cell>
          <table:table-cell office:value-type="float" office:value="20858000">
            <text:p>20858000</text:p>
          </table:table-cell>
          <table:table-cell office:value-type="float" office:value="21624000">
            <text:p>21624000</text:p>
          </table:table-cell>
          <table:table-cell office:value-type="float" office:value="21345000">
            <text:p>21345000</text:p>
          </table:table-cell>
          <table:table-cell office:value-type="float" office:value="20501000">
            <text:p>20501000</text:p>
          </table:table-cell>
          <table:table-cell office:value-type="float" office:value="21083000">
            <text:p>21083000</text:p>
          </table:table-cell>
          <table:table-cell office:value-type="float" office:value="20220000">
            <text:p>20220000</text:p>
          </table:table-cell>
          <table:table-cell office:value-type="float" office:value="20888000">
            <text:p>20888000</text:p>
          </table:table-cell>
          <table:table-cell office:value-type="float" office:value="15533000">
            <text:p>15533000</text:p>
          </table:table-cell>
          <table:table-cell office:value-type="float" office:value="19068000">
            <text:p>19068000</text:p>
          </table:table-cell>
          <table:table-cell office:value-type="float" office:value="21299000">
            <text:p>21299000</text:p>
          </table:table-cell>
          <table:table-cell office:value-type="float" office:value="21213000">
            <text:p>21213000</text:p>
          </table:table-cell>
          <table:table-cell office:value-type="float" office:value="21812000">
            <text:p>21812000</text:p>
          </table:table-cell>
          <table:table-cell office:value-type="float" office:value="20781000">
            <text:p>20781000</text:p>
          </table:table-cell>
          <table:table-cell office:value-type="float" office:value="20599000">
            <text:p>20599000</text:p>
          </table:table-cell>
          <table:table-cell office:value-type="float" office:value="18575000">
            <text:p>18575000</text:p>
          </table:table-cell>
          <table:table-cell office:value-type="float" office:value="21788000">
            <text:p>21788000</text:p>
          </table:table-cell>
          <table:table-cell office:value-type="float" office:value="19393000">
            <text:p>19393000</text:p>
          </table:table-cell>
          <table:table-cell office:value-type="float" office:value="21503000">
            <text:p>21503000</text:p>
          </table:table-cell>
          <table:table-cell office:value-type="float" office:value="21567000">
            <text:p>21567000</text:p>
          </table:table-cell>
          <table:table-cell office:value-type="float" office:value="19089000">
            <text:p>19089000</text:p>
          </table:table-cell>
          <table:table-cell office:value-type="float" office:value="18708000">
            <text:p>18708000</text:p>
          </table:table-cell>
          <table:table-cell office:value-type="float" office:value="21749000">
            <text:p>21749000</text:p>
          </table:table-cell>
          <table:table-cell office:value-type="float" office:value="21163000">
            <text:p>21163000</text:p>
          </table:table-cell>
          <table:table-cell office:value-type="float" office:value="20200000">
            <text:p>20200000</text:p>
          </table:table-cell>
          <table:table-cell office:value-type="float" office:value="20652000">
            <text:p>20652000</text:p>
          </table:table-cell>
          <table:table-cell office:value-type="float" office:value="19338000">
            <text:p>19338000</text:p>
          </table:table-cell>
          <table:table-cell office:value-type="float" office:value="20901000">
            <text:p>20901000</text:p>
          </table:table-cell>
          <table:table-cell office:value-type="float" office:value="19093000">
            <text:p>19093000</text:p>
          </table:table-cell>
          <table:table-cell office:value-type="float" office:value="20905000">
            <text:p>20905000</text:p>
          </table:table-cell>
          <table:table-cell office:value-type="float" office:value="20349000">
            <text:p>20349000</text:p>
          </table:table-cell>
          <table:table-cell office:value-type="float" office:value="20089000">
            <text:p>20089000</text:p>
          </table:table-cell>
          <table:table-cell office:value-type="float" office:value="19504000">
            <text:p>19504000</text:p>
          </table:table-cell>
          <table:table-cell office:value-type="float" office:value="21902000">
            <text:p>21902000</text:p>
          </table:table-cell>
          <table:table-cell office:value-type="float" office:value="20391000">
            <text:p>20391000</text:p>
          </table:table-cell>
          <table:table-cell office:value-type="float" office:value="15509000">
            <text:p>15509000</text:p>
          </table:table-cell>
          <table:table-cell office:value-type="float" office:value="18462000">
            <text:p>18462000</text:p>
          </table:table-cell>
          <table:table-cell office:value-type="float" office:value="15889000">
            <text:p>15889000</text:p>
          </table:table-cell>
          <table:table-cell office:value-type="float" office:value="22357000">
            <text:p>22357000</text:p>
          </table:table-cell>
          <table:table-cell office:value-type="float" office:value="21910000">
            <text:p>21910000</text:p>
          </table:table-cell>
          <table:table-cell office:value-type="float" office:value="18841000">
            <text:p>18841000</text:p>
          </table:table-cell>
          <table:table-cell office:value-type="float" office:value="18446000">
            <text:p>18446000</text:p>
          </table:table-cell>
          <table:table-cell office:value-type="float" office:value="19127000">
            <text:p>19127000</text:p>
          </table:table-cell>
          <table:table-cell office:value-type="float" office:value="15716000">
            <text:p>15716000</text:p>
          </table:table-cell>
          <table:table-cell office:value-type="float" office:value="21990000">
            <text:p>21990000</text:p>
          </table:table-cell>
          <table:table-cell office:value-type="float" office:value="21972000">
            <text:p>21972000</text:p>
          </table:table-cell>
          <table:table-cell office:value-type="float" office:value="19169000">
            <text:p>19169000</text:p>
          </table:table-cell>
          <table:table-cell office:value-type="float" office:value="20680000">
            <text:p>20680000</text:p>
          </table:table-cell>
          <table:table-cell office:value-type="float" office:value="18999000">
            <text:p>18999000</text:p>
          </table:table-cell>
          <table:table-cell office:value-type="float" office:value="21801000">
            <text:p>21801000</text:p>
          </table:table-cell>
          <table:table-cell office:value-type="float" office:value="20534000">
            <text:p>20534000</text:p>
          </table:table-cell>
          <table:table-cell office:value-type="float" office:value="20390000">
            <text:p>20390000</text:p>
          </table:table-cell>
          <table:table-cell office:value-type="float" office:value="20405000">
            <text:p>20405000</text:p>
          </table:table-cell>
          <table:table-cell office:value-type="float" office:value="20871000">
            <text:p>20871000</text:p>
          </table:table-cell>
          <table:table-cell office:value-type="float" office:value="15829000">
            <text:p>15829000</text:p>
          </table:table-cell>
          <table:table-cell office:value-type="float" office:value="21920000">
            <text:p>21920000</text:p>
          </table:table-cell>
          <table:table-cell office:value-type="float" office:value="15786000">
            <text:p>15786000</text:p>
          </table:table-cell>
          <table:table-cell office:value-type="float" office:value="21472000">
            <text:p>21472000</text:p>
          </table:table-cell>
          <table:table-cell office:value-type="float" office:value="21077000">
            <text:p>21077000</text:p>
          </table:table-cell>
          <table:table-cell office:value-type="float" office:value="15728000">
            <text:p>15728000</text:p>
          </table:table-cell>
          <table:table-cell office:value-type="float" office:value="15753000">
            <text:p>15753000</text:p>
          </table:table-cell>
          <table:table-cell office:value-type="float" office:value="18386000">
            <text:p>18386000</text:p>
          </table:table-cell>
          <table:table-cell office:value-type="float" office:value="20909000">
            <text:p>20909000</text:p>
          </table:table-cell>
          <table:table-cell office:value-type="float" office:value="21226000">
            <text:p>21226000</text:p>
          </table:table-cell>
          <table:table-cell office:value-type="float" office:value="15798000">
            <text:p>15798000</text:p>
          </table:table-cell>
          <table:table-cell office:value-type="float" office:value="21392000">
            <text:p>21392000</text:p>
          </table:table-cell>
          <table:table-cell office:value-type="float" office:value="19226000">
            <text:p>19226000</text:p>
          </table:table-cell>
          <table:table-cell office:value-type="float" office:value="19512000">
            <text:p>19512000</text:p>
          </table:table-cell>
          <table:table-cell office:value-type="float" office:value="19899000">
            <text:p>19899000</text:p>
          </table:table-cell>
          <table:table-cell office:value-type="float" office:value="21932000">
            <text:p>21932000</text:p>
          </table:table-cell>
          <table:table-cell table:number-columns-repeated="2"/>
          <table:table-cell office:value-type="float" office:value="76">
            <text:p>76</text:p>
          </table:table-cell>
          <table:table-cell table:formula="of:=AVERAGE([.A52:.CV52])" office:value-type="float" office:value="19568370">
            <text:p>19568370</text:p>
          </table:table-cell>
        </table:table-row>
        <table:table-row table:style-name="ro1">
          <table:table-cell office:value-type="float" office:value="20118000">
            <text:p>20118000</text:p>
          </table:table-cell>
          <table:table-cell office:value-type="float" office:value="19784000">
            <text:p>19784000</text:p>
          </table:table-cell>
          <table:table-cell office:value-type="float" office:value="21919000">
            <text:p>21919000</text:p>
          </table:table-cell>
          <table:table-cell office:value-type="float" office:value="21920000">
            <text:p>21920000</text:p>
          </table:table-cell>
          <table:table-cell office:value-type="float" office:value="18923000">
            <text:p>18923000</text:p>
          </table:table-cell>
          <table:table-cell office:value-type="float" office:value="20408000">
            <text:p>20408000</text:p>
          </table:table-cell>
          <table:table-cell office:value-type="float" office:value="20444000">
            <text:p>20444000</text:p>
          </table:table-cell>
          <table:table-cell office:value-type="float" office:value="22064000">
            <text:p>22064000</text:p>
          </table:table-cell>
          <table:table-cell office:value-type="float" office:value="16043000">
            <text:p>16043000</text:p>
          </table:table-cell>
          <table:table-cell office:value-type="float" office:value="18777000">
            <text:p>18777000</text:p>
          </table:table-cell>
          <table:table-cell office:value-type="float" office:value="16000000">
            <text:p>16000000</text:p>
          </table:table-cell>
          <table:table-cell office:value-type="float" office:value="21426000">
            <text:p>21426000</text:p>
          </table:table-cell>
          <table:table-cell office:value-type="float" office:value="19021000">
            <text:p>19021000</text:p>
          </table:table-cell>
          <table:table-cell office:value-type="float" office:value="19767000">
            <text:p>19767000</text:p>
          </table:table-cell>
          <table:table-cell office:value-type="float" office:value="20572000">
            <text:p>20572000</text:p>
          </table:table-cell>
          <table:table-cell office:value-type="float" office:value="16044000">
            <text:p>16044000</text:p>
          </table:table-cell>
          <table:table-cell office:value-type="float" office:value="21144000">
            <text:p>21144000</text:p>
          </table:table-cell>
          <table:table-cell office:value-type="float" office:value="19438000">
            <text:p>19438000</text:p>
          </table:table-cell>
          <table:table-cell office:value-type="float" office:value="20402000">
            <text:p>20402000</text:p>
          </table:table-cell>
          <table:table-cell office:value-type="float" office:value="21643000">
            <text:p>21643000</text:p>
          </table:table-cell>
          <table:table-cell office:value-type="float" office:value="21703000">
            <text:p>21703000</text:p>
          </table:table-cell>
          <table:table-cell office:value-type="float" office:value="19874000">
            <text:p>19874000</text:p>
          </table:table-cell>
          <table:table-cell office:value-type="float" office:value="19997000">
            <text:p>19997000</text:p>
          </table:table-cell>
          <table:table-cell office:value-type="float" office:value="20716000">
            <text:p>20716000</text:p>
          </table:table-cell>
          <table:table-cell office:value-type="float" office:value="22242000">
            <text:p>22242000</text:p>
          </table:table-cell>
          <table:table-cell office:value-type="float" office:value="19446000">
            <text:p>19446000</text:p>
          </table:table-cell>
          <table:table-cell office:value-type="float" office:value="21280000">
            <text:p>21280000</text:p>
          </table:table-cell>
          <table:table-cell office:value-type="float" office:value="20542000">
            <text:p>20542000</text:p>
          </table:table-cell>
          <table:table-cell office:value-type="float" office:value="21588000">
            <text:p>21588000</text:p>
          </table:table-cell>
          <table:table-cell office:value-type="float" office:value="20684000">
            <text:p>20684000</text:p>
          </table:table-cell>
          <table:table-cell office:value-type="float" office:value="19743000">
            <text:p>19743000</text:p>
          </table:table-cell>
          <table:table-cell office:value-type="float" office:value="21664000">
            <text:p>21664000</text:p>
          </table:table-cell>
          <table:table-cell office:value-type="float" office:value="20139000">
            <text:p>20139000</text:p>
          </table:table-cell>
          <table:table-cell office:value-type="float" office:value="21588000">
            <text:p>21588000</text:p>
          </table:table-cell>
          <table:table-cell office:value-type="float" office:value="22481000">
            <text:p>22481000</text:p>
          </table:table-cell>
          <table:table-cell office:value-type="float" office:value="16362000">
            <text:p>16362000</text:p>
          </table:table-cell>
          <table:table-cell office:value-type="float" office:value="21577000">
            <text:p>21577000</text:p>
          </table:table-cell>
          <table:table-cell office:value-type="float" office:value="19705000">
            <text:p>19705000</text:p>
          </table:table-cell>
          <table:table-cell office:value-type="float" office:value="20734000">
            <text:p>20734000</text:p>
          </table:table-cell>
          <table:table-cell office:value-type="float" office:value="21458000">
            <text:p>21458000</text:p>
          </table:table-cell>
          <table:table-cell office:value-type="float" office:value="20000000">
            <text:p>20000000</text:p>
          </table:table-cell>
          <table:table-cell office:value-type="float" office:value="16227000">
            <text:p>16227000</text:p>
          </table:table-cell>
          <table:table-cell office:value-type="float" office:value="21747000">
            <text:p>21747000</text:p>
          </table:table-cell>
          <table:table-cell office:value-type="float" office:value="20545000">
            <text:p>20545000</text:p>
          </table:table-cell>
          <table:table-cell office:value-type="float" office:value="22285000">
            <text:p>22285000</text:p>
          </table:table-cell>
          <table:table-cell office:value-type="float" office:value="19925000">
            <text:p>19925000</text:p>
          </table:table-cell>
          <table:table-cell office:value-type="float" office:value="19841000">
            <text:p>19841000</text:p>
          </table:table-cell>
          <table:table-cell office:value-type="float" office:value="21421000">
            <text:p>21421000</text:p>
          </table:table-cell>
          <table:table-cell office:value-type="float" office:value="20061000">
            <text:p>20061000</text:p>
          </table:table-cell>
          <table:table-cell office:value-type="float" office:value="16094000">
            <text:p>16094000</text:p>
          </table:table-cell>
          <table:table-cell office:value-type="float" office:value="22254000">
            <text:p>22254000</text:p>
          </table:table-cell>
          <table:table-cell office:value-type="float" office:value="20528000">
            <text:p>20528000</text:p>
          </table:table-cell>
          <table:table-cell office:value-type="float" office:value="19193000">
            <text:p>19193000</text:p>
          </table:table-cell>
          <table:table-cell office:value-type="float" office:value="22048000">
            <text:p>22048000</text:p>
          </table:table-cell>
          <table:table-cell office:value-type="float" office:value="22276000">
            <text:p>22276000</text:p>
          </table:table-cell>
          <table:table-cell office:value-type="float" office:value="19778000">
            <text:p>19778000</text:p>
          </table:table-cell>
          <table:table-cell office:value-type="float" office:value="19918000">
            <text:p>19918000</text:p>
          </table:table-cell>
          <table:table-cell office:value-type="float" office:value="20847000">
            <text:p>20847000</text:p>
          </table:table-cell>
          <table:table-cell office:value-type="float" office:value="19921000">
            <text:p>19921000</text:p>
          </table:table-cell>
          <table:table-cell office:value-type="float" office:value="21721000">
            <text:p>21721000</text:p>
          </table:table-cell>
          <table:table-cell office:value-type="float" office:value="18456000">
            <text:p>18456000</text:p>
          </table:table-cell>
          <table:table-cell office:value-type="float" office:value="19228000">
            <text:p>19228000</text:p>
          </table:table-cell>
          <table:table-cell office:value-type="float" office:value="21483000">
            <text:p>21483000</text:p>
          </table:table-cell>
          <table:table-cell office:value-type="float" office:value="21200000">
            <text:p>21200000</text:p>
          </table:table-cell>
          <table:table-cell office:value-type="float" office:value="22122000">
            <text:p>22122000</text:p>
          </table:table-cell>
          <table:table-cell office:value-type="float" office:value="22523000">
            <text:p>22523000</text:p>
          </table:table-cell>
          <table:table-cell office:value-type="float" office:value="22535000">
            <text:p>22535000</text:p>
          </table:table-cell>
          <table:table-cell office:value-type="float" office:value="22328000">
            <text:p>22328000</text:p>
          </table:table-cell>
          <table:table-cell office:value-type="float" office:value="19785000">
            <text:p>19785000</text:p>
          </table:table-cell>
          <table:table-cell office:value-type="float" office:value="20708000">
            <text:p>20708000</text:p>
          </table:table-cell>
          <table:table-cell office:value-type="float" office:value="21176000">
            <text:p>21176000</text:p>
          </table:table-cell>
          <table:table-cell office:value-type="float" office:value="19228000">
            <text:p>19228000</text:p>
          </table:table-cell>
          <table:table-cell office:value-type="float" office:value="19710000">
            <text:p>19710000</text:p>
          </table:table-cell>
          <table:table-cell office:value-type="float" office:value="20591000">
            <text:p>20591000</text:p>
          </table:table-cell>
          <table:table-cell office:value-type="float" office:value="21793000">
            <text:p>21793000</text:p>
          </table:table-cell>
          <table:table-cell office:value-type="float" office:value="19487000">
            <text:p>19487000</text:p>
          </table:table-cell>
          <table:table-cell office:value-type="float" office:value="19989000">
            <text:p>19989000</text:p>
          </table:table-cell>
          <table:table-cell office:value-type="float" office:value="18779000">
            <text:p>18779000</text:p>
          </table:table-cell>
          <table:table-cell office:value-type="float" office:value="19465000">
            <text:p>19465000</text:p>
          </table:table-cell>
          <table:table-cell office:value-type="float" office:value="19414000">
            <text:p>19414000</text:p>
          </table:table-cell>
          <table:table-cell office:value-type="float" office:value="16023000">
            <text:p>16023000</text:p>
          </table:table-cell>
          <table:table-cell office:value-type="float" office:value="18595000">
            <text:p>18595000</text:p>
          </table:table-cell>
          <table:table-cell office:value-type="float" office:value="22275000">
            <text:p>22275000</text:p>
          </table:table-cell>
          <table:table-cell office:value-type="float" office:value="20540000">
            <text:p>20540000</text:p>
          </table:table-cell>
          <table:table-cell office:value-type="float" office:value="19510000">
            <text:p>19510000</text:p>
          </table:table-cell>
          <table:table-cell office:value-type="float" office:value="21829000">
            <text:p>21829000</text:p>
          </table:table-cell>
          <table:table-cell office:value-type="float" office:value="19514000">
            <text:p>19514000</text:p>
          </table:table-cell>
          <table:table-cell office:value-type="float" office:value="19726000">
            <text:p>19726000</text:p>
          </table:table-cell>
          <table:table-cell table:number-columns-repeated="2" office:value-type="float" office:value="21121000">
            <text:p>21121000</text:p>
          </table:table-cell>
          <table:table-cell office:value-type="float" office:value="20758000">
            <text:p>20758000</text:p>
          </table:table-cell>
          <table:table-cell office:value-type="float" office:value="16249000">
            <text:p>16249000</text:p>
          </table:table-cell>
          <table:table-cell office:value-type="float" office:value="19737000">
            <text:p>19737000</text:p>
          </table:table-cell>
          <table:table-cell office:value-type="float" office:value="16184000">
            <text:p>16184000</text:p>
          </table:table-cell>
          <table:table-cell office:value-type="float" office:value="21846000">
            <text:p>21846000</text:p>
          </table:table-cell>
          <table:table-cell office:value-type="float" office:value="21672000">
            <text:p>21672000</text:p>
          </table:table-cell>
          <table:table-cell office:value-type="float" office:value="21797000">
            <text:p>21797000</text:p>
          </table:table-cell>
          <table:table-cell office:value-type="float" office:value="20316000">
            <text:p>20316000</text:p>
          </table:table-cell>
          <table:table-cell office:value-type="float" office:value="22269000">
            <text:p>22269000</text:p>
          </table:table-cell>
          <table:table-cell office:value-type="float" office:value="20168000">
            <text:p>20168000</text:p>
          </table:table-cell>
          <table:table-cell table:number-columns-repeated="2"/>
          <table:table-cell office:value-type="float" office:value="77">
            <text:p>77</text:p>
          </table:table-cell>
          <table:table-cell table:formula="of:=AVERAGE([.A53:.CV53])" office:value-type="float" office:value="20272600">
            <text:p>20272600</text:p>
          </table:table-cell>
        </table:table-row>
        <table:table-row table:style-name="ro1">
          <table:table-cell office:value-type="float" office:value="20005000">
            <text:p>20005000</text:p>
          </table:table-cell>
          <table:table-cell office:value-type="float" office:value="21670000">
            <text:p>21670000</text:p>
          </table:table-cell>
          <table:table-cell office:value-type="float" office:value="16494000">
            <text:p>16494000</text:p>
          </table:table-cell>
          <table:table-cell office:value-type="float" office:value="20505000">
            <text:p>20505000</text:p>
          </table:table-cell>
          <table:table-cell office:value-type="float" office:value="21811000">
            <text:p>21811000</text:p>
          </table:table-cell>
          <table:table-cell office:value-type="float" office:value="19805000">
            <text:p>19805000</text:p>
          </table:table-cell>
          <table:table-cell office:value-type="float" office:value="16360000">
            <text:p>16360000</text:p>
          </table:table-cell>
          <table:table-cell office:value-type="float" office:value="20777000">
            <text:p>20777000</text:p>
          </table:table-cell>
          <table:table-cell office:value-type="float" office:value="20839000">
            <text:p>20839000</text:p>
          </table:table-cell>
          <table:table-cell office:value-type="float" office:value="21468000">
            <text:p>21468000</text:p>
          </table:table-cell>
          <table:table-cell office:value-type="float" office:value="19111000">
            <text:p>19111000</text:p>
          </table:table-cell>
          <table:table-cell office:value-type="float" office:value="21164000">
            <text:p>21164000</text:p>
          </table:table-cell>
          <table:table-cell office:value-type="float" office:value="20763000">
            <text:p>20763000</text:p>
          </table:table-cell>
          <table:table-cell office:value-type="float" office:value="22397000">
            <text:p>22397000</text:p>
          </table:table-cell>
          <table:table-cell office:value-type="float" office:value="16551000">
            <text:p>16551000</text:p>
          </table:table-cell>
          <table:table-cell office:value-type="float" office:value="18539000">
            <text:p>18539000</text:p>
          </table:table-cell>
          <table:table-cell office:value-type="float" office:value="20187000">
            <text:p>20187000</text:p>
          </table:table-cell>
          <table:table-cell office:value-type="float" office:value="19914000">
            <text:p>19914000</text:p>
          </table:table-cell>
          <table:table-cell office:value-type="float" office:value="19748000">
            <text:p>19748000</text:p>
          </table:table-cell>
          <table:table-cell office:value-type="float" office:value="22599000">
            <text:p>22599000</text:p>
          </table:table-cell>
          <table:table-cell office:value-type="float" office:value="20621000">
            <text:p>20621000</text:p>
          </table:table-cell>
          <table:table-cell office:value-type="float" office:value="16674000">
            <text:p>16674000</text:p>
          </table:table-cell>
          <table:table-cell office:value-type="float" office:value="21693000">
            <text:p>21693000</text:p>
          </table:table-cell>
          <table:table-cell office:value-type="float" office:value="20879000">
            <text:p>20879000</text:p>
          </table:table-cell>
          <table:table-cell office:value-type="float" office:value="21006000">
            <text:p>21006000</text:p>
          </table:table-cell>
          <table:table-cell office:value-type="float" office:value="19288000">
            <text:p>19288000</text:p>
          </table:table-cell>
          <table:table-cell office:value-type="float" office:value="21855000">
            <text:p>21855000</text:p>
          </table:table-cell>
          <table:table-cell office:value-type="float" office:value="19652000">
            <text:p>19652000</text:p>
          </table:table-cell>
          <table:table-cell office:value-type="float" office:value="19910000">
            <text:p>19910000</text:p>
          </table:table-cell>
          <table:table-cell office:value-type="float" office:value="18861000">
            <text:p>18861000</text:p>
          </table:table-cell>
          <table:table-cell office:value-type="float" office:value="19124000">
            <text:p>19124000</text:p>
          </table:table-cell>
          <table:table-cell office:value-type="float" office:value="18486000">
            <text:p>18486000</text:p>
          </table:table-cell>
          <table:table-cell office:value-type="float" office:value="19436000">
            <text:p>19436000</text:p>
          </table:table-cell>
          <table:table-cell office:value-type="float" office:value="20153000">
            <text:p>20153000</text:p>
          </table:table-cell>
          <table:table-cell office:value-type="float" office:value="20498000">
            <text:p>20498000</text:p>
          </table:table-cell>
          <table:table-cell office:value-type="float" office:value="22065000">
            <text:p>22065000</text:p>
          </table:table-cell>
          <table:table-cell office:value-type="float" office:value="22507000">
            <text:p>22507000</text:p>
          </table:table-cell>
          <table:table-cell office:value-type="float" office:value="18909000">
            <text:p>18909000</text:p>
          </table:table-cell>
          <table:table-cell office:value-type="float" office:value="19928000">
            <text:p>19928000</text:p>
          </table:table-cell>
          <table:table-cell office:value-type="float" office:value="22677000">
            <text:p>22677000</text:p>
          </table:table-cell>
          <table:table-cell office:value-type="float" office:value="21746000">
            <text:p>21746000</text:p>
          </table:table-cell>
          <table:table-cell office:value-type="float" office:value="20863000">
            <text:p>20863000</text:p>
          </table:table-cell>
          <table:table-cell office:value-type="float" office:value="22191000">
            <text:p>22191000</text:p>
          </table:table-cell>
          <table:table-cell office:value-type="float" office:value="16236000">
            <text:p>16236000</text:p>
          </table:table-cell>
          <table:table-cell office:value-type="float" office:value="16683000">
            <text:p>16683000</text:p>
          </table:table-cell>
          <table:table-cell office:value-type="float" office:value="20557000">
            <text:p>20557000</text:p>
          </table:table-cell>
          <table:table-cell office:value-type="float" office:value="22478000">
            <text:p>22478000</text:p>
          </table:table-cell>
          <table:table-cell office:value-type="float" office:value="21991000">
            <text:p>21991000</text:p>
          </table:table-cell>
          <table:table-cell office:value-type="float" office:value="18569000">
            <text:p>18569000</text:p>
          </table:table-cell>
          <table:table-cell office:value-type="float" office:value="21383000">
            <text:p>21383000</text:p>
          </table:table-cell>
          <table:table-cell office:value-type="float" office:value="16100000">
            <text:p>16100000</text:p>
          </table:table-cell>
          <table:table-cell office:value-type="float" office:value="21385000">
            <text:p>21385000</text:p>
          </table:table-cell>
          <table:table-cell office:value-type="float" office:value="21425000">
            <text:p>21425000</text:p>
          </table:table-cell>
          <table:table-cell office:value-type="float" office:value="22054000">
            <text:p>22054000</text:p>
          </table:table-cell>
          <table:table-cell office:value-type="float" office:value="20258000">
            <text:p>20258000</text:p>
          </table:table-cell>
          <table:table-cell office:value-type="float" office:value="16025000">
            <text:p>16025000</text:p>
          </table:table-cell>
          <table:table-cell office:value-type="float" office:value="16117000">
            <text:p>16117000</text:p>
          </table:table-cell>
          <table:table-cell office:value-type="float" office:value="19152000">
            <text:p>19152000</text:p>
          </table:table-cell>
          <table:table-cell office:value-type="float" office:value="16500000">
            <text:p>16500000</text:p>
          </table:table-cell>
          <table:table-cell office:value-type="float" office:value="22189000">
            <text:p>22189000</text:p>
          </table:table-cell>
          <table:table-cell office:value-type="float" office:value="18921000">
            <text:p>18921000</text:p>
          </table:table-cell>
          <table:table-cell office:value-type="float" office:value="22304000">
            <text:p>22304000</text:p>
          </table:table-cell>
          <table:table-cell office:value-type="float" office:value="21892000">
            <text:p>21892000</text:p>
          </table:table-cell>
          <table:table-cell office:value-type="float" office:value="20919000">
            <text:p>20919000</text:p>
          </table:table-cell>
          <table:table-cell office:value-type="float" office:value="20110000">
            <text:p>20110000</text:p>
          </table:table-cell>
          <table:table-cell office:value-type="float" office:value="18386000">
            <text:p>18386000</text:p>
          </table:table-cell>
          <table:table-cell office:value-type="float" office:value="20209000">
            <text:p>20209000</text:p>
          </table:table-cell>
          <table:table-cell office:value-type="float" office:value="16290000">
            <text:p>16290000</text:p>
          </table:table-cell>
          <table:table-cell office:value-type="float" office:value="21961000">
            <text:p>21961000</text:p>
          </table:table-cell>
          <table:table-cell office:value-type="float" office:value="19822000">
            <text:p>19822000</text:p>
          </table:table-cell>
          <table:table-cell office:value-type="float" office:value="19186000">
            <text:p>19186000</text:p>
          </table:table-cell>
          <table:table-cell office:value-type="float" office:value="16229000">
            <text:p>16229000</text:p>
          </table:table-cell>
          <table:table-cell office:value-type="float" office:value="20349000">
            <text:p>20349000</text:p>
          </table:table-cell>
          <table:table-cell office:value-type="float" office:value="19306000">
            <text:p>19306000</text:p>
          </table:table-cell>
          <table:table-cell office:value-type="float" office:value="19057000">
            <text:p>19057000</text:p>
          </table:table-cell>
          <table:table-cell office:value-type="float" office:value="20554000">
            <text:p>20554000</text:p>
          </table:table-cell>
          <table:table-cell office:value-type="float" office:value="19635000">
            <text:p>19635000</text:p>
          </table:table-cell>
          <table:table-cell office:value-type="float" office:value="22153000">
            <text:p>22153000</text:p>
          </table:table-cell>
          <table:table-cell office:value-type="float" office:value="19937000">
            <text:p>19937000</text:p>
          </table:table-cell>
          <table:table-cell office:value-type="float" office:value="16438000">
            <text:p>16438000</text:p>
          </table:table-cell>
          <table:table-cell office:value-type="float" office:value="19253000">
            <text:p>19253000</text:p>
          </table:table-cell>
          <table:table-cell office:value-type="float" office:value="16335000">
            <text:p>16335000</text:p>
          </table:table-cell>
          <table:table-cell office:value-type="float" office:value="20322000">
            <text:p>20322000</text:p>
          </table:table-cell>
          <table:table-cell office:value-type="float" office:value="22231000">
            <text:p>22231000</text:p>
          </table:table-cell>
          <table:table-cell office:value-type="float" office:value="20671000">
            <text:p>20671000</text:p>
          </table:table-cell>
          <table:table-cell office:value-type="float" office:value="16557000">
            <text:p>16557000</text:p>
          </table:table-cell>
          <table:table-cell office:value-type="float" office:value="19385000">
            <text:p>19385000</text:p>
          </table:table-cell>
          <table:table-cell office:value-type="float" office:value="21759000">
            <text:p>21759000</text:p>
          </table:table-cell>
          <table:table-cell office:value-type="float" office:value="19556000">
            <text:p>19556000</text:p>
          </table:table-cell>
          <table:table-cell office:value-type="float" office:value="18975000">
            <text:p>18975000</text:p>
          </table:table-cell>
          <table:table-cell office:value-type="float" office:value="20664000">
            <text:p>20664000</text:p>
          </table:table-cell>
          <table:table-cell office:value-type="float" office:value="21583000">
            <text:p>21583000</text:p>
          </table:table-cell>
          <table:table-cell office:value-type="float" office:value="20340000">
            <text:p>20340000</text:p>
          </table:table-cell>
          <table:table-cell office:value-type="float" office:value="21170000">
            <text:p>21170000</text:p>
          </table:table-cell>
          <table:table-cell office:value-type="float" office:value="19957000">
            <text:p>19957000</text:p>
          </table:table-cell>
          <table:table-cell office:value-type="float" office:value="21591000">
            <text:p>21591000</text:p>
          </table:table-cell>
          <table:table-cell office:value-type="float" office:value="21537000">
            <text:p>21537000</text:p>
          </table:table-cell>
          <table:table-cell office:value-type="float" office:value="20331000">
            <text:p>20331000</text:p>
          </table:table-cell>
          <table:table-cell office:value-type="float" office:value="16601000">
            <text:p>16601000</text:p>
          </table:table-cell>
          <table:table-cell office:value-type="float" office:value="16654000">
            <text:p>16654000</text:p>
          </table:table-cell>
          <table:table-cell table:number-columns-repeated="2"/>
          <table:table-cell office:value-type="float" office:value="78">
            <text:p>78</text:p>
          </table:table-cell>
          <table:table-cell table:formula="of:=AVERAGE([.A54:.CV54])" office:value-type="float" office:value="19879610">
            <text:p>19879610</text:p>
          </table:table-cell>
        </table:table-row>
        <table:table-row table:style-name="ro1">
          <table:table-cell office:value-type="float" office:value="19174000">
            <text:p>19174000</text:p>
          </table:table-cell>
          <table:table-cell office:value-type="float" office:value="19609000">
            <text:p>19609000</text:p>
          </table:table-cell>
          <table:table-cell office:value-type="float" office:value="22044000">
            <text:p>22044000</text:p>
          </table:table-cell>
          <table:table-cell office:value-type="float" office:value="21651000">
            <text:p>21651000</text:p>
          </table:table-cell>
          <table:table-cell office:value-type="float" office:value="21951000">
            <text:p>21951000</text:p>
          </table:table-cell>
          <table:table-cell office:value-type="float" office:value="19932000">
            <text:p>19932000</text:p>
          </table:table-cell>
          <table:table-cell office:value-type="float" office:value="23057000">
            <text:p>23057000</text:p>
          </table:table-cell>
          <table:table-cell office:value-type="float" office:value="16917000">
            <text:p>16917000</text:p>
          </table:table-cell>
          <table:table-cell office:value-type="float" office:value="22548000">
            <text:p>22548000</text:p>
          </table:table-cell>
          <table:table-cell office:value-type="float" office:value="20134000">
            <text:p>20134000</text:p>
          </table:table-cell>
          <table:table-cell office:value-type="float" office:value="21366000">
            <text:p>21366000</text:p>
          </table:table-cell>
          <table:table-cell office:value-type="float" office:value="19196000">
            <text:p>19196000</text:p>
          </table:table-cell>
          <table:table-cell office:value-type="float" office:value="22168000">
            <text:p>22168000</text:p>
          </table:table-cell>
          <table:table-cell office:value-type="float" office:value="16773000">
            <text:p>16773000</text:p>
          </table:table-cell>
          <table:table-cell office:value-type="float" office:value="21335000">
            <text:p>21335000</text:p>
          </table:table-cell>
          <table:table-cell office:value-type="float" office:value="20748000">
            <text:p>20748000</text:p>
          </table:table-cell>
          <table:table-cell office:value-type="float" office:value="16949000">
            <text:p>16949000</text:p>
          </table:table-cell>
          <table:table-cell office:value-type="float" office:value="22339000">
            <text:p>22339000</text:p>
          </table:table-cell>
          <table:table-cell office:value-type="float" office:value="22128000">
            <text:p>22128000</text:p>
          </table:table-cell>
          <table:table-cell office:value-type="float" office:value="16866000">
            <text:p>16866000</text:p>
          </table:table-cell>
          <table:table-cell office:value-type="float" office:value="16895000">
            <text:p>16895000</text:p>
          </table:table-cell>
          <table:table-cell office:value-type="float" office:value="16884000">
            <text:p>16884000</text:p>
          </table:table-cell>
          <table:table-cell office:value-type="float" office:value="21307000">
            <text:p>21307000</text:p>
          </table:table-cell>
          <table:table-cell office:value-type="float" office:value="19224000">
            <text:p>19224000</text:p>
          </table:table-cell>
          <table:table-cell office:value-type="float" office:value="20053000">
            <text:p>20053000</text:p>
          </table:table-cell>
          <table:table-cell office:value-type="float" office:value="23248000">
            <text:p>23248000</text:p>
          </table:table-cell>
          <table:table-cell office:value-type="float" office:value="21482000">
            <text:p>21482000</text:p>
          </table:table-cell>
          <table:table-cell office:value-type="float" office:value="20466000">
            <text:p>20466000</text:p>
          </table:table-cell>
          <table:table-cell office:value-type="float" office:value="21605000">
            <text:p>21605000</text:p>
          </table:table-cell>
          <table:table-cell office:value-type="float" office:value="22157000">
            <text:p>22157000</text:p>
          </table:table-cell>
          <table:table-cell office:value-type="float" office:value="19886000">
            <text:p>19886000</text:p>
          </table:table-cell>
          <table:table-cell office:value-type="float" office:value="20305000">
            <text:p>20305000</text:p>
          </table:table-cell>
          <table:table-cell office:value-type="float" office:value="16770000">
            <text:p>16770000</text:p>
          </table:table-cell>
          <table:table-cell office:value-type="float" office:value="21822000">
            <text:p>21822000</text:p>
          </table:table-cell>
          <table:table-cell office:value-type="float" office:value="16932000">
            <text:p>16932000</text:p>
          </table:table-cell>
          <table:table-cell office:value-type="float" office:value="21288000">
            <text:p>21288000</text:p>
          </table:table-cell>
          <table:table-cell office:value-type="float" office:value="21367000">
            <text:p>21367000</text:p>
          </table:table-cell>
          <table:table-cell office:value-type="float" office:value="20074000">
            <text:p>20074000</text:p>
          </table:table-cell>
          <table:table-cell office:value-type="float" office:value="20149000">
            <text:p>20149000</text:p>
          </table:table-cell>
          <table:table-cell office:value-type="float" office:value="16884000">
            <text:p>16884000</text:p>
          </table:table-cell>
          <table:table-cell office:value-type="float" office:value="16981000">
            <text:p>16981000</text:p>
          </table:table-cell>
          <table:table-cell office:value-type="float" office:value="21901000">
            <text:p>21901000</text:p>
          </table:table-cell>
          <table:table-cell office:value-type="float" office:value="21421000">
            <text:p>21421000</text:p>
          </table:table-cell>
          <table:table-cell office:value-type="float" office:value="21940000">
            <text:p>21940000</text:p>
          </table:table-cell>
          <table:table-cell office:value-type="float" office:value="20702000">
            <text:p>20702000</text:p>
          </table:table-cell>
          <table:table-cell office:value-type="float" office:value="21147000">
            <text:p>21147000</text:p>
          </table:table-cell>
          <table:table-cell office:value-type="float" office:value="16909000">
            <text:p>16909000</text:p>
          </table:table-cell>
          <table:table-cell office:value-type="float" office:value="19445000">
            <text:p>19445000</text:p>
          </table:table-cell>
          <table:table-cell office:value-type="float" office:value="19901000">
            <text:p>19901000</text:p>
          </table:table-cell>
          <table:table-cell office:value-type="float" office:value="20615000">
            <text:p>20615000</text:p>
          </table:table-cell>
          <table:table-cell office:value-type="float" office:value="16805000">
            <text:p>16805000</text:p>
          </table:table-cell>
          <table:table-cell office:value-type="float" office:value="23013000">
            <text:p>23013000</text:p>
          </table:table-cell>
          <table:table-cell office:value-type="float" office:value="22376000">
            <text:p>22376000</text:p>
          </table:table-cell>
          <table:table-cell office:value-type="float" office:value="22912000">
            <text:p>22912000</text:p>
          </table:table-cell>
          <table:table-cell office:value-type="float" office:value="20905000">
            <text:p>20905000</text:p>
          </table:table-cell>
          <table:table-cell office:value-type="float" office:value="21644000">
            <text:p>21644000</text:p>
          </table:table-cell>
          <table:table-cell office:value-type="float" office:value="22618000">
            <text:p>22618000</text:p>
          </table:table-cell>
          <table:table-cell office:value-type="float" office:value="16691000">
            <text:p>16691000</text:p>
          </table:table-cell>
          <table:table-cell office:value-type="float" office:value="21932000">
            <text:p>21932000</text:p>
          </table:table-cell>
          <table:table-cell office:value-type="float" office:value="23177000">
            <text:p>23177000</text:p>
          </table:table-cell>
          <table:table-cell office:value-type="float" office:value="21034000">
            <text:p>21034000</text:p>
          </table:table-cell>
          <table:table-cell office:value-type="float" office:value="22195000">
            <text:p>22195000</text:p>
          </table:table-cell>
          <table:table-cell office:value-type="float" office:value="21776000">
            <text:p>21776000</text:p>
          </table:table-cell>
          <table:table-cell office:value-type="float" office:value="22663000">
            <text:p>22663000</text:p>
          </table:table-cell>
          <table:table-cell office:value-type="float" office:value="22828000">
            <text:p>22828000</text:p>
          </table:table-cell>
          <table:table-cell office:value-type="float" office:value="20060000">
            <text:p>20060000</text:p>
          </table:table-cell>
          <table:table-cell office:value-type="float" office:value="21043000">
            <text:p>21043000</text:p>
          </table:table-cell>
          <table:table-cell office:value-type="float" office:value="16692000">
            <text:p>16692000</text:p>
          </table:table-cell>
          <table:table-cell office:value-type="float" office:value="20858000">
            <text:p>20858000</text:p>
          </table:table-cell>
          <table:table-cell office:value-type="float" office:value="16829000">
            <text:p>16829000</text:p>
          </table:table-cell>
          <table:table-cell office:value-type="float" office:value="19244000">
            <text:p>19244000</text:p>
          </table:table-cell>
          <table:table-cell office:value-type="float" office:value="16789000">
            <text:p>16789000</text:p>
          </table:table-cell>
          <table:table-cell office:value-type="float" office:value="22023000">
            <text:p>22023000</text:p>
          </table:table-cell>
          <table:table-cell office:value-type="float" office:value="21652000">
            <text:p>21652000</text:p>
          </table:table-cell>
          <table:table-cell office:value-type="float" office:value="19945000">
            <text:p>19945000</text:p>
          </table:table-cell>
          <table:table-cell office:value-type="float" office:value="20694000">
            <text:p>20694000</text:p>
          </table:table-cell>
          <table:table-cell office:value-type="float" office:value="19672000">
            <text:p>19672000</text:p>
          </table:table-cell>
          <table:table-cell office:value-type="float" office:value="19972000">
            <text:p>19972000</text:p>
          </table:table-cell>
          <table:table-cell office:value-type="float" office:value="22878000">
            <text:p>22878000</text:p>
          </table:table-cell>
          <table:table-cell office:value-type="float" office:value="19600000">
            <text:p>19600000</text:p>
          </table:table-cell>
          <table:table-cell office:value-type="float" office:value="21702000">
            <text:p>21702000</text:p>
          </table:table-cell>
          <table:table-cell office:value-type="float" office:value="22784000">
            <text:p>22784000</text:p>
          </table:table-cell>
          <table:table-cell office:value-type="float" office:value="22119000">
            <text:p>22119000</text:p>
          </table:table-cell>
          <table:table-cell office:value-type="float" office:value="21509000">
            <text:p>21509000</text:p>
          </table:table-cell>
          <table:table-cell office:value-type="float" office:value="20673000">
            <text:p>20673000</text:p>
          </table:table-cell>
          <table:table-cell office:value-type="float" office:value="22364000">
            <text:p>22364000</text:p>
          </table:table-cell>
          <table:table-cell office:value-type="float" office:value="16823000">
            <text:p>16823000</text:p>
          </table:table-cell>
          <table:table-cell office:value-type="float" office:value="21838000">
            <text:p>21838000</text:p>
          </table:table-cell>
          <table:table-cell office:value-type="float" office:value="16816000">
            <text:p>16816000</text:p>
          </table:table-cell>
          <table:table-cell office:value-type="float" office:value="20005000">
            <text:p>20005000</text:p>
          </table:table-cell>
          <table:table-cell office:value-type="float" office:value="21553000">
            <text:p>21553000</text:p>
          </table:table-cell>
          <table:table-cell office:value-type="float" office:value="22200000">
            <text:p>22200000</text:p>
          </table:table-cell>
          <table:table-cell office:value-type="float" office:value="20722000">
            <text:p>20722000</text:p>
          </table:table-cell>
          <table:table-cell office:value-type="float" office:value="22021000">
            <text:p>22021000</text:p>
          </table:table-cell>
          <table:table-cell office:value-type="float" office:value="16781000">
            <text:p>16781000</text:p>
          </table:table-cell>
          <table:table-cell office:value-type="float" office:value="21465000">
            <text:p>21465000</text:p>
          </table:table-cell>
          <table:table-cell office:value-type="float" office:value="20388000">
            <text:p>20388000</text:p>
          </table:table-cell>
          <table:table-cell office:value-type="float" office:value="19788000">
            <text:p>19788000</text:p>
          </table:table-cell>
          <table:table-cell office:value-type="float" office:value="20932000">
            <text:p>20932000</text:p>
          </table:table-cell>
          <table:table-cell office:value-type="float" office:value="16813000">
            <text:p>16813000</text:p>
          </table:table-cell>
          <table:table-cell table:number-columns-repeated="2"/>
          <table:table-cell office:value-type="float" office:value="79">
            <text:p>79</text:p>
          </table:table-cell>
          <table:table-cell table:formula="of:=AVERAGE([.A55:.CV55])" office:value-type="float" office:value="20364610">
            <text:p>20364610</text:p>
          </table:table-cell>
        </table:table-row>
        <table:table-row table:style-name="ro1">
          <table:table-cell office:value-type="float" office:value="20552000">
            <text:p>20552000</text:p>
          </table:table-cell>
          <table:table-cell office:value-type="float" office:value="20505000">
            <text:p>20505000</text:p>
          </table:table-cell>
          <table:table-cell office:value-type="float" office:value="22739000">
            <text:p>22739000</text:p>
          </table:table-cell>
          <table:table-cell office:value-type="float" office:value="17211000">
            <text:p>17211000</text:p>
          </table:table-cell>
          <table:table-cell office:value-type="float" office:value="22857000">
            <text:p>22857000</text:p>
          </table:table-cell>
          <table:table-cell office:value-type="float" office:value="21002000">
            <text:p>21002000</text:p>
          </table:table-cell>
          <table:table-cell office:value-type="float" office:value="17018000">
            <text:p>17018000</text:p>
          </table:table-cell>
          <table:table-cell office:value-type="float" office:value="19638000">
            <text:p>19638000</text:p>
          </table:table-cell>
          <table:table-cell office:value-type="float" office:value="20034000">
            <text:p>20034000</text:p>
          </table:table-cell>
          <table:table-cell office:value-type="float" office:value="21036000">
            <text:p>21036000</text:p>
          </table:table-cell>
          <table:table-cell office:value-type="float" office:value="16891000">
            <text:p>16891000</text:p>
          </table:table-cell>
          <table:table-cell office:value-type="float" office:value="21280000">
            <text:p>21280000</text:p>
          </table:table-cell>
          <table:table-cell office:value-type="float" office:value="20647000">
            <text:p>20647000</text:p>
          </table:table-cell>
          <table:table-cell office:value-type="float" office:value="20158000">
            <text:p>20158000</text:p>
          </table:table-cell>
          <table:table-cell office:value-type="float" office:value="16982000">
            <text:p>16982000</text:p>
          </table:table-cell>
          <table:table-cell office:value-type="float" office:value="21774000">
            <text:p>21774000</text:p>
          </table:table-cell>
          <table:table-cell office:value-type="float" office:value="18417000">
            <text:p>18417000</text:p>
          </table:table-cell>
          <table:table-cell office:value-type="float" office:value="19492000">
            <text:p>19492000</text:p>
          </table:table-cell>
          <table:table-cell office:value-type="float" office:value="16958000">
            <text:p>16958000</text:p>
          </table:table-cell>
          <table:table-cell office:value-type="float" office:value="16965000">
            <text:p>16965000</text:p>
          </table:table-cell>
          <table:table-cell office:value-type="float" office:value="19490000">
            <text:p>19490000</text:p>
          </table:table-cell>
          <table:table-cell office:value-type="float" office:value="16928000">
            <text:p>16928000</text:p>
          </table:table-cell>
          <table:table-cell office:value-type="float" office:value="17039000">
            <text:p>17039000</text:p>
          </table:table-cell>
          <table:table-cell office:value-type="float" office:value="19558000">
            <text:p>19558000</text:p>
          </table:table-cell>
          <table:table-cell office:value-type="float" office:value="17205000">
            <text:p>17205000</text:p>
          </table:table-cell>
          <table:table-cell office:value-type="float" office:value="22480000">
            <text:p>22480000</text:p>
          </table:table-cell>
          <table:table-cell office:value-type="float" office:value="19625000">
            <text:p>19625000</text:p>
          </table:table-cell>
          <table:table-cell office:value-type="float" office:value="22542000">
            <text:p>22542000</text:p>
          </table:table-cell>
          <table:table-cell office:value-type="float" office:value="22159000">
            <text:p>22159000</text:p>
          </table:table-cell>
          <table:table-cell office:value-type="float" office:value="20062000">
            <text:p>20062000</text:p>
          </table:table-cell>
          <table:table-cell office:value-type="float" office:value="21629000">
            <text:p>21629000</text:p>
          </table:table-cell>
          <table:table-cell office:value-type="float" office:value="19366000">
            <text:p>19366000</text:p>
          </table:table-cell>
          <table:table-cell office:value-type="float" office:value="17002000">
            <text:p>17002000</text:p>
          </table:table-cell>
          <table:table-cell office:value-type="float" office:value="16981000">
            <text:p>16981000</text:p>
          </table:table-cell>
          <table:table-cell office:value-type="float" office:value="19337000">
            <text:p>19337000</text:p>
          </table:table-cell>
          <table:table-cell office:value-type="float" office:value="19227000">
            <text:p>19227000</text:p>
          </table:table-cell>
          <table:table-cell office:value-type="float" office:value="20777000">
            <text:p>20777000</text:p>
          </table:table-cell>
          <table:table-cell office:value-type="float" office:value="20278000">
            <text:p>20278000</text:p>
          </table:table-cell>
          <table:table-cell office:value-type="float" office:value="20742000">
            <text:p>20742000</text:p>
          </table:table-cell>
          <table:table-cell office:value-type="float" office:value="20359000">
            <text:p>20359000</text:p>
          </table:table-cell>
          <table:table-cell office:value-type="float" office:value="20562000">
            <text:p>20562000</text:p>
          </table:table-cell>
          <table:table-cell office:value-type="float" office:value="19767000">
            <text:p>19767000</text:p>
          </table:table-cell>
          <table:table-cell office:value-type="float" office:value="23033000">
            <text:p>23033000</text:p>
          </table:table-cell>
          <table:table-cell office:value-type="float" office:value="19904000">
            <text:p>19904000</text:p>
          </table:table-cell>
          <table:table-cell office:value-type="float" office:value="21013000">
            <text:p>21013000</text:p>
          </table:table-cell>
          <table:table-cell office:value-type="float" office:value="17145000">
            <text:p>17145000</text:p>
          </table:table-cell>
          <table:table-cell office:value-type="float" office:value="20820000">
            <text:p>20820000</text:p>
          </table:table-cell>
          <table:table-cell office:value-type="float" office:value="23047000">
            <text:p>23047000</text:p>
          </table:table-cell>
          <table:table-cell office:value-type="float" office:value="22028000">
            <text:p>22028000</text:p>
          </table:table-cell>
          <table:table-cell office:value-type="float" office:value="17069000">
            <text:p>17069000</text:p>
          </table:table-cell>
          <table:table-cell office:value-type="float" office:value="16945000">
            <text:p>16945000</text:p>
          </table:table-cell>
          <table:table-cell office:value-type="float" office:value="18104000">
            <text:p>18104000</text:p>
          </table:table-cell>
          <table:table-cell office:value-type="float" office:value="17378000">
            <text:p>17378000</text:p>
          </table:table-cell>
          <table:table-cell office:value-type="float" office:value="19690000">
            <text:p>19690000</text:p>
          </table:table-cell>
          <table:table-cell office:value-type="float" office:value="21421000">
            <text:p>21421000</text:p>
          </table:table-cell>
          <table:table-cell office:value-type="float" office:value="16759000">
            <text:p>16759000</text:p>
          </table:table-cell>
          <table:table-cell office:value-type="float" office:value="21736000">
            <text:p>21736000</text:p>
          </table:table-cell>
          <table:table-cell office:value-type="float" office:value="16949000">
            <text:p>16949000</text:p>
          </table:table-cell>
          <table:table-cell office:value-type="float" office:value="17069000">
            <text:p>17069000</text:p>
          </table:table-cell>
          <table:table-cell office:value-type="float" office:value="16973000">
            <text:p>16973000</text:p>
          </table:table-cell>
          <table:table-cell office:value-type="float" office:value="17016000">
            <text:p>17016000</text:p>
          </table:table-cell>
          <table:table-cell office:value-type="float" office:value="17024000">
            <text:p>17024000</text:p>
          </table:table-cell>
          <table:table-cell office:value-type="float" office:value="16902000">
            <text:p>16902000</text:p>
          </table:table-cell>
          <table:table-cell office:value-type="float" office:value="17150000">
            <text:p>17150000</text:p>
          </table:table-cell>
          <table:table-cell office:value-type="float" office:value="17011000">
            <text:p>17011000</text:p>
          </table:table-cell>
          <table:table-cell office:value-type="float" office:value="16912000">
            <text:p>16912000</text:p>
          </table:table-cell>
          <table:table-cell office:value-type="float" office:value="16880000">
            <text:p>16880000</text:p>
          </table:table-cell>
          <table:table-cell office:value-type="float" office:value="23412000">
            <text:p>23412000</text:p>
          </table:table-cell>
          <table:table-cell office:value-type="float" office:value="17449000">
            <text:p>17449000</text:p>
          </table:table-cell>
          <table:table-cell office:value-type="float" office:value="22976000">
            <text:p>22976000</text:p>
          </table:table-cell>
          <table:table-cell office:value-type="float" office:value="20275000">
            <text:p>20275000</text:p>
          </table:table-cell>
          <table:table-cell office:value-type="float" office:value="21621000">
            <text:p>21621000</text:p>
          </table:table-cell>
          <table:table-cell office:value-type="float" office:value="20269000">
            <text:p>20269000</text:p>
          </table:table-cell>
          <table:table-cell office:value-type="float" office:value="21665000">
            <text:p>21665000</text:p>
          </table:table-cell>
          <table:table-cell office:value-type="float" office:value="20165000">
            <text:p>20165000</text:p>
          </table:table-cell>
          <table:table-cell office:value-type="float" office:value="17017000">
            <text:p>17017000</text:p>
          </table:table-cell>
          <table:table-cell office:value-type="float" office:value="20620000">
            <text:p>20620000</text:p>
          </table:table-cell>
          <table:table-cell office:value-type="float" office:value="21829000">
            <text:p>21829000</text:p>
          </table:table-cell>
          <table:table-cell office:value-type="float" office:value="21396000">
            <text:p>21396000</text:p>
          </table:table-cell>
          <table:table-cell office:value-type="float" office:value="17387000">
            <text:p>17387000</text:p>
          </table:table-cell>
          <table:table-cell office:value-type="float" office:value="22368000">
            <text:p>22368000</text:p>
          </table:table-cell>
          <table:table-cell office:value-type="float" office:value="16652000">
            <text:p>16652000</text:p>
          </table:table-cell>
          <table:table-cell office:value-type="float" office:value="22097000">
            <text:p>22097000</text:p>
          </table:table-cell>
          <table:table-cell office:value-type="float" office:value="20203000">
            <text:p>20203000</text:p>
          </table:table-cell>
          <table:table-cell office:value-type="float" office:value="20272000">
            <text:p>20272000</text:p>
          </table:table-cell>
          <table:table-cell office:value-type="float" office:value="20714000">
            <text:p>20714000</text:p>
          </table:table-cell>
          <table:table-cell office:value-type="float" office:value="17174000">
            <text:p>17174000</text:p>
          </table:table-cell>
          <table:table-cell office:value-type="float" office:value="22863000">
            <text:p>22863000</text:p>
          </table:table-cell>
          <table:table-cell office:value-type="float" office:value="17448000">
            <text:p>17448000</text:p>
          </table:table-cell>
          <table:table-cell office:value-type="float" office:value="20220000">
            <text:p>20220000</text:p>
          </table:table-cell>
          <table:table-cell office:value-type="float" office:value="19957000">
            <text:p>19957000</text:p>
          </table:table-cell>
          <table:table-cell office:value-type="float" office:value="23015000">
            <text:p>23015000</text:p>
          </table:table-cell>
          <table:table-cell office:value-type="float" office:value="17116000">
            <text:p>17116000</text:p>
          </table:table-cell>
          <table:table-cell office:value-type="float" office:value="20959000">
            <text:p>20959000</text:p>
          </table:table-cell>
          <table:table-cell office:value-type="float" office:value="17217000">
            <text:p>17217000</text:p>
          </table:table-cell>
          <table:table-cell office:value-type="float" office:value="17239000">
            <text:p>17239000</text:p>
          </table:table-cell>
          <table:table-cell office:value-type="float" office:value="17186000">
            <text:p>17186000</text:p>
          </table:table-cell>
          <table:table-cell office:value-type="float" office:value="17914000">
            <text:p>17914000</text:p>
          </table:table-cell>
          <table:table-cell office:value-type="float" office:value="17193000">
            <text:p>17193000</text:p>
          </table:table-cell>
          <table:table-cell office:value-type="float" office:value="16902000">
            <text:p>16902000</text:p>
          </table:table-cell>
          <table:table-cell table:number-columns-repeated="2"/>
          <table:table-cell office:value-type="float" office:value="80">
            <text:p>80</text:p>
          </table:table-cell>
          <table:table-cell table:formula="of:=AVERAGE([.A56:.CV56])" office:value-type="float" office:value="19420390">
            <text:p>19420390</text:p>
          </table:table-cell>
        </table:table-row>
        <table:table-row table:style-name="ro1">
          <table:table-cell office:value-type="float" office:value="17360000">
            <text:p>17360000</text:p>
          </table:table-cell>
          <table:table-cell office:value-type="float" office:value="17387000">
            <text:p>17387000</text:p>
          </table:table-cell>
          <table:table-cell office:value-type="float" office:value="17322000">
            <text:p>17322000</text:p>
          </table:table-cell>
          <table:table-cell office:value-type="float" office:value="19766000">
            <text:p>19766000</text:p>
          </table:table-cell>
          <table:table-cell office:value-type="float" office:value="17393000">
            <text:p>17393000</text:p>
          </table:table-cell>
          <table:table-cell office:value-type="float" office:value="22124000">
            <text:p>22124000</text:p>
          </table:table-cell>
          <table:table-cell office:value-type="float" office:value="22586000">
            <text:p>22586000</text:p>
          </table:table-cell>
          <table:table-cell office:value-type="float" office:value="22362000">
            <text:p>22362000</text:p>
          </table:table-cell>
          <table:table-cell office:value-type="float" office:value="22803000">
            <text:p>22803000</text:p>
          </table:table-cell>
          <table:table-cell office:value-type="float" office:value="17397000">
            <text:p>17397000</text:p>
          </table:table-cell>
          <table:table-cell office:value-type="float" office:value="21345000">
            <text:p>21345000</text:p>
          </table:table-cell>
          <table:table-cell office:value-type="float" office:value="17589000">
            <text:p>17589000</text:p>
          </table:table-cell>
          <table:table-cell office:value-type="float" office:value="20394000">
            <text:p>20394000</text:p>
          </table:table-cell>
          <table:table-cell office:value-type="float" office:value="22573000">
            <text:p>22573000</text:p>
          </table:table-cell>
          <table:table-cell office:value-type="float" office:value="19453000">
            <text:p>19453000</text:p>
          </table:table-cell>
          <table:table-cell office:value-type="float" office:value="20769000">
            <text:p>20769000</text:p>
          </table:table-cell>
          <table:table-cell office:value-type="float" office:value="17440000">
            <text:p>17440000</text:p>
          </table:table-cell>
          <table:table-cell office:value-type="float" office:value="17262000">
            <text:p>17262000</text:p>
          </table:table-cell>
          <table:table-cell office:value-type="float" office:value="23722000">
            <text:p>23722000</text:p>
          </table:table-cell>
          <table:table-cell office:value-type="float" office:value="19880000">
            <text:p>19880000</text:p>
          </table:table-cell>
          <table:table-cell office:value-type="float" office:value="21199000">
            <text:p>21199000</text:p>
          </table:table-cell>
          <table:table-cell office:value-type="float" office:value="17443000">
            <text:p>17443000</text:p>
          </table:table-cell>
          <table:table-cell office:value-type="float" office:value="17267000">
            <text:p>17267000</text:p>
          </table:table-cell>
          <table:table-cell office:value-type="float" office:value="20621000">
            <text:p>20621000</text:p>
          </table:table-cell>
          <table:table-cell office:value-type="float" office:value="17318000">
            <text:p>17318000</text:p>
          </table:table-cell>
          <table:table-cell office:value-type="float" office:value="20412000">
            <text:p>20412000</text:p>
          </table:table-cell>
          <table:table-cell office:value-type="float" office:value="23706000">
            <text:p>23706000</text:p>
          </table:table-cell>
          <table:table-cell office:value-type="float" office:value="17425000">
            <text:p>17425000</text:p>
          </table:table-cell>
          <table:table-cell office:value-type="float" office:value="17549000">
            <text:p>17549000</text:p>
          </table:table-cell>
          <table:table-cell office:value-type="float" office:value="22923000">
            <text:p>22923000</text:p>
          </table:table-cell>
          <table:table-cell office:value-type="float" office:value="22384000">
            <text:p>22384000</text:p>
          </table:table-cell>
          <table:table-cell office:value-type="float" office:value="21666000">
            <text:p>21666000</text:p>
          </table:table-cell>
          <table:table-cell office:value-type="float" office:value="21663000">
            <text:p>21663000</text:p>
          </table:table-cell>
          <table:table-cell office:value-type="float" office:value="21698000">
            <text:p>21698000</text:p>
          </table:table-cell>
          <table:table-cell office:value-type="float" office:value="22356000">
            <text:p>22356000</text:p>
          </table:table-cell>
          <table:table-cell office:value-type="float" office:value="20271000">
            <text:p>20271000</text:p>
          </table:table-cell>
          <table:table-cell office:value-type="float" office:value="17586000">
            <text:p>17586000</text:p>
          </table:table-cell>
          <table:table-cell office:value-type="float" office:value="21632000">
            <text:p>21632000</text:p>
          </table:table-cell>
          <table:table-cell office:value-type="float" office:value="23360000">
            <text:p>23360000</text:p>
          </table:table-cell>
          <table:table-cell office:value-type="float" office:value="22708000">
            <text:p>22708000</text:p>
          </table:table-cell>
          <table:table-cell office:value-type="float" office:value="17492000">
            <text:p>17492000</text:p>
          </table:table-cell>
          <table:table-cell office:value-type="float" office:value="23739000">
            <text:p>23739000</text:p>
          </table:table-cell>
          <table:table-cell office:value-type="float" office:value="23327000">
            <text:p>23327000</text:p>
          </table:table-cell>
          <table:table-cell office:value-type="float" office:value="17383000">
            <text:p>17383000</text:p>
          </table:table-cell>
          <table:table-cell office:value-type="float" office:value="20537000">
            <text:p>20537000</text:p>
          </table:table-cell>
          <table:table-cell office:value-type="float" office:value="23107000">
            <text:p>23107000</text:p>
          </table:table-cell>
          <table:table-cell office:value-type="float" office:value="19536000">
            <text:p>19536000</text:p>
          </table:table-cell>
          <table:table-cell office:value-type="float" office:value="23602000">
            <text:p>23602000</text:p>
          </table:table-cell>
          <table:table-cell office:value-type="float" office:value="21960000">
            <text:p>21960000</text:p>
          </table:table-cell>
          <table:table-cell office:value-type="float" office:value="21130000">
            <text:p>21130000</text:p>
          </table:table-cell>
          <table:table-cell office:value-type="float" office:value="22803000">
            <text:p>22803000</text:p>
          </table:table-cell>
          <table:table-cell office:value-type="float" office:value="22034000">
            <text:p>22034000</text:p>
          </table:table-cell>
          <table:table-cell office:value-type="float" office:value="17562000">
            <text:p>17562000</text:p>
          </table:table-cell>
          <table:table-cell office:value-type="float" office:value="18929000">
            <text:p>18929000</text:p>
          </table:table-cell>
          <table:table-cell office:value-type="float" office:value="17218000">
            <text:p>17218000</text:p>
          </table:table-cell>
          <table:table-cell office:value-type="float" office:value="17424000">
            <text:p>17424000</text:p>
          </table:table-cell>
          <table:table-cell office:value-type="float" office:value="20233000">
            <text:p>20233000</text:p>
          </table:table-cell>
          <table:table-cell office:value-type="float" office:value="21876000">
            <text:p>21876000</text:p>
          </table:table-cell>
          <table:table-cell office:value-type="float" office:value="19992000">
            <text:p>19992000</text:p>
          </table:table-cell>
          <table:table-cell office:value-type="float" office:value="17432000">
            <text:p>17432000</text:p>
          </table:table-cell>
          <table:table-cell office:value-type="float" office:value="17295000">
            <text:p>17295000</text:p>
          </table:table-cell>
          <table:table-cell office:value-type="float" office:value="17284000">
            <text:p>17284000</text:p>
          </table:table-cell>
          <table:table-cell office:value-type="float" office:value="23206000">
            <text:p>23206000</text:p>
          </table:table-cell>
          <table:table-cell office:value-type="float" office:value="17505000">
            <text:p>17505000</text:p>
          </table:table-cell>
          <table:table-cell office:value-type="float" office:value="23161000">
            <text:p>23161000</text:p>
          </table:table-cell>
          <table:table-cell office:value-type="float" office:value="22599000">
            <text:p>22599000</text:p>
          </table:table-cell>
          <table:table-cell office:value-type="float" office:value="21618000">
            <text:p>21618000</text:p>
          </table:table-cell>
          <table:table-cell office:value-type="float" office:value="19829000">
            <text:p>19829000</text:p>
          </table:table-cell>
          <table:table-cell office:value-type="float" office:value="17228000">
            <text:p>17228000</text:p>
          </table:table-cell>
          <table:table-cell office:value-type="float" office:value="22745000">
            <text:p>22745000</text:p>
          </table:table-cell>
          <table:table-cell office:value-type="float" office:value="21888000">
            <text:p>21888000</text:p>
          </table:table-cell>
          <table:table-cell office:value-type="float" office:value="22049000">
            <text:p>22049000</text:p>
          </table:table-cell>
          <table:table-cell office:value-type="float" office:value="17470000">
            <text:p>17470000</text:p>
          </table:table-cell>
          <table:table-cell office:value-type="float" office:value="17456000">
            <text:p>17456000</text:p>
          </table:table-cell>
          <table:table-cell office:value-type="float" office:value="20136000">
            <text:p>20136000</text:p>
          </table:table-cell>
          <table:table-cell office:value-type="float" office:value="23658000">
            <text:p>23658000</text:p>
          </table:table-cell>
          <table:table-cell office:value-type="float" office:value="17517000">
            <text:p>17517000</text:p>
          </table:table-cell>
          <table:table-cell office:value-type="float" office:value="23408000">
            <text:p>23408000</text:p>
          </table:table-cell>
          <table:table-cell office:value-type="float" office:value="22382000">
            <text:p>22382000</text:p>
          </table:table-cell>
          <table:table-cell office:value-type="float" office:value="17433000">
            <text:p>17433000</text:p>
          </table:table-cell>
          <table:table-cell office:value-type="float" office:value="20618000">
            <text:p>20618000</text:p>
          </table:table-cell>
          <table:table-cell office:value-type="float" office:value="20356000">
            <text:p>20356000</text:p>
          </table:table-cell>
          <table:table-cell office:value-type="float" office:value="19874000">
            <text:p>19874000</text:p>
          </table:table-cell>
          <table:table-cell office:value-type="float" office:value="21165000">
            <text:p>21165000</text:p>
          </table:table-cell>
          <table:table-cell office:value-type="float" office:value="17415000">
            <text:p>17415000</text:p>
          </table:table-cell>
          <table:table-cell office:value-type="float" office:value="22314000">
            <text:p>22314000</text:p>
          </table:table-cell>
          <table:table-cell office:value-type="float" office:value="20454000">
            <text:p>20454000</text:p>
          </table:table-cell>
          <table:table-cell office:value-type="float" office:value="20508000">
            <text:p>20508000</text:p>
          </table:table-cell>
          <table:table-cell office:value-type="float" office:value="22039000">
            <text:p>22039000</text:p>
          </table:table-cell>
          <table:table-cell office:value-type="float" office:value="21073000">
            <text:p>21073000</text:p>
          </table:table-cell>
          <table:table-cell office:value-type="float" office:value="21296000">
            <text:p>21296000</text:p>
          </table:table-cell>
          <table:table-cell office:value-type="float" office:value="22151000">
            <text:p>22151000</text:p>
          </table:table-cell>
          <table:table-cell office:value-type="float" office:value="21798000">
            <text:p>21798000</text:p>
          </table:table-cell>
          <table:table-cell office:value-type="float" office:value="22672000">
            <text:p>22672000</text:p>
          </table:table-cell>
          <table:table-cell office:value-type="float" office:value="22236000">
            <text:p>22236000</text:p>
          </table:table-cell>
          <table:table-cell office:value-type="float" office:value="23284000">
            <text:p>23284000</text:p>
          </table:table-cell>
          <table:table-cell office:value-type="float" office:value="17427000">
            <text:p>17427000</text:p>
          </table:table-cell>
          <table:table-cell office:value-type="float" office:value="23541000">
            <text:p>23541000</text:p>
          </table:table-cell>
          <table:table-cell office:value-type="float" office:value="20548000">
            <text:p>20548000</text:p>
          </table:table-cell>
          <table:table-cell office:value-type="float" office:value="20205000">
            <text:p>20205000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AVERAGE([.A57:.CV57])" office:value-type="float" office:value="20422710">
            <text:p>20422710</text:p>
          </table:table-cell>
        </table:table-row>
        <table:table-row table:style-name="ro1">
          <table:table-cell office:value-type="float" office:value="22225000">
            <text:p>22225000</text:p>
          </table:table-cell>
          <table:table-cell office:value-type="float" office:value="22161000">
            <text:p>22161000</text:p>
          </table:table-cell>
          <table:table-cell office:value-type="float" office:value="17496000">
            <text:p>17496000</text:p>
          </table:table-cell>
          <table:table-cell office:value-type="float" office:value="20876000">
            <text:p>20876000</text:p>
          </table:table-cell>
          <table:table-cell office:value-type="float" office:value="21170000">
            <text:p>21170000</text:p>
          </table:table-cell>
          <table:table-cell office:value-type="float" office:value="17986000">
            <text:p>17986000</text:p>
          </table:table-cell>
          <table:table-cell office:value-type="float" office:value="23328000">
            <text:p>23328000</text:p>
          </table:table-cell>
          <table:table-cell office:value-type="float" office:value="21479000">
            <text:p>21479000</text:p>
          </table:table-cell>
          <table:table-cell office:value-type="float" office:value="19565000">
            <text:p>19565000</text:p>
          </table:table-cell>
          <table:table-cell office:value-type="float" office:value="17279000">
            <text:p>17279000</text:p>
          </table:table-cell>
          <table:table-cell office:value-type="float" office:value="23743000">
            <text:p>23743000</text:p>
          </table:table-cell>
          <table:table-cell office:value-type="float" office:value="23776000">
            <text:p>23776000</text:p>
          </table:table-cell>
          <table:table-cell office:value-type="float" office:value="23795000">
            <text:p>23795000</text:p>
          </table:table-cell>
          <table:table-cell office:value-type="float" office:value="17560000">
            <text:p>17560000</text:p>
          </table:table-cell>
          <table:table-cell office:value-type="float" office:value="22275000">
            <text:p>22275000</text:p>
          </table:table-cell>
          <table:table-cell office:value-type="float" office:value="17932000">
            <text:p>17932000</text:p>
          </table:table-cell>
          <table:table-cell office:value-type="float" office:value="17856000">
            <text:p>17856000</text:p>
          </table:table-cell>
          <table:table-cell office:value-type="float" office:value="21292000">
            <text:p>21292000</text:p>
          </table:table-cell>
          <table:table-cell office:value-type="float" office:value="23735000">
            <text:p>23735000</text:p>
          </table:table-cell>
          <table:table-cell office:value-type="float" office:value="20056000">
            <text:p>20056000</text:p>
          </table:table-cell>
          <table:table-cell office:value-type="float" office:value="23331000">
            <text:p>23331000</text:p>
          </table:table-cell>
          <table:table-cell office:value-type="float" office:value="20767000">
            <text:p>20767000</text:p>
          </table:table-cell>
          <table:table-cell office:value-type="float" office:value="23474000">
            <text:p>23474000</text:p>
          </table:table-cell>
          <table:table-cell office:value-type="float" office:value="23365000">
            <text:p>23365000</text:p>
          </table:table-cell>
          <table:table-cell office:value-type="float" office:value="19942000">
            <text:p>19942000</text:p>
          </table:table-cell>
          <table:table-cell office:value-type="float" office:value="22026000">
            <text:p>22026000</text:p>
          </table:table-cell>
          <table:table-cell office:value-type="float" office:value="21151000">
            <text:p>21151000</text:p>
          </table:table-cell>
          <table:table-cell office:value-type="float" office:value="20042000">
            <text:p>20042000</text:p>
          </table:table-cell>
          <table:table-cell office:value-type="float" office:value="17412000">
            <text:p>17412000</text:p>
          </table:table-cell>
          <table:table-cell office:value-type="float" office:value="20177000">
            <text:p>20177000</text:p>
          </table:table-cell>
          <table:table-cell office:value-type="float" office:value="17653000">
            <text:p>17653000</text:p>
          </table:table-cell>
          <table:table-cell office:value-type="float" office:value="19864000">
            <text:p>19864000</text:p>
          </table:table-cell>
          <table:table-cell office:value-type="float" office:value="22872000">
            <text:p>22872000</text:p>
          </table:table-cell>
          <table:table-cell office:value-type="float" office:value="17280000">
            <text:p>17280000</text:p>
          </table:table-cell>
          <table:table-cell office:value-type="float" office:value="17784000">
            <text:p>17784000</text:p>
          </table:table-cell>
          <table:table-cell office:value-type="float" office:value="21285000">
            <text:p>21285000</text:p>
          </table:table-cell>
          <table:table-cell office:value-type="float" office:value="21802000">
            <text:p>21802000</text:p>
          </table:table-cell>
          <table:table-cell office:value-type="float" office:value="22123000">
            <text:p>22123000</text:p>
          </table:table-cell>
          <table:table-cell office:value-type="float" office:value="17480000">
            <text:p>17480000</text:p>
          </table:table-cell>
          <table:table-cell office:value-type="float" office:value="17747000">
            <text:p>17747000</text:p>
          </table:table-cell>
          <table:table-cell office:value-type="float" office:value="22402000">
            <text:p>22402000</text:p>
          </table:table-cell>
          <table:table-cell office:value-type="float" office:value="19941000">
            <text:p>19941000</text:p>
          </table:table-cell>
          <table:table-cell office:value-type="float" office:value="21886000">
            <text:p>21886000</text:p>
          </table:table-cell>
          <table:table-cell office:value-type="float" office:value="17582000">
            <text:p>17582000</text:p>
          </table:table-cell>
          <table:table-cell office:value-type="float" office:value="22689000">
            <text:p>22689000</text:p>
          </table:table-cell>
          <table:table-cell office:value-type="float" office:value="22190000">
            <text:p>22190000</text:p>
          </table:table-cell>
          <table:table-cell office:value-type="float" office:value="17525000">
            <text:p>17525000</text:p>
          </table:table-cell>
          <table:table-cell office:value-type="float" office:value="22959000">
            <text:p>22959000</text:p>
          </table:table-cell>
          <table:table-cell office:value-type="float" office:value="18093000">
            <text:p>18093000</text:p>
          </table:table-cell>
          <table:table-cell office:value-type="float" office:value="23537000">
            <text:p>23537000</text:p>
          </table:table-cell>
          <table:table-cell office:value-type="float" office:value="21186000">
            <text:p>21186000</text:p>
          </table:table-cell>
          <table:table-cell office:value-type="float" office:value="20657000">
            <text:p>20657000</text:p>
          </table:table-cell>
          <table:table-cell office:value-type="float" office:value="23136000">
            <text:p>23136000</text:p>
          </table:table-cell>
          <table:table-cell office:value-type="float" office:value="17585000">
            <text:p>17585000</text:p>
          </table:table-cell>
          <table:table-cell office:value-type="float" office:value="17520000">
            <text:p>17520000</text:p>
          </table:table-cell>
          <table:table-cell office:value-type="float" office:value="20650000">
            <text:p>20650000</text:p>
          </table:table-cell>
          <table:table-cell office:value-type="float" office:value="22880000">
            <text:p>22880000</text:p>
          </table:table-cell>
          <table:table-cell office:value-type="float" office:value="22566000">
            <text:p>22566000</text:p>
          </table:table-cell>
          <table:table-cell office:value-type="float" office:value="21453000">
            <text:p>21453000</text:p>
          </table:table-cell>
          <table:table-cell office:value-type="float" office:value="17584000">
            <text:p>17584000</text:p>
          </table:table-cell>
          <table:table-cell office:value-type="float" office:value="23120000">
            <text:p>23120000</text:p>
          </table:table-cell>
          <table:table-cell office:value-type="float" office:value="17557000">
            <text:p>17557000</text:p>
          </table:table-cell>
          <table:table-cell office:value-type="float" office:value="17675000">
            <text:p>17675000</text:p>
          </table:table-cell>
          <table:table-cell office:value-type="float" office:value="17642000">
            <text:p>17642000</text:p>
          </table:table-cell>
          <table:table-cell office:value-type="float" office:value="23108000">
            <text:p>23108000</text:p>
          </table:table-cell>
          <table:table-cell office:value-type="float" office:value="23084000">
            <text:p>23084000</text:p>
          </table:table-cell>
          <table:table-cell office:value-type="float" office:value="17997000">
            <text:p>17997000</text:p>
          </table:table-cell>
          <table:table-cell office:value-type="float" office:value="21498000">
            <text:p>21498000</text:p>
          </table:table-cell>
          <table:table-cell office:value-type="float" office:value="17337000">
            <text:p>17337000</text:p>
          </table:table-cell>
          <table:table-cell office:value-type="float" office:value="17611000">
            <text:p>17611000</text:p>
          </table:table-cell>
          <table:table-cell office:value-type="float" office:value="23451000">
            <text:p>23451000</text:p>
          </table:table-cell>
          <table:table-cell office:value-type="float" office:value="21876000">
            <text:p>21876000</text:p>
          </table:table-cell>
          <table:table-cell office:value-type="float" office:value="22997000">
            <text:p>22997000</text:p>
          </table:table-cell>
          <table:table-cell office:value-type="float" office:value="21906000">
            <text:p>21906000</text:p>
          </table:table-cell>
          <table:table-cell office:value-type="float" office:value="21351000">
            <text:p>21351000</text:p>
          </table:table-cell>
          <table:table-cell office:value-type="float" office:value="21809000">
            <text:p>21809000</text:p>
          </table:table-cell>
          <table:table-cell office:value-type="float" office:value="21934000">
            <text:p>21934000</text:p>
          </table:table-cell>
          <table:table-cell office:value-type="float" office:value="23064000">
            <text:p>23064000</text:p>
          </table:table-cell>
          <table:table-cell office:value-type="float" office:value="21034000">
            <text:p>21034000</text:p>
          </table:table-cell>
          <table:table-cell office:value-type="float" office:value="21255000">
            <text:p>21255000</text:p>
          </table:table-cell>
          <table:table-cell office:value-type="float" office:value="23401000">
            <text:p>23401000</text:p>
          </table:table-cell>
          <table:table-cell office:value-type="float" office:value="21412000">
            <text:p>21412000</text:p>
          </table:table-cell>
          <table:table-cell office:value-type="float" office:value="22921000">
            <text:p>22921000</text:p>
          </table:table-cell>
          <table:table-cell office:value-type="float" office:value="22757000">
            <text:p>22757000</text:p>
          </table:table-cell>
          <table:table-cell office:value-type="float" office:value="17699000">
            <text:p>17699000</text:p>
          </table:table-cell>
          <table:table-cell office:value-type="float" office:value="21790000">
            <text:p>21790000</text:p>
          </table:table-cell>
          <table:table-cell office:value-type="float" office:value="22629000">
            <text:p>22629000</text:p>
          </table:table-cell>
          <table:table-cell office:value-type="float" office:value="21954000">
            <text:p>21954000</text:p>
          </table:table-cell>
          <table:table-cell office:value-type="float" office:value="17377000">
            <text:p>17377000</text:p>
          </table:table-cell>
          <table:table-cell office:value-type="float" office:value="20848000">
            <text:p>20848000</text:p>
          </table:table-cell>
          <table:table-cell office:value-type="float" office:value="21766000">
            <text:p>21766000</text:p>
          </table:table-cell>
          <table:table-cell office:value-type="float" office:value="23574000">
            <text:p>23574000</text:p>
          </table:table-cell>
          <table:table-cell office:value-type="float" office:value="22937000">
            <text:p>22937000</text:p>
          </table:table-cell>
          <table:table-cell office:value-type="float" office:value="20602000">
            <text:p>20602000</text:p>
          </table:table-cell>
          <table:table-cell office:value-type="float" office:value="21258000">
            <text:p>21258000</text:p>
          </table:table-cell>
          <table:table-cell office:value-type="float" office:value="20834000">
            <text:p>20834000</text:p>
          </table:table-cell>
          <table:table-cell office:value-type="float" office:value="17668000">
            <text:p>17668000</text:p>
          </table:table-cell>
          <table:table-cell office:value-type="float" office:value="20955000">
            <text:p>20955000</text:p>
          </table:table-cell>
          <table:table-cell office:value-type="float" office:value="17684000">
            <text:p>17684000</text:p>
          </table:table-cell>
          <table:table-cell office:value-type="float" office:value="20732000">
            <text:p>20732000</text:p>
          </table:table-cell>
          <table:table-cell table:number-columns-repeated="2"/>
          <table:table-cell office:value-type="float" office:value="82">
            <text:p>82</text:p>
          </table:table-cell>
          <table:table-cell table:formula="of:=AVERAGE([.A58:.CV58])" office:value-type="float" office:value="20752870">
            <text:p>20752870</text:p>
          </table:table-cell>
        </table:table-row>
        <table:table-row table:style-name="ro1">
          <table:table-cell office:value-type="float" office:value="20536000">
            <text:p>20536000</text:p>
          </table:table-cell>
          <table:table-cell office:value-type="float" office:value="23083000">
            <text:p>23083000</text:p>
          </table:table-cell>
          <table:table-cell office:value-type="float" office:value="21727000">
            <text:p>21727000</text:p>
          </table:table-cell>
          <table:table-cell office:value-type="float" office:value="18009000">
            <text:p>18009000</text:p>
          </table:table-cell>
          <table:table-cell office:value-type="float" office:value="18061000">
            <text:p>18061000</text:p>
          </table:table-cell>
          <table:table-cell office:value-type="float" office:value="18167000">
            <text:p>18167000</text:p>
          </table:table-cell>
          <table:table-cell office:value-type="float" office:value="17928000">
            <text:p>17928000</text:p>
          </table:table-cell>
          <table:table-cell office:value-type="float" office:value="20885000">
            <text:p>20885000</text:p>
          </table:table-cell>
          <table:table-cell office:value-type="float" office:value="23324000">
            <text:p>23324000</text:p>
          </table:table-cell>
          <table:table-cell office:value-type="float" office:value="21766000">
            <text:p>21766000</text:p>
          </table:table-cell>
          <table:table-cell office:value-type="float" office:value="20447000">
            <text:p>20447000</text:p>
          </table:table-cell>
          <table:table-cell office:value-type="float" office:value="18060000">
            <text:p>18060000</text:p>
          </table:table-cell>
          <table:table-cell office:value-type="float" office:value="21543000">
            <text:p>21543000</text:p>
          </table:table-cell>
          <table:table-cell office:value-type="float" office:value="17915000">
            <text:p>17915000</text:p>
          </table:table-cell>
          <table:table-cell office:value-type="float" office:value="23124000">
            <text:p>23124000</text:p>
          </table:table-cell>
          <table:table-cell office:value-type="float" office:value="24024000">
            <text:p>24024000</text:p>
          </table:table-cell>
          <table:table-cell office:value-type="float" office:value="21037000">
            <text:p>21037000</text:p>
          </table:table-cell>
          <table:table-cell office:value-type="float" office:value="18117000">
            <text:p>18117000</text:p>
          </table:table-cell>
          <table:table-cell office:value-type="float" office:value="17949000">
            <text:p>17949000</text:p>
          </table:table-cell>
          <table:table-cell office:value-type="float" office:value="24046000">
            <text:p>24046000</text:p>
          </table:table-cell>
          <table:table-cell office:value-type="float" office:value="23946000">
            <text:p>23946000</text:p>
          </table:table-cell>
          <table:table-cell office:value-type="float" office:value="18143000">
            <text:p>18143000</text:p>
          </table:table-cell>
          <table:table-cell office:value-type="float" office:value="24539000">
            <text:p>24539000</text:p>
          </table:table-cell>
          <table:table-cell office:value-type="float" office:value="18269000">
            <text:p>18269000</text:p>
          </table:table-cell>
          <table:table-cell office:value-type="float" office:value="23934000">
            <text:p>23934000</text:p>
          </table:table-cell>
          <table:table-cell office:value-type="float" office:value="21306000">
            <text:p>21306000</text:p>
          </table:table-cell>
          <table:table-cell office:value-type="float" office:value="21228000">
            <text:p>21228000</text:p>
          </table:table-cell>
          <table:table-cell office:value-type="float" office:value="21781000">
            <text:p>21781000</text:p>
          </table:table-cell>
          <table:table-cell office:value-type="float" office:value="17918000">
            <text:p>17918000</text:p>
          </table:table-cell>
          <table:table-cell office:value-type="float" office:value="23287000">
            <text:p>23287000</text:p>
          </table:table-cell>
          <table:table-cell office:value-type="float" office:value="22714000">
            <text:p>22714000</text:p>
          </table:table-cell>
          <table:table-cell office:value-type="float" office:value="22787000">
            <text:p>22787000</text:p>
          </table:table-cell>
          <table:table-cell office:value-type="float" office:value="17943000">
            <text:p>17943000</text:p>
          </table:table-cell>
          <table:table-cell office:value-type="float" office:value="20386000">
            <text:p>20386000</text:p>
          </table:table-cell>
          <table:table-cell office:value-type="float" office:value="22783000">
            <text:p>22783000</text:p>
          </table:table-cell>
          <table:table-cell office:value-type="float" office:value="17976000">
            <text:p>17976000</text:p>
          </table:table-cell>
          <table:table-cell office:value-type="float" office:value="21004000">
            <text:p>21004000</text:p>
          </table:table-cell>
          <table:table-cell office:value-type="float" office:value="22004000">
            <text:p>22004000</text:p>
          </table:table-cell>
          <table:table-cell office:value-type="float" office:value="22603000">
            <text:p>22603000</text:p>
          </table:table-cell>
          <table:table-cell office:value-type="float" office:value="17889000">
            <text:p>17889000</text:p>
          </table:table-cell>
          <table:table-cell office:value-type="float" office:value="24297000">
            <text:p>24297000</text:p>
          </table:table-cell>
          <table:table-cell office:value-type="float" office:value="22062000">
            <text:p>22062000</text:p>
          </table:table-cell>
          <table:table-cell office:value-type="float" office:value="21347000">
            <text:p>21347000</text:p>
          </table:table-cell>
          <table:table-cell office:value-type="float" office:value="20676000">
            <text:p>20676000</text:p>
          </table:table-cell>
          <table:table-cell office:value-type="float" office:value="22235000">
            <text:p>22235000</text:p>
          </table:table-cell>
          <table:table-cell office:value-type="float" office:value="20470000">
            <text:p>20470000</text:p>
          </table:table-cell>
          <table:table-cell office:value-type="float" office:value="18154000">
            <text:p>18154000</text:p>
          </table:table-cell>
          <table:table-cell office:value-type="float" office:value="24070000">
            <text:p>24070000</text:p>
          </table:table-cell>
          <table:table-cell office:value-type="float" office:value="22724000">
            <text:p>22724000</text:p>
          </table:table-cell>
          <table:table-cell office:value-type="float" office:value="20742000">
            <text:p>20742000</text:p>
          </table:table-cell>
          <table:table-cell office:value-type="float" office:value="18074000">
            <text:p>18074000</text:p>
          </table:table-cell>
          <table:table-cell office:value-type="float" office:value="18060000">
            <text:p>18060000</text:p>
          </table:table-cell>
          <table:table-cell office:value-type="float" office:value="22767000">
            <text:p>22767000</text:p>
          </table:table-cell>
          <table:table-cell office:value-type="float" office:value="22901000">
            <text:p>22901000</text:p>
          </table:table-cell>
          <table:table-cell office:value-type="float" office:value="20441000">
            <text:p>20441000</text:p>
          </table:table-cell>
          <table:table-cell office:value-type="float" office:value="21014000">
            <text:p>21014000</text:p>
          </table:table-cell>
          <table:table-cell office:value-type="float" office:value="21711000">
            <text:p>21711000</text:p>
          </table:table-cell>
          <table:table-cell office:value-type="float" office:value="21027000">
            <text:p>21027000</text:p>
          </table:table-cell>
          <table:table-cell office:value-type="float" office:value="22632000">
            <text:p>22632000</text:p>
          </table:table-cell>
          <table:table-cell office:value-type="float" office:value="22595000">
            <text:p>22595000</text:p>
          </table:table-cell>
          <table:table-cell office:value-type="float" office:value="18088000">
            <text:p>18088000</text:p>
          </table:table-cell>
          <table:table-cell office:value-type="float" office:value="23813000">
            <text:p>23813000</text:p>
          </table:table-cell>
          <table:table-cell office:value-type="float" office:value="20559000">
            <text:p>20559000</text:p>
          </table:table-cell>
          <table:table-cell office:value-type="float" office:value="22563000">
            <text:p>22563000</text:p>
          </table:table-cell>
          <table:table-cell office:value-type="float" office:value="20842000">
            <text:p>20842000</text:p>
          </table:table-cell>
          <table:table-cell office:value-type="float" office:value="18413000">
            <text:p>18413000</text:p>
          </table:table-cell>
          <table:table-cell office:value-type="float" office:value="18177000">
            <text:p>18177000</text:p>
          </table:table-cell>
          <table:table-cell office:value-type="float" office:value="22864000">
            <text:p>22864000</text:p>
          </table:table-cell>
          <table:table-cell office:value-type="float" office:value="20820000">
            <text:p>20820000</text:p>
          </table:table-cell>
          <table:table-cell office:value-type="float" office:value="23297000">
            <text:p>23297000</text:p>
          </table:table-cell>
          <table:table-cell office:value-type="float" office:value="23586000">
            <text:p>23586000</text:p>
          </table:table-cell>
          <table:table-cell office:value-type="float" office:value="23708000">
            <text:p>23708000</text:p>
          </table:table-cell>
          <table:table-cell office:value-type="float" office:value="22686000">
            <text:p>22686000</text:p>
          </table:table-cell>
          <table:table-cell office:value-type="float" office:value="22197000">
            <text:p>22197000</text:p>
          </table:table-cell>
          <table:table-cell office:value-type="float" office:value="22424000">
            <text:p>22424000</text:p>
          </table:table-cell>
          <table:table-cell office:value-type="float" office:value="18089000">
            <text:p>18089000</text:p>
          </table:table-cell>
          <table:table-cell office:value-type="float" office:value="18397000">
            <text:p>18397000</text:p>
          </table:table-cell>
          <table:table-cell office:value-type="float" office:value="24271000">
            <text:p>24271000</text:p>
          </table:table-cell>
          <table:table-cell office:value-type="float" office:value="17971000">
            <text:p>17971000</text:p>
          </table:table-cell>
          <table:table-cell office:value-type="float" office:value="18422000">
            <text:p>18422000</text:p>
          </table:table-cell>
          <table:table-cell office:value-type="float" office:value="20764000">
            <text:p>20764000</text:p>
          </table:table-cell>
          <table:table-cell office:value-type="float" office:value="24307000">
            <text:p>24307000</text:p>
          </table:table-cell>
          <table:table-cell office:value-type="float" office:value="18022000">
            <text:p>18022000</text:p>
          </table:table-cell>
          <table:table-cell office:value-type="float" office:value="18210000">
            <text:p>18210000</text:p>
          </table:table-cell>
          <table:table-cell office:value-type="float" office:value="18019000">
            <text:p>18019000</text:p>
          </table:table-cell>
          <table:table-cell office:value-type="float" office:value="17911000">
            <text:p>17911000</text:p>
          </table:table-cell>
          <table:table-cell office:value-type="float" office:value="23851000">
            <text:p>23851000</text:p>
          </table:table-cell>
          <table:table-cell office:value-type="float" office:value="18042000">
            <text:p>18042000</text:p>
          </table:table-cell>
          <table:table-cell office:value-type="float" office:value="20316000">
            <text:p>20316000</text:p>
          </table:table-cell>
          <table:table-cell office:value-type="float" office:value="23442000">
            <text:p>23442000</text:p>
          </table:table-cell>
          <table:table-cell office:value-type="float" office:value="17838000">
            <text:p>17838000</text:p>
          </table:table-cell>
          <table:table-cell office:value-type="float" office:value="20710000">
            <text:p>20710000</text:p>
          </table:table-cell>
          <table:table-cell office:value-type="float" office:value="20989000">
            <text:p>20989000</text:p>
          </table:table-cell>
          <table:table-cell office:value-type="float" office:value="18146000">
            <text:p>18146000</text:p>
          </table:table-cell>
          <table:table-cell office:value-type="float" office:value="23492000">
            <text:p>23492000</text:p>
          </table:table-cell>
          <table:table-cell office:value-type="float" office:value="21124000">
            <text:p>21124000</text:p>
          </table:table-cell>
          <table:table-cell office:value-type="float" office:value="18074000">
            <text:p>18074000</text:p>
          </table:table-cell>
          <table:table-cell office:value-type="float" office:value="20829000">
            <text:p>20829000</text:p>
          </table:table-cell>
          <table:table-cell office:value-type="float" office:value="23774000">
            <text:p>23774000</text:p>
          </table:table-cell>
          <table:table-cell office:value-type="float" office:value="22426000">
            <text:p>22426000</text:p>
          </table:table-cell>
          <table:table-cell table:number-columns-repeated="2"/>
          <table:table-cell office:value-type="float" office:value="83">
            <text:p>83</text:p>
          </table:table-cell>
          <table:table-cell table:formula="of:=AVERAGE([.A59:.CV59])" office:value-type="float" office:value="20916600">
            <text:p>20916600</text:p>
          </table:table-cell>
        </table:table-row>
        <table:table-row table:style-name="ro1">
          <table:table-cell office:value-type="float" office:value="24295000">
            <text:p>24295000</text:p>
          </table:table-cell>
          <table:table-cell office:value-type="float" office:value="18494000">
            <text:p>18494000</text:p>
          </table:table-cell>
          <table:table-cell office:value-type="float" office:value="21482000">
            <text:p>21482000</text:p>
          </table:table-cell>
          <table:table-cell office:value-type="float" office:value="22945000">
            <text:p>22945000</text:p>
          </table:table-cell>
          <table:table-cell office:value-type="float" office:value="23565000">
            <text:p>23565000</text:p>
          </table:table-cell>
          <table:table-cell office:value-type="float" office:value="18358000">
            <text:p>18358000</text:p>
          </table:table-cell>
          <table:table-cell office:value-type="float" office:value="20843000">
            <text:p>20843000</text:p>
          </table:table-cell>
          <table:table-cell office:value-type="float" office:value="18267000">
            <text:p>18267000</text:p>
          </table:table-cell>
          <table:table-cell office:value-type="float" office:value="23276000">
            <text:p>23276000</text:p>
          </table:table-cell>
          <table:table-cell office:value-type="float" office:value="18206000">
            <text:p>18206000</text:p>
          </table:table-cell>
          <table:table-cell office:value-type="float" office:value="22680000">
            <text:p>22680000</text:p>
          </table:table-cell>
          <table:table-cell office:value-type="float" office:value="17844000">
            <text:p>17844000</text:p>
          </table:table-cell>
          <table:table-cell office:value-type="float" office:value="18084000">
            <text:p>18084000</text:p>
          </table:table-cell>
          <table:table-cell office:value-type="float" office:value="18038000">
            <text:p>18038000</text:p>
          </table:table-cell>
          <table:table-cell office:value-type="float" office:value="20579000">
            <text:p>20579000</text:p>
          </table:table-cell>
          <table:table-cell office:value-type="float" office:value="22720000">
            <text:p>22720000</text:p>
          </table:table-cell>
          <table:table-cell office:value-type="float" office:value="17914000">
            <text:p>17914000</text:p>
          </table:table-cell>
          <table:table-cell office:value-type="float" office:value="17887000">
            <text:p>17887000</text:p>
          </table:table-cell>
          <table:table-cell office:value-type="float" office:value="18425000">
            <text:p>18425000</text:p>
          </table:table-cell>
          <table:table-cell office:value-type="float" office:value="23764000">
            <text:p>23764000</text:p>
          </table:table-cell>
          <table:table-cell office:value-type="float" office:value="22951000">
            <text:p>22951000</text:p>
          </table:table-cell>
          <table:table-cell office:value-type="float" office:value="21383000">
            <text:p>21383000</text:p>
          </table:table-cell>
          <table:table-cell office:value-type="float" office:value="21392000">
            <text:p>21392000</text:p>
          </table:table-cell>
          <table:table-cell office:value-type="float" office:value="18318000">
            <text:p>18318000</text:p>
          </table:table-cell>
          <table:table-cell office:value-type="float" office:value="18365000">
            <text:p>18365000</text:p>
          </table:table-cell>
          <table:table-cell office:value-type="float" office:value="17831000">
            <text:p>17831000</text:p>
          </table:table-cell>
          <table:table-cell office:value-type="float" office:value="17885000">
            <text:p>17885000</text:p>
          </table:table-cell>
          <table:table-cell office:value-type="float" office:value="22802000">
            <text:p>22802000</text:p>
          </table:table-cell>
          <table:table-cell office:value-type="float" office:value="18066000">
            <text:p>18066000</text:p>
          </table:table-cell>
          <table:table-cell office:value-type="float" office:value="22721000">
            <text:p>22721000</text:p>
          </table:table-cell>
          <table:table-cell office:value-type="float" office:value="18415000">
            <text:p>18415000</text:p>
          </table:table-cell>
          <table:table-cell office:value-type="float" office:value="24462000">
            <text:p>24462000</text:p>
          </table:table-cell>
          <table:table-cell office:value-type="float" office:value="18610000">
            <text:p>18610000</text:p>
          </table:table-cell>
          <table:table-cell office:value-type="float" office:value="20721000">
            <text:p>20721000</text:p>
          </table:table-cell>
          <table:table-cell office:value-type="float" office:value="23733000">
            <text:p>23733000</text:p>
          </table:table-cell>
          <table:table-cell office:value-type="float" office:value="22254000">
            <text:p>22254000</text:p>
          </table:table-cell>
          <table:table-cell office:value-type="float" office:value="24532000">
            <text:p>24532000</text:p>
          </table:table-cell>
          <table:table-cell office:value-type="float" office:value="20844000">
            <text:p>20844000</text:p>
          </table:table-cell>
          <table:table-cell office:value-type="float" office:value="21435000">
            <text:p>21435000</text:p>
          </table:table-cell>
          <table:table-cell office:value-type="float" office:value="20433000">
            <text:p>20433000</text:p>
          </table:table-cell>
          <table:table-cell office:value-type="float" office:value="21653000">
            <text:p>21653000</text:p>
          </table:table-cell>
          <table:table-cell office:value-type="float" office:value="18235000">
            <text:p>18235000</text:p>
          </table:table-cell>
          <table:table-cell office:value-type="float" office:value="20820000">
            <text:p>20820000</text:p>
          </table:table-cell>
          <table:table-cell office:value-type="float" office:value="21536000">
            <text:p>21536000</text:p>
          </table:table-cell>
          <table:table-cell office:value-type="float" office:value="20489000">
            <text:p>20489000</text:p>
          </table:table-cell>
          <table:table-cell office:value-type="float" office:value="21453000">
            <text:p>21453000</text:p>
          </table:table-cell>
          <table:table-cell office:value-type="float" office:value="24220000">
            <text:p>24220000</text:p>
          </table:table-cell>
          <table:table-cell office:value-type="float" office:value="23120000">
            <text:p>23120000</text:p>
          </table:table-cell>
          <table:table-cell office:value-type="float" office:value="20920000">
            <text:p>20920000</text:p>
          </table:table-cell>
          <table:table-cell office:value-type="float" office:value="22162000">
            <text:p>22162000</text:p>
          </table:table-cell>
          <table:table-cell office:value-type="float" office:value="20340000">
            <text:p>20340000</text:p>
          </table:table-cell>
          <table:table-cell office:value-type="float" office:value="22790000">
            <text:p>22790000</text:p>
          </table:table-cell>
          <table:table-cell office:value-type="float" office:value="21680000">
            <text:p>21680000</text:p>
          </table:table-cell>
          <table:table-cell office:value-type="float" office:value="20815000">
            <text:p>20815000</text:p>
          </table:table-cell>
          <table:table-cell office:value-type="float" office:value="23995000">
            <text:p>23995000</text:p>
          </table:table-cell>
          <table:table-cell office:value-type="float" office:value="20475000">
            <text:p>20475000</text:p>
          </table:table-cell>
          <table:table-cell office:value-type="float" office:value="23687000">
            <text:p>23687000</text:p>
          </table:table-cell>
          <table:table-cell office:value-type="float" office:value="22686000">
            <text:p>22686000</text:p>
          </table:table-cell>
          <table:table-cell office:value-type="float" office:value="17941000">
            <text:p>17941000</text:p>
          </table:table-cell>
          <table:table-cell office:value-type="float" office:value="21196000">
            <text:p>21196000</text:p>
          </table:table-cell>
          <table:table-cell office:value-type="float" office:value="21924000">
            <text:p>21924000</text:p>
          </table:table-cell>
          <table:table-cell office:value-type="float" office:value="18356000">
            <text:p>18356000</text:p>
          </table:table-cell>
          <table:table-cell office:value-type="float" office:value="22010000">
            <text:p>22010000</text:p>
          </table:table-cell>
          <table:table-cell office:value-type="float" office:value="18096000">
            <text:p>18096000</text:p>
          </table:table-cell>
          <table:table-cell office:value-type="float" office:value="22686000">
            <text:p>22686000</text:p>
          </table:table-cell>
          <table:table-cell office:value-type="float" office:value="22840000">
            <text:p>22840000</text:p>
          </table:table-cell>
          <table:table-cell office:value-type="float" office:value="22407000">
            <text:p>22407000</text:p>
          </table:table-cell>
          <table:table-cell office:value-type="float" office:value="24421000">
            <text:p>24421000</text:p>
          </table:table-cell>
          <table:table-cell office:value-type="float" office:value="23309000">
            <text:p>23309000</text:p>
          </table:table-cell>
          <table:table-cell office:value-type="float" office:value="21677000">
            <text:p>21677000</text:p>
          </table:table-cell>
          <table:table-cell office:value-type="float" office:value="20407000">
            <text:p>20407000</text:p>
          </table:table-cell>
          <table:table-cell office:value-type="float" office:value="23769000">
            <text:p>23769000</text:p>
          </table:table-cell>
          <table:table-cell office:value-type="float" office:value="23527000">
            <text:p>23527000</text:p>
          </table:table-cell>
          <table:table-cell office:value-type="float" office:value="22586000">
            <text:p>22586000</text:p>
          </table:table-cell>
          <table:table-cell office:value-type="float" office:value="21878000">
            <text:p>21878000</text:p>
          </table:table-cell>
          <table:table-cell office:value-type="float" office:value="21555000">
            <text:p>21555000</text:p>
          </table:table-cell>
          <table:table-cell office:value-type="float" office:value="21121000">
            <text:p>21121000</text:p>
          </table:table-cell>
          <table:table-cell office:value-type="float" office:value="21562000">
            <text:p>21562000</text:p>
          </table:table-cell>
          <table:table-cell office:value-type="float" office:value="21511000">
            <text:p>21511000</text:p>
          </table:table-cell>
          <table:table-cell office:value-type="float" office:value="23311000">
            <text:p>23311000</text:p>
          </table:table-cell>
          <table:table-cell office:value-type="float" office:value="23236000">
            <text:p>23236000</text:p>
          </table:table-cell>
          <table:table-cell office:value-type="float" office:value="20698000">
            <text:p>20698000</text:p>
          </table:table-cell>
          <table:table-cell office:value-type="float" office:value="21502000">
            <text:p>21502000</text:p>
          </table:table-cell>
          <table:table-cell office:value-type="float" office:value="20803000">
            <text:p>20803000</text:p>
          </table:table-cell>
          <table:table-cell office:value-type="float" office:value="18639000">
            <text:p>18639000</text:p>
          </table:table-cell>
          <table:table-cell office:value-type="float" office:value="24564000">
            <text:p>24564000</text:p>
          </table:table-cell>
          <table:table-cell office:value-type="float" office:value="20946000">
            <text:p>20946000</text:p>
          </table:table-cell>
          <table:table-cell office:value-type="float" office:value="22016000">
            <text:p>22016000</text:p>
          </table:table-cell>
          <table:table-cell office:value-type="float" office:value="20884000">
            <text:p>20884000</text:p>
          </table:table-cell>
          <table:table-cell office:value-type="float" office:value="20994000">
            <text:p>20994000</text:p>
          </table:table-cell>
          <table:table-cell office:value-type="float" office:value="23963000">
            <text:p>23963000</text:p>
          </table:table-cell>
          <table:table-cell office:value-type="float" office:value="17784000">
            <text:p>17784000</text:p>
          </table:table-cell>
          <table:table-cell office:value-type="float" office:value="21097000">
            <text:p>21097000</text:p>
          </table:table-cell>
          <table:table-cell office:value-type="float" office:value="21932000">
            <text:p>21932000</text:p>
          </table:table-cell>
          <table:table-cell office:value-type="float" office:value="23253000">
            <text:p>23253000</text:p>
          </table:table-cell>
          <table:table-cell office:value-type="float" office:value="22322000">
            <text:p>22322000</text:p>
          </table:table-cell>
          <table:table-cell office:value-type="float" office:value="22627000">
            <text:p>22627000</text:p>
          </table:table-cell>
          <table:table-cell office:value-type="float" office:value="23344000">
            <text:p>23344000</text:p>
          </table:table-cell>
          <table:table-cell office:value-type="float" office:value="22506000">
            <text:p>22506000</text:p>
          </table:table-cell>
          <table:table-cell office:value-type="float" office:value="21318000">
            <text:p>21318000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AVERAGE([.A60:.CV60])" office:value-type="float" office:value="21284130">
            <text:p>21284130</text:p>
          </table:table-cell>
        </table:table-row>
        <table:table-row table:style-name="ro1">
          <table:table-cell office:value-type="float" office:value="21894000">
            <text:p>21894000</text:p>
          </table:table-cell>
          <table:table-cell office:value-type="float" office:value="22799000">
            <text:p>22799000</text:p>
          </table:table-cell>
          <table:table-cell office:value-type="float" office:value="24147000">
            <text:p>24147000</text:p>
          </table:table-cell>
          <table:table-cell office:value-type="float" office:value="21201000">
            <text:p>21201000</text:p>
          </table:table-cell>
          <table:table-cell office:value-type="float" office:value="22858000">
            <text:p>22858000</text:p>
          </table:table-cell>
          <table:table-cell office:value-type="float" office:value="22940000">
            <text:p>22940000</text:p>
          </table:table-cell>
          <table:table-cell office:value-type="float" office:value="22355000">
            <text:p>22355000</text:p>
          </table:table-cell>
          <table:table-cell office:value-type="float" office:value="21105000">
            <text:p>21105000</text:p>
          </table:table-cell>
          <table:table-cell office:value-type="float" office:value="21525000">
            <text:p>21525000</text:p>
          </table:table-cell>
          <table:table-cell office:value-type="float" office:value="22061000">
            <text:p>22061000</text:p>
          </table:table-cell>
          <table:table-cell office:value-type="float" office:value="23696000">
            <text:p>23696000</text:p>
          </table:table-cell>
          <table:table-cell office:value-type="float" office:value="23983000">
            <text:p>23983000</text:p>
          </table:table-cell>
          <table:table-cell office:value-type="float" office:value="21473000">
            <text:p>21473000</text:p>
          </table:table-cell>
          <table:table-cell office:value-type="float" office:value="18582000">
            <text:p>18582000</text:p>
          </table:table-cell>
          <table:table-cell office:value-type="float" office:value="21697000">
            <text:p>21697000</text:p>
          </table:table-cell>
          <table:table-cell office:value-type="float" office:value="18669000">
            <text:p>18669000</text:p>
          </table:table-cell>
          <table:table-cell office:value-type="float" office:value="24232000">
            <text:p>24232000</text:p>
          </table:table-cell>
          <table:table-cell office:value-type="float" office:value="22376000">
            <text:p>22376000</text:p>
          </table:table-cell>
          <table:table-cell office:value-type="float" office:value="18415000">
            <text:p>18415000</text:p>
          </table:table-cell>
          <table:table-cell office:value-type="float" office:value="18471000">
            <text:p>18471000</text:p>
          </table:table-cell>
          <table:table-cell office:value-type="float" office:value="21963000">
            <text:p>21963000</text:p>
          </table:table-cell>
          <table:table-cell office:value-type="float" office:value="23347000">
            <text:p>23347000</text:p>
          </table:table-cell>
          <table:table-cell office:value-type="float" office:value="18560000">
            <text:p>18560000</text:p>
          </table:table-cell>
          <table:table-cell office:value-type="float" office:value="21994000">
            <text:p>21994000</text:p>
          </table:table-cell>
          <table:table-cell office:value-type="float" office:value="22888000">
            <text:p>22888000</text:p>
          </table:table-cell>
          <table:table-cell office:value-type="float" office:value="23819000">
            <text:p>23819000</text:p>
          </table:table-cell>
          <table:table-cell office:value-type="float" office:value="21230000">
            <text:p>21230000</text:p>
          </table:table-cell>
          <table:table-cell office:value-type="float" office:value="24514000">
            <text:p>24514000</text:p>
          </table:table-cell>
          <table:table-cell office:value-type="float" office:value="21020000">
            <text:p>21020000</text:p>
          </table:table-cell>
          <table:table-cell office:value-type="float" office:value="24597000">
            <text:p>24597000</text:p>
          </table:table-cell>
          <table:table-cell office:value-type="float" office:value="24768000">
            <text:p>24768000</text:p>
          </table:table-cell>
          <table:table-cell office:value-type="float" office:value="24590000">
            <text:p>24590000</text:p>
          </table:table-cell>
          <table:table-cell office:value-type="float" office:value="24374000">
            <text:p>24374000</text:p>
          </table:table-cell>
          <table:table-cell office:value-type="float" office:value="18498000">
            <text:p>18498000</text:p>
          </table:table-cell>
          <table:table-cell office:value-type="float" office:value="22507000">
            <text:p>22507000</text:p>
          </table:table-cell>
          <table:table-cell office:value-type="float" office:value="22535000">
            <text:p>22535000</text:p>
          </table:table-cell>
          <table:table-cell office:value-type="float" office:value="24536000">
            <text:p>24536000</text:p>
          </table:table-cell>
          <table:table-cell office:value-type="float" office:value="22519000">
            <text:p>22519000</text:p>
          </table:table-cell>
          <table:table-cell office:value-type="float" office:value="18616000">
            <text:p>18616000</text:p>
          </table:table-cell>
          <table:table-cell office:value-type="float" office:value="23100000">
            <text:p>23100000</text:p>
          </table:table-cell>
          <table:table-cell office:value-type="float" office:value="21519000">
            <text:p>21519000</text:p>
          </table:table-cell>
          <table:table-cell office:value-type="float" office:value="23423000">
            <text:p>23423000</text:p>
          </table:table-cell>
          <table:table-cell office:value-type="float" office:value="18621000">
            <text:p>18621000</text:p>
          </table:table-cell>
          <table:table-cell office:value-type="float" office:value="21910000">
            <text:p>21910000</text:p>
          </table:table-cell>
          <table:table-cell office:value-type="float" office:value="18555000">
            <text:p>18555000</text:p>
          </table:table-cell>
          <table:table-cell office:value-type="float" office:value="22114000">
            <text:p>22114000</text:p>
          </table:table-cell>
          <table:table-cell office:value-type="float" office:value="23767000">
            <text:p>23767000</text:p>
          </table:table-cell>
          <table:table-cell office:value-type="float" office:value="18779000">
            <text:p>18779000</text:p>
          </table:table-cell>
          <table:table-cell office:value-type="float" office:value="24690000">
            <text:p>24690000</text:p>
          </table:table-cell>
          <table:table-cell office:value-type="float" office:value="22245000">
            <text:p>22245000</text:p>
          </table:table-cell>
          <table:table-cell office:value-type="float" office:value="18485000">
            <text:p>18485000</text:p>
          </table:table-cell>
          <table:table-cell office:value-type="float" office:value="18424000">
            <text:p>18424000</text:p>
          </table:table-cell>
          <table:table-cell office:value-type="float" office:value="20977000">
            <text:p>20977000</text:p>
          </table:table-cell>
          <table:table-cell office:value-type="float" office:value="18612000">
            <text:p>18612000</text:p>
          </table:table-cell>
          <table:table-cell office:value-type="float" office:value="18679000">
            <text:p>18679000</text:p>
          </table:table-cell>
          <table:table-cell office:value-type="float" office:value="21553000">
            <text:p>21553000</text:p>
          </table:table-cell>
          <table:table-cell office:value-type="float" office:value="18623000">
            <text:p>18623000</text:p>
          </table:table-cell>
          <table:table-cell office:value-type="float" office:value="22176000">
            <text:p>22176000</text:p>
          </table:table-cell>
          <table:table-cell office:value-type="float" office:value="18627000">
            <text:p>18627000</text:p>
          </table:table-cell>
          <table:table-cell office:value-type="float" office:value="18620000">
            <text:p>18620000</text:p>
          </table:table-cell>
          <table:table-cell office:value-type="float" office:value="18574000">
            <text:p>18574000</text:p>
          </table:table-cell>
          <table:table-cell office:value-type="float" office:value="22214000">
            <text:p>22214000</text:p>
          </table:table-cell>
          <table:table-cell office:value-type="float" office:value="22471000">
            <text:p>22471000</text:p>
          </table:table-cell>
          <table:table-cell office:value-type="float" office:value="18417000">
            <text:p>18417000</text:p>
          </table:table-cell>
          <table:table-cell office:value-type="float" office:value="21078000">
            <text:p>21078000</text:p>
          </table:table-cell>
          <table:table-cell office:value-type="float" office:value="24284000">
            <text:p>24284000</text:p>
          </table:table-cell>
          <table:table-cell office:value-type="float" office:value="22401000">
            <text:p>22401000</text:p>
          </table:table-cell>
          <table:table-cell office:value-type="float" office:value="21102000">
            <text:p>21102000</text:p>
          </table:table-cell>
          <table:table-cell office:value-type="float" office:value="23775000">
            <text:p>23775000</text:p>
          </table:table-cell>
          <table:table-cell office:value-type="float" office:value="21837000">
            <text:p>21837000</text:p>
          </table:table-cell>
          <table:table-cell office:value-type="float" office:value="21084000">
            <text:p>21084000</text:p>
          </table:table-cell>
          <table:table-cell office:value-type="float" office:value="18613000">
            <text:p>18613000</text:p>
          </table:table-cell>
          <table:table-cell office:value-type="float" office:value="18531000">
            <text:p>18531000</text:p>
          </table:table-cell>
          <table:table-cell office:value-type="float" office:value="22439000">
            <text:p>22439000</text:p>
          </table:table-cell>
          <table:table-cell office:value-type="float" office:value="21183000">
            <text:p>21183000</text:p>
          </table:table-cell>
          <table:table-cell office:value-type="float" office:value="22071000">
            <text:p>22071000</text:p>
          </table:table-cell>
          <table:table-cell office:value-type="float" office:value="23105000">
            <text:p>23105000</text:p>
          </table:table-cell>
          <table:table-cell office:value-type="float" office:value="20844000">
            <text:p>20844000</text:p>
          </table:table-cell>
          <table:table-cell office:value-type="float" office:value="18699000">
            <text:p>18699000</text:p>
          </table:table-cell>
          <table:table-cell office:value-type="float" office:value="24337000">
            <text:p>24337000</text:p>
          </table:table-cell>
          <table:table-cell office:value-type="float" office:value="18905000">
            <text:p>18905000</text:p>
          </table:table-cell>
          <table:table-cell office:value-type="float" office:value="18767000">
            <text:p>18767000</text:p>
          </table:table-cell>
          <table:table-cell office:value-type="float" office:value="21112000">
            <text:p>21112000</text:p>
          </table:table-cell>
          <table:table-cell office:value-type="float" office:value="18896000">
            <text:p>18896000</text:p>
          </table:table-cell>
          <table:table-cell office:value-type="float" office:value="22544000">
            <text:p>22544000</text:p>
          </table:table-cell>
          <table:table-cell office:value-type="float" office:value="21051000">
            <text:p>21051000</text:p>
          </table:table-cell>
          <table:table-cell office:value-type="float" office:value="21589000">
            <text:p>21589000</text:p>
          </table:table-cell>
          <table:table-cell office:value-type="float" office:value="20927000">
            <text:p>20927000</text:p>
          </table:table-cell>
          <table:table-cell office:value-type="float" office:value="23536000">
            <text:p>23536000</text:p>
          </table:table-cell>
          <table:table-cell office:value-type="float" office:value="23482000">
            <text:p>23482000</text:p>
          </table:table-cell>
          <table:table-cell office:value-type="float" office:value="22555000">
            <text:p>22555000</text:p>
          </table:table-cell>
          <table:table-cell office:value-type="float" office:value="18795000">
            <text:p>18795000</text:p>
          </table:table-cell>
          <table:table-cell office:value-type="float" office:value="21755000">
            <text:p>21755000</text:p>
          </table:table-cell>
          <table:table-cell office:value-type="float" office:value="18676000">
            <text:p>18676000</text:p>
          </table:table-cell>
          <table:table-cell office:value-type="float" office:value="18591000">
            <text:p>18591000</text:p>
          </table:table-cell>
          <table:table-cell office:value-type="float" office:value="22923000">
            <text:p>22923000</text:p>
          </table:table-cell>
          <table:table-cell office:value-type="float" office:value="24574000">
            <text:p>24574000</text:p>
          </table:table-cell>
          <table:table-cell office:value-type="float" office:value="24464000">
            <text:p>24464000</text:p>
          </table:table-cell>
          <table:table-cell office:value-type="float" office:value="24479000">
            <text:p>24479000</text:p>
          </table:table-cell>
          <table:table-cell office:value-type="float" office:value="21482000">
            <text:p>21482000</text:p>
          </table:table-cell>
          <table:table-cell table:number-columns-repeated="2"/>
          <table:table-cell office:value-type="float" office:value="85">
            <text:p>85</text:p>
          </table:table-cell>
          <table:table-cell table:formula="of:=AVERAGE([.A61:.CV61])" office:value-type="float" office:value="21510150">
            <text:p>21510150</text:p>
          </table:table-cell>
        </table:table-row>
        <table:table-row table:style-name="ro1">
          <table:table-cell office:value-type="float" office:value="23134000">
            <text:p>23134000</text:p>
          </table:table-cell>
          <table:table-cell office:value-type="float" office:value="18661000">
            <text:p>18661000</text:p>
          </table:table-cell>
          <table:table-cell office:value-type="float" office:value="22652000">
            <text:p>22652000</text:p>
          </table:table-cell>
          <table:table-cell office:value-type="float" office:value="21684000">
            <text:p>21684000</text:p>
          </table:table-cell>
          <table:table-cell office:value-type="float" office:value="18555000">
            <text:p>18555000</text:p>
          </table:table-cell>
          <table:table-cell office:value-type="float" office:value="18633000">
            <text:p>18633000</text:p>
          </table:table-cell>
          <table:table-cell office:value-type="float" office:value="19020000">
            <text:p>19020000</text:p>
          </table:table-cell>
          <table:table-cell office:value-type="float" office:value="23110000">
            <text:p>23110000</text:p>
          </table:table-cell>
          <table:table-cell office:value-type="float" office:value="22154000">
            <text:p>22154000</text:p>
          </table:table-cell>
          <table:table-cell office:value-type="float" office:value="22947000">
            <text:p>22947000</text:p>
          </table:table-cell>
          <table:table-cell office:value-type="float" office:value="23406000">
            <text:p>23406000</text:p>
          </table:table-cell>
          <table:table-cell office:value-type="float" office:value="18354000">
            <text:p>18354000</text:p>
          </table:table-cell>
          <table:table-cell office:value-type="float" office:value="23953000">
            <text:p>23953000</text:p>
          </table:table-cell>
          <table:table-cell office:value-type="float" office:value="23671000">
            <text:p>23671000</text:p>
          </table:table-cell>
          <table:table-cell office:value-type="float" office:value="24665000">
            <text:p>24665000</text:p>
          </table:table-cell>
          <table:table-cell office:value-type="float" office:value="18733000">
            <text:p>18733000</text:p>
          </table:table-cell>
          <table:table-cell office:value-type="float" office:value="22694000">
            <text:p>22694000</text:p>
          </table:table-cell>
          <table:table-cell office:value-type="float" office:value="23609000">
            <text:p>23609000</text:p>
          </table:table-cell>
          <table:table-cell office:value-type="float" office:value="22328000">
            <text:p>22328000</text:p>
          </table:table-cell>
          <table:table-cell office:value-type="float" office:value="22010000">
            <text:p>22010000</text:p>
          </table:table-cell>
          <table:table-cell office:value-type="float" office:value="23849000">
            <text:p>23849000</text:p>
          </table:table-cell>
          <table:table-cell office:value-type="float" office:value="24838000">
            <text:p>24838000</text:p>
          </table:table-cell>
          <table:table-cell office:value-type="float" office:value="21602000">
            <text:p>21602000</text:p>
          </table:table-cell>
          <table:table-cell office:value-type="float" office:value="22884000">
            <text:p>22884000</text:p>
          </table:table-cell>
          <table:table-cell office:value-type="float" office:value="23391000">
            <text:p>23391000</text:p>
          </table:table-cell>
          <table:table-cell office:value-type="float" office:value="23912000">
            <text:p>23912000</text:p>
          </table:table-cell>
          <table:table-cell office:value-type="float" office:value="22295000">
            <text:p>22295000</text:p>
          </table:table-cell>
          <table:table-cell office:value-type="float" office:value="21952000">
            <text:p>21952000</text:p>
          </table:table-cell>
          <table:table-cell office:value-type="float" office:value="22387000">
            <text:p>22387000</text:p>
          </table:table-cell>
          <table:table-cell office:value-type="float" office:value="21587000">
            <text:p>21587000</text:p>
          </table:table-cell>
          <table:table-cell office:value-type="float" office:value="18796000">
            <text:p>18796000</text:p>
          </table:table-cell>
          <table:table-cell office:value-type="float" office:value="18659000">
            <text:p>18659000</text:p>
          </table:table-cell>
          <table:table-cell office:value-type="float" office:value="22543000">
            <text:p>22543000</text:p>
          </table:table-cell>
          <table:table-cell office:value-type="float" office:value="23490000">
            <text:p>23490000</text:p>
          </table:table-cell>
          <table:table-cell office:value-type="float" office:value="22746000">
            <text:p>22746000</text:p>
          </table:table-cell>
          <table:table-cell office:value-type="float" office:value="23248000">
            <text:p>23248000</text:p>
          </table:table-cell>
          <table:table-cell office:value-type="float" office:value="19023000">
            <text:p>19023000</text:p>
          </table:table-cell>
          <table:table-cell office:value-type="float" office:value="23817000">
            <text:p>23817000</text:p>
          </table:table-cell>
          <table:table-cell office:value-type="float" office:value="23445000">
            <text:p>23445000</text:p>
          </table:table-cell>
          <table:table-cell office:value-type="float" office:value="18624000">
            <text:p>18624000</text:p>
          </table:table-cell>
          <table:table-cell office:value-type="float" office:value="22945000">
            <text:p>22945000</text:p>
          </table:table-cell>
          <table:table-cell office:value-type="float" office:value="23266000">
            <text:p>23266000</text:p>
          </table:table-cell>
          <table:table-cell office:value-type="float" office:value="21369000">
            <text:p>21369000</text:p>
          </table:table-cell>
          <table:table-cell office:value-type="float" office:value="21968000">
            <text:p>21968000</text:p>
          </table:table-cell>
          <table:table-cell office:value-type="float" office:value="23017000">
            <text:p>23017000</text:p>
          </table:table-cell>
          <table:table-cell office:value-type="float" office:value="22332000">
            <text:p>22332000</text:p>
          </table:table-cell>
          <table:table-cell office:value-type="float" office:value="23192000">
            <text:p>23192000</text:p>
          </table:table-cell>
          <table:table-cell office:value-type="float" office:value="21221000">
            <text:p>21221000</text:p>
          </table:table-cell>
          <table:table-cell office:value-type="float" office:value="18823000">
            <text:p>18823000</text:p>
          </table:table-cell>
          <table:table-cell office:value-type="float" office:value="21990000">
            <text:p>21990000</text:p>
          </table:table-cell>
          <table:table-cell office:value-type="float" office:value="23287000">
            <text:p>23287000</text:p>
          </table:table-cell>
          <table:table-cell office:value-type="float" office:value="20903000">
            <text:p>20903000</text:p>
          </table:table-cell>
          <table:table-cell office:value-type="float" office:value="22476000">
            <text:p>22476000</text:p>
          </table:table-cell>
          <table:table-cell office:value-type="float" office:value="21213000">
            <text:p>21213000</text:p>
          </table:table-cell>
          <table:table-cell office:value-type="float" office:value="18698000">
            <text:p>18698000</text:p>
          </table:table-cell>
          <table:table-cell office:value-type="float" office:value="22717000">
            <text:p>22717000</text:p>
          </table:table-cell>
          <table:table-cell office:value-type="float" office:value="21487000">
            <text:p>21487000</text:p>
          </table:table-cell>
          <table:table-cell office:value-type="float" office:value="23326000">
            <text:p>23326000</text:p>
          </table:table-cell>
          <table:table-cell office:value-type="float" office:value="18845000">
            <text:p>18845000</text:p>
          </table:table-cell>
          <table:table-cell office:value-type="float" office:value="18890000">
            <text:p>18890000</text:p>
          </table:table-cell>
          <table:table-cell office:value-type="float" office:value="23762000">
            <text:p>23762000</text:p>
          </table:table-cell>
          <table:table-cell office:value-type="float" office:value="23074000">
            <text:p>23074000</text:p>
          </table:table-cell>
          <table:table-cell office:value-type="float" office:value="22142000">
            <text:p>22142000</text:p>
          </table:table-cell>
          <table:table-cell office:value-type="float" office:value="22249000">
            <text:p>22249000</text:p>
          </table:table-cell>
          <table:table-cell office:value-type="float" office:value="23905000">
            <text:p>23905000</text:p>
          </table:table-cell>
          <table:table-cell office:value-type="float" office:value="18919000">
            <text:p>18919000</text:p>
          </table:table-cell>
          <table:table-cell office:value-type="float" office:value="22259000">
            <text:p>22259000</text:p>
          </table:table-cell>
          <table:table-cell office:value-type="float" office:value="24383000">
            <text:p>24383000</text:p>
          </table:table-cell>
          <table:table-cell office:value-type="float" office:value="21104000">
            <text:p>21104000</text:p>
          </table:table-cell>
          <table:table-cell office:value-type="float" office:value="19051000">
            <text:p>19051000</text:p>
          </table:table-cell>
          <table:table-cell office:value-type="float" office:value="22755000">
            <text:p>22755000</text:p>
          </table:table-cell>
          <table:table-cell office:value-type="float" office:value="21638000">
            <text:p>21638000</text:p>
          </table:table-cell>
          <table:table-cell office:value-type="float" office:value="22606000">
            <text:p>22606000</text:p>
          </table:table-cell>
          <table:table-cell office:value-type="float" office:value="23939000">
            <text:p>23939000</text:p>
          </table:table-cell>
          <table:table-cell office:value-type="float" office:value="22073000">
            <text:p>22073000</text:p>
          </table:table-cell>
          <table:table-cell office:value-type="float" office:value="23221000">
            <text:p>23221000</text:p>
          </table:table-cell>
          <table:table-cell office:value-type="float" office:value="24444000">
            <text:p>24444000</text:p>
          </table:table-cell>
          <table:table-cell office:value-type="float" office:value="21422000">
            <text:p>21422000</text:p>
          </table:table-cell>
          <table:table-cell office:value-type="float" office:value="23576000">
            <text:p>23576000</text:p>
          </table:table-cell>
          <table:table-cell office:value-type="float" office:value="18915000">
            <text:p>18915000</text:p>
          </table:table-cell>
          <table:table-cell office:value-type="float" office:value="18749000">
            <text:p>18749000</text:p>
          </table:table-cell>
          <table:table-cell office:value-type="float" office:value="24327000">
            <text:p>24327000</text:p>
          </table:table-cell>
          <table:table-cell office:value-type="float" office:value="24134000">
            <text:p>24134000</text:p>
          </table:table-cell>
          <table:table-cell office:value-type="float" office:value="23698000">
            <text:p>23698000</text:p>
          </table:table-cell>
          <table:table-cell office:value-type="float" office:value="18981000">
            <text:p>18981000</text:p>
          </table:table-cell>
          <table:table-cell office:value-type="float" office:value="24462000">
            <text:p>24462000</text:p>
          </table:table-cell>
          <table:table-cell office:value-type="float" office:value="18517000">
            <text:p>18517000</text:p>
          </table:table-cell>
          <table:table-cell office:value-type="float" office:value="24460000">
            <text:p>24460000</text:p>
          </table:table-cell>
          <table:table-cell office:value-type="float" office:value="18574000">
            <text:p>18574000</text:p>
          </table:table-cell>
          <table:table-cell office:value-type="float" office:value="21509000">
            <text:p>21509000</text:p>
          </table:table-cell>
          <table:table-cell office:value-type="float" office:value="19013000">
            <text:p>19013000</text:p>
          </table:table-cell>
          <table:table-cell office:value-type="float" office:value="22231000">
            <text:p>22231000</text:p>
          </table:table-cell>
          <table:table-cell office:value-type="float" office:value="18915000">
            <text:p>18915000</text:p>
          </table:table-cell>
          <table:table-cell office:value-type="float" office:value="21094000">
            <text:p>21094000</text:p>
          </table:table-cell>
          <table:table-cell office:value-type="float" office:value="19181000">
            <text:p>19181000</text:p>
          </table:table-cell>
          <table:table-cell office:value-type="float" office:value="24329000">
            <text:p>24329000</text:p>
          </table:table-cell>
          <table:table-cell office:value-type="float" office:value="24068000">
            <text:p>24068000</text:p>
          </table:table-cell>
          <table:table-cell office:value-type="float" office:value="22009000">
            <text:p>22009000</text:p>
          </table:table-cell>
          <table:table-cell office:value-type="float" office:value="18971000">
            <text:p>18971000</text:p>
          </table:table-cell>
          <table:table-cell office:value-type="float" office:value="18585000">
            <text:p>18585000</text:p>
          </table:table-cell>
          <table:table-cell table:number-columns-repeated="2"/>
          <table:table-cell office:value-type="float" office:value="86">
            <text:p>86</text:p>
          </table:table-cell>
          <table:table-cell table:formula="of:=AVERAGE([.A62:.CV62])" office:value-type="float" office:value="21802700">
            <text:p>21802700</text:p>
          </table:table-cell>
        </table:table-row>
        <table:table-row table:style-name="ro1">
          <table:table-cell office:value-type="float" office:value="25292000">
            <text:p>25292000</text:p>
          </table:table-cell>
          <table:table-cell office:value-type="float" office:value="19285000">
            <text:p>19285000</text:p>
          </table:table-cell>
          <table:table-cell office:value-type="float" office:value="22612000">
            <text:p>22612000</text:p>
          </table:table-cell>
          <table:table-cell office:value-type="float" office:value="23383000">
            <text:p>23383000</text:p>
          </table:table-cell>
          <table:table-cell office:value-type="float" office:value="19237000">
            <text:p>19237000</text:p>
          </table:table-cell>
          <table:table-cell office:value-type="float" office:value="23109000">
            <text:p>23109000</text:p>
          </table:table-cell>
          <table:table-cell office:value-type="float" office:value="21625000">
            <text:p>21625000</text:p>
          </table:table-cell>
          <table:table-cell office:value-type="float" office:value="19389000">
            <text:p>19389000</text:p>
          </table:table-cell>
          <table:table-cell office:value-type="float" office:value="25491000">
            <text:p>25491000</text:p>
          </table:table-cell>
          <table:table-cell office:value-type="float" office:value="25374000">
            <text:p>25374000</text:p>
          </table:table-cell>
          <table:table-cell office:value-type="float" office:value="19312000">
            <text:p>19312000</text:p>
          </table:table-cell>
          <table:table-cell office:value-type="float" office:value="23011000">
            <text:p>23011000</text:p>
          </table:table-cell>
          <table:table-cell office:value-type="float" office:value="19356000">
            <text:p>19356000</text:p>
          </table:table-cell>
          <table:table-cell office:value-type="float" office:value="23495000">
            <text:p>23495000</text:p>
          </table:table-cell>
          <table:table-cell office:value-type="float" office:value="19378000">
            <text:p>19378000</text:p>
          </table:table-cell>
          <table:table-cell office:value-type="float" office:value="21978000">
            <text:p>21978000</text:p>
          </table:table-cell>
          <table:table-cell office:value-type="float" office:value="24766000">
            <text:p>24766000</text:p>
          </table:table-cell>
          <table:table-cell office:value-type="float" office:value="23653000">
            <text:p>23653000</text:p>
          </table:table-cell>
          <table:table-cell office:value-type="float" office:value="19257000">
            <text:p>19257000</text:p>
          </table:table-cell>
          <table:table-cell office:value-type="float" office:value="22242000">
            <text:p>22242000</text:p>
          </table:table-cell>
          <table:table-cell office:value-type="float" office:value="19186000">
            <text:p>19186000</text:p>
          </table:table-cell>
          <table:table-cell office:value-type="float" office:value="24120000">
            <text:p>24120000</text:p>
          </table:table-cell>
          <table:table-cell office:value-type="float" office:value="24109000">
            <text:p>24109000</text:p>
          </table:table-cell>
          <table:table-cell office:value-type="float" office:value="24893000">
            <text:p>24893000</text:p>
          </table:table-cell>
          <table:table-cell office:value-type="float" office:value="23365000">
            <text:p>23365000</text:p>
          </table:table-cell>
          <table:table-cell office:value-type="float" office:value="22771000">
            <text:p>22771000</text:p>
          </table:table-cell>
          <table:table-cell office:value-type="float" office:value="21556000">
            <text:p>21556000</text:p>
          </table:table-cell>
          <table:table-cell office:value-type="float" office:value="19071000">
            <text:p>19071000</text:p>
          </table:table-cell>
          <table:table-cell office:value-type="float" office:value="19134000">
            <text:p>19134000</text:p>
          </table:table-cell>
          <table:table-cell office:value-type="float" office:value="21313000">
            <text:p>21313000</text:p>
          </table:table-cell>
          <table:table-cell office:value-type="float" office:value="19473000">
            <text:p>19473000</text:p>
          </table:table-cell>
          <table:table-cell office:value-type="float" office:value="22305000">
            <text:p>22305000</text:p>
          </table:table-cell>
          <table:table-cell office:value-type="float" office:value="23381000">
            <text:p>23381000</text:p>
          </table:table-cell>
          <table:table-cell office:value-type="float" office:value="22158000">
            <text:p>22158000</text:p>
          </table:table-cell>
          <table:table-cell office:value-type="float" office:value="23072000">
            <text:p>23072000</text:p>
          </table:table-cell>
          <table:table-cell office:value-type="float" office:value="22476000">
            <text:p>22476000</text:p>
          </table:table-cell>
          <table:table-cell office:value-type="float" office:value="19179000">
            <text:p>19179000</text:p>
          </table:table-cell>
          <table:table-cell office:value-type="float" office:value="19321000">
            <text:p>19321000</text:p>
          </table:table-cell>
          <table:table-cell office:value-type="float" office:value="24332000">
            <text:p>24332000</text:p>
          </table:table-cell>
          <table:table-cell office:value-type="float" office:value="24728000">
            <text:p>24728000</text:p>
          </table:table-cell>
          <table:table-cell office:value-type="float" office:value="24850000">
            <text:p>24850000</text:p>
          </table:table-cell>
          <table:table-cell office:value-type="float" office:value="19157000">
            <text:p>19157000</text:p>
          </table:table-cell>
          <table:table-cell office:value-type="float" office:value="19530000">
            <text:p>19530000</text:p>
          </table:table-cell>
          <table:table-cell office:value-type="float" office:value="19187000">
            <text:p>19187000</text:p>
          </table:table-cell>
          <table:table-cell office:value-type="float" office:value="21733000">
            <text:p>21733000</text:p>
          </table:table-cell>
          <table:table-cell office:value-type="float" office:value="19464000">
            <text:p>19464000</text:p>
          </table:table-cell>
          <table:table-cell office:value-type="float" office:value="19404000">
            <text:p>19404000</text:p>
          </table:table-cell>
          <table:table-cell office:value-type="float" office:value="19378000">
            <text:p>19378000</text:p>
          </table:table-cell>
          <table:table-cell office:value-type="float" office:value="19119000">
            <text:p>19119000</text:p>
          </table:table-cell>
          <table:table-cell office:value-type="float" office:value="22623000">
            <text:p>22623000</text:p>
          </table:table-cell>
          <table:table-cell office:value-type="float" office:value="19179000">
            <text:p>19179000</text:p>
          </table:table-cell>
          <table:table-cell office:value-type="float" office:value="19163000">
            <text:p>19163000</text:p>
          </table:table-cell>
          <table:table-cell office:value-type="float" office:value="19211000">
            <text:p>19211000</text:p>
          </table:table-cell>
          <table:table-cell office:value-type="float" office:value="19233000">
            <text:p>19233000</text:p>
          </table:table-cell>
          <table:table-cell office:value-type="float" office:value="21707000">
            <text:p>21707000</text:p>
          </table:table-cell>
          <table:table-cell office:value-type="float" office:value="19215000">
            <text:p>19215000</text:p>
          </table:table-cell>
          <table:table-cell office:value-type="float" office:value="22098000">
            <text:p>22098000</text:p>
          </table:table-cell>
          <table:table-cell office:value-type="float" office:value="19016000">
            <text:p>19016000</text:p>
          </table:table-cell>
          <table:table-cell office:value-type="float" office:value="19505000">
            <text:p>19505000</text:p>
          </table:table-cell>
          <table:table-cell office:value-type="float" office:value="19439000">
            <text:p>19439000</text:p>
          </table:table-cell>
          <table:table-cell office:value-type="float" office:value="19285000">
            <text:p>19285000</text:p>
          </table:table-cell>
          <table:table-cell office:value-type="float" office:value="25267000">
            <text:p>25267000</text:p>
          </table:table-cell>
          <table:table-cell office:value-type="float" office:value="21263000">
            <text:p>21263000</text:p>
          </table:table-cell>
          <table:table-cell office:value-type="float" office:value="22694000">
            <text:p>22694000</text:p>
          </table:table-cell>
          <table:table-cell office:value-type="float" office:value="19238000">
            <text:p>19238000</text:p>
          </table:table-cell>
          <table:table-cell office:value-type="float" office:value="23574000">
            <text:p>23574000</text:p>
          </table:table-cell>
          <table:table-cell office:value-type="float" office:value="19297000">
            <text:p>19297000</text:p>
          </table:table-cell>
          <table:table-cell office:value-type="float" office:value="21688000">
            <text:p>21688000</text:p>
          </table:table-cell>
          <table:table-cell office:value-type="float" office:value="23486000">
            <text:p>23486000</text:p>
          </table:table-cell>
          <table:table-cell office:value-type="float" office:value="23211000">
            <text:p>23211000</text:p>
          </table:table-cell>
          <table:table-cell office:value-type="float" office:value="22136000">
            <text:p>22136000</text:p>
          </table:table-cell>
          <table:table-cell office:value-type="float" office:value="19135000">
            <text:p>19135000</text:p>
          </table:table-cell>
          <table:table-cell office:value-type="float" office:value="20294000">
            <text:p>20294000</text:p>
          </table:table-cell>
          <table:table-cell office:value-type="float" office:value="19572000">
            <text:p>19572000</text:p>
          </table:table-cell>
          <table:table-cell office:value-type="float" office:value="22827000">
            <text:p>22827000</text:p>
          </table:table-cell>
          <table:table-cell office:value-type="float" office:value="22038000">
            <text:p>22038000</text:p>
          </table:table-cell>
          <table:table-cell office:value-type="float" office:value="25348000">
            <text:p>25348000</text:p>
          </table:table-cell>
          <table:table-cell office:value-type="float" office:value="21627000">
            <text:p>21627000</text:p>
          </table:table-cell>
          <table:table-cell office:value-type="float" office:value="24509000">
            <text:p>24509000</text:p>
          </table:table-cell>
          <table:table-cell office:value-type="float" office:value="19412000">
            <text:p>19412000</text:p>
          </table:table-cell>
          <table:table-cell office:value-type="float" office:value="22592000">
            <text:p>22592000</text:p>
          </table:table-cell>
          <table:table-cell office:value-type="float" office:value="19203000">
            <text:p>19203000</text:p>
          </table:table-cell>
          <table:table-cell office:value-type="float" office:value="19387000">
            <text:p>19387000</text:p>
          </table:table-cell>
          <table:table-cell office:value-type="float" office:value="19138000">
            <text:p>19138000</text:p>
          </table:table-cell>
          <table:table-cell office:value-type="float" office:value="23556000">
            <text:p>23556000</text:p>
          </table:table-cell>
          <table:table-cell office:value-type="float" office:value="21558000">
            <text:p>21558000</text:p>
          </table:table-cell>
          <table:table-cell office:value-type="float" office:value="24056000">
            <text:p>24056000</text:p>
          </table:table-cell>
          <table:table-cell office:value-type="float" office:value="19223000">
            <text:p>19223000</text:p>
          </table:table-cell>
          <table:table-cell office:value-type="float" office:value="19410000">
            <text:p>19410000</text:p>
          </table:table-cell>
          <table:table-cell office:value-type="float" office:value="24227000">
            <text:p>24227000</text:p>
          </table:table-cell>
          <table:table-cell office:value-type="float" office:value="21462000">
            <text:p>21462000</text:p>
          </table:table-cell>
          <table:table-cell office:value-type="float" office:value="23114000">
            <text:p>23114000</text:p>
          </table:table-cell>
          <table:table-cell office:value-type="float" office:value="22644000">
            <text:p>22644000</text:p>
          </table:table-cell>
          <table:table-cell office:value-type="float" office:value="24514000">
            <text:p>24514000</text:p>
          </table:table-cell>
          <table:table-cell office:value-type="float" office:value="19296000">
            <text:p>19296000</text:p>
          </table:table-cell>
          <table:table-cell office:value-type="float" office:value="24428000">
            <text:p>24428000</text:p>
          </table:table-cell>
          <table:table-cell office:value-type="float" office:value="19401000">
            <text:p>19401000</text:p>
          </table:table-cell>
          <table:table-cell office:value-type="float" office:value="19269000">
            <text:p>19269000</text:p>
          </table:table-cell>
          <table:table-cell office:value-type="float" office:value="22007000">
            <text:p>22007000</text:p>
          </table:table-cell>
          <table:table-cell office:value-type="float" office:value="19257000">
            <text:p>19257000</text:p>
          </table:table-cell>
          <table:table-cell table:number-columns-repeated="2"/>
          <table:table-cell office:value-type="float" office:value="87">
            <text:p>87</text:p>
          </table:table-cell>
          <table:table-cell table:formula="of:=AVERAGE([.A63:.CV63])" office:value-type="float" office:value="21470420">
            <text:p>21470420</text:p>
          </table:table-cell>
        </table:table-row>
        <table:table-row table:style-name="ro1">
          <table:table-cell office:value-type="float" office:value="19616000">
            <text:p>19616000</text:p>
          </table:table-cell>
          <table:table-cell office:value-type="float" office:value="24297000">
            <text:p>24297000</text:p>
          </table:table-cell>
          <table:table-cell office:value-type="float" office:value="19347000">
            <text:p>19347000</text:p>
          </table:table-cell>
          <table:table-cell office:value-type="float" office:value="23681000">
            <text:p>23681000</text:p>
          </table:table-cell>
          <table:table-cell office:value-type="float" office:value="19291000">
            <text:p>19291000</text:p>
          </table:table-cell>
          <table:table-cell office:value-type="float" office:value="19635000">
            <text:p>19635000</text:p>
          </table:table-cell>
          <table:table-cell office:value-type="float" office:value="19652000">
            <text:p>19652000</text:p>
          </table:table-cell>
          <table:table-cell office:value-type="float" office:value="19297000">
            <text:p>19297000</text:p>
          </table:table-cell>
          <table:table-cell office:value-type="float" office:value="19686000">
            <text:p>19686000</text:p>
          </table:table-cell>
          <table:table-cell office:value-type="float" office:value="19833000">
            <text:p>19833000</text:p>
          </table:table-cell>
          <table:table-cell office:value-type="float" office:value="19568000">
            <text:p>19568000</text:p>
          </table:table-cell>
          <table:table-cell office:value-type="float" office:value="21840000">
            <text:p>21840000</text:p>
          </table:table-cell>
          <table:table-cell office:value-type="float" office:value="19254000">
            <text:p>19254000</text:p>
          </table:table-cell>
          <table:table-cell office:value-type="float" office:value="19693000">
            <text:p>19693000</text:p>
          </table:table-cell>
          <table:table-cell office:value-type="float" office:value="24161000">
            <text:p>24161000</text:p>
          </table:table-cell>
          <table:table-cell office:value-type="float" office:value="19195000">
            <text:p>19195000</text:p>
          </table:table-cell>
          <table:table-cell office:value-type="float" office:value="19090000">
            <text:p>19090000</text:p>
          </table:table-cell>
          <table:table-cell office:value-type="float" office:value="19173000">
            <text:p>19173000</text:p>
          </table:table-cell>
          <table:table-cell office:value-type="float" office:value="19151000">
            <text:p>19151000</text:p>
          </table:table-cell>
          <table:table-cell office:value-type="float" office:value="24938000">
            <text:p>24938000</text:p>
          </table:table-cell>
          <table:table-cell office:value-type="float" office:value="19566000">
            <text:p>19566000</text:p>
          </table:table-cell>
          <table:table-cell office:value-type="float" office:value="24154000">
            <text:p>24154000</text:p>
          </table:table-cell>
          <table:table-cell office:value-type="float" office:value="19213000">
            <text:p>19213000</text:p>
          </table:table-cell>
          <table:table-cell office:value-type="float" office:value="18996000">
            <text:p>18996000</text:p>
          </table:table-cell>
          <table:table-cell office:value-type="float" office:value="22691000">
            <text:p>22691000</text:p>
          </table:table-cell>
          <table:table-cell office:value-type="float" office:value="19597000">
            <text:p>19597000</text:p>
          </table:table-cell>
          <table:table-cell office:value-type="float" office:value="22474000">
            <text:p>22474000</text:p>
          </table:table-cell>
          <table:table-cell office:value-type="float" office:value="24706000">
            <text:p>24706000</text:p>
          </table:table-cell>
          <table:table-cell office:value-type="float" office:value="23838000">
            <text:p>23838000</text:p>
          </table:table-cell>
          <table:table-cell office:value-type="float" office:value="19596000">
            <text:p>19596000</text:p>
          </table:table-cell>
          <table:table-cell office:value-type="float" office:value="24499000">
            <text:p>24499000</text:p>
          </table:table-cell>
          <table:table-cell office:value-type="float" office:value="19857000">
            <text:p>19857000</text:p>
          </table:table-cell>
          <table:table-cell office:value-type="float" office:value="25392000">
            <text:p>25392000</text:p>
          </table:table-cell>
          <table:table-cell office:value-type="float" office:value="25860000">
            <text:p>25860000</text:p>
          </table:table-cell>
          <table:table-cell office:value-type="float" office:value="19824000">
            <text:p>19824000</text:p>
          </table:table-cell>
          <table:table-cell office:value-type="float" office:value="22194000">
            <text:p>22194000</text:p>
          </table:table-cell>
          <table:table-cell office:value-type="float" office:value="22815000">
            <text:p>22815000</text:p>
          </table:table-cell>
          <table:table-cell office:value-type="float" office:value="24055000">
            <text:p>24055000</text:p>
          </table:table-cell>
          <table:table-cell office:value-type="float" office:value="24444000">
            <text:p>24444000</text:p>
          </table:table-cell>
          <table:table-cell office:value-type="float" office:value="23969000">
            <text:p>23969000</text:p>
          </table:table-cell>
          <table:table-cell office:value-type="float" office:value="19346000">
            <text:p>19346000</text:p>
          </table:table-cell>
          <table:table-cell office:value-type="float" office:value="19196000">
            <text:p>19196000</text:p>
          </table:table-cell>
          <table:table-cell office:value-type="float" office:value="20032000">
            <text:p>20032000</text:p>
          </table:table-cell>
          <table:table-cell office:value-type="float" office:value="19908000">
            <text:p>19908000</text:p>
          </table:table-cell>
          <table:table-cell office:value-type="float" office:value="19328000">
            <text:p>19328000</text:p>
          </table:table-cell>
          <table:table-cell office:value-type="float" office:value="19305000">
            <text:p>19305000</text:p>
          </table:table-cell>
          <table:table-cell office:value-type="float" office:value="19389000">
            <text:p>19389000</text:p>
          </table:table-cell>
          <table:table-cell office:value-type="float" office:value="19220000">
            <text:p>19220000</text:p>
          </table:table-cell>
          <table:table-cell office:value-type="float" office:value="19102000">
            <text:p>19102000</text:p>
          </table:table-cell>
          <table:table-cell office:value-type="float" office:value="19508000">
            <text:p>19508000</text:p>
          </table:table-cell>
          <table:table-cell office:value-type="float" office:value="22959000">
            <text:p>22959000</text:p>
          </table:table-cell>
          <table:table-cell office:value-type="float" office:value="25122000">
            <text:p>25122000</text:p>
          </table:table-cell>
          <table:table-cell office:value-type="float" office:value="19449000">
            <text:p>19449000</text:p>
          </table:table-cell>
          <table:table-cell office:value-type="float" office:value="19177000">
            <text:p>19177000</text:p>
          </table:table-cell>
          <table:table-cell office:value-type="float" office:value="19334000">
            <text:p>19334000</text:p>
          </table:table-cell>
          <table:table-cell office:value-type="float" office:value="19858000">
            <text:p>19858000</text:p>
          </table:table-cell>
          <table:table-cell office:value-type="float" office:value="19429000">
            <text:p>19429000</text:p>
          </table:table-cell>
          <table:table-cell office:value-type="float" office:value="19439000">
            <text:p>19439000</text:p>
          </table:table-cell>
          <table:table-cell office:value-type="float" office:value="22986000">
            <text:p>22986000</text:p>
          </table:table-cell>
          <table:table-cell office:value-type="float" office:value="22349000">
            <text:p>22349000</text:p>
          </table:table-cell>
          <table:table-cell office:value-type="float" office:value="24914000">
            <text:p>24914000</text:p>
          </table:table-cell>
          <table:table-cell office:value-type="float" office:value="19720000">
            <text:p>19720000</text:p>
          </table:table-cell>
          <table:table-cell office:value-type="float" office:value="25086000">
            <text:p>25086000</text:p>
          </table:table-cell>
          <table:table-cell office:value-type="float" office:value="18993000">
            <text:p>18993000</text:p>
          </table:table-cell>
          <table:table-cell office:value-type="float" office:value="22765000">
            <text:p>22765000</text:p>
          </table:table-cell>
          <table:table-cell office:value-type="float" office:value="22225000">
            <text:p>22225000</text:p>
          </table:table-cell>
          <table:table-cell office:value-type="float" office:value="19603000">
            <text:p>19603000</text:p>
          </table:table-cell>
          <table:table-cell office:value-type="float" office:value="22472000">
            <text:p>22472000</text:p>
          </table:table-cell>
          <table:table-cell office:value-type="float" office:value="19769000">
            <text:p>19769000</text:p>
          </table:table-cell>
          <table:table-cell office:value-type="float" office:value="25334000">
            <text:p>25334000</text:p>
          </table:table-cell>
          <table:table-cell office:value-type="float" office:value="19291000">
            <text:p>19291000</text:p>
          </table:table-cell>
          <table:table-cell office:value-type="float" office:value="24175000">
            <text:p>24175000</text:p>
          </table:table-cell>
          <table:table-cell office:value-type="float" office:value="22278000">
            <text:p>22278000</text:p>
          </table:table-cell>
          <table:table-cell office:value-type="float" office:value="19679000">
            <text:p>19679000</text:p>
          </table:table-cell>
          <table:table-cell office:value-type="float" office:value="25033000">
            <text:p>25033000</text:p>
          </table:table-cell>
          <table:table-cell office:value-type="float" office:value="23071000">
            <text:p>23071000</text:p>
          </table:table-cell>
          <table:table-cell office:value-type="float" office:value="24633000">
            <text:p>24633000</text:p>
          </table:table-cell>
          <table:table-cell office:value-type="float" office:value="21950000">
            <text:p>21950000</text:p>
          </table:table-cell>
          <table:table-cell office:value-type="float" office:value="19376000">
            <text:p>19376000</text:p>
          </table:table-cell>
          <table:table-cell office:value-type="float" office:value="23099000">
            <text:p>23099000</text:p>
          </table:table-cell>
          <table:table-cell office:value-type="float" office:value="19093000">
            <text:p>19093000</text:p>
          </table:table-cell>
          <table:table-cell office:value-type="float" office:value="23959000">
            <text:p>23959000</text:p>
          </table:table-cell>
          <table:table-cell office:value-type="float" office:value="23855000">
            <text:p>23855000</text:p>
          </table:table-cell>
          <table:table-cell office:value-type="float" office:value="24718000">
            <text:p>24718000</text:p>
          </table:table-cell>
          <table:table-cell office:value-type="float" office:value="21825000">
            <text:p>21825000</text:p>
          </table:table-cell>
          <table:table-cell office:value-type="float" office:value="19552000">
            <text:p>19552000</text:p>
          </table:table-cell>
          <table:table-cell office:value-type="float" office:value="22331000">
            <text:p>22331000</text:p>
          </table:table-cell>
          <table:table-cell office:value-type="float" office:value="19681000">
            <text:p>19681000</text:p>
          </table:table-cell>
          <table:table-cell office:value-type="float" office:value="22417000">
            <text:p>22417000</text:p>
          </table:table-cell>
          <table:table-cell office:value-type="float" office:value="22738000">
            <text:p>22738000</text:p>
          </table:table-cell>
          <table:table-cell office:value-type="float" office:value="19816000">
            <text:p>19816000</text:p>
          </table:table-cell>
          <table:table-cell office:value-type="float" office:value="22922000">
            <text:p>22922000</text:p>
          </table:table-cell>
          <table:table-cell office:value-type="float" office:value="22098000">
            <text:p>22098000</text:p>
          </table:table-cell>
          <table:table-cell office:value-type="float" office:value="19608000">
            <text:p>19608000</text:p>
          </table:table-cell>
          <table:table-cell office:value-type="float" office:value="23002000">
            <text:p>23002000</text:p>
          </table:table-cell>
          <table:table-cell office:value-type="float" office:value="22720000">
            <text:p>22720000</text:p>
          </table:table-cell>
          <table:table-cell office:value-type="float" office:value="22948000">
            <text:p>22948000</text:p>
          </table:table-cell>
          <table:table-cell office:value-type="float" office:value="19644000">
            <text:p>19644000</text:p>
          </table:table-cell>
          <table:table-cell office:value-type="float" office:value="19629000">
            <text:p>19629000</text:p>
          </table:table-cell>
          <table:table-cell office:value-type="float" office:value="19625000">
            <text:p>19625000</text:p>
          </table:table-cell>
          <table:table-cell table:number-columns-repeated="2"/>
          <table:table-cell office:value-type="float" office:value="88">
            <text:p>88</text:p>
          </table:table-cell>
          <table:table-cell table:formula="of:=AVERAGE([.A64:.CV64])" office:value-type="float" office:value="21382210">
            <text:p>21382210</text:p>
          </table:table-cell>
        </table:table-row>
        <table:table-row table:style-name="ro1">
          <table:table-cell office:value-type="float" office:value="22691000">
            <text:p>22691000</text:p>
          </table:table-cell>
          <table:table-cell office:value-type="float" office:value="23777000">
            <text:p>23777000</text:p>
          </table:table-cell>
          <table:table-cell office:value-type="float" office:value="24013000">
            <text:p>24013000</text:p>
          </table:table-cell>
          <table:table-cell office:value-type="float" office:value="19994000">
            <text:p>19994000</text:p>
          </table:table-cell>
          <table:table-cell office:value-type="float" office:value="22906000">
            <text:p>22906000</text:p>
          </table:table-cell>
          <table:table-cell office:value-type="float" office:value="24754000">
            <text:p>24754000</text:p>
          </table:table-cell>
          <table:table-cell office:value-type="float" office:value="20538000">
            <text:p>20538000</text:p>
          </table:table-cell>
          <table:table-cell office:value-type="float" office:value="22987000">
            <text:p>22987000</text:p>
          </table:table-cell>
          <table:table-cell office:value-type="float" office:value="23158000">
            <text:p>23158000</text:p>
          </table:table-cell>
          <table:table-cell office:value-type="float" office:value="25516000">
            <text:p>25516000</text:p>
          </table:table-cell>
          <table:table-cell office:value-type="float" office:value="25610000">
            <text:p>25610000</text:p>
          </table:table-cell>
          <table:table-cell office:value-type="float" office:value="23623000">
            <text:p>23623000</text:p>
          </table:table-cell>
          <table:table-cell office:value-type="float" office:value="22063000">
            <text:p>22063000</text:p>
          </table:table-cell>
          <table:table-cell office:value-type="float" office:value="19950000">
            <text:p>19950000</text:p>
          </table:table-cell>
          <table:table-cell office:value-type="float" office:value="19920000">
            <text:p>19920000</text:p>
          </table:table-cell>
          <table:table-cell office:value-type="float" office:value="23279000">
            <text:p>23279000</text:p>
          </table:table-cell>
          <table:table-cell office:value-type="float" office:value="25154000">
            <text:p>25154000</text:p>
          </table:table-cell>
          <table:table-cell office:value-type="float" office:value="24740000">
            <text:p>24740000</text:p>
          </table:table-cell>
          <table:table-cell office:value-type="float" office:value="24019000">
            <text:p>24019000</text:p>
          </table:table-cell>
          <table:table-cell office:value-type="float" office:value="22238000">
            <text:p>22238000</text:p>
          </table:table-cell>
          <table:table-cell office:value-type="float" office:value="22744000">
            <text:p>22744000</text:p>
          </table:table-cell>
          <table:table-cell office:value-type="float" office:value="24068000">
            <text:p>24068000</text:p>
          </table:table-cell>
          <table:table-cell office:value-type="float" office:value="19807000">
            <text:p>19807000</text:p>
          </table:table-cell>
          <table:table-cell office:value-type="float" office:value="22397000">
            <text:p>22397000</text:p>
          </table:table-cell>
          <table:table-cell office:value-type="float" office:value="19773000">
            <text:p>19773000</text:p>
          </table:table-cell>
          <table:table-cell office:value-type="float" office:value="19993000">
            <text:p>19993000</text:p>
          </table:table-cell>
          <table:table-cell office:value-type="float" office:value="20346000">
            <text:p>20346000</text:p>
          </table:table-cell>
          <table:table-cell office:value-type="float" office:value="19902000">
            <text:p>19902000</text:p>
          </table:table-cell>
          <table:table-cell office:value-type="float" office:value="19979000">
            <text:p>19979000</text:p>
          </table:table-cell>
          <table:table-cell office:value-type="float" office:value="25712000">
            <text:p>25712000</text:p>
          </table:table-cell>
          <table:table-cell office:value-type="float" office:value="22686000">
            <text:p>22686000</text:p>
          </table:table-cell>
          <table:table-cell office:value-type="float" office:value="22573000">
            <text:p>22573000</text:p>
          </table:table-cell>
          <table:table-cell office:value-type="float" office:value="19807000">
            <text:p>19807000</text:p>
          </table:table-cell>
          <table:table-cell office:value-type="float" office:value="19778000">
            <text:p>19778000</text:p>
          </table:table-cell>
          <table:table-cell office:value-type="float" office:value="22223000">
            <text:p>22223000</text:p>
          </table:table-cell>
          <table:table-cell office:value-type="float" office:value="19794000">
            <text:p>19794000</text:p>
          </table:table-cell>
          <table:table-cell office:value-type="float" office:value="23254000">
            <text:p>23254000</text:p>
          </table:table-cell>
          <table:table-cell office:value-type="float" office:value="22784000">
            <text:p>22784000</text:p>
          </table:table-cell>
          <table:table-cell office:value-type="float" office:value="19924000">
            <text:p>19924000</text:p>
          </table:table-cell>
          <table:table-cell office:value-type="float" office:value="20183000">
            <text:p>20183000</text:p>
          </table:table-cell>
          <table:table-cell office:value-type="float" office:value="20056000">
            <text:p>20056000</text:p>
          </table:table-cell>
          <table:table-cell office:value-type="float" office:value="20174000">
            <text:p>20174000</text:p>
          </table:table-cell>
          <table:table-cell office:value-type="float" office:value="23603000">
            <text:p>23603000</text:p>
          </table:table-cell>
          <table:table-cell office:value-type="float" office:value="19591000">
            <text:p>19591000</text:p>
          </table:table-cell>
          <table:table-cell office:value-type="float" office:value="24813000">
            <text:p>24813000</text:p>
          </table:table-cell>
          <table:table-cell office:value-type="float" office:value="20035000">
            <text:p>20035000</text:p>
          </table:table-cell>
          <table:table-cell office:value-type="float" office:value="20052000">
            <text:p>20052000</text:p>
          </table:table-cell>
          <table:table-cell office:value-type="float" office:value="24162000">
            <text:p>24162000</text:p>
          </table:table-cell>
          <table:table-cell office:value-type="float" office:value="23707000">
            <text:p>23707000</text:p>
          </table:table-cell>
          <table:table-cell office:value-type="float" office:value="24108000">
            <text:p>24108000</text:p>
          </table:table-cell>
          <table:table-cell office:value-type="float" office:value="23652000">
            <text:p>23652000</text:p>
          </table:table-cell>
          <table:table-cell office:value-type="float" office:value="20073000">
            <text:p>20073000</text:p>
          </table:table-cell>
          <table:table-cell office:value-type="float" office:value="23716000">
            <text:p>23716000</text:p>
          </table:table-cell>
          <table:table-cell office:value-type="float" office:value="24660000">
            <text:p>24660000</text:p>
          </table:table-cell>
          <table:table-cell office:value-type="float" office:value="19832000">
            <text:p>19832000</text:p>
          </table:table-cell>
          <table:table-cell office:value-type="float" office:value="23598000">
            <text:p>23598000</text:p>
          </table:table-cell>
          <table:table-cell office:value-type="float" office:value="19831000">
            <text:p>19831000</text:p>
          </table:table-cell>
          <table:table-cell office:value-type="float" office:value="19986000">
            <text:p>19986000</text:p>
          </table:table-cell>
          <table:table-cell office:value-type="float" office:value="24478000">
            <text:p>24478000</text:p>
          </table:table-cell>
          <table:table-cell office:value-type="float" office:value="25777000">
            <text:p>25777000</text:p>
          </table:table-cell>
          <table:table-cell office:value-type="float" office:value="19857000">
            <text:p>19857000</text:p>
          </table:table-cell>
          <table:table-cell office:value-type="float" office:value="19865000">
            <text:p>19865000</text:p>
          </table:table-cell>
          <table:table-cell office:value-type="float" office:value="19861000">
            <text:p>19861000</text:p>
          </table:table-cell>
          <table:table-cell office:value-type="float" office:value="20067000">
            <text:p>20067000</text:p>
          </table:table-cell>
          <table:table-cell office:value-type="float" office:value="25778000">
            <text:p>25778000</text:p>
          </table:table-cell>
          <table:table-cell office:value-type="float" office:value="24847000">
            <text:p>24847000</text:p>
          </table:table-cell>
          <table:table-cell office:value-type="float" office:value="25011000">
            <text:p>25011000</text:p>
          </table:table-cell>
          <table:table-cell office:value-type="float" office:value="25704000">
            <text:p>25704000</text:p>
          </table:table-cell>
          <table:table-cell office:value-type="float" office:value="24767000">
            <text:p>24767000</text:p>
          </table:table-cell>
          <table:table-cell office:value-type="float" office:value="20185000">
            <text:p>20185000</text:p>
          </table:table-cell>
          <table:table-cell office:value-type="float" office:value="25206000">
            <text:p>25206000</text:p>
          </table:table-cell>
          <table:table-cell office:value-type="float" office:value="20113000">
            <text:p>20113000</text:p>
          </table:table-cell>
          <table:table-cell office:value-type="float" office:value="20022000">
            <text:p>20022000</text:p>
          </table:table-cell>
          <table:table-cell office:value-type="float" office:value="22331000">
            <text:p>22331000</text:p>
          </table:table-cell>
          <table:table-cell office:value-type="float" office:value="23209000">
            <text:p>23209000</text:p>
          </table:table-cell>
          <table:table-cell office:value-type="float" office:value="19857000">
            <text:p>19857000</text:p>
          </table:table-cell>
          <table:table-cell office:value-type="float" office:value="25148000">
            <text:p>25148000</text:p>
          </table:table-cell>
          <table:table-cell office:value-type="float" office:value="19886000">
            <text:p>19886000</text:p>
          </table:table-cell>
          <table:table-cell office:value-type="float" office:value="19864000">
            <text:p>19864000</text:p>
          </table:table-cell>
          <table:table-cell office:value-type="float" office:value="23257000">
            <text:p>23257000</text:p>
          </table:table-cell>
          <table:table-cell office:value-type="float" office:value="19891000">
            <text:p>19891000</text:p>
          </table:table-cell>
          <table:table-cell office:value-type="float" office:value="25693000">
            <text:p>25693000</text:p>
          </table:table-cell>
          <table:table-cell office:value-type="float" office:value="19605000">
            <text:p>19605000</text:p>
          </table:table-cell>
          <table:table-cell office:value-type="float" office:value="22098000">
            <text:p>22098000</text:p>
          </table:table-cell>
          <table:table-cell office:value-type="float" office:value="24081000">
            <text:p>24081000</text:p>
          </table:table-cell>
          <table:table-cell office:value-type="float" office:value="20125000">
            <text:p>20125000</text:p>
          </table:table-cell>
          <table:table-cell office:value-type="float" office:value="19838000">
            <text:p>19838000</text:p>
          </table:table-cell>
          <table:table-cell office:value-type="float" office:value="25742000">
            <text:p>25742000</text:p>
          </table:table-cell>
          <table:table-cell office:value-type="float" office:value="25697000">
            <text:p>25697000</text:p>
          </table:table-cell>
          <table:table-cell office:value-type="float" office:value="23624000">
            <text:p>23624000</text:p>
          </table:table-cell>
          <table:table-cell office:value-type="float" office:value="19955000">
            <text:p>19955000</text:p>
          </table:table-cell>
          <table:table-cell office:value-type="float" office:value="19970000">
            <text:p>19970000</text:p>
          </table:table-cell>
          <table:table-cell office:value-type="float" office:value="19951000">
            <text:p>19951000</text:p>
          </table:table-cell>
          <table:table-cell office:value-type="float" office:value="22423000">
            <text:p>22423000</text:p>
          </table:table-cell>
          <table:table-cell office:value-type="float" office:value="20145000">
            <text:p>20145000</text:p>
          </table:table-cell>
          <table:table-cell office:value-type="float" office:value="25076000">
            <text:p>25076000</text:p>
          </table:table-cell>
          <table:table-cell office:value-type="float" office:value="25840000">
            <text:p>25840000</text:p>
          </table:table-cell>
          <table:table-cell office:value-type="float" office:value="19963000">
            <text:p>19963000</text:p>
          </table:table-cell>
          <table:table-cell office:value-type="float" office:value="19861000">
            <text:p>19861000</text:p>
          </table:table-cell>
          <table:table-cell office:value-type="float" office:value="19798000">
            <text:p>19798000</text:p>
          </table:table-cell>
          <table:table-cell table:number-columns-repeated="2"/>
          <table:table-cell office:value-type="float" office:value="89">
            <text:p>89</text:p>
          </table:table-cell>
          <table:table-cell table:formula="of:=AVERAGE([.A65:.CV65])" office:value-type="float" office:value="22187720">
            <text:p>22187720</text:p>
          </table:table-cell>
        </table:table-row>
        <table:table-row table:style-name="ro1">
          <table:table-cell office:value-type="float" office:value="24625000">
            <text:p>24625000</text:p>
          </table:table-cell>
          <table:table-cell office:value-type="float" office:value="20411000">
            <text:p>20411000</text:p>
          </table:table-cell>
          <table:table-cell office:value-type="float" office:value="20850000">
            <text:p>20850000</text:p>
          </table:table-cell>
          <table:table-cell office:value-type="float" office:value="20282000">
            <text:p>20282000</text:p>
          </table:table-cell>
          <table:table-cell office:value-type="float" office:value="20030000">
            <text:p>20030000</text:p>
          </table:table-cell>
          <table:table-cell office:value-type="float" office:value="23957000">
            <text:p>23957000</text:p>
          </table:table-cell>
          <table:table-cell office:value-type="float" office:value="20522000">
            <text:p>20522000</text:p>
          </table:table-cell>
          <table:table-cell office:value-type="float" office:value="20255000">
            <text:p>20255000</text:p>
          </table:table-cell>
          <table:table-cell office:value-type="float" office:value="20174000">
            <text:p>20174000</text:p>
          </table:table-cell>
          <table:table-cell office:value-type="float" office:value="20118000">
            <text:p>20118000</text:p>
          </table:table-cell>
          <table:table-cell office:value-type="float" office:value="19967000">
            <text:p>19967000</text:p>
          </table:table-cell>
          <table:table-cell office:value-type="float" office:value="19995000">
            <text:p>19995000</text:p>
          </table:table-cell>
          <table:table-cell office:value-type="float" office:value="23643000">
            <text:p>23643000</text:p>
          </table:table-cell>
          <table:table-cell office:value-type="float" office:value="24498000">
            <text:p>24498000</text:p>
          </table:table-cell>
          <table:table-cell office:value-type="float" office:value="22540000">
            <text:p>22540000</text:p>
          </table:table-cell>
          <table:table-cell office:value-type="float" office:value="20084000">
            <text:p>20084000</text:p>
          </table:table-cell>
          <table:table-cell office:value-type="float" office:value="19910000">
            <text:p>19910000</text:p>
          </table:table-cell>
          <table:table-cell office:value-type="float" office:value="20428000">
            <text:p>20428000</text:p>
          </table:table-cell>
          <table:table-cell office:value-type="float" office:value="19853000">
            <text:p>19853000</text:p>
          </table:table-cell>
          <table:table-cell office:value-type="float" office:value="23609000">
            <text:p>23609000</text:p>
          </table:table-cell>
          <table:table-cell office:value-type="float" office:value="19952000">
            <text:p>19952000</text:p>
          </table:table-cell>
          <table:table-cell office:value-type="float" office:value="23331000">
            <text:p>23331000</text:p>
          </table:table-cell>
          <table:table-cell office:value-type="float" office:value="19920000">
            <text:p>19920000</text:p>
          </table:table-cell>
          <table:table-cell office:value-type="float" office:value="25920000">
            <text:p>25920000</text:p>
          </table:table-cell>
          <table:table-cell office:value-type="float" office:value="22384000">
            <text:p>22384000</text:p>
          </table:table-cell>
          <table:table-cell office:value-type="float" office:value="19861000">
            <text:p>19861000</text:p>
          </table:table-cell>
          <table:table-cell office:value-type="float" office:value="24763000">
            <text:p>24763000</text:p>
          </table:table-cell>
          <table:table-cell office:value-type="float" office:value="25684000">
            <text:p>25684000</text:p>
          </table:table-cell>
          <table:table-cell office:value-type="float" office:value="20277000">
            <text:p>20277000</text:p>
          </table:table-cell>
          <table:table-cell office:value-type="float" office:value="20008000">
            <text:p>20008000</text:p>
          </table:table-cell>
          <table:table-cell office:value-type="float" office:value="19939000">
            <text:p>19939000</text:p>
          </table:table-cell>
          <table:table-cell office:value-type="float" office:value="20281000">
            <text:p>20281000</text:p>
          </table:table-cell>
          <table:table-cell office:value-type="float" office:value="20394000">
            <text:p>20394000</text:p>
          </table:table-cell>
          <table:table-cell office:value-type="float" office:value="24885000">
            <text:p>24885000</text:p>
          </table:table-cell>
          <table:table-cell office:value-type="float" office:value="20278000">
            <text:p>20278000</text:p>
          </table:table-cell>
          <table:table-cell office:value-type="float" office:value="24535000">
            <text:p>24535000</text:p>
          </table:table-cell>
          <table:table-cell office:value-type="float" office:value="24852000">
            <text:p>24852000</text:p>
          </table:table-cell>
          <table:table-cell office:value-type="float" office:value="24662000">
            <text:p>24662000</text:p>
          </table:table-cell>
          <table:table-cell office:value-type="float" office:value="22297000">
            <text:p>22297000</text:p>
          </table:table-cell>
          <table:table-cell office:value-type="float" office:value="19966000">
            <text:p>19966000</text:p>
          </table:table-cell>
          <table:table-cell office:value-type="float" office:value="20013000">
            <text:p>20013000</text:p>
          </table:table-cell>
          <table:table-cell office:value-type="float" office:value="25574000">
            <text:p>25574000</text:p>
          </table:table-cell>
          <table:table-cell office:value-type="float" office:value="20434000">
            <text:p>20434000</text:p>
          </table:table-cell>
          <table:table-cell office:value-type="float" office:value="24940000">
            <text:p>24940000</text:p>
          </table:table-cell>
          <table:table-cell office:value-type="float" office:value="20129000">
            <text:p>20129000</text:p>
          </table:table-cell>
          <table:table-cell office:value-type="float" office:value="21903000">
            <text:p>21903000</text:p>
          </table:table-cell>
          <table:table-cell office:value-type="float" office:value="22604000">
            <text:p>22604000</text:p>
          </table:table-cell>
          <table:table-cell office:value-type="float" office:value="24483000">
            <text:p>24483000</text:p>
          </table:table-cell>
          <table:table-cell office:value-type="float" office:value="22849000">
            <text:p>22849000</text:p>
          </table:table-cell>
          <table:table-cell office:value-type="float" office:value="24244000">
            <text:p>24244000</text:p>
          </table:table-cell>
          <table:table-cell office:value-type="float" office:value="20271000">
            <text:p>20271000</text:p>
          </table:table-cell>
          <table:table-cell office:value-type="float" office:value="22300000">
            <text:p>22300000</text:p>
          </table:table-cell>
          <table:table-cell office:value-type="float" office:value="23717000">
            <text:p>23717000</text:p>
          </table:table-cell>
          <table:table-cell office:value-type="float" office:value="20142000">
            <text:p>20142000</text:p>
          </table:table-cell>
          <table:table-cell office:value-type="float" office:value="19772000">
            <text:p>19772000</text:p>
          </table:table-cell>
          <table:table-cell office:value-type="float" office:value="20356000">
            <text:p>20356000</text:p>
          </table:table-cell>
          <table:table-cell office:value-type="float" office:value="22159000">
            <text:p>22159000</text:p>
          </table:table-cell>
          <table:table-cell office:value-type="float" office:value="23296000">
            <text:p>23296000</text:p>
          </table:table-cell>
          <table:table-cell office:value-type="float" office:value="23563000">
            <text:p>23563000</text:p>
          </table:table-cell>
          <table:table-cell office:value-type="float" office:value="25206000">
            <text:p>25206000</text:p>
          </table:table-cell>
          <table:table-cell office:value-type="float" office:value="23750000">
            <text:p>23750000</text:p>
          </table:table-cell>
          <table:table-cell office:value-type="float" office:value="19843000">
            <text:p>19843000</text:p>
          </table:table-cell>
          <table:table-cell office:value-type="float" office:value="23576000">
            <text:p>23576000</text:p>
          </table:table-cell>
          <table:table-cell office:value-type="float" office:value="22025000">
            <text:p>22025000</text:p>
          </table:table-cell>
          <table:table-cell office:value-type="float" office:value="24086000">
            <text:p>24086000</text:p>
          </table:table-cell>
          <table:table-cell office:value-type="float" office:value="20265000">
            <text:p>20265000</text:p>
          </table:table-cell>
          <table:table-cell office:value-type="float" office:value="20444000">
            <text:p>20444000</text:p>
          </table:table-cell>
          <table:table-cell office:value-type="float" office:value="24604000">
            <text:p>24604000</text:p>
          </table:table-cell>
          <table:table-cell office:value-type="float" office:value="23526000">
            <text:p>23526000</text:p>
          </table:table-cell>
          <table:table-cell office:value-type="float" office:value="21214000">
            <text:p>21214000</text:p>
          </table:table-cell>
          <table:table-cell office:value-type="float" office:value="24472000">
            <text:p>24472000</text:p>
          </table:table-cell>
          <table:table-cell office:value-type="float" office:value="23408000">
            <text:p>23408000</text:p>
          </table:table-cell>
          <table:table-cell office:value-type="float" office:value="20364000">
            <text:p>20364000</text:p>
          </table:table-cell>
          <table:table-cell office:value-type="float" office:value="23511000">
            <text:p>23511000</text:p>
          </table:table-cell>
          <table:table-cell office:value-type="float" office:value="24366000">
            <text:p>24366000</text:p>
          </table:table-cell>
          <table:table-cell office:value-type="float" office:value="23479000">
            <text:p>23479000</text:p>
          </table:table-cell>
          <table:table-cell office:value-type="float" office:value="24364000">
            <text:p>24364000</text:p>
          </table:table-cell>
          <table:table-cell office:value-type="float" office:value="24532000">
            <text:p>24532000</text:p>
          </table:table-cell>
          <table:table-cell office:value-type="float" office:value="22452000">
            <text:p>22452000</text:p>
          </table:table-cell>
          <table:table-cell office:value-type="float" office:value="23277000">
            <text:p>23277000</text:p>
          </table:table-cell>
          <table:table-cell office:value-type="float" office:value="24775000">
            <text:p>24775000</text:p>
          </table:table-cell>
          <table:table-cell office:value-type="float" office:value="25647000">
            <text:p>25647000</text:p>
          </table:table-cell>
          <table:table-cell office:value-type="float" office:value="23354000">
            <text:p>23354000</text:p>
          </table:table-cell>
          <table:table-cell office:value-type="float" office:value="20188000">
            <text:p>20188000</text:p>
          </table:table-cell>
          <table:table-cell office:value-type="float" office:value="23927000">
            <text:p>23927000</text:p>
          </table:table-cell>
          <table:table-cell office:value-type="float" office:value="23011000">
            <text:p>23011000</text:p>
          </table:table-cell>
          <table:table-cell office:value-type="float" office:value="25023000">
            <text:p>25023000</text:p>
          </table:table-cell>
          <table:table-cell office:value-type="float" office:value="22624000">
            <text:p>22624000</text:p>
          </table:table-cell>
          <table:table-cell office:value-type="float" office:value="19794000">
            <text:p>19794000</text:p>
          </table:table-cell>
          <table:table-cell office:value-type="float" office:value="22440000">
            <text:p>22440000</text:p>
          </table:table-cell>
          <table:table-cell office:value-type="float" office:value="20418000">
            <text:p>20418000</text:p>
          </table:table-cell>
          <table:table-cell office:value-type="float" office:value="24402000">
            <text:p>24402000</text:p>
          </table:table-cell>
          <table:table-cell office:value-type="float" office:value="24863000">
            <text:p>24863000</text:p>
          </table:table-cell>
          <table:table-cell office:value-type="float" office:value="23097000">
            <text:p>23097000</text:p>
          </table:table-cell>
          <table:table-cell office:value-type="float" office:value="24405000">
            <text:p>24405000</text:p>
          </table:table-cell>
          <table:table-cell office:value-type="float" office:value="22398000">
            <text:p>22398000</text:p>
          </table:table-cell>
          <table:table-cell office:value-type="float" office:value="23367000">
            <text:p>23367000</text:p>
          </table:table-cell>
          <table:table-cell office:value-type="float" office:value="20559000">
            <text:p>20559000</text:p>
          </table:table-cell>
          <table:table-cell office:value-type="float" office:value="23656000">
            <text:p>23656000</text:p>
          </table:table-cell>
          <table:table-cell office:value-type="float" office:value="20443000">
            <text:p>20443000</text:p>
          </table:table-cell>
          <table:table-cell table:number-columns-repeated="2"/>
          <table:table-cell office:value-type="float" office:value="90">
            <text:p>90</text:p>
          </table:table-cell>
          <table:table-cell table:formula="of:=AVERAGE([.A66:.CV66])" office:value-type="float" office:value="22338440">
            <text:p>22338440</text:p>
          </table:table-cell>
        </table:table-row>
        <table:table-row table:style-name="ro1">
          <table:table-cell office:value-type="float" office:value="23876000">
            <text:p>23876000</text:p>
          </table:table-cell>
          <table:table-cell office:value-type="float" office:value="26284000">
            <text:p>26284000</text:p>
          </table:table-cell>
          <table:table-cell office:value-type="float" office:value="23941000">
            <text:p>23941000</text:p>
          </table:table-cell>
          <table:table-cell office:value-type="float" office:value="20613000">
            <text:p>20613000</text:p>
          </table:table-cell>
          <table:table-cell office:value-type="float" office:value="25248000">
            <text:p>25248000</text:p>
          </table:table-cell>
          <table:table-cell office:value-type="float" office:value="25883000">
            <text:p>25883000</text:p>
          </table:table-cell>
          <table:table-cell office:value-type="float" office:value="26380000">
            <text:p>26380000</text:p>
          </table:table-cell>
          <table:table-cell office:value-type="float" office:value="23749000">
            <text:p>23749000</text:p>
          </table:table-cell>
          <table:table-cell office:value-type="float" office:value="24445000">
            <text:p>24445000</text:p>
          </table:table-cell>
          <table:table-cell office:value-type="float" office:value="23019000">
            <text:p>23019000</text:p>
          </table:table-cell>
          <table:table-cell office:value-type="float" office:value="24836000">
            <text:p>24836000</text:p>
          </table:table-cell>
          <table:table-cell office:value-type="float" office:value="23157000">
            <text:p>23157000</text:p>
          </table:table-cell>
          <table:table-cell office:value-type="float" office:value="25927000">
            <text:p>25927000</text:p>
          </table:table-cell>
          <table:table-cell office:value-type="float" office:value="20662000">
            <text:p>20662000</text:p>
          </table:table-cell>
          <table:table-cell office:value-type="float" office:value="20766000">
            <text:p>20766000</text:p>
          </table:table-cell>
          <table:table-cell office:value-type="float" office:value="22638000">
            <text:p>22638000</text:p>
          </table:table-cell>
          <table:table-cell office:value-type="float" office:value="23282000">
            <text:p>23282000</text:p>
          </table:table-cell>
          <table:table-cell office:value-type="float" office:value="20487000">
            <text:p>20487000</text:p>
          </table:table-cell>
          <table:table-cell office:value-type="float" office:value="25189000">
            <text:p>25189000</text:p>
          </table:table-cell>
          <table:table-cell office:value-type="float" office:value="26467000">
            <text:p>26467000</text:p>
          </table:table-cell>
          <table:table-cell office:value-type="float" office:value="20701000">
            <text:p>20701000</text:p>
          </table:table-cell>
          <table:table-cell office:value-type="float" office:value="25502000">
            <text:p>25502000</text:p>
          </table:table-cell>
          <table:table-cell office:value-type="float" office:value="20984000">
            <text:p>20984000</text:p>
          </table:table-cell>
          <table:table-cell office:value-type="float" office:value="20872000">
            <text:p>20872000</text:p>
          </table:table-cell>
          <table:table-cell office:value-type="float" office:value="25850000">
            <text:p>25850000</text:p>
          </table:table-cell>
          <table:table-cell office:value-type="float" office:value="24533000">
            <text:p>24533000</text:p>
          </table:table-cell>
          <table:table-cell office:value-type="float" office:value="20789000">
            <text:p>20789000</text:p>
          </table:table-cell>
          <table:table-cell office:value-type="float" office:value="20946000">
            <text:p>20946000</text:p>
          </table:table-cell>
          <table:table-cell office:value-type="float" office:value="20789000">
            <text:p>20789000</text:p>
          </table:table-cell>
          <table:table-cell office:value-type="float" office:value="20736000">
            <text:p>20736000</text:p>
          </table:table-cell>
          <table:table-cell office:value-type="float" office:value="20593000">
            <text:p>20593000</text:p>
          </table:table-cell>
          <table:table-cell office:value-type="float" office:value="24535000">
            <text:p>24535000</text:p>
          </table:table-cell>
          <table:table-cell office:value-type="float" office:value="24448000">
            <text:p>24448000</text:p>
          </table:table-cell>
          <table:table-cell office:value-type="float" office:value="23715000">
            <text:p>23715000</text:p>
          </table:table-cell>
          <table:table-cell office:value-type="float" office:value="24748000">
            <text:p>24748000</text:p>
          </table:table-cell>
          <table:table-cell office:value-type="float" office:value="20678000">
            <text:p>20678000</text:p>
          </table:table-cell>
          <table:table-cell office:value-type="float" office:value="20828000">
            <text:p>20828000</text:p>
          </table:table-cell>
          <table:table-cell office:value-type="float" office:value="20639000">
            <text:p>20639000</text:p>
          </table:table-cell>
          <table:table-cell office:value-type="float" office:value="25415000">
            <text:p>25415000</text:p>
          </table:table-cell>
          <table:table-cell office:value-type="float" office:value="24082000">
            <text:p>24082000</text:p>
          </table:table-cell>
          <table:table-cell office:value-type="float" office:value="23785000">
            <text:p>23785000</text:p>
          </table:table-cell>
          <table:table-cell office:value-type="float" office:value="25730000">
            <text:p>25730000</text:p>
          </table:table-cell>
          <table:table-cell office:value-type="float" office:value="24087000">
            <text:p>24087000</text:p>
          </table:table-cell>
          <table:table-cell office:value-type="float" office:value="20504000">
            <text:p>20504000</text:p>
          </table:table-cell>
          <table:table-cell office:value-type="float" office:value="23134000">
            <text:p>23134000</text:p>
          </table:table-cell>
          <table:table-cell office:value-type="float" office:value="22974000">
            <text:p>22974000</text:p>
          </table:table-cell>
          <table:table-cell office:value-type="float" office:value="20454000">
            <text:p>20454000</text:p>
          </table:table-cell>
          <table:table-cell office:value-type="float" office:value="22760000">
            <text:p>22760000</text:p>
          </table:table-cell>
          <table:table-cell office:value-type="float" office:value="20778000">
            <text:p>20778000</text:p>
          </table:table-cell>
          <table:table-cell office:value-type="float" office:value="26231000">
            <text:p>26231000</text:p>
          </table:table-cell>
          <table:table-cell office:value-type="float" office:value="26269000">
            <text:p>26269000</text:p>
          </table:table-cell>
          <table:table-cell office:value-type="float" office:value="20595000">
            <text:p>20595000</text:p>
          </table:table-cell>
          <table:table-cell office:value-type="float" office:value="25606000">
            <text:p>25606000</text:p>
          </table:table-cell>
          <table:table-cell office:value-type="float" office:value="20822000">
            <text:p>20822000</text:p>
          </table:table-cell>
          <table:table-cell office:value-type="float" office:value="20364000">
            <text:p>20364000</text:p>
          </table:table-cell>
          <table:table-cell office:value-type="float" office:value="20308000">
            <text:p>20308000</text:p>
          </table:table-cell>
          <table:table-cell office:value-type="float" office:value="20465000">
            <text:p>20465000</text:p>
          </table:table-cell>
          <table:table-cell office:value-type="float" office:value="20612000">
            <text:p>20612000</text:p>
          </table:table-cell>
          <table:table-cell office:value-type="float" office:value="24612000">
            <text:p>24612000</text:p>
          </table:table-cell>
          <table:table-cell office:value-type="float" office:value="20600000">
            <text:p>20600000</text:p>
          </table:table-cell>
          <table:table-cell office:value-type="float" office:value="26312000">
            <text:p>26312000</text:p>
          </table:table-cell>
          <table:table-cell office:value-type="float" office:value="20700000">
            <text:p>20700000</text:p>
          </table:table-cell>
          <table:table-cell office:value-type="float" office:value="24219000">
            <text:p>24219000</text:p>
          </table:table-cell>
          <table:table-cell office:value-type="float" office:value="25509000">
            <text:p>25509000</text:p>
          </table:table-cell>
          <table:table-cell office:value-type="float" office:value="25824000">
            <text:p>25824000</text:p>
          </table:table-cell>
          <table:table-cell office:value-type="float" office:value="23521000">
            <text:p>23521000</text:p>
          </table:table-cell>
          <table:table-cell office:value-type="float" office:value="20677000">
            <text:p>20677000</text:p>
          </table:table-cell>
          <table:table-cell office:value-type="float" office:value="26656000">
            <text:p>26656000</text:p>
          </table:table-cell>
          <table:table-cell office:value-type="float" office:value="24043000">
            <text:p>24043000</text:p>
          </table:table-cell>
          <table:table-cell office:value-type="float" office:value="25147000">
            <text:p>25147000</text:p>
          </table:table-cell>
          <table:table-cell office:value-type="float" office:value="24011000">
            <text:p>24011000</text:p>
          </table:table-cell>
          <table:table-cell office:value-type="float" office:value="25284000">
            <text:p>25284000</text:p>
          </table:table-cell>
          <table:table-cell office:value-type="float" office:value="20476000">
            <text:p>20476000</text:p>
          </table:table-cell>
          <table:table-cell office:value-type="float" office:value="20645000">
            <text:p>20645000</text:p>
          </table:table-cell>
          <table:table-cell office:value-type="float" office:value="24165000">
            <text:p>24165000</text:p>
          </table:table-cell>
          <table:table-cell office:value-type="float" office:value="24312000">
            <text:p>24312000</text:p>
          </table:table-cell>
          <table:table-cell office:value-type="float" office:value="24751000">
            <text:p>24751000</text:p>
          </table:table-cell>
          <table:table-cell office:value-type="float" office:value="21301000">
            <text:p>21301000</text:p>
          </table:table-cell>
          <table:table-cell office:value-type="float" office:value="25612000">
            <text:p>25612000</text:p>
          </table:table-cell>
          <table:table-cell office:value-type="float" office:value="20460000">
            <text:p>20460000</text:p>
          </table:table-cell>
          <table:table-cell office:value-type="float" office:value="22554000">
            <text:p>22554000</text:p>
          </table:table-cell>
          <table:table-cell office:value-type="float" office:value="20884000">
            <text:p>20884000</text:p>
          </table:table-cell>
          <table:table-cell office:value-type="float" office:value="20864000">
            <text:p>20864000</text:p>
          </table:table-cell>
          <table:table-cell office:value-type="float" office:value="20846000">
            <text:p>20846000</text:p>
          </table:table-cell>
          <table:table-cell office:value-type="float" office:value="26266000">
            <text:p>26266000</text:p>
          </table:table-cell>
          <table:table-cell office:value-type="float" office:value="22918000">
            <text:p>22918000</text:p>
          </table:table-cell>
          <table:table-cell office:value-type="float" office:value="23977000">
            <text:p>23977000</text:p>
          </table:table-cell>
          <table:table-cell office:value-type="float" office:value="22700000">
            <text:p>22700000</text:p>
          </table:table-cell>
          <table:table-cell office:value-type="float" office:value="26480000">
            <text:p>26480000</text:p>
          </table:table-cell>
          <table:table-cell office:value-type="float" office:value="26015000">
            <text:p>26015000</text:p>
          </table:table-cell>
          <table:table-cell office:value-type="float" office:value="20572000">
            <text:p>20572000</text:p>
          </table:table-cell>
          <table:table-cell office:value-type="float" office:value="20755000">
            <text:p>20755000</text:p>
          </table:table-cell>
          <table:table-cell office:value-type="float" office:value="22791000">
            <text:p>22791000</text:p>
          </table:table-cell>
          <table:table-cell office:value-type="float" office:value="20882000">
            <text:p>20882000</text:p>
          </table:table-cell>
          <table:table-cell office:value-type="float" office:value="25306000">
            <text:p>25306000</text:p>
          </table:table-cell>
          <table:table-cell office:value-type="float" office:value="23298000">
            <text:p>23298000</text:p>
          </table:table-cell>
          <table:table-cell office:value-type="float" office:value="20675000">
            <text:p>20675000</text:p>
          </table:table-cell>
          <table:table-cell office:value-type="float" office:value="20625000">
            <text:p>20625000</text:p>
          </table:table-cell>
          <table:table-cell office:value-type="float" office:value="23677000">
            <text:p>23677000</text:p>
          </table:table-cell>
          <table:table-cell office:value-type="float" office:value="22712000">
            <text:p>22712000</text:p>
          </table:table-cell>
          <table:table-cell table:number-columns-repeated="2"/>
          <table:table-cell office:value-type="float" office:value="91">
            <text:p>91</text:p>
          </table:table-cell>
          <table:table-cell table:formula="of:=AVERAGE([.A67:.CV67])" office:value-type="float" office:value="23073440">
            <text:p>23073440</text:p>
          </table:table-cell>
        </table:table-row>
        <table:table-row table:style-name="ro1">
          <table:table-cell office:value-type="float" office:value="23357000">
            <text:p>23357000</text:p>
          </table:table-cell>
          <table:table-cell office:value-type="float" office:value="21212000">
            <text:p>21212000</text:p>
          </table:table-cell>
          <table:table-cell office:value-type="float" office:value="21002000">
            <text:p>21002000</text:p>
          </table:table-cell>
          <table:table-cell office:value-type="float" office:value="24739000">
            <text:p>24739000</text:p>
          </table:table-cell>
          <table:table-cell office:value-type="float" office:value="27018000">
            <text:p>27018000</text:p>
          </table:table-cell>
          <table:table-cell office:value-type="float" office:value="21002000">
            <text:p>21002000</text:p>
          </table:table-cell>
          <table:table-cell office:value-type="float" office:value="24006000">
            <text:p>24006000</text:p>
          </table:table-cell>
          <table:table-cell office:value-type="float" office:value="20964000">
            <text:p>20964000</text:p>
          </table:table-cell>
          <table:table-cell office:value-type="float" office:value="21261000">
            <text:p>21261000</text:p>
          </table:table-cell>
          <table:table-cell office:value-type="float" office:value="21097000">
            <text:p>21097000</text:p>
          </table:table-cell>
          <table:table-cell office:value-type="float" office:value="23617000">
            <text:p>23617000</text:p>
          </table:table-cell>
          <table:table-cell office:value-type="float" office:value="24730000">
            <text:p>24730000</text:p>
          </table:table-cell>
          <table:table-cell office:value-type="float" office:value="25397000">
            <text:p>25397000</text:p>
          </table:table-cell>
          <table:table-cell office:value-type="float" office:value="23837000">
            <text:p>23837000</text:p>
          </table:table-cell>
          <table:table-cell office:value-type="float" office:value="20570000">
            <text:p>20570000</text:p>
          </table:table-cell>
          <table:table-cell office:value-type="float" office:value="21011000">
            <text:p>21011000</text:p>
          </table:table-cell>
          <table:table-cell office:value-type="float" office:value="24916000">
            <text:p>24916000</text:p>
          </table:table-cell>
          <table:table-cell office:value-type="float" office:value="22966000">
            <text:p>22966000</text:p>
          </table:table-cell>
          <table:table-cell office:value-type="float" office:value="21247000">
            <text:p>21247000</text:p>
          </table:table-cell>
          <table:table-cell office:value-type="float" office:value="21548000">
            <text:p>21548000</text:p>
          </table:table-cell>
          <table:table-cell office:value-type="float" office:value="20601000">
            <text:p>20601000</text:p>
          </table:table-cell>
          <table:table-cell office:value-type="float" office:value="20999000">
            <text:p>20999000</text:p>
          </table:table-cell>
          <table:table-cell office:value-type="float" office:value="22060000">
            <text:p>22060000</text:p>
          </table:table-cell>
          <table:table-cell office:value-type="float" office:value="20616000">
            <text:p>20616000</text:p>
          </table:table-cell>
          <table:table-cell office:value-type="float" office:value="24249000">
            <text:p>24249000</text:p>
          </table:table-cell>
          <table:table-cell office:value-type="float" office:value="21107000">
            <text:p>21107000</text:p>
          </table:table-cell>
          <table:table-cell office:value-type="float" office:value="25642000">
            <text:p>25642000</text:p>
          </table:table-cell>
          <table:table-cell office:value-type="float" office:value="24889000">
            <text:p>24889000</text:p>
          </table:table-cell>
          <table:table-cell office:value-type="float" office:value="20736000">
            <text:p>20736000</text:p>
          </table:table-cell>
          <table:table-cell office:value-type="float" office:value="21637000">
            <text:p>21637000</text:p>
          </table:table-cell>
          <table:table-cell office:value-type="float" office:value="23958000">
            <text:p>23958000</text:p>
          </table:table-cell>
          <table:table-cell office:value-type="float" office:value="26615000">
            <text:p>26615000</text:p>
          </table:table-cell>
          <table:table-cell office:value-type="float" office:value="23737000">
            <text:p>23737000</text:p>
          </table:table-cell>
          <table:table-cell office:value-type="float" office:value="20944000">
            <text:p>20944000</text:p>
          </table:table-cell>
          <table:table-cell office:value-type="float" office:value="23120000">
            <text:p>23120000</text:p>
          </table:table-cell>
          <table:table-cell office:value-type="float" office:value="20509000">
            <text:p>20509000</text:p>
          </table:table-cell>
          <table:table-cell office:value-type="float" office:value="20545000">
            <text:p>20545000</text:p>
          </table:table-cell>
          <table:table-cell office:value-type="float" office:value="21092000">
            <text:p>21092000</text:p>
          </table:table-cell>
          <table:table-cell office:value-type="float" office:value="21173000">
            <text:p>21173000</text:p>
          </table:table-cell>
          <table:table-cell office:value-type="float" office:value="26590000">
            <text:p>26590000</text:p>
          </table:table-cell>
          <table:table-cell office:value-type="float" office:value="20599000">
            <text:p>20599000</text:p>
          </table:table-cell>
          <table:table-cell office:value-type="float" office:value="20412000">
            <text:p>20412000</text:p>
          </table:table-cell>
          <table:table-cell office:value-type="float" office:value="20697000">
            <text:p>20697000</text:p>
          </table:table-cell>
          <table:table-cell office:value-type="float" office:value="23575000">
            <text:p>23575000</text:p>
          </table:table-cell>
          <table:table-cell office:value-type="float" office:value="21125000">
            <text:p>21125000</text:p>
          </table:table-cell>
          <table:table-cell office:value-type="float" office:value="25208000">
            <text:p>25208000</text:p>
          </table:table-cell>
          <table:table-cell office:value-type="float" office:value="24462000">
            <text:p>24462000</text:p>
          </table:table-cell>
          <table:table-cell office:value-type="float" office:value="20799000">
            <text:p>20799000</text:p>
          </table:table-cell>
          <table:table-cell office:value-type="float" office:value="24604000">
            <text:p>24604000</text:p>
          </table:table-cell>
          <table:table-cell office:value-type="float" office:value="25452000">
            <text:p>25452000</text:p>
          </table:table-cell>
          <table:table-cell office:value-type="float" office:value="20581000">
            <text:p>20581000</text:p>
          </table:table-cell>
          <table:table-cell office:value-type="float" office:value="25888000">
            <text:p>25888000</text:p>
          </table:table-cell>
          <table:table-cell office:value-type="float" office:value="23443000">
            <text:p>23443000</text:p>
          </table:table-cell>
          <table:table-cell office:value-type="float" office:value="21025000">
            <text:p>21025000</text:p>
          </table:table-cell>
          <table:table-cell office:value-type="float" office:value="22863000">
            <text:p>22863000</text:p>
          </table:table-cell>
          <table:table-cell office:value-type="float" office:value="21070000">
            <text:p>21070000</text:p>
          </table:table-cell>
          <table:table-cell office:value-type="float" office:value="21305000">
            <text:p>21305000</text:p>
          </table:table-cell>
          <table:table-cell office:value-type="float" office:value="25142000">
            <text:p>25142000</text:p>
          </table:table-cell>
          <table:table-cell office:value-type="float" office:value="21113000">
            <text:p>21113000</text:p>
          </table:table-cell>
          <table:table-cell office:value-type="float" office:value="20488000">
            <text:p>20488000</text:p>
          </table:table-cell>
          <table:table-cell office:value-type="float" office:value="25491000">
            <text:p>25491000</text:p>
          </table:table-cell>
          <table:table-cell office:value-type="float" office:value="20791000">
            <text:p>20791000</text:p>
          </table:table-cell>
          <table:table-cell office:value-type="float" office:value="20766000">
            <text:p>20766000</text:p>
          </table:table-cell>
          <table:table-cell office:value-type="float" office:value="21178000">
            <text:p>21178000</text:p>
          </table:table-cell>
          <table:table-cell office:value-type="float" office:value="24744000">
            <text:p>24744000</text:p>
          </table:table-cell>
          <table:table-cell office:value-type="float" office:value="25116000">
            <text:p>25116000</text:p>
          </table:table-cell>
          <table:table-cell office:value-type="float" office:value="24649000">
            <text:p>24649000</text:p>
          </table:table-cell>
          <table:table-cell office:value-type="float" office:value="21096000">
            <text:p>21096000</text:p>
          </table:table-cell>
          <table:table-cell office:value-type="float" office:value="25019000">
            <text:p>25019000</text:p>
          </table:table-cell>
          <table:table-cell office:value-type="float" office:value="21081000">
            <text:p>21081000</text:p>
          </table:table-cell>
          <table:table-cell office:value-type="float" office:value="21114000">
            <text:p>21114000</text:p>
          </table:table-cell>
          <table:table-cell office:value-type="float" office:value="24833000">
            <text:p>24833000</text:p>
          </table:table-cell>
          <table:table-cell office:value-type="float" office:value="21093000">
            <text:p>21093000</text:p>
          </table:table-cell>
          <table:table-cell office:value-type="float" office:value="26826000">
            <text:p>26826000</text:p>
          </table:table-cell>
          <table:table-cell office:value-type="float" office:value="24483000">
            <text:p>24483000</text:p>
          </table:table-cell>
          <table:table-cell office:value-type="float" office:value="20821000">
            <text:p>20821000</text:p>
          </table:table-cell>
          <table:table-cell office:value-type="float" office:value="20558000">
            <text:p>20558000</text:p>
          </table:table-cell>
          <table:table-cell office:value-type="float" office:value="21076000">
            <text:p>21076000</text:p>
          </table:table-cell>
          <table:table-cell office:value-type="float" office:value="20990000">
            <text:p>20990000</text:p>
          </table:table-cell>
          <table:table-cell office:value-type="float" office:value="21078000">
            <text:p>21078000</text:p>
          </table:table-cell>
          <table:table-cell office:value-type="float" office:value="20851000">
            <text:p>20851000</text:p>
          </table:table-cell>
          <table:table-cell office:value-type="float" office:value="20597000">
            <text:p>20597000</text:p>
          </table:table-cell>
          <table:table-cell office:value-type="float" office:value="20847000">
            <text:p>20847000</text:p>
          </table:table-cell>
          <table:table-cell office:value-type="float" office:value="24154000">
            <text:p>24154000</text:p>
          </table:table-cell>
          <table:table-cell office:value-type="float" office:value="24069000">
            <text:p>24069000</text:p>
          </table:table-cell>
          <table:table-cell office:value-type="float" office:value="21407000">
            <text:p>21407000</text:p>
          </table:table-cell>
          <table:table-cell office:value-type="float" office:value="24463000">
            <text:p>24463000</text:p>
          </table:table-cell>
          <table:table-cell office:value-type="float" office:value="21015000">
            <text:p>21015000</text:p>
          </table:table-cell>
          <table:table-cell office:value-type="float" office:value="22996000">
            <text:p>22996000</text:p>
          </table:table-cell>
          <table:table-cell office:value-type="float" office:value="25002000">
            <text:p>25002000</text:p>
          </table:table-cell>
          <table:table-cell office:value-type="float" office:value="20519000">
            <text:p>20519000</text:p>
          </table:table-cell>
          <table:table-cell office:value-type="float" office:value="20482000">
            <text:p>20482000</text:p>
          </table:table-cell>
          <table:table-cell office:value-type="float" office:value="25597000">
            <text:p>25597000</text:p>
          </table:table-cell>
          <table:table-cell office:value-type="float" office:value="24450000">
            <text:p>24450000</text:p>
          </table:table-cell>
          <table:table-cell office:value-type="float" office:value="21040000">
            <text:p>21040000</text:p>
          </table:table-cell>
          <table:table-cell office:value-type="float" office:value="21234000">
            <text:p>21234000</text:p>
          </table:table-cell>
          <table:table-cell office:value-type="float" office:value="20522000">
            <text:p>20522000</text:p>
          </table:table-cell>
          <table:table-cell office:value-type="float" office:value="20585000">
            <text:p>20585000</text:p>
          </table:table-cell>
          <table:table-cell office:value-type="float" office:value="22587000">
            <text:p>22587000</text:p>
          </table:table-cell>
          <table:table-cell office:value-type="float" office:value="21182000">
            <text:p>21182000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AVERAGE([.A68:.CV68])" office:value-type="float" office:value="22525690">
            <text:p>22525690</text:p>
          </table:table-cell>
        </table:table-row>
        <table:table-row table:style-name="ro1">
          <table:table-cell office:value-type="float" office:value="21410000">
            <text:p>21410000</text:p>
          </table:table-cell>
          <table:table-cell office:value-type="float" office:value="21468000">
            <text:p>21468000</text:p>
          </table:table-cell>
          <table:table-cell office:value-type="float" office:value="26025000">
            <text:p>26025000</text:p>
          </table:table-cell>
          <table:table-cell office:value-type="float" office:value="21737000">
            <text:p>21737000</text:p>
          </table:table-cell>
          <table:table-cell office:value-type="float" office:value="25051000">
            <text:p>25051000</text:p>
          </table:table-cell>
          <table:table-cell office:value-type="float" office:value="25323000">
            <text:p>25323000</text:p>
          </table:table-cell>
          <table:table-cell office:value-type="float" office:value="21436000">
            <text:p>21436000</text:p>
          </table:table-cell>
          <table:table-cell office:value-type="float" office:value="21348000">
            <text:p>21348000</text:p>
          </table:table-cell>
          <table:table-cell office:value-type="float" office:value="21312000">
            <text:p>21312000</text:p>
          </table:table-cell>
          <table:table-cell office:value-type="float" office:value="26088000">
            <text:p>26088000</text:p>
          </table:table-cell>
          <table:table-cell office:value-type="float" office:value="22009000">
            <text:p>22009000</text:p>
          </table:table-cell>
          <table:table-cell office:value-type="float" office:value="21555000">
            <text:p>21555000</text:p>
          </table:table-cell>
          <table:table-cell office:value-type="float" office:value="21311000">
            <text:p>21311000</text:p>
          </table:table-cell>
          <table:table-cell office:value-type="float" office:value="21542000">
            <text:p>21542000</text:p>
          </table:table-cell>
          <table:table-cell office:value-type="float" office:value="23372000">
            <text:p>23372000</text:p>
          </table:table-cell>
          <table:table-cell office:value-type="float" office:value="26664000">
            <text:p>26664000</text:p>
          </table:table-cell>
          <table:table-cell office:value-type="float" office:value="24005000">
            <text:p>24005000</text:p>
          </table:table-cell>
          <table:table-cell office:value-type="float" office:value="24589000">
            <text:p>24589000</text:p>
          </table:table-cell>
          <table:table-cell office:value-type="float" office:value="21174000">
            <text:p>21174000</text:p>
          </table:table-cell>
          <table:table-cell office:value-type="float" office:value="21118000">
            <text:p>21118000</text:p>
          </table:table-cell>
          <table:table-cell office:value-type="float" office:value="23779000">
            <text:p>23779000</text:p>
          </table:table-cell>
          <table:table-cell office:value-type="float" office:value="21296000">
            <text:p>21296000</text:p>
          </table:table-cell>
          <table:table-cell office:value-type="float" office:value="21438000">
            <text:p>21438000</text:p>
          </table:table-cell>
          <table:table-cell office:value-type="float" office:value="21378000">
            <text:p>21378000</text:p>
          </table:table-cell>
          <table:table-cell office:value-type="float" office:value="22775000">
            <text:p>22775000</text:p>
          </table:table-cell>
          <table:table-cell office:value-type="float" office:value="24762000">
            <text:p>24762000</text:p>
          </table:table-cell>
          <table:table-cell office:value-type="float" office:value="23869000">
            <text:p>23869000</text:p>
          </table:table-cell>
          <table:table-cell office:value-type="float" office:value="21836000">
            <text:p>21836000</text:p>
          </table:table-cell>
          <table:table-cell office:value-type="float" office:value="21637000">
            <text:p>21637000</text:p>
          </table:table-cell>
          <table:table-cell office:value-type="float" office:value="21490000">
            <text:p>21490000</text:p>
          </table:table-cell>
          <table:table-cell office:value-type="float" office:value="25003000">
            <text:p>25003000</text:p>
          </table:table-cell>
          <table:table-cell office:value-type="float" office:value="23712000">
            <text:p>23712000</text:p>
          </table:table-cell>
          <table:table-cell office:value-type="float" office:value="21263000">
            <text:p>21263000</text:p>
          </table:table-cell>
          <table:table-cell office:value-type="float" office:value="21171000">
            <text:p>21171000</text:p>
          </table:table-cell>
          <table:table-cell office:value-type="float" office:value="25808000">
            <text:p>25808000</text:p>
          </table:table-cell>
          <table:table-cell office:value-type="float" office:value="26611000">
            <text:p>26611000</text:p>
          </table:table-cell>
          <table:table-cell office:value-type="float" office:value="21285000">
            <text:p>21285000</text:p>
          </table:table-cell>
          <table:table-cell office:value-type="float" office:value="21392000">
            <text:p>21392000</text:p>
          </table:table-cell>
          <table:table-cell office:value-type="float" office:value="23723000">
            <text:p>23723000</text:p>
          </table:table-cell>
          <table:table-cell office:value-type="float" office:value="24761000">
            <text:p>24761000</text:p>
          </table:table-cell>
          <table:table-cell office:value-type="float" office:value="24582000">
            <text:p>24582000</text:p>
          </table:table-cell>
          <table:table-cell office:value-type="float" office:value="26457000">
            <text:p>26457000</text:p>
          </table:table-cell>
          <table:table-cell office:value-type="float" office:value="26145000">
            <text:p>26145000</text:p>
          </table:table-cell>
          <table:table-cell office:value-type="float" office:value="25355000">
            <text:p>25355000</text:p>
          </table:table-cell>
          <table:table-cell office:value-type="float" office:value="24253000">
            <text:p>24253000</text:p>
          </table:table-cell>
          <table:table-cell office:value-type="float" office:value="24154000">
            <text:p>24154000</text:p>
          </table:table-cell>
          <table:table-cell office:value-type="float" office:value="21256000">
            <text:p>21256000</text:p>
          </table:table-cell>
          <table:table-cell office:value-type="float" office:value="21089000">
            <text:p>21089000</text:p>
          </table:table-cell>
          <table:table-cell office:value-type="float" office:value="26340000">
            <text:p>26340000</text:p>
          </table:table-cell>
          <table:table-cell office:value-type="float" office:value="24025000">
            <text:p>24025000</text:p>
          </table:table-cell>
          <table:table-cell office:value-type="float" office:value="21611000">
            <text:p>21611000</text:p>
          </table:table-cell>
          <table:table-cell office:value-type="float" office:value="25180000">
            <text:p>25180000</text:p>
          </table:table-cell>
          <table:table-cell office:value-type="float" office:value="21404000">
            <text:p>21404000</text:p>
          </table:table-cell>
          <table:table-cell office:value-type="float" office:value="23656000">
            <text:p>23656000</text:p>
          </table:table-cell>
          <table:table-cell office:value-type="float" office:value="24481000">
            <text:p>24481000</text:p>
          </table:table-cell>
          <table:table-cell office:value-type="float" office:value="25042000">
            <text:p>25042000</text:p>
          </table:table-cell>
          <table:table-cell office:value-type="float" office:value="24628000">
            <text:p>24628000</text:p>
          </table:table-cell>
          <table:table-cell office:value-type="float" office:value="26655000">
            <text:p>26655000</text:p>
          </table:table-cell>
          <table:table-cell office:value-type="float" office:value="22986000">
            <text:p>22986000</text:p>
          </table:table-cell>
          <table:table-cell office:value-type="float" office:value="24912000">
            <text:p>24912000</text:p>
          </table:table-cell>
          <table:table-cell office:value-type="float" office:value="25706000">
            <text:p>25706000</text:p>
          </table:table-cell>
          <table:table-cell office:value-type="float" office:value="21714000">
            <text:p>21714000</text:p>
          </table:table-cell>
          <table:table-cell office:value-type="float" office:value="25508000">
            <text:p>25508000</text:p>
          </table:table-cell>
          <table:table-cell office:value-type="float" office:value="26996000">
            <text:p>26996000</text:p>
          </table:table-cell>
          <table:table-cell office:value-type="float" office:value="23498000">
            <text:p>23498000</text:p>
          </table:table-cell>
          <table:table-cell office:value-type="float" office:value="24911000">
            <text:p>24911000</text:p>
          </table:table-cell>
          <table:table-cell office:value-type="float" office:value="25018000">
            <text:p>25018000</text:p>
          </table:table-cell>
          <table:table-cell office:value-type="float" office:value="24713000">
            <text:p>24713000</text:p>
          </table:table-cell>
          <table:table-cell office:value-type="float" office:value="25703000">
            <text:p>25703000</text:p>
          </table:table-cell>
          <table:table-cell office:value-type="float" office:value="25603000">
            <text:p>25603000</text:p>
          </table:table-cell>
          <table:table-cell office:value-type="float" office:value="23373000">
            <text:p>23373000</text:p>
          </table:table-cell>
          <table:table-cell office:value-type="float" office:value="21450000">
            <text:p>21450000</text:p>
          </table:table-cell>
          <table:table-cell office:value-type="float" office:value="21319000">
            <text:p>21319000</text:p>
          </table:table-cell>
          <table:table-cell office:value-type="float" office:value="21509000">
            <text:p>21509000</text:p>
          </table:table-cell>
          <table:table-cell office:value-type="float" office:value="23621000">
            <text:p>23621000</text:p>
          </table:table-cell>
          <table:table-cell office:value-type="float" office:value="21414000">
            <text:p>21414000</text:p>
          </table:table-cell>
          <table:table-cell office:value-type="float" office:value="24124000">
            <text:p>24124000</text:p>
          </table:table-cell>
          <table:table-cell office:value-type="float" office:value="23705000">
            <text:p>23705000</text:p>
          </table:table-cell>
          <table:table-cell office:value-type="float" office:value="21394000">
            <text:p>21394000</text:p>
          </table:table-cell>
          <table:table-cell office:value-type="float" office:value="23843000">
            <text:p>23843000</text:p>
          </table:table-cell>
          <table:table-cell office:value-type="float" office:value="26860000">
            <text:p>26860000</text:p>
          </table:table-cell>
          <table:table-cell office:value-type="float" office:value="26654000">
            <text:p>26654000</text:p>
          </table:table-cell>
          <table:table-cell office:value-type="float" office:value="25343000">
            <text:p>25343000</text:p>
          </table:table-cell>
          <table:table-cell office:value-type="float" office:value="21491000">
            <text:p>21491000</text:p>
          </table:table-cell>
          <table:table-cell office:value-type="float" office:value="26246000">
            <text:p>26246000</text:p>
          </table:table-cell>
          <table:table-cell office:value-type="float" office:value="21326000">
            <text:p>21326000</text:p>
          </table:table-cell>
          <table:table-cell office:value-type="float" office:value="23642000">
            <text:p>23642000</text:p>
          </table:table-cell>
          <table:table-cell office:value-type="float" office:value="24124000">
            <text:p>24124000</text:p>
          </table:table-cell>
          <table:table-cell office:value-type="float" office:value="21476000">
            <text:p>21476000</text:p>
          </table:table-cell>
          <table:table-cell office:value-type="float" office:value="23577000">
            <text:p>23577000</text:p>
          </table:table-cell>
          <table:table-cell office:value-type="float" office:value="21230000">
            <text:p>21230000</text:p>
          </table:table-cell>
          <table:table-cell office:value-type="float" office:value="24522000">
            <text:p>24522000</text:p>
          </table:table-cell>
          <table:table-cell office:value-type="float" office:value="22443000">
            <text:p>22443000</text:p>
          </table:table-cell>
          <table:table-cell office:value-type="float" office:value="21409000">
            <text:p>21409000</text:p>
          </table:table-cell>
          <table:table-cell office:value-type="float" office:value="21266000">
            <text:p>21266000</text:p>
          </table:table-cell>
          <table:table-cell office:value-type="float" office:value="21222000">
            <text:p>21222000</text:p>
          </table:table-cell>
          <table:table-cell office:value-type="float" office:value="26229000">
            <text:p>26229000</text:p>
          </table:table-cell>
          <table:table-cell office:value-type="float" office:value="21459000">
            <text:p>21459000</text:p>
          </table:table-cell>
          <table:table-cell office:value-type="float" office:value="21179000">
            <text:p>21179000</text:p>
          </table:table-cell>
          <table:table-cell office:value-type="float" office:value="24967000">
            <text:p>24967000</text:p>
          </table:table-cell>
          <table:table-cell table:number-columns-repeated="2"/>
          <table:table-cell office:value-type="float" office:value="93">
            <text:p>93</text:p>
          </table:table-cell>
          <table:table-cell table:formula="of:=AVERAGE([.A69:.CV69])" office:value-type="float" office:value="23435240">
            <text:p>23435240</text:p>
          </table:table-cell>
        </table:table-row>
        <table:table-row table:style-name="ro1">
          <table:table-cell office:value-type="float" office:value="22009000">
            <text:p>22009000</text:p>
          </table:table-cell>
          <table:table-cell office:value-type="float" office:value="26876000">
            <text:p>26876000</text:p>
          </table:table-cell>
          <table:table-cell office:value-type="float" office:value="21054000">
            <text:p>21054000</text:p>
          </table:table-cell>
          <table:table-cell office:value-type="float" office:value="21065000">
            <text:p>21065000</text:p>
          </table:table-cell>
          <table:table-cell office:value-type="float" office:value="21353000">
            <text:p>21353000</text:p>
          </table:table-cell>
          <table:table-cell office:value-type="float" office:value="23565000">
            <text:p>23565000</text:p>
          </table:table-cell>
          <table:table-cell office:value-type="float" office:value="21740000">
            <text:p>21740000</text:p>
          </table:table-cell>
          <table:table-cell office:value-type="float" office:value="23679000">
            <text:p>23679000</text:p>
          </table:table-cell>
          <table:table-cell office:value-type="float" office:value="21513000">
            <text:p>21513000</text:p>
          </table:table-cell>
          <table:table-cell office:value-type="float" office:value="21738000">
            <text:p>21738000</text:p>
          </table:table-cell>
          <table:table-cell office:value-type="float" office:value="25673000">
            <text:p>25673000</text:p>
          </table:table-cell>
          <table:table-cell office:value-type="float" office:value="24995000">
            <text:p>24995000</text:p>
          </table:table-cell>
          <table:table-cell office:value-type="float" office:value="25060000">
            <text:p>25060000</text:p>
          </table:table-cell>
          <table:table-cell office:value-type="float" office:value="23313000">
            <text:p>23313000</text:p>
          </table:table-cell>
          <table:table-cell office:value-type="float" office:value="21549000">
            <text:p>21549000</text:p>
          </table:table-cell>
          <table:table-cell office:value-type="float" office:value="21644000">
            <text:p>21644000</text:p>
          </table:table-cell>
          <table:table-cell office:value-type="float" office:value="21402000">
            <text:p>21402000</text:p>
          </table:table-cell>
          <table:table-cell office:value-type="float" office:value="21728000">
            <text:p>21728000</text:p>
          </table:table-cell>
          <table:table-cell office:value-type="float" office:value="24286000">
            <text:p>24286000</text:p>
          </table:table-cell>
          <table:table-cell office:value-type="float" office:value="25755000">
            <text:p>25755000</text:p>
          </table:table-cell>
          <table:table-cell office:value-type="float" office:value="26189000">
            <text:p>26189000</text:p>
          </table:table-cell>
          <table:table-cell office:value-type="float" office:value="21052000">
            <text:p>21052000</text:p>
          </table:table-cell>
          <table:table-cell office:value-type="float" office:value="21588000">
            <text:p>21588000</text:p>
          </table:table-cell>
          <table:table-cell office:value-type="float" office:value="21930000">
            <text:p>21930000</text:p>
          </table:table-cell>
          <table:table-cell office:value-type="float" office:value="23922000">
            <text:p>23922000</text:p>
          </table:table-cell>
          <table:table-cell office:value-type="float" office:value="21582000">
            <text:p>21582000</text:p>
          </table:table-cell>
          <table:table-cell office:value-type="float" office:value="21622000">
            <text:p>21622000</text:p>
          </table:table-cell>
          <table:table-cell office:value-type="float" office:value="25911000">
            <text:p>25911000</text:p>
          </table:table-cell>
          <table:table-cell office:value-type="float" office:value="21720000">
            <text:p>21720000</text:p>
          </table:table-cell>
          <table:table-cell office:value-type="float" office:value="21347000">
            <text:p>21347000</text:p>
          </table:table-cell>
          <table:table-cell office:value-type="float" office:value="25248000">
            <text:p>25248000</text:p>
          </table:table-cell>
          <table:table-cell office:value-type="float" office:value="21890000">
            <text:p>21890000</text:p>
          </table:table-cell>
          <table:table-cell office:value-type="float" office:value="21734000">
            <text:p>21734000</text:p>
          </table:table-cell>
          <table:table-cell office:value-type="float" office:value="26817000">
            <text:p>26817000</text:p>
          </table:table-cell>
          <table:table-cell office:value-type="float" office:value="27398000">
            <text:p>27398000</text:p>
          </table:table-cell>
          <table:table-cell office:value-type="float" office:value="21806000">
            <text:p>21806000</text:p>
          </table:table-cell>
          <table:table-cell office:value-type="float" office:value="24365000">
            <text:p>24365000</text:p>
          </table:table-cell>
          <table:table-cell office:value-type="float" office:value="27157000">
            <text:p>27157000</text:p>
          </table:table-cell>
          <table:table-cell office:value-type="float" office:value="25676000">
            <text:p>25676000</text:p>
          </table:table-cell>
          <table:table-cell office:value-type="float" office:value="21142000">
            <text:p>21142000</text:p>
          </table:table-cell>
          <table:table-cell office:value-type="float" office:value="24726000">
            <text:p>24726000</text:p>
          </table:table-cell>
          <table:table-cell office:value-type="float" office:value="23275000">
            <text:p>23275000</text:p>
          </table:table-cell>
          <table:table-cell office:value-type="float" office:value="21325000">
            <text:p>21325000</text:p>
          </table:table-cell>
          <table:table-cell office:value-type="float" office:value="21205000">
            <text:p>21205000</text:p>
          </table:table-cell>
          <table:table-cell office:value-type="float" office:value="21052000">
            <text:p>21052000</text:p>
          </table:table-cell>
          <table:table-cell office:value-type="float" office:value="21012000">
            <text:p>21012000</text:p>
          </table:table-cell>
          <table:table-cell office:value-type="float" office:value="21780000">
            <text:p>21780000</text:p>
          </table:table-cell>
          <table:table-cell office:value-type="float" office:value="24928000">
            <text:p>24928000</text:p>
          </table:table-cell>
          <table:table-cell office:value-type="float" office:value="21905000">
            <text:p>21905000</text:p>
          </table:table-cell>
          <table:table-cell office:value-type="float" office:value="21370000">
            <text:p>21370000</text:p>
          </table:table-cell>
          <table:table-cell office:value-type="float" office:value="21401000">
            <text:p>21401000</text:p>
          </table:table-cell>
          <table:table-cell office:value-type="float" office:value="21310000">
            <text:p>21310000</text:p>
          </table:table-cell>
          <table:table-cell office:value-type="float" office:value="24563000">
            <text:p>24563000</text:p>
          </table:table-cell>
          <table:table-cell office:value-type="float" office:value="21871000">
            <text:p>21871000</text:p>
          </table:table-cell>
          <table:table-cell office:value-type="float" office:value="25063000">
            <text:p>25063000</text:p>
          </table:table-cell>
          <table:table-cell office:value-type="float" office:value="21213000">
            <text:p>21213000</text:p>
          </table:table-cell>
          <table:table-cell office:value-type="float" office:value="21296000">
            <text:p>21296000</text:p>
          </table:table-cell>
          <table:table-cell office:value-type="float" office:value="21152000">
            <text:p>21152000</text:p>
          </table:table-cell>
          <table:table-cell office:value-type="float" office:value="23043000">
            <text:p>23043000</text:p>
          </table:table-cell>
          <table:table-cell office:value-type="float" office:value="21141000">
            <text:p>21141000</text:p>
          </table:table-cell>
          <table:table-cell office:value-type="float" office:value="21150000">
            <text:p>21150000</text:p>
          </table:table-cell>
          <table:table-cell office:value-type="float" office:value="24887000">
            <text:p>24887000</text:p>
          </table:table-cell>
          <table:table-cell office:value-type="float" office:value="21730000">
            <text:p>21730000</text:p>
          </table:table-cell>
          <table:table-cell office:value-type="float" office:value="21727000">
            <text:p>21727000</text:p>
          </table:table-cell>
          <table:table-cell office:value-type="float" office:value="21741000">
            <text:p>21741000</text:p>
          </table:table-cell>
          <table:table-cell office:value-type="float" office:value="21859000">
            <text:p>21859000</text:p>
          </table:table-cell>
          <table:table-cell office:value-type="float" office:value="21263000">
            <text:p>21263000</text:p>
          </table:table-cell>
          <table:table-cell office:value-type="float" office:value="21094000">
            <text:p>21094000</text:p>
          </table:table-cell>
          <table:table-cell office:value-type="float" office:value="22308000">
            <text:p>22308000</text:p>
          </table:table-cell>
          <table:table-cell office:value-type="float" office:value="21253000">
            <text:p>21253000</text:p>
          </table:table-cell>
          <table:table-cell office:value-type="float" office:value="21321000">
            <text:p>21321000</text:p>
          </table:table-cell>
          <table:table-cell office:value-type="float" office:value="21197000">
            <text:p>21197000</text:p>
          </table:table-cell>
          <table:table-cell office:value-type="float" office:value="22034000">
            <text:p>22034000</text:p>
          </table:table-cell>
          <table:table-cell office:value-type="float" office:value="21890000">
            <text:p>21890000</text:p>
          </table:table-cell>
          <table:table-cell office:value-type="float" office:value="24466000">
            <text:p>24466000</text:p>
          </table:table-cell>
          <table:table-cell office:value-type="float" office:value="24513000">
            <text:p>24513000</text:p>
          </table:table-cell>
          <table:table-cell office:value-type="float" office:value="26851000">
            <text:p>26851000</text:p>
          </table:table-cell>
          <table:table-cell office:value-type="float" office:value="26143000">
            <text:p>26143000</text:p>
          </table:table-cell>
          <table:table-cell office:value-type="float" office:value="21594000">
            <text:p>21594000</text:p>
          </table:table-cell>
          <table:table-cell office:value-type="float" office:value="21781000">
            <text:p>21781000</text:p>
          </table:table-cell>
          <table:table-cell office:value-type="float" office:value="21581000">
            <text:p>21581000</text:p>
          </table:table-cell>
          <table:table-cell office:value-type="float" office:value="21794000">
            <text:p>21794000</text:p>
          </table:table-cell>
          <table:table-cell office:value-type="float" office:value="21837000">
            <text:p>21837000</text:p>
          </table:table-cell>
          <table:table-cell office:value-type="float" office:value="26387000">
            <text:p>26387000</text:p>
          </table:table-cell>
          <table:table-cell office:value-type="float" office:value="27382000">
            <text:p>27382000</text:p>
          </table:table-cell>
          <table:table-cell office:value-type="float" office:value="24452000">
            <text:p>24452000</text:p>
          </table:table-cell>
          <table:table-cell office:value-type="float" office:value="25246000">
            <text:p>25246000</text:p>
          </table:table-cell>
          <table:table-cell office:value-type="float" office:value="26364000">
            <text:p>26364000</text:p>
          </table:table-cell>
          <table:table-cell office:value-type="float" office:value="24840000">
            <text:p>24840000</text:p>
          </table:table-cell>
          <table:table-cell office:value-type="float" office:value="23796000">
            <text:p>23796000</text:p>
          </table:table-cell>
          <table:table-cell office:value-type="float" office:value="21693000">
            <text:p>21693000</text:p>
          </table:table-cell>
          <table:table-cell office:value-type="float" office:value="21242000">
            <text:p>21242000</text:p>
          </table:table-cell>
          <table:table-cell office:value-type="float" office:value="21596000">
            <text:p>21596000</text:p>
          </table:table-cell>
          <table:table-cell office:value-type="float" office:value="21619000">
            <text:p>21619000</text:p>
          </table:table-cell>
          <table:table-cell office:value-type="float" office:value="23815000">
            <text:p>23815000</text:p>
          </table:table-cell>
          <table:table-cell office:value-type="float" office:value="21314000">
            <text:p>21314000</text:p>
          </table:table-cell>
          <table:table-cell office:value-type="float" office:value="21320000">
            <text:p>21320000</text:p>
          </table:table-cell>
          <table:table-cell office:value-type="float" office:value="26416000">
            <text:p>26416000</text:p>
          </table:table-cell>
          <table:table-cell office:value-type="float" office:value="21322000">
            <text:p>21322000</text:p>
          </table:table-cell>
          <table:table-cell office:value-type="float" office:value="21157000">
            <text:p>21157000</text:p>
          </table:table-cell>
          <table:table-cell table:number-columns-repeated="2"/>
          <table:table-cell office:value-type="float" office:value="94">
            <text:p>94</text:p>
          </table:table-cell>
          <table:table-cell table:formula="of:=AVERAGE([.A70:.CV70])" office:value-type="float" office:value="22906990">
            <text:p>22906990</text:p>
          </table:table-cell>
        </table:table-row>
        <table:table-row table:style-name="ro1">
          <table:table-cell office:value-type="float" office:value="22027000">
            <text:p>22027000</text:p>
          </table:table-cell>
          <table:table-cell office:value-type="float" office:value="22067000">
            <text:p>22067000</text:p>
          </table:table-cell>
          <table:table-cell office:value-type="float" office:value="22106000">
            <text:p>22106000</text:p>
          </table:table-cell>
          <table:table-cell office:value-type="float" office:value="24427000">
            <text:p>24427000</text:p>
          </table:table-cell>
          <table:table-cell office:value-type="float" office:value="22196000">
            <text:p>22196000</text:p>
          </table:table-cell>
          <table:table-cell office:value-type="float" office:value="21867000">
            <text:p>21867000</text:p>
          </table:table-cell>
          <table:table-cell office:value-type="float" office:value="26009000">
            <text:p>26009000</text:p>
          </table:table-cell>
          <table:table-cell office:value-type="float" office:value="21893000">
            <text:p>21893000</text:p>
          </table:table-cell>
          <table:table-cell office:value-type="float" office:value="21936000">
            <text:p>21936000</text:p>
          </table:table-cell>
          <table:table-cell office:value-type="float" office:value="26031000">
            <text:p>26031000</text:p>
          </table:table-cell>
          <table:table-cell office:value-type="float" office:value="26581000">
            <text:p>26581000</text:p>
          </table:table-cell>
          <table:table-cell office:value-type="float" office:value="21986000">
            <text:p>21986000</text:p>
          </table:table-cell>
          <table:table-cell office:value-type="float" office:value="21878000">
            <text:p>21878000</text:p>
          </table:table-cell>
          <table:table-cell office:value-type="float" office:value="22399000">
            <text:p>22399000</text:p>
          </table:table-cell>
          <table:table-cell office:value-type="float" office:value="22108000">
            <text:p>22108000</text:p>
          </table:table-cell>
          <table:table-cell office:value-type="float" office:value="22041000">
            <text:p>22041000</text:p>
          </table:table-cell>
          <table:table-cell office:value-type="float" office:value="22090000">
            <text:p>22090000</text:p>
          </table:table-cell>
          <table:table-cell office:value-type="float" office:value="25152000">
            <text:p>25152000</text:p>
          </table:table-cell>
          <table:table-cell office:value-type="float" office:value="22028000">
            <text:p>22028000</text:p>
          </table:table-cell>
          <table:table-cell office:value-type="float" office:value="21878000">
            <text:p>21878000</text:p>
          </table:table-cell>
          <table:table-cell office:value-type="float" office:value="26916000">
            <text:p>26916000</text:p>
          </table:table-cell>
          <table:table-cell office:value-type="float" office:value="24086000">
            <text:p>24086000</text:p>
          </table:table-cell>
          <table:table-cell office:value-type="float" office:value="22368000">
            <text:p>22368000</text:p>
          </table:table-cell>
          <table:table-cell office:value-type="float" office:value="22002000">
            <text:p>22002000</text:p>
          </table:table-cell>
          <table:table-cell office:value-type="float" office:value="21955000">
            <text:p>21955000</text:p>
          </table:table-cell>
          <table:table-cell office:value-type="float" office:value="21982000">
            <text:p>21982000</text:p>
          </table:table-cell>
          <table:table-cell office:value-type="float" office:value="22328000">
            <text:p>22328000</text:p>
          </table:table-cell>
          <table:table-cell office:value-type="float" office:value="25646000">
            <text:p>25646000</text:p>
          </table:table-cell>
          <table:table-cell office:value-type="float" office:value="26080000">
            <text:p>26080000</text:p>
          </table:table-cell>
          <table:table-cell office:value-type="float" office:value="22120000">
            <text:p>22120000</text:p>
          </table:table-cell>
          <table:table-cell office:value-type="float" office:value="25639000">
            <text:p>25639000</text:p>
          </table:table-cell>
          <table:table-cell office:value-type="float" office:value="21880000">
            <text:p>21880000</text:p>
          </table:table-cell>
          <table:table-cell office:value-type="float" office:value="21965000">
            <text:p>21965000</text:p>
          </table:table-cell>
          <table:table-cell office:value-type="float" office:value="22117000">
            <text:p>22117000</text:p>
          </table:table-cell>
          <table:table-cell office:value-type="float" office:value="22035000">
            <text:p>22035000</text:p>
          </table:table-cell>
          <table:table-cell office:value-type="float" office:value="26621000">
            <text:p>26621000</text:p>
          </table:table-cell>
          <table:table-cell office:value-type="float" office:value="22070000">
            <text:p>22070000</text:p>
          </table:table-cell>
          <table:table-cell office:value-type="float" office:value="27101000">
            <text:p>27101000</text:p>
          </table:table-cell>
          <table:table-cell office:value-type="float" office:value="26172000">
            <text:p>26172000</text:p>
          </table:table-cell>
          <table:table-cell office:value-type="float" office:value="24622000">
            <text:p>24622000</text:p>
          </table:table-cell>
          <table:table-cell office:value-type="float" office:value="25222000">
            <text:p>25222000</text:p>
          </table:table-cell>
          <table:table-cell office:value-type="float" office:value="24399000">
            <text:p>24399000</text:p>
          </table:table-cell>
          <table:table-cell office:value-type="float" office:value="27797000">
            <text:p>27797000</text:p>
          </table:table-cell>
          <table:table-cell office:value-type="float" office:value="21936000">
            <text:p>21936000</text:p>
          </table:table-cell>
          <table:table-cell office:value-type="float" office:value="24538000">
            <text:p>24538000</text:p>
          </table:table-cell>
          <table:table-cell office:value-type="float" office:value="26823000">
            <text:p>26823000</text:p>
          </table:table-cell>
          <table:table-cell office:value-type="float" office:value="25455000">
            <text:p>25455000</text:p>
          </table:table-cell>
          <table:table-cell office:value-type="float" office:value="21993000">
            <text:p>21993000</text:p>
          </table:table-cell>
          <table:table-cell office:value-type="float" office:value="21955000">
            <text:p>21955000</text:p>
          </table:table-cell>
          <table:table-cell office:value-type="float" office:value="21690000">
            <text:p>21690000</text:p>
          </table:table-cell>
          <table:table-cell office:value-type="float" office:value="23919000">
            <text:p>23919000</text:p>
          </table:table-cell>
          <table:table-cell office:value-type="float" office:value="21975000">
            <text:p>21975000</text:p>
          </table:table-cell>
          <table:table-cell office:value-type="float" office:value="24541000">
            <text:p>24541000</text:p>
          </table:table-cell>
          <table:table-cell office:value-type="float" office:value="26241000">
            <text:p>26241000</text:p>
          </table:table-cell>
          <table:table-cell office:value-type="float" office:value="24306000">
            <text:p>24306000</text:p>
          </table:table-cell>
          <table:table-cell office:value-type="float" office:value="24234000">
            <text:p>24234000</text:p>
          </table:table-cell>
          <table:table-cell office:value-type="float" office:value="25575000">
            <text:p>25575000</text:p>
          </table:table-cell>
          <table:table-cell office:value-type="float" office:value="22327000">
            <text:p>22327000</text:p>
          </table:table-cell>
          <table:table-cell office:value-type="float" office:value="22459000">
            <text:p>22459000</text:p>
          </table:table-cell>
          <table:table-cell office:value-type="float" office:value="22227000">
            <text:p>22227000</text:p>
          </table:table-cell>
          <table:table-cell office:value-type="float" office:value="21827000">
            <text:p>21827000</text:p>
          </table:table-cell>
          <table:table-cell office:value-type="float" office:value="24829000">
            <text:p>24829000</text:p>
          </table:table-cell>
          <table:table-cell office:value-type="float" office:value="22055000">
            <text:p>22055000</text:p>
          </table:table-cell>
          <table:table-cell office:value-type="float" office:value="22336000">
            <text:p>22336000</text:p>
          </table:table-cell>
          <table:table-cell office:value-type="float" office:value="22257000">
            <text:p>22257000</text:p>
          </table:table-cell>
          <table:table-cell office:value-type="float" office:value="24508000">
            <text:p>24508000</text:p>
          </table:table-cell>
          <table:table-cell office:value-type="float" office:value="22093000">
            <text:p>22093000</text:p>
          </table:table-cell>
          <table:table-cell office:value-type="float" office:value="27712000">
            <text:p>27712000</text:p>
          </table:table-cell>
          <table:table-cell office:value-type="float" office:value="24321000">
            <text:p>24321000</text:p>
          </table:table-cell>
          <table:table-cell office:value-type="float" office:value="22073000">
            <text:p>22073000</text:p>
          </table:table-cell>
          <table:table-cell office:value-type="float" office:value="21922000">
            <text:p>21922000</text:p>
          </table:table-cell>
          <table:table-cell office:value-type="float" office:value="22224000">
            <text:p>22224000</text:p>
          </table:table-cell>
          <table:table-cell office:value-type="float" office:value="24616000">
            <text:p>24616000</text:p>
          </table:table-cell>
          <table:table-cell office:value-type="float" office:value="22409000">
            <text:p>22409000</text:p>
          </table:table-cell>
          <table:table-cell office:value-type="float" office:value="27527000">
            <text:p>27527000</text:p>
          </table:table-cell>
          <table:table-cell office:value-type="float" office:value="22121000">
            <text:p>22121000</text:p>
          </table:table-cell>
          <table:table-cell office:value-type="float" office:value="22570000">
            <text:p>22570000</text:p>
          </table:table-cell>
          <table:table-cell office:value-type="float" office:value="21935000">
            <text:p>21935000</text:p>
          </table:table-cell>
          <table:table-cell office:value-type="float" office:value="23941000">
            <text:p>23941000</text:p>
          </table:table-cell>
          <table:table-cell office:value-type="float" office:value="25352000">
            <text:p>25352000</text:p>
          </table:table-cell>
          <table:table-cell office:value-type="float" office:value="22349000">
            <text:p>22349000</text:p>
          </table:table-cell>
          <table:table-cell office:value-type="float" office:value="21913000">
            <text:p>21913000</text:p>
          </table:table-cell>
          <table:table-cell office:value-type="float" office:value="26065000">
            <text:p>26065000</text:p>
          </table:table-cell>
          <table:table-cell office:value-type="float" office:value="25339000">
            <text:p>25339000</text:p>
          </table:table-cell>
          <table:table-cell office:value-type="float" office:value="22303000">
            <text:p>22303000</text:p>
          </table:table-cell>
          <table:table-cell office:value-type="float" office:value="25387000">
            <text:p>25387000</text:p>
          </table:table-cell>
          <table:table-cell office:value-type="float" office:value="25388000">
            <text:p>25388000</text:p>
          </table:table-cell>
          <table:table-cell office:value-type="float" office:value="22192000">
            <text:p>22192000</text:p>
          </table:table-cell>
          <table:table-cell office:value-type="float" office:value="22074000">
            <text:p>22074000</text:p>
          </table:table-cell>
          <table:table-cell office:value-type="float" office:value="26724000">
            <text:p>26724000</text:p>
          </table:table-cell>
          <table:table-cell office:value-type="float" office:value="27718000">
            <text:p>27718000</text:p>
          </table:table-cell>
          <table:table-cell office:value-type="float" office:value="24785000">
            <text:p>24785000</text:p>
          </table:table-cell>
          <table:table-cell office:value-type="float" office:value="22223000">
            <text:p>22223000</text:p>
          </table:table-cell>
          <table:table-cell office:value-type="float" office:value="22186000">
            <text:p>22186000</text:p>
          </table:table-cell>
          <table:table-cell office:value-type="float" office:value="27997000">
            <text:p>27997000</text:p>
          </table:table-cell>
          <table:table-cell office:value-type="float" office:value="21943000">
            <text:p>21943000</text:p>
          </table:table-cell>
          <table:table-cell office:value-type="float" office:value="22156000">
            <text:p>22156000</text:p>
          </table:table-cell>
          <table:table-cell office:value-type="float" office:value="24293000">
            <text:p>24293000</text:p>
          </table:table-cell>
          <table:table-cell office:value-type="float" office:value="24541000">
            <text:p>24541000</text:p>
          </table:table-cell>
          <table:table-cell office:value-type="float" office:value="25794000">
            <text:p>25794000</text:p>
          </table:table-cell>
          <table:table-cell table:number-columns-repeated="2"/>
          <table:table-cell office:value-type="float" office:value="95">
            <text:p>95</text:p>
          </table:table-cell>
          <table:table-cell table:formula="of:=AVERAGE([.A71:.CV71])" office:value-type="float" office:value="23660150">
            <text:p>23660150</text:p>
          </table:table-cell>
        </table:table-row>
        <table:table-row table:style-name="ro1">
          <table:table-cell office:value-type="float" office:value="24484000">
            <text:p>24484000</text:p>
          </table:table-cell>
          <table:table-cell office:value-type="float" office:value="23446000">
            <text:p>23446000</text:p>
          </table:table-cell>
          <table:table-cell office:value-type="float" office:value="27125000">
            <text:p>27125000</text:p>
          </table:table-cell>
          <table:table-cell office:value-type="float" office:value="22047000">
            <text:p>22047000</text:p>
          </table:table-cell>
          <table:table-cell office:value-type="float" office:value="25157000">
            <text:p>25157000</text:p>
          </table:table-cell>
          <table:table-cell office:value-type="float" office:value="21974000">
            <text:p>21974000</text:p>
          </table:table-cell>
          <table:table-cell office:value-type="float" office:value="24999000">
            <text:p>24999000</text:p>
          </table:table-cell>
          <table:table-cell office:value-type="float" office:value="25036000">
            <text:p>25036000</text:p>
          </table:table-cell>
          <table:table-cell office:value-type="float" office:value="22487000">
            <text:p>22487000</text:p>
          </table:table-cell>
          <table:table-cell office:value-type="float" office:value="24612000">
            <text:p>24612000</text:p>
          </table:table-cell>
          <table:table-cell office:value-type="float" office:value="21758000">
            <text:p>21758000</text:p>
          </table:table-cell>
          <table:table-cell office:value-type="float" office:value="25468000">
            <text:p>25468000</text:p>
          </table:table-cell>
          <table:table-cell office:value-type="float" office:value="22424000">
            <text:p>22424000</text:p>
          </table:table-cell>
          <table:table-cell office:value-type="float" office:value="26286000">
            <text:p>26286000</text:p>
          </table:table-cell>
          <table:table-cell office:value-type="float" office:value="21960000">
            <text:p>21960000</text:p>
          </table:table-cell>
          <table:table-cell office:value-type="float" office:value="21866000">
            <text:p>21866000</text:p>
          </table:table-cell>
          <table:table-cell office:value-type="float" office:value="26331000">
            <text:p>26331000</text:p>
          </table:table-cell>
          <table:table-cell office:value-type="float" office:value="24499000">
            <text:p>24499000</text:p>
          </table:table-cell>
          <table:table-cell office:value-type="float" office:value="22033000">
            <text:p>22033000</text:p>
          </table:table-cell>
          <table:table-cell office:value-type="float" office:value="24055000">
            <text:p>24055000</text:p>
          </table:table-cell>
          <table:table-cell office:value-type="float" office:value="24919000">
            <text:p>24919000</text:p>
          </table:table-cell>
          <table:table-cell office:value-type="float" office:value="22401000">
            <text:p>22401000</text:p>
          </table:table-cell>
          <table:table-cell office:value-type="float" office:value="23960000">
            <text:p>23960000</text:p>
          </table:table-cell>
          <table:table-cell office:value-type="float" office:value="21966000">
            <text:p>21966000</text:p>
          </table:table-cell>
          <table:table-cell office:value-type="float" office:value="22072000">
            <text:p>22072000</text:p>
          </table:table-cell>
          <table:table-cell office:value-type="float" office:value="22016000">
            <text:p>22016000</text:p>
          </table:table-cell>
          <table:table-cell office:value-type="float" office:value="25394000">
            <text:p>25394000</text:p>
          </table:table-cell>
          <table:table-cell office:value-type="float" office:value="25600000">
            <text:p>25600000</text:p>
          </table:table-cell>
          <table:table-cell office:value-type="float" office:value="25364000">
            <text:p>25364000</text:p>
          </table:table-cell>
          <table:table-cell office:value-type="float" office:value="24927000">
            <text:p>24927000</text:p>
          </table:table-cell>
          <table:table-cell office:value-type="float" office:value="26419000">
            <text:p>26419000</text:p>
          </table:table-cell>
          <table:table-cell office:value-type="float" office:value="24788000">
            <text:p>24788000</text:p>
          </table:table-cell>
          <table:table-cell office:value-type="float" office:value="23967000">
            <text:p>23967000</text:p>
          </table:table-cell>
          <table:table-cell office:value-type="float" office:value="24965000">
            <text:p>24965000</text:p>
          </table:table-cell>
          <table:table-cell office:value-type="float" office:value="22007000">
            <text:p>22007000</text:p>
          </table:table-cell>
          <table:table-cell office:value-type="float" office:value="22128000">
            <text:p>22128000</text:p>
          </table:table-cell>
          <table:table-cell office:value-type="float" office:value="22394000">
            <text:p>22394000</text:p>
          </table:table-cell>
          <table:table-cell office:value-type="float" office:value="24910000">
            <text:p>24910000</text:p>
          </table:table-cell>
          <table:table-cell office:value-type="float" office:value="26229000">
            <text:p>26229000</text:p>
          </table:table-cell>
          <table:table-cell office:value-type="float" office:value="22436000">
            <text:p>22436000</text:p>
          </table:table-cell>
          <table:table-cell office:value-type="float" office:value="23625000">
            <text:p>23625000</text:p>
          </table:table-cell>
          <table:table-cell office:value-type="float" office:value="24232000">
            <text:p>24232000</text:p>
          </table:table-cell>
          <table:table-cell office:value-type="float" office:value="24188000">
            <text:p>24188000</text:p>
          </table:table-cell>
          <table:table-cell office:value-type="float" office:value="21986000">
            <text:p>21986000</text:p>
          </table:table-cell>
          <table:table-cell office:value-type="float" office:value="26121000">
            <text:p>26121000</text:p>
          </table:table-cell>
          <table:table-cell office:value-type="float" office:value="26503000">
            <text:p>26503000</text:p>
          </table:table-cell>
          <table:table-cell office:value-type="float" office:value="22505000">
            <text:p>22505000</text:p>
          </table:table-cell>
          <table:table-cell office:value-type="float" office:value="22489000">
            <text:p>22489000</text:p>
          </table:table-cell>
          <table:table-cell office:value-type="float" office:value="22347000">
            <text:p>22347000</text:p>
          </table:table-cell>
          <table:table-cell office:value-type="float" office:value="26489000">
            <text:p>26489000</text:p>
          </table:table-cell>
          <table:table-cell office:value-type="float" office:value="22434000">
            <text:p>22434000</text:p>
          </table:table-cell>
          <table:table-cell office:value-type="float" office:value="23837000">
            <text:p>23837000</text:p>
          </table:table-cell>
          <table:table-cell office:value-type="float" office:value="24807000">
            <text:p>24807000</text:p>
          </table:table-cell>
          <table:table-cell office:value-type="float" office:value="26816000">
            <text:p>26816000</text:p>
          </table:table-cell>
          <table:table-cell office:value-type="float" office:value="25320000">
            <text:p>25320000</text:p>
          </table:table-cell>
          <table:table-cell office:value-type="float" office:value="27631000">
            <text:p>27631000</text:p>
          </table:table-cell>
          <table:table-cell office:value-type="float" office:value="25200000">
            <text:p>25200000</text:p>
          </table:table-cell>
          <table:table-cell office:value-type="float" office:value="24841000">
            <text:p>24841000</text:p>
          </table:table-cell>
          <table:table-cell office:value-type="float" office:value="22089000">
            <text:p>22089000</text:p>
          </table:table-cell>
          <table:table-cell office:value-type="float" office:value="25736000">
            <text:p>25736000</text:p>
          </table:table-cell>
          <table:table-cell office:value-type="float" office:value="25327000">
            <text:p>25327000</text:p>
          </table:table-cell>
          <table:table-cell office:value-type="float" office:value="26424000">
            <text:p>26424000</text:p>
          </table:table-cell>
          <table:table-cell office:value-type="float" office:value="28067000">
            <text:p>28067000</text:p>
          </table:table-cell>
          <table:table-cell office:value-type="float" office:value="22456000">
            <text:p>22456000</text:p>
          </table:table-cell>
          <table:table-cell office:value-type="float" office:value="24180000">
            <text:p>24180000</text:p>
          </table:table-cell>
          <table:table-cell office:value-type="float" office:value="21980000">
            <text:p>21980000</text:p>
          </table:table-cell>
          <table:table-cell office:value-type="float" office:value="25255000">
            <text:p>25255000</text:p>
          </table:table-cell>
          <table:table-cell office:value-type="float" office:value="25068000">
            <text:p>25068000</text:p>
          </table:table-cell>
          <table:table-cell office:value-type="float" office:value="22530000">
            <text:p>22530000</text:p>
          </table:table-cell>
          <table:table-cell office:value-type="float" office:value="26392000">
            <text:p>26392000</text:p>
          </table:table-cell>
          <table:table-cell office:value-type="float" office:value="22348000">
            <text:p>22348000</text:p>
          </table:table-cell>
          <table:table-cell office:value-type="float" office:value="24897000">
            <text:p>24897000</text:p>
          </table:table-cell>
          <table:table-cell office:value-type="float" office:value="24898000">
            <text:p>24898000</text:p>
          </table:table-cell>
          <table:table-cell office:value-type="float" office:value="22523000">
            <text:p>22523000</text:p>
          </table:table-cell>
          <table:table-cell office:value-type="float" office:value="24443000">
            <text:p>24443000</text:p>
          </table:table-cell>
          <table:table-cell office:value-type="float" office:value="26967000">
            <text:p>26967000</text:p>
          </table:table-cell>
          <table:table-cell office:value-type="float" office:value="21915000">
            <text:p>21915000</text:p>
          </table:table-cell>
          <table:table-cell office:value-type="float" office:value="25025000">
            <text:p>25025000</text:p>
          </table:table-cell>
          <table:table-cell office:value-type="float" office:value="26417000">
            <text:p>26417000</text:p>
          </table:table-cell>
          <table:table-cell office:value-type="float" office:value="24612000">
            <text:p>24612000</text:p>
          </table:table-cell>
          <table:table-cell office:value-type="float" office:value="26463000">
            <text:p>26463000</text:p>
          </table:table-cell>
          <table:table-cell office:value-type="float" office:value="27647000">
            <text:p>27647000</text:p>
          </table:table-cell>
          <table:table-cell office:value-type="float" office:value="25279000">
            <text:p>25279000</text:p>
          </table:table-cell>
          <table:table-cell office:value-type="float" office:value="24852000">
            <text:p>24852000</text:p>
          </table:table-cell>
          <table:table-cell office:value-type="float" office:value="26130000">
            <text:p>26130000</text:p>
          </table:table-cell>
          <table:table-cell office:value-type="float" office:value="25634000">
            <text:p>25634000</text:p>
          </table:table-cell>
          <table:table-cell office:value-type="float" office:value="22223000">
            <text:p>22223000</text:p>
          </table:table-cell>
          <table:table-cell office:value-type="float" office:value="22502000">
            <text:p>22502000</text:p>
          </table:table-cell>
          <table:table-cell office:value-type="float" office:value="25231000">
            <text:p>25231000</text:p>
          </table:table-cell>
          <table:table-cell office:value-type="float" office:value="24650000">
            <text:p>24650000</text:p>
          </table:table-cell>
          <table:table-cell office:value-type="float" office:value="25381000">
            <text:p>25381000</text:p>
          </table:table-cell>
          <table:table-cell office:value-type="float" office:value="24658000">
            <text:p>24658000</text:p>
          </table:table-cell>
          <table:table-cell office:value-type="float" office:value="22644000">
            <text:p>22644000</text:p>
          </table:table-cell>
          <table:table-cell office:value-type="float" office:value="22503000">
            <text:p>22503000</text:p>
          </table:table-cell>
          <table:table-cell office:value-type="float" office:value="25914000">
            <text:p>25914000</text:p>
          </table:table-cell>
          <table:table-cell office:value-type="float" office:value="26128000">
            <text:p>26128000</text:p>
          </table:table-cell>
          <table:table-cell office:value-type="float" office:value="25792000">
            <text:p>25792000</text:p>
          </table:table-cell>
          <table:table-cell office:value-type="float" office:value="22445000">
            <text:p>22445000</text:p>
          </table:table-cell>
          <table:table-cell office:value-type="float" office:value="22560000">
            <text:p>22560000</text:p>
          </table:table-cell>
          <table:table-cell office:value-type="float" office:value="26296000">
            <text:p>26296000</text:p>
          </table:table-cell>
          <table:table-cell table:number-columns-repeated="2"/>
          <table:table-cell office:value-type="float" office:value="96">
            <text:p>96</text:p>
          </table:table-cell>
          <table:table-cell table:formula="of:=AVERAGE([.A72:.CV72])" office:value-type="float" office:value="24327610">
            <text:p>24327610</text:p>
          </table:table-cell>
        </table:table-row>
        <table:table-row table:style-name="ro1">
          <table:table-cell office:value-type="float" office:value="24708000">
            <text:p>24708000</text:p>
          </table:table-cell>
          <table:table-cell office:value-type="float" office:value="24850000">
            <text:p>24850000</text:p>
          </table:table-cell>
          <table:table-cell office:value-type="float" office:value="22783000">
            <text:p>22783000</text:p>
          </table:table-cell>
          <table:table-cell office:value-type="float" office:value="25587000">
            <text:p>25587000</text:p>
          </table:table-cell>
          <table:table-cell office:value-type="float" office:value="25025000">
            <text:p>25025000</text:p>
          </table:table-cell>
          <table:table-cell office:value-type="float" office:value="28508000">
            <text:p>28508000</text:p>
          </table:table-cell>
          <table:table-cell office:value-type="float" office:value="22585000">
            <text:p>22585000</text:p>
          </table:table-cell>
          <table:table-cell office:value-type="float" office:value="22753000">
            <text:p>22753000</text:p>
          </table:table-cell>
          <table:table-cell office:value-type="float" office:value="22754000">
            <text:p>22754000</text:p>
          </table:table-cell>
          <table:table-cell office:value-type="float" office:value="22597000">
            <text:p>22597000</text:p>
          </table:table-cell>
          <table:table-cell office:value-type="float" office:value="28049000">
            <text:p>28049000</text:p>
          </table:table-cell>
          <table:table-cell office:value-type="float" office:value="25627000">
            <text:p>25627000</text:p>
          </table:table-cell>
          <table:table-cell office:value-type="float" office:value="26616000">
            <text:p>26616000</text:p>
          </table:table-cell>
          <table:table-cell office:value-type="float" office:value="25529000">
            <text:p>25529000</text:p>
          </table:table-cell>
          <table:table-cell office:value-type="float" office:value="22754000">
            <text:p>22754000</text:p>
          </table:table-cell>
          <table:table-cell office:value-type="float" office:value="22490000">
            <text:p>22490000</text:p>
          </table:table-cell>
          <table:table-cell office:value-type="float" office:value="22569000">
            <text:p>22569000</text:p>
          </table:table-cell>
          <table:table-cell office:value-type="float" office:value="22479000">
            <text:p>22479000</text:p>
          </table:table-cell>
          <table:table-cell office:value-type="float" office:value="22565000">
            <text:p>22565000</text:p>
          </table:table-cell>
          <table:table-cell office:value-type="float" office:value="24628000">
            <text:p>24628000</text:p>
          </table:table-cell>
          <table:table-cell office:value-type="float" office:value="25853000">
            <text:p>25853000</text:p>
          </table:table-cell>
          <table:table-cell office:value-type="float" office:value="22784000">
            <text:p>22784000</text:p>
          </table:table-cell>
          <table:table-cell office:value-type="float" office:value="22760000">
            <text:p>22760000</text:p>
          </table:table-cell>
          <table:table-cell office:value-type="float" office:value="26967000">
            <text:p>26967000</text:p>
          </table:table-cell>
          <table:table-cell office:value-type="float" office:value="22692000">
            <text:p>22692000</text:p>
          </table:table-cell>
          <table:table-cell office:value-type="float" office:value="28529000">
            <text:p>28529000</text:p>
          </table:table-cell>
          <table:table-cell office:value-type="float" office:value="22746000">
            <text:p>22746000</text:p>
          </table:table-cell>
          <table:table-cell office:value-type="float" office:value="28380000">
            <text:p>28380000</text:p>
          </table:table-cell>
          <table:table-cell office:value-type="float" office:value="22932000">
            <text:p>22932000</text:p>
          </table:table-cell>
          <table:table-cell office:value-type="float" office:value="22812000">
            <text:p>22812000</text:p>
          </table:table-cell>
          <table:table-cell office:value-type="float" office:value="22631000">
            <text:p>22631000</text:p>
          </table:table-cell>
          <table:table-cell office:value-type="float" office:value="25617000">
            <text:p>25617000</text:p>
          </table:table-cell>
          <table:table-cell office:value-type="float" office:value="24734000">
            <text:p>24734000</text:p>
          </table:table-cell>
          <table:table-cell office:value-type="float" office:value="22880000">
            <text:p>22880000</text:p>
          </table:table-cell>
          <table:table-cell office:value-type="float" office:value="26233000">
            <text:p>26233000</text:p>
          </table:table-cell>
          <table:table-cell office:value-type="float" office:value="27539000">
            <text:p>27539000</text:p>
          </table:table-cell>
          <table:table-cell office:value-type="float" office:value="27930000">
            <text:p>27930000</text:p>
          </table:table-cell>
          <table:table-cell office:value-type="float" office:value="25766000">
            <text:p>25766000</text:p>
          </table:table-cell>
          <table:table-cell office:value-type="float" office:value="25030000">
            <text:p>25030000</text:p>
          </table:table-cell>
          <table:table-cell office:value-type="float" office:value="22838000">
            <text:p>22838000</text:p>
          </table:table-cell>
          <table:table-cell office:value-type="float" office:value="26037000">
            <text:p>26037000</text:p>
          </table:table-cell>
          <table:table-cell office:value-type="float" office:value="22444000">
            <text:p>22444000</text:p>
          </table:table-cell>
          <table:table-cell office:value-type="float" office:value="25479000">
            <text:p>25479000</text:p>
          </table:table-cell>
          <table:table-cell office:value-type="float" office:value="22800000">
            <text:p>22800000</text:p>
          </table:table-cell>
          <table:table-cell office:value-type="float" office:value="22875000">
            <text:p>22875000</text:p>
          </table:table-cell>
          <table:table-cell office:value-type="float" office:value="22742000">
            <text:p>22742000</text:p>
          </table:table-cell>
          <table:table-cell office:value-type="float" office:value="24928000">
            <text:p>24928000</text:p>
          </table:table-cell>
          <table:table-cell office:value-type="float" office:value="27138000">
            <text:p>27138000</text:p>
          </table:table-cell>
          <table:table-cell office:value-type="float" office:value="23160000">
            <text:p>23160000</text:p>
          </table:table-cell>
          <table:table-cell office:value-type="float" office:value="22613000">
            <text:p>22613000</text:p>
          </table:table-cell>
          <table:table-cell office:value-type="float" office:value="22675000">
            <text:p>22675000</text:p>
          </table:table-cell>
          <table:table-cell office:value-type="float" office:value="24406000">
            <text:p>24406000</text:p>
          </table:table-cell>
          <table:table-cell office:value-type="float" office:value="26614000">
            <text:p>26614000</text:p>
          </table:table-cell>
          <table:table-cell office:value-type="float" office:value="22805000">
            <text:p>22805000</text:p>
          </table:table-cell>
          <table:table-cell office:value-type="float" office:value="25976000">
            <text:p>25976000</text:p>
          </table:table-cell>
          <table:table-cell office:value-type="float" office:value="25746000">
            <text:p>25746000</text:p>
          </table:table-cell>
          <table:table-cell office:value-type="float" office:value="22958000">
            <text:p>22958000</text:p>
          </table:table-cell>
          <table:table-cell office:value-type="float" office:value="23047000">
            <text:p>23047000</text:p>
          </table:table-cell>
          <table:table-cell office:value-type="float" office:value="22678000">
            <text:p>22678000</text:p>
          </table:table-cell>
          <table:table-cell office:value-type="float" office:value="26442000">
            <text:p>26442000</text:p>
          </table:table-cell>
          <table:table-cell office:value-type="float" office:value="22764000">
            <text:p>22764000</text:p>
          </table:table-cell>
          <table:table-cell office:value-type="float" office:value="22839000">
            <text:p>22839000</text:p>
          </table:table-cell>
          <table:table-cell office:value-type="float" office:value="22687000">
            <text:p>22687000</text:p>
          </table:table-cell>
          <table:table-cell office:value-type="float" office:value="22665000">
            <text:p>22665000</text:p>
          </table:table-cell>
          <table:table-cell office:value-type="float" office:value="22677000">
            <text:p>22677000</text:p>
          </table:table-cell>
          <table:table-cell office:value-type="float" office:value="22784000">
            <text:p>22784000</text:p>
          </table:table-cell>
          <table:table-cell office:value-type="float" office:value="22879000">
            <text:p>22879000</text:p>
          </table:table-cell>
          <table:table-cell office:value-type="float" office:value="26690000">
            <text:p>26690000</text:p>
          </table:table-cell>
          <table:table-cell office:value-type="float" office:value="22722000">
            <text:p>22722000</text:p>
          </table:table-cell>
          <table:table-cell office:value-type="float" office:value="25717000">
            <text:p>25717000</text:p>
          </table:table-cell>
          <table:table-cell office:value-type="float" office:value="22718000">
            <text:p>22718000</text:p>
          </table:table-cell>
          <table:table-cell office:value-type="float" office:value="24826000">
            <text:p>24826000</text:p>
          </table:table-cell>
          <table:table-cell office:value-type="float" office:value="25923000">
            <text:p>25923000</text:p>
          </table:table-cell>
          <table:table-cell office:value-type="float" office:value="22578000">
            <text:p>22578000</text:p>
          </table:table-cell>
          <table:table-cell office:value-type="float" office:value="26572000">
            <text:p>26572000</text:p>
          </table:table-cell>
          <table:table-cell office:value-type="float" office:value="22776000">
            <text:p>22776000</text:p>
          </table:table-cell>
          <table:table-cell office:value-type="float" office:value="22643000">
            <text:p>22643000</text:p>
          </table:table-cell>
          <table:table-cell office:value-type="float" office:value="23036000">
            <text:p>23036000</text:p>
          </table:table-cell>
          <table:table-cell office:value-type="float" office:value="25079000">
            <text:p>25079000</text:p>
          </table:table-cell>
          <table:table-cell office:value-type="float" office:value="22666000">
            <text:p>22666000</text:p>
          </table:table-cell>
          <table:table-cell office:value-type="float" office:value="22727000">
            <text:p>22727000</text:p>
          </table:table-cell>
          <table:table-cell office:value-type="float" office:value="26467000">
            <text:p>26467000</text:p>
          </table:table-cell>
          <table:table-cell office:value-type="float" office:value="25540000">
            <text:p>25540000</text:p>
          </table:table-cell>
          <table:table-cell office:value-type="float" office:value="22792000">
            <text:p>22792000</text:p>
          </table:table-cell>
          <table:table-cell office:value-type="float" office:value="23019000">
            <text:p>23019000</text:p>
          </table:table-cell>
          <table:table-cell office:value-type="float" office:value="28088000">
            <text:p>28088000</text:p>
          </table:table-cell>
          <table:table-cell office:value-type="float" office:value="25934000">
            <text:p>25934000</text:p>
          </table:table-cell>
          <table:table-cell office:value-type="float" office:value="22724000">
            <text:p>22724000</text:p>
          </table:table-cell>
          <table:table-cell office:value-type="float" office:value="22775000">
            <text:p>22775000</text:p>
          </table:table-cell>
          <table:table-cell office:value-type="float" office:value="22566000">
            <text:p>22566000</text:p>
          </table:table-cell>
          <table:table-cell office:value-type="float" office:value="22786000">
            <text:p>22786000</text:p>
          </table:table-cell>
          <table:table-cell office:value-type="float" office:value="22986000">
            <text:p>22986000</text:p>
          </table:table-cell>
          <table:table-cell office:value-type="float" office:value="22877000">
            <text:p>22877000</text:p>
          </table:table-cell>
          <table:table-cell office:value-type="float" office:value="25643000">
            <text:p>25643000</text:p>
          </table:table-cell>
          <table:table-cell office:value-type="float" office:value="27681000">
            <text:p>27681000</text:p>
          </table:table-cell>
          <table:table-cell office:value-type="float" office:value="24646000">
            <text:p>24646000</text:p>
          </table:table-cell>
          <table:table-cell office:value-type="float" office:value="22745000">
            <text:p>22745000</text:p>
          </table:table-cell>
          <table:table-cell office:value-type="float" office:value="22777000">
            <text:p>22777000</text:p>
          </table:table-cell>
          <table:table-cell office:value-type="float" office:value="22432000">
            <text:p>22432000</text:p>
          </table:table-cell>
          <table:table-cell office:value-type="float" office:value="22493000">
            <text:p>22493000</text:p>
          </table:table-cell>
          <table:table-cell table:number-columns-repeated="2"/>
          <table:table-cell office:value-type="float" office:value="97">
            <text:p>97</text:p>
          </table:table-cell>
          <table:table-cell table:formula="of:=AVERAGE([.A73:.CV73])" office:value-type="float" office:value="24196110">
            <text:p>24196110</text:p>
          </table:table-cell>
        </table:table-row>
        <table:table-row table:style-name="ro1">
          <table:table-cell office:value-type="float" office:value="25044000">
            <text:p>25044000</text:p>
          </table:table-cell>
          <table:table-cell office:value-type="float" office:value="26642000">
            <text:p>26642000</text:p>
          </table:table-cell>
          <table:table-cell office:value-type="float" office:value="27720000">
            <text:p>27720000</text:p>
          </table:table-cell>
          <table:table-cell office:value-type="float" office:value="23049000">
            <text:p>23049000</text:p>
          </table:table-cell>
          <table:table-cell office:value-type="float" office:value="25405000">
            <text:p>25405000</text:p>
          </table:table-cell>
          <table:table-cell office:value-type="float" office:value="27019000">
            <text:p>27019000</text:p>
          </table:table-cell>
          <table:table-cell office:value-type="float" office:value="22967000">
            <text:p>22967000</text:p>
          </table:table-cell>
          <table:table-cell office:value-type="float" office:value="25816000">
            <text:p>25816000</text:p>
          </table:table-cell>
          <table:table-cell office:value-type="float" office:value="28187000">
            <text:p>28187000</text:p>
          </table:table-cell>
          <table:table-cell office:value-type="float" office:value="23340000">
            <text:p>23340000</text:p>
          </table:table-cell>
          <table:table-cell office:value-type="float" office:value="22647000">
            <text:p>22647000</text:p>
          </table:table-cell>
          <table:table-cell office:value-type="float" office:value="25928000">
            <text:p>25928000</text:p>
          </table:table-cell>
          <table:table-cell office:value-type="float" office:value="26263000">
            <text:p>26263000</text:p>
          </table:table-cell>
          <table:table-cell office:value-type="float" office:value="22953000">
            <text:p>22953000</text:p>
          </table:table-cell>
          <table:table-cell office:value-type="float" office:value="24574000">
            <text:p>24574000</text:p>
          </table:table-cell>
          <table:table-cell office:value-type="float" office:value="22723000">
            <text:p>22723000</text:p>
          </table:table-cell>
          <table:table-cell office:value-type="float" office:value="25294000">
            <text:p>25294000</text:p>
          </table:table-cell>
          <table:table-cell office:value-type="float" office:value="22985000">
            <text:p>22985000</text:p>
          </table:table-cell>
          <table:table-cell office:value-type="float" office:value="23011000">
            <text:p>23011000</text:p>
          </table:table-cell>
          <table:table-cell office:value-type="float" office:value="22582000">
            <text:p>22582000</text:p>
          </table:table-cell>
          <table:table-cell office:value-type="float" office:value="25986000">
            <text:p>25986000</text:p>
          </table:table-cell>
          <table:table-cell office:value-type="float" office:value="22828000">
            <text:p>22828000</text:p>
          </table:table-cell>
          <table:table-cell office:value-type="float" office:value="26461000">
            <text:p>26461000</text:p>
          </table:table-cell>
          <table:table-cell office:value-type="float" office:value="23113000">
            <text:p>23113000</text:p>
          </table:table-cell>
          <table:table-cell office:value-type="float" office:value="23205000">
            <text:p>23205000</text:p>
          </table:table-cell>
          <table:table-cell office:value-type="float" office:value="22955000">
            <text:p>22955000</text:p>
          </table:table-cell>
          <table:table-cell office:value-type="float" office:value="26575000">
            <text:p>26575000</text:p>
          </table:table-cell>
          <table:table-cell office:value-type="float" office:value="26611000">
            <text:p>26611000</text:p>
          </table:table-cell>
          <table:table-cell office:value-type="float" office:value="25368000">
            <text:p>25368000</text:p>
          </table:table-cell>
          <table:table-cell office:value-type="float" office:value="28148000">
            <text:p>28148000</text:p>
          </table:table-cell>
          <table:table-cell office:value-type="float" office:value="26695000">
            <text:p>26695000</text:p>
          </table:table-cell>
          <table:table-cell office:value-type="float" office:value="22988000">
            <text:p>22988000</text:p>
          </table:table-cell>
          <table:table-cell office:value-type="float" office:value="26523000">
            <text:p>26523000</text:p>
          </table:table-cell>
          <table:table-cell office:value-type="float" office:value="25593000">
            <text:p>25593000</text:p>
          </table:table-cell>
          <table:table-cell office:value-type="float" office:value="23113000">
            <text:p>23113000</text:p>
          </table:table-cell>
          <table:table-cell office:value-type="float" office:value="28349000">
            <text:p>28349000</text:p>
          </table:table-cell>
          <table:table-cell office:value-type="float" office:value="26125000">
            <text:p>26125000</text:p>
          </table:table-cell>
          <table:table-cell office:value-type="float" office:value="26071000">
            <text:p>26071000</text:p>
          </table:table-cell>
          <table:table-cell office:value-type="float" office:value="25548000">
            <text:p>25548000</text:p>
          </table:table-cell>
          <table:table-cell office:value-type="float" office:value="27425000">
            <text:p>27425000</text:p>
          </table:table-cell>
          <table:table-cell office:value-type="float" office:value="22734000">
            <text:p>22734000</text:p>
          </table:table-cell>
          <table:table-cell office:value-type="float" office:value="22760000">
            <text:p>22760000</text:p>
          </table:table-cell>
          <table:table-cell office:value-type="float" office:value="22821000">
            <text:p>22821000</text:p>
          </table:table-cell>
          <table:table-cell office:value-type="float" office:value="26833000">
            <text:p>26833000</text:p>
          </table:table-cell>
          <table:table-cell office:value-type="float" office:value="23354000">
            <text:p>23354000</text:p>
          </table:table-cell>
          <table:table-cell office:value-type="float" office:value="23005000">
            <text:p>23005000</text:p>
          </table:table-cell>
          <table:table-cell office:value-type="float" office:value="23016000">
            <text:p>23016000</text:p>
          </table:table-cell>
          <table:table-cell office:value-type="float" office:value="26721000">
            <text:p>26721000</text:p>
          </table:table-cell>
          <table:table-cell office:value-type="float" office:value="27348000">
            <text:p>27348000</text:p>
          </table:table-cell>
          <table:table-cell office:value-type="float" office:value="26183000">
            <text:p>26183000</text:p>
          </table:table-cell>
          <table:table-cell office:value-type="float" office:value="25684000">
            <text:p>25684000</text:p>
          </table:table-cell>
          <table:table-cell office:value-type="float" office:value="22767000">
            <text:p>22767000</text:p>
          </table:table-cell>
          <table:table-cell office:value-type="float" office:value="23191000">
            <text:p>23191000</text:p>
          </table:table-cell>
          <table:table-cell office:value-type="float" office:value="25760000">
            <text:p>25760000</text:p>
          </table:table-cell>
          <table:table-cell office:value-type="float" office:value="22852000">
            <text:p>22852000</text:p>
          </table:table-cell>
          <table:table-cell office:value-type="float" office:value="22809000">
            <text:p>22809000</text:p>
          </table:table-cell>
          <table:table-cell office:value-type="float" office:value="26160000">
            <text:p>26160000</text:p>
          </table:table-cell>
          <table:table-cell office:value-type="float" office:value="23300000">
            <text:p>23300000</text:p>
          </table:table-cell>
          <table:table-cell office:value-type="float" office:value="25558000">
            <text:p>25558000</text:p>
          </table:table-cell>
          <table:table-cell office:value-type="float" office:value="23094000">
            <text:p>23094000</text:p>
          </table:table-cell>
          <table:table-cell office:value-type="float" office:value="23164000">
            <text:p>23164000</text:p>
          </table:table-cell>
          <table:table-cell office:value-type="float" office:value="25436000">
            <text:p>25436000</text:p>
          </table:table-cell>
          <table:table-cell office:value-type="float" office:value="23289000">
            <text:p>23289000</text:p>
          </table:table-cell>
          <table:table-cell office:value-type="float" office:value="26250000">
            <text:p>26250000</text:p>
          </table:table-cell>
          <table:table-cell office:value-type="float" office:value="23220000">
            <text:p>23220000</text:p>
          </table:table-cell>
          <table:table-cell office:value-type="float" office:value="22961000">
            <text:p>22961000</text:p>
          </table:table-cell>
          <table:table-cell office:value-type="float" office:value="23058000">
            <text:p>23058000</text:p>
          </table:table-cell>
          <table:table-cell office:value-type="float" office:value="23202000">
            <text:p>23202000</text:p>
          </table:table-cell>
          <table:table-cell office:value-type="float" office:value="22814000">
            <text:p>22814000</text:p>
          </table:table-cell>
          <table:table-cell office:value-type="float" office:value="28701000">
            <text:p>28701000</text:p>
          </table:table-cell>
          <table:table-cell office:value-type="float" office:value="26381000">
            <text:p>26381000</text:p>
          </table:table-cell>
          <table:table-cell office:value-type="float" office:value="22817000">
            <text:p>22817000</text:p>
          </table:table-cell>
          <table:table-cell office:value-type="float" office:value="25696000">
            <text:p>25696000</text:p>
          </table:table-cell>
          <table:table-cell office:value-type="float" office:value="26897000">
            <text:p>26897000</text:p>
          </table:table-cell>
          <table:table-cell office:value-type="float" office:value="22716000">
            <text:p>22716000</text:p>
          </table:table-cell>
          <table:table-cell office:value-type="float" office:value="25804000">
            <text:p>25804000</text:p>
          </table:table-cell>
          <table:table-cell office:value-type="float" office:value="22621000">
            <text:p>22621000</text:p>
          </table:table-cell>
          <table:table-cell office:value-type="float" office:value="22722000">
            <text:p>22722000</text:p>
          </table:table-cell>
          <table:table-cell office:value-type="float" office:value="22604000">
            <text:p>22604000</text:p>
          </table:table-cell>
          <table:table-cell office:value-type="float" office:value="24776000">
            <text:p>24776000</text:p>
          </table:table-cell>
          <table:table-cell office:value-type="float" office:value="23218000">
            <text:p>23218000</text:p>
          </table:table-cell>
          <table:table-cell office:value-type="float" office:value="28387000">
            <text:p>28387000</text:p>
          </table:table-cell>
          <table:table-cell office:value-type="float" office:value="26233000">
            <text:p>26233000</text:p>
          </table:table-cell>
          <table:table-cell office:value-type="float" office:value="26455000">
            <text:p>26455000</text:p>
          </table:table-cell>
          <table:table-cell office:value-type="float" office:value="23295000">
            <text:p>23295000</text:p>
          </table:table-cell>
          <table:table-cell office:value-type="float" office:value="25339000">
            <text:p>25339000</text:p>
          </table:table-cell>
          <table:table-cell office:value-type="float" office:value="22807000">
            <text:p>22807000</text:p>
          </table:table-cell>
          <table:table-cell office:value-type="float" office:value="27273000">
            <text:p>27273000</text:p>
          </table:table-cell>
          <table:table-cell office:value-type="float" office:value="23072000">
            <text:p>23072000</text:p>
          </table:table-cell>
          <table:table-cell office:value-type="float" office:value="22886000">
            <text:p>22886000</text:p>
          </table:table-cell>
          <table:table-cell office:value-type="float" office:value="22893000">
            <text:p>22893000</text:p>
          </table:table-cell>
          <table:table-cell office:value-type="float" office:value="26335000">
            <text:p>26335000</text:p>
          </table:table-cell>
          <table:table-cell office:value-type="float" office:value="27483000">
            <text:p>27483000</text:p>
          </table:table-cell>
          <table:table-cell office:value-type="float" office:value="25215000">
            <text:p>25215000</text:p>
          </table:table-cell>
          <table:table-cell office:value-type="float" office:value="23171000">
            <text:p>23171000</text:p>
          </table:table-cell>
          <table:table-cell office:value-type="float" office:value="28475000">
            <text:p>28475000</text:p>
          </table:table-cell>
          <table:table-cell office:value-type="float" office:value="25708000">
            <text:p>25708000</text:p>
          </table:table-cell>
          <table:table-cell office:value-type="float" office:value="26542000">
            <text:p>26542000</text:p>
          </table:table-cell>
          <table:table-cell office:value-type="float" office:value="26170000">
            <text:p>26170000</text:p>
          </table:table-cell>
          <table:table-cell office:value-type="float" office:value="25776000">
            <text:p>25776000</text:p>
          </table:table-cell>
          <table:table-cell table:number-columns-repeated="2"/>
          <table:table-cell office:value-type="float" office:value="98">
            <text:p>98</text:p>
          </table:table-cell>
          <table:table-cell table:formula="of:=AVERAGE([.A74:.CV74])" office:value-type="float" office:value="24816410">
            <text:p>24816410</text:p>
          </table:table-cell>
        </table:table-row>
        <table:table-row table:style-name="ro1">
          <table:table-cell office:value-type="float" office:value="23446000">
            <text:p>23446000</text:p>
          </table:table-cell>
          <table:table-cell office:value-type="float" office:value="27998000">
            <text:p>27998000</text:p>
          </table:table-cell>
          <table:table-cell office:value-type="float" office:value="23378000">
            <text:p>23378000</text:p>
          </table:table-cell>
          <table:table-cell office:value-type="float" office:value="25968000">
            <text:p>25968000</text:p>
          </table:table-cell>
          <table:table-cell office:value-type="float" office:value="25286000">
            <text:p>25286000</text:p>
          </table:table-cell>
          <table:table-cell office:value-type="float" office:value="23706000">
            <text:p>23706000</text:p>
          </table:table-cell>
          <table:table-cell office:value-type="float" office:value="26552000">
            <text:p>26552000</text:p>
          </table:table-cell>
          <table:table-cell office:value-type="float" office:value="28336000">
            <text:p>28336000</text:p>
          </table:table-cell>
          <table:table-cell office:value-type="float" office:value="23551000">
            <text:p>23551000</text:p>
          </table:table-cell>
          <table:table-cell office:value-type="float" office:value="23446000">
            <text:p>23446000</text:p>
          </table:table-cell>
          <table:table-cell office:value-type="float" office:value="23436000">
            <text:p>23436000</text:p>
          </table:table-cell>
          <table:table-cell office:value-type="float" office:value="25930000">
            <text:p>25930000</text:p>
          </table:table-cell>
          <table:table-cell office:value-type="float" office:value="28145000">
            <text:p>28145000</text:p>
          </table:table-cell>
          <table:table-cell office:value-type="float" office:value="27230000">
            <text:p>27230000</text:p>
          </table:table-cell>
          <table:table-cell office:value-type="float" office:value="23606000">
            <text:p>23606000</text:p>
          </table:table-cell>
          <table:table-cell office:value-type="float" office:value="23640000">
            <text:p>23640000</text:p>
          </table:table-cell>
          <table:table-cell office:value-type="float" office:value="23548000">
            <text:p>23548000</text:p>
          </table:table-cell>
          <table:table-cell office:value-type="float" office:value="24057000">
            <text:p>24057000</text:p>
          </table:table-cell>
          <table:table-cell office:value-type="float" office:value="23833000">
            <text:p>23833000</text:p>
          </table:table-cell>
          <table:table-cell office:value-type="float" office:value="23681000">
            <text:p>23681000</text:p>
          </table:table-cell>
          <table:table-cell office:value-type="float" office:value="26939000">
            <text:p>26939000</text:p>
          </table:table-cell>
          <table:table-cell office:value-type="float" office:value="26009000">
            <text:p>26009000</text:p>
          </table:table-cell>
          <table:table-cell office:value-type="float" office:value="23600000">
            <text:p>23600000</text:p>
          </table:table-cell>
          <table:table-cell office:value-type="float" office:value="29202000">
            <text:p>29202000</text:p>
          </table:table-cell>
          <table:table-cell office:value-type="float" office:value="23766000">
            <text:p>23766000</text:p>
          </table:table-cell>
          <table:table-cell office:value-type="float" office:value="23748000">
            <text:p>23748000</text:p>
          </table:table-cell>
          <table:table-cell office:value-type="float" office:value="28534000">
            <text:p>28534000</text:p>
          </table:table-cell>
          <table:table-cell office:value-type="float" office:value="28523000">
            <text:p>28523000</text:p>
          </table:table-cell>
          <table:table-cell office:value-type="float" office:value="25681000">
            <text:p>25681000</text:p>
          </table:table-cell>
          <table:table-cell office:value-type="float" office:value="23616000">
            <text:p>23616000</text:p>
          </table:table-cell>
          <table:table-cell office:value-type="float" office:value="26710000">
            <text:p>26710000</text:p>
          </table:table-cell>
          <table:table-cell office:value-type="float" office:value="23640000">
            <text:p>23640000</text:p>
          </table:table-cell>
          <table:table-cell office:value-type="float" office:value="23523000">
            <text:p>23523000</text:p>
          </table:table-cell>
          <table:table-cell office:value-type="float" office:value="26833000">
            <text:p>26833000</text:p>
          </table:table-cell>
          <table:table-cell office:value-type="float" office:value="23590000">
            <text:p>23590000</text:p>
          </table:table-cell>
          <table:table-cell office:value-type="float" office:value="26239000">
            <text:p>26239000</text:p>
          </table:table-cell>
          <table:table-cell office:value-type="float" office:value="25715000">
            <text:p>25715000</text:p>
          </table:table-cell>
          <table:table-cell office:value-type="float" office:value="23782000">
            <text:p>23782000</text:p>
          </table:table-cell>
          <table:table-cell office:value-type="float" office:value="26022000">
            <text:p>26022000</text:p>
          </table:table-cell>
          <table:table-cell office:value-type="float" office:value="27509000">
            <text:p>27509000</text:p>
          </table:table-cell>
          <table:table-cell office:value-type="float" office:value="23489000">
            <text:p>23489000</text:p>
          </table:table-cell>
          <table:table-cell office:value-type="float" office:value="25953000">
            <text:p>25953000</text:p>
          </table:table-cell>
          <table:table-cell office:value-type="float" office:value="23899000">
            <text:p>23899000</text:p>
          </table:table-cell>
          <table:table-cell office:value-type="float" office:value="25959000">
            <text:p>25959000</text:p>
          </table:table-cell>
          <table:table-cell office:value-type="float" office:value="23627000">
            <text:p>23627000</text:p>
          </table:table-cell>
          <table:table-cell office:value-type="float" office:value="25936000">
            <text:p>25936000</text:p>
          </table:table-cell>
          <table:table-cell office:value-type="float" office:value="25767000">
            <text:p>25767000</text:p>
          </table:table-cell>
          <table:table-cell office:value-type="float" office:value="23387000">
            <text:p>23387000</text:p>
          </table:table-cell>
          <table:table-cell office:value-type="float" office:value="27043000">
            <text:p>27043000</text:p>
          </table:table-cell>
          <table:table-cell office:value-type="float" office:value="23833000">
            <text:p>23833000</text:p>
          </table:table-cell>
          <table:table-cell office:value-type="float" office:value="25768000">
            <text:p>25768000</text:p>
          </table:table-cell>
          <table:table-cell office:value-type="float" office:value="23726000">
            <text:p>23726000</text:p>
          </table:table-cell>
          <table:table-cell office:value-type="float" office:value="23711000">
            <text:p>23711000</text:p>
          </table:table-cell>
          <table:table-cell office:value-type="float" office:value="23601000">
            <text:p>23601000</text:p>
          </table:table-cell>
          <table:table-cell office:value-type="float" office:value="23527000">
            <text:p>23527000</text:p>
          </table:table-cell>
          <table:table-cell office:value-type="float" office:value="26367000">
            <text:p>26367000</text:p>
          </table:table-cell>
          <table:table-cell office:value-type="float" office:value="25884000">
            <text:p>25884000</text:p>
          </table:table-cell>
          <table:table-cell office:value-type="float" office:value="23627000">
            <text:p>23627000</text:p>
          </table:table-cell>
          <table:table-cell office:value-type="float" office:value="27863000">
            <text:p>27863000</text:p>
          </table:table-cell>
          <table:table-cell office:value-type="float" office:value="25672000">
            <text:p>25672000</text:p>
          </table:table-cell>
          <table:table-cell office:value-type="float" office:value="23614000">
            <text:p>23614000</text:p>
          </table:table-cell>
          <table:table-cell office:value-type="float" office:value="23414000">
            <text:p>23414000</text:p>
          </table:table-cell>
          <table:table-cell office:value-type="float" office:value="23622000">
            <text:p>23622000</text:p>
          </table:table-cell>
          <table:table-cell office:value-type="float" office:value="29314000">
            <text:p>29314000</text:p>
          </table:table-cell>
          <table:table-cell office:value-type="float" office:value="23376000">
            <text:p>23376000</text:p>
          </table:table-cell>
          <table:table-cell office:value-type="float" office:value="23304000">
            <text:p>23304000</text:p>
          </table:table-cell>
          <table:table-cell office:value-type="float" office:value="23740000">
            <text:p>23740000</text:p>
          </table:table-cell>
          <table:table-cell office:value-type="float" office:value="25976000">
            <text:p>25976000</text:p>
          </table:table-cell>
          <table:table-cell office:value-type="float" office:value="23630000">
            <text:p>23630000</text:p>
          </table:table-cell>
          <table:table-cell office:value-type="float" office:value="23627000">
            <text:p>23627000</text:p>
          </table:table-cell>
          <table:table-cell office:value-type="float" office:value="27390000">
            <text:p>27390000</text:p>
          </table:table-cell>
          <table:table-cell office:value-type="float" office:value="26335000">
            <text:p>26335000</text:p>
          </table:table-cell>
          <table:table-cell office:value-type="float" office:value="23599000">
            <text:p>23599000</text:p>
          </table:table-cell>
          <table:table-cell office:value-type="float" office:value="28448000">
            <text:p>28448000</text:p>
          </table:table-cell>
          <table:table-cell office:value-type="float" office:value="27598000">
            <text:p>27598000</text:p>
          </table:table-cell>
          <table:table-cell office:value-type="float" office:value="23472000">
            <text:p>23472000</text:p>
          </table:table-cell>
          <table:table-cell office:value-type="float" office:value="27155000">
            <text:p>27155000</text:p>
          </table:table-cell>
          <table:table-cell office:value-type="float" office:value="23418000">
            <text:p>23418000</text:p>
          </table:table-cell>
          <table:table-cell office:value-type="float" office:value="23490000">
            <text:p>23490000</text:p>
          </table:table-cell>
          <table:table-cell office:value-type="float" office:value="23517000">
            <text:p>23517000</text:p>
          </table:table-cell>
          <table:table-cell office:value-type="float" office:value="26323000">
            <text:p>26323000</text:p>
          </table:table-cell>
          <table:table-cell office:value-type="float" office:value="28044000">
            <text:p>28044000</text:p>
          </table:table-cell>
          <table:table-cell office:value-type="float" office:value="23628000">
            <text:p>23628000</text:p>
          </table:table-cell>
          <table:table-cell office:value-type="float" office:value="23656000">
            <text:p>23656000</text:p>
          </table:table-cell>
          <table:table-cell office:value-type="float" office:value="23705000">
            <text:p>23705000</text:p>
          </table:table-cell>
          <table:table-cell office:value-type="float" office:value="23706000">
            <text:p>23706000</text:p>
          </table:table-cell>
          <table:table-cell office:value-type="float" office:value="29184000">
            <text:p>29184000</text:p>
          </table:table-cell>
          <table:table-cell office:value-type="float" office:value="26559000">
            <text:p>26559000</text:p>
          </table:table-cell>
          <table:table-cell office:value-type="float" office:value="23577000">
            <text:p>23577000</text:p>
          </table:table-cell>
          <table:table-cell office:value-type="float" office:value="27435000">
            <text:p>27435000</text:p>
          </table:table-cell>
          <table:table-cell office:value-type="float" office:value="23678000">
            <text:p>23678000</text:p>
          </table:table-cell>
          <table:table-cell office:value-type="float" office:value="27272000">
            <text:p>27272000</text:p>
          </table:table-cell>
          <table:table-cell office:value-type="float" office:value="23503000">
            <text:p>23503000</text:p>
          </table:table-cell>
          <table:table-cell office:value-type="float" office:value="23783000">
            <text:p>23783000</text:p>
          </table:table-cell>
          <table:table-cell office:value-type="float" office:value="23859000">
            <text:p>23859000</text:p>
          </table:table-cell>
          <table:table-cell office:value-type="float" office:value="23782000">
            <text:p>23782000</text:p>
          </table:table-cell>
          <table:table-cell office:value-type="float" office:value="23605000">
            <text:p>23605000</text:p>
          </table:table-cell>
          <table:table-cell office:value-type="float" office:value="25137000">
            <text:p>25137000</text:p>
          </table:table-cell>
          <table:table-cell office:value-type="float" office:value="23694000">
            <text:p>23694000</text:p>
          </table:table-cell>
          <table:table-cell office:value-type="float" office:value="23652000">
            <text:p>23652000</text:p>
          </table:table-cell>
          <table:table-cell table:number-columns-repeated="2"/>
          <table:table-cell office:value-type="float" office:value="99">
            <text:p>99</text:p>
          </table:table-cell>
          <table:table-cell table:formula="of:=AVERAGE([.A75:.CV75])" office:value-type="float" office:value="25064140">
            <text:p>25064140</text:p>
          </table:table-cell>
        </table:table-row>
        <table:table-row table:style-name="ro1">
          <table:table-cell office:value-type="float" office:value="26100000">
            <text:p>26100000</text:p>
          </table:table-cell>
          <table:table-cell office:value-type="float" office:value="23343000">
            <text:p>23343000</text:p>
          </table:table-cell>
          <table:table-cell office:value-type="float" office:value="26734000">
            <text:p>26734000</text:p>
          </table:table-cell>
          <table:table-cell office:value-type="float" office:value="24639000">
            <text:p>24639000</text:p>
          </table:table-cell>
          <table:table-cell office:value-type="float" office:value="27088000">
            <text:p>27088000</text:p>
          </table:table-cell>
          <table:table-cell office:value-type="float" office:value="27734000">
            <text:p>27734000</text:p>
          </table:table-cell>
          <table:table-cell office:value-type="float" office:value="24224000">
            <text:p>24224000</text:p>
          </table:table-cell>
          <table:table-cell office:value-type="float" office:value="25336000">
            <text:p>25336000</text:p>
          </table:table-cell>
          <table:table-cell office:value-type="float" office:value="23390000">
            <text:p>23390000</text:p>
          </table:table-cell>
          <table:table-cell office:value-type="float" office:value="23592000">
            <text:p>23592000</text:p>
          </table:table-cell>
          <table:table-cell office:value-type="float" office:value="23604000">
            <text:p>23604000</text:p>
          </table:table-cell>
          <table:table-cell office:value-type="float" office:value="23408000">
            <text:p>23408000</text:p>
          </table:table-cell>
          <table:table-cell office:value-type="float" office:value="26547000">
            <text:p>26547000</text:p>
          </table:table-cell>
          <table:table-cell office:value-type="float" office:value="28033000">
            <text:p>28033000</text:p>
          </table:table-cell>
          <table:table-cell office:value-type="float" office:value="23922000">
            <text:p>23922000</text:p>
          </table:table-cell>
          <table:table-cell office:value-type="float" office:value="24263000">
            <text:p>24263000</text:p>
          </table:table-cell>
          <table:table-cell office:value-type="float" office:value="23714000">
            <text:p>23714000</text:p>
          </table:table-cell>
          <table:table-cell office:value-type="float" office:value="23863000">
            <text:p>23863000</text:p>
          </table:table-cell>
          <table:table-cell office:value-type="float" office:value="23532000">
            <text:p>23532000</text:p>
          </table:table-cell>
          <table:table-cell office:value-type="float" office:value="26680000">
            <text:p>26680000</text:p>
          </table:table-cell>
          <table:table-cell office:value-type="float" office:value="25774000">
            <text:p>25774000</text:p>
          </table:table-cell>
          <table:table-cell office:value-type="float" office:value="27493000">
            <text:p>27493000</text:p>
          </table:table-cell>
          <table:table-cell office:value-type="float" office:value="26456000">
            <text:p>26456000</text:p>
          </table:table-cell>
          <table:table-cell office:value-type="float" office:value="27880000">
            <text:p>27880000</text:p>
          </table:table-cell>
          <table:table-cell office:value-type="float" office:value="27533000">
            <text:p>27533000</text:p>
          </table:table-cell>
          <table:table-cell office:value-type="float" office:value="25836000">
            <text:p>25836000</text:p>
          </table:table-cell>
          <table:table-cell office:value-type="float" office:value="27005000">
            <text:p>27005000</text:p>
          </table:table-cell>
          <table:table-cell office:value-type="float" office:value="24027000">
            <text:p>24027000</text:p>
          </table:table-cell>
          <table:table-cell office:value-type="float" office:value="26073000">
            <text:p>26073000</text:p>
          </table:table-cell>
          <table:table-cell office:value-type="float" office:value="24289000">
            <text:p>24289000</text:p>
          </table:table-cell>
          <table:table-cell office:value-type="float" office:value="26907000">
            <text:p>26907000</text:p>
          </table:table-cell>
          <table:table-cell office:value-type="float" office:value="23796000">
            <text:p>23796000</text:p>
          </table:table-cell>
          <table:table-cell office:value-type="float" office:value="24053000">
            <text:p>24053000</text:p>
          </table:table-cell>
          <table:table-cell office:value-type="float" office:value="24091000">
            <text:p>24091000</text:p>
          </table:table-cell>
          <table:table-cell office:value-type="float" office:value="24016000">
            <text:p>24016000</text:p>
          </table:table-cell>
          <table:table-cell office:value-type="float" office:value="24165000">
            <text:p>24165000</text:p>
          </table:table-cell>
          <table:table-cell office:value-type="float" office:value="23537000">
            <text:p>23537000</text:p>
          </table:table-cell>
          <table:table-cell office:value-type="float" office:value="26922000">
            <text:p>26922000</text:p>
          </table:table-cell>
          <table:table-cell office:value-type="float" office:value="23960000">
            <text:p>23960000</text:p>
          </table:table-cell>
          <table:table-cell office:value-type="float" office:value="23936000">
            <text:p>23936000</text:p>
          </table:table-cell>
          <table:table-cell office:value-type="float" office:value="23558000">
            <text:p>23558000</text:p>
          </table:table-cell>
          <table:table-cell office:value-type="float" office:value="23437000">
            <text:p>23437000</text:p>
          </table:table-cell>
          <table:table-cell office:value-type="float" office:value="26356000">
            <text:p>26356000</text:p>
          </table:table-cell>
          <table:table-cell office:value-type="float" office:value="25662000">
            <text:p>25662000</text:p>
          </table:table-cell>
          <table:table-cell office:value-type="float" office:value="23545000">
            <text:p>23545000</text:p>
          </table:table-cell>
          <table:table-cell office:value-type="float" office:value="23788000">
            <text:p>23788000</text:p>
          </table:table-cell>
          <table:table-cell office:value-type="float" office:value="23294000">
            <text:p>23294000</text:p>
          </table:table-cell>
          <table:table-cell office:value-type="float" office:value="23360000">
            <text:p>23360000</text:p>
          </table:table-cell>
          <table:table-cell office:value-type="float" office:value="24097000">
            <text:p>24097000</text:p>
          </table:table-cell>
          <table:table-cell office:value-type="float" office:value="23662000">
            <text:p>23662000</text:p>
          </table:table-cell>
          <table:table-cell office:value-type="float" office:value="25030000">
            <text:p>25030000</text:p>
          </table:table-cell>
          <table:table-cell office:value-type="float" office:value="28925000">
            <text:p>28925000</text:p>
          </table:table-cell>
          <table:table-cell office:value-type="float" office:value="23640000">
            <text:p>23640000</text:p>
          </table:table-cell>
          <table:table-cell office:value-type="float" office:value="26822000">
            <text:p>26822000</text:p>
          </table:table-cell>
          <table:table-cell office:value-type="float" office:value="23849000">
            <text:p>23849000</text:p>
          </table:table-cell>
          <table:table-cell office:value-type="float" office:value="23323000">
            <text:p>23323000</text:p>
          </table:table-cell>
          <table:table-cell office:value-type="float" office:value="26116000">
            <text:p>26116000</text:p>
          </table:table-cell>
          <table:table-cell office:value-type="float" office:value="28989000">
            <text:p>28989000</text:p>
          </table:table-cell>
          <table:table-cell office:value-type="float" office:value="26898000">
            <text:p>26898000</text:p>
          </table:table-cell>
          <table:table-cell office:value-type="float" office:value="27180000">
            <text:p>27180000</text:p>
          </table:table-cell>
          <table:table-cell office:value-type="float" office:value="24021000">
            <text:p>24021000</text:p>
          </table:table-cell>
          <table:table-cell office:value-type="float" office:value="23544000">
            <text:p>23544000</text:p>
          </table:table-cell>
          <table:table-cell office:value-type="float" office:value="25627000">
            <text:p>25627000</text:p>
          </table:table-cell>
          <table:table-cell office:value-type="float" office:value="23967000">
            <text:p>23967000</text:p>
          </table:table-cell>
          <table:table-cell office:value-type="float" office:value="28225000">
            <text:p>28225000</text:p>
          </table:table-cell>
          <table:table-cell office:value-type="float" office:value="23223000">
            <text:p>23223000</text:p>
          </table:table-cell>
          <table:table-cell office:value-type="float" office:value="27551000">
            <text:p>27551000</text:p>
          </table:table-cell>
          <table:table-cell office:value-type="float" office:value="24125000">
            <text:p>24125000</text:p>
          </table:table-cell>
          <table:table-cell office:value-type="float" office:value="23227000">
            <text:p>23227000</text:p>
          </table:table-cell>
          <table:table-cell office:value-type="float" office:value="23492000">
            <text:p>23492000</text:p>
          </table:table-cell>
          <table:table-cell office:value-type="float" office:value="23178000">
            <text:p>23178000</text:p>
          </table:table-cell>
          <table:table-cell office:value-type="float" office:value="23997000">
            <text:p>23997000</text:p>
          </table:table-cell>
          <table:table-cell office:value-type="float" office:value="23339000">
            <text:p>23339000</text:p>
          </table:table-cell>
          <table:table-cell office:value-type="float" office:value="27269000">
            <text:p>27269000</text:p>
          </table:table-cell>
          <table:table-cell office:value-type="float" office:value="27106000">
            <text:p>27106000</text:p>
          </table:table-cell>
          <table:table-cell office:value-type="float" office:value="28845000">
            <text:p>28845000</text:p>
          </table:table-cell>
          <table:table-cell office:value-type="float" office:value="26612000">
            <text:p>26612000</text:p>
          </table:table-cell>
          <table:table-cell office:value-type="float" office:value="26298000">
            <text:p>26298000</text:p>
          </table:table-cell>
          <table:table-cell office:value-type="float" office:value="29813000">
            <text:p>29813000</text:p>
          </table:table-cell>
          <table:table-cell office:value-type="float" office:value="23408000">
            <text:p>23408000</text:p>
          </table:table-cell>
          <table:table-cell office:value-type="float" office:value="23543000">
            <text:p>23543000</text:p>
          </table:table-cell>
          <table:table-cell office:value-type="float" office:value="23431000">
            <text:p>23431000</text:p>
          </table:table-cell>
          <table:table-cell office:value-type="float" office:value="25410000">
            <text:p>25410000</text:p>
          </table:table-cell>
          <table:table-cell office:value-type="float" office:value="23403000">
            <text:p>23403000</text:p>
          </table:table-cell>
          <table:table-cell office:value-type="float" office:value="24013000">
            <text:p>24013000</text:p>
          </table:table-cell>
          <table:table-cell office:value-type="float" office:value="23970000">
            <text:p>23970000</text:p>
          </table:table-cell>
          <table:table-cell office:value-type="float" office:value="24009000">
            <text:p>24009000</text:p>
          </table:table-cell>
          <table:table-cell office:value-type="float" office:value="26483000">
            <text:p>26483000</text:p>
          </table:table-cell>
          <table:table-cell office:value-type="float" office:value="28093000">
            <text:p>28093000</text:p>
          </table:table-cell>
          <table:table-cell office:value-type="float" office:value="24061000">
            <text:p>24061000</text:p>
          </table:table-cell>
          <table:table-cell office:value-type="float" office:value="23477000">
            <text:p>23477000</text:p>
          </table:table-cell>
          <table:table-cell office:value-type="float" office:value="23303000">
            <text:p>23303000</text:p>
          </table:table-cell>
          <table:table-cell office:value-type="float" office:value="23571000">
            <text:p>23571000</text:p>
          </table:table-cell>
          <table:table-cell office:value-type="float" office:value="27182000">
            <text:p>27182000</text:p>
          </table:table-cell>
          <table:table-cell office:value-type="float" office:value="23969000">
            <text:p>23969000</text:p>
          </table:table-cell>
          <table:table-cell office:value-type="float" office:value="23776000">
            <text:p>23776000</text:p>
          </table:table-cell>
          <table:table-cell office:value-type="float" office:value="27847000">
            <text:p>27847000</text:p>
          </table:table-cell>
          <table:table-cell office:value-type="float" office:value="23890000">
            <text:p>23890000</text:p>
          </table:table-cell>
          <table:table-cell office:value-type="float" office:value="26935000">
            <text:p>26935000</text:p>
          </table:table-cell>
          <table:table-cell office:value-type="float" office:value="24297000">
            <text:p>24297000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AVERAGE([.A76:.CV76])" office:value-type="float" office:value="25105560">
            <text:p>25105560</text:p>
          </table:table-cell>
        </table:table-row>
        <table:table-row table:style-name="ro1">
          <table:table-cell office:value-type="float" office:value="28359000">
            <text:p>28359000</text:p>
          </table:table-cell>
          <table:table-cell office:value-type="float" office:value="24089000">
            <text:p>24089000</text:p>
          </table:table-cell>
          <table:table-cell office:value-type="float" office:value="24253000">
            <text:p>24253000</text:p>
          </table:table-cell>
          <table:table-cell office:value-type="float" office:value="24337000">
            <text:p>24337000</text:p>
          </table:table-cell>
          <table:table-cell office:value-type="float" office:value="24615000">
            <text:p>24615000</text:p>
          </table:table-cell>
          <table:table-cell office:value-type="float" office:value="24297000">
            <text:p>24297000</text:p>
          </table:table-cell>
          <table:table-cell office:value-type="float" office:value="24595000">
            <text:p>24595000</text:p>
          </table:table-cell>
          <table:table-cell office:value-type="float" office:value="26031000">
            <text:p>26031000</text:p>
          </table:table-cell>
          <table:table-cell office:value-type="float" office:value="24338000">
            <text:p>24338000</text:p>
          </table:table-cell>
          <table:table-cell office:value-type="float" office:value="24728000">
            <text:p>24728000</text:p>
          </table:table-cell>
          <table:table-cell office:value-type="float" office:value="24324000">
            <text:p>24324000</text:p>
          </table:table-cell>
          <table:table-cell office:value-type="float" office:value="24373000">
            <text:p>24373000</text:p>
          </table:table-cell>
          <table:table-cell office:value-type="float" office:value="25901000">
            <text:p>25901000</text:p>
          </table:table-cell>
          <table:table-cell office:value-type="float" office:value="24527000">
            <text:p>24527000</text:p>
          </table:table-cell>
          <table:table-cell office:value-type="float" office:value="24181000">
            <text:p>24181000</text:p>
          </table:table-cell>
          <table:table-cell office:value-type="float" office:value="24358000">
            <text:p>24358000</text:p>
          </table:table-cell>
          <table:table-cell office:value-type="float" office:value="28638000">
            <text:p>28638000</text:p>
          </table:table-cell>
          <table:table-cell office:value-type="float" office:value="28614000">
            <text:p>28614000</text:p>
          </table:table-cell>
          <table:table-cell office:value-type="float" office:value="24088000">
            <text:p>24088000</text:p>
          </table:table-cell>
          <table:table-cell office:value-type="float" office:value="24266000">
            <text:p>24266000</text:p>
          </table:table-cell>
          <table:table-cell office:value-type="float" office:value="24074000">
            <text:p>24074000</text:p>
          </table:table-cell>
          <table:table-cell office:value-type="float" office:value="24353000">
            <text:p>24353000</text:p>
          </table:table-cell>
          <table:table-cell office:value-type="float" office:value="24109000">
            <text:p>24109000</text:p>
          </table:table-cell>
          <table:table-cell office:value-type="float" office:value="24219000">
            <text:p>24219000</text:p>
          </table:table-cell>
          <table:table-cell office:value-type="float" office:value="27557000">
            <text:p>27557000</text:p>
          </table:table-cell>
          <table:table-cell office:value-type="float" office:value="24439000">
            <text:p>24439000</text:p>
          </table:table-cell>
          <table:table-cell office:value-type="float" office:value="24420000">
            <text:p>24420000</text:p>
          </table:table-cell>
          <table:table-cell office:value-type="float" office:value="24541000">
            <text:p>24541000</text:p>
          </table:table-cell>
          <table:table-cell office:value-type="float" office:value="29129000">
            <text:p>29129000</text:p>
          </table:table-cell>
          <table:table-cell office:value-type="float" office:value="26434000">
            <text:p>26434000</text:p>
          </table:table-cell>
          <table:table-cell office:value-type="float" office:value="29859000">
            <text:p>29859000</text:p>
          </table:table-cell>
          <table:table-cell office:value-type="float" office:value="24297000">
            <text:p>24297000</text:p>
          </table:table-cell>
          <table:table-cell office:value-type="float" office:value="27148000">
            <text:p>27148000</text:p>
          </table:table-cell>
          <table:table-cell office:value-type="float" office:value="27066000">
            <text:p>27066000</text:p>
          </table:table-cell>
          <table:table-cell office:value-type="float" office:value="30021000">
            <text:p>30021000</text:p>
          </table:table-cell>
          <table:table-cell office:value-type="float" office:value="24286000">
            <text:p>24286000</text:p>
          </table:table-cell>
          <table:table-cell office:value-type="float" office:value="26599000">
            <text:p>26599000</text:p>
          </table:table-cell>
          <table:table-cell office:value-type="float" office:value="28001000">
            <text:p>28001000</text:p>
          </table:table-cell>
          <table:table-cell office:value-type="float" office:value="24175000">
            <text:p>24175000</text:p>
          </table:table-cell>
          <table:table-cell office:value-type="float" office:value="25746000">
            <text:p>25746000</text:p>
          </table:table-cell>
          <table:table-cell office:value-type="float" office:value="27603000">
            <text:p>27603000</text:p>
          </table:table-cell>
          <table:table-cell office:value-type="float" office:value="28928000">
            <text:p>28928000</text:p>
          </table:table-cell>
          <table:table-cell office:value-type="float" office:value="27385000">
            <text:p>27385000</text:p>
          </table:table-cell>
          <table:table-cell office:value-type="float" office:value="26886000">
            <text:p>26886000</text:p>
          </table:table-cell>
          <table:table-cell office:value-type="float" office:value="28097000">
            <text:p>28097000</text:p>
          </table:table-cell>
          <table:table-cell office:value-type="float" office:value="24070000">
            <text:p>24070000</text:p>
          </table:table-cell>
          <table:table-cell office:value-type="float" office:value="27394000">
            <text:p>27394000</text:p>
          </table:table-cell>
          <table:table-cell office:value-type="float" office:value="24180000">
            <text:p>24180000</text:p>
          </table:table-cell>
          <table:table-cell office:value-type="float" office:value="24381000">
            <text:p>24381000</text:p>
          </table:table-cell>
          <table:table-cell office:value-type="float" office:value="27459000">
            <text:p>27459000</text:p>
          </table:table-cell>
          <table:table-cell office:value-type="float" office:value="29884000">
            <text:p>29884000</text:p>
          </table:table-cell>
          <table:table-cell office:value-type="float" office:value="24427000">
            <text:p>24427000</text:p>
          </table:table-cell>
          <table:table-cell office:value-type="float" office:value="24160000">
            <text:p>24160000</text:p>
          </table:table-cell>
          <table:table-cell office:value-type="float" office:value="27573000">
            <text:p>27573000</text:p>
          </table:table-cell>
          <table:table-cell office:value-type="float" office:value="29560000">
            <text:p>29560000</text:p>
          </table:table-cell>
          <table:table-cell office:value-type="float" office:value="24318000">
            <text:p>24318000</text:p>
          </table:table-cell>
          <table:table-cell office:value-type="float" office:value="24226000">
            <text:p>24226000</text:p>
          </table:table-cell>
          <table:table-cell office:value-type="float" office:value="27178000">
            <text:p>27178000</text:p>
          </table:table-cell>
          <table:table-cell office:value-type="float" office:value="24288000">
            <text:p>24288000</text:p>
          </table:table-cell>
          <table:table-cell office:value-type="float" office:value="26753000">
            <text:p>26753000</text:p>
          </table:table-cell>
          <table:table-cell office:value-type="float" office:value="24242000">
            <text:p>24242000</text:p>
          </table:table-cell>
          <table:table-cell office:value-type="float" office:value="24233000">
            <text:p>24233000</text:p>
          </table:table-cell>
          <table:table-cell office:value-type="float" office:value="24408000">
            <text:p>24408000</text:p>
          </table:table-cell>
          <table:table-cell office:value-type="float" office:value="28300000">
            <text:p>28300000</text:p>
          </table:table-cell>
          <table:table-cell office:value-type="float" office:value="26395000">
            <text:p>26395000</text:p>
          </table:table-cell>
          <table:table-cell office:value-type="float" office:value="24521000">
            <text:p>24521000</text:p>
          </table:table-cell>
          <table:table-cell office:value-type="float" office:value="27547000">
            <text:p>27547000</text:p>
          </table:table-cell>
          <table:table-cell office:value-type="float" office:value="24352000">
            <text:p>24352000</text:p>
          </table:table-cell>
          <table:table-cell office:value-type="float" office:value="28248000">
            <text:p>28248000</text:p>
          </table:table-cell>
          <table:table-cell office:value-type="float" office:value="24272000">
            <text:p>24272000</text:p>
          </table:table-cell>
          <table:table-cell office:value-type="float" office:value="28365000">
            <text:p>28365000</text:p>
          </table:table-cell>
          <table:table-cell office:value-type="float" office:value="24340000">
            <text:p>24340000</text:p>
          </table:table-cell>
          <table:table-cell office:value-type="float" office:value="24393000">
            <text:p>24393000</text:p>
          </table:table-cell>
          <table:table-cell office:value-type="float" office:value="24480000">
            <text:p>24480000</text:p>
          </table:table-cell>
          <table:table-cell office:value-type="float" office:value="24041000">
            <text:p>24041000</text:p>
          </table:table-cell>
          <table:table-cell office:value-type="float" office:value="26134000">
            <text:p>26134000</text:p>
          </table:table-cell>
          <table:table-cell office:value-type="float" office:value="24616000">
            <text:p>24616000</text:p>
          </table:table-cell>
          <table:table-cell office:value-type="float" office:value="24293000">
            <text:p>24293000</text:p>
          </table:table-cell>
          <table:table-cell office:value-type="float" office:value="24276000">
            <text:p>24276000</text:p>
          </table:table-cell>
          <table:table-cell office:value-type="float" office:value="28831000">
            <text:p>28831000</text:p>
          </table:table-cell>
          <table:table-cell office:value-type="float" office:value="24301000">
            <text:p>24301000</text:p>
          </table:table-cell>
          <table:table-cell office:value-type="float" office:value="27420000">
            <text:p>27420000</text:p>
          </table:table-cell>
          <table:table-cell office:value-type="float" office:value="29706000">
            <text:p>29706000</text:p>
          </table:table-cell>
          <table:table-cell office:value-type="float" office:value="24215000">
            <text:p>24215000</text:p>
          </table:table-cell>
          <table:table-cell office:value-type="float" office:value="24140000">
            <text:p>24140000</text:p>
          </table:table-cell>
          <table:table-cell office:value-type="float" office:value="26863000">
            <text:p>26863000</text:p>
          </table:table-cell>
          <table:table-cell office:value-type="float" office:value="24362000">
            <text:p>24362000</text:p>
          </table:table-cell>
          <table:table-cell office:value-type="float" office:value="24408000">
            <text:p>24408000</text:p>
          </table:table-cell>
          <table:table-cell office:value-type="float" office:value="24563000">
            <text:p>24563000</text:p>
          </table:table-cell>
          <table:table-cell office:value-type="float" office:value="25927000">
            <text:p>25927000</text:p>
          </table:table-cell>
          <table:table-cell office:value-type="float" office:value="28560000">
            <text:p>28560000</text:p>
          </table:table-cell>
          <table:table-cell office:value-type="float" office:value="24480000">
            <text:p>24480000</text:p>
          </table:table-cell>
          <table:table-cell office:value-type="float" office:value="24310000">
            <text:p>24310000</text:p>
          </table:table-cell>
          <table:table-cell office:value-type="float" office:value="30044000">
            <text:p>30044000</text:p>
          </table:table-cell>
          <table:table-cell office:value-type="float" office:value="24337000">
            <text:p>24337000</text:p>
          </table:table-cell>
          <table:table-cell office:value-type="float" office:value="24350000">
            <text:p>24350000</text:p>
          </table:table-cell>
          <table:table-cell office:value-type="float" office:value="28901000">
            <text:p>28901000</text:p>
          </table:table-cell>
          <table:table-cell office:value-type="float" office:value="27386000">
            <text:p>27386000</text:p>
          </table:table-cell>
          <table:table-cell office:value-type="float" office:value="24106000">
            <text:p>24106000</text:p>
          </table:table-cell>
          <table:table-cell office:value-type="float" office:value="28606000">
            <text:p>28606000</text:p>
          </table:table-cell>
          <table:table-cell table:number-columns-repeated="2"/>
          <table:table-cell office:value-type="float" office:value="101">
            <text:p>101</text:p>
          </table:table-cell>
          <table:table-cell table:formula="of:=AVERAGE([.A77:.CV77])" office:value-type="float" office:value="25834070">
            <text:p>25834070</text:p>
          </table:table-cell>
        </table:table-row>
        <table:table-row table:style-name="ro1">
          <table:table-cell office:value-type="float" office:value="24703000">
            <text:p>24703000</text:p>
          </table:table-cell>
          <table:table-cell office:value-type="float" office:value="27748000">
            <text:p>27748000</text:p>
          </table:table-cell>
          <table:table-cell office:value-type="float" office:value="28795000">
            <text:p>28795000</text:p>
          </table:table-cell>
          <table:table-cell office:value-type="float" office:value="27594000">
            <text:p>27594000</text:p>
          </table:table-cell>
          <table:table-cell office:value-type="float" office:value="24104000">
            <text:p>24104000</text:p>
          </table:table-cell>
          <table:table-cell office:value-type="float" office:value="24160000">
            <text:p>24160000</text:p>
          </table:table-cell>
          <table:table-cell office:value-type="float" office:value="24821000">
            <text:p>24821000</text:p>
          </table:table-cell>
          <table:table-cell office:value-type="float" office:value="24701000">
            <text:p>24701000</text:p>
          </table:table-cell>
          <table:table-cell office:value-type="float" office:value="24890000">
            <text:p>24890000</text:p>
          </table:table-cell>
          <table:table-cell office:value-type="float" office:value="24617000">
            <text:p>24617000</text:p>
          </table:table-cell>
          <table:table-cell office:value-type="float" office:value="24126000">
            <text:p>24126000</text:p>
          </table:table-cell>
          <table:table-cell office:value-type="float" office:value="26686000">
            <text:p>26686000</text:p>
          </table:table-cell>
          <table:table-cell office:value-type="float" office:value="26183000">
            <text:p>26183000</text:p>
          </table:table-cell>
          <table:table-cell office:value-type="float" office:value="29300000">
            <text:p>29300000</text:p>
          </table:table-cell>
          <table:table-cell office:value-type="float" office:value="27920000">
            <text:p>27920000</text:p>
          </table:table-cell>
          <table:table-cell office:value-type="float" office:value="27336000">
            <text:p>27336000</text:p>
          </table:table-cell>
          <table:table-cell office:value-type="float" office:value="24811000">
            <text:p>24811000</text:p>
          </table:table-cell>
          <table:table-cell office:value-type="float" office:value="24877000">
            <text:p>24877000</text:p>
          </table:table-cell>
          <table:table-cell office:value-type="float" office:value="27447000">
            <text:p>27447000</text:p>
          </table:table-cell>
          <table:table-cell office:value-type="float" office:value="24666000">
            <text:p>24666000</text:p>
          </table:table-cell>
          <table:table-cell office:value-type="float" office:value="27969000">
            <text:p>27969000</text:p>
          </table:table-cell>
          <table:table-cell office:value-type="float" office:value="27238000">
            <text:p>27238000</text:p>
          </table:table-cell>
          <table:table-cell office:value-type="float" office:value="24587000">
            <text:p>24587000</text:p>
          </table:table-cell>
          <table:table-cell office:value-type="float" office:value="26191000">
            <text:p>26191000</text:p>
          </table:table-cell>
          <table:table-cell office:value-type="float" office:value="28294000">
            <text:p>28294000</text:p>
          </table:table-cell>
          <table:table-cell office:value-type="float" office:value="24877000">
            <text:p>24877000</text:p>
          </table:table-cell>
          <table:table-cell office:value-type="float" office:value="24179000">
            <text:p>24179000</text:p>
          </table:table-cell>
          <table:table-cell office:value-type="float" office:value="24842000">
            <text:p>24842000</text:p>
          </table:table-cell>
          <table:table-cell office:value-type="float" office:value="24601000">
            <text:p>24601000</text:p>
          </table:table-cell>
          <table:table-cell office:value-type="float" office:value="24196000">
            <text:p>24196000</text:p>
          </table:table-cell>
          <table:table-cell office:value-type="float" office:value="24293000">
            <text:p>24293000</text:p>
          </table:table-cell>
          <table:table-cell office:value-type="float" office:value="24613000">
            <text:p>24613000</text:p>
          </table:table-cell>
          <table:table-cell office:value-type="float" office:value="24669000">
            <text:p>24669000</text:p>
          </table:table-cell>
          <table:table-cell office:value-type="float" office:value="24229000">
            <text:p>24229000</text:p>
          </table:table-cell>
          <table:table-cell office:value-type="float" office:value="24831000">
            <text:p>24831000</text:p>
          </table:table-cell>
          <table:table-cell office:value-type="float" office:value="24802000">
            <text:p>24802000</text:p>
          </table:table-cell>
          <table:table-cell office:value-type="float" office:value="26730000">
            <text:p>26730000</text:p>
          </table:table-cell>
          <table:table-cell office:value-type="float" office:value="24526000">
            <text:p>24526000</text:p>
          </table:table-cell>
          <table:table-cell office:value-type="float" office:value="27525000">
            <text:p>27525000</text:p>
          </table:table-cell>
          <table:table-cell office:value-type="float" office:value="24774000">
            <text:p>24774000</text:p>
          </table:table-cell>
          <table:table-cell office:value-type="float" office:value="24735000">
            <text:p>24735000</text:p>
          </table:table-cell>
          <table:table-cell office:value-type="float" office:value="24372000">
            <text:p>24372000</text:p>
          </table:table-cell>
          <table:table-cell office:value-type="float" office:value="28613000">
            <text:p>28613000</text:p>
          </table:table-cell>
          <table:table-cell office:value-type="float" office:value="24570000">
            <text:p>24570000</text:p>
          </table:table-cell>
          <table:table-cell office:value-type="float" office:value="24747000">
            <text:p>24747000</text:p>
          </table:table-cell>
          <table:table-cell office:value-type="float" office:value="24725000">
            <text:p>24725000</text:p>
          </table:table-cell>
          <table:table-cell office:value-type="float" office:value="24568000">
            <text:p>24568000</text:p>
          </table:table-cell>
          <table:table-cell office:value-type="float" office:value="27808000">
            <text:p>27808000</text:p>
          </table:table-cell>
          <table:table-cell office:value-type="float" office:value="28188000">
            <text:p>28188000</text:p>
          </table:table-cell>
          <table:table-cell office:value-type="float" office:value="24627000">
            <text:p>24627000</text:p>
          </table:table-cell>
          <table:table-cell office:value-type="float" office:value="24516000">
            <text:p>24516000</text:p>
          </table:table-cell>
          <table:table-cell office:value-type="float" office:value="26190000">
            <text:p>26190000</text:p>
          </table:table-cell>
          <table:table-cell office:value-type="float" office:value="24798000">
            <text:p>24798000</text:p>
          </table:table-cell>
          <table:table-cell office:value-type="float" office:value="24211000">
            <text:p>24211000</text:p>
          </table:table-cell>
          <table:table-cell office:value-type="float" office:value="26659000">
            <text:p>26659000</text:p>
          </table:table-cell>
          <table:table-cell office:value-type="float" office:value="27675000">
            <text:p>27675000</text:p>
          </table:table-cell>
          <table:table-cell office:value-type="float" office:value="24330000">
            <text:p>24330000</text:p>
          </table:table-cell>
          <table:table-cell office:value-type="float" office:value="24550000">
            <text:p>24550000</text:p>
          </table:table-cell>
          <table:table-cell office:value-type="float" office:value="25305000">
            <text:p>25305000</text:p>
          </table:table-cell>
          <table:table-cell office:value-type="float" office:value="27080000">
            <text:p>27080000</text:p>
          </table:table-cell>
          <table:table-cell office:value-type="float" office:value="24436000">
            <text:p>24436000</text:p>
          </table:table-cell>
          <table:table-cell office:value-type="float" office:value="26915000">
            <text:p>26915000</text:p>
          </table:table-cell>
          <table:table-cell office:value-type="float" office:value="26165000">
            <text:p>26165000</text:p>
          </table:table-cell>
          <table:table-cell office:value-type="float" office:value="24689000">
            <text:p>24689000</text:p>
          </table:table-cell>
          <table:table-cell office:value-type="float" office:value="29080000">
            <text:p>29080000</text:p>
          </table:table-cell>
          <table:table-cell office:value-type="float" office:value="30277000">
            <text:p>30277000</text:p>
          </table:table-cell>
          <table:table-cell office:value-type="float" office:value="24801000">
            <text:p>24801000</text:p>
          </table:table-cell>
          <table:table-cell office:value-type="float" office:value="24657000">
            <text:p>24657000</text:p>
          </table:table-cell>
          <table:table-cell office:value-type="float" office:value="24579000">
            <text:p>24579000</text:p>
          </table:table-cell>
          <table:table-cell office:value-type="float" office:value="26438000">
            <text:p>26438000</text:p>
          </table:table-cell>
          <table:table-cell office:value-type="float" office:value="28513000">
            <text:p>28513000</text:p>
          </table:table-cell>
          <table:table-cell office:value-type="float" office:value="27198000">
            <text:p>27198000</text:p>
          </table:table-cell>
          <table:table-cell office:value-type="float" office:value="30107000">
            <text:p>30107000</text:p>
          </table:table-cell>
          <table:table-cell office:value-type="float" office:value="24679000">
            <text:p>24679000</text:p>
          </table:table-cell>
          <table:table-cell office:value-type="float" office:value="28600000">
            <text:p>28600000</text:p>
          </table:table-cell>
          <table:table-cell office:value-type="float" office:value="24720000">
            <text:p>24720000</text:p>
          </table:table-cell>
          <table:table-cell office:value-type="float" office:value="24703000">
            <text:p>24703000</text:p>
          </table:table-cell>
          <table:table-cell office:value-type="float" office:value="28192000">
            <text:p>28192000</text:p>
          </table:table-cell>
          <table:table-cell office:value-type="float" office:value="24820000">
            <text:p>24820000</text:p>
          </table:table-cell>
          <table:table-cell office:value-type="float" office:value="27901000">
            <text:p>27901000</text:p>
          </table:table-cell>
          <table:table-cell office:value-type="float" office:value="27369000">
            <text:p>27369000</text:p>
          </table:table-cell>
          <table:table-cell office:value-type="float" office:value="25054000">
            <text:p>25054000</text:p>
          </table:table-cell>
          <table:table-cell office:value-type="float" office:value="28266000">
            <text:p>28266000</text:p>
          </table:table-cell>
          <table:table-cell office:value-type="float" office:value="26441000">
            <text:p>26441000</text:p>
          </table:table-cell>
          <table:table-cell office:value-type="float" office:value="24141000">
            <text:p>24141000</text:p>
          </table:table-cell>
          <table:table-cell office:value-type="float" office:value="28022000">
            <text:p>28022000</text:p>
          </table:table-cell>
          <table:table-cell office:value-type="float" office:value="25656000">
            <text:p>25656000</text:p>
          </table:table-cell>
          <table:table-cell office:value-type="float" office:value="28013000">
            <text:p>28013000</text:p>
          </table:table-cell>
          <table:table-cell office:value-type="float" office:value="24740000">
            <text:p>24740000</text:p>
          </table:table-cell>
          <table:table-cell office:value-type="float" office:value="24249000">
            <text:p>24249000</text:p>
          </table:table-cell>
          <table:table-cell office:value-type="float" office:value="26512000">
            <text:p>26512000</text:p>
          </table:table-cell>
          <table:table-cell office:value-type="float" office:value="24020000">
            <text:p>24020000</text:p>
          </table:table-cell>
          <table:table-cell office:value-type="float" office:value="24881000">
            <text:p>24881000</text:p>
          </table:table-cell>
          <table:table-cell office:value-type="float" office:value="28214000">
            <text:p>28214000</text:p>
          </table:table-cell>
          <table:table-cell office:value-type="float" office:value="26903000">
            <text:p>26903000</text:p>
          </table:table-cell>
          <table:table-cell office:value-type="float" office:value="24822000">
            <text:p>24822000</text:p>
          </table:table-cell>
          <table:table-cell office:value-type="float" office:value="26805000">
            <text:p>26805000</text:p>
          </table:table-cell>
          <table:table-cell office:value-type="float" office:value="24280000">
            <text:p>24280000</text:p>
          </table:table-cell>
          <table:table-cell office:value-type="float" office:value="29666000">
            <text:p>29666000</text:p>
          </table:table-cell>
          <table:table-cell office:value-type="float" office:value="27967000">
            <text:p>27967000</text:p>
          </table:table-cell>
          <table:table-cell table:number-columns-repeated="2"/>
          <table:table-cell office:value-type="float" office:value="102">
            <text:p>102</text:p>
          </table:table-cell>
          <table:table-cell table:formula="of:=AVERAGE([.A78:.CV78])" office:value-type="float" office:value="25972090">
            <text:p>25972090</text:p>
          </table:table-cell>
        </table:table-row>
        <table:table-row table:style-name="ro1">
          <table:table-cell office:value-type="float" office:value="27055000">
            <text:p>27055000</text:p>
          </table:table-cell>
          <table:table-cell office:value-type="float" office:value="25164000">
            <text:p>25164000</text:p>
          </table:table-cell>
          <table:table-cell office:value-type="float" office:value="29176000">
            <text:p>29176000</text:p>
          </table:table-cell>
          <table:table-cell office:value-type="float" office:value="25048000">
            <text:p>25048000</text:p>
          </table:table-cell>
          <table:table-cell office:value-type="float" office:value="24959000">
            <text:p>24959000</text:p>
          </table:table-cell>
          <table:table-cell office:value-type="float" office:value="25311000">
            <text:p>25311000</text:p>
          </table:table-cell>
          <table:table-cell office:value-type="float" office:value="25423000">
            <text:p>25423000</text:p>
          </table:table-cell>
          <table:table-cell office:value-type="float" office:value="29545000">
            <text:p>29545000</text:p>
          </table:table-cell>
          <table:table-cell office:value-type="float" office:value="27306000">
            <text:p>27306000</text:p>
          </table:table-cell>
          <table:table-cell office:value-type="float" office:value="24910000">
            <text:p>24910000</text:p>
          </table:table-cell>
          <table:table-cell office:value-type="float" office:value="26876000">
            <text:p>26876000</text:p>
          </table:table-cell>
          <table:table-cell office:value-type="float" office:value="25360000">
            <text:p>25360000</text:p>
          </table:table-cell>
          <table:table-cell office:value-type="float" office:value="27317000">
            <text:p>27317000</text:p>
          </table:table-cell>
          <table:table-cell office:value-type="float" office:value="24961000">
            <text:p>24961000</text:p>
          </table:table-cell>
          <table:table-cell office:value-type="float" office:value="27593000">
            <text:p>27593000</text:p>
          </table:table-cell>
          <table:table-cell office:value-type="float" office:value="27985000">
            <text:p>27985000</text:p>
          </table:table-cell>
          <table:table-cell office:value-type="float" office:value="25133000">
            <text:p>25133000</text:p>
          </table:table-cell>
          <table:table-cell office:value-type="float" office:value="25159000">
            <text:p>25159000</text:p>
          </table:table-cell>
          <table:table-cell office:value-type="float" office:value="27280000">
            <text:p>27280000</text:p>
          </table:table-cell>
          <table:table-cell office:value-type="float" office:value="27178000">
            <text:p>27178000</text:p>
          </table:table-cell>
          <table:table-cell office:value-type="float" office:value="25040000">
            <text:p>25040000</text:p>
          </table:table-cell>
          <table:table-cell office:value-type="float" office:value="27434000">
            <text:p>27434000</text:p>
          </table:table-cell>
          <table:table-cell office:value-type="float" office:value="25041000">
            <text:p>25041000</text:p>
          </table:table-cell>
          <table:table-cell office:value-type="float" office:value="26821000">
            <text:p>26821000</text:p>
          </table:table-cell>
          <table:table-cell office:value-type="float" office:value="24911000">
            <text:p>24911000</text:p>
          </table:table-cell>
          <table:table-cell office:value-type="float" office:value="24861000">
            <text:p>24861000</text:p>
          </table:table-cell>
          <table:table-cell office:value-type="float" office:value="25100000">
            <text:p>25100000</text:p>
          </table:table-cell>
          <table:table-cell office:value-type="float" office:value="28927000">
            <text:p>28927000</text:p>
          </table:table-cell>
          <table:table-cell office:value-type="float" office:value="25333000">
            <text:p>25333000</text:p>
          </table:table-cell>
          <table:table-cell office:value-type="float" office:value="25104000">
            <text:p>25104000</text:p>
          </table:table-cell>
          <table:table-cell office:value-type="float" office:value="25296000">
            <text:p>25296000</text:p>
          </table:table-cell>
          <table:table-cell office:value-type="float" office:value="25168000">
            <text:p>25168000</text:p>
          </table:table-cell>
          <table:table-cell office:value-type="float" office:value="27853000">
            <text:p>27853000</text:p>
          </table:table-cell>
          <table:table-cell office:value-type="float" office:value="25130000">
            <text:p>25130000</text:p>
          </table:table-cell>
          <table:table-cell office:value-type="float" office:value="27131000">
            <text:p>27131000</text:p>
          </table:table-cell>
          <table:table-cell office:value-type="float" office:value="25137000">
            <text:p>25137000</text:p>
          </table:table-cell>
          <table:table-cell office:value-type="float" office:value="25033000">
            <text:p>25033000</text:p>
          </table:table-cell>
          <table:table-cell office:value-type="float" office:value="25128000">
            <text:p>25128000</text:p>
          </table:table-cell>
          <table:table-cell office:value-type="float" office:value="25221000">
            <text:p>25221000</text:p>
          </table:table-cell>
          <table:table-cell office:value-type="float" office:value="24931000">
            <text:p>24931000</text:p>
          </table:table-cell>
          <table:table-cell office:value-type="float" office:value="27661000">
            <text:p>27661000</text:p>
          </table:table-cell>
          <table:table-cell office:value-type="float" office:value="24786000">
            <text:p>24786000</text:p>
          </table:table-cell>
          <table:table-cell office:value-type="float" office:value="25021000">
            <text:p>25021000</text:p>
          </table:table-cell>
          <table:table-cell office:value-type="float" office:value="24815000">
            <text:p>24815000</text:p>
          </table:table-cell>
          <table:table-cell office:value-type="float" office:value="24851000">
            <text:p>24851000</text:p>
          </table:table-cell>
          <table:table-cell office:value-type="float" office:value="25138000">
            <text:p>25138000</text:p>
          </table:table-cell>
          <table:table-cell office:value-type="float" office:value="24660000">
            <text:p>24660000</text:p>
          </table:table-cell>
          <table:table-cell office:value-type="float" office:value="24882000">
            <text:p>24882000</text:p>
          </table:table-cell>
          <table:table-cell office:value-type="float" office:value="28682000">
            <text:p>28682000</text:p>
          </table:table-cell>
          <table:table-cell office:value-type="float" office:value="28840000">
            <text:p>28840000</text:p>
          </table:table-cell>
          <table:table-cell office:value-type="float" office:value="27048000">
            <text:p>27048000</text:p>
          </table:table-cell>
          <table:table-cell office:value-type="float" office:value="25274000">
            <text:p>25274000</text:p>
          </table:table-cell>
          <table:table-cell office:value-type="float" office:value="25159000">
            <text:p>25159000</text:p>
          </table:table-cell>
          <table:table-cell office:value-type="float" office:value="24950000">
            <text:p>24950000</text:p>
          </table:table-cell>
          <table:table-cell office:value-type="float" office:value="25288000">
            <text:p>25288000</text:p>
          </table:table-cell>
          <table:table-cell office:value-type="float" office:value="24993000">
            <text:p>24993000</text:p>
          </table:table-cell>
          <table:table-cell office:value-type="float" office:value="28531000">
            <text:p>28531000</text:p>
          </table:table-cell>
          <table:table-cell office:value-type="float" office:value="27017000">
            <text:p>27017000</text:p>
          </table:table-cell>
          <table:table-cell office:value-type="float" office:value="29229000">
            <text:p>29229000</text:p>
          </table:table-cell>
          <table:table-cell office:value-type="float" office:value="24900000">
            <text:p>24900000</text:p>
          </table:table-cell>
          <table:table-cell office:value-type="float" office:value="25232000">
            <text:p>25232000</text:p>
          </table:table-cell>
          <table:table-cell office:value-type="float" office:value="30492000">
            <text:p>30492000</text:p>
          </table:table-cell>
          <table:table-cell office:value-type="float" office:value="25586000">
            <text:p>25586000</text:p>
          </table:table-cell>
          <table:table-cell office:value-type="float" office:value="29044000">
            <text:p>29044000</text:p>
          </table:table-cell>
          <table:table-cell office:value-type="float" office:value="27261000">
            <text:p>27261000</text:p>
          </table:table-cell>
          <table:table-cell office:value-type="float" office:value="25067000">
            <text:p>25067000</text:p>
          </table:table-cell>
          <table:table-cell office:value-type="float" office:value="25300000">
            <text:p>25300000</text:p>
          </table:table-cell>
          <table:table-cell office:value-type="float" office:value="29867000">
            <text:p>29867000</text:p>
          </table:table-cell>
          <table:table-cell office:value-type="float" office:value="25052000">
            <text:p>25052000</text:p>
          </table:table-cell>
          <table:table-cell office:value-type="float" office:value="24991000">
            <text:p>24991000</text:p>
          </table:table-cell>
          <table:table-cell office:value-type="float" office:value="28139000">
            <text:p>28139000</text:p>
          </table:table-cell>
          <table:table-cell office:value-type="float" office:value="24781000">
            <text:p>24781000</text:p>
          </table:table-cell>
          <table:table-cell office:value-type="float" office:value="25514000">
            <text:p>25514000</text:p>
          </table:table-cell>
          <table:table-cell office:value-type="float" office:value="25049000">
            <text:p>25049000</text:p>
          </table:table-cell>
          <table:table-cell office:value-type="float" office:value="27667000">
            <text:p>27667000</text:p>
          </table:table-cell>
          <table:table-cell office:value-type="float" office:value="30569000">
            <text:p>30569000</text:p>
          </table:table-cell>
          <table:table-cell office:value-type="float" office:value="27081000">
            <text:p>27081000</text:p>
          </table:table-cell>
          <table:table-cell office:value-type="float" office:value="24981000">
            <text:p>24981000</text:p>
          </table:table-cell>
          <table:table-cell office:value-type="float" office:value="28933000">
            <text:p>28933000</text:p>
          </table:table-cell>
          <table:table-cell office:value-type="float" office:value="30289000">
            <text:p>30289000</text:p>
          </table:table-cell>
          <table:table-cell office:value-type="float" office:value="27955000">
            <text:p>27955000</text:p>
          </table:table-cell>
          <table:table-cell office:value-type="float" office:value="28399000">
            <text:p>28399000</text:p>
          </table:table-cell>
          <table:table-cell office:value-type="float" office:value="28529000">
            <text:p>28529000</text:p>
          </table:table-cell>
          <table:table-cell office:value-type="float" office:value="24984000">
            <text:p>24984000</text:p>
          </table:table-cell>
          <table:table-cell office:value-type="float" office:value="24719000">
            <text:p>24719000</text:p>
          </table:table-cell>
          <table:table-cell office:value-type="float" office:value="25009000">
            <text:p>25009000</text:p>
          </table:table-cell>
          <table:table-cell office:value-type="float" office:value="28660000">
            <text:p>28660000</text:p>
          </table:table-cell>
          <table:table-cell office:value-type="float" office:value="26881000">
            <text:p>26881000</text:p>
          </table:table-cell>
          <table:table-cell office:value-type="float" office:value="24976000">
            <text:p>24976000</text:p>
          </table:table-cell>
          <table:table-cell office:value-type="float" office:value="28352000">
            <text:p>28352000</text:p>
          </table:table-cell>
          <table:table-cell office:value-type="float" office:value="25305000">
            <text:p>25305000</text:p>
          </table:table-cell>
          <table:table-cell office:value-type="float" office:value="24832000">
            <text:p>24832000</text:p>
          </table:table-cell>
          <table:table-cell office:value-type="float" office:value="25147000">
            <text:p>25147000</text:p>
          </table:table-cell>
          <table:table-cell office:value-type="float" office:value="28971000">
            <text:p>28971000</text:p>
          </table:table-cell>
          <table:table-cell office:value-type="float" office:value="24893000">
            <text:p>24893000</text:p>
          </table:table-cell>
          <table:table-cell office:value-type="float" office:value="29071000">
            <text:p>29071000</text:p>
          </table:table-cell>
          <table:table-cell office:value-type="float" office:value="24841000">
            <text:p>24841000</text:p>
          </table:table-cell>
          <table:table-cell office:value-type="float" office:value="28326000">
            <text:p>28326000</text:p>
          </table:table-cell>
          <table:table-cell office:value-type="float" office:value="25007000">
            <text:p>25007000</text:p>
          </table:table-cell>
          <table:table-cell office:value-type="float" office:value="25066000">
            <text:p>25066000</text:p>
          </table:table-cell>
          <table:table-cell table:number-columns-repeated="2"/>
          <table:table-cell office:value-type="float" office:value="103">
            <text:p>103</text:p>
          </table:table-cell>
          <table:table-cell table:formula="of:=AVERAGE([.A79:.CV79])" office:value-type="float" office:value="26358820">
            <text:p>26358820</text:p>
          </table:table-cell>
        </table:table-row>
        <table:table-row table:style-name="ro1">
          <table:table-cell office:value-type="float" office:value="24981000">
            <text:p>24981000</text:p>
          </table:table-cell>
          <table:table-cell office:value-type="float" office:value="28464000">
            <text:p>28464000</text:p>
          </table:table-cell>
          <table:table-cell office:value-type="float" office:value="25283000">
            <text:p>25283000</text:p>
          </table:table-cell>
          <table:table-cell office:value-type="float" office:value="28058000">
            <text:p>28058000</text:p>
          </table:table-cell>
          <table:table-cell office:value-type="float" office:value="24947000">
            <text:p>24947000</text:p>
          </table:table-cell>
          <table:table-cell office:value-type="float" office:value="25429000">
            <text:p>25429000</text:p>
          </table:table-cell>
          <table:table-cell office:value-type="float" office:value="30106000">
            <text:p>30106000</text:p>
          </table:table-cell>
          <table:table-cell office:value-type="float" office:value="25602000">
            <text:p>25602000</text:p>
          </table:table-cell>
          <table:table-cell office:value-type="float" office:value="25560000">
            <text:p>25560000</text:p>
          </table:table-cell>
          <table:table-cell office:value-type="float" office:value="25731000">
            <text:p>25731000</text:p>
          </table:table-cell>
          <table:table-cell office:value-type="float" office:value="27186000">
            <text:p>27186000</text:p>
          </table:table-cell>
          <table:table-cell office:value-type="float" office:value="25169000">
            <text:p>25169000</text:p>
          </table:table-cell>
          <table:table-cell office:value-type="float" office:value="25500000">
            <text:p>25500000</text:p>
          </table:table-cell>
          <table:table-cell office:value-type="float" office:value="25357000">
            <text:p>25357000</text:p>
          </table:table-cell>
          <table:table-cell office:value-type="float" office:value="29195000">
            <text:p>29195000</text:p>
          </table:table-cell>
          <table:table-cell office:value-type="float" office:value="25658000">
            <text:p>25658000</text:p>
          </table:table-cell>
          <table:table-cell office:value-type="float" office:value="31215000">
            <text:p>31215000</text:p>
          </table:table-cell>
          <table:table-cell office:value-type="float" office:value="28020000">
            <text:p>28020000</text:p>
          </table:table-cell>
          <table:table-cell office:value-type="float" office:value="28785000">
            <text:p>28785000</text:p>
          </table:table-cell>
          <table:table-cell office:value-type="float" office:value="25935000">
            <text:p>25935000</text:p>
          </table:table-cell>
          <table:table-cell office:value-type="float" office:value="25065000">
            <text:p>25065000</text:p>
          </table:table-cell>
          <table:table-cell office:value-type="float" office:value="24966000">
            <text:p>24966000</text:p>
          </table:table-cell>
          <table:table-cell office:value-type="float" office:value="25391000">
            <text:p>25391000</text:p>
          </table:table-cell>
          <table:table-cell office:value-type="float" office:value="25539000">
            <text:p>25539000</text:p>
          </table:table-cell>
          <table:table-cell office:value-type="float" office:value="25689000">
            <text:p>25689000</text:p>
          </table:table-cell>
          <table:table-cell office:value-type="float" office:value="27956000">
            <text:p>27956000</text:p>
          </table:table-cell>
          <table:table-cell office:value-type="float" office:value="25127000">
            <text:p>25127000</text:p>
          </table:table-cell>
          <table:table-cell office:value-type="float" office:value="28474000">
            <text:p>28474000</text:p>
          </table:table-cell>
          <table:table-cell office:value-type="float" office:value="28377000">
            <text:p>28377000</text:p>
          </table:table-cell>
          <table:table-cell office:value-type="float" office:value="25123000">
            <text:p>25123000</text:p>
          </table:table-cell>
          <table:table-cell office:value-type="float" office:value="25502000">
            <text:p>25502000</text:p>
          </table:table-cell>
          <table:table-cell office:value-type="float" office:value="25685000">
            <text:p>25685000</text:p>
          </table:table-cell>
          <table:table-cell office:value-type="float" office:value="25047000">
            <text:p>25047000</text:p>
          </table:table-cell>
          <table:table-cell office:value-type="float" office:value="27261000">
            <text:p>27261000</text:p>
          </table:table-cell>
          <table:table-cell office:value-type="float" office:value="28310000">
            <text:p>28310000</text:p>
          </table:table-cell>
          <table:table-cell office:value-type="float" office:value="24970000">
            <text:p>24970000</text:p>
          </table:table-cell>
          <table:table-cell office:value-type="float" office:value="25716000">
            <text:p>25716000</text:p>
          </table:table-cell>
          <table:table-cell office:value-type="float" office:value="29094000">
            <text:p>29094000</text:p>
          </table:table-cell>
          <table:table-cell office:value-type="float" office:value="24877000">
            <text:p>24877000</text:p>
          </table:table-cell>
          <table:table-cell office:value-type="float" office:value="25046000">
            <text:p>25046000</text:p>
          </table:table-cell>
          <table:table-cell office:value-type="float" office:value="27451000">
            <text:p>27451000</text:p>
          </table:table-cell>
          <table:table-cell office:value-type="float" office:value="28547000">
            <text:p>28547000</text:p>
          </table:table-cell>
          <table:table-cell office:value-type="float" office:value="29432000">
            <text:p>29432000</text:p>
          </table:table-cell>
          <table:table-cell office:value-type="float" office:value="27393000">
            <text:p>27393000</text:p>
          </table:table-cell>
          <table:table-cell office:value-type="float" office:value="28777000">
            <text:p>28777000</text:p>
          </table:table-cell>
          <table:table-cell office:value-type="float" office:value="25515000">
            <text:p>25515000</text:p>
          </table:table-cell>
          <table:table-cell office:value-type="float" office:value="30452000">
            <text:p>30452000</text:p>
          </table:table-cell>
          <table:table-cell office:value-type="float" office:value="26402000">
            <text:p>26402000</text:p>
          </table:table-cell>
          <table:table-cell office:value-type="float" office:value="27810000">
            <text:p>27810000</text:p>
          </table:table-cell>
          <table:table-cell office:value-type="float" office:value="25438000">
            <text:p>25438000</text:p>
          </table:table-cell>
          <table:table-cell office:value-type="float" office:value="25472000">
            <text:p>25472000</text:p>
          </table:table-cell>
          <table:table-cell office:value-type="float" office:value="25628000">
            <text:p>25628000</text:p>
          </table:table-cell>
          <table:table-cell office:value-type="float" office:value="25439000">
            <text:p>25439000</text:p>
          </table:table-cell>
          <table:table-cell office:value-type="float" office:value="28659000">
            <text:p>28659000</text:p>
          </table:table-cell>
          <table:table-cell office:value-type="float" office:value="25323000">
            <text:p>25323000</text:p>
          </table:table-cell>
          <table:table-cell office:value-type="float" office:value="25393000">
            <text:p>25393000</text:p>
          </table:table-cell>
          <table:table-cell office:value-type="float" office:value="25659000">
            <text:p>25659000</text:p>
          </table:table-cell>
          <table:table-cell office:value-type="float" office:value="28233000">
            <text:p>28233000</text:p>
          </table:table-cell>
          <table:table-cell office:value-type="float" office:value="25320000">
            <text:p>25320000</text:p>
          </table:table-cell>
          <table:table-cell office:value-type="float" office:value="28153000">
            <text:p>28153000</text:p>
          </table:table-cell>
          <table:table-cell office:value-type="float" office:value="30281000">
            <text:p>30281000</text:p>
          </table:table-cell>
          <table:table-cell office:value-type="float" office:value="30843000">
            <text:p>30843000</text:p>
          </table:table-cell>
          <table:table-cell office:value-type="float" office:value="25396000">
            <text:p>25396000</text:p>
          </table:table-cell>
          <table:table-cell office:value-type="float" office:value="25036000">
            <text:p>25036000</text:p>
          </table:table-cell>
          <table:table-cell office:value-type="float" office:value="27723000">
            <text:p>27723000</text:p>
          </table:table-cell>
          <table:table-cell office:value-type="float" office:value="29865000">
            <text:p>29865000</text:p>
          </table:table-cell>
          <table:table-cell office:value-type="float" office:value="25430000">
            <text:p>25430000</text:p>
          </table:table-cell>
          <table:table-cell office:value-type="float" office:value="24783000">
            <text:p>24783000</text:p>
          </table:table-cell>
          <table:table-cell office:value-type="float" office:value="24863000">
            <text:p>24863000</text:p>
          </table:table-cell>
          <table:table-cell office:value-type="float" office:value="27024000">
            <text:p>27024000</text:p>
          </table:table-cell>
          <table:table-cell office:value-type="float" office:value="25370000">
            <text:p>25370000</text:p>
          </table:table-cell>
          <table:table-cell office:value-type="float" office:value="25795000">
            <text:p>25795000</text:p>
          </table:table-cell>
          <table:table-cell office:value-type="float" office:value="25098000">
            <text:p>25098000</text:p>
          </table:table-cell>
          <table:table-cell office:value-type="float" office:value="24806000">
            <text:p>24806000</text:p>
          </table:table-cell>
          <table:table-cell office:value-type="float" office:value="25068000">
            <text:p>25068000</text:p>
          </table:table-cell>
          <table:table-cell office:value-type="float" office:value="27496000">
            <text:p>27496000</text:p>
          </table:table-cell>
          <table:table-cell office:value-type="float" office:value="24792000">
            <text:p>24792000</text:p>
          </table:table-cell>
          <table:table-cell office:value-type="float" office:value="25458000">
            <text:p>25458000</text:p>
          </table:table-cell>
          <table:table-cell office:value-type="float" office:value="29020000">
            <text:p>29020000</text:p>
          </table:table-cell>
          <table:table-cell office:value-type="float" office:value="30172000">
            <text:p>30172000</text:p>
          </table:table-cell>
          <table:table-cell office:value-type="float" office:value="29752000">
            <text:p>29752000</text:p>
          </table:table-cell>
          <table:table-cell office:value-type="float" office:value="30958000">
            <text:p>30958000</text:p>
          </table:table-cell>
          <table:table-cell office:value-type="float" office:value="33614000">
            <text:p>33614000</text:p>
          </table:table-cell>
          <table:table-cell office:value-type="float" office:value="28651000">
            <text:p>28651000</text:p>
          </table:table-cell>
          <table:table-cell office:value-type="float" office:value="25666000">
            <text:p>25666000</text:p>
          </table:table-cell>
          <table:table-cell office:value-type="float" office:value="25015000">
            <text:p>25015000</text:p>
          </table:table-cell>
          <table:table-cell office:value-type="float" office:value="24913000">
            <text:p>24913000</text:p>
          </table:table-cell>
          <table:table-cell office:value-type="float" office:value="27558000">
            <text:p>27558000</text:p>
          </table:table-cell>
          <table:table-cell office:value-type="float" office:value="25561000">
            <text:p>25561000</text:p>
          </table:table-cell>
          <table:table-cell office:value-type="float" office:value="27573000">
            <text:p>27573000</text:p>
          </table:table-cell>
          <table:table-cell office:value-type="float" office:value="25383000">
            <text:p>25383000</text:p>
          </table:table-cell>
          <table:table-cell office:value-type="float" office:value="25585000">
            <text:p>25585000</text:p>
          </table:table-cell>
          <table:table-cell office:value-type="float" office:value="25717000">
            <text:p>25717000</text:p>
          </table:table-cell>
          <table:table-cell office:value-type="float" office:value="28153000">
            <text:p>28153000</text:p>
          </table:table-cell>
          <table:table-cell office:value-type="float" office:value="25214000">
            <text:p>25214000</text:p>
          </table:table-cell>
          <table:table-cell office:value-type="float" office:value="25901000">
            <text:p>25901000</text:p>
          </table:table-cell>
          <table:table-cell office:value-type="float" office:value="25400000">
            <text:p>25400000</text:p>
          </table:table-cell>
          <table:table-cell office:value-type="float" office:value="25130000">
            <text:p>25130000</text:p>
          </table:table-cell>
          <table:table-cell office:value-type="float" office:value="27539000">
            <text:p>27539000</text:p>
          </table:table-cell>
          <table:table-cell office:value-type="float" office:value="25112000">
            <text:p>25112000</text:p>
          </table:table-cell>
          <table:table-cell table:number-columns-repeated="2"/>
          <table:table-cell office:value-type="float" office:value="104">
            <text:p>104</text:p>
          </table:table-cell>
          <table:table-cell table:formula="of:=AVERAGE([.A80:.CV80])" office:value-type="float" office:value="26726060">
            <text:p>26726060</text:p>
          </table:table-cell>
        </table:table-row>
        <table:table-row table:style-name="ro1">
          <table:table-cell office:value-type="float" office:value="27322000">
            <text:p>27322000</text:p>
          </table:table-cell>
          <table:table-cell office:value-type="float" office:value="25893000">
            <text:p>25893000</text:p>
          </table:table-cell>
          <table:table-cell office:value-type="float" office:value="25977000">
            <text:p>25977000</text:p>
          </table:table-cell>
          <table:table-cell office:value-type="float" office:value="25910000">
            <text:p>25910000</text:p>
          </table:table-cell>
          <table:table-cell office:value-type="float" office:value="26159000">
            <text:p>26159000</text:p>
          </table:table-cell>
          <table:table-cell office:value-type="float" office:value="26118000">
            <text:p>26118000</text:p>
          </table:table-cell>
          <table:table-cell office:value-type="float" office:value="28096000">
            <text:p>28096000</text:p>
          </table:table-cell>
          <table:table-cell office:value-type="float" office:value="31137000">
            <text:p>31137000</text:p>
          </table:table-cell>
          <table:table-cell office:value-type="float" office:value="28067000">
            <text:p>28067000</text:p>
          </table:table-cell>
          <table:table-cell office:value-type="float" office:value="29530000">
            <text:p>29530000</text:p>
          </table:table-cell>
          <table:table-cell office:value-type="float" office:value="28881000">
            <text:p>28881000</text:p>
          </table:table-cell>
          <table:table-cell office:value-type="float" office:value="25879000">
            <text:p>25879000</text:p>
          </table:table-cell>
          <table:table-cell office:value-type="float" office:value="25688000">
            <text:p>25688000</text:p>
          </table:table-cell>
          <table:table-cell office:value-type="float" office:value="27974000">
            <text:p>27974000</text:p>
          </table:table-cell>
          <table:table-cell office:value-type="float" office:value="28832000">
            <text:p>28832000</text:p>
          </table:table-cell>
          <table:table-cell office:value-type="float" office:value="29558000">
            <text:p>29558000</text:p>
          </table:table-cell>
          <table:table-cell office:value-type="float" office:value="25873000">
            <text:p>25873000</text:p>
          </table:table-cell>
          <table:table-cell office:value-type="float" office:value="25938000">
            <text:p>25938000</text:p>
          </table:table-cell>
          <table:table-cell office:value-type="float" office:value="26424000">
            <text:p>26424000</text:p>
          </table:table-cell>
          <table:table-cell office:value-type="float" office:value="26615000">
            <text:p>26615000</text:p>
          </table:table-cell>
          <table:table-cell office:value-type="float" office:value="25794000">
            <text:p>25794000</text:p>
          </table:table-cell>
          <table:table-cell office:value-type="float" office:value="31071000">
            <text:p>31071000</text:p>
          </table:table-cell>
          <table:table-cell office:value-type="float" office:value="25896000">
            <text:p>25896000</text:p>
          </table:table-cell>
          <table:table-cell office:value-type="float" office:value="28136000">
            <text:p>28136000</text:p>
          </table:table-cell>
          <table:table-cell office:value-type="float" office:value="25932000">
            <text:p>25932000</text:p>
          </table:table-cell>
          <table:table-cell office:value-type="float" office:value="26631000">
            <text:p>26631000</text:p>
          </table:table-cell>
          <table:table-cell office:value-type="float" office:value="25883000">
            <text:p>25883000</text:p>
          </table:table-cell>
          <table:table-cell office:value-type="float" office:value="27191000">
            <text:p>27191000</text:p>
          </table:table-cell>
          <table:table-cell office:value-type="float" office:value="25862000">
            <text:p>25862000</text:p>
          </table:table-cell>
          <table:table-cell office:value-type="float" office:value="25778000">
            <text:p>25778000</text:p>
          </table:table-cell>
          <table:table-cell office:value-type="float" office:value="28494000">
            <text:p>28494000</text:p>
          </table:table-cell>
          <table:table-cell office:value-type="float" office:value="29063000">
            <text:p>29063000</text:p>
          </table:table-cell>
          <table:table-cell office:value-type="float" office:value="27858000">
            <text:p>27858000</text:p>
          </table:table-cell>
          <table:table-cell office:value-type="float" office:value="25853000">
            <text:p>25853000</text:p>
          </table:table-cell>
          <table:table-cell office:value-type="float" office:value="29894000">
            <text:p>29894000</text:p>
          </table:table-cell>
          <table:table-cell office:value-type="float" office:value="26116000">
            <text:p>26116000</text:p>
          </table:table-cell>
          <table:table-cell office:value-type="float" office:value="26395000">
            <text:p>26395000</text:p>
          </table:table-cell>
          <table:table-cell office:value-type="float" office:value="31538000">
            <text:p>31538000</text:p>
          </table:table-cell>
          <table:table-cell office:value-type="float" office:value="25827000">
            <text:p>25827000</text:p>
          </table:table-cell>
          <table:table-cell office:value-type="float" office:value="26023000">
            <text:p>26023000</text:p>
          </table:table-cell>
          <table:table-cell office:value-type="float" office:value="26059000">
            <text:p>26059000</text:p>
          </table:table-cell>
          <table:table-cell office:value-type="float" office:value="25871000">
            <text:p>25871000</text:p>
          </table:table-cell>
          <table:table-cell office:value-type="float" office:value="25622000">
            <text:p>25622000</text:p>
          </table:table-cell>
          <table:table-cell office:value-type="float" office:value="28712000">
            <text:p>28712000</text:p>
          </table:table-cell>
          <table:table-cell office:value-type="float" office:value="28274000">
            <text:p>28274000</text:p>
          </table:table-cell>
          <table:table-cell office:value-type="float" office:value="25780000">
            <text:p>25780000</text:p>
          </table:table-cell>
          <table:table-cell office:value-type="float" office:value="30076000">
            <text:p>30076000</text:p>
          </table:table-cell>
          <table:table-cell office:value-type="float" office:value="29267000">
            <text:p>29267000</text:p>
          </table:table-cell>
          <table:table-cell office:value-type="float" office:value="25791000">
            <text:p>25791000</text:p>
          </table:table-cell>
          <table:table-cell office:value-type="float" office:value="25916000">
            <text:p>25916000</text:p>
          </table:table-cell>
          <table:table-cell office:value-type="float" office:value="25786000">
            <text:p>25786000</text:p>
          </table:table-cell>
          <table:table-cell office:value-type="float" office:value="29370000">
            <text:p>29370000</text:p>
          </table:table-cell>
          <table:table-cell office:value-type="float" office:value="25803000">
            <text:p>25803000</text:p>
          </table:table-cell>
          <table:table-cell office:value-type="float" office:value="26024000">
            <text:p>26024000</text:p>
          </table:table-cell>
          <table:table-cell office:value-type="float" office:value="25938000">
            <text:p>25938000</text:p>
          </table:table-cell>
          <table:table-cell office:value-type="float" office:value="25598000">
            <text:p>25598000</text:p>
          </table:table-cell>
          <table:table-cell office:value-type="float" office:value="25788000">
            <text:p>25788000</text:p>
          </table:table-cell>
          <table:table-cell office:value-type="float" office:value="25843000">
            <text:p>25843000</text:p>
          </table:table-cell>
          <table:table-cell office:value-type="float" office:value="28479000">
            <text:p>28479000</text:p>
          </table:table-cell>
          <table:table-cell office:value-type="float" office:value="26130000">
            <text:p>26130000</text:p>
          </table:table-cell>
          <table:table-cell office:value-type="float" office:value="25849000">
            <text:p>25849000</text:p>
          </table:table-cell>
          <table:table-cell office:value-type="float" office:value="25821000">
            <text:p>25821000</text:p>
          </table:table-cell>
          <table:table-cell office:value-type="float" office:value="25865000">
            <text:p>25865000</text:p>
          </table:table-cell>
          <table:table-cell office:value-type="float" office:value="25808000">
            <text:p>25808000</text:p>
          </table:table-cell>
          <table:table-cell office:value-type="float" office:value="26034000">
            <text:p>26034000</text:p>
          </table:table-cell>
          <table:table-cell office:value-type="float" office:value="25804000">
            <text:p>25804000</text:p>
          </table:table-cell>
          <table:table-cell office:value-type="float" office:value="25700000">
            <text:p>25700000</text:p>
          </table:table-cell>
          <table:table-cell office:value-type="float" office:value="25509000">
            <text:p>25509000</text:p>
          </table:table-cell>
          <table:table-cell office:value-type="float" office:value="25487000">
            <text:p>25487000</text:p>
          </table:table-cell>
          <table:table-cell office:value-type="float" office:value="30389000">
            <text:p>30389000</text:p>
          </table:table-cell>
          <table:table-cell office:value-type="float" office:value="25756000">
            <text:p>25756000</text:p>
          </table:table-cell>
          <table:table-cell office:value-type="float" office:value="28818000">
            <text:p>28818000</text:p>
          </table:table-cell>
          <table:table-cell office:value-type="float" office:value="29917000">
            <text:p>29917000</text:p>
          </table:table-cell>
          <table:table-cell office:value-type="float" office:value="25922000">
            <text:p>25922000</text:p>
          </table:table-cell>
          <table:table-cell office:value-type="float" office:value="25905000">
            <text:p>25905000</text:p>
          </table:table-cell>
          <table:table-cell office:value-type="float" office:value="25733000">
            <text:p>25733000</text:p>
          </table:table-cell>
          <table:table-cell office:value-type="float" office:value="25746000">
            <text:p>25746000</text:p>
          </table:table-cell>
          <table:table-cell office:value-type="float" office:value="25807000">
            <text:p>25807000</text:p>
          </table:table-cell>
          <table:table-cell office:value-type="float" office:value="25848000">
            <text:p>25848000</text:p>
          </table:table-cell>
          <table:table-cell office:value-type="float" office:value="26125000">
            <text:p>26125000</text:p>
          </table:table-cell>
          <table:table-cell office:value-type="float" office:value="25844000">
            <text:p>25844000</text:p>
          </table:table-cell>
          <table:table-cell office:value-type="float" office:value="25904000">
            <text:p>25904000</text:p>
          </table:table-cell>
          <table:table-cell office:value-type="float" office:value="28133000">
            <text:p>28133000</text:p>
          </table:table-cell>
          <table:table-cell office:value-type="float" office:value="25845000">
            <text:p>25845000</text:p>
          </table:table-cell>
          <table:table-cell office:value-type="float" office:value="25901000">
            <text:p>25901000</text:p>
          </table:table-cell>
          <table:table-cell office:value-type="float" office:value="28520000">
            <text:p>28520000</text:p>
          </table:table-cell>
          <table:table-cell office:value-type="float" office:value="25683000">
            <text:p>25683000</text:p>
          </table:table-cell>
          <table:table-cell office:value-type="float" office:value="26103000">
            <text:p>26103000</text:p>
          </table:table-cell>
          <table:table-cell office:value-type="float" office:value="25820000">
            <text:p>25820000</text:p>
          </table:table-cell>
          <table:table-cell office:value-type="float" office:value="27660000">
            <text:p>27660000</text:p>
          </table:table-cell>
          <table:table-cell office:value-type="float" office:value="25851000">
            <text:p>25851000</text:p>
          </table:table-cell>
          <table:table-cell office:value-type="float" office:value="29066000">
            <text:p>29066000</text:p>
          </table:table-cell>
          <table:table-cell office:value-type="float" office:value="25730000">
            <text:p>25730000</text:p>
          </table:table-cell>
          <table:table-cell office:value-type="float" office:value="25593000">
            <text:p>25593000</text:p>
          </table:table-cell>
          <table:table-cell office:value-type="float" office:value="25764000">
            <text:p>25764000</text:p>
          </table:table-cell>
          <table:table-cell office:value-type="float" office:value="25508000">
            <text:p>25508000</text:p>
          </table:table-cell>
          <table:table-cell office:value-type="float" office:value="25515000">
            <text:p>25515000</text:p>
          </table:table-cell>
          <table:table-cell office:value-type="float" office:value="25847000">
            <text:p>25847000</text:p>
          </table:table-cell>
          <table:table-cell office:value-type="float" office:value="25903000">
            <text:p>25903000</text:p>
          </table:table-cell>
          <table:table-cell office:value-type="float" office:value="25838000">
            <text:p>25838000</text:p>
          </table:table-cell>
          <table:table-cell table:number-columns-repeated="2"/>
          <table:table-cell office:value-type="float" office:value="105">
            <text:p>105</text:p>
          </table:table-cell>
          <table:table-cell table:formula="of:=AVERAGE([.A81:.CV81])" office:value-type="float" office:value="26811040">
            <text:p>26811040</text:p>
          </table:table-cell>
        </table:table-row>
        <table:table-row table:style-name="ro1">
          <table:table-cell office:value-type="float" office:value="25523000">
            <text:p>25523000</text:p>
          </table:table-cell>
          <table:table-cell office:value-type="float" office:value="26329000">
            <text:p>26329000</text:p>
          </table:table-cell>
          <table:table-cell office:value-type="float" office:value="26401000">
            <text:p>26401000</text:p>
          </table:table-cell>
          <table:table-cell office:value-type="float" office:value="25652000">
            <text:p>25652000</text:p>
          </table:table-cell>
          <table:table-cell office:value-type="float" office:value="30500000">
            <text:p>30500000</text:p>
          </table:table-cell>
          <table:table-cell office:value-type="float" office:value="28685000">
            <text:p>28685000</text:p>
          </table:table-cell>
          <table:table-cell office:value-type="float" office:value="27475000">
            <text:p>27475000</text:p>
          </table:table-cell>
          <table:table-cell office:value-type="float" office:value="28702000">
            <text:p>28702000</text:p>
          </table:table-cell>
          <table:table-cell office:value-type="float" office:value="26030000">
            <text:p>26030000</text:p>
          </table:table-cell>
          <table:table-cell office:value-type="float" office:value="26301000">
            <text:p>26301000</text:p>
          </table:table-cell>
          <table:table-cell office:value-type="float" office:value="25661000">
            <text:p>25661000</text:p>
          </table:table-cell>
          <table:table-cell office:value-type="float" office:value="25691000">
            <text:p>25691000</text:p>
          </table:table-cell>
          <table:table-cell office:value-type="float" office:value="26491000">
            <text:p>26491000</text:p>
          </table:table-cell>
          <table:table-cell office:value-type="float" office:value="25859000">
            <text:p>25859000</text:p>
          </table:table-cell>
          <table:table-cell office:value-type="float" office:value="26123000">
            <text:p>26123000</text:p>
          </table:table-cell>
          <table:table-cell office:value-type="float" office:value="26187000">
            <text:p>26187000</text:p>
          </table:table-cell>
          <table:table-cell office:value-type="float" office:value="28839000">
            <text:p>28839000</text:p>
          </table:table-cell>
          <table:table-cell office:value-type="float" office:value="25801000">
            <text:p>25801000</text:p>
          </table:table-cell>
          <table:table-cell office:value-type="float" office:value="31091000">
            <text:p>31091000</text:p>
          </table:table-cell>
          <table:table-cell office:value-type="float" office:value="28848000">
            <text:p>28848000</text:p>
          </table:table-cell>
          <table:table-cell office:value-type="float" office:value="26423000">
            <text:p>26423000</text:p>
          </table:table-cell>
          <table:table-cell office:value-type="float" office:value="26038000">
            <text:p>26038000</text:p>
          </table:table-cell>
          <table:table-cell office:value-type="float" office:value="29303000">
            <text:p>29303000</text:p>
          </table:table-cell>
          <table:table-cell office:value-type="float" office:value="26415000">
            <text:p>26415000</text:p>
          </table:table-cell>
          <table:table-cell office:value-type="float" office:value="25754000">
            <text:p>25754000</text:p>
          </table:table-cell>
          <table:table-cell office:value-type="float" office:value="25851000">
            <text:p>25851000</text:p>
          </table:table-cell>
          <table:table-cell office:value-type="float" office:value="26324000">
            <text:p>26324000</text:p>
          </table:table-cell>
          <table:table-cell office:value-type="float" office:value="25626000">
            <text:p>25626000</text:p>
          </table:table-cell>
          <table:table-cell office:value-type="float" office:value="29376000">
            <text:p>29376000</text:p>
          </table:table-cell>
          <table:table-cell office:value-type="float" office:value="27052000">
            <text:p>27052000</text:p>
          </table:table-cell>
          <table:table-cell office:value-type="float" office:value="26384000">
            <text:p>26384000</text:p>
          </table:table-cell>
          <table:table-cell office:value-type="float" office:value="26315000">
            <text:p>26315000</text:p>
          </table:table-cell>
          <table:table-cell office:value-type="float" office:value="27931000">
            <text:p>27931000</text:p>
          </table:table-cell>
          <table:table-cell office:value-type="float" office:value="31628000">
            <text:p>31628000</text:p>
          </table:table-cell>
          <table:table-cell office:value-type="float" office:value="31504000">
            <text:p>31504000</text:p>
          </table:table-cell>
          <table:table-cell office:value-type="float" office:value="26062000">
            <text:p>26062000</text:p>
          </table:table-cell>
          <table:table-cell office:value-type="float" office:value="26134000">
            <text:p>26134000</text:p>
          </table:table-cell>
          <table:table-cell office:value-type="float" office:value="25961000">
            <text:p>25961000</text:p>
          </table:table-cell>
          <table:table-cell office:value-type="float" office:value="26131000">
            <text:p>26131000</text:p>
          </table:table-cell>
          <table:table-cell office:value-type="float" office:value="26529000">
            <text:p>26529000</text:p>
          </table:table-cell>
          <table:table-cell office:value-type="float" office:value="29114000">
            <text:p>29114000</text:p>
          </table:table-cell>
          <table:table-cell office:value-type="float" office:value="26414000">
            <text:p>26414000</text:p>
          </table:table-cell>
          <table:table-cell office:value-type="float" office:value="26292000">
            <text:p>26292000</text:p>
          </table:table-cell>
          <table:table-cell office:value-type="float" office:value="26538000">
            <text:p>26538000</text:p>
          </table:table-cell>
          <table:table-cell office:value-type="float" office:value="29172000">
            <text:p>29172000</text:p>
          </table:table-cell>
          <table:table-cell office:value-type="float" office:value="25964000">
            <text:p>25964000</text:p>
          </table:table-cell>
          <table:table-cell office:value-type="float" office:value="26032000">
            <text:p>26032000</text:p>
          </table:table-cell>
          <table:table-cell office:value-type="float" office:value="27412000">
            <text:p>27412000</text:p>
          </table:table-cell>
          <table:table-cell office:value-type="float" office:value="28708000">
            <text:p>28708000</text:p>
          </table:table-cell>
          <table:table-cell office:value-type="float" office:value="26423000">
            <text:p>26423000</text:p>
          </table:table-cell>
          <table:table-cell office:value-type="float" office:value="26176000">
            <text:p>26176000</text:p>
          </table:table-cell>
          <table:table-cell office:value-type="float" office:value="30196000">
            <text:p>30196000</text:p>
          </table:table-cell>
          <table:table-cell office:value-type="float" office:value="28196000">
            <text:p>28196000</text:p>
          </table:table-cell>
          <table:table-cell office:value-type="float" office:value="26216000">
            <text:p>26216000</text:p>
          </table:table-cell>
          <table:table-cell office:value-type="float" office:value="26476000">
            <text:p>26476000</text:p>
          </table:table-cell>
          <table:table-cell office:value-type="float" office:value="29447000">
            <text:p>29447000</text:p>
          </table:table-cell>
          <table:table-cell office:value-type="float" office:value="26241000">
            <text:p>26241000</text:p>
          </table:table-cell>
          <table:table-cell office:value-type="float" office:value="26267000">
            <text:p>26267000</text:p>
          </table:table-cell>
          <table:table-cell office:value-type="float" office:value="26108000">
            <text:p>26108000</text:p>
          </table:table-cell>
          <table:table-cell office:value-type="float" office:value="26156000">
            <text:p>26156000</text:p>
          </table:table-cell>
          <table:table-cell office:value-type="float" office:value="26499000">
            <text:p>26499000</text:p>
          </table:table-cell>
          <table:table-cell office:value-type="float" office:value="29415000">
            <text:p>29415000</text:p>
          </table:table-cell>
          <table:table-cell office:value-type="float" office:value="26409000">
            <text:p>26409000</text:p>
          </table:table-cell>
          <table:table-cell office:value-type="float" office:value="29362000">
            <text:p>29362000</text:p>
          </table:table-cell>
          <table:table-cell office:value-type="float" office:value="25589000">
            <text:p>25589000</text:p>
          </table:table-cell>
          <table:table-cell office:value-type="float" office:value="26126000">
            <text:p>26126000</text:p>
          </table:table-cell>
          <table:table-cell office:value-type="float" office:value="26136000">
            <text:p>26136000</text:p>
          </table:table-cell>
          <table:table-cell office:value-type="float" office:value="25607000">
            <text:p>25607000</text:p>
          </table:table-cell>
          <table:table-cell office:value-type="float" office:value="26410000">
            <text:p>26410000</text:p>
          </table:table-cell>
          <table:table-cell office:value-type="float" office:value="28286000">
            <text:p>28286000</text:p>
          </table:table-cell>
          <table:table-cell office:value-type="float" office:value="29304000">
            <text:p>29304000</text:p>
          </table:table-cell>
          <table:table-cell office:value-type="float" office:value="26310000">
            <text:p>26310000</text:p>
          </table:table-cell>
          <table:table-cell office:value-type="float" office:value="26211000">
            <text:p>26211000</text:p>
          </table:table-cell>
          <table:table-cell office:value-type="float" office:value="30527000">
            <text:p>30527000</text:p>
          </table:table-cell>
          <table:table-cell office:value-type="float" office:value="26245000">
            <text:p>26245000</text:p>
          </table:table-cell>
          <table:table-cell office:value-type="float" office:value="25576000">
            <text:p>25576000</text:p>
          </table:table-cell>
          <table:table-cell office:value-type="float" office:value="26328000">
            <text:p>26328000</text:p>
          </table:table-cell>
          <table:table-cell office:value-type="float" office:value="25681000">
            <text:p>25681000</text:p>
          </table:table-cell>
          <table:table-cell office:value-type="float" office:value="27959000">
            <text:p>27959000</text:p>
          </table:table-cell>
          <table:table-cell office:value-type="float" office:value="25951000">
            <text:p>25951000</text:p>
          </table:table-cell>
          <table:table-cell office:value-type="float" office:value="29062000">
            <text:p>29062000</text:p>
          </table:table-cell>
          <table:table-cell office:value-type="float" office:value="25562000">
            <text:p>25562000</text:p>
          </table:table-cell>
          <table:table-cell office:value-type="float" office:value="25769000">
            <text:p>25769000</text:p>
          </table:table-cell>
          <table:table-cell office:value-type="float" office:value="26168000">
            <text:p>26168000</text:p>
          </table:table-cell>
          <table:table-cell office:value-type="float" office:value="26082000">
            <text:p>26082000</text:p>
          </table:table-cell>
          <table:table-cell office:value-type="float" office:value="28474000">
            <text:p>28474000</text:p>
          </table:table-cell>
          <table:table-cell office:value-type="float" office:value="25730000">
            <text:p>25730000</text:p>
          </table:table-cell>
          <table:table-cell office:value-type="float" office:value="25725000">
            <text:p>25725000</text:p>
          </table:table-cell>
          <table:table-cell office:value-type="float" office:value="26292000">
            <text:p>26292000</text:p>
          </table:table-cell>
          <table:table-cell office:value-type="float" office:value="27813000">
            <text:p>27813000</text:p>
          </table:table-cell>
          <table:table-cell office:value-type="float" office:value="28442000">
            <text:p>28442000</text:p>
          </table:table-cell>
          <table:table-cell office:value-type="float" office:value="25735000">
            <text:p>25735000</text:p>
          </table:table-cell>
          <table:table-cell office:value-type="float" office:value="29612000">
            <text:p>29612000</text:p>
          </table:table-cell>
          <table:table-cell office:value-type="float" office:value="26303000">
            <text:p>26303000</text:p>
          </table:table-cell>
          <table:table-cell office:value-type="float" office:value="29885000">
            <text:p>29885000</text:p>
          </table:table-cell>
          <table:table-cell office:value-type="float" office:value="27920000">
            <text:p>27920000</text:p>
          </table:table-cell>
          <table:table-cell office:value-type="float" office:value="29346000">
            <text:p>29346000</text:p>
          </table:table-cell>
          <table:table-cell office:value-type="float" office:value="26448000">
            <text:p>26448000</text:p>
          </table:table-cell>
          <table:table-cell office:value-type="float" office:value="27782000">
            <text:p>27782000</text:p>
          </table:table-cell>
          <table:table-cell office:value-type="float" office:value="26135000">
            <text:p>26135000</text:p>
          </table:table-cell>
          <table:table-cell table:number-columns-repeated="2"/>
          <table:table-cell office:value-type="float" office:value="106">
            <text:p>106</text:p>
          </table:table-cell>
          <table:table-cell table:formula="of:=AVERAGE([.A82:.CV82])" office:value-type="float" office:value="27126940">
            <text:p>27126940</text:p>
          </table:table-cell>
        </table:table-row>
        <table:table-row table:style-name="ro1">
          <table:table-cell office:value-type="float" office:value="28058000">
            <text:p>28058000</text:p>
          </table:table-cell>
          <table:table-cell office:value-type="float" office:value="26485000">
            <text:p>26485000</text:p>
          </table:table-cell>
          <table:table-cell office:value-type="float" office:value="29905000">
            <text:p>29905000</text:p>
          </table:table-cell>
          <table:table-cell office:value-type="float" office:value="28456000">
            <text:p>28456000</text:p>
          </table:table-cell>
          <table:table-cell office:value-type="float" office:value="30631000">
            <text:p>30631000</text:p>
          </table:table-cell>
          <table:table-cell office:value-type="float" office:value="29906000">
            <text:p>29906000</text:p>
          </table:table-cell>
          <table:table-cell office:value-type="float" office:value="26832000">
            <text:p>26832000</text:p>
          </table:table-cell>
          <table:table-cell office:value-type="float" office:value="26695000">
            <text:p>26695000</text:p>
          </table:table-cell>
          <table:table-cell office:value-type="float" office:value="28789000">
            <text:p>28789000</text:p>
          </table:table-cell>
          <table:table-cell office:value-type="float" office:value="26472000">
            <text:p>26472000</text:p>
          </table:table-cell>
          <table:table-cell office:value-type="float" office:value="26577000">
            <text:p>26577000</text:p>
          </table:table-cell>
          <table:table-cell office:value-type="float" office:value="30016000">
            <text:p>30016000</text:p>
          </table:table-cell>
          <table:table-cell office:value-type="float" office:value="26478000">
            <text:p>26478000</text:p>
          </table:table-cell>
          <table:table-cell office:value-type="float" office:value="28046000">
            <text:p>28046000</text:p>
          </table:table-cell>
          <table:table-cell office:value-type="float" office:value="28496000">
            <text:p>28496000</text:p>
          </table:table-cell>
          <table:table-cell office:value-type="float" office:value="26633000">
            <text:p>26633000</text:p>
          </table:table-cell>
          <table:table-cell office:value-type="float" office:value="26405000">
            <text:p>26405000</text:p>
          </table:table-cell>
          <table:table-cell office:value-type="float" office:value="26780000">
            <text:p>26780000</text:p>
          </table:table-cell>
          <table:table-cell office:value-type="float" office:value="31137000">
            <text:p>31137000</text:p>
          </table:table-cell>
          <table:table-cell office:value-type="float" office:value="26618000">
            <text:p>26618000</text:p>
          </table:table-cell>
          <table:table-cell office:value-type="float" office:value="26636000">
            <text:p>26636000</text:p>
          </table:table-cell>
          <table:table-cell office:value-type="float" office:value="32113000">
            <text:p>32113000</text:p>
          </table:table-cell>
          <table:table-cell office:value-type="float" office:value="26603000">
            <text:p>26603000</text:p>
          </table:table-cell>
          <table:table-cell office:value-type="float" office:value="28884000">
            <text:p>28884000</text:p>
          </table:table-cell>
          <table:table-cell office:value-type="float" office:value="26728000">
            <text:p>26728000</text:p>
          </table:table-cell>
          <table:table-cell office:value-type="float" office:value="26691000">
            <text:p>26691000</text:p>
          </table:table-cell>
          <table:table-cell office:value-type="float" office:value="26282000">
            <text:p>26282000</text:p>
          </table:table-cell>
          <table:table-cell office:value-type="float" office:value="29382000">
            <text:p>29382000</text:p>
          </table:table-cell>
          <table:table-cell office:value-type="float" office:value="26519000">
            <text:p>26519000</text:p>
          </table:table-cell>
          <table:table-cell office:value-type="float" office:value="28031000">
            <text:p>28031000</text:p>
          </table:table-cell>
          <table:table-cell office:value-type="float" office:value="26457000">
            <text:p>26457000</text:p>
          </table:table-cell>
          <table:table-cell office:value-type="float" office:value="26734000">
            <text:p>26734000</text:p>
          </table:table-cell>
          <table:table-cell office:value-type="float" office:value="28730000">
            <text:p>28730000</text:p>
          </table:table-cell>
          <table:table-cell office:value-type="float" office:value="28312000">
            <text:p>28312000</text:p>
          </table:table-cell>
          <table:table-cell office:value-type="float" office:value="26590000">
            <text:p>26590000</text:p>
          </table:table-cell>
          <table:table-cell office:value-type="float" office:value="30845000">
            <text:p>30845000</text:p>
          </table:table-cell>
          <table:table-cell office:value-type="float" office:value="26700000">
            <text:p>26700000</text:p>
          </table:table-cell>
          <table:table-cell office:value-type="float" office:value="26657000">
            <text:p>26657000</text:p>
          </table:table-cell>
          <table:table-cell office:value-type="float" office:value="26442000">
            <text:p>26442000</text:p>
          </table:table-cell>
          <table:table-cell office:value-type="float" office:value="29009000">
            <text:p>29009000</text:p>
          </table:table-cell>
          <table:table-cell office:value-type="float" office:value="26716000">
            <text:p>26716000</text:p>
          </table:table-cell>
          <table:table-cell office:value-type="float" office:value="26579000">
            <text:p>26579000</text:p>
          </table:table-cell>
          <table:table-cell office:value-type="float" office:value="26826000">
            <text:p>26826000</text:p>
          </table:table-cell>
          <table:table-cell office:value-type="float" office:value="26784000">
            <text:p>26784000</text:p>
          </table:table-cell>
          <table:table-cell office:value-type="float" office:value="26299000">
            <text:p>26299000</text:p>
          </table:table-cell>
          <table:table-cell office:value-type="float" office:value="26769000">
            <text:p>26769000</text:p>
          </table:table-cell>
          <table:table-cell office:value-type="float" office:value="26770000">
            <text:p>26770000</text:p>
          </table:table-cell>
          <table:table-cell office:value-type="float" office:value="26823000">
            <text:p>26823000</text:p>
          </table:table-cell>
          <table:table-cell office:value-type="float" office:value="29158000">
            <text:p>29158000</text:p>
          </table:table-cell>
          <table:table-cell office:value-type="float" office:value="29250000">
            <text:p>29250000</text:p>
          </table:table-cell>
          <table:table-cell office:value-type="float" office:value="26580000">
            <text:p>26580000</text:p>
          </table:table-cell>
          <table:table-cell office:value-type="float" office:value="26574000">
            <text:p>26574000</text:p>
          </table:table-cell>
          <table:table-cell office:value-type="float" office:value="29163000">
            <text:p>29163000</text:p>
          </table:table-cell>
          <table:table-cell office:value-type="float" office:value="26556000">
            <text:p>26556000</text:p>
          </table:table-cell>
          <table:table-cell office:value-type="float" office:value="27092000">
            <text:p>27092000</text:p>
          </table:table-cell>
          <table:table-cell office:value-type="float" office:value="26312000">
            <text:p>26312000</text:p>
          </table:table-cell>
          <table:table-cell office:value-type="float" office:value="29458000">
            <text:p>29458000</text:p>
          </table:table-cell>
          <table:table-cell office:value-type="float" office:value="26686000">
            <text:p>26686000</text:p>
          </table:table-cell>
          <table:table-cell office:value-type="float" office:value="26524000">
            <text:p>26524000</text:p>
          </table:table-cell>
          <table:table-cell office:value-type="float" office:value="30705000">
            <text:p>30705000</text:p>
          </table:table-cell>
          <table:table-cell office:value-type="float" office:value="26845000">
            <text:p>26845000</text:p>
          </table:table-cell>
          <table:table-cell office:value-type="float" office:value="26291000">
            <text:p>26291000</text:p>
          </table:table-cell>
          <table:table-cell office:value-type="float" office:value="29445000">
            <text:p>29445000</text:p>
          </table:table-cell>
          <table:table-cell office:value-type="float" office:value="26605000">
            <text:p>26605000</text:p>
          </table:table-cell>
          <table:table-cell office:value-type="float" office:value="26544000">
            <text:p>26544000</text:p>
          </table:table-cell>
          <table:table-cell office:value-type="float" office:value="26440000">
            <text:p>26440000</text:p>
          </table:table-cell>
          <table:table-cell office:value-type="float" office:value="26598000">
            <text:p>26598000</text:p>
          </table:table-cell>
          <table:table-cell office:value-type="float" office:value="26421000">
            <text:p>26421000</text:p>
          </table:table-cell>
          <table:table-cell office:value-type="float" office:value="30013000">
            <text:p>30013000</text:p>
          </table:table-cell>
          <table:table-cell office:value-type="float" office:value="26423000">
            <text:p>26423000</text:p>
          </table:table-cell>
          <table:table-cell office:value-type="float" office:value="28206000">
            <text:p>28206000</text:p>
          </table:table-cell>
          <table:table-cell office:value-type="float" office:value="26524000">
            <text:p>26524000</text:p>
          </table:table-cell>
          <table:table-cell office:value-type="float" office:value="26704000">
            <text:p>26704000</text:p>
          </table:table-cell>
          <table:table-cell office:value-type="float" office:value="28847000">
            <text:p>28847000</text:p>
          </table:table-cell>
          <table:table-cell office:value-type="float" office:value="26571000">
            <text:p>26571000</text:p>
          </table:table-cell>
          <table:table-cell office:value-type="float" office:value="26550000">
            <text:p>26550000</text:p>
          </table:table-cell>
          <table:table-cell office:value-type="float" office:value="31806000">
            <text:p>31806000</text:p>
          </table:table-cell>
          <table:table-cell office:value-type="float" office:value="26803000">
            <text:p>26803000</text:p>
          </table:table-cell>
          <table:table-cell office:value-type="float" office:value="28866000">
            <text:p>28866000</text:p>
          </table:table-cell>
          <table:table-cell office:value-type="float" office:value="26552000">
            <text:p>26552000</text:p>
          </table:table-cell>
          <table:table-cell office:value-type="float" office:value="29158000">
            <text:p>29158000</text:p>
          </table:table-cell>
          <table:table-cell office:value-type="float" office:value="26502000">
            <text:p>26502000</text:p>
          </table:table-cell>
          <table:table-cell office:value-type="float" office:value="26547000">
            <text:p>26547000</text:p>
          </table:table-cell>
          <table:table-cell office:value-type="float" office:value="26790000">
            <text:p>26790000</text:p>
          </table:table-cell>
          <table:table-cell office:value-type="float" office:value="31796000">
            <text:p>31796000</text:p>
          </table:table-cell>
          <table:table-cell office:value-type="float" office:value="28536000">
            <text:p>28536000</text:p>
          </table:table-cell>
          <table:table-cell office:value-type="float" office:value="26519000">
            <text:p>26519000</text:p>
          </table:table-cell>
          <table:table-cell office:value-type="float" office:value="26619000">
            <text:p>26619000</text:p>
          </table:table-cell>
          <table:table-cell office:value-type="float" office:value="26864000">
            <text:p>26864000</text:p>
          </table:table-cell>
          <table:table-cell office:value-type="float" office:value="26462000">
            <text:p>26462000</text:p>
          </table:table-cell>
          <table:table-cell office:value-type="float" office:value="31890000">
            <text:p>31890000</text:p>
          </table:table-cell>
          <table:table-cell office:value-type="float" office:value="26708000">
            <text:p>26708000</text:p>
          </table:table-cell>
          <table:table-cell office:value-type="float" office:value="26753000">
            <text:p>26753000</text:p>
          </table:table-cell>
          <table:table-cell office:value-type="float" office:value="26775000">
            <text:p>26775000</text:p>
          </table:table-cell>
          <table:table-cell office:value-type="float" office:value="26412000">
            <text:p>26412000</text:p>
          </table:table-cell>
          <table:table-cell office:value-type="float" office:value="26640000">
            <text:p>26640000</text:p>
          </table:table-cell>
          <table:table-cell office:value-type="float" office:value="30365000">
            <text:p>30365000</text:p>
          </table:table-cell>
          <table:table-cell office:value-type="float" office:value="28293000">
            <text:p>28293000</text:p>
          </table:table-cell>
          <table:table-cell office:value-type="float" office:value="26785000">
            <text:p>26785000</text:p>
          </table:table-cell>
          <table:table-cell office:value-type="float" office:value="29304000">
            <text:p>29304000</text:p>
          </table:table-cell>
          <table:table-cell table:number-columns-repeated="2"/>
          <table:table-cell office:value-type="float" office:value="107">
            <text:p>107</text:p>
          </table:table-cell>
          <table:table-cell table:formula="of:=AVERAGE([.A83:.CV83])" office:value-type="float" office:value="27661560">
            <text:p>27661560</text:p>
          </table:table-cell>
        </table:table-row>
        <table:table-row table:style-name="ro1">
          <table:table-cell office:value-type="float" office:value="26699000">
            <text:p>26699000</text:p>
          </table:table-cell>
          <table:table-cell office:value-type="float" office:value="28770000">
            <text:p>28770000</text:p>
          </table:table-cell>
          <table:table-cell office:value-type="float" office:value="26515000">
            <text:p>26515000</text:p>
          </table:table-cell>
          <table:table-cell office:value-type="float" office:value="26785000">
            <text:p>26785000</text:p>
          </table:table-cell>
          <table:table-cell office:value-type="float" office:value="31791000">
            <text:p>31791000</text:p>
          </table:table-cell>
          <table:table-cell office:value-type="float" office:value="28501000">
            <text:p>28501000</text:p>
          </table:table-cell>
          <table:table-cell office:value-type="float" office:value="26358000">
            <text:p>26358000</text:p>
          </table:table-cell>
          <table:table-cell office:value-type="float" office:value="29692000">
            <text:p>29692000</text:p>
          </table:table-cell>
          <table:table-cell office:value-type="float" office:value="26844000">
            <text:p>26844000</text:p>
          </table:table-cell>
          <table:table-cell office:value-type="float" office:value="26749000">
            <text:p>26749000</text:p>
          </table:table-cell>
          <table:table-cell office:value-type="float" office:value="26512000">
            <text:p>26512000</text:p>
          </table:table-cell>
          <table:table-cell office:value-type="float" office:value="26821000">
            <text:p>26821000</text:p>
          </table:table-cell>
          <table:table-cell office:value-type="float" office:value="26771000">
            <text:p>26771000</text:p>
          </table:table-cell>
          <table:table-cell office:value-type="float" office:value="26876000">
            <text:p>26876000</text:p>
          </table:table-cell>
          <table:table-cell office:value-type="float" office:value="26526000">
            <text:p>26526000</text:p>
          </table:table-cell>
          <table:table-cell office:value-type="float" office:value="31977000">
            <text:p>31977000</text:p>
          </table:table-cell>
          <table:table-cell office:value-type="float" office:value="27248000">
            <text:p>27248000</text:p>
          </table:table-cell>
          <table:table-cell office:value-type="float" office:value="27347000">
            <text:p>27347000</text:p>
          </table:table-cell>
          <table:table-cell office:value-type="float" office:value="29114000">
            <text:p>29114000</text:p>
          </table:table-cell>
          <table:table-cell office:value-type="float" office:value="29651000">
            <text:p>29651000</text:p>
          </table:table-cell>
          <table:table-cell office:value-type="float" office:value="27057000">
            <text:p>27057000</text:p>
          </table:table-cell>
          <table:table-cell office:value-type="float" office:value="27231000">
            <text:p>27231000</text:p>
          </table:table-cell>
          <table:table-cell office:value-type="float" office:value="27120000">
            <text:p>27120000</text:p>
          </table:table-cell>
          <table:table-cell office:value-type="float" office:value="29162000">
            <text:p>29162000</text:p>
          </table:table-cell>
          <table:table-cell office:value-type="float" office:value="26503000">
            <text:p>26503000</text:p>
          </table:table-cell>
          <table:table-cell office:value-type="float" office:value="26480000">
            <text:p>26480000</text:p>
          </table:table-cell>
          <table:table-cell office:value-type="float" office:value="26737000">
            <text:p>26737000</text:p>
          </table:table-cell>
          <table:table-cell office:value-type="float" office:value="27131000">
            <text:p>27131000</text:p>
          </table:table-cell>
          <table:table-cell office:value-type="float" office:value="26483000">
            <text:p>26483000</text:p>
          </table:table-cell>
          <table:table-cell office:value-type="float" office:value="27052000">
            <text:p>27052000</text:p>
          </table:table-cell>
          <table:table-cell office:value-type="float" office:value="26332000">
            <text:p>26332000</text:p>
          </table:table-cell>
          <table:table-cell office:value-type="float" office:value="26987000">
            <text:p>26987000</text:p>
          </table:table-cell>
          <table:table-cell office:value-type="float" office:value="26577000">
            <text:p>26577000</text:p>
          </table:table-cell>
          <table:table-cell office:value-type="float" office:value="28229000">
            <text:p>28229000</text:p>
          </table:table-cell>
          <table:table-cell office:value-type="float" office:value="27218000">
            <text:p>27218000</text:p>
          </table:table-cell>
          <table:table-cell office:value-type="float" office:value="26773000">
            <text:p>26773000</text:p>
          </table:table-cell>
          <table:table-cell office:value-type="float" office:value="29266000">
            <text:p>29266000</text:p>
          </table:table-cell>
          <table:table-cell office:value-type="float" office:value="26444000">
            <text:p>26444000</text:p>
          </table:table-cell>
          <table:table-cell office:value-type="float" office:value="27103000">
            <text:p>27103000</text:p>
          </table:table-cell>
          <table:table-cell office:value-type="float" office:value="28735000">
            <text:p>28735000</text:p>
          </table:table-cell>
          <table:table-cell office:value-type="float" office:value="29453000">
            <text:p>29453000</text:p>
          </table:table-cell>
          <table:table-cell office:value-type="float" office:value="26490000">
            <text:p>26490000</text:p>
          </table:table-cell>
          <table:table-cell office:value-type="float" office:value="27126000">
            <text:p>27126000</text:p>
          </table:table-cell>
          <table:table-cell office:value-type="float" office:value="27046000">
            <text:p>27046000</text:p>
          </table:table-cell>
          <table:table-cell office:value-type="float" office:value="26943000">
            <text:p>26943000</text:p>
          </table:table-cell>
          <table:table-cell office:value-type="float" office:value="30770000">
            <text:p>30770000</text:p>
          </table:table-cell>
          <table:table-cell office:value-type="float" office:value="26182000">
            <text:p>26182000</text:p>
          </table:table-cell>
          <table:table-cell office:value-type="float" office:value="28678000">
            <text:p>28678000</text:p>
          </table:table-cell>
          <table:table-cell office:value-type="float" office:value="26336000">
            <text:p>26336000</text:p>
          </table:table-cell>
          <table:table-cell office:value-type="float" office:value="26824000">
            <text:p>26824000</text:p>
          </table:table-cell>
          <table:table-cell office:value-type="float" office:value="26406000">
            <text:p>26406000</text:p>
          </table:table-cell>
          <table:table-cell office:value-type="float" office:value="26544000">
            <text:p>26544000</text:p>
          </table:table-cell>
          <table:table-cell office:value-type="float" office:value="27103000">
            <text:p>27103000</text:p>
          </table:table-cell>
          <table:table-cell office:value-type="float" office:value="27365000">
            <text:p>27365000</text:p>
          </table:table-cell>
          <table:table-cell office:value-type="float" office:value="27101000">
            <text:p>27101000</text:p>
          </table:table-cell>
          <table:table-cell office:value-type="float" office:value="26316000">
            <text:p>26316000</text:p>
          </table:table-cell>
          <table:table-cell office:value-type="float" office:value="26716000">
            <text:p>26716000</text:p>
          </table:table-cell>
          <table:table-cell office:value-type="float" office:value="26967000">
            <text:p>26967000</text:p>
          </table:table-cell>
          <table:table-cell office:value-type="float" office:value="29468000">
            <text:p>29468000</text:p>
          </table:table-cell>
          <table:table-cell office:value-type="float" office:value="26574000">
            <text:p>26574000</text:p>
          </table:table-cell>
          <table:table-cell office:value-type="float" office:value="30847000">
            <text:p>30847000</text:p>
          </table:table-cell>
          <table:table-cell office:value-type="float" office:value="26408000">
            <text:p>26408000</text:p>
          </table:table-cell>
          <table:table-cell office:value-type="float" office:value="27166000">
            <text:p>27166000</text:p>
          </table:table-cell>
          <table:table-cell office:value-type="float" office:value="32248000">
            <text:p>32248000</text:p>
          </table:table-cell>
          <table:table-cell office:value-type="float" office:value="26426000">
            <text:p>26426000</text:p>
          </table:table-cell>
          <table:table-cell office:value-type="float" office:value="26700000">
            <text:p>26700000</text:p>
          </table:table-cell>
          <table:table-cell office:value-type="float" office:value="27132000">
            <text:p>27132000</text:p>
          </table:table-cell>
          <table:table-cell office:value-type="float" office:value="29082000">
            <text:p>29082000</text:p>
          </table:table-cell>
          <table:table-cell office:value-type="float" office:value="27141000">
            <text:p>27141000</text:p>
          </table:table-cell>
          <table:table-cell office:value-type="float" office:value="26987000">
            <text:p>26987000</text:p>
          </table:table-cell>
          <table:table-cell office:value-type="float" office:value="27144000">
            <text:p>27144000</text:p>
          </table:table-cell>
          <table:table-cell office:value-type="float" office:value="26610000">
            <text:p>26610000</text:p>
          </table:table-cell>
          <table:table-cell office:value-type="float" office:value="26642000">
            <text:p>26642000</text:p>
          </table:table-cell>
          <table:table-cell office:value-type="float" office:value="27274000">
            <text:p>27274000</text:p>
          </table:table-cell>
          <table:table-cell office:value-type="float" office:value="29671000">
            <text:p>29671000</text:p>
          </table:table-cell>
          <table:table-cell office:value-type="float" office:value="26408000">
            <text:p>26408000</text:p>
          </table:table-cell>
          <table:table-cell office:value-type="float" office:value="27194000">
            <text:p>27194000</text:p>
          </table:table-cell>
          <table:table-cell office:value-type="float" office:value="27232000">
            <text:p>27232000</text:p>
          </table:table-cell>
          <table:table-cell office:value-type="float" office:value="26910000">
            <text:p>26910000</text:p>
          </table:table-cell>
          <table:table-cell office:value-type="float" office:value="26706000">
            <text:p>26706000</text:p>
          </table:table-cell>
          <table:table-cell office:value-type="float" office:value="27317000">
            <text:p>27317000</text:p>
          </table:table-cell>
          <table:table-cell office:value-type="float" office:value="27000000">
            <text:p>27000000</text:p>
          </table:table-cell>
          <table:table-cell office:value-type="float" office:value="27093000">
            <text:p>27093000</text:p>
          </table:table-cell>
          <table:table-cell office:value-type="float" office:value="27172000">
            <text:p>27172000</text:p>
          </table:table-cell>
          <table:table-cell office:value-type="float" office:value="27185000">
            <text:p>27185000</text:p>
          </table:table-cell>
          <table:table-cell office:value-type="float" office:value="26448000">
            <text:p>26448000</text:p>
          </table:table-cell>
          <table:table-cell office:value-type="float" office:value="31740000">
            <text:p>31740000</text:p>
          </table:table-cell>
          <table:table-cell office:value-type="float" office:value="26556000">
            <text:p>26556000</text:p>
          </table:table-cell>
          <table:table-cell office:value-type="float" office:value="31945000">
            <text:p>31945000</text:p>
          </table:table-cell>
          <table:table-cell office:value-type="float" office:value="27322000">
            <text:p>27322000</text:p>
          </table:table-cell>
          <table:table-cell office:value-type="float" office:value="32107000">
            <text:p>32107000</text:p>
          </table:table-cell>
          <table:table-cell office:value-type="float" office:value="27192000">
            <text:p>27192000</text:p>
          </table:table-cell>
          <table:table-cell office:value-type="float" office:value="26464000">
            <text:p>26464000</text:p>
          </table:table-cell>
          <table:table-cell office:value-type="float" office:value="26350000">
            <text:p>26350000</text:p>
          </table:table-cell>
          <table:table-cell office:value-type="float" office:value="26683000">
            <text:p>26683000</text:p>
          </table:table-cell>
          <table:table-cell office:value-type="float" office:value="27327000">
            <text:p>27327000</text:p>
          </table:table-cell>
          <table:table-cell office:value-type="float" office:value="26446000">
            <text:p>26446000</text:p>
          </table:table-cell>
          <table:table-cell office:value-type="float" office:value="27199000">
            <text:p>27199000</text:p>
          </table:table-cell>
          <table:table-cell office:value-type="float" office:value="27130000">
            <text:p>27130000</text:p>
          </table:table-cell>
          <table:table-cell office:value-type="float" office:value="27028000">
            <text:p>27028000</text:p>
          </table:table-cell>
          <table:table-cell table:number-columns-repeated="2"/>
          <table:table-cell office:value-type="float" office:value="108">
            <text:p>108</text:p>
          </table:table-cell>
          <table:table-cell table:formula="of:=AVERAGE([.A84:.CV84])" office:value-type="float" office:value="27542070">
            <text:p>27542070</text:p>
          </table:table-cell>
        </table:table-row>
        <table:table-row table:style-name="ro1">
          <table:table-cell office:value-type="float" office:value="31315000">
            <text:p>31315000</text:p>
          </table:table-cell>
          <table:table-cell office:value-type="float" office:value="27752000">
            <text:p>27752000</text:p>
          </table:table-cell>
          <table:table-cell office:value-type="float" office:value="27362000">
            <text:p>27362000</text:p>
          </table:table-cell>
          <table:table-cell office:value-type="float" office:value="30048000">
            <text:p>30048000</text:p>
          </table:table-cell>
          <table:table-cell office:value-type="float" office:value="27377000">
            <text:p>27377000</text:p>
          </table:table-cell>
          <table:table-cell office:value-type="float" office:value="29414000">
            <text:p>29414000</text:p>
          </table:table-cell>
          <table:table-cell office:value-type="float" office:value="27570000">
            <text:p>27570000</text:p>
          </table:table-cell>
          <table:table-cell office:value-type="float" office:value="27582000">
            <text:p>27582000</text:p>
          </table:table-cell>
          <table:table-cell office:value-type="float" office:value="30281000">
            <text:p>30281000</text:p>
          </table:table-cell>
          <table:table-cell office:value-type="float" office:value="27624000">
            <text:p>27624000</text:p>
          </table:table-cell>
          <table:table-cell office:value-type="float" office:value="27440000">
            <text:p>27440000</text:p>
          </table:table-cell>
          <table:table-cell office:value-type="float" office:value="28803000">
            <text:p>28803000</text:p>
          </table:table-cell>
          <table:table-cell office:value-type="float" office:value="27748000">
            <text:p>27748000</text:p>
          </table:table-cell>
          <table:table-cell office:value-type="float" office:value="27276000">
            <text:p>27276000</text:p>
          </table:table-cell>
          <table:table-cell office:value-type="float" office:value="27403000">
            <text:p>27403000</text:p>
          </table:table-cell>
          <table:table-cell office:value-type="float" office:value="27596000">
            <text:p>27596000</text:p>
          </table:table-cell>
          <table:table-cell office:value-type="float" office:value="27292000">
            <text:p>27292000</text:p>
          </table:table-cell>
          <table:table-cell office:value-type="float" office:value="27140000">
            <text:p>27140000</text:p>
          </table:table-cell>
          <table:table-cell office:value-type="float" office:value="32027000">
            <text:p>32027000</text:p>
          </table:table-cell>
          <table:table-cell office:value-type="float" office:value="28951000">
            <text:p>28951000</text:p>
          </table:table-cell>
          <table:table-cell office:value-type="float" office:value="27188000">
            <text:p>27188000</text:p>
          </table:table-cell>
          <table:table-cell office:value-type="float" office:value="29595000">
            <text:p>29595000</text:p>
          </table:table-cell>
          <table:table-cell office:value-type="float" office:value="28539000">
            <text:p>28539000</text:p>
          </table:table-cell>
          <table:table-cell office:value-type="float" office:value="27471000">
            <text:p>27471000</text:p>
          </table:table-cell>
          <table:table-cell office:value-type="float" office:value="27511000">
            <text:p>27511000</text:p>
          </table:table-cell>
          <table:table-cell office:value-type="float" office:value="27314000">
            <text:p>27314000</text:p>
          </table:table-cell>
          <table:table-cell office:value-type="float" office:value="29320000">
            <text:p>29320000</text:p>
          </table:table-cell>
          <table:table-cell office:value-type="float" office:value="31242000">
            <text:p>31242000</text:p>
          </table:table-cell>
          <table:table-cell office:value-type="float" office:value="27269000">
            <text:p>27269000</text:p>
          </table:table-cell>
          <table:table-cell office:value-type="float" office:value="27401000">
            <text:p>27401000</text:p>
          </table:table-cell>
          <table:table-cell office:value-type="float" office:value="27373000">
            <text:p>27373000</text:p>
          </table:table-cell>
          <table:table-cell office:value-type="float" office:value="27615000">
            <text:p>27615000</text:p>
          </table:table-cell>
          <table:table-cell office:value-type="float" office:value="27520000">
            <text:p>27520000</text:p>
          </table:table-cell>
          <table:table-cell office:value-type="float" office:value="27350000">
            <text:p>27350000</text:p>
          </table:table-cell>
          <table:table-cell office:value-type="float" office:value="30006000">
            <text:p>30006000</text:p>
          </table:table-cell>
          <table:table-cell office:value-type="float" office:value="27412000">
            <text:p>27412000</text:p>
          </table:table-cell>
          <table:table-cell office:value-type="float" office:value="27416000">
            <text:p>27416000</text:p>
          </table:table-cell>
          <table:table-cell office:value-type="float" office:value="27631000">
            <text:p>27631000</text:p>
          </table:table-cell>
          <table:table-cell office:value-type="float" office:value="27142000">
            <text:p>27142000</text:p>
          </table:table-cell>
          <table:table-cell office:value-type="float" office:value="31227000">
            <text:p>31227000</text:p>
          </table:table-cell>
          <table:table-cell office:value-type="float" office:value="27426000">
            <text:p>27426000</text:p>
          </table:table-cell>
          <table:table-cell office:value-type="float" office:value="27559000">
            <text:p>27559000</text:p>
          </table:table-cell>
          <table:table-cell office:value-type="float" office:value="27356000">
            <text:p>27356000</text:p>
          </table:table-cell>
          <table:table-cell office:value-type="float" office:value="27373000">
            <text:p>27373000</text:p>
          </table:table-cell>
          <table:table-cell office:value-type="float" office:value="27471000">
            <text:p>27471000</text:p>
          </table:table-cell>
          <table:table-cell office:value-type="float" office:value="27540000">
            <text:p>27540000</text:p>
          </table:table-cell>
          <table:table-cell office:value-type="float" office:value="27386000">
            <text:p>27386000</text:p>
          </table:table-cell>
          <table:table-cell office:value-type="float" office:value="27454000">
            <text:p>27454000</text:p>
          </table:table-cell>
          <table:table-cell office:value-type="float" office:value="27507000">
            <text:p>27507000</text:p>
          </table:table-cell>
          <table:table-cell office:value-type="float" office:value="32955000">
            <text:p>32955000</text:p>
          </table:table-cell>
          <table:table-cell office:value-type="float" office:value="27319000">
            <text:p>27319000</text:p>
          </table:table-cell>
          <table:table-cell office:value-type="float" office:value="28021000">
            <text:p>28021000</text:p>
          </table:table-cell>
          <table:table-cell office:value-type="float" office:value="29161000">
            <text:p>29161000</text:p>
          </table:table-cell>
          <table:table-cell office:value-type="float" office:value="31399000">
            <text:p>31399000</text:p>
          </table:table-cell>
          <table:table-cell office:value-type="float" office:value="27244000">
            <text:p>27244000</text:p>
          </table:table-cell>
          <table:table-cell office:value-type="float" office:value="28758000">
            <text:p>28758000</text:p>
          </table:table-cell>
          <table:table-cell office:value-type="float" office:value="27840000">
            <text:p>27840000</text:p>
          </table:table-cell>
          <table:table-cell office:value-type="float" office:value="27687000">
            <text:p>27687000</text:p>
          </table:table-cell>
          <table:table-cell office:value-type="float" office:value="27187000">
            <text:p>27187000</text:p>
          </table:table-cell>
          <table:table-cell office:value-type="float" office:value="27318000">
            <text:p>27318000</text:p>
          </table:table-cell>
          <table:table-cell office:value-type="float" office:value="27536000">
            <text:p>27536000</text:p>
          </table:table-cell>
          <table:table-cell office:value-type="float" office:value="27532000">
            <text:p>27532000</text:p>
          </table:table-cell>
          <table:table-cell office:value-type="float" office:value="27178000">
            <text:p>27178000</text:p>
          </table:table-cell>
          <table:table-cell office:value-type="float" office:value="27278000">
            <text:p>27278000</text:p>
          </table:table-cell>
          <table:table-cell office:value-type="float" office:value="27484000">
            <text:p>27484000</text:p>
          </table:table-cell>
          <table:table-cell office:value-type="float" office:value="31348000">
            <text:p>31348000</text:p>
          </table:table-cell>
          <table:table-cell office:value-type="float" office:value="27569000">
            <text:p>27569000</text:p>
          </table:table-cell>
          <table:table-cell office:value-type="float" office:value="27161000">
            <text:p>27161000</text:p>
          </table:table-cell>
          <table:table-cell office:value-type="float" office:value="30151000">
            <text:p>30151000</text:p>
          </table:table-cell>
          <table:table-cell office:value-type="float" office:value="27229000">
            <text:p>27229000</text:p>
          </table:table-cell>
          <table:table-cell office:value-type="float" office:value="27142000">
            <text:p>27142000</text:p>
          </table:table-cell>
          <table:table-cell office:value-type="float" office:value="27228000">
            <text:p>27228000</text:p>
          </table:table-cell>
          <table:table-cell office:value-type="float" office:value="27151000">
            <text:p>27151000</text:p>
          </table:table-cell>
          <table:table-cell office:value-type="float" office:value="29028000">
            <text:p>29028000</text:p>
          </table:table-cell>
          <table:table-cell office:value-type="float" office:value="27377000">
            <text:p>27377000</text:p>
          </table:table-cell>
          <table:table-cell office:value-type="float" office:value="27383000">
            <text:p>27383000</text:p>
          </table:table-cell>
          <table:table-cell office:value-type="float" office:value="27967000">
            <text:p>27967000</text:p>
          </table:table-cell>
          <table:table-cell office:value-type="float" office:value="27515000">
            <text:p>27515000</text:p>
          </table:table-cell>
          <table:table-cell office:value-type="float" office:value="27413000">
            <text:p>27413000</text:p>
          </table:table-cell>
          <table:table-cell office:value-type="float" office:value="28044000">
            <text:p>28044000</text:p>
          </table:table-cell>
          <table:table-cell office:value-type="float" office:value="29142000">
            <text:p>29142000</text:p>
          </table:table-cell>
          <table:table-cell office:value-type="float" office:value="29781000">
            <text:p>29781000</text:p>
          </table:table-cell>
          <table:table-cell office:value-type="float" office:value="27544000">
            <text:p>27544000</text:p>
          </table:table-cell>
          <table:table-cell office:value-type="float" office:value="27647000">
            <text:p>27647000</text:p>
          </table:table-cell>
          <table:table-cell office:value-type="float" office:value="27179000">
            <text:p>27179000</text:p>
          </table:table-cell>
          <table:table-cell office:value-type="float" office:value="27624000">
            <text:p>27624000</text:p>
          </table:table-cell>
          <table:table-cell office:value-type="float" office:value="30259000">
            <text:p>30259000</text:p>
          </table:table-cell>
          <table:table-cell office:value-type="float" office:value="27249000">
            <text:p>27249000</text:p>
          </table:table-cell>
          <table:table-cell office:value-type="float" office:value="27003000">
            <text:p>27003000</text:p>
          </table:table-cell>
          <table:table-cell office:value-type="float" office:value="27304000">
            <text:p>27304000</text:p>
          </table:table-cell>
          <table:table-cell office:value-type="float" office:value="27707000">
            <text:p>27707000</text:p>
          </table:table-cell>
          <table:table-cell office:value-type="float" office:value="27318000">
            <text:p>27318000</text:p>
          </table:table-cell>
          <table:table-cell office:value-type="float" office:value="29428000">
            <text:p>29428000</text:p>
          </table:table-cell>
          <table:table-cell office:value-type="float" office:value="27657000">
            <text:p>27657000</text:p>
          </table:table-cell>
          <table:table-cell office:value-type="float" office:value="27448000">
            <text:p>27448000</text:p>
          </table:table-cell>
          <table:table-cell office:value-type="float" office:value="27877000">
            <text:p>27877000</text:p>
          </table:table-cell>
          <table:table-cell office:value-type="float" office:value="27803000">
            <text:p>27803000</text:p>
          </table:table-cell>
          <table:table-cell office:value-type="float" office:value="27639000">
            <text:p>27639000</text:p>
          </table:table-cell>
          <table:table-cell office:value-type="float" office:value="27726000">
            <text:p>27726000</text:p>
          </table:table-cell>
          <table:table-cell office:value-type="float" office:value="29251000">
            <text:p>29251000</text:p>
          </table:table-cell>
          <table:table-cell table:number-columns-repeated="2"/>
          <table:table-cell office:value-type="float" office:value="109">
            <text:p>109</text:p>
          </table:table-cell>
          <table:table-cell table:formula="of:=AVERAGE([.A85:.CV85])" office:value-type="float" office:value="28108040">
            <text:p>28108040</text:p>
          </table:table-cell>
        </table:table-row>
        <table:table-row table:style-name="ro1">
          <table:table-cell office:value-type="float" office:value="27207000">
            <text:p>27207000</text:p>
          </table:table-cell>
          <table:table-cell office:value-type="float" office:value="31492000">
            <text:p>31492000</text:p>
          </table:table-cell>
          <table:table-cell office:value-type="float" office:value="27969000">
            <text:p>27969000</text:p>
          </table:table-cell>
          <table:table-cell office:value-type="float" office:value="27658000">
            <text:p>27658000</text:p>
          </table:table-cell>
          <table:table-cell office:value-type="float" office:value="27896000">
            <text:p>27896000</text:p>
          </table:table-cell>
          <table:table-cell office:value-type="float" office:value="27885000">
            <text:p>27885000</text:p>
          </table:table-cell>
          <table:table-cell office:value-type="float" office:value="29108000">
            <text:p>29108000</text:p>
          </table:table-cell>
          <table:table-cell office:value-type="float" office:value="27714000">
            <text:p>27714000</text:p>
          </table:table-cell>
          <table:table-cell office:value-type="float" office:value="30624000">
            <text:p>30624000</text:p>
          </table:table-cell>
          <table:table-cell office:value-type="float" office:value="29646000">
            <text:p>29646000</text:p>
          </table:table-cell>
          <table:table-cell office:value-type="float" office:value="27993000">
            <text:p>27993000</text:p>
          </table:table-cell>
          <table:table-cell office:value-type="float" office:value="27292000">
            <text:p>27292000</text:p>
          </table:table-cell>
          <table:table-cell office:value-type="float" office:value="27471000">
            <text:p>27471000</text:p>
          </table:table-cell>
          <table:table-cell office:value-type="float" office:value="27885000">
            <text:p>27885000</text:p>
          </table:table-cell>
          <table:table-cell office:value-type="float" office:value="32451000">
            <text:p>32451000</text:p>
          </table:table-cell>
          <table:table-cell office:value-type="float" office:value="27714000">
            <text:p>27714000</text:p>
          </table:table-cell>
          <table:table-cell office:value-type="float" office:value="27608000">
            <text:p>27608000</text:p>
          </table:table-cell>
          <table:table-cell office:value-type="float" office:value="27274000">
            <text:p>27274000</text:p>
          </table:table-cell>
          <table:table-cell office:value-type="float" office:value="27688000">
            <text:p>27688000</text:p>
          </table:table-cell>
          <table:table-cell office:value-type="float" office:value="27187000">
            <text:p>27187000</text:p>
          </table:table-cell>
          <table:table-cell office:value-type="float" office:value="27377000">
            <text:p>27377000</text:p>
          </table:table-cell>
          <table:table-cell office:value-type="float" office:value="29370000">
            <text:p>29370000</text:p>
          </table:table-cell>
          <table:table-cell office:value-type="float" office:value="27181000">
            <text:p>27181000</text:p>
          </table:table-cell>
          <table:table-cell office:value-type="float" office:value="28114000">
            <text:p>28114000</text:p>
          </table:table-cell>
          <table:table-cell office:value-type="float" office:value="29800000">
            <text:p>29800000</text:p>
          </table:table-cell>
          <table:table-cell office:value-type="float" office:value="27778000">
            <text:p>27778000</text:p>
          </table:table-cell>
          <table:table-cell office:value-type="float" office:value="27606000">
            <text:p>27606000</text:p>
          </table:table-cell>
          <table:table-cell office:value-type="float" office:value="27054000">
            <text:p>27054000</text:p>
          </table:table-cell>
          <table:table-cell office:value-type="float" office:value="30177000">
            <text:p>30177000</text:p>
          </table:table-cell>
          <table:table-cell office:value-type="float" office:value="28173000">
            <text:p>28173000</text:p>
          </table:table-cell>
          <table:table-cell office:value-type="float" office:value="27874000">
            <text:p>27874000</text:p>
          </table:table-cell>
          <table:table-cell office:value-type="float" office:value="27593000">
            <text:p>27593000</text:p>
          </table:table-cell>
          <table:table-cell office:value-type="float" office:value="27273000">
            <text:p>27273000</text:p>
          </table:table-cell>
          <table:table-cell office:value-type="float" office:value="27728000">
            <text:p>27728000</text:p>
          </table:table-cell>
          <table:table-cell office:value-type="float" office:value="27229000">
            <text:p>27229000</text:p>
          </table:table-cell>
          <table:table-cell office:value-type="float" office:value="27560000">
            <text:p>27560000</text:p>
          </table:table-cell>
          <table:table-cell office:value-type="float" office:value="27693000">
            <text:p>27693000</text:p>
          </table:table-cell>
          <table:table-cell office:value-type="float" office:value="26925000">
            <text:p>26925000</text:p>
          </table:table-cell>
          <table:table-cell office:value-type="float" office:value="27236000">
            <text:p>27236000</text:p>
          </table:table-cell>
          <table:table-cell office:value-type="float" office:value="28142000">
            <text:p>28142000</text:p>
          </table:table-cell>
          <table:table-cell office:value-type="float" office:value="27396000">
            <text:p>27396000</text:p>
          </table:table-cell>
          <table:table-cell office:value-type="float" office:value="27317000">
            <text:p>27317000</text:p>
          </table:table-cell>
          <table:table-cell office:value-type="float" office:value="27598000">
            <text:p>27598000</text:p>
          </table:table-cell>
          <table:table-cell office:value-type="float" office:value="27754000">
            <text:p>27754000</text:p>
          </table:table-cell>
          <table:table-cell office:value-type="float" office:value="27035000">
            <text:p>27035000</text:p>
          </table:table-cell>
          <table:table-cell office:value-type="float" office:value="31293000">
            <text:p>31293000</text:p>
          </table:table-cell>
          <table:table-cell office:value-type="float" office:value="27742000">
            <text:p>27742000</text:p>
          </table:table-cell>
          <table:table-cell office:value-type="float" office:value="27028000">
            <text:p>27028000</text:p>
          </table:table-cell>
          <table:table-cell office:value-type="float" office:value="27481000">
            <text:p>27481000</text:p>
          </table:table-cell>
          <table:table-cell office:value-type="float" office:value="29659000">
            <text:p>29659000</text:p>
          </table:table-cell>
          <table:table-cell office:value-type="float" office:value="27280000">
            <text:p>27280000</text:p>
          </table:table-cell>
          <table:table-cell office:value-type="float" office:value="29375000">
            <text:p>29375000</text:p>
          </table:table-cell>
          <table:table-cell office:value-type="float" office:value="27599000">
            <text:p>27599000</text:p>
          </table:table-cell>
          <table:table-cell office:value-type="float" office:value="28045000">
            <text:p>28045000</text:p>
          </table:table-cell>
          <table:table-cell office:value-type="float" office:value="27668000">
            <text:p>27668000</text:p>
          </table:table-cell>
          <table:table-cell office:value-type="float" office:value="27451000">
            <text:p>27451000</text:p>
          </table:table-cell>
          <table:table-cell office:value-type="float" office:value="31599000">
            <text:p>31599000</text:p>
          </table:table-cell>
          <table:table-cell office:value-type="float" office:value="28008000">
            <text:p>28008000</text:p>
          </table:table-cell>
          <table:table-cell office:value-type="float" office:value="27710000">
            <text:p>27710000</text:p>
          </table:table-cell>
          <table:table-cell office:value-type="float" office:value="27471000">
            <text:p>27471000</text:p>
          </table:table-cell>
          <table:table-cell office:value-type="float" office:value="27479000">
            <text:p>27479000</text:p>
          </table:table-cell>
          <table:table-cell office:value-type="float" office:value="27624000">
            <text:p>27624000</text:p>
          </table:table-cell>
          <table:table-cell office:value-type="float" office:value="27873000">
            <text:p>27873000</text:p>
          </table:table-cell>
          <table:table-cell office:value-type="float" office:value="27901000">
            <text:p>27901000</text:p>
          </table:table-cell>
          <table:table-cell office:value-type="float" office:value="27310000">
            <text:p>27310000</text:p>
          </table:table-cell>
          <table:table-cell office:value-type="float" office:value="27172000">
            <text:p>27172000</text:p>
          </table:table-cell>
          <table:table-cell office:value-type="float" office:value="27888000">
            <text:p>27888000</text:p>
          </table:table-cell>
          <table:table-cell office:value-type="float" office:value="28656000">
            <text:p>28656000</text:p>
          </table:table-cell>
          <table:table-cell office:value-type="float" office:value="27310000">
            <text:p>27310000</text:p>
          </table:table-cell>
          <table:table-cell office:value-type="float" office:value="27964000">
            <text:p>27964000</text:p>
          </table:table-cell>
          <table:table-cell office:value-type="float" office:value="27886000">
            <text:p>27886000</text:p>
          </table:table-cell>
          <table:table-cell office:value-type="float" office:value="30991000">
            <text:p>30991000</text:p>
          </table:table-cell>
          <table:table-cell office:value-type="float" office:value="27152000">
            <text:p>27152000</text:p>
          </table:table-cell>
          <table:table-cell office:value-type="float" office:value="27701000">
            <text:p>27701000</text:p>
          </table:table-cell>
          <table:table-cell office:value-type="float" office:value="27696000">
            <text:p>27696000</text:p>
          </table:table-cell>
          <table:table-cell office:value-type="float" office:value="27106000">
            <text:p>27106000</text:p>
          </table:table-cell>
          <table:table-cell office:value-type="float" office:value="27184000">
            <text:p>27184000</text:p>
          </table:table-cell>
          <table:table-cell office:value-type="float" office:value="30444000">
            <text:p>30444000</text:p>
          </table:table-cell>
          <table:table-cell office:value-type="float" office:value="27503000">
            <text:p>27503000</text:p>
          </table:table-cell>
          <table:table-cell office:value-type="float" office:value="27993000">
            <text:p>27993000</text:p>
          </table:table-cell>
          <table:table-cell office:value-type="float" office:value="27284000">
            <text:p>27284000</text:p>
          </table:table-cell>
          <table:table-cell office:value-type="float" office:value="27797000">
            <text:p>27797000</text:p>
          </table:table-cell>
          <table:table-cell office:value-type="float" office:value="27454000">
            <text:p>27454000</text:p>
          </table:table-cell>
          <table:table-cell office:value-type="float" office:value="27655000">
            <text:p>27655000</text:p>
          </table:table-cell>
          <table:table-cell office:value-type="float" office:value="27641000">
            <text:p>27641000</text:p>
          </table:table-cell>
          <table:table-cell office:value-type="float" office:value="27724000">
            <text:p>27724000</text:p>
          </table:table-cell>
          <table:table-cell office:value-type="float" office:value="27773000">
            <text:p>27773000</text:p>
          </table:table-cell>
          <table:table-cell office:value-type="float" office:value="27807000">
            <text:p>27807000</text:p>
          </table:table-cell>
          <table:table-cell office:value-type="float" office:value="29814000">
            <text:p>29814000</text:p>
          </table:table-cell>
          <table:table-cell office:value-type="float" office:value="31626000">
            <text:p>31626000</text:p>
          </table:table-cell>
          <table:table-cell office:value-type="float" office:value="27876000">
            <text:p>27876000</text:p>
          </table:table-cell>
          <table:table-cell office:value-type="float" office:value="27373000">
            <text:p>27373000</text:p>
          </table:table-cell>
          <table:table-cell office:value-type="float" office:value="27335000">
            <text:p>27335000</text:p>
          </table:table-cell>
          <table:table-cell office:value-type="float" office:value="27605000">
            <text:p>27605000</text:p>
          </table:table-cell>
          <table:table-cell office:value-type="float" office:value="29630000">
            <text:p>29630000</text:p>
          </table:table-cell>
          <table:table-cell office:value-type="float" office:value="27134000">
            <text:p>27134000</text:p>
          </table:table-cell>
          <table:table-cell office:value-type="float" office:value="32379000">
            <text:p>32379000</text:p>
          </table:table-cell>
          <table:table-cell office:value-type="float" office:value="27340000">
            <text:p>27340000</text:p>
          </table:table-cell>
          <table:table-cell office:value-type="float" office:value="27298000">
            <text:p>27298000</text:p>
          </table:table-cell>
          <table:table-cell office:value-type="float" office:value="27751000">
            <text:p>27751000</text:p>
          </table:table-cell>
          <table:table-cell table:number-columns-repeated="2"/>
          <table:table-cell office:value-type="float" office:value="110">
            <text:p>110</text:p>
          </table:table-cell>
          <table:table-cell table:formula="of:=AVERAGE([.A86:.CV86])" office:value-type="float" office:value="28112830">
            <text:p>28112830</text:p>
          </table:table-cell>
        </table:table-row>
        <table:table-row table:style-name="ro1">
          <table:table-cell office:value-type="float" office:value="28587000">
            <text:p>28587000</text:p>
          </table:table-cell>
          <table:table-cell office:value-type="float" office:value="28488000">
            <text:p>28488000</text:p>
          </table:table-cell>
          <table:table-cell office:value-type="float" office:value="28339000">
            <text:p>28339000</text:p>
          </table:table-cell>
          <table:table-cell office:value-type="float" office:value="28341000">
            <text:p>28341000</text:p>
          </table:table-cell>
          <table:table-cell office:value-type="float" office:value="27892000">
            <text:p>27892000</text:p>
          </table:table-cell>
          <table:table-cell office:value-type="float" office:value="29859000">
            <text:p>29859000</text:p>
          </table:table-cell>
          <table:table-cell office:value-type="float" office:value="28124000">
            <text:p>28124000</text:p>
          </table:table-cell>
          <table:table-cell office:value-type="float" office:value="28366000">
            <text:p>28366000</text:p>
          </table:table-cell>
          <table:table-cell office:value-type="float" office:value="28351000">
            <text:p>28351000</text:p>
          </table:table-cell>
          <table:table-cell office:value-type="float" office:value="28054000">
            <text:p>28054000</text:p>
          </table:table-cell>
          <table:table-cell office:value-type="float" office:value="28534000">
            <text:p>28534000</text:p>
          </table:table-cell>
          <table:table-cell office:value-type="float" office:value="29593000">
            <text:p>29593000</text:p>
          </table:table-cell>
          <table:table-cell office:value-type="float" office:value="28355000">
            <text:p>28355000</text:p>
          </table:table-cell>
          <table:table-cell office:value-type="float" office:value="28385000">
            <text:p>28385000</text:p>
          </table:table-cell>
          <table:table-cell office:value-type="float" office:value="28461000">
            <text:p>28461000</text:p>
          </table:table-cell>
          <table:table-cell office:value-type="float" office:value="28134000">
            <text:p>28134000</text:p>
          </table:table-cell>
          <table:table-cell office:value-type="float" office:value="28018000">
            <text:p>28018000</text:p>
          </table:table-cell>
          <table:table-cell office:value-type="float" office:value="28454000">
            <text:p>28454000</text:p>
          </table:table-cell>
          <table:table-cell office:value-type="float" office:value="28357000">
            <text:p>28357000</text:p>
          </table:table-cell>
          <table:table-cell office:value-type="float" office:value="28279000">
            <text:p>28279000</text:p>
          </table:table-cell>
          <table:table-cell office:value-type="float" office:value="28529000">
            <text:p>28529000</text:p>
          </table:table-cell>
          <table:table-cell office:value-type="float" office:value="28277000">
            <text:p>28277000</text:p>
          </table:table-cell>
          <table:table-cell office:value-type="float" office:value="28246000">
            <text:p>28246000</text:p>
          </table:table-cell>
          <table:table-cell office:value-type="float" office:value="28908000">
            <text:p>28908000</text:p>
          </table:table-cell>
          <table:table-cell office:value-type="float" office:value="28329000">
            <text:p>28329000</text:p>
          </table:table-cell>
          <table:table-cell office:value-type="float" office:value="28381000">
            <text:p>28381000</text:p>
          </table:table-cell>
          <table:table-cell office:value-type="float" office:value="29156000">
            <text:p>29156000</text:p>
          </table:table-cell>
          <table:table-cell office:value-type="float" office:value="29418000">
            <text:p>29418000</text:p>
          </table:table-cell>
          <table:table-cell office:value-type="float" office:value="28534000">
            <text:p>28534000</text:p>
          </table:table-cell>
          <table:table-cell office:value-type="float" office:value="30489000">
            <text:p>30489000</text:p>
          </table:table-cell>
          <table:table-cell office:value-type="float" office:value="28381000">
            <text:p>28381000</text:p>
          </table:table-cell>
          <table:table-cell office:value-type="float" office:value="31172000">
            <text:p>31172000</text:p>
          </table:table-cell>
          <table:table-cell office:value-type="float" office:value="28099000">
            <text:p>28099000</text:p>
          </table:table-cell>
          <table:table-cell office:value-type="float" office:value="28144000">
            <text:p>28144000</text:p>
          </table:table-cell>
          <table:table-cell office:value-type="float" office:value="28068000">
            <text:p>28068000</text:p>
          </table:table-cell>
          <table:table-cell office:value-type="float" office:value="27964000">
            <text:p>27964000</text:p>
          </table:table-cell>
          <table:table-cell office:value-type="float" office:value="28679000">
            <text:p>28679000</text:p>
          </table:table-cell>
          <table:table-cell office:value-type="float" office:value="28063000">
            <text:p>28063000</text:p>
          </table:table-cell>
          <table:table-cell office:value-type="float" office:value="28080000">
            <text:p>28080000</text:p>
          </table:table-cell>
          <table:table-cell office:value-type="float" office:value="27841000">
            <text:p>27841000</text:p>
          </table:table-cell>
          <table:table-cell office:value-type="float" office:value="28210000">
            <text:p>28210000</text:p>
          </table:table-cell>
          <table:table-cell office:value-type="float" office:value="27845000">
            <text:p>27845000</text:p>
          </table:table-cell>
          <table:table-cell office:value-type="float" office:value="28217000">
            <text:p>28217000</text:p>
          </table:table-cell>
          <table:table-cell office:value-type="float" office:value="28581000">
            <text:p>28581000</text:p>
          </table:table-cell>
          <table:table-cell office:value-type="float" office:value="28455000">
            <text:p>28455000</text:p>
          </table:table-cell>
          <table:table-cell office:value-type="float" office:value="28473000">
            <text:p>28473000</text:p>
          </table:table-cell>
          <table:table-cell office:value-type="float" office:value="28205000">
            <text:p>28205000</text:p>
          </table:table-cell>
          <table:table-cell office:value-type="float" office:value="31383000">
            <text:p>31383000</text:p>
          </table:table-cell>
          <table:table-cell office:value-type="float" office:value="28345000">
            <text:p>28345000</text:p>
          </table:table-cell>
          <table:table-cell office:value-type="float" office:value="28550000">
            <text:p>28550000</text:p>
          </table:table-cell>
          <table:table-cell office:value-type="float" office:value="27991000">
            <text:p>27991000</text:p>
          </table:table-cell>
          <table:table-cell office:value-type="float" office:value="32762000">
            <text:p>32762000</text:p>
          </table:table-cell>
          <table:table-cell office:value-type="float" office:value="32966000">
            <text:p>32966000</text:p>
          </table:table-cell>
          <table:table-cell office:value-type="float" office:value="28949000">
            <text:p>28949000</text:p>
          </table:table-cell>
          <table:table-cell office:value-type="float" office:value="28188000">
            <text:p>28188000</text:p>
          </table:table-cell>
          <table:table-cell office:value-type="float" office:value="27920000">
            <text:p>27920000</text:p>
          </table:table-cell>
          <table:table-cell office:value-type="float" office:value="28442000">
            <text:p>28442000</text:p>
          </table:table-cell>
          <table:table-cell office:value-type="float" office:value="28262000">
            <text:p>28262000</text:p>
          </table:table-cell>
          <table:table-cell office:value-type="float" office:value="28517000">
            <text:p>28517000</text:p>
          </table:table-cell>
          <table:table-cell office:value-type="float" office:value="27788000">
            <text:p>27788000</text:p>
          </table:table-cell>
          <table:table-cell office:value-type="float" office:value="28381000">
            <text:p>28381000</text:p>
          </table:table-cell>
          <table:table-cell office:value-type="float" office:value="28428000">
            <text:p>28428000</text:p>
          </table:table-cell>
          <table:table-cell office:value-type="float" office:value="28049000">
            <text:p>28049000</text:p>
          </table:table-cell>
          <table:table-cell office:value-type="float" office:value="28411000">
            <text:p>28411000</text:p>
          </table:table-cell>
          <table:table-cell office:value-type="float" office:value="28343000">
            <text:p>28343000</text:p>
          </table:table-cell>
          <table:table-cell office:value-type="float" office:value="28341000">
            <text:p>28341000</text:p>
          </table:table-cell>
          <table:table-cell office:value-type="float" office:value="28215000">
            <text:p>28215000</text:p>
          </table:table-cell>
          <table:table-cell office:value-type="float" office:value="29996000">
            <text:p>29996000</text:p>
          </table:table-cell>
          <table:table-cell office:value-type="float" office:value="28051000">
            <text:p>28051000</text:p>
          </table:table-cell>
          <table:table-cell office:value-type="float" office:value="29708000">
            <text:p>29708000</text:p>
          </table:table-cell>
          <table:table-cell office:value-type="float" office:value="28189000">
            <text:p>28189000</text:p>
          </table:table-cell>
          <table:table-cell office:value-type="float" office:value="27938000">
            <text:p>27938000</text:p>
          </table:table-cell>
          <table:table-cell office:value-type="float" office:value="28175000">
            <text:p>28175000</text:p>
          </table:table-cell>
          <table:table-cell office:value-type="float" office:value="28008000">
            <text:p>28008000</text:p>
          </table:table-cell>
          <table:table-cell office:value-type="float" office:value="28604000">
            <text:p>28604000</text:p>
          </table:table-cell>
          <table:table-cell office:value-type="float" office:value="27866000">
            <text:p>27866000</text:p>
          </table:table-cell>
          <table:table-cell office:value-type="float" office:value="28370000">
            <text:p>28370000</text:p>
          </table:table-cell>
          <table:table-cell office:value-type="float" office:value="28424000">
            <text:p>28424000</text:p>
          </table:table-cell>
          <table:table-cell office:value-type="float" office:value="28686000">
            <text:p>28686000</text:p>
          </table:table-cell>
          <table:table-cell office:value-type="float" office:value="28205000">
            <text:p>28205000</text:p>
          </table:table-cell>
          <table:table-cell office:value-type="float" office:value="28351000">
            <text:p>28351000</text:p>
          </table:table-cell>
          <table:table-cell office:value-type="float" office:value="28600000">
            <text:p>28600000</text:p>
          </table:table-cell>
          <table:table-cell office:value-type="float" office:value="28406000">
            <text:p>28406000</text:p>
          </table:table-cell>
          <table:table-cell office:value-type="float" office:value="28509000">
            <text:p>28509000</text:p>
          </table:table-cell>
          <table:table-cell office:value-type="float" office:value="28273000">
            <text:p>28273000</text:p>
          </table:table-cell>
          <table:table-cell office:value-type="float" office:value="28399000">
            <text:p>28399000</text:p>
          </table:table-cell>
          <table:table-cell office:value-type="float" office:value="28234000">
            <text:p>28234000</text:p>
          </table:table-cell>
          <table:table-cell office:value-type="float" office:value="28255000">
            <text:p>28255000</text:p>
          </table:table-cell>
          <table:table-cell office:value-type="float" office:value="31834000">
            <text:p>31834000</text:p>
          </table:table-cell>
          <table:table-cell office:value-type="float" office:value="28122000">
            <text:p>28122000</text:p>
          </table:table-cell>
          <table:table-cell office:value-type="float" office:value="28503000">
            <text:p>28503000</text:p>
          </table:table-cell>
          <table:table-cell office:value-type="float" office:value="28235000">
            <text:p>28235000</text:p>
          </table:table-cell>
          <table:table-cell office:value-type="float" office:value="28157000">
            <text:p>28157000</text:p>
          </table:table-cell>
          <table:table-cell office:value-type="float" office:value="27987000">
            <text:p>27987000</text:p>
          </table:table-cell>
          <table:table-cell office:value-type="float" office:value="28146000">
            <text:p>28146000</text:p>
          </table:table-cell>
          <table:table-cell office:value-type="float" office:value="28284000">
            <text:p>28284000</text:p>
          </table:table-cell>
          <table:table-cell office:value-type="float" office:value="28549000">
            <text:p>28549000</text:p>
          </table:table-cell>
          <table:table-cell office:value-type="float" office:value="33226000">
            <text:p>33226000</text:p>
          </table:table-cell>
          <table:table-cell office:value-type="float" office:value="28476000">
            <text:p>28476000</text:p>
          </table:table-cell>
          <table:table-cell office:value-type="float" office:value="27951000">
            <text:p>27951000</text:p>
          </table:table-cell>
          <table:table-cell table:number-columns-repeated="2"/>
          <table:table-cell office:value-type="float" office:value="111">
            <text:p>111</text:p>
          </table:table-cell>
          <table:table-cell table:formula="of:=AVERAGE([.A87:.CV87])" office:value-type="float" office:value="28626630">
            <text:p>28626630</text:p>
          </table:table-cell>
        </table:table-row>
        <table:table-row table:style-name="ro1">
          <table:table-cell office:value-type="float" office:value="28794000">
            <text:p>28794000</text:p>
          </table:table-cell>
          <table:table-cell office:value-type="float" office:value="29060000">
            <text:p>29060000</text:p>
          </table:table-cell>
          <table:table-cell office:value-type="float" office:value="28977000">
            <text:p>28977000</text:p>
          </table:table-cell>
          <table:table-cell office:value-type="float" office:value="28947000">
            <text:p>28947000</text:p>
          </table:table-cell>
          <table:table-cell office:value-type="float" office:value="28964000">
            <text:p>28964000</text:p>
          </table:table-cell>
          <table:table-cell office:value-type="float" office:value="28627000">
            <text:p>28627000</text:p>
          </table:table-cell>
          <table:table-cell office:value-type="float" office:value="27848000">
            <text:p>27848000</text:p>
          </table:table-cell>
          <table:table-cell office:value-type="float" office:value="28297000">
            <text:p>28297000</text:p>
          </table:table-cell>
          <table:table-cell office:value-type="float" office:value="28690000">
            <text:p>28690000</text:p>
          </table:table-cell>
          <table:table-cell office:value-type="float" office:value="30945000">
            <text:p>30945000</text:p>
          </table:table-cell>
          <table:table-cell office:value-type="float" office:value="28960000">
            <text:p>28960000</text:p>
          </table:table-cell>
          <table:table-cell office:value-type="float" office:value="27940000">
            <text:p>27940000</text:p>
          </table:table-cell>
          <table:table-cell office:value-type="float" office:value="28196000">
            <text:p>28196000</text:p>
          </table:table-cell>
          <table:table-cell office:value-type="float" office:value="29565000">
            <text:p>29565000</text:p>
          </table:table-cell>
          <table:table-cell office:value-type="float" office:value="28838000">
            <text:p>28838000</text:p>
          </table:table-cell>
          <table:table-cell office:value-type="float" office:value="28019000">
            <text:p>28019000</text:p>
          </table:table-cell>
          <table:table-cell office:value-type="float" office:value="28968000">
            <text:p>28968000</text:p>
          </table:table-cell>
          <table:table-cell office:value-type="float" office:value="27878000">
            <text:p>27878000</text:p>
          </table:table-cell>
          <table:table-cell office:value-type="float" office:value="28070000">
            <text:p>28070000</text:p>
          </table:table-cell>
          <table:table-cell office:value-type="float" office:value="28920000">
            <text:p>28920000</text:p>
          </table:table-cell>
          <table:table-cell office:value-type="float" office:value="28907000">
            <text:p>28907000</text:p>
          </table:table-cell>
          <table:table-cell office:value-type="float" office:value="28778000">
            <text:p>28778000</text:p>
          </table:table-cell>
          <table:table-cell office:value-type="float" office:value="27964000">
            <text:p>27964000</text:p>
          </table:table-cell>
          <table:table-cell office:value-type="float" office:value="28141000">
            <text:p>28141000</text:p>
          </table:table-cell>
          <table:table-cell office:value-type="float" office:value="32556000">
            <text:p>32556000</text:p>
          </table:table-cell>
          <table:table-cell office:value-type="float" office:value="29159000">
            <text:p>29159000</text:p>
          </table:table-cell>
          <table:table-cell office:value-type="float" office:value="28932000">
            <text:p>28932000</text:p>
          </table:table-cell>
          <table:table-cell office:value-type="float" office:value="28855000">
            <text:p>28855000</text:p>
          </table:table-cell>
          <table:table-cell office:value-type="float" office:value="28139000">
            <text:p>28139000</text:p>
          </table:table-cell>
          <table:table-cell office:value-type="float" office:value="28164000">
            <text:p>28164000</text:p>
          </table:table-cell>
          <table:table-cell office:value-type="float" office:value="27842000">
            <text:p>27842000</text:p>
          </table:table-cell>
          <table:table-cell office:value-type="float" office:value="29861000">
            <text:p>29861000</text:p>
          </table:table-cell>
          <table:table-cell office:value-type="float" office:value="27887000">
            <text:p>27887000</text:p>
          </table:table-cell>
          <table:table-cell office:value-type="float" office:value="28529000">
            <text:p>28529000</text:p>
          </table:table-cell>
          <table:table-cell office:value-type="float" office:value="28169000">
            <text:p>28169000</text:p>
          </table:table-cell>
          <table:table-cell office:value-type="float" office:value="28843000">
            <text:p>28843000</text:p>
          </table:table-cell>
          <table:table-cell office:value-type="float" office:value="28021000">
            <text:p>28021000</text:p>
          </table:table-cell>
          <table:table-cell office:value-type="float" office:value="27886000">
            <text:p>27886000</text:p>
          </table:table-cell>
          <table:table-cell office:value-type="float" office:value="28021000">
            <text:p>28021000</text:p>
          </table:table-cell>
          <table:table-cell office:value-type="float" office:value="27874000">
            <text:p>27874000</text:p>
          </table:table-cell>
          <table:table-cell office:value-type="float" office:value="29018000">
            <text:p>29018000</text:p>
          </table:table-cell>
          <table:table-cell office:value-type="float" office:value="27817000">
            <text:p>27817000</text:p>
          </table:table-cell>
          <table:table-cell office:value-type="float" office:value="28331000">
            <text:p>28331000</text:p>
          </table:table-cell>
          <table:table-cell office:value-type="float" office:value="28230000">
            <text:p>28230000</text:p>
          </table:table-cell>
          <table:table-cell office:value-type="float" office:value="30778000">
            <text:p>30778000</text:p>
          </table:table-cell>
          <table:table-cell office:value-type="float" office:value="28124000">
            <text:p>28124000</text:p>
          </table:table-cell>
          <table:table-cell office:value-type="float" office:value="27824000">
            <text:p>27824000</text:p>
          </table:table-cell>
          <table:table-cell office:value-type="float" office:value="27981000">
            <text:p>27981000</text:p>
          </table:table-cell>
          <table:table-cell office:value-type="float" office:value="28412000">
            <text:p>28412000</text:p>
          </table:table-cell>
          <table:table-cell office:value-type="float" office:value="28775000">
            <text:p>28775000</text:p>
          </table:table-cell>
          <table:table-cell office:value-type="float" office:value="27900000">
            <text:p>27900000</text:p>
          </table:table-cell>
          <table:table-cell office:value-type="float" office:value="29081000">
            <text:p>29081000</text:p>
          </table:table-cell>
          <table:table-cell office:value-type="float" office:value="27950000">
            <text:p>27950000</text:p>
          </table:table-cell>
          <table:table-cell office:value-type="float" office:value="28456000">
            <text:p>28456000</text:p>
          </table:table-cell>
          <table:table-cell office:value-type="float" office:value="28432000">
            <text:p>28432000</text:p>
          </table:table-cell>
          <table:table-cell office:value-type="float" office:value="28282000">
            <text:p>28282000</text:p>
          </table:table-cell>
          <table:table-cell office:value-type="float" office:value="28689000">
            <text:p>28689000</text:p>
          </table:table-cell>
          <table:table-cell office:value-type="float" office:value="28828000">
            <text:p>28828000</text:p>
          </table:table-cell>
          <table:table-cell office:value-type="float" office:value="29802000">
            <text:p>29802000</text:p>
          </table:table-cell>
          <table:table-cell office:value-type="float" office:value="31826000">
            <text:p>31826000</text:p>
          </table:table-cell>
          <table:table-cell office:value-type="float" office:value="28621000">
            <text:p>28621000</text:p>
          </table:table-cell>
          <table:table-cell office:value-type="float" office:value="27872000">
            <text:p>27872000</text:p>
          </table:table-cell>
          <table:table-cell office:value-type="float" office:value="28774000">
            <text:p>28774000</text:p>
          </table:table-cell>
          <table:table-cell office:value-type="float" office:value="28831000">
            <text:p>28831000</text:p>
          </table:table-cell>
          <table:table-cell office:value-type="float" office:value="28963000">
            <text:p>28963000</text:p>
          </table:table-cell>
          <table:table-cell office:value-type="float" office:value="28306000">
            <text:p>28306000</text:p>
          </table:table-cell>
          <table:table-cell office:value-type="float" office:value="28967000">
            <text:p>28967000</text:p>
          </table:table-cell>
          <table:table-cell office:value-type="float" office:value="28505000">
            <text:p>28505000</text:p>
          </table:table-cell>
          <table:table-cell office:value-type="float" office:value="32687000">
            <text:p>32687000</text:p>
          </table:table-cell>
          <table:table-cell office:value-type="float" office:value="29162000">
            <text:p>29162000</text:p>
          </table:table-cell>
          <table:table-cell office:value-type="float" office:value="28027000">
            <text:p>28027000</text:p>
          </table:table-cell>
          <table:table-cell office:value-type="float" office:value="28193000">
            <text:p>28193000</text:p>
          </table:table-cell>
          <table:table-cell office:value-type="float" office:value="28851000">
            <text:p>28851000</text:p>
          </table:table-cell>
          <table:table-cell office:value-type="float" office:value="28339000">
            <text:p>28339000</text:p>
          </table:table-cell>
          <table:table-cell office:value-type="float" office:value="31511000">
            <text:p>31511000</text:p>
          </table:table-cell>
          <table:table-cell office:value-type="float" office:value="28834000">
            <text:p>28834000</text:p>
          </table:table-cell>
          <table:table-cell office:value-type="float" office:value="28813000">
            <text:p>28813000</text:p>
          </table:table-cell>
          <table:table-cell office:value-type="float" office:value="28126000">
            <text:p>28126000</text:p>
          </table:table-cell>
          <table:table-cell office:value-type="float" office:value="31891000">
            <text:p>31891000</text:p>
          </table:table-cell>
          <table:table-cell office:value-type="float" office:value="31265000">
            <text:p>31265000</text:p>
          </table:table-cell>
          <table:table-cell office:value-type="float" office:value="28931000">
            <text:p>28931000</text:p>
          </table:table-cell>
          <table:table-cell office:value-type="float" office:value="28736000">
            <text:p>28736000</text:p>
          </table:table-cell>
          <table:table-cell office:value-type="float" office:value="30573000">
            <text:p>30573000</text:p>
          </table:table-cell>
          <table:table-cell office:value-type="float" office:value="28552000">
            <text:p>28552000</text:p>
          </table:table-cell>
          <table:table-cell office:value-type="float" office:value="28551000">
            <text:p>28551000</text:p>
          </table:table-cell>
          <table:table-cell office:value-type="float" office:value="28003000">
            <text:p>28003000</text:p>
          </table:table-cell>
          <table:table-cell office:value-type="float" office:value="28786000">
            <text:p>28786000</text:p>
          </table:table-cell>
          <table:table-cell office:value-type="float" office:value="28968000">
            <text:p>28968000</text:p>
          </table:table-cell>
          <table:table-cell office:value-type="float" office:value="30783000">
            <text:p>30783000</text:p>
          </table:table-cell>
          <table:table-cell office:value-type="float" office:value="32807000">
            <text:p>32807000</text:p>
          </table:table-cell>
          <table:table-cell office:value-type="float" office:value="28042000">
            <text:p>28042000</text:p>
          </table:table-cell>
          <table:table-cell office:value-type="float" office:value="28411000">
            <text:p>28411000</text:p>
          </table:table-cell>
          <table:table-cell office:value-type="float" office:value="31426000">
            <text:p>31426000</text:p>
          </table:table-cell>
          <table:table-cell office:value-type="float" office:value="28845000">
            <text:p>28845000</text:p>
          </table:table-cell>
          <table:table-cell office:value-type="float" office:value="28904000">
            <text:p>28904000</text:p>
          </table:table-cell>
          <table:table-cell office:value-type="float" office:value="29800000">
            <text:p>29800000</text:p>
          </table:table-cell>
          <table:table-cell office:value-type="float" office:value="29099000">
            <text:p>29099000</text:p>
          </table:table-cell>
          <table:table-cell office:value-type="float" office:value="28120000">
            <text:p>28120000</text:p>
          </table:table-cell>
          <table:table-cell office:value-type="float" office:value="28935000">
            <text:p>28935000</text:p>
          </table:table-cell>
          <table:table-cell office:value-type="float" office:value="28847000">
            <text:p>28847000</text:p>
          </table:table-cell>
          <table:table-cell table:number-columns-repeated="2"/>
          <table:table-cell office:value-type="float" office:value="112">
            <text:p>112</text:p>
          </table:table-cell>
          <table:table-cell table:formula="of:=AVERAGE([.A88:.CV88])" office:value-type="float" office:value="28912240">
            <text:p>28912240</text:p>
          </table:table-cell>
        </table:table-row>
        <table:table-row table:style-name="ro1">
          <table:table-cell office:value-type="float" office:value="29702000">
            <text:p>29702000</text:p>
          </table:table-cell>
          <table:table-cell office:value-type="float" office:value="29165000">
            <text:p>29165000</text:p>
          </table:table-cell>
          <table:table-cell office:value-type="float" office:value="29230000">
            <text:p>29230000</text:p>
          </table:table-cell>
          <table:table-cell office:value-type="float" office:value="31673000">
            <text:p>31673000</text:p>
          </table:table-cell>
          <table:table-cell office:value-type="float" office:value="28763000">
            <text:p>28763000</text:p>
          </table:table-cell>
          <table:table-cell office:value-type="float" office:value="29088000">
            <text:p>29088000</text:p>
          </table:table-cell>
          <table:table-cell office:value-type="float" office:value="29321000">
            <text:p>29321000</text:p>
          </table:table-cell>
          <table:table-cell office:value-type="float" office:value="29173000">
            <text:p>29173000</text:p>
          </table:table-cell>
          <table:table-cell office:value-type="float" office:value="29139000">
            <text:p>29139000</text:p>
          </table:table-cell>
          <table:table-cell office:value-type="float" office:value="28777000">
            <text:p>28777000</text:p>
          </table:table-cell>
          <table:table-cell office:value-type="float" office:value="29004000">
            <text:p>29004000</text:p>
          </table:table-cell>
          <table:table-cell office:value-type="float" office:value="29373000">
            <text:p>29373000</text:p>
          </table:table-cell>
          <table:table-cell office:value-type="float" office:value="29522000">
            <text:p>29522000</text:p>
          </table:table-cell>
          <table:table-cell office:value-type="float" office:value="29054000">
            <text:p>29054000</text:p>
          </table:table-cell>
          <table:table-cell office:value-type="float" office:value="29180000">
            <text:p>29180000</text:p>
          </table:table-cell>
          <table:table-cell office:value-type="float" office:value="29146000">
            <text:p>29146000</text:p>
          </table:table-cell>
          <table:table-cell office:value-type="float" office:value="32175000">
            <text:p>32175000</text:p>
          </table:table-cell>
          <table:table-cell office:value-type="float" office:value="28859000">
            <text:p>28859000</text:p>
          </table:table-cell>
          <table:table-cell office:value-type="float" office:value="32284000">
            <text:p>32284000</text:p>
          </table:table-cell>
          <table:table-cell office:value-type="float" office:value="28973000">
            <text:p>28973000</text:p>
          </table:table-cell>
          <table:table-cell office:value-type="float" office:value="28702000">
            <text:p>28702000</text:p>
          </table:table-cell>
          <table:table-cell office:value-type="float" office:value="30839000">
            <text:p>30839000</text:p>
          </table:table-cell>
          <table:table-cell office:value-type="float" office:value="29269000">
            <text:p>29269000</text:p>
          </table:table-cell>
          <table:table-cell office:value-type="float" office:value="28968000">
            <text:p>28968000</text:p>
          </table:table-cell>
          <table:table-cell office:value-type="float" office:value="29005000">
            <text:p>29005000</text:p>
          </table:table-cell>
          <table:table-cell office:value-type="float" office:value="28995000">
            <text:p>28995000</text:p>
          </table:table-cell>
          <table:table-cell office:value-type="float" office:value="29457000">
            <text:p>29457000</text:p>
          </table:table-cell>
          <table:table-cell office:value-type="float" office:value="29249000">
            <text:p>29249000</text:p>
          </table:table-cell>
          <table:table-cell office:value-type="float" office:value="33160000">
            <text:p>33160000</text:p>
          </table:table-cell>
          <table:table-cell office:value-type="float" office:value="29263000">
            <text:p>29263000</text:p>
          </table:table-cell>
          <table:table-cell office:value-type="float" office:value="28901000">
            <text:p>28901000</text:p>
          </table:table-cell>
          <table:table-cell office:value-type="float" office:value="28708000">
            <text:p>28708000</text:p>
          </table:table-cell>
          <table:table-cell office:value-type="float" office:value="28955000">
            <text:p>28955000</text:p>
          </table:table-cell>
          <table:table-cell office:value-type="float" office:value="28956000">
            <text:p>28956000</text:p>
          </table:table-cell>
          <table:table-cell office:value-type="float" office:value="29233000">
            <text:p>29233000</text:p>
          </table:table-cell>
          <table:table-cell office:value-type="float" office:value="28915000">
            <text:p>28915000</text:p>
          </table:table-cell>
          <table:table-cell office:value-type="float" office:value="29231000">
            <text:p>29231000</text:p>
          </table:table-cell>
          <table:table-cell office:value-type="float" office:value="32875000">
            <text:p>32875000</text:p>
          </table:table-cell>
          <table:table-cell office:value-type="float" office:value="29090000">
            <text:p>29090000</text:p>
          </table:table-cell>
          <table:table-cell office:value-type="float" office:value="29335000">
            <text:p>29335000</text:p>
          </table:table-cell>
          <table:table-cell office:value-type="float" office:value="29036000">
            <text:p>29036000</text:p>
          </table:table-cell>
          <table:table-cell office:value-type="float" office:value="28933000">
            <text:p>28933000</text:p>
          </table:table-cell>
          <table:table-cell office:value-type="float" office:value="31098000">
            <text:p>31098000</text:p>
          </table:table-cell>
          <table:table-cell office:value-type="float" office:value="29226000">
            <text:p>29226000</text:p>
          </table:table-cell>
          <table:table-cell office:value-type="float" office:value="28676000">
            <text:p>28676000</text:p>
          </table:table-cell>
          <table:table-cell office:value-type="float" office:value="30996000">
            <text:p>30996000</text:p>
          </table:table-cell>
          <table:table-cell office:value-type="float" office:value="29293000">
            <text:p>29293000</text:p>
          </table:table-cell>
          <table:table-cell office:value-type="float" office:value="29288000">
            <text:p>29288000</text:p>
          </table:table-cell>
          <table:table-cell office:value-type="float" office:value="28669000">
            <text:p>28669000</text:p>
          </table:table-cell>
          <table:table-cell office:value-type="float" office:value="28854000">
            <text:p>28854000</text:p>
          </table:table-cell>
          <table:table-cell office:value-type="float" office:value="28958000">
            <text:p>28958000</text:p>
          </table:table-cell>
          <table:table-cell office:value-type="float" office:value="31769000">
            <text:p>31769000</text:p>
          </table:table-cell>
          <table:table-cell office:value-type="float" office:value="28918000">
            <text:p>28918000</text:p>
          </table:table-cell>
          <table:table-cell office:value-type="float" office:value="29084000">
            <text:p>29084000</text:p>
          </table:table-cell>
          <table:table-cell office:value-type="float" office:value="29299000">
            <text:p>29299000</text:p>
          </table:table-cell>
          <table:table-cell office:value-type="float" office:value="28697000">
            <text:p>28697000</text:p>
          </table:table-cell>
          <table:table-cell office:value-type="float" office:value="29201000">
            <text:p>29201000</text:p>
          </table:table-cell>
          <table:table-cell office:value-type="float" office:value="28980000">
            <text:p>28980000</text:p>
          </table:table-cell>
          <table:table-cell office:value-type="float" office:value="29156000">
            <text:p>29156000</text:p>
          </table:table-cell>
          <table:table-cell office:value-type="float" office:value="29108000">
            <text:p>29108000</text:p>
          </table:table-cell>
          <table:table-cell office:value-type="float" office:value="29484000">
            <text:p>29484000</text:p>
          </table:table-cell>
          <table:table-cell office:value-type="float" office:value="29119000">
            <text:p>29119000</text:p>
          </table:table-cell>
          <table:table-cell office:value-type="float" office:value="29082000">
            <text:p>29082000</text:p>
          </table:table-cell>
          <table:table-cell office:value-type="float" office:value="29881000">
            <text:p>29881000</text:p>
          </table:table-cell>
          <table:table-cell office:value-type="float" office:value="28665000">
            <text:p>28665000</text:p>
          </table:table-cell>
          <table:table-cell office:value-type="float" office:value="28833000">
            <text:p>28833000</text:p>
          </table:table-cell>
          <table:table-cell office:value-type="float" office:value="31621000">
            <text:p>31621000</text:p>
          </table:table-cell>
          <table:table-cell office:value-type="float" office:value="29106000">
            <text:p>29106000</text:p>
          </table:table-cell>
          <table:table-cell office:value-type="float" office:value="28963000">
            <text:p>28963000</text:p>
          </table:table-cell>
          <table:table-cell office:value-type="float" office:value="29043000">
            <text:p>29043000</text:p>
          </table:table-cell>
          <table:table-cell office:value-type="float" office:value="28823000">
            <text:p>28823000</text:p>
          </table:table-cell>
          <table:table-cell office:value-type="float" office:value="28657000">
            <text:p>28657000</text:p>
          </table:table-cell>
          <table:table-cell office:value-type="float" office:value="30928000">
            <text:p>30928000</text:p>
          </table:table-cell>
          <table:table-cell office:value-type="float" office:value="29271000">
            <text:p>29271000</text:p>
          </table:table-cell>
          <table:table-cell office:value-type="float" office:value="29202000">
            <text:p>29202000</text:p>
          </table:table-cell>
          <table:table-cell office:value-type="float" office:value="28864000">
            <text:p>28864000</text:p>
          </table:table-cell>
          <table:table-cell office:value-type="float" office:value="29036000">
            <text:p>29036000</text:p>
          </table:table-cell>
          <table:table-cell office:value-type="float" office:value="29009000">
            <text:p>29009000</text:p>
          </table:table-cell>
          <table:table-cell office:value-type="float" office:value="29181000">
            <text:p>29181000</text:p>
          </table:table-cell>
          <table:table-cell office:value-type="float" office:value="30763000">
            <text:p>30763000</text:p>
          </table:table-cell>
          <table:table-cell office:value-type="float" office:value="28928000">
            <text:p>28928000</text:p>
          </table:table-cell>
          <table:table-cell office:value-type="float" office:value="29331000">
            <text:p>29331000</text:p>
          </table:table-cell>
          <table:table-cell office:value-type="float" office:value="28877000">
            <text:p>28877000</text:p>
          </table:table-cell>
          <table:table-cell office:value-type="float" office:value="28841000">
            <text:p>28841000</text:p>
          </table:table-cell>
          <table:table-cell office:value-type="float" office:value="29052000">
            <text:p>29052000</text:p>
          </table:table-cell>
          <table:table-cell office:value-type="float" office:value="29117000">
            <text:p>29117000</text:p>
          </table:table-cell>
          <table:table-cell office:value-type="float" office:value="29109000">
            <text:p>29109000</text:p>
          </table:table-cell>
          <table:table-cell office:value-type="float" office:value="29545000">
            <text:p>29545000</text:p>
          </table:table-cell>
          <table:table-cell office:value-type="float" office:value="28982000">
            <text:p>28982000</text:p>
          </table:table-cell>
          <table:table-cell office:value-type="float" office:value="29372000">
            <text:p>29372000</text:p>
          </table:table-cell>
          <table:table-cell office:value-type="float" office:value="29028000">
            <text:p>29028000</text:p>
          </table:table-cell>
          <table:table-cell office:value-type="float" office:value="28951000">
            <text:p>28951000</text:p>
          </table:table-cell>
          <table:table-cell office:value-type="float" office:value="28695000">
            <text:p>28695000</text:p>
          </table:table-cell>
          <table:table-cell office:value-type="float" office:value="29240000">
            <text:p>29240000</text:p>
          </table:table-cell>
          <table:table-cell office:value-type="float" office:value="29312000">
            <text:p>29312000</text:p>
          </table:table-cell>
          <table:table-cell office:value-type="float" office:value="29456000">
            <text:p>29456000</text:p>
          </table:table-cell>
          <table:table-cell office:value-type="float" office:value="28581000">
            <text:p>28581000</text:p>
          </table:table-cell>
          <table:table-cell office:value-type="float" office:value="30681000">
            <text:p>30681000</text:p>
          </table:table-cell>
          <table:table-cell office:value-type="float" office:value="29505000">
            <text:p>29505000</text:p>
          </table:table-cell>
          <table:table-cell office:value-type="float" office:value="29181000">
            <text:p>29181000</text:p>
          </table:table-cell>
          <table:table-cell table:number-columns-repeated="2"/>
          <table:table-cell office:value-type="float" office:value="113">
            <text:p>113</text:p>
          </table:table-cell>
          <table:table-cell table:formula="of:=AVERAGE([.A89:.CV89])" office:value-type="float" office:value="29412610">
            <text:p>29412610</text:p>
          </table:table-cell>
        </table:table-row>
        <table:table-row table:style-name="ro1">
          <table:table-cell office:value-type="float" office:value="28787000">
            <text:p>28787000</text:p>
          </table:table-cell>
          <table:table-cell office:value-type="float" office:value="29251000">
            <text:p>29251000</text:p>
          </table:table-cell>
          <table:table-cell office:value-type="float" office:value="32199000">
            <text:p>32199000</text:p>
          </table:table-cell>
          <table:table-cell office:value-type="float" office:value="29510000">
            <text:p>29510000</text:p>
          </table:table-cell>
          <table:table-cell office:value-type="float" office:value="29494000">
            <text:p>29494000</text:p>
          </table:table-cell>
          <table:table-cell office:value-type="float" office:value="30117000">
            <text:p>30117000</text:p>
          </table:table-cell>
          <table:table-cell office:value-type="float" office:value="29330000">
            <text:p>29330000</text:p>
          </table:table-cell>
          <table:table-cell office:value-type="float" office:value="34495000">
            <text:p>34495000</text:p>
          </table:table-cell>
          <table:table-cell office:value-type="float" office:value="28571000">
            <text:p>28571000</text:p>
          </table:table-cell>
          <table:table-cell office:value-type="float" office:value="29531000">
            <text:p>29531000</text:p>
          </table:table-cell>
          <table:table-cell office:value-type="float" office:value="29466000">
            <text:p>29466000</text:p>
          </table:table-cell>
          <table:table-cell office:value-type="float" office:value="29294000">
            <text:p>29294000</text:p>
          </table:table-cell>
          <table:table-cell office:value-type="float" office:value="29740000">
            <text:p>29740000</text:p>
          </table:table-cell>
          <table:table-cell office:value-type="float" office:value="28754000">
            <text:p>28754000</text:p>
          </table:table-cell>
          <table:table-cell office:value-type="float" office:value="28650000">
            <text:p>28650000</text:p>
          </table:table-cell>
          <table:table-cell office:value-type="float" office:value="29092000">
            <text:p>29092000</text:p>
          </table:table-cell>
          <table:table-cell office:value-type="float" office:value="29262000">
            <text:p>29262000</text:p>
          </table:table-cell>
          <table:table-cell office:value-type="float" office:value="29185000">
            <text:p>29185000</text:p>
          </table:table-cell>
          <table:table-cell office:value-type="float" office:value="29731000">
            <text:p>29731000</text:p>
          </table:table-cell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19:08:28</dc:date>
    <dc:creator>negri franco</dc:creator>
    <meta:document-statistic meta:table-count="1" meta:cell-count="909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1cm" xlink:href=".." xlink:type="simple" chart:class="chart:line" chart:style-name="ch1">
        <chart:title svg:x="5.338cm" svg:y="0.315cm" chart:style-name="ch2">
          <text:p>Variacion Tiempo Grasp 1</text:p>
        </chart:title>
        <chart:plot-area chart:style-name="ch3" table:cell-range-address="Sheet1.CY1:Sheet1.CZ89" chart:data-source-has-labels="column" svg:x="1.331cm" svg:y="1.631cm" svg:width="14.032cm" svg:height="6.2cm">
          <chartooo:coordinate-region svg:x="3.064cm" svg:y="1.831cm" svg:width="12.156cm" svg:height="4.955cm"/>
          <chart:axis chart:dimension="x" chart:name="primary-x" chart:style-name="ch4" chartooo:axis-type="auto">
            <chartooo:date-scale/>
            <chart:title svg:x="6.94cm" svg:y="8.01cm" chart:style-name="ch5">
              <text:p>Numero De Nodos</text:p>
            </chart:title>
            <chart:categories table:cell-range-address="Sheet1.CY1:Sheet1.CY89"/>
          </chart:axis>
          <chart:axis chart:dimension="y" chart:name="primary-y" chart:style-name="ch4">
            <chart:title svg:x="0.451cm" svg:y="5.331cm" chart:style-name="ch6">
              <text:p>Tiempo</text:p>
            </chart:title>
            <chart:grid chart:style-name="ch7" chart:class="major"/>
          </chart:axis>
          <chart:series chart:style-name="ch8" chart:values-cell-range-address="Sheet1.CZ1:Sheet1.CZ89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Z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Sheet1.CY1:Sheet1.CY89</svg:desc>
                </draw:g>
              </table:table-cell>
              <table:table-cell office:value-type="float" office:value="5797170">
                <text:p>5797170</text:p>
                <draw:g>
                  <svg:desc>Sheet1.CZ1:Sheet1.CZ89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967670">
                <text:p>596767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297960">
                <text:p>629796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271780">
                <text:p>627178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581160">
                <text:p>65811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862440">
                <text:p>686244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296350">
                <text:p>72963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631580">
                <text:p>763158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456310">
                <text:p>845631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405220">
                <text:p>840522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989550">
                <text:p>89895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512920">
                <text:p>951292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9860710">
                <text:p>986071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9962070">
                <text:p>996207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376440">
                <text:p>103764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11230">
                <text:p>1041123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0540770">
                <text:p>1054077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0710390">
                <text:p>1071039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017160">
                <text:p>1101716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573880">
                <text:p>1157388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1800300">
                <text:p>118003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793280">
                <text:p>1179328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2374210">
                <text:p>1237421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524120">
                <text:p>125241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3052920">
                <text:p>130529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45750">
                <text:p>1284575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128100">
                <text:p>1312810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722370">
                <text:p>1272237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760420">
                <text:p>1376042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4012800">
                <text:p>1401280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4480070">
                <text:p>1448007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4324770">
                <text:p>1432477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4860350">
                <text:p>1486035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5085950">
                <text:p>1508595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5263100">
                <text:p>15263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415490">
                <text:p>1541549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989170">
                <text:p>1598917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858320">
                <text:p>1585832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6499140">
                <text:p>1649914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086810">
                <text:p>1608681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7359250">
                <text:p>1735925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7435050">
                <text:p>1743505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6952560">
                <text:p>1695256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7253190">
                <text:p>1725319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7906030">
                <text:p>179060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035030">
                <text:p>1803503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280440">
                <text:p>1828044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147200">
                <text:p>1814720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966930">
                <text:p>1896693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8913960">
                <text:p>1891396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9792750">
                <text:p>1979275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568370">
                <text:p>1956837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272600">
                <text:p>2027260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879610">
                <text:p>1987961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364610">
                <text:p>203646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420390">
                <text:p>1942039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422710">
                <text:p>2042271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752870">
                <text:p>2075287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0916600">
                <text:p>2091660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1284130">
                <text:p>2128413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1510150">
                <text:p>2151015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1802700">
                <text:p>2180270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1470420">
                <text:p>214704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1382210">
                <text:p>2138221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2187720">
                <text:p>221877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338440">
                <text:p>2233844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073440">
                <text:p>2307344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2525690">
                <text:p>2252569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435240">
                <text:p>2343524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2906990">
                <text:p>2290699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660150">
                <text:p>2366015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4327610">
                <text:p>2432761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196110">
                <text:p>2419611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816410">
                <text:p>2481641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5064140">
                <text:p>250641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05560">
                <text:p>2510556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5834070">
                <text:p>2583407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972090">
                <text:p>2597209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6358820">
                <text:p>2635882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6726060">
                <text:p>2672606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6811040">
                <text:p>2681104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7126940">
                <text:p>2712694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661560">
                <text:p>2766156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7542070">
                <text:p>2754207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8108040">
                <text:p>2810804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112830">
                <text:p>2811283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8626630">
                <text:p>2862663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8912240">
                <text:p>2891224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9412610">
                <text:p>29412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